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3.59pt"/>
    </style:style>
    <style:style style:name="co2" style:family="table-column">
      <style:table-column-properties fo:break-before="auto" style:column-width="133.34pt"/>
    </style:style>
    <style:style style:name="co3" style:family="table-column">
      <style:table-column-properties fo:break-before="auto" style:column-width="61.09pt"/>
    </style:style>
    <style:style style:name="co4" style:family="table-column">
      <style:table-column-properties fo:break-before="auto" style:column-width="155.54pt"/>
    </style:style>
    <style:style style:name="co5" style:family="table-column">
      <style:table-column-properties fo:break-before="auto" style:column-width="229.89pt"/>
    </style:style>
    <style:style style:name="co6" style:family="table-column">
      <style:table-column-properties fo:break-before="auto" style:column-width="249.99pt"/>
    </style:style>
    <style:style style:name="co7" style:family="table-column">
      <style:table-column-properties fo:break-before="auto" style:column-width="247.24pt"/>
    </style:style>
    <style:style style:name="co8" style:family="table-column">
      <style:table-column-properties fo:break-before="auto" style:column-width="146.55pt"/>
    </style:style>
    <style:style style:name="co9" style:family="table-column">
      <style:table-column-properties fo:break-before="auto" style:column-width="164.61pt"/>
    </style:style>
    <style:style style:name="co10" style:family="table-column">
      <style:table-column-properties fo:break-before="auto" style:column-width="201.4pt"/>
    </style:style>
    <style:style style:name="co11" style:family="table-column">
      <style:table-column-properties fo:break-before="auto" style:column-width="288.91pt"/>
    </style:style>
    <style:style style:name="co12" style:family="table-column">
      <style:table-column-properties fo:break-before="auto" style:column-width="235.45pt"/>
    </style:style>
    <style:style style:name="co13" style:family="table-column">
      <style:table-column-properties fo:break-before="auto" style:column-width="125.01pt"/>
    </style:style>
    <style:style style:name="co14" style:family="table-column">
      <style:table-column-properties fo:break-before="auto" style:column-width="86.85pt"/>
    </style:style>
    <style:style style:name="co15" style:family="table-column">
      <style:table-column-properties fo:break-before="auto" style:column-width="284.06pt"/>
    </style:style>
    <style:style style:name="co16" style:family="table-column">
      <style:table-column-properties fo:break-before="auto" style:column-width="326.41pt"/>
    </style:style>
    <style:style style:name="co17" style:family="table-column">
      <style:table-column-properties fo:break-before="auto" style:column-width="70.16pt"/>
    </style:style>
    <style:style style:name="co18" style:family="table-column">
      <style:table-column-properties fo:break-before="auto" style:column-width="50.71pt"/>
    </style:style>
    <style:style style:name="co19" style:family="table-column">
      <style:table-column-properties fo:break-before="auto" style:column-width="85.44pt"/>
    </style:style>
    <style:style style:name="co20" style:family="table-column">
      <style:table-column-properties fo:break-before="auto" style:column-width="68.06pt"/>
    </style:style>
    <style:style style:name="co21" style:family="table-column">
      <style:table-column-properties fo:break-before="auto" style:column-width="61.8pt"/>
    </style:style>
    <style:style style:name="co22" style:family="table-column">
      <style:table-column-properties fo:break-before="auto" style:column-width="47.96pt"/>
    </style:style>
    <style:style style:name="co23" style:family="table-column">
      <style:table-column-properties fo:break-before="auto" style:column-width="36.11pt"/>
    </style:style>
    <style:style style:name="co24" style:family="table-column">
      <style:table-column-properties fo:break-before="auto" style:column-width="63.21pt"/>
    </style:style>
    <style:style style:name="co25" style:family="table-column">
      <style:table-column-properties fo:break-before="auto" style:column-width="54.14pt"/>
    </style:style>
    <style:style style:name="co26" style:family="table-column">
      <style:table-column-properties fo:break-before="auto" style:column-width="67.41pt"/>
    </style:style>
    <style:style style:name="co27" style:family="table-column">
      <style:table-column-properties fo:break-before="auto" style:column-width="75.71pt"/>
    </style:style>
    <style:style style:name="co28" style:family="table-column">
      <style:table-column-properties fo:break-before="auto" style:column-width="274.99pt"/>
    </style:style>
    <style:style style:name="co29" style:family="table-column">
      <style:table-column-properties fo:break-before="auto" style:column-width="106.24pt"/>
    </style:style>
    <style:style style:name="co30" style:family="table-column">
      <style:table-column-properties fo:break-before="auto" style:column-width="165.29pt"/>
    </style:style>
    <style:style style:name="co31" style:family="table-column">
      <style:table-column-properties fo:break-before="auto" style:column-width="104.1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VerbConjugationRules">
      <style:table-properties table:display="true" style:writing-mode="lr-tb"/>
    </style:style>
    <style:style style:name="ta2" style:family="table" style:master-page-name="PageStyle_5f_KnownVerbs">
      <style:table-properties table:display="true" style:writing-mode="lr-tb"/>
    </style:style>
    <style:style style:name="ta3" style:family="table" style:master-page-name="PageStyle_5f_Notes">
      <style:table-properties table:display="true" style:writing-mode="lr-tb"/>
    </style:style>
    <style:style style:name="ce1"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4" style:family="table-cell" style:parent-style-name="Default">
      <style:table-cell-properties style:rotation-align="none"/>
      <style:text-properties style:use-window-font-color="true"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5"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9c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ackground-color="#9fc5e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125">
      <style:table-cell-properties fo:background-color="#ffff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2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25">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LEN(TRIM([.F1]))&gt;0)" style:apply-style-name="ConditionalStyle_5f_2" style:base-cell-address="KnownVerbs.F1"/>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1]))&gt;0)" style:apply-style-name="ConditionalStyle_5f_2" style:base-cell-address="KnownVerbs.F1"/>
    </style:style>
    <style:style style:name="ce26" style:family="table-cell" style:parent-style-name="Default">
      <style:map style:condition="is-true-formula(LEN(TRIM([.F1]))&gt;0)" style:apply-style-name="ConditionalStyle_5f_2" style:base-cell-address="KnownVerbs.F1"/>
    </style:style>
    <style:style style:name="ce27"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1]))&gt;0)" style:apply-style-name="ConditionalStyle_5f_2" style:base-cell-address="KnownVerbs.F1"/>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F1]))&gt;0)" style:apply-style-name="ConditionalStyle_5f_2" style:base-cell-address="KnownVerbs.F1"/>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G2]))&gt;0)" style:apply-style-name="ConditionalStyle_5f_1" style:base-cell-address="KnownVerbs.G2"/>
    </style:style>
    <style:style style:name="ce30" style:family="table-cell" style:parent-style-name="Default">
      <style:map style:condition="is-true-formula(LEN(TRIM([.G2]))&gt;0)" style:apply-style-name="ConditionalStyle_5f_1" style:base-cell-address="KnownVerbs.G2"/>
    </style:style>
    <style:style style:name="ce31"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G2]))&gt;0)" style:apply-style-name="ConditionalStyle_5f_1" style:base-cell-address="KnownVerbs.G2"/>
    </style:style>
    <style:style style:name="ce32"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G2]))&gt;0)" style:apply-style-name="ConditionalStyle_5f_1" style:base-cell-address="KnownVerbs.G2"/>
    </style:style>
    <style:style style:name="ce33" style:family="table-cell" style:parent-style-name="Default">
      <style:table-cell-properties fo:background-color="#fce8b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G2]))&gt;0)" style:apply-style-name="ConditionalStyle_5f_1" style:base-cell-address="KnownVerbs.G2"/>
    </style:style>
    <style:style style:name="ce3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ff99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ffff00"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0000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1"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ackground-color="#a4c2f4"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93c4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ackground-color="#a4c2f4"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fo:background-color="#93c47d"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ackground-color="#ffff00"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fo:background-color="#0000ff" style:rotation-align="none"/>
      <style:text-properties fo:color="#ffffff"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3" style:family="text">
      <style:text-properties style:font-style-complex="normal" fo:text-shadow="none" style:use-window-font-color="true" fo:font-size="11pt" fo:font-weight="normal" style:text-underline-style="none" style:text-underline-color="font-color" style:text-line-through-type="none" fo:font-style="normal" style:text-position="0% 100%" style:font-size-asian="11pt" style:font-size-complex="11pt" style:font-weight-asian="normal" style:font-weight-complex="normal" style:font-style-asian="normal" style:font-name="Cambria" style:text-outline="false"/>
    </style:style>
    <style:style style:name="T4" style:family="text">
      <style:text-properties style:font-style-complex="normal" fo:text-shadow="none" style:use-window-font-color="true" fo:font-size="11pt" style:text-underline-style="none" style:text-underline-color="font-color" style:text-line-through-type="none" fo:font-style="normal" style:text-position="0% 100%" style:font-size-asian="11pt" style:font-size-complex="11pt" style:font-style-asian="normal" style:font-name="Cambria" style:text-outline="false" fo:font-weight="bold" style:font-weight-complex="bold" style:font-weight-asian="bold"/>
    </style:style>
    <style:style style:name="T5" style:family="text">
      <style:text-properties style:font-style-complex="normal" fo:text-shadow="none" style:use-window-font-color="true" fo:font-size="11pt" style:text-underline-style="none" style:text-underline-color="font-color" style:text-line-through-type="none" fo:font-style="normal" style:text-position="0% 100%" style:font-size-asian="11pt" style:font-size-complex="11pt" style:font-style-asian="normal" style:font-name="Cambria" style:text-outline="false" fo:font-weight="normal" style:font-weight-complex="normal" style:font-weight-asian="normal"/>
    </style:style>
    <style:style style:name="T6" style:family="text">
      <style:text-properties style:font-style-complex="normal" fo:text-shadow="none" style:use-window-font-color="true" fo:font-size="11pt" style:text-underline-style="none" style:text-underline-color="font-color" style:text-line-through-type="none" fo:font-style="normal" style:text-position="0% 100%" style:font-size-asian="11pt" style:font-size-complex="11pt" style:font-style-asian="normal" style:font-name="Cambria" style:text-outline="false" fo:font-weight="bold" style:font-weight-asian="bold" style:font-weight-complex="bold"/>
    </style:style>
    <style:style style:name="T7" style:family="text">
      <style:text-properties style:font-style-complex="normal" fo:text-shadow="none" style:use-window-font-color="true" fo:font-size="11pt" style:text-underline-style="none" style:text-underline-color="font-color" style:text-line-through-type="none" fo:font-style="normal" style:text-position="0% 100%" style:font-size-asian="11pt" style:font-size-complex="11pt" style:font-style-asian="normal" style:font-name="Cambria" style:text-outline="false" fo:font-weight="normal" style:font-weight-asian="normal" style:font-weight-complex="normal"/>
    </style:style>
    <style:style style:name="T8" style:family="text">
      <style:text-properties style:font-name="Cambria"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use-window-font-color="true"/>
    </style:style>
    <style:style style:name="T9" style:family="text">
      <style:text-properties style:font-name="Cambria"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style:use-window-font-color="true" fo:font-weight="bold" style:font-weight-asian="bold" style:font-weight-complex="bold"/>
    </style:style>
    <style:style style:name="T10" style:family="text">
      <style:text-properties style:font-name="Cambria"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style:use-window-font-color="true" fo:font-weight="normal" style:font-weight-asian="normal" style:font-weight-complex="normal"/>
    </style:style>
    <style:style style:name="T11" style:family="text">
      <style:text-properties style:use-window-font-color="true" style:font-name="Cambria"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12" style:family="text">
      <style:text-properties style:font-style-complex="normal" fo:text-shadow="none" style:use-window-font-color="true" fo:font-size="11pt" style:text-underline-style="none" style:text-underline-color="font-color" style:text-line-through-type="none" fo:font-style="normal" style:text-position="0% 100%" style:font-size-asian="11pt" style:font-size-complex="11pt" style:font-style-asian="normal" style:font-name="Cambria" style:text-outline="false" style:font-weight-asian="bold" style:font-weight-complex="bold" fo:font-weight="bold"/>
    </style:style>
    <style:style style:name="T13" style:family="text">
      <style:text-properties style:text-position="0% 100%" style:font-style-complex="normal" style:font-weight-asian="normal" fo:font-style="normal" style:text-line-through-type="none" fo:font-size="11pt" fo:font-weight="normal" fo:text-shadow="none" style:font-name="Cambria" style:use-window-font-color="true" style:font-weight-complex="normal" style:font-style-asian="normal" style:text-outline="false" style:font-size-asian="11pt" style:font-size-complex="11pt" style:text-underline-style="none" style:text-underline-color="font-color"/>
    </style:style>
    <style:style style:name="T14" style:family="text">
      <style:text-properties style:text-position="0% 100%" style:font-style-complex="normal" fo:font-style="normal" style:text-line-through-type="none" fo:font-size="11pt" fo:text-shadow="none" style:font-name="Cambria" style:use-window-font-color="true" style:font-style-asian="normal" style:text-outline="false" style:font-size-asian="11pt" style:font-size-complex="11pt" style:text-underline-style="none" style:text-underline-color="font-color" style:font-weight-asian="bold" fo:font-weight="bold" style:font-weight-complex="bold"/>
    </style:style>
    <style:style style:name="T15" style:family="text">
      <style:text-properties style:text-position="0% 100%" style:font-style-complex="normal" fo:font-style="normal" style:text-line-through-type="none" fo:font-size="11pt" fo:text-shadow="none" style:font-name="Cambria" style:use-window-font-color="true" style:font-style-asian="normal" style:text-outline="false" style:font-size-asian="11pt" style:font-size-complex="11pt" style:text-underline-style="none" style:text-underline-color="font-color" style:font-weight-asian="normal" fo:font-weight="normal" style:font-weight-complex="normal"/>
    </style:style>
    <style:style style:name="T16" style:family="text">
      <style:text-properties style:text-position="0% 100%" style:font-style-complex="normal" fo:font-style="normal" style:text-line-through-type="none" fo:font-size="11pt" fo:text-shadow="none" style:font-name="Cambria" style:use-window-font-color="true" style:font-style-asian="normal" style:text-outline="false" style:font-size-asian="11pt" style:font-size-complex="11pt" style:text-underline-style="none" style:text-underline-color="font-color" style:font-weight-complex="bold" fo:font-weight="bold" style:font-weight-asian="bold"/>
    </style:style>
    <style:style style:name="T17" style:family="text">
      <style:text-properties style:text-position="0% 100%" style:font-style-complex="normal" fo:font-style="normal" style:text-line-through-type="none" fo:font-size="11pt" fo:text-shadow="none" style:font-name="Cambria" style:use-window-font-color="true" style:font-style-asian="normal" style:text-outline="false" style:font-size-asian="11pt" style:font-size-complex="11pt" style:text-underline-style="none" style:text-underline-color="font-color" style:font-weight-asian="normal" style:font-weight-complex="normal" fo:font-weight="normal"/>
    </style:style>
    <style:style style:name="T18" style:family="text">
      <style:text-properties style:text-position="0% 100%" style:font-style-complex="normal" fo:font-style="normal" style:text-line-through-type="none" fo:font-size="11pt" fo:text-shadow="none" style:font-name="Cambria" style:use-window-font-color="true" style:font-style-asian="normal" style:text-outline="false" style:font-size-asian="11pt" style:font-size-complex="11pt" style:text-underline-style="none" style:text-underline-color="font-color" style:font-weight-complex="bold" style:font-weight-asian="bold" fo:font-weight="bold"/>
    </style:style>
    <style:style style:name="T19" style:family="text">
      <style:text-properties style:text-position="0% 100%" style:font-style-complex="normal" fo:font-style="normal" style:text-line-through-type="none" fo:font-size="11pt" fo:text-shadow="none" style:font-name="Cambria" style:use-window-font-color="true" style:font-style-asian="normal" style:text-outline="false" style:font-size-asian="11pt" style:font-size-complex="11pt" style:text-underline-style="none" style:text-underline-color="font-color" fo:font-weight="normal" style:font-weight-asian="normal" style:font-weight-complex="normal"/>
    </style:style>
    <style:style style:name="T20" style:family="text">
      <style:text-properties style:text-position="0% 100%" style:font-style-complex="normal" fo:font-style="normal" style:text-line-through-type="none" fo:font-size="11pt" fo:text-shadow="none" style:font-name="Cambria" style:use-window-font-color="true" style:font-style-asian="normal" style:text-outline="false" style:font-size-asian="11pt" style:font-size-complex="11pt" style:text-underline-style="none" style:text-underline-color="font-color"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erbConjugationRules"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7" table:default-cell-style-name="Default"/>
        <table:table-row table:style-name="ro1">
          <table:table-cell table:style-name="ce1" office:value-type="string" calcext:value-type="string">
            <text:p>VerboInfinitivo</text:p>
          </table:table-cell>
          <table:table-cell table:style-name="ce1" office:value-type="string" calcext:value-type="string">
            <text:p>PersonalInfinitive</text:p>
          </table:table-cell>
          <table:table-cell table:style-name="ce1" office:value-type="string" calcext:value-type="string">
            <text:p>PresentParticiple</text:p>
          </table:table-cell>
          <table:table-cell table:style-name="ce1" office:value-type="string" calcext:value-type="string">
            <text:p>PastParticiple</text:p>
          </table:table-cell>
          <table:table-cell table:style-name="ce1" office:value-type="string" calcext:value-type="string">
            <text:p>PresentIndicative</text:p>
          </table:table-cell>
          <table:table-cell table:style-name="ce1" office:value-type="string" calcext:value-type="string">
            <text:p>PreteritIndicative</text:p>
          </table:table-cell>
          <table:table-cell table:style-name="ce1" office:value-type="string" calcext:value-type="string">
            <text:p>ImperfectIndicative</text:p>
          </table:table-cell>
          <table:table-cell table:style-name="ce1" office:value-type="string" calcext:value-type="string">
            <text:p>PluperfectIndicative</text:p>
          </table:table-cell>
          <table:table-cell table:style-name="ce1" office:value-type="string" calcext:value-type="string">
            <text:p>FutureIndicative</text:p>
          </table:table-cell>
          <table:table-cell table:style-name="ce1" office:value-type="string" calcext:value-type="string">
            <text:p>Conditional</text:p>
          </table:table-cell>
          <table:table-cell table:style-name="ce1" office:value-type="string" calcext:value-type="string">
            <text:p>PresentSubjunctive</text:p>
          </table:table-cell>
          <table:table-cell table:style-name="ce1" office:value-type="string" calcext:value-type="string">
            <text:p>ImperfectSubjunctive</text:p>
          </table:table-cell>
          <table:table-cell table:style-name="ce1" office:value-type="string" calcext:value-type="string">
            <text:p>FutureSubjunctive</text:p>
          </table:table-cell>
          <table:table-cell table:style-name="ce3" office:value-type="string" calcext:value-type="string">
            <text:p>SORT COL</text:p>
          </table:table-cell>
          <table:table-cell table:style-name="ce5" office:value-type="string" calcext:value-type="string">
            <text:p>InheritedRuleVInf</text:p>
          </table:table-cell>
          <table:table-cell table:style-name="ce6" office:value-type="string" calcext:value-type="string">
            <text:p>UserNotes</text:p>
          </table:table-cell>
          <table:table-cell table:style-name="ce1" office:value-type="string" calcext:value-type="string">
            <text:p>DevNotes</text:p>
          </table:table-cell>
          <table:table-cell table:style-name="ce10" table:number-columns-repeated="8"/>
          <table:table-cell table:number-columns-repeated="999"/>
        </table:table-row>
        <table:table-row table:style-name="ro1">
          <table:table-cell table:style-name="ce2" office:value-type="string" calcext:value-type="string">
            <text:p>ar</text:p>
          </table:table-cell>
          <table:table-cell table:style-name="ce2" office:value-type="string" calcext:value-type="string">
            <text:p>ar,ares,ar,armos,ardes,arem</text:p>
          </table:table-cell>
          <table:table-cell table:style-name="ce2" office:value-type="string" calcext:value-type="string">
            <text:p>ando</text:p>
          </table:table-cell>
          <table:table-cell table:style-name="ce2" office:value-type="string" calcext:value-type="string">
            <text:p>ado</text:p>
          </table:table-cell>
          <table:table-cell table:style-name="ce2" office:value-type="string" calcext:value-type="string">
            <text:p>o,as,a,amos,ais,am</text:p>
          </table:table-cell>
          <table:table-cell table:style-name="ce2" office:value-type="string" calcext:value-type="string">
            <text:p>ei,aste,ou,ámos,astes,aram</text:p>
          </table:table-cell>
          <table:table-cell table:style-name="ce2" office:value-type="string" calcext:value-type="string">
            <text:p>ava,avas,ava,ávamos,áveis,avam</text:p>
          </table:table-cell>
          <table:table-cell table:style-name="ce2" office:value-type="string" calcext:value-type="string">
            <text:p>ara,aras,ara,áramos,áreis,aram</text:p>
          </table:table-cell>
          <table:table-cell table:style-name="ce2" office:value-type="string" calcext:value-type="string">
            <text:p>arei,arás,ará,aremos,areis,arão</text:p>
          </table:table-cell>
          <table:table-cell table:style-name="ce2" office:value-type="string" calcext:value-type="string">
            <text:p>aria,arias,aria,aríamos,aríeis,ariam</text:p>
          </table:table-cell>
          <table:table-cell table:style-name="ce2" office:value-type="string" calcext:value-type="string">
            <text:p>e,es,e,emos,eis,em</text:p>
          </table:table-cell>
          <table:table-cell table:style-name="ce2" office:value-type="string" calcext:value-type="string">
            <text:p>asse,asses,asse,ássemos,ásseis,assem</text:p>
          </table:table-cell>
          <table:table-cell table:style-name="ce2" office:value-type="string" calcext:value-type="string">
            <text:p>ar,ares,ar,armos,ardes,arem</text:p>
          </table:table-cell>
          <table:table-cell table:style-name="ce4" table:formula="of:=IF(LEFT([.A2];1) = &quot;.&quot;; LEFT(concat([.A2];&quot;~~~~~~~~~~~~~~~~~~&quot;);20) ;RIGHT(concat(&quot;!!!!!!!!!!!!!!!!!!&quot;; [.A2]);20))" office:value-type="string" office:string-value="" calcext:value-type="error">
            <text:p>#NAME?</text:p>
          </table:table-cell>
          <table:table-cell table:style-name="ce2"/>
          <table:table-cell table:style-name="ce7"/>
          <table:table-cell table:style-name="ce2" office:value-type="string" calcext:value-type="string">
            <text:p>BR: amos PreteritIndicative</text:p>
          </table:table-cell>
          <table:table-cell table:number-columns-repeated="1007"/>
        </table:table-row>
        <table:table-row table:style-name="ro1">
          <table:table-cell table:style-name="ce2" office:value-type="string" calcext:value-type="string">
            <text:p>er</text:p>
          </table:table-cell>
          <table:table-cell table:style-name="ce2" office:value-type="string" calcext:value-type="string">
            <text:p>er,eres,er,ermos,erdes,erem</text:p>
          </table:table-cell>
          <table:table-cell table:style-name="ce2" office:value-type="string" calcext:value-type="string">
            <text:p>endo</text:p>
          </table:table-cell>
          <table:table-cell table:style-name="ce2" office:value-type="string" calcext:value-type="string">
            <text:p>ido</text:p>
          </table:table-cell>
          <table:table-cell table:style-name="ce2" office:value-type="string" calcext:value-type="string">
            <text:p>o,es,e,emos,eis,em</text:p>
          </table:table-cell>
          <table:table-cell table:style-name="ce2" office:value-type="string" calcext:value-type="string">
            <text:p>i,este,eu,emos,estes,eram</text:p>
          </table:table-cell>
          <table:table-cell table:style-name="ce2" office:value-type="string" calcext:value-type="string">
            <text:p>ia,ias,ia,íamos,íeis,iam</text:p>
          </table:table-cell>
          <table:table-cell table:style-name="ce2" office:value-type="string" calcext:value-type="string">
            <text:p>era,eras,era,êramos,êreis,eram</text:p>
          </table:table-cell>
          <table:table-cell table:style-name="ce2" office:value-type="string" calcext:value-type="string">
            <text:p>erei,erás,erá,eremos,ereis,erão</text:p>
          </table:table-cell>
          <table:table-cell table:style-name="ce2" office:value-type="string" calcext:value-type="string">
            <text:p>eria,erias,eria,eríamos,eríeis,eriam</text:p>
          </table:table-cell>
          <table:table-cell table:style-name="ce2" office:value-type="string" calcext:value-type="string">
            <text:p>a,as,a,amos,ais,am</text:p>
          </table:table-cell>
          <table:table-cell table:style-name="ce2" office:value-type="string" calcext:value-type="string">
            <text:p>esse,esses,esse,êssemos,êsseis,essem</text:p>
          </table:table-cell>
          <table:table-cell table:style-name="ce2" office:value-type="string" calcext:value-type="string">
            <text:p>er,eres,er,ermos,erdes,erem</text:p>
          </table:table-cell>
          <table:table-cell table:style-name="ce4" table:formula="of:=IF(LEFT([.A3];1) = &quot;.&quot;; LEFT(concat([.A3];&quot;~~~~~~~~~~~~~~~~~~&quot;);20) ;RIGHT(concat(&quot;!!!!!!!!!!!!!!!!!!&quot;; [.A3]);20))" office:value-type="string" office:string-value="" calcext:value-type="error">
            <text:p>#NAME?</text:p>
          </table:table-cell>
          <table:table-cell/>
          <table:table-cell table:style-name="ce7"/>
          <table:table-cell table:number-columns-repeated="1008"/>
        </table:table-row>
        <table:table-row table:style-name="ro1">
          <table:table-cell table:style-name="ce2" office:value-type="string" calcext:value-type="string">
            <text:p>ir</text:p>
          </table:table-cell>
          <table:table-cell table:style-name="ce2" office:value-type="string" calcext:value-type="string">
            <text:p>ir,ires,ir,irmos,irdes,irem</text:p>
          </table:table-cell>
          <table:table-cell table:style-name="ce2" office:value-type="string" calcext:value-type="string">
            <text:p>indo</text:p>
          </table:table-cell>
          <table:table-cell table:style-name="ce2" office:value-type="string" calcext:value-type="string">
            <text:p>ido</text:p>
          </table:table-cell>
          <table:table-cell table:style-name="ce2" office:value-type="string" calcext:value-type="string">
            <text:p>o,es,e,imos,is,em</text:p>
          </table:table-cell>
          <table:table-cell table:style-name="ce2" office:value-type="string" calcext:value-type="string">
            <text:p>i,iste,iu,imos,istes,iram</text:p>
          </table:table-cell>
          <table:table-cell table:style-name="ce2" office:value-type="string" calcext:value-type="string">
            <text:p>ia,ias,ia,íamos,íeis,iam</text:p>
          </table:table-cell>
          <table:table-cell table:style-name="ce2" office:value-type="string" calcext:value-type="string">
            <text:p>ira,iras,ira,íramos,íreis,iram</text:p>
          </table:table-cell>
          <table:table-cell table:style-name="ce2" office:value-type="string" calcext:value-type="string">
            <text:p>irei,irás,irá,iremos,ireis,irão</text:p>
          </table:table-cell>
          <table:table-cell table:style-name="ce2" office:value-type="string" calcext:value-type="string">
            <text:p>iria,irias,iria,iríamos,iríeis,iriam</text:p>
          </table:table-cell>
          <table:table-cell table:style-name="ce2" office:value-type="string" calcext:value-type="string">
            <text:p>a,as,a,amos,ais,am</text:p>
          </table:table-cell>
          <table:table-cell table:style-name="ce2" office:value-type="string" calcext:value-type="string">
            <text:p>isse,isses,isse,íssemos,ísseis,issem</text:p>
          </table:table-cell>
          <table:table-cell table:style-name="ce2" office:value-type="string" calcext:value-type="string">
            <text:p>ir,ires,ir,irmos,irdes,irem</text:p>
          </table:table-cell>
          <table:table-cell table:style-name="ce4" table:formula="of:=IF(LEFT([.A4];1) = &quot;.&quot;; LEFT(concat([.A4];&quot;~~~~~~~~~~~~~~~~~~&quot;);20) ;RIGHT(concat(&quot;!!!!!!!!!!!!!!!!!!&quot;; [.A4]);20))" office:value-type="string" office:string-value="" calcext:value-type="error">
            <text:p>#NAME?</text:p>
          </table:table-cell>
          <table:table-cell/>
          <table:table-cell table:style-name="ce7"/>
          <table:table-cell table:number-columns-repeated="1008"/>
        </table:table-row>
        <table:table-row table:style-name="ro1">
          <table:table-cell table:style-name="ce2" office:value-type="string" calcext:value-type="string">
            <text:p>or</text:p>
          </table:table-cell>
          <table:table-cell table:style-name="ce2" office:value-type="string" calcext:value-type="string">
            <text:p>or,ores,or,ormos,ordes,orem</text:p>
          </table:table-cell>
          <table:table-cell table:style-name="ce2" office:value-type="string" calcext:value-type="string">
            <text:p>ondo</text:p>
          </table:table-cell>
          <table:table-cell table:style-name="ce2" office:value-type="string" calcext:value-type="string">
            <text:p>osto</text:p>
          </table:table-cell>
          <table:table-cell table:style-name="ce2" office:value-type="string" calcext:value-type="string">
            <text:p>onho,ões,õe,omos,ondes,õem</text:p>
          </table:table-cell>
          <table:table-cell table:style-name="ce2" office:value-type="string" calcext:value-type="string">
            <text:p>us,useste,ôs,usemos,usestes,useram</text:p>
          </table:table-cell>
          <table:table-cell table:style-name="ce2" office:value-type="string" calcext:value-type="string">
            <text:p>unha,unhas,unha,únhamos,únheis,unham</text:p>
          </table:table-cell>
          <table:table-cell table:style-name="ce2" office:value-type="string" calcext:value-type="string">
            <text:p>usera,useras,usera,uséramos,uséreis,useram</text:p>
          </table:table-cell>
          <table:table-cell table:style-name="ce2" office:value-type="string" calcext:value-type="string">
            <text:p>orei,orás,orá,oremos,oreis,orão</text:p>
          </table:table-cell>
          <table:table-cell table:style-name="ce2" office:value-type="string" calcext:value-type="string">
            <text:p>oria,orias,oria,oríamos,oríeis,oriam</text:p>
          </table:table-cell>
          <table:table-cell table:style-name="ce2" office:value-type="string" calcext:value-type="string">
            <text:p>onha,onhas,onha,onhamos,onhais,onham</text:p>
          </table:table-cell>
          <table:table-cell table:style-name="ce2" office:value-type="string" calcext:value-type="string">
            <text:p>usesse,usesses,usesse,uséssemos,usésseis,usessem</text:p>
          </table:table-cell>
          <table:table-cell table:style-name="ce2" office:value-type="string" calcext:value-type="string">
            <text:p>user,useres,user,usermos,userdes,userem</text:p>
          </table:table-cell>
          <table:table-cell table:style-name="ce4" table:formula="of:=IF(LEFT([.A5];1) = &quot;.&quot;; LEFT(concat([.A5];&quot;~~~~~~~~~~~~~~~~~~&quot;);20) ;RIGHT(concat(&quot;!!!!!!!!!!!!!!!!!!&quot;; [.A5]);20))" office:value-type="string" office:string-value="" calcext:value-type="error">
            <text:p>#NAME?</text:p>
          </table:table-cell>
          <table:table-cell table:style-name="ce2"/>
          <table:table-cell table:style-name="ce7"/>
          <table:table-cell table:style-name="ce2" office:value-type="string" calcext:value-type="string">
            <text:p>OR is actually considered an ER ending from old history (OER endings); notice how the future indicative and conditional have almost the same endings as ER for same tense.</text:p>
          </table:table-cell>
          <table:table-cell table:number-columns-repeated="1007"/>
        </table:table-row>
        <table:table-row table:style-name="ro1">
          <table:table-cell table:style-name="ce2" office:value-type="string" calcext:value-type="string">
            <text:p>air</text:p>
          </table:table-cell>
          <table:table-cell table:style-name="ce2" office:value-type="string" calcext:value-type="string">
            <text:p>,aíres,,,,aírem</text:p>
          </table:table-cell>
          <table:table-cell table:style-name="ce2"/>
          <table:table-cell table:style-name="ce2" office:value-type="string" calcext:value-type="string">
            <text:p>aído</text:p>
          </table:table-cell>
          <table:table-cell table:style-name="ce2" office:value-type="string" calcext:value-type="string">
            <text:p>aio,ais,ai,aímos,aís,</text:p>
          </table:table-cell>
          <table:table-cell table:style-name="ce2" office:value-type="string" calcext:value-type="string">
            <text:p>aí,aíste,,aímos,aístes,aíram</text:p>
          </table:table-cell>
          <table:table-cell table:style-name="ce2" office:value-type="string" calcext:value-type="string">
            <text:p>aía,aías,aía,,,aíam</text:p>
          </table:table-cell>
          <table:table-cell table:style-name="ce2" office:value-type="string" calcext:value-type="string">
            <text:p>aíra,aíras,aíra,,,aíram</text:p>
          </table:table-cell>
          <table:table-cell table:style-name="ce2" table:number-columns-repeated="2"/>
          <table:table-cell table:style-name="ce2" office:value-type="string" calcext:value-type="string">
            <text:p>aia,aias,aia,aiamos,aiais,aiam</text:p>
          </table:table-cell>
          <table:table-cell table:style-name="ce2" office:value-type="string" calcext:value-type="string">
            <text:p>aísse,aísses,aísse,,,aíssem</text:p>
          </table:table-cell>
          <table:table-cell table:style-name="ce2" office:value-type="string" calcext:value-type="string">
            <text:p>,aíres,,,,aírem</text:p>
          </table:table-cell>
          <table:table-cell table:style-name="ce4" table:formula="of:=IF(LEFT([.A6];1) = &quot;.&quot;; LEFT(concat([.A6];&quot;~~~~~~~~~~~~~~~~~~&quot;);20) ;RIGHT(concat(&quot;!!!!!!!!!!!!!!!!!!&quot;; [.A6]);20))" office:value-type="string" office:string-value="" calcext:value-type="error">
            <text:p>#NAME?</text:p>
          </table:table-cell>
          <table:table-cell table:style-name="ce2" table:formula="of:=RIGHT([.A6];2)" office:value-type="string" office:string-value="ir" calcext:value-type="string">
            <text:p>ir</text:p>
          </table:table-cell>
          <table:table-cell table:style-name="ce7"/>
          <table:table-cell table:number-columns-repeated="1008"/>
        </table:table-row>
        <table:table-row table:style-name="ro1">
          <table:table-cell table:style-name="ce2" office:value-type="string" calcext:value-type="string">
            <text:p>car</text:p>
          </table:table-cell>
          <table:table-cell table:style-name="ce2" table:number-columns-repeated="4"/>
          <table:table-cell table:style-name="ce2" office:value-type="string" calcext:value-type="string">
            <text:p>quei,,,,,</text:p>
          </table:table-cell>
          <table:table-cell table:style-name="ce2" table:number-columns-repeated="4"/>
          <table:table-cell table:style-name="ce2" office:value-type="string" calcext:value-type="string">
            <text:p>que,ques,que,quemos,queis,quem</text:p>
          </table:table-cell>
          <table:table-cell table:style-name="ce2" table:number-columns-repeated="2"/>
          <table:table-cell table:style-name="ce4" table:formula="of:=IF(LEFT([.A7];1) = &quot;.&quot;; LEFT(concat([.A7];&quot;~~~~~~~~~~~~~~~~~~&quot;);20) ;RIGHT(concat(&quot;!!!!!!!!!!!!!!!!!!&quot;; [.A7]);20))" office:value-type="string" office:string-value="" calcext:value-type="error">
            <text:p>#NAME?</text:p>
          </table:table-cell>
          <table:table-cell table:style-name="ce2" table:formula="of:=RIGHT([.A7];2)" office:value-type="string" office:string-value="ar" calcext:value-type="string">
            <text:p>ar</text:p>
          </table:table-cell>
          <table:table-cell table:style-name="ce7"/>
          <table:table-cell table:number-columns-repeated="1008"/>
        </table:table-row>
        <table:table-row table:style-name="ro1">
          <table:table-cell table:style-name="ce2" office:value-type="string" calcext:value-type="string">
            <text:p>çar</text:p>
          </table:table-cell>
          <table:table-cell table:style-name="ce2" table:number-columns-repeated="4"/>
          <table:table-cell table:style-name="ce2" office:value-type="string" calcext:value-type="string">
            <text:p>cei,,,,,</text:p>
          </table:table-cell>
          <table:table-cell table:style-name="ce2" table:number-columns-repeated="4"/>
          <table:table-cell table:style-name="ce2" office:value-type="string" calcext:value-type="string">
            <text:p>ce,ces,ce,cemos,ceis,cem</text:p>
          </table:table-cell>
          <table:table-cell table:style-name="ce2" table:number-columns-repeated="2"/>
          <table:table-cell table:style-name="ce4" table:formula="of:=IF(LEFT([.A8];1) = &quot;.&quot;; LEFT(concat([.A8];&quot;~~~~~~~~~~~~~~~~~~&quot;);20) ;RIGHT(concat(&quot;!!!!!!!!!!!!!!!!!!&quot;; [.A8]);20))" office:value-type="string" office:string-value="" calcext:value-type="error">
            <text:p>#NAME?</text:p>
          </table:table-cell>
          <table:table-cell table:style-name="ce2" table:formula="of:=RIGHT([.A8];2)" office:value-type="string" office:string-value="ar" calcext:value-type="string">
            <text:p>ar</text:p>
          </table:table-cell>
          <table:table-cell table:style-name="ce7"/>
          <table:table-cell table:number-columns-repeated="1008"/>
        </table:table-row>
        <table:table-row table:style-name="ro1">
          <table:table-cell table:style-name="ce2" office:value-type="string" calcext:value-type="string">
            <text:p>cer</text:p>
          </table:table-cell>
          <table:table-cell table:style-name="ce2" table:number-columns-repeated="3"/>
          <table:table-cell table:style-name="ce2" office:value-type="string" calcext:value-type="string">
            <text:p>ço,,,,,</text:p>
          </table:table-cell>
          <table:table-cell table:style-name="ce2" table:number-columns-repeated="5"/>
          <table:table-cell table:style-name="ce2" office:value-type="string" calcext:value-type="string">
            <text:p>ça,ças,ça,çamos,çais,çam</text:p>
          </table:table-cell>
          <table:table-cell table:style-name="ce2" table:number-columns-repeated="2"/>
          <table:table-cell table:style-name="ce4" table:formula="of:=IF(LEFT([.A9];1) = &quot;.&quot;; LEFT(concat([.A9];&quot;~~~~~~~~~~~~~~~~~~&quot;);20) ;RIGHT(concat(&quot;!!!!!!!!!!!!!!!!!!&quot;; [.A9]);20))" office:value-type="string" office:string-value="" calcext:value-type="error">
            <text:p>#NAME?</text:p>
          </table:table-cell>
          <table:table-cell table:style-name="ce2" table:formula="of:=RIGHT([.A9];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ear</text:p>
          </table:table-cell>
          <table:table-cell table:style-name="ce2" table:number-columns-repeated="3"/>
          <table:table-cell table:style-name="ce2" office:value-type="string" calcext:value-type="string">
            <text:p>eio,eias,eia,,,eiam</text:p>
          </table:table-cell>
          <table:table-cell table:style-name="ce2" table:number-columns-repeated="5"/>
          <table:table-cell table:style-name="ce2" office:value-type="string" calcext:value-type="string">
            <text:p>eie,eies,eie,,,eiem</text:p>
          </table:table-cell>
          <table:table-cell table:style-name="ce2" table:number-columns-repeated="2"/>
          <table:table-cell table:style-name="ce4" table:formula="of:=IF(LEFT([.A10];1) = &quot;.&quot;; LEFT(concat([.A10];&quot;~~~~~~~~~~~~~~~~~~&quot;);20) ;RIGHT(concat(&quot;!!!!!!!!!!!!!!!!!!&quot;; [.A10]);20))" office:value-type="string" office:string-value="" calcext:value-type="error">
            <text:p>#NAME?</text:p>
          </table:table-cell>
          <table:table-cell table:style-name="ce2" table:formula="of:=RIGHT([.A10];2)" office:value-type="string" office:string-value="ar" calcext:value-type="string">
            <text:p>ar</text:p>
          </table:table-cell>
          <table:table-cell table:style-name="ce7"/>
          <table:table-cell table:number-columns-repeated="1008"/>
        </table:table-row>
        <table:table-row table:style-name="ro1">
          <table:table-cell table:style-name="ce2" office:value-type="string" calcext:value-type="string">
            <text:p>gar</text:p>
          </table:table-cell>
          <table:table-cell table:style-name="ce2" table:number-columns-repeated="4"/>
          <table:table-cell table:style-name="ce2" office:value-type="string" calcext:value-type="string">
            <text:p>guei,,,,,</text:p>
          </table:table-cell>
          <table:table-cell table:style-name="ce2" table:number-columns-repeated="4"/>
          <table:table-cell table:style-name="ce2" office:value-type="string" calcext:value-type="string">
            <text:p>gue,gues,gue,guemos,gueis,guem</text:p>
          </table:table-cell>
          <table:table-cell table:style-name="ce2" table:number-columns-repeated="2"/>
          <table:table-cell table:style-name="ce4" table:formula="of:=IF(LEFT([.A11];1) = &quot;.&quot;; LEFT(concat([.A11];&quot;~~~~~~~~~~~~~~~~~~&quot;);20) ;RIGHT(concat(&quot;!!!!!!!!!!!!!!!!!!&quot;; [.A11]);20))" office:value-type="string" office:string-value="" calcext:value-type="error">
            <text:p>#NAME?</text:p>
          </table:table-cell>
          <table:table-cell table:style-name="ce2" table:formula="of:=RIGHT([.A11];2)" office:value-type="string" office:string-value="ar" calcext:value-type="string">
            <text:p>ar</text:p>
          </table:table-cell>
          <table:table-cell table:style-name="ce7"/>
          <table:table-cell table:number-columns-repeated="1008"/>
        </table:table-row>
        <table:table-row table:style-name="ro1">
          <table:table-cell table:style-name="ce2" office:value-type="string" calcext:value-type="string">
            <text:p>ger</text:p>
          </table:table-cell>
          <table:table-cell table:style-name="ce2" table:number-columns-repeated="3"/>
          <table:table-cell table:style-name="ce2" office:value-type="string" calcext:value-type="string">
            <text:p>jo,,,,,</text:p>
          </table:table-cell>
          <table:table-cell table:style-name="ce2" table:number-columns-repeated="5"/>
          <table:table-cell table:style-name="ce2" office:value-type="string" calcext:value-type="string">
            <text:p>ja,jas,ja,jamos,jais,jam</text:p>
          </table:table-cell>
          <table:table-cell table:style-name="ce2" table:number-columns-repeated="2"/>
          <table:table-cell table:style-name="ce4" table:formula="of:=IF(LEFT([.A12];1) = &quot;.&quot;; LEFT(concat([.A12];&quot;~~~~~~~~~~~~~~~~~~&quot;);20) ;RIGHT(concat(&quot;!!!!!!!!!!!!!!!!!!&quot;; [.A12]);20))" office:value-type="string" office:string-value="" calcext:value-type="error">
            <text:p>#NAME?</text:p>
          </table:table-cell>
          <table:table-cell table:style-name="ce2" table:formula="of:=RIGHT([.A12];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gir</text:p>
          </table:table-cell>
          <table:table-cell table:style-name="ce2" table:number-columns-repeated="3"/>
          <table:table-cell table:style-name="ce2" office:value-type="string" calcext:value-type="string">
            <text:p>jo,,,,,</text:p>
          </table:table-cell>
          <table:table-cell table:style-name="ce2" table:number-columns-repeated="5"/>
          <table:table-cell table:style-name="ce2" office:value-type="string" calcext:value-type="string">
            <text:p>ja,jas,ja,jamos,jais,jam</text:p>
          </table:table-cell>
          <table:table-cell table:style-name="ce2" table:number-columns-repeated="2"/>
          <table:table-cell table:style-name="ce4" table:formula="of:=IF(LEFT([.A13];1) = &quot;.&quot;; LEFT(concat([.A13];&quot;~~~~~~~~~~~~~~~~~~&quot;);20) ;RIGHT(concat(&quot;!!!!!!!!!!!!!!!!!!&quot;; [.A13]);20))" office:value-type="string" office:string-value="" calcext:value-type="error">
            <text:p>#NAME?</text:p>
          </table:table-cell>
          <table:table-cell table:style-name="ce2" table:formula="of:=RIGHT([.A13];2)" office:value-type="string" office:string-value="ir" calcext:value-type="string">
            <text:p>ir</text:p>
          </table:table-cell>
          <table:table-cell table:style-name="ce7"/>
          <table:table-cell table:number-columns-repeated="1008"/>
        </table:table-row>
        <table:table-row table:style-name="ro1">
          <table:table-cell table:style-name="ce2" office:value-type="string" calcext:value-type="string">
            <text:p>oer</text:p>
          </table:table-cell>
          <table:table-cell table:style-name="ce2" table:number-columns-repeated="2"/>
          <table:table-cell table:style-name="ce2" office:value-type="string" calcext:value-type="string">
            <text:p>oído</text:p>
          </table:table-cell>
          <table:table-cell table:style-name="ce2" office:value-type="string" calcext:value-type="string">
            <text:p>,óis,ói,,,</text:p>
          </table:table-cell>
          <table:table-cell table:style-name="ce2" office:value-type="string" calcext:value-type="string">
            <text:p>oí,,,,,</text:p>
          </table:table-cell>
          <table:table-cell table:style-name="ce2" office:value-type="string" calcext:value-type="string">
            <text:p>oía,oías,oía,,,oíam</text:p>
          </table:table-cell>
          <table:table-cell table:style-name="ce2" table:number-columns-repeated="6"/>
          <table:table-cell table:style-name="ce4" table:formula="of:=IF(LEFT([.A14];1) = &quot;.&quot;; LEFT(concat([.A14];&quot;~~~~~~~~~~~~~~~~~~&quot;);20) ;RIGHT(concat(&quot;!!!!!!!!!!!!!!!!!!&quot;; [.A14]);20))" office:value-type="string" office:string-value="" calcext:value-type="error">
            <text:p>#NAME?</text:p>
          </table:table-cell>
          <table:table-cell table:style-name="ce2" table:formula="of:=RIGHT([.A14];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uir</text:p>
          </table:table-cell>
          <table:table-cell table:style-name="ce2" office:value-type="string" calcext:value-type="string">
            <text:p>,uíres,,,,uírem</text:p>
          </table:table-cell>
          <table:table-cell table:style-name="ce2"/>
          <table:table-cell table:style-name="ce2" office:value-type="string" calcext:value-type="string">
            <text:p>uído</text:p>
          </table:table-cell>
          <table:table-cell table:style-name="ce2" office:value-type="string" calcext:value-type="string">
            <text:p>,uis,ui,uímos,uís,</text:p>
          </table:table-cell>
          <table:table-cell table:style-name="ce2" office:value-type="string" calcext:value-type="string">
            <text:p>uí,uíste,,uímos,uístes,uíram</text:p>
          </table:table-cell>
          <table:table-cell table:style-name="ce2" office:value-type="string" calcext:value-type="string">
            <text:p>uía,uías,uía,,,uíam</text:p>
          </table:table-cell>
          <table:table-cell table:style-name="ce2" office:value-type="string" calcext:value-type="string">
            <text:p>uíra,uíras,uíra,,,uíram</text:p>
          </table:table-cell>
          <table:table-cell table:style-name="ce2" table:number-columns-repeated="3"/>
          <table:table-cell table:style-name="ce2" office:value-type="string" calcext:value-type="string">
            <text:p>uísse,uísses,uísse,,,uíssem</text:p>
          </table:table-cell>
          <table:table-cell table:style-name="ce2" office:value-type="string" calcext:value-type="string">
            <text:p>,uíres,,,,uírem</text:p>
          </table:table-cell>
          <table:table-cell table:style-name="ce4" table:formula="of:=IF(LEFT([.A15];1) = &quot;.&quot;; LEFT(concat([.A15];&quot;~~~~~~~~~~~~~~~~~~&quot;);20) ;RIGHT(concat(&quot;!!!!!!!!!!!!!!!!!!&quot;; [.A15]);20))" office:value-type="string" office:string-value="" calcext:value-type="error">
            <text:p>#NAME?</text:p>
          </table:table-cell>
          <table:table-cell table:style-name="ce2" table:formula="of:=RIGHT([.A15];2)" office:value-type="string" office:string-value="ir" calcext:value-type="string">
            <text:p>ir</text:p>
          </table:table-cell>
          <table:table-cell table:style-name="ce7"/>
          <table:table-cell table:number-columns-repeated="1008"/>
        </table:table-row>
        <table:table-row table:style-name="ro1">
          <table:table-cell table:style-name="ce2" office:value-type="string" calcext:value-type="string">
            <text:p>zir</text:p>
          </table:table-cell>
          <table:table-cell table:style-name="ce2" table:number-columns-repeated="3"/>
          <table:table-cell table:style-name="ce2" office:value-type="string" calcext:value-type="string">
            <text:p>,,z,,,</text:p>
          </table:table-cell>
          <table:table-cell table:style-name="ce2" table:number-columns-repeated="8"/>
          <table:table-cell table:style-name="ce4" table:formula="of:=IF(LEFT([.A16];1) = &quot;.&quot;; LEFT(concat([.A16];&quot;~~~~~~~~~~~~~~~~~~&quot;);20) ;RIGHT(concat(&quot;!!!!!!!!!!!!!!!!!!&quot;; [.A16]);20))" office:value-type="string" office:string-value="" calcext:value-type="error">
            <text:p>#NAME?</text:p>
          </table:table-cell>
          <table:table-cell table:style-name="ce2" table:formula="of:=RIGHT([.A16];2)" office:value-type="string" office:string-value="ir" calcext:value-type="string">
            <text:p>ir</text:p>
          </table:table-cell>
          <table:table-cell table:style-name="ce7" office:value-type="string" calcext:value-type="string">
            <text:p>zir-ending verbs have two valid (Afirmativo do) Imperativo tu-forms; to form the second one (not shown) simply append the letter e</text:p>
          </table:table-cell>
          <table:table-cell table:style-name="ce2" office:value-type="string" calcext:value-type="string">
            <text:p>Porta Editora says BOTH VERSIONS are valid</text:p>
          </table:table-cell>
          <table:table-cell table:number-columns-repeated="1007"/>
        </table:table-row>
        <table:table-row table:style-name="ro1">
          <table:table-cell table:style-name="ce2" office:value-type="string" calcext:value-type="string">
            <text:p>enir</text:p>
          </table:table-cell>
          <table:table-cell table:style-name="ce2" table:number-columns-repeated="3"/>
          <table:table-cell table:style-name="ce2" office:value-type="string" calcext:value-type="string">
            <text:p>ino,ines,ine,,,inem</text:p>
          </table:table-cell>
          <table:table-cell table:style-name="ce2" table:number-columns-repeated="5"/>
          <table:table-cell table:style-name="ce2" office:value-type="string" calcext:value-type="string">
            <text:p>ina,inas,ina,inamos,inais,inam</text:p>
          </table:table-cell>
          <table:table-cell table:style-name="ce2" table:number-columns-repeated="2"/>
          <table:table-cell table:style-name="ce4" table:formula="of:=IF(LEFT([.A17];1) = &quot;.&quot;; LEFT(concat([.A17];&quot;~~~~~~~~~~~~~~~~~~&quot;);20) ;RIGHT(concat(&quot;!!!!!!!!!!!!!!!!!!&quot;; [.A17]);20))" office:value-type="string" office:string-value="" calcext:value-type="error">
            <text:p>#NAME?</text:p>
          </table:table-cell>
          <table:table-cell table:style-name="ce2" office:value-type="string" calcext:value-type="string">
            <text:p>ir</text:p>
          </table:table-cell>
          <table:table-cell table:style-name="ce7"/>
          <table:table-cell table:number-columns-repeated="1008"/>
        </table:table-row>
        <table:table-row table:style-name="ro1">
          <table:table-cell table:style-name="ce2" office:value-type="string" calcext:value-type="string">
            <text:p>guer</text:p>
          </table:table-cell>
          <table:table-cell table:style-name="ce2" table:number-columns-repeated="3"/>
          <table:table-cell table:style-name="ce2" office:value-type="string" calcext:value-type="string">
            <text:p>go,,,,,</text:p>
          </table:table-cell>
          <table:table-cell table:style-name="ce2" table:number-columns-repeated="5"/>
          <table:table-cell table:style-name="ce2" office:value-type="string" calcext:value-type="string">
            <text:p>ga,gas,ga,gamos,gais,gam</text:p>
          </table:table-cell>
          <table:table-cell table:style-name="ce2" table:number-columns-repeated="2"/>
          <table:table-cell table:style-name="ce4" table:formula="of:=IF(LEFT([.A18];1) = &quot;.&quot;; LEFT(concat([.A18];&quot;~~~~~~~~~~~~~~~~~~&quot;);20) ;RIGHT(concat(&quot;!!!!!!!!!!!!!!!!!!&quot;; [.A18]);20))" office:value-type="string" office:string-value="" calcext:value-type="error">
            <text:p>#NAME?</text:p>
          </table:table-cell>
          <table:table-cell table:style-name="ce2" table:formula="of:=RIGHT([.A18];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guir</text:p>
          </table:table-cell>
          <table:table-cell table:style-name="ce2" table:number-columns-repeated="3"/>
          <table:table-cell table:style-name="ce2" office:value-type="string" calcext:value-type="string">
            <text:p>go,,,,,</text:p>
          </table:table-cell>
          <table:table-cell table:style-name="ce2" table:number-columns-repeated="5"/>
          <table:table-cell table:style-name="ce2" office:value-type="string" calcext:value-type="string">
            <text:p>ga,gas,ga,gamos,gais,gam</text:p>
          </table:table-cell>
          <table:table-cell table:style-name="ce2" table:number-columns-repeated="2"/>
          <table:table-cell table:style-name="ce4" table:formula="of:=IF(LEFT([.A19];1) = &quot;.&quot;; LEFT(concat([.A19];&quot;~~~~~~~~~~~~~~~~~~&quot;);20) ;RIGHT(concat(&quot;!!!!!!!!!!!!!!!!!!&quot;; [.A19]);20))" office:value-type="string" office:string-value="" calcext:value-type="error">
            <text:p>#NAME?</text:p>
          </table:table-cell>
          <table:table-cell table:style-name="ce2" table:formula="of:=RIGHT([.A19];2)" office:value-type="string" office:string-value="ir" calcext:value-type="string">
            <text:p>ir</text:p>
          </table:table-cell>
          <table:table-cell table:style-name="ce7"/>
          <table:table-cell table:number-columns-repeated="1008"/>
        </table:table-row>
        <table:table-row table:style-name="ro1">
          <table:table-cell table:style-name="ce2" office:value-type="string" calcext:value-type="string">
            <text:p>ibir</text:p>
          </table:table-cell>
          <table:table-cell table:style-name="ce2" table:number-columns-repeated="3"/>
          <table:table-cell table:style-name="ce2" office:value-type="string" calcext:value-type="string">
            <text:p>íbo,íbes,íbe,,,íbem</text:p>
          </table:table-cell>
          <table:table-cell table:style-name="ce2" table:number-columns-repeated="5"/>
          <table:table-cell table:style-name="ce2" office:value-type="string" calcext:value-type="string">
            <text:p>íba,íbas,íba,,,íbam</text:p>
          </table:table-cell>
          <table:table-cell table:style-name="ce2" table:number-columns-repeated="2"/>
          <table:table-cell table:style-name="ce4" table:formula="of:=IF(LEFT([.A20];1) = &quot;.&quot;; LEFT(concat([.A20];&quot;~~~~~~~~~~~~~~~~~~&quot;);20) ;RIGHT(concat(&quot;!!!!!!!!!!!!!!!!!!&quot;; [.A20]);20))" office:value-type="string" office:string-value="" calcext:value-type="error">
            <text:p>#NAME?</text:p>
          </table:table-cell>
          <table:table-cell table:style-name="ce2" table:formula="of:=RIGHT([.A20];2)" office:value-type="string" office:string-value="ir" calcext:value-type="string">
            <text:p>ir</text:p>
          </table:table-cell>
          <table:table-cell table:style-name="ce7"/>
          <table:table-cell table:number-columns-repeated="1008"/>
        </table:table-row>
        <table:table-row table:style-name="ro1">
          <table:table-cell table:style-name="ce2" office:value-type="string" calcext:value-type="string">
            <text:p>unir</text:p>
          </table:table-cell>
          <table:table-cell table:style-name="ce2" table:number-columns-repeated="3"/>
          <table:table-cell table:style-name="ce2" office:value-type="string" calcext:value-type="string">
            <text:p>úno,únes,úne,,,</text:p>
          </table:table-cell>
          <table:table-cell table:style-name="ce2" table:number-columns-repeated="5"/>
          <table:table-cell table:style-name="ce2" office:value-type="string" calcext:value-type="string">
            <text:p>úna,únas,úna,,,</text:p>
          </table:table-cell>
          <table:table-cell table:style-name="ce2" table:number-columns-repeated="2"/>
          <table:table-cell table:style-name="ce4" table:formula="of:=IF(LEFT([.A21];1) = &quot;.&quot;; LEFT(concat([.A21];&quot;~~~~~~~~~~~~~~~~~~&quot;);20) ;RIGHT(concat(&quot;!!!!!!!!!!!!!!!!!!&quot;; [.A21]);20))" office:value-type="string" office:string-value="" calcext:value-type="error">
            <text:p>#NAME?</text:p>
          </table:table-cell>
          <table:table-cell table:style-name="ce2" table:formula="of:=RIGHT([.A21];2)" office:value-type="string" office:string-value="ir" calcext:value-type="string">
            <text:p>ir</text:p>
          </table:table-cell>
          <table:table-cell table:style-name="ce7"/>
          <table:table-cell table:number-columns-repeated="1008"/>
        </table:table-row>
        <table:table-row table:style-name="ro1">
          <table:table-cell table:style-name="ce2" office:value-type="string" calcext:value-type="string">
            <text:p>valer</text:p>
          </table:table-cell>
          <table:table-cell table:style-name="ce2" table:number-columns-repeated="3"/>
          <table:table-cell table:style-name="ce2" office:value-type="string" calcext:value-type="string">
            <text:p>valho,,,,,</text:p>
          </table:table-cell>
          <table:table-cell table:style-name="ce2" table:number-columns-repeated="5"/>
          <table:table-cell table:style-name="ce2" office:value-type="string" calcext:value-type="string">
            <text:p>valha,valhas,valha,valhamos,valhais,valham</text:p>
          </table:table-cell>
          <table:table-cell table:style-name="ce2" table:number-columns-repeated="2"/>
          <table:table-cell table:style-name="ce4" table:formula="of:=IF(LEFT([.A22];1) = &quot;.&quot;; LEFT(concat([.A22];&quot;~~~~~~~~~~~~~~~~~~&quot;);20) ;RIGHT(concat(&quot;!!!!!!!!!!!!!!!!!!&quot;; [.A22]);20))" office:value-type="string" office:string-value="" calcext:value-type="error">
            <text:p>#NAME?</text:p>
          </table:table-cell>
          <table:table-cell table:style-name="ce2" table:formula="of:=RIGHT([.A22];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struir</text:p>
          </table:table-cell>
          <table:table-cell table:style-name="ce2" office:value-type="string" calcext:value-type="string">
            <text:p>,struíres,,,,struírem</text:p>
          </table:table-cell>
          <table:table-cell table:style-name="ce2"/>
          <table:table-cell table:style-name="ce2" office:value-type="string" calcext:value-type="string">
            <text:p>struído</text:p>
          </table:table-cell>
          <table:table-cell table:style-name="ce2" office:value-type="string" calcext:value-type="string">
            <text:p>,stróis,strói,struímos,struís,stroem</text:p>
          </table:table-cell>
          <table:table-cell table:style-name="ce2" office:value-type="string" calcext:value-type="string">
            <text:p>struí,struíste,,struímos,struístes,struíram</text:p>
          </table:table-cell>
          <table:table-cell table:style-name="ce2" office:value-type="string" calcext:value-type="string">
            <text:p>struía,struías,struía,,,struíam</text:p>
          </table:table-cell>
          <table:table-cell table:style-name="ce2" office:value-type="string" calcext:value-type="string">
            <text:p>struíra,struíras,struíra,,,struíram</text:p>
          </table:table-cell>
          <table:table-cell table:style-name="ce2" table:number-columns-repeated="3"/>
          <table:table-cell table:style-name="ce2" office:value-type="string" calcext:value-type="string">
            <text:p>struísse,struísses,struísse,,,struíssem</text:p>
          </table:table-cell>
          <table:table-cell table:style-name="ce2" office:value-type="string" calcext:value-type="string">
            <text:p>,struíres,,,,struírem</text:p>
          </table:table-cell>
          <table:table-cell table:style-name="ce4" table:formula="of:=IF(LEFT([.A23];1) = &quot;.&quot;; LEFT(concat([.A23];&quot;~~~~~~~~~~~~~~~~~~&quot;);20) ;RIGHT(concat(&quot;!!!!!!!!!!!!!!!!!!&quot;; [.A23]);20))" office:value-type="string" office:string-value="" calcext:value-type="error">
            <text:p>#NAME?</text:p>
          </table:table-cell>
          <table:table-cell table:style-name="ce2" table:formula="of:=RIGHT([.A23];2)" office:value-type="string" office:string-value="ir" calcext:value-type="string">
            <text:p>ir</text:p>
          </table:table-cell>
          <table:table-cell table:style-name="ce7"/>
          <table:table-cell table:number-columns-repeated="1008"/>
        </table:table-row>
        <table:table-row table:style-name="ro1">
          <table:table-cell table:style-name="ce2" office:value-type="string" calcext:value-type="string">
            <text:p>.abrir</text:p>
          </table:table-cell>
          <table:table-cell table:style-name="ce2" table:number-columns-repeated="2"/>
          <table:table-cell table:style-name="ce2" office:value-type="string" calcext:value-type="string">
            <text:p>aberto</text:p>
          </table:table-cell>
          <table:table-cell table:style-name="ce2" table:number-columns-repeated="9"/>
          <table:table-cell table:style-name="ce4" table:formula="of:=IF(LEFT([.A24];1) = &quot;.&quot;; LEFT(concat([.A24];&quot;~~~~~~~~~~~~~~~~~~&quot;);20) ;RIGHT(concat(&quot;!!!!!!!!!!!!!!!!!!&quot;; [.A24]);20))" office:value-type="string" office:string-value="" calcext:value-type="error">
            <text:p>#NAME?</text:p>
          </table:table-cell>
          <table:table-cell table:style-name="ce2" table:formula="of:=RIGHT([.A24];2)" office:value-type="string" office:string-value="ir" calcext:value-type="string">
            <text:p>ir</text:p>
          </table:table-cell>
          <table:table-cell table:style-name="ce7"/>
          <table:table-cell table:number-columns-repeated="1008"/>
        </table:table-row>
        <table:table-row table:style-name="ro1">
          <table:table-cell table:style-name="ce2" office:value-type="string" calcext:value-type="string">
            <text:p>.acontecer</text:p>
          </table:table-cell>
          <table:table-cell table:style-name="ce2" office:value-type="string" calcext:value-type="string">
            <text:p>-,-,,-,-,</text:p>
          </table:table-cell>
          <table:table-cell table:style-name="ce2" table:number-columns-repeated="2"/>
          <table:table-cell table:number-columns-repeated="9" table:style-name="ce2" office:value-type="string" calcext:value-type="string">
            <text:p>-,-,,-,-,</text:p>
          </table:table-cell>
          <table:table-cell table:style-name="ce4" table:formula="of:=IF(LEFT([.A25];1) = &quot;.&quot;; LEFT(concat([.A25];&quot;~~~~~~~~~~~~~~~~~~&quot;);20) ;RIGHT(concat(&quot;!!!!!!!!!!!!!!!!!!&quot;; [.A25]);20))" office:value-type="string" office:string-value="" calcext:value-type="error">
            <text:p>#NAME?</text:p>
          </table:table-cell>
          <table:table-cell table:style-name="ce2" office:value-type="string" calcext:value-type="string">
            <text:p>cer</text:p>
          </table:table-cell>
          <table:table-cell table:style-name="ce7"/>
          <table:table-cell table:style-name="ce8" office:value-type="string" calcext:value-type="string">
            <text:p>DEFECTIVE VERB</text:p>
          </table:table-cell>
          <table:table-cell table:number-columns-repeated="1007"/>
        </table:table-row>
        <table:table-row table:style-name="ro1">
          <table:table-cell table:style-name="ce2" office:value-type="string" calcext:value-type="string">
            <text:p>.amanhecer</text:p>
          </table:table-cell>
          <table:table-cell table:style-name="ce2" office:value-type="string" calcext:value-type="string">
            <text:p>-,-,,-,-,-</text:p>
          </table:table-cell>
          <table:table-cell table:style-name="ce2" table:number-columns-repeated="2"/>
          <table:table-cell table:number-columns-repeated="9" table:style-name="ce2" office:value-type="string" calcext:value-type="string">
            <text:p>-,-,,-,-,-</text:p>
          </table:table-cell>
          <table:table-cell table:style-name="ce4" table:formula="of:=IF(LEFT([.A26];1) = &quot;.&quot;; LEFT(concat([.A26];&quot;~~~~~~~~~~~~~~~~~~&quot;);20) ;RIGHT(concat(&quot;!!!!!!!!!!!!!!!!!!&quot;; [.A26]);20))" office:value-type="string" office:string-value="" calcext:value-type="error">
            <text:p>#NAME?</text:p>
          </table:table-cell>
          <table:table-cell table:style-name="ce2" office:value-type="string" calcext:value-type="string">
            <text:p>cer</text:p>
          </table:table-cell>
          <table:table-cell table:style-name="ce7"/>
          <table:table-cell table:style-name="ce8" office:value-type="string" calcext:value-type="string">
            <text:p>DEFECTIVE VERB</text:p>
          </table:table-cell>
          <table:table-cell table:number-columns-repeated="1007"/>
        </table:table-row>
        <table:table-row table:style-name="ro1">
          <table:table-cell table:style-name="ce2" office:value-type="string" calcext:value-type="string">
            <text:p>.anoitecer</text:p>
          </table:table-cell>
          <table:table-cell table:style-name="ce2" office:value-type="string" calcext:value-type="string">
            <text:p>-,-,,-,-,-</text:p>
          </table:table-cell>
          <table:table-cell table:style-name="ce2" table:number-columns-repeated="2"/>
          <table:table-cell table:number-columns-repeated="9" table:style-name="ce2" office:value-type="string" calcext:value-type="string">
            <text:p>-,-,,-,-,-</text:p>
          </table:table-cell>
          <table:table-cell table:style-name="ce4" table:formula="of:=IF(LEFT([.A27];1) = &quot;.&quot;; LEFT(concat([.A27];&quot;~~~~~~~~~~~~~~~~~~&quot;);20) ;RIGHT(concat(&quot;!!!!!!!!!!!!!!!!!!&quot;; [.A27]);20))" office:value-type="string" office:string-value="" calcext:value-type="error">
            <text:p>#NAME?</text:p>
          </table:table-cell>
          <table:table-cell table:style-name="ce2" office:value-type="string" calcext:value-type="string">
            <text:p>cer</text:p>
          </table:table-cell>
          <table:table-cell table:style-name="ce7"/>
          <table:table-cell table:style-name="ce8" office:value-type="string" calcext:value-type="string">
            <text:p>DEFECTIVE VERB</text:p>
          </table:table-cell>
          <table:table-cell table:number-columns-repeated="1007"/>
        </table:table-row>
        <table:table-row table:style-name="ro1">
          <table:table-cell table:style-name="ce2" office:value-type="string" calcext:value-type="string">
            <text:p>.caber</text:p>
          </table:table-cell>
          <table:table-cell table:style-name="ce2" table:number-columns-repeated="3"/>
          <table:table-cell table:style-name="ce2" office:value-type="string" calcext:value-type="string">
            <text:p>caibo,,,,,</text:p>
          </table:table-cell>
          <table:table-cell table:style-name="ce2" office:value-type="string" calcext:value-type="string">
            <text:p>coube,coubeste,coube,coubemos,coubestes,couberam</text:p>
          </table:table-cell>
          <table:table-cell table:style-name="ce2" office:value-type="string" calcext:value-type="string">
            <text:p>coubera,couberas,coubera,coubéramos,coubéreis,couberam</text:p>
          </table:table-cell>
          <table:table-cell table:style-name="ce2" table:number-columns-repeated="3"/>
          <table:table-cell table:style-name="ce2" office:value-type="string" calcext:value-type="string">
            <text:p>caiba,caibas,caiba,caibamos,caibais,caibam</text:p>
          </table:table-cell>
          <table:table-cell table:style-name="ce2" office:value-type="string" calcext:value-type="string">
            <text:p>coubesse,coubesses,coubesse,coubéssemos,coubésseis,coubessem</text:p>
          </table:table-cell>
          <table:table-cell table:style-name="ce2" office:value-type="string" calcext:value-type="string">
            <text:p>couber,couberes,couber,coubermos,couberdes,couberem</text:p>
          </table:table-cell>
          <table:table-cell table:style-name="ce4" table:formula="of:=IF(LEFT([.A28];1) = &quot;.&quot;; LEFT(concat([.A28];&quot;~~~~~~~~~~~~~~~~~~&quot;);20) ;RIGHT(concat(&quot;!!!!!!!!!!!!!!!!!!&quot;; [.A28]);20))" office:value-type="string" office:string-value="" calcext:value-type="error">
            <text:p>#NAME?</text:p>
          </table:table-cell>
          <table:table-cell table:style-name="ce2" table:formula="of:=RIGHT([.A28];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chover</text:p>
          </table:table-cell>
          <table:table-cell table:style-name="ce2" office:value-type="string" calcext:value-type="string">
            <text:p>-,-,,-,-,-</text:p>
          </table:table-cell>
          <table:table-cell table:style-name="ce2" table:number-columns-repeated="2"/>
          <table:table-cell table:number-columns-repeated="9" table:style-name="ce2" office:value-type="string" calcext:value-type="string">
            <text:p>-,-,,-,-,-</text:p>
          </table:table-cell>
          <table:table-cell table:style-name="ce4" table:formula="of:=IF(LEFT([.A29];1) = &quot;.&quot;; LEFT(concat([.A29];&quot;~~~~~~~~~~~~~~~~~~&quot;);20) ;RIGHT(concat(&quot;!!!!!!!!!!!!!!!!!!&quot;; [.A29]);20))" office:value-type="string" office:string-value="" calcext:value-type="error">
            <text:p>#NAME?</text:p>
          </table:table-cell>
          <table:table-cell table:style-name="ce2" office:value-type="string" calcext:value-type="string">
            <text:p>er</text:p>
          </table:table-cell>
          <table:table-cell table:style-name="ce7"/>
          <table:table-cell table:style-name="ce8" office:value-type="string" calcext:value-type="string">
            <text:p>DEFECTIVE VERB</text:p>
          </table:table-cell>
          <table:table-cell table:number-columns-repeated="1007"/>
        </table:table-row>
        <table:table-row table:style-name="ro1">
          <table:table-cell table:style-name="ce2" office:value-type="string" calcext:value-type="string">
            <text:p>.cobrir</text:p>
          </table:table-cell>
          <table:table-cell table:style-name="ce2" table:number-columns-repeated="2"/>
          <table:table-cell table:style-name="ce2" office:value-type="string" calcext:value-type="string">
            <text:p>coberto</text:p>
          </table:table-cell>
          <table:table-cell table:style-name="ce2" table:number-columns-repeated="9"/>
          <table:table-cell table:style-name="ce4" table:formula="of:=IF(LEFT([.A30];1) = &quot;.&quot;; LEFT(concat([.A30];&quot;~~~~~~~~~~~~~~~~~~&quot;);20) ;RIGHT(concat(&quot;!!!!!!!!!!!!!!!!!!&quot;; [.A30]);20))" office:value-type="string" office:string-value="" calcext:value-type="error">
            <text:p>#NAME?</text:p>
          </table:table-cell>
          <table:table-cell table:style-name="ce2" table:formula="of:=RIGHT([.A30];2)" office:value-type="string" office:string-value="ir" calcext:value-type="string">
            <text:p>ir</text:p>
          </table:table-cell>
          <table:table-cell table:style-name="ce7"/>
          <table:table-cell table:number-columns-repeated="1008"/>
        </table:table-row>
        <table:table-row table:style-name="ro1">
          <table:table-cell table:style-name="ce2" office:value-type="string" calcext:value-type="string">
            <text:p>.crer</text:p>
          </table:table-cell>
          <table:table-cell table:style-name="ce2" table:number-columns-repeated="3"/>
          <table:table-cell table:style-name="ce2" office:value-type="string" calcext:value-type="string">
            <text:p>creio,crês,crê,,credes,creem</text:p>
          </table:table-cell>
          <table:table-cell table:style-name="ce2" table:number-columns-repeated="5"/>
          <table:table-cell table:style-name="ce2" office:value-type="string" calcext:value-type="string">
            <text:p>creia,creias,creia,creiamos,creias,creiam</text:p>
          </table:table-cell>
          <table:table-cell table:style-name="ce2" table:number-columns-repeated="2"/>
          <table:table-cell table:style-name="ce4" table:formula="of:=IF(LEFT([.A31];1) = &quot;.&quot;; LEFT(concat([.A31];&quot;~~~~~~~~~~~~~~~~~~&quot;);20) ;RIGHT(concat(&quot;!!!!!!!!!!!!!!!!!!&quot;; [.A31]);20))" office:value-type="string" office:string-value="" calcext:value-type="error">
            <text:p>#NAME?</text:p>
          </table:table-cell>
          <table:table-cell table:style-name="ce2" table:formula="of:=RIGHT([.A31];2)" office:value-type="string" office:string-value="er" calcext:value-type="string">
            <text:p>er</text:p>
          </table:table-cell>
          <table:table-cell table:style-name="ce7" office:value-type="string" calcext:value-type="string">
            <text:p>the verb ler is formed similarly</text:p>
          </table:table-cell>
          <table:table-cell table:number-columns-repeated="1008"/>
        </table:table-row>
        <table:table-row table:style-name="ro1">
          <table:table-cell table:style-name="ce2" office:value-type="string" calcext:value-type="string">
            <text:p>.dar</text:p>
          </table:table-cell>
          <table:table-cell table:style-name="ce2" table:number-columns-repeated="3"/>
          <table:table-cell table:style-name="ce2" office:value-type="string" calcext:value-type="string">
            <text:p>dou,dás,dá,damos,dais,dão</text:p>
          </table:table-cell>
          <table:table-cell table:style-name="ce2" office:value-type="string" calcext:value-type="string">
            <text:p>dei,deste,deu,demos,destes,deram</text:p>
          </table:table-cell>
          <table:table-cell table:style-name="ce2"/>
          <table:table-cell table:style-name="ce2" office:value-type="string" calcext:value-type="string">
            <text:p>dera,deras,dera,déramos,déreis,deram</text:p>
          </table:table-cell>
          <table:table-cell table:style-name="ce2" table:number-columns-repeated="2"/>
          <table:table-cell table:style-name="ce2" office:value-type="string" calcext:value-type="string">
            <text:p>dê,dês,dê,dêmos,deis,dêem</text:p>
          </table:table-cell>
          <table:table-cell table:style-name="ce2" office:value-type="string" calcext:value-type="string">
            <text:p>desse,desses,desse,déssemos,désseis,dessem</text:p>
          </table:table-cell>
          <table:table-cell table:style-name="ce2" office:value-type="string" calcext:value-type="string">
            <text:p>der,deres,der,dermos,derdes,derem</text:p>
          </table:table-cell>
          <table:table-cell table:style-name="ce4" table:formula="of:=IF(LEFT([.A32];1) = &quot;.&quot;; LEFT(concat([.A32];&quot;~~~~~~~~~~~~~~~~~~&quot;);20) ;RIGHT(concat(&quot;!!!!!!!!!!!!!!!!!!&quot;; [.A32]);20))" office:value-type="string" office:string-value="" calcext:value-type="error">
            <text:p>#NAME?</text:p>
          </table:table-cell>
          <table:table-cell table:style-name="ce2" table:formula="of:=RIGHT([.A32];2)" office:value-type="string" office:string-value="ar" calcext:value-type="string">
            <text:p>ar</text:p>
          </table:table-cell>
          <table:table-cell table:style-name="ce7"/>
          <table:table-cell table:number-columns-repeated="1008"/>
        </table:table-row>
        <table:table-row table:style-name="ro1">
          <table:table-cell table:style-name="ce2" office:value-type="string" calcext:value-type="string">
            <text:p>.dizer</text:p>
          </table:table-cell>
          <table:table-cell table:style-name="ce2" table:number-columns-repeated="2"/>
          <table:table-cell table:style-name="ce2" office:value-type="string" calcext:value-type="string">
            <text:p>dito</text:p>
          </table:table-cell>
          <table:table-cell table:style-name="ce2" office:value-type="string" calcext:value-type="string">
            <text:p>digo,,diz,,,</text:p>
          </table:table-cell>
          <table:table-cell table:style-name="ce2" office:value-type="string" calcext:value-type="string">
            <text:p>disse,disseste,disse,dissemos,dissestes,disseram</text:p>
          </table:table-cell>
          <table:table-cell table:style-name="ce2"/>
          <table:table-cell table:style-name="ce2" office:value-type="string" calcext:value-type="string">
            <text:p>dissera,disseras,dissera,disséramos,disséreis,disseram</text:p>
          </table:table-cell>
          <table:table-cell table:style-name="ce2" office:value-type="string" calcext:value-type="string">
            <text:p>direi,dirás,dirá,diremos,direis,dirão</text:p>
          </table:table-cell>
          <table:table-cell table:style-name="ce2" office:value-type="string" calcext:value-type="string">
            <text:p>diria,dirias,diria,diríamos,diríeis,diriam</text:p>
          </table:table-cell>
          <table:table-cell table:style-name="ce2" office:value-type="string" calcext:value-type="string">
            <text:p>diga,digas,diga,digamos,digais,digam</text:p>
          </table:table-cell>
          <table:table-cell table:style-name="ce2" office:value-type="string" calcext:value-type="string">
            <text:p>dissesse,dissesses,dissesse,disséssemos,dissésseis,dissessem</text:p>
          </table:table-cell>
          <table:table-cell table:style-name="ce2" office:value-type="string" calcext:value-type="string">
            <text:p>disser,disseres,disser,dissermos,disserdes,disserem</text:p>
          </table:table-cell>
          <table:table-cell table:style-name="ce4" table:formula="of:=IF(LEFT([.A33];1) = &quot;.&quot;; LEFT(concat([.A33];&quot;~~~~~~~~~~~~~~~~~~&quot;);20) ;RIGHT(concat(&quot;!!!!!!!!!!!!!!!!!!&quot;; [.A33]);20))" office:value-type="string" office:string-value="" calcext:value-type="error">
            <text:p>#NAME?</text:p>
          </table:table-cell>
          <table:table-cell table:style-name="ce2" table:formula="of:=RIGHT([.A33];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escrever</text:p>
          </table:table-cell>
          <table:table-cell table:style-name="ce2" table:number-columns-repeated="2"/>
          <table:table-cell table:style-name="ce2" office:value-type="string" calcext:value-type="string">
            <text:p>escrito</text:p>
          </table:table-cell>
          <table:table-cell table:style-name="ce2" table:number-columns-repeated="9"/>
          <table:table-cell table:style-name="ce4" table:formula="of:=IF(LEFT([.A34];1) = &quot;.&quot;; LEFT(concat([.A34];&quot;~~~~~~~~~~~~~~~~~~&quot;);20) ;RIGHT(concat(&quot;!!!!!!!!!!!!!!!!!!&quot;; [.A34]);20))" office:value-type="string" office:string-value="" calcext:value-type="error">
            <text:p>#NAME?</text:p>
          </table:table-cell>
          <table:table-cell table:style-name="ce2" table:formula="of:=RIGHT([.A34];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estar</text:p>
          </table:table-cell>
          <table:table-cell table:style-name="ce2" table:number-columns-repeated="3"/>
          <table:table-cell table:style-name="ce2" office:value-type="string" calcext:value-type="string">
            <text:p>estou,estás,está,,,estão</text:p>
          </table:table-cell>
          <table:table-cell table:style-name="ce2" office:value-type="string" calcext:value-type="string">
            <text:p>estive,estiveste,esteve,estivemos,estivestes,estiveram</text:p>
          </table:table-cell>
          <table:table-cell table:style-name="ce2"/>
          <table:table-cell table:style-name="ce2" office:value-type="string" calcext:value-type="string">
            <text:p>estivera,estiveras,estivera,estivéramos,estivéreis,estiveram</text:p>
          </table:table-cell>
          <table:table-cell table:style-name="ce2" table:number-columns-repeated="2"/>
          <table:table-cell table:style-name="ce2" office:value-type="string" calcext:value-type="string">
            <text:p>esteja,estejas,esteja,estejamos,estejais,estejam</text:p>
          </table:table-cell>
          <table:table-cell table:style-name="ce2" office:value-type="string" calcext:value-type="string">
            <text:p>estivesse,estivesses,estivesse,estivéssemos,estivésseis,estivessem</text:p>
          </table:table-cell>
          <table:table-cell table:style-name="ce2" office:value-type="string" calcext:value-type="string">
            <text:p>estiver,estiveres,estiver,estivermos,estiverdes,estiverem</text:p>
          </table:table-cell>
          <table:table-cell table:style-name="ce4" table:formula="of:=IF(LEFT([.A35];1) = &quot;.&quot;; LEFT(concat([.A35];&quot;~~~~~~~~~~~~~~~~~~&quot;);20) ;RIGHT(concat(&quot;!!!!!!!!!!!!!!!!!!&quot;; [.A35]);20))" office:value-type="string" office:string-value="" calcext:value-type="error">
            <text:p>#NAME?</text:p>
          </table:table-cell>
          <table:table-cell table:style-name="ce2" table:formula="of:=RIGHT([.A35];2)" office:value-type="string" office:string-value="ar" calcext:value-type="string">
            <text:p>ar</text:p>
          </table:table-cell>
          <table:table-cell table:style-name="ce7"/>
          <table:table-cell table:number-columns-repeated="1008"/>
        </table:table-row>
        <table:table-row table:style-name="ro1">
          <table:table-cell table:style-name="ce2" office:value-type="string" calcext:value-type="string">
            <text:p>.exibir</text:p>
          </table:table-cell>
          <table:table-cell table:style-name="ce2" table:number-columns-repeated="12"/>
          <table:table-cell table:style-name="ce4" table:formula="of:=IF(LEFT([.A36];1) = &quot;.&quot;; LEFT(concat([.A36];&quot;~~~~~~~~~~~~~~~~~~&quot;);20) ;RIGHT(concat(&quot;!!!!!!!!!!!!!!!!!!&quot;; [.A36]);20))" office:value-type="string" office:string-value="" calcext:value-type="error">
            <text:p>#NAME?</text:p>
          </table:table-cell>
          <table:table-cell table:style-name="ce2" office:value-type="string" calcext:value-type="string">
            <text:p>ir</text:p>
          </table:table-cell>
          <table:table-cell table:style-name="ce7"/>
          <table:table-cell table:style-name="ce9" office:value-type="string" calcext:value-type="string">
            <text:p>JUST REDIRECT (does not follow IBIR(ending) rule, thus redirect to IR)</text:p>
          </table:table-cell>
          <table:table-cell table:number-columns-repeated="1007"/>
        </table:table-row>
        <table:table-row table:style-name="ro1">
          <table:table-cell table:style-name="ce2" office:value-type="string" calcext:value-type="string">
            <text:p>.fazer</text:p>
          </table:table-cell>
          <table:table-cell table:style-name="ce2" table:number-columns-repeated="2"/>
          <table:table-cell table:style-name="ce2" office:value-type="string" calcext:value-type="string">
            <text:p>feito</text:p>
          </table:table-cell>
          <table:table-cell table:style-name="ce2" office:value-type="string" calcext:value-type="string">
            <text:p>faço,,faz,,,</text:p>
          </table:table-cell>
          <table:table-cell table:style-name="ce2" office:value-type="string" calcext:value-type="string">
            <text:p>fiz,fizeste,fez,fizemos,fizestes,fizeram</text:p>
          </table:table-cell>
          <table:table-cell table:style-name="ce2" office:value-type="string" calcext:value-type="string">
            <text:p>fazia,fazias,fazia,fazíamos,fazíeis,faziam</text:p>
          </table:table-cell>
          <table:table-cell table:style-name="ce2" office:value-type="string" calcext:value-type="string">
            <text:p>fizera,fizeras,fizera,fizéramos,fizéreis,fizeram</text:p>
          </table:table-cell>
          <table:table-cell table:style-name="ce2" office:value-type="string" calcext:value-type="string">
            <text:p>farei,farás,fará,faremos,fareis,farão</text:p>
          </table:table-cell>
          <table:table-cell table:style-name="ce2" office:value-type="string" calcext:value-type="string">
            <text:p>faria,farias,faria,faríamos,faríeis,fariam</text:p>
          </table:table-cell>
          <table:table-cell table:style-name="ce2" office:value-type="string" calcext:value-type="string">
            <text:p>faça,faças,faça,façamos,façais,façam</text:p>
          </table:table-cell>
          <table:table-cell table:style-name="ce2" office:value-type="string" calcext:value-type="string">
            <text:p>fizesse,fizesses,fizesse,fizéssemos,fizésseis,fizessem</text:p>
          </table:table-cell>
          <table:table-cell table:style-name="ce2" office:value-type="string" calcext:value-type="string">
            <text:p>fizer,fizeres,fizer,fizermos,fizerdes,fizerem</text:p>
          </table:table-cell>
          <table:table-cell table:style-name="ce4" table:formula="of:=IF(LEFT([.A37];1) = &quot;.&quot;; LEFT(concat([.A37];&quot;~~~~~~~~~~~~~~~~~~&quot;);20) ;RIGHT(concat(&quot;!!!!!!!!!!!!!!!!!!&quot;; [.A37]);20))" office:value-type="string" office:string-value="" calcext:value-type="error">
            <text:p>#NAME?</text:p>
          </table:table-cell>
          <table:table-cell table:style-name="ce2" table:formula="of:=RIGHT([.A37];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ganhar</text:p>
          </table:table-cell>
          <table:table-cell table:style-name="ce2" table:number-columns-repeated="2"/>
          <table:table-cell table:style-name="ce2" office:value-type="string" calcext:value-type="string">
            <text:p>ganho</text:p>
          </table:table-cell>
          <table:table-cell table:style-name="ce2" table:number-columns-repeated="9"/>
          <table:table-cell table:style-name="ce4" table:formula="of:=IF(LEFT([.A38];1) = &quot;.&quot;; LEFT(concat([.A38];&quot;~~~~~~~~~~~~~~~~~~&quot;);20) ;RIGHT(concat(&quot;!!!!!!!!!!!!!!!!!!&quot;; [.A38]);20))" office:value-type="string" office:string-value="" calcext:value-type="error">
            <text:p>#NAME?</text:p>
          </table:table-cell>
          <table:table-cell table:style-name="ce2" table:formula="of:=RIGHT([.A38];2)" office:value-type="string" office:string-value="ar" calcext:value-type="string">
            <text:p>ar</text:p>
          </table:table-cell>
          <table:table-cell table:style-name="ce7"/>
          <table:table-cell table:number-columns-repeated="1008"/>
        </table:table-row>
        <table:table-row table:style-name="ro1">
          <table:table-cell table:style-name="ce2" office:value-type="string" calcext:value-type="string">
            <text:p>.gastar</text:p>
          </table:table-cell>
          <table:table-cell table:style-name="ce2" table:number-columns-repeated="2"/>
          <table:table-cell table:style-name="ce2" office:value-type="string" calcext:value-type="string">
            <text:p>gasto</text:p>
          </table:table-cell>
          <table:table-cell table:style-name="ce2" table:number-columns-repeated="9"/>
          <table:table-cell table:style-name="ce4" table:formula="of:=IF(LEFT([.A39];1) = &quot;.&quot;; LEFT(concat([.A39];&quot;~~~~~~~~~~~~~~~~~~&quot;);20) ;RIGHT(concat(&quot;!!!!!!!!!!!!!!!!!!&quot;; [.A39]);20))" office:value-type="string" office:string-value="" calcext:value-type="error">
            <text:p>#NAME?</text:p>
          </table:table-cell>
          <table:table-cell table:style-name="ce2" table:formula="of:=RIGHT([.A39];2)" office:value-type="string" office:string-value="ar" calcext:value-type="string">
            <text:p>ar</text:p>
          </table:table-cell>
          <table:table-cell table:style-name="ce7"/>
          <table:table-cell table:number-columns-repeated="1008"/>
        </table:table-row>
        <table:table-row table:style-name="ro1">
          <table:table-cell table:style-name="ce2" office:value-type="string" calcext:value-type="string">
            <text:p>.haver</text:p>
          </table:table-cell>
          <table:table-cell table:style-name="ce2" table:number-columns-repeated="3"/>
          <table:table-cell table:style-name="ce2" office:value-type="string" calcext:value-type="string">
            <text:p>hei,hás,há,,,hão</text:p>
          </table:table-cell>
          <table:table-cell table:style-name="ce2" office:value-type="string" calcext:value-type="string">
            <text:p>houve,houveste,houve,houvemos,houvestes,houveram</text:p>
          </table:table-cell>
          <table:table-cell table:style-name="ce2"/>
          <table:table-cell table:style-name="ce2" office:value-type="string" calcext:value-type="string">
            <text:p>houvera,houveras,houvera,houvéramos,houvéreis,houveram</text:p>
          </table:table-cell>
          <table:table-cell table:style-name="ce2" table:number-columns-repeated="2"/>
          <table:table-cell table:style-name="ce2" office:value-type="string" calcext:value-type="string">
            <text:p>haja,hajas,haja,hajamos,hajais,hajam</text:p>
          </table:table-cell>
          <table:table-cell table:style-name="ce2" office:value-type="string" calcext:value-type="string">
            <text:p>houvesse,houvesses,houvesse,houvéssemos,houvésseis,houvessem</text:p>
          </table:table-cell>
          <table:table-cell table:style-name="ce2" office:value-type="string" calcext:value-type="string">
            <text:p>houver,houveres,houver,houvermos,houverdes,houverem</text:p>
          </table:table-cell>
          <table:table-cell table:style-name="ce4" table:formula="of:=IF(LEFT([.A40];1) = &quot;.&quot;; LEFT(concat([.A40];&quot;~~~~~~~~~~~~~~~~~~&quot;);20) ;RIGHT(concat(&quot;!!!!!!!!!!!!!!!!!!&quot;; [.A40]);20))" office:value-type="string" office:string-value="" calcext:value-type="error">
            <text:p>#NAME?</text:p>
          </table:table-cell>
          <table:table-cell table:style-name="ce2" table:formula="of:=RIGHT([.A40];2)" office:value-type="string" office:string-value="er" calcext:value-type="string">
            <text:p>er</text:p>
          </table:table-cell>
          <table:table-cell table:style-name="ce7"/>
          <table:table-cell table:style-name="ce2" office:value-type="string" calcext:value-type="string">
            <text:p>in Present, hemos alternative?</text:p>
          </table:table-cell>
          <table:table-cell table:number-columns-repeated="1007"/>
        </table:table-row>
        <table:table-row table:style-name="ro1">
          <table:table-cell table:style-name="ce2" office:value-type="string" calcext:value-type="string">
            <text:p>.ir</text:p>
          </table:table-cell>
          <table:table-cell table:style-name="ce2" table:number-columns-repeated="3"/>
          <table:table-cell table:style-name="ce2" office:value-type="string" calcext:value-type="string">
            <text:p>vou,vais,vai,vamos,ides,vão</text:p>
          </table:table-cell>
          <table:table-cell table:style-name="ce2" office:value-type="string" calcext:value-type="string">
            <text:p>fui,foste,foi,fomos,fostes,foram</text:p>
          </table:table-cell>
          <table:table-cell table:style-name="ce2"/>
          <table:table-cell table:style-name="ce2" office:value-type="string" calcext:value-type="string">
            <text:p>fora,foras,fora,fôramos,fôreis,foram</text:p>
          </table:table-cell>
          <table:table-cell table:style-name="ce2" table:number-columns-repeated="2"/>
          <table:table-cell table:style-name="ce2" office:value-type="string" calcext:value-type="string">
            <text:p>vá,vás,vá,vamos,vades,vão</text:p>
          </table:table-cell>
          <table:table-cell table:style-name="ce2" office:value-type="string" calcext:value-type="string">
            <text:p>fosse,fosses,fosse,fôssemos,fôsseis,fossem</text:p>
          </table:table-cell>
          <table:table-cell table:style-name="ce2" office:value-type="string" calcext:value-type="string">
            <text:p>for,fores,for,formos,fordes,forem</text:p>
          </table:table-cell>
          <table:table-cell table:style-name="ce4" table:formula="of:=IF(LEFT([.A41];1) = &quot;.&quot;; LEFT(concat([.A41];&quot;~~~~~~~~~~~~~~~~~~&quot;);20) ;RIGHT(concat(&quot;!!!!!!!!!!!!!!!!!!&quot;; [.A41]);20))" office:value-type="string" office:string-value="" calcext:value-type="error">
            <text:p>#NAME?</text:p>
          </table:table-cell>
          <table:table-cell table:style-name="ce2" table:formula="of:=RIGHT([.A41];2)" office:value-type="string" office:string-value="ir" calcext:value-type="string">
            <text:p>ir</text:p>
          </table:table-cell>
          <table:table-cell table:style-name="ce7"/>
          <table:table-cell table:number-columns-repeated="1008"/>
        </table:table-row>
        <table:table-row table:style-name="ro1">
          <table:table-cell table:style-name="ce2" office:value-type="string" calcext:value-type="string">
            <text:p>.jazer</text:p>
          </table:table-cell>
          <table:table-cell table:style-name="ce2" table:number-columns-repeated="3"/>
          <table:table-cell table:style-name="ce2" office:value-type="string" calcext:value-type="string">
            <text:p>,,jaz,,,</text:p>
          </table:table-cell>
          <table:table-cell table:style-name="ce2" table:number-columns-repeated="8"/>
          <table:table-cell table:style-name="ce4" table:formula="of:=IF(LEFT([.A42];1) = &quot;.&quot;; LEFT(concat([.A42];&quot;~~~~~~~~~~~~~~~~~~&quot;);20) ;RIGHT(concat(&quot;!!!!!!!!!!!!!!!!!!&quot;; [.A42]);20))" office:value-type="string" office:string-value="" calcext:value-type="error">
            <text:p>#NAME?</text:p>
          </table:table-cell>
          <table:table-cell table:style-name="ce2" office:value-type="string" calcext:value-type="string">
            <text:p>er</text:p>
          </table:table-cell>
          <table:table-cell table:style-name="ce7" office:value-type="string" calcext:value-type="string">
            <text:p>jazer has two valid (Afirmativo do) Imperativo tu-forms; to form the second one (not shown) simply append the letter e</text:p>
          </table:table-cell>
          <table:table-cell table:number-columns-repeated="1008"/>
        </table:table-row>
        <table:table-row table:style-name="ro1">
          <table:table-cell table:style-name="ce2" office:value-type="string" calcext:value-type="string">
            <text:p>.ler</text:p>
          </table:table-cell>
          <table:table-cell table:style-name="ce2" table:number-columns-repeated="3"/>
          <table:table-cell table:style-name="ce2" office:value-type="string" calcext:value-type="string">
            <text:p>leio,lês,lê,,ledes,leem</text:p>
          </table:table-cell>
          <table:table-cell table:style-name="ce2" table:number-columns-repeated="5"/>
          <table:table-cell table:style-name="ce2" office:value-type="string" calcext:value-type="string">
            <text:p>leia,leias,leia,leiamos,leias,leiam</text:p>
          </table:table-cell>
          <table:table-cell table:style-name="ce2" table:number-columns-repeated="2"/>
          <table:table-cell table:style-name="ce4" table:formula="of:=IF(LEFT([.A43];1) = &quot;.&quot;; LEFT(concat([.A43];&quot;~~~~~~~~~~~~~~~~~~&quot;);20) ;RIGHT(concat(&quot;!!!!!!!!!!!!!!!!!!&quot;; [.A43]);20))" office:value-type="string" office:string-value="" calcext:value-type="error">
            <text:p>#NAME?</text:p>
          </table:table-cell>
          <table:table-cell table:style-name="ce2" table:formula="of:=RIGHT([.A43];2)" office:value-type="string" office:string-value="er" calcext:value-type="string">
            <text:p>er</text:p>
          </table:table-cell>
          <table:table-cell table:style-name="ce7" office:value-type="string" calcext:value-type="string">
            <text:p>the verb crer is formed similarly</text:p>
          </table:table-cell>
          <table:table-cell table:number-columns-repeated="1008"/>
        </table:table-row>
        <table:table-row table:style-name="ro1">
          <table:table-cell table:style-name="ce2" office:value-type="string" calcext:value-type="string">
            <text:p>.manter</text:p>
          </table:table-cell>
          <table:table-cell table:style-name="ce2" table:number-columns-repeated="2"/>
          <table:table-cell/>
          <table:table-cell table:style-name="ce2" office:value-type="string" calcext:value-type="string">
            <text:p>,manténs,mantém,,,</text:p>
          </table:table-cell>
          <table:table-cell table:style-name="ce2" table:number-columns-repeated="8"/>
          <table:table-cell table:style-name="ce4" table:formula="of:=IF(LEFT([.A44];1) = &quot;.&quot;; LEFT(concat([.A44];&quot;~~~~~~~~~~~~~~~~~~&quot;);20) ;RIGHT(concat(&quot;!!!!!!!!!!!!!!!!!!&quot;; [.A44]);20))" office:value-type="string" office:string-value="" calcext:value-type="error">
            <text:p>#NAME?</text:p>
          </table:table-cell>
          <table:table-cell table:style-name="ce2" office:value-type="string" calcext:value-type="string">
            <text:p>.ter</text:p>
          </table:table-cell>
          <table:table-cell table:style-name="ce7"/>
          <table:table-cell table:number-columns-repeated="1008"/>
        </table:table-row>
        <table:table-row table:style-name="ro1">
          <table:table-cell table:style-name="ce2" office:value-type="string" calcext:value-type="string">
            <text:p>.medir</text:p>
          </table:table-cell>
          <table:table-cell table:style-name="ce2" table:number-columns-repeated="3"/>
          <table:table-cell table:style-name="ce2" office:value-type="string" calcext:value-type="string">
            <text:p>meço,,,,,</text:p>
          </table:table-cell>
          <table:table-cell table:style-name="ce2" table:number-columns-repeated="5"/>
          <table:table-cell table:style-name="ce2" office:value-type="string" calcext:value-type="string">
            <text:p>meça,meças,meça,meçamos,meçais,meçam</text:p>
          </table:table-cell>
          <table:table-cell table:style-name="ce2" table:number-columns-repeated="2"/>
          <table:table-cell table:style-name="ce4" table:formula="of:=IF(LEFT([.A45];1) = &quot;.&quot;; LEFT(concat([.A45];&quot;~~~~~~~~~~~~~~~~~~&quot;);20) ;RIGHT(concat(&quot;!!!!!!!!!!!!!!!!!!&quot;; [.A45]);20))" office:value-type="string" office:string-value="" calcext:value-type="error">
            <text:p>#NAME?</text:p>
          </table:table-cell>
          <table:table-cell table:style-name="ce2" office:value-type="string" calcext:value-type="string">
            <text:p>ir</text:p>
          </table:table-cell>
          <table:table-cell table:style-name="ce7"/>
          <table:table-cell table:number-columns-repeated="1008"/>
        </table:table-row>
        <table:table-row table:style-name="ro1">
          <table:table-cell table:style-name="ce2" office:value-type="string" calcext:value-type="string">
            <text:p>.odiar</text:p>
          </table:table-cell>
          <table:table-cell table:style-name="ce2" table:number-columns-repeated="3"/>
          <table:table-cell table:style-name="ce2" office:value-type="string" calcext:value-type="string">
            <text:p>odeio,odeias,odeia,,,odeiam</text:p>
          </table:table-cell>
          <table:table-cell table:style-name="ce2" table:number-columns-repeated="5"/>
          <table:table-cell table:style-name="ce2" office:value-type="string" calcext:value-type="string">
            <text:p>odeie,odeies,odeie,,,odeiem</text:p>
          </table:table-cell>
          <table:table-cell table:style-name="ce2" table:number-columns-repeated="2"/>
          <table:table-cell table:style-name="ce4" table:formula="of:=IF(LEFT([.A46];1) = &quot;.&quot;; LEFT(concat([.A46];&quot;~~~~~~~~~~~~~~~~~~&quot;);20) ;RIGHT(concat(&quot;!!!!!!!!!!!!!!!!!!&quot;; [.A46]);20))" office:value-type="string" office:string-value="" calcext:value-type="error">
            <text:p>#NAME?</text:p>
          </table:table-cell>
          <table:table-cell table:style-name="ce2" table:formula="of:=RIGHT([.A46];2)" office:value-type="string" office:string-value="ar" calcext:value-type="string">
            <text:p>ar</text:p>
          </table:table-cell>
          <table:table-cell table:style-name="ce7"/>
          <table:table-cell table:number-columns-repeated="1008"/>
        </table:table-row>
        <table:table-row table:style-name="ro1">
          <table:table-cell table:style-name="ce2" office:value-type="string" calcext:value-type="string">
            <text:p>.ouvir</text:p>
          </table:table-cell>
          <table:table-cell table:style-name="ce2" table:number-columns-repeated="3"/>
          <table:table-cell table:style-name="ce2" office:value-type="string" calcext:value-type="string">
            <text:p>ouço,,,,,</text:p>
          </table:table-cell>
          <table:table-cell table:style-name="ce2" table:number-columns-repeated="5"/>
          <table:table-cell table:style-name="ce2" office:value-type="string" calcext:value-type="string">
            <text:p>ouça,ouças,ouça,ouçamos,ouçais,ouçam</text:p>
          </table:table-cell>
          <table:table-cell table:style-name="ce2" table:number-columns-repeated="2"/>
          <table:table-cell table:style-name="ce4" table:formula="of:=IF(LEFT([.A47];1) = &quot;.&quot;; LEFT(concat([.A47];&quot;~~~~~~~~~~~~~~~~~~&quot;);20) ;RIGHT(concat(&quot;!!!!!!!!!!!!!!!!!!&quot;; [.A47]);20))" office:value-type="string" office:string-value="" calcext:value-type="error">
            <text:p>#NAME?</text:p>
          </table:table-cell>
          <table:table-cell table:style-name="ce2" table:formula="of:=RIGHT([.A47];2)" office:value-type="string" office:string-value="ir" calcext:value-type="string">
            <text:p>ir</text:p>
          </table:table-cell>
          <table:table-cell table:style-name="ce7" office:value-type="string" calcext:value-type="string">
            <text:p>alternative valid forms exist: present tense (eu = oiço); present subjunctive tenses (oiça, oiças, oiça, oiçamos, oiçais, oiçam)</text:p>
          </table:table-cell>
          <table:table-cell table:number-columns-repeated="1008"/>
        </table:table-row>
        <table:table-row table:style-name="ro1">
          <table:table-cell table:style-name="ce2" office:value-type="string" calcext:value-type="string">
            <text:p>.pagar</text:p>
          </table:table-cell>
          <table:table-cell table:style-name="ce2" table:number-columns-repeated="2"/>
          <table:table-cell table:style-name="ce2" office:value-type="string" calcext:value-type="string">
            <text:p>pago</text:p>
          </table:table-cell>
          <table:table-cell table:style-name="ce2" table:number-columns-repeated="9"/>
          <table:table-cell table:style-name="ce4" table:formula="of:=IF(LEFT([.A48];1) = &quot;.&quot;; LEFT(concat([.A48];&quot;~~~~~~~~~~~~~~~~~~&quot;);20) ;RIGHT(concat(&quot;!!!!!!!!!!!!!!!!!!&quot;; [.A48]);20))" office:value-type="string" office:string-value="" calcext:value-type="error">
            <text:p>#NAME?</text:p>
          </table:table-cell>
          <table:table-cell table:style-name="ce2" office:value-type="string" calcext:value-type="string">
            <text:p>gar</text:p>
          </table:table-cell>
          <table:table-cell table:style-name="ce7"/>
          <table:table-cell table:number-columns-repeated="1008"/>
        </table:table-row>
        <table:table-row table:style-name="ro1">
          <table:table-cell table:style-name="ce2" office:value-type="string" calcext:value-type="string">
            <text:p>.pedir</text:p>
          </table:table-cell>
          <table:table-cell table:style-name="ce2" table:number-columns-repeated="3"/>
          <table:table-cell table:style-name="ce2" office:value-type="string" calcext:value-type="string">
            <text:p>peço,,,,,</text:p>
          </table:table-cell>
          <table:table-cell table:style-name="ce2" table:number-columns-repeated="5"/>
          <table:table-cell table:style-name="ce2" office:value-type="string" calcext:value-type="string">
            <text:p>peça,peças,peça,peçamos,peçais,peçam</text:p>
          </table:table-cell>
          <table:table-cell table:style-name="ce2" table:number-columns-repeated="2"/>
          <table:table-cell table:style-name="ce4" table:formula="of:=IF(LEFT([.A49];1) = &quot;.&quot;; LEFT(concat([.A49];&quot;~~~~~~~~~~~~~~~~~~&quot;);20) ;RIGHT(concat(&quot;!!!!!!!!!!!!!!!!!!&quot;; [.A49]);20))" office:value-type="string" office:string-value="" calcext:value-type="error">
            <text:p>#NAME?</text:p>
          </table:table-cell>
          <table:table-cell table:style-name="ce2" office:value-type="string" calcext:value-type="string">
            <text:p>ir</text:p>
          </table:table-cell>
          <table:table-cell table:style-name="ce7"/>
          <table:table-cell table:number-columns-repeated="1008"/>
        </table:table-row>
        <table:table-row table:style-name="ro1">
          <table:table-cell table:style-name="ce2" office:value-type="string" calcext:value-type="string">
            <text:p>.perder</text:p>
          </table:table-cell>
          <table:table-cell table:style-name="ce2" table:number-columns-repeated="3"/>
          <table:table-cell table:style-name="ce2" office:value-type="string" calcext:value-type="string">
            <text:p>perco,,,,,</text:p>
          </table:table-cell>
          <table:table-cell table:style-name="ce2" table:number-columns-repeated="5"/>
          <table:table-cell table:style-name="ce2" office:value-type="string" calcext:value-type="string">
            <text:p>perca,percas,perca,percamos,percais,percam</text:p>
          </table:table-cell>
          <table:table-cell table:style-name="ce2" table:number-columns-repeated="2"/>
          <table:table-cell table:style-name="ce4" table:formula="of:=IF(LEFT([.A50];1) = &quot;.&quot;; LEFT(concat([.A50];&quot;~~~~~~~~~~~~~~~~~~&quot;);20) ;RIGHT(concat(&quot;!!!!!!!!!!!!!!!!!!&quot;; [.A50]);20))" office:value-type="string" office:string-value="" calcext:value-type="error">
            <text:p>#NAME?</text:p>
          </table:table-cell>
          <table:table-cell table:style-name="ce2" table:formula="of:=RIGHT([.A50];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poder</text:p>
          </table:table-cell>
          <table:table-cell table:style-name="ce2" table:number-columns-repeated="3"/>
          <table:table-cell table:style-name="ce2" office:value-type="string" calcext:value-type="string">
            <text:p>posso,,,,,</text:p>
          </table:table-cell>
          <table:table-cell table:style-name="ce2" office:value-type="string" calcext:value-type="string">
            <text:p>pude,pudeste,pôde,pudemos,pudestes,puderam</text:p>
          </table:table-cell>
          <table:table-cell table:style-name="ce2"/>
          <table:table-cell table:style-name="ce2" office:value-type="string" calcext:value-type="string">
            <text:p>pudera,puderas,pudera,pudéramos,pudéreis,puderam</text:p>
          </table:table-cell>
          <table:table-cell table:style-name="ce2" table:number-columns-repeated="2"/>
          <table:table-cell table:style-name="ce2" office:value-type="string" calcext:value-type="string">
            <text:p>possa,possas,possa,possamos,possais,possam</text:p>
          </table:table-cell>
          <table:table-cell table:style-name="ce2" office:value-type="string" calcext:value-type="string">
            <text:p>pudesse,pudesses,pudesse,pudéssemos,pudésseis,pudessem</text:p>
          </table:table-cell>
          <table:table-cell table:style-name="ce2" office:value-type="string" calcext:value-type="string">
            <text:p>puder,puderes,puder,pudermos,puderdes,puderem</text:p>
          </table:table-cell>
          <table:table-cell table:style-name="ce4" table:formula="of:=IF(LEFT([.A51];1) = &quot;.&quot;; LEFT(concat([.A51];&quot;~~~~~~~~~~~~~~~~~~&quot;);20) ;RIGHT(concat(&quot;!!!!!!!!!!!!!!!!!!&quot;; [.A51]);20))" office:value-type="string" office:string-value="" calcext:value-type="error">
            <text:p>#NAME?</text:p>
          </table:table-cell>
          <table:table-cell table:style-name="ce2" table:formula="of:=RIGHT([.A51];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pôr</text:p>
          </table:table-cell>
          <table:table-cell table:style-name="ce2" office:value-type="string" calcext:value-type="string">
            <text:p>pôr,,pôr,,,</text:p>
          </table:table-cell>
          <table:table-cell table:style-name="ce2" table:number-columns-repeated="2"/>
          <table:table-cell/>
          <table:table-cell table:style-name="ce2" table:number-columns-repeated="8"/>
          <table:table-cell table:style-name="ce4" table:formula="of:=IF(LEFT([.A52];1) = &quot;.&quot;; LEFT(concat([.A52];&quot;~~~~~~~~~~~~~~~~~~&quot;);20) ;RIGHT(concat(&quot;!!!!!!!!!!!!!!!!!!&quot;; [.A52]);20))" office:value-type="string" office:string-value="" calcext:value-type="error">
            <text:p>#NAME?</text:p>
          </table:table-cell>
          <table:table-cell table:style-name="ce2" office:value-type="string" calcext:value-type="string">
            <text:p>or</text:p>
          </table:table-cell>
          <table:table-cell table:style-name="ce7"/>
          <table:table-cell table:style-name="ce2" office:value-type="string" calcext:value-type="string">
            <text:p>This is only needed so that Personal Infinitive (vTense=2) uses this infinitive.</text:p>
          </table:table-cell>
          <table:table-cell table:number-columns-repeated="1007"/>
        </table:table-row>
        <table:table-row table:style-name="ro1">
          <table:table-cell table:style-name="ce2" office:value-type="string" calcext:value-type="string">
            <text:p>.querer</text:p>
          </table:table-cell>
          <table:table-cell table:style-name="ce2" table:number-columns-repeated="3"/>
          <table:table-cell table:style-name="ce2" office:value-type="string" calcext:value-type="string">
            <text:p>,,quer,,,</text:p>
          </table:table-cell>
          <table:table-cell table:style-name="ce2" office:value-type="string" calcext:value-type="string">
            <text:p>quis,quiseste,quis,quisemos,quisestes,quiseram</text:p>
          </table:table-cell>
          <table:table-cell table:style-name="ce2"/>
          <table:table-cell table:style-name="ce2" office:value-type="string" calcext:value-type="string">
            <text:p>quisera,quiseras,quisera,quiséramos,quiséreis,quiseram</text:p>
          </table:table-cell>
          <table:table-cell table:style-name="ce2" table:number-columns-repeated="2"/>
          <table:table-cell table:style-name="ce2" office:value-type="string" calcext:value-type="string">
            <text:p>queira,queiras,queira,queiramos,queirais,queiram</text:p>
          </table:table-cell>
          <table:table-cell table:style-name="ce2" office:value-type="string" calcext:value-type="string">
            <text:p>quisesse,quisesses,quisesse,quiséssemos,quisésseis,quisessem</text:p>
          </table:table-cell>
          <table:table-cell table:style-name="ce2" office:value-type="string" calcext:value-type="string">
            <text:p>quiser,quiseres,quiser,quisermos,quiserdes,quiserem</text:p>
          </table:table-cell>
          <table:table-cell table:style-name="ce4" table:formula="of:=IF(LEFT([.A53];1) = &quot;.&quot;; LEFT(concat([.A53];&quot;~~~~~~~~~~~~~~~~~~&quot;);20) ;RIGHT(concat(&quot;!!!!!!!!!!!!!!!!!!&quot;; [.A53]);20))" office:value-type="string" office:string-value="" calcext:value-type="error">
            <text:p>#NAME?</text:p>
          </table:table-cell>
          <table:table-cell table:style-name="ce2" table:formula="of:=RIGHT([.A53];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requerer</text:p>
          </table:table-cell>
          <table:table-cell table:style-name="ce2" table:number-columns-repeated="3"/>
          <table:table-cell table:style-name="ce2" office:value-type="string" calcext:value-type="string">
            <text:p>requeiro,,requer,,,</text:p>
          </table:table-cell>
          <table:table-cell table:style-name="ce2" table:number-columns-repeated="5"/>
          <table:table-cell table:style-name="ce2" office:value-type="string" calcext:value-type="string">
            <text:p>requeira,requeiras,requeira,requeiramos,requeirais,requeiram</text:p>
          </table:table-cell>
          <table:table-cell table:style-name="ce2" table:number-columns-repeated="2"/>
          <table:table-cell table:style-name="ce4" table:formula="of:=IF(LEFT([.A54];1) = &quot;.&quot;; LEFT(concat([.A54];&quot;~~~~~~~~~~~~~~~~~~&quot;);20) ;RIGHT(concat(&quot;!!!!!!!!!!!!!!!!!!&quot;; [.A54]);20))" office:value-type="string" office:string-value="" calcext:value-type="error">
            <text:p>#NAME?</text:p>
          </table:table-cell>
          <table:table-cell table:style-name="ce2" table:formula="of:=RIGHT([.A54];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reunir</text:p>
          </table:table-cell>
          <table:table-cell table:style-name="ce2" table:number-columns-repeated="3"/>
          <table:table-cell table:style-name="ce2" office:value-type="string" calcext:value-type="string">
            <text:p>reúno,reúnes,reúne,,,reúnem</text:p>
          </table:table-cell>
          <table:table-cell table:style-name="ce2" table:number-columns-repeated="5"/>
          <table:table-cell table:style-name="ce2" office:value-type="string" calcext:value-type="string">
            <text:p>reúna,reúnas,reúna,,,reúnam</text:p>
          </table:table-cell>
          <table:table-cell table:style-name="ce2" table:number-columns-repeated="2"/>
          <table:table-cell table:style-name="ce4" table:formula="of:=IF(LEFT([.A55];1) = &quot;.&quot;; LEFT(concat([.A55];&quot;~~~~~~~~~~~~~~~~~~&quot;);20) ;RIGHT(concat(&quot;!!!!!!!!!!!!!!!!!!&quot;; [.A55]);20))" office:value-type="string" office:string-value="" calcext:value-type="error">
            <text:p>#NAME?</text:p>
          </table:table-cell>
          <table:table-cell table:style-name="ce2" office:value-type="string" calcext:value-type="string">
            <text:p>ir</text:p>
          </table:table-cell>
          <table:table-cell table:style-name="ce7"/>
          <table:table-cell table:number-columns-repeated="1008"/>
        </table:table-row>
        <table:table-row table:style-name="ro1">
          <table:table-cell table:style-name="ce2" office:value-type="string" calcext:value-type="string">
            <text:p>.rir</text:p>
          </table:table-cell>
          <table:table-cell table:style-name="ce2" table:number-columns-repeated="3"/>
          <table:table-cell table:style-name="ce2" office:value-type="string" calcext:value-type="string">
            <text:p>rio,ris,ri,,rides,riem</text:p>
          </table:table-cell>
          <table:table-cell table:style-name="ce2" table:number-columns-repeated="5"/>
          <table:table-cell table:style-name="ce2" office:value-type="string" calcext:value-type="string">
            <text:p>ria,rias,ria,riamos,riais,riam</text:p>
          </table:table-cell>
          <table:table-cell table:style-name="ce2" table:number-columns-repeated="2"/>
          <table:table-cell table:style-name="ce4" table:formula="of:=IF(LEFT([.A56];1) = &quot;.&quot;; LEFT(concat([.A56];&quot;~~~~~~~~~~~~~~~~~~&quot;);20) ;RIGHT(concat(&quot;!!!!!!!!!!!!!!!!!!&quot;; [.A56]);20))" office:value-type="string" office:string-value="" calcext:value-type="error">
            <text:p>#NAME?</text:p>
          </table:table-cell>
          <table:table-cell table:style-name="ce2" table:formula="of:=RIGHT([.A56];2)" office:value-type="string" office:string-value="ir" calcext:value-type="string">
            <text:p>ir</text:p>
          </table:table-cell>
          <table:table-cell table:style-name="ce7"/>
          <table:table-cell table:number-columns-repeated="1008"/>
        </table:table-row>
        <table:table-row table:style-name="ro1">
          <table:table-cell table:style-name="ce2" office:value-type="string" calcext:value-type="string">
            <text:p>.saber</text:p>
          </table:table-cell>
          <table:table-cell table:style-name="ce2" table:number-columns-repeated="3"/>
          <table:table-cell table:style-name="ce2" office:value-type="string" calcext:value-type="string">
            <text:p>sei,,,,,</text:p>
          </table:table-cell>
          <table:table-cell table:style-name="ce2" office:value-type="string" calcext:value-type="string">
            <text:p>soube,soubeste,soube,soubemos,soubestes,souberam</text:p>
          </table:table-cell>
          <table:table-cell table:style-name="ce2"/>
          <table:table-cell table:style-name="ce2" office:value-type="string" calcext:value-type="string">
            <text:p>soubera,souberas,soubera,soubéramos,soubéreis,souberam</text:p>
          </table:table-cell>
          <table:table-cell table:style-name="ce2" table:number-columns-repeated="2"/>
          <table:table-cell table:style-name="ce2" office:value-type="string" calcext:value-type="string">
            <text:p>saiba,saibas,saiba,saibamos,saibais,saibam</text:p>
          </table:table-cell>
          <table:table-cell table:style-name="ce2" office:value-type="string" calcext:value-type="string">
            <text:p>soubesse,soubesses,soubesse,soubéssemos,soubésseis,soubessem</text:p>
          </table:table-cell>
          <table:table-cell table:style-name="ce2" office:value-type="string" calcext:value-type="string">
            <text:p>souber,souberes,souber,soubermos,souberdes,souberem</text:p>
          </table:table-cell>
          <table:table-cell table:style-name="ce4" table:formula="of:=IF(LEFT([.A57];1) = &quot;.&quot;; LEFT(concat([.A57];&quot;~~~~~~~~~~~~~~~~~~&quot;);20) ;RIGHT(concat(&quot;!!!!!!!!!!!!!!!!!!&quot;; [.A57]);20))" office:value-type="string" office:string-value="" calcext:value-type="error">
            <text:p>#NAME?</text:p>
          </table:table-cell>
          <table:table-cell table:style-name="ce2" table:formula="of:=RIGHT([.A57];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saudar</text:p>
          </table:table-cell>
          <table:table-cell table:style-name="ce2" table:number-columns-repeated="3"/>
          <table:table-cell table:style-name="ce2" office:value-type="string" calcext:value-type="string">
            <text:p>saúdo,saúdas,saúda,,,saúdam</text:p>
          </table:table-cell>
          <table:table-cell table:style-name="ce2" table:number-columns-repeated="5"/>
          <table:table-cell table:style-name="ce2" office:value-type="string" calcext:value-type="string">
            <text:p>saúde,saúdes,saúde,,,saúdem</text:p>
          </table:table-cell>
          <table:table-cell table:style-name="ce2" table:number-columns-repeated="2"/>
          <table:table-cell table:style-name="ce4" table:formula="of:=IF(LEFT([.A58];1) = &quot;.&quot;; LEFT(concat([.A58];&quot;~~~~~~~~~~~~~~~~~~&quot;);20) ;RIGHT(concat(&quot;!!!!!!!!!!!!!!!!!!&quot;; [.A58]);20))" office:value-type="string" office:string-value="" calcext:value-type="error">
            <text:p>#NAME?</text:p>
          </table:table-cell>
          <table:table-cell table:style-name="ce2" table:formula="of:=RIGHT([.A58];2)" office:value-type="string" office:string-value="ar" calcext:value-type="string">
            <text:p>ar</text:p>
          </table:table-cell>
          <table:table-cell table:style-name="ce7"/>
          <table:table-cell table:number-columns-repeated="1008"/>
        </table:table-row>
        <table:table-row table:style-name="ro1">
          <table:table-cell table:style-name="ce2" office:value-type="string" calcext:value-type="string">
            <text:p>.ser</text:p>
          </table:table-cell>
          <table:table-cell table:style-name="ce2" table:number-columns-repeated="3"/>
          <table:table-cell table:style-name="ce2" office:value-type="string" calcext:value-type="string">
            <text:p>sou,és,é,somos,sois,são</text:p>
          </table:table-cell>
          <table:table-cell table:style-name="ce2" office:value-type="string" calcext:value-type="string">
            <text:p>fui,foste,foi,fomos,fostes,foram</text:p>
          </table:table-cell>
          <table:table-cell table:style-name="ce2" office:value-type="string" calcext:value-type="string">
            <text:p>era,eras,era,éramos,éreis,eram</text:p>
          </table:table-cell>
          <table:table-cell table:style-name="ce2" office:value-type="string" calcext:value-type="string">
            <text:p>fora,foras,fora,fôramos,fôreis,foram</text:p>
          </table:table-cell>
          <table:table-cell table:style-name="ce2" table:number-columns-repeated="2"/>
          <table:table-cell table:style-name="ce2" office:value-type="string" calcext:value-type="string">
            <text:p>seja,sejas,seja,sejamos,sejais,sejam</text:p>
          </table:table-cell>
          <table:table-cell table:style-name="ce2" office:value-type="string" calcext:value-type="string">
            <text:p>fosse,fosses,fosse,fôssemos,fôsseis,fossem</text:p>
          </table:table-cell>
          <table:table-cell table:style-name="ce2" office:value-type="string" calcext:value-type="string">
            <text:p>for,fores,for,formos,fordes,forem</text:p>
          </table:table-cell>
          <table:table-cell table:style-name="ce4" table:formula="of:=IF(LEFT([.A59];1) = &quot;.&quot;; LEFT(concat([.A59];&quot;~~~~~~~~~~~~~~~~~~&quot;);20) ;RIGHT(concat(&quot;!!!!!!!!!!!!!!!!!!&quot;; [.A59]);20))" office:value-type="string" office:string-value="" calcext:value-type="error">
            <text:p>#NAME?</text:p>
          </table:table-cell>
          <table:table-cell table:style-name="ce2" table:formula="of:=RIGHT([.A59];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ter</text:p>
          </table:table-cell>
          <table:table-cell table:style-name="ce2" table:number-columns-repeated="3"/>
          <table:table-cell table:style-name="ce2" office:value-type="string" calcext:value-type="string">
            <text:p>tenho,tens,tem,,tendes,têm</text:p>
          </table:table-cell>
          <table:table-cell table:style-name="ce2" office:value-type="string" calcext:value-type="string">
            <text:p>tive,tiveste,teve,tivemos,tiveste,tiveram</text:p>
          </table:table-cell>
          <table:table-cell table:style-name="ce2" office:value-type="string" calcext:value-type="string">
            <text:p>tinha,tinhas,tinha,tínhamos,tínheis,tinham</text:p>
          </table:table-cell>
          <table:table-cell table:style-name="ce2" office:value-type="string" calcext:value-type="string">
            <text:p>tivera,tiveras,tivera,tivéramos,tivéreis,tiveram</text:p>
          </table:table-cell>
          <table:table-cell table:style-name="ce2" table:number-columns-repeated="2"/>
          <table:table-cell table:style-name="ce2" office:value-type="string" calcext:value-type="string">
            <text:p>tenha,tenhas,tenha,tenhamos,tenhais,tenham</text:p>
          </table:table-cell>
          <table:table-cell table:style-name="ce2" office:value-type="string" calcext:value-type="string">
            <text:p>tivesse,tivesses,tivesse,tivéssemos,tivésseis,tivessem</text:p>
          </table:table-cell>
          <table:table-cell table:style-name="ce2" office:value-type="string" calcext:value-type="string">
            <text:p>tiver,tiveres,tiver,tivermos,tiverdes,tiverem</text:p>
          </table:table-cell>
          <table:table-cell table:style-name="ce4" table:formula="of:=IF(LEFT([.A60];1) = &quot;.&quot;; LEFT(concat([.A60];&quot;~~~~~~~~~~~~~~~~~~&quot;);20) ;RIGHT(concat(&quot;!!!!!!!!!!!!!!!!!!&quot;; [.A60]);20))" office:value-type="string" office:string-value="" calcext:value-type="error">
            <text:p>#NAME?</text:p>
          </table:table-cell>
          <table:table-cell table:style-name="ce2" table:formula="of:=RIGHT([.A60];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trazer</text:p>
          </table:table-cell>
          <table:table-cell table:style-name="ce2" table:number-columns-repeated="3"/>
          <table:table-cell table:style-name="ce2" office:value-type="string" calcext:value-type="string">
            <text:p>trago,,traz,,,</text:p>
          </table:table-cell>
          <table:table-cell table:style-name="ce2" office:value-type="string" calcext:value-type="string">
            <text:p>trouxe,trouxeste,trouxe,trouxemos,trouxestes,trouxeram</text:p>
          </table:table-cell>
          <table:table-cell table:style-name="ce2"/>
          <table:table-cell table:style-name="ce2" office:value-type="string" calcext:value-type="string">
            <text:p>trouxera,trouxeras,trouxera,trouxéramos,trouxéreis,trouxeram</text:p>
          </table:table-cell>
          <table:table-cell table:style-name="ce2" office:value-type="string" calcext:value-type="string">
            <text:p>trarei,trarás,trará,traremos,trareis,trarão</text:p>
          </table:table-cell>
          <table:table-cell table:style-name="ce2" office:value-type="string" calcext:value-type="string">
            <text:p>traria,trarias,traria,traríamos,traríeis,trariam</text:p>
          </table:table-cell>
          <table:table-cell table:style-name="ce2" office:value-type="string" calcext:value-type="string">
            <text:p>traga,tragas,traga,tragamos,tragais,tragam</text:p>
          </table:table-cell>
          <table:table-cell table:style-name="ce2" office:value-type="string" calcext:value-type="string">
            <text:p>trouxesse,trouxesses,trouxesse,trouxéssemos,trouxésseis,trouxessem</text:p>
          </table:table-cell>
          <table:table-cell table:style-name="ce2" office:value-type="string" calcext:value-type="string">
            <text:p>trouxer,trouxeres,trouxer,trouxermos,trouxerdes,trouxerem</text:p>
          </table:table-cell>
          <table:table-cell table:style-name="ce4" table:formula="of:=IF(LEFT([.A61];1) = &quot;.&quot;; LEFT(concat([.A61];&quot;~~~~~~~~~~~~~~~~~~&quot;);20) ;RIGHT(concat(&quot;!!!!!!!!!!!!!!!!!!&quot;; [.A61]);20))" office:value-type="string" office:string-value="" calcext:value-type="error">
            <text:p>#NAME?</text:p>
          </table:table-cell>
          <table:table-cell table:style-name="ce2" table:formula="of:=RIGHT([.A61];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unir</text:p>
          </table:table-cell>
          <table:table-cell table:style-name="ce2" table:number-columns-repeated="2"/>
          <table:table-cell/>
          <table:table-cell table:style-name="ce2" table:number-columns-repeated="9"/>
          <table:table-cell table:style-name="ce4" table:formula="of:=IF(LEFT([.A62];1) = &quot;.&quot;; LEFT(concat([.A62];&quot;~~~~~~~~~~~~~~~~~~&quot;);20) ;RIGHT(concat(&quot;!!!!!!!!!!!!!!!!!!&quot;; [.A62]);20))" office:value-type="string" office:string-value="" calcext:value-type="error">
            <text:p>#NAME?</text:p>
          </table:table-cell>
          <table:table-cell table:style-name="ce2" office:value-type="string" calcext:value-type="string">
            <text:p>ir</text:p>
          </table:table-cell>
          <table:table-cell table:style-name="ce7"/>
          <table:table-cell table:style-name="ce9" office:value-type="string" calcext:value-type="string">
            <text:p>JUST REDIRECT (UNIR vb uses IR and not UNIR-ending)</text:p>
          </table:table-cell>
          <table:table-cell table:number-columns-repeated="1007"/>
        </table:table-row>
        <table:table-row table:style-name="ro1">
          <table:table-cell table:style-name="ce2" office:value-type="string" calcext:value-type="string">
            <text:p>.ver</text:p>
          </table:table-cell>
          <table:table-cell table:number-columns-repeated="2"/>
          <table:table-cell table:style-name="ce2" office:value-type="string" calcext:value-type="string">
            <text:p>visto</text:p>
          </table:table-cell>
          <table:table-cell table:style-name="ce2" office:value-type="string" calcext:value-type="string">
            <text:p>vejo,vês,vê,,vedes,veem</text:p>
          </table:table-cell>
          <table:table-cell table:style-name="ce2" office:value-type="string" calcext:value-type="string">
            <text:p>,viste,viu,vimos,vistes,viram</text:p>
          </table:table-cell>
          <table:table-cell/>
          <table:table-cell table:style-name="ce2" office:value-type="string" calcext:value-type="string">
            <text:p>vira,viras,vira,víramos,víreis,viram</text:p>
          </table:table-cell>
          <table:table-cell table:number-columns-repeated="2"/>
          <table:table-cell table:style-name="ce2" office:value-type="string" calcext:value-type="string">
            <text:p>veja,vejas,veja,vejamos,vejais,vejam</text:p>
          </table:table-cell>
          <table:table-cell table:style-name="ce2" office:value-type="string" calcext:value-type="string">
            <text:p>visse,visses,visse,víssemos,vísseis,vissem</text:p>
          </table:table-cell>
          <table:table-cell table:style-name="ce2" office:value-type="string" calcext:value-type="string">
            <text:p>vir,vires,vir,virmos,virdes,virem</text:p>
          </table:table-cell>
          <table:table-cell table:style-name="ce4" table:formula="of:=IF(LEFT([.A63];1) = &quot;.&quot;; LEFT(concat([.A63];&quot;~~~~~~~~~~~~~~~~~~&quot;);20) ;RIGHT(concat(&quot;!!!!!!!!!!!!!!!!!!&quot;; [.A63]);20))" office:value-type="string" office:string-value="" calcext:value-type="error">
            <text:p>#NAME?</text:p>
          </table:table-cell>
          <table:table-cell table:style-name="ce2" table:formula="of:=RIGHT([.A63];2)" office:value-type="string" office:string-value="er" calcext:value-type="string">
            <text:p>er</text:p>
          </table:table-cell>
          <table:table-cell table:style-name="ce7"/>
          <table:table-cell table:number-columns-repeated="1008"/>
        </table:table-row>
        <table:table-row table:style-name="ro1">
          <table:table-cell table:style-name="ce2" office:value-type="string" calcext:value-type="string">
            <text:p>.vir</text:p>
          </table:table-cell>
          <table:table-cell table:style-name="ce2" table:number-columns-repeated="2"/>
          <table:table-cell table:style-name="ce2" office:value-type="string" calcext:value-type="string">
            <text:p>vindo</text:p>
          </table:table-cell>
          <table:table-cell table:style-name="ce2" office:value-type="string" calcext:value-type="string">
            <text:p>venho,vens,vem,vimos,vindes,vêm</text:p>
          </table:table-cell>
          <table:table-cell table:style-name="ce2" office:value-type="string" calcext:value-type="string">
            <text:p>vim,vieste,veio,viemos,vieste,vieram</text:p>
          </table:table-cell>
          <table:table-cell table:style-name="ce2" office:value-type="string" calcext:value-type="string">
            <text:p>vinha,vinhas,vinha,vínhamos,vínheis,vinham</text:p>
          </table:table-cell>
          <table:table-cell table:style-name="ce2" office:value-type="string" calcext:value-type="string">
            <text:p>viera,vieras,viera,viéramos,viéreis,vieram</text:p>
          </table:table-cell>
          <table:table-cell table:style-name="ce2" table:number-columns-repeated="2"/>
          <table:table-cell table:style-name="ce2" office:value-type="string" calcext:value-type="string">
            <text:p>venha,venhas,venha,venhamos,venhais,venham</text:p>
          </table:table-cell>
          <table:table-cell table:style-name="ce2" office:value-type="string" calcext:value-type="string">
            <text:p>viesse,viesses,viesse,viéssemos,viésseis,viessem</text:p>
          </table:table-cell>
          <table:table-cell table:style-name="ce2" office:value-type="string" calcext:value-type="string">
            <text:p>vier,vieres,vier,viermos,vierdes,vierem</text:p>
          </table:table-cell>
          <table:table-cell table:style-name="ce4" table:formula="of:=IF(LEFT([.A64];1) = &quot;.&quot;; LEFT(concat([.A64];&quot;~~~~~~~~~~~~~~~~~~&quot;);20) ;RIGHT(concat(&quot;!!!!!!!!!!!!!!!!!!&quot;; [.A64]);20))" office:value-type="string" office:string-value="" calcext:value-type="error">
            <text:p>#NAME?</text:p>
          </table:table-cell>
          <table:table-cell table:style-name="ce2" table:formula="of:=RIGHT([.A64];2)" office:value-type="string" office:string-value="ir" calcext:value-type="string">
            <text:p>ir</text:p>
          </table:table-cell>
          <table:table-cell table:style-name="ce7"/>
          <table:table-cell table:number-columns-repeated="1008"/>
        </table:table-row>
        <table:table-row table:style-name="ro1" table:number-rows-repeated="968">
          <table:table-cell table:number-columns-repeated="13"/>
          <table:table-cell table:style-name="ce4"/>
          <table:table-cell/>
          <table:table-cell table:style-name="ce7"/>
          <table:table-cell table:number-columns-repeated="1008"/>
        </table:table-row>
        <table:table-row table:style-name="ro2" table:number-rows-repeated="1047543">
          <table:table-cell table:number-columns-repeated="1024"/>
        </table:table-row>
        <table:table-row table:style-name="ro2">
          <table:table-cell table:number-columns-repeated="1024"/>
        </table:table-row>
      </table:table>
      <table:table table:name="KnownVerbs" table:style-name="ta2">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7" table:number-columns-repeated="1012" table:default-cell-style-name="Default"/>
        <table:table-row table:style-name="ro1">
          <table:table-cell table:style-name="ce11" office:value-type="string" calcext:value-type="string">
            <text:p>VerboInfinitivo</text:p>
          </table:table-cell>
          <table:table-cell table:style-name="ce11" office:value-type="string" calcext:value-type="string">
            <text:p>Popularity</text:p>
          </table:table-cell>
          <table:table-cell table:style-name="ce11" office:value-type="string" calcext:value-type="string">
            <text:p>IRStemsVowelPos</text:p>
          </table:table-cell>
          <table:table-cell table:style-name="ce18" office:value-type="string" calcext:value-type="string">
            <text:p>VowelPosCalc</text:p>
          </table:table-cell>
          <table:table-cell table:style-name="ce1" office:value-type="string" calcext:value-type="string">
            <text:p>VerbMinusIR</text:p>
          </table:table-cell>
          <table:table-cell table:style-name="ce24" office:value-type="string" calcext:value-type="string">
            <text:p>IRruleException</text:p>
          </table:table-cell>
          <table:table-cell table:style-name="ce11" office:value-type="string" calcext:value-type="string">
            <text:p>Prefix</text:p>
          </table:table-cell>
          <table:table-cell table:style-name="ce11" office:value-type="string" calcext:value-type="string">
            <office:annotation draw:style-name="gr1" draw:text-style-name="P2" svg:width="472.25pt" svg:height="28.09pt" svg:x="494.65pt" svg:y="22.71pt" draw:caption-point-x="-11.54pt" draw:caption-point-y="-22.42pt">
              <dc:date>2023-01-04T00:00:00</dc:date>
              <text:p text:style-name="P1">CALCULATED via script in this sheet. Finds highest-level rule used when conjugating. UI uses this to work from top-level inward toward standard AR/ER/IR/(OR) endings.</text:p>
            </office:annotation>
            <text:p>RuleMatched</text:p>
          </table:table-cell>
          <table:table-cell table:style-name="ce11" office:value-type="string" calcext:value-type="string">
            <office:annotation draw:style-name="gr1" draw:text-style-name="P2" svg:width="488.24pt" svg:height="28.09pt" svg:x="548.79pt" svg:y="22.71pt" draw:caption-point-x="-11.54pt" draw:caption-point-y="-22.42pt">
              <dc:date>2023-01-04T00:00:00</dc:date>
              <text:p text:style-name="P1">Defective/Impersonal verbs are not conjugated in all forms (with the exception of Literary/Figurative formations perhaps). Place a 1 in here to indicate True. Knockout unused conj forms in UI JS.</text:p>
            </office:annotation>
            <text:p>IsDefective</text:p>
          </table:table-cell>
          <table:table-cell table:style-name="ce11" office:value-type="string" calcext:value-type="string">
            <office:annotation draw:style-name="gr1" draw:text-style-name="P2" svg:width="490.99pt" svg:height="28.09pt" svg:x="616.2pt" svg:y="22.71pt" draw:caption-point-x="-11.54pt" draw:caption-point-y="-22.42pt">
              <dc:date>2023-01-04T00:00:00</dc:date>
              <text:p text:style-name="P1">Some verbs have secondary, tertiary (i.e., additional) non-standard Past participles like morrido/morto. Place them here, comma separated.</text:p>
            </office:annotation>
            <text:p>Alt Participles</text:p>
          </table:table-cell>
          <table:table-cell table:style-name="ce1" office:value-type="string" calcext:value-type="string">
            <text:p>CanBeReflexive</text:p>
          </table:table-cell>
          <table:table-cell table:style-name="ce1" office:value-type="string" calcext:value-type="string">
            <text:p>Notes (Darker-Blue Heading Color = Exported to JS code)</text:p>
          </table:table-cell>
          <table:table-cell table:style-name="ce10" table:number-columns-repeated="16"/>
          <table:table-cell table:number-columns-repeated="996"/>
        </table:table-row>
        <table:table-row table:style-name="ro1">
          <table:table-cell/>
          <table:table-cell table:style-name="ce2"/>
          <table:table-cell table:style-name="ce17" table:number-matrix-columns-spanned="1" table:number-matrix-rows-spanned="1023" table:formula="of:=IF(((RIGHT([.A2:.A1024];3) = &quot;air&quot;) + (RIGHT([.A2:.A1024];3) = &quot;gir&quot;) - ([.A2:.A1024] = &quot;fugir&quot;) + (RIGHT([.A2:.A1024];3) = &quot;zir&quot;) + (RIGHT([.A2:.A1024];5) = &quot;oibir&quot;) + (RIGHT([.A2:.A1024];6) = &quot;reunir&quot;)); ;IF(RIGHT([.A2:.A1024];2) =&quot;ir&quot;;IF([.D2:.D1024] = 0;;[.D2:.D1024]); ) )" office:value-type="float" office:value="0" calcext:value-type="float">
            <text:p>0</text:p>
          </table:table-cell>
          <table:table-cell table:style-name="ce19" table:formula="of:=IF(AND(ISBLANK([.G2]); ISBLANK([.F2])); MAX(IF(ISERR(FIND(&quot;e&quot;;[.E2]));0;FIND(&quot;e&quot;;[.E2])); IF(ISERR(FIND(&quot;o&quot;;[.E2]));0;FIND(&quot;o&quot;;[.E2])); IF(ISERR(FIND(&quot;u&quot;;[.E2]));0;FIND(&quot;u&quot;;[.E2]))); 0)" office:value-type="float" office:value="0" calcext:value-type="float">
            <text:p><text:s/></text:p>
          </table:table-cell>
          <table:table-cell table:style-name="ce17" table:number-matrix-columns-spanned="1" table:number-matrix-rows-spanned="1023" table:formula="of:=IF(RIGHT([.A2:.A1024];2) &lt;&gt; &quot;ir&quot;; ; LEFT([.A2:.A1024]; LEN([.A2:.A1024]) - 2))" office:value-type="float" office:value="0" calcext:value-type="float">
            <text:p>0</text:p>
          </table:table-cell>
          <table:table-cell table:style-name="ce25"/>
          <table:table-cell table:style-name="ce29"/>
          <table:table-cell table:style-name="ce2" table:number-columns-repeated="3"/>
          <table:table-cell table:style-name="ce2" office:value-type="string" calcext:value-type="string">
            <text:p>Implement Later</text:p>
          </table:table-cell>
          <table:table-cell table:style-name="ce34" office:value-type="string" calcext:value-type="string">
            <text:p>THIS SHEET ROW IS FOR ARRAYFORMULA() CONSTRUCTS</text:p>
          </table:table-cell>
          <table:table-cell table:number-columns-repeated="1012"/>
        </table:table-row>
        <table:table-row table:style-name="ro1">
          <table:table-cell table:style-name="ce2" office:value-type="string" calcext:value-type="string">
            <text:p>abalar</text:p>
          </table:table-cell>
          <table:table-cell table:style-name="ce2" office:value-type="float" office:value="554" calcext:value-type="float">
            <text:p>554</text:p>
          </table:table-cell>
          <table:table-cell office:value-type="float" office:value="0" calcext:value-type="float">
            <text:p>0</text:p>
          </table:table-cell>
          <table:table-cell table:style-name="ce20" table:formula="of:=IF(AND(ISBLANK([.G3]); ISBLANK([.F3])); MAX(IF(ISERR(FIND(&quot;e&quot;;[.E3]));0;FIND(&quot;e&quot;;[.E3])); IF(ISERR(FIND(&quot;o&quot;;[.E3]));0;FIND(&quot;o&quot;;[.E3])); IF(ISERR(FIND(&quot;u&quot;;[.E3]));0;FIND(&quot;u&quot;;[.E3]))); 0)" office:value-type="float" office:value="0" calcext:value-type="float">
            <text:p><text:s/></text:p>
          </table:table-cell>
          <table:table-cell office:value-type="float" office:value="0" calcext:value-type="float">
            <text:p>0</text:p>
          </table:table-cell>
          <table:table-cell table:style-name="ce26"/>
          <table:table-cell table:style-name="ce29"/>
          <table:table-cell table:style-name="ce2" office:value-type="string" calcext:value-type="string">
            <text:p>a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abanar</text:p>
          </table:table-cell>
          <table:table-cell table:style-name="ce2" office:value-type="float" office:value="782" calcext:value-type="float">
            <text:p>782</text:p>
          </table:table-cell>
          <table:table-cell office:value-type="float" office:value="0" calcext:value-type="float">
            <text:p>0</text:p>
          </table:table-cell>
          <table:table-cell table:style-name="ce20" table:formula="of:=IF(AND(ISBLANK([.G4]); ISBLANK([.F4])); MAX(IF(ISERR(FIND(&quot;e&quot;;[.E4]));0;FIND(&quot;e&quot;;[.E4])); IF(ISERR(FIND(&quot;o&quot;;[.E4]));0;FIND(&quot;o&quot;;[.E4])); IF(ISERR(FIND(&quot;u&quot;;[.E4]));0;FIND(&quot;u&quot;;[.E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bandonar</text:p>
          </table:table-cell>
          <table:table-cell table:style-name="ce2" office:value-type="float" office:value="179" calcext:value-type="float">
            <text:p>179</text:p>
          </table:table-cell>
          <table:table-cell office:value-type="float" office:value="0" calcext:value-type="float">
            <text:p>0</text:p>
          </table:table-cell>
          <table:table-cell table:style-name="ce20" table:formula="of:=IF(AND(ISBLANK([.G5]); ISBLANK([.F5])); MAX(IF(ISERR(FIND(&quot;e&quot;;[.E5]));0;FIND(&quot;e&quot;;[.E5])); IF(ISERR(FIND(&quot;o&quot;;[.E5]));0;FIND(&quot;o&quot;;[.E5])); IF(ISERR(FIND(&quot;u&quot;;[.E5]));0;FIND(&quot;u&quot;;[.E5]))); 0)" office:value-type="float" office:value="0" calcext:value-type="float">
            <text:p><text:s/></text:p>
          </table:table-cell>
          <table:table-cell office:value-type="float" office:value="0" calcext:value-type="float">
            <text:p>0</text:p>
          </table:table-cell>
          <table:table-cell table:style-name="ce26"/>
          <table:table-cell table:style-name="ce29"/>
          <table:table-cell table:style-name="ce2" office:value-type="string" calcext:value-type="string">
            <text:p>a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abater</text:p>
          </table:table-cell>
          <table:table-cell table:style-name="ce2" office:value-type="float" office:value="750" calcext:value-type="float">
            <text:p>750</text:p>
          </table:table-cell>
          <table:table-cell office:value-type="float" office:value="0" calcext:value-type="float">
            <text:p>0</text:p>
          </table:table-cell>
          <table:table-cell table:style-name="ce20" table:formula="of:=IF(AND(ISBLANK([.G6]); ISBLANK([.F6])); MAX(IF(ISERR(FIND(&quot;e&quot;;[.E6]));0;FIND(&quot;e&quot;;[.E6])); IF(ISERR(FIND(&quot;o&quot;;[.E6]));0;FIND(&quot;o&quot;;[.E6])); IF(ISERR(FIND(&quot;u&quot;;[.E6]));0;FIND(&quot;u&quot;;[.E6])));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a</text:p>
          </table:table-cell>
          <table:table-cell table:style-name="ce2"/>
          <table:table-cell table:number-columns-repeated="1016"/>
        </table:table-row>
        <table:table-row table:style-name="ro1">
          <table:table-cell table:style-name="ce2" office:value-type="string" calcext:value-type="string">
            <text:p>abordar</text:p>
          </table:table-cell>
          <table:table-cell table:style-name="ce2" office:value-type="float" office:value="540" calcext:value-type="float">
            <text:p>540</text:p>
          </table:table-cell>
          <table:table-cell office:value-type="float" office:value="0" calcext:value-type="float">
            <text:p>0</text:p>
          </table:table-cell>
          <table:table-cell table:style-name="ce20" table:formula="of:=IF(AND(ISBLANK([.G7]); ISBLANK([.F7])); MAX(IF(ISERR(FIND(&quot;e&quot;;[.E7]));0;FIND(&quot;e&quot;;[.E7])); IF(ISERR(FIND(&quot;o&quot;;[.E7]));0;FIND(&quot;o&quot;;[.E7])); IF(ISERR(FIND(&quot;u&quot;;[.E7]));0;FIND(&quot;u&quot;;[.E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borrecer</text:p>
          </table:table-cell>
          <table:table-cell table:style-name="ce2" office:value-type="float" office:value="856" calcext:value-type="float">
            <text:p>856</text:p>
          </table:table-cell>
          <table:table-cell office:value-type="float" office:value="0" calcext:value-type="float">
            <text:p>0</text:p>
          </table:table-cell>
          <table:table-cell table:style-name="ce20" table:formula="of:=IF(AND(ISBLANK([.G8]); ISBLANK([.F8])); MAX(IF(ISERR(FIND(&quot;e&quot;;[.E8]));0;FIND(&quot;e&quot;;[.E8])); IF(ISERR(FIND(&quot;o&quot;;[.E8]));0;FIND(&quot;o&quot;;[.E8])); IF(ISERR(FIND(&quot;u&quot;;[.E8]));0;FIND(&quot;u&quot;;[.E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abraçar</text:p>
          </table:table-cell>
          <table:table-cell table:style-name="ce2" office:value-type="float" office:value="708" calcext:value-type="float">
            <text:p>708</text:p>
          </table:table-cell>
          <table:table-cell office:value-type="float" office:value="0" calcext:value-type="float">
            <text:p>0</text:p>
          </table:table-cell>
          <table:table-cell table:style-name="ce20" table:formula="of:=IF(AND(ISBLANK([.G9]); ISBLANK([.F9])); MAX(IF(ISERR(FIND(&quot;e&quot;;[.E9]));0;FIND(&quot;e&quot;;[.E9])); IF(ISERR(FIND(&quot;o&quot;;[.E9]));0;FIND(&quot;o&quot;;[.E9])); IF(ISERR(FIND(&quot;u&quot;;[.E9]));0;FIND(&quot;u&quot;;[.E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abranger</text:p>
          </table:table-cell>
          <table:table-cell table:style-name="ce2" office:value-type="float" office:value="539" calcext:value-type="float">
            <text:p>539</text:p>
          </table:table-cell>
          <table:table-cell office:value-type="float" office:value="0" calcext:value-type="float">
            <text:p>0</text:p>
          </table:table-cell>
          <table:table-cell table:style-name="ce20" table:formula="of:=IF(AND(ISBLANK([.G10]); ISBLANK([.F10])); MAX(IF(ISERR(FIND(&quot;e&quot;;[.E10]));0;FIND(&quot;e&quot;;[.E10])); IF(ISERR(FIND(&quot;o&quot;;[.E10]));0;FIND(&quot;o&quot;;[.E10])); IF(ISERR(FIND(&quot;u&quot;;[.E10]));0;FIND(&quot;u&quot;;[.E1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er</text:p>
          </table:table-cell>
          <table:table-cell table:number-columns-repeated="1016"/>
        </table:table-row>
        <table:table-row table:style-name="ro1">
          <table:table-cell table:style-name="ce2" office:value-type="string" calcext:value-type="string">
            <text:p>abrigar</text:p>
          </table:table-cell>
          <table:table-cell table:style-name="ce2" office:value-type="float" office:value="729" calcext:value-type="float">
            <text:p>729</text:p>
          </table:table-cell>
          <table:table-cell office:value-type="float" office:value="0" calcext:value-type="float">
            <text:p>0</text:p>
          </table:table-cell>
          <table:table-cell table:style-name="ce20" table:formula="of:=IF(AND(ISBLANK([.G11]); ISBLANK([.F11])); MAX(IF(ISERR(FIND(&quot;e&quot;;[.E11]));0;FIND(&quot;e&quot;;[.E11])); IF(ISERR(FIND(&quot;o&quot;;[.E11]));0;FIND(&quot;o&quot;;[.E11])); IF(ISERR(FIND(&quot;u&quot;;[.E11]));0;FIND(&quot;u&quot;;[.E11])));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a</text:p>
          </table:table-cell>
          <table:table-cell table:number-columns-repeated="1017"/>
        </table:table-row>
        <table:table-row table:style-name="ro1">
          <table:table-cell table:style-name="ce2" office:value-type="string" calcext:value-type="string">
            <text:p>abrir</text:p>
          </table:table-cell>
          <table:table-cell table:style-name="ce2" office:value-type="float" office:value="61" calcext:value-type="float">
            <text:p>61</text:p>
          </table:table-cell>
          <table:table-cell office:value-type="float" office:value="0" calcext:value-type="float">
            <text:p>0</text:p>
          </table:table-cell>
          <table:table-cell table:style-name="ce20" table:formula="of:=IF(AND(ISBLANK([.G12]); ISBLANK([.F12])); MAX(IF(ISERR(FIND(&quot;e&quot;;[.E12]));0;FIND(&quot;e&quot;;[.E12])); IF(ISERR(FIND(&quot;o&quot;;[.E12]));0;FIND(&quot;o&quot;;[.E12])); IF(ISERR(FIND(&quot;u&quot;;[.E12]));0;FIND(&quot;u&quot;;[.E12]))); 0)" office:value-type="float" office:value="0" calcext:value-type="float">
            <text:p><text:s/></text:p>
          </table:table-cell>
          <table:table-cell office:value-type="string" office:string-value="abr" calcext:value-type="string">
            <text:p>abr</text:p>
          </table:table-cell>
          <table:table-cell table:style-name="ce25"/>
          <table:table-cell table:style-name="ce29"/>
          <table:table-cell table:style-name="ce2" office:value-type="string" calcext:value-type="string">
            <text:p>.abrir</text:p>
          </table:table-cell>
          <table:table-cell table:style-name="ce2" table:number-columns-repeated="4"/>
          <table:table-cell table:number-columns-repeated="1012"/>
        </table:table-row>
        <table:table-row table:style-name="ro1">
          <table:table-cell table:style-name="ce2" office:value-type="string" calcext:value-type="string">
            <text:p>absorver</text:p>
          </table:table-cell>
          <table:table-cell table:style-name="ce2" office:value-type="float" office:value="537" calcext:value-type="float">
            <text:p>537</text:p>
          </table:table-cell>
          <table:table-cell office:value-type="float" office:value="0" calcext:value-type="float">
            <text:p>0</text:p>
          </table:table-cell>
          <table:table-cell table:style-name="ce20" table:formula="of:=IF(AND(ISBLANK([.G13]); ISBLANK([.F13])); MAX(IF(ISERR(FIND(&quot;e&quot;;[.E13]));0;FIND(&quot;e&quot;;[.E13])); IF(ISERR(FIND(&quot;o&quot;;[.E13]));0;FIND(&quot;o&quot;;[.E13])); IF(ISERR(FIND(&quot;u&quot;;[.E13]));0;FIND(&quot;u&quot;;[.E1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table-cell table:style-name="ce2" office:value-type="string" calcext:value-type="string">
            <text:p>absorto</text:p>
          </table:table-cell>
          <table:table-cell table:number-columns-repeated="1014"/>
        </table:table-row>
        <table:table-row table:style-name="ro1">
          <table:table-cell table:style-name="ce2" office:value-type="string" calcext:value-type="string">
            <text:p>acabar</text:p>
          </table:table-cell>
          <table:table-cell table:style-name="ce2" office:value-type="float" office:value="44" calcext:value-type="float">
            <text:p>44</text:p>
          </table:table-cell>
          <table:table-cell office:value-type="float" office:value="0" calcext:value-type="float">
            <text:p>0</text:p>
          </table:table-cell>
          <table:table-cell table:style-name="ce20" table:formula="of:=IF(AND(ISBLANK([.G14]); ISBLANK([.F14])); MAX(IF(ISERR(FIND(&quot;e&quot;;[.E14]));0;FIND(&quot;e&quot;;[.E14])); IF(ISERR(FIND(&quot;o&quot;;[.E14]));0;FIND(&quot;o&quot;;[.E14])); IF(ISERR(FIND(&quot;u&quot;;[.E14]));0;FIND(&quot;u&quot;;[.E1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calmar</text:p>
          </table:table-cell>
          <table:table-cell table:style-name="ce2" office:value-type="float" office:value="932" calcext:value-type="float">
            <text:p>932</text:p>
          </table:table-cell>
          <table:table-cell office:value-type="float" office:value="0" calcext:value-type="float">
            <text:p>0</text:p>
          </table:table-cell>
          <table:table-cell table:style-name="ce20" table:formula="of:=IF(AND(ISBLANK([.G15]); ISBLANK([.F15])); MAX(IF(ISERR(FIND(&quot;e&quot;;[.E15]));0;FIND(&quot;e&quot;;[.E15])); IF(ISERR(FIND(&quot;o&quot;;[.E15]));0;FIND(&quot;o&quot;;[.E15])); IF(ISERR(FIND(&quot;u&quot;;[.E15]));0;FIND(&quot;u&quot;;[.E1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carretar</text:p>
          </table:table-cell>
          <table:table-cell table:style-name="ce2" office:value-type="float" office:value="804" calcext:value-type="float">
            <text:p>804</text:p>
          </table:table-cell>
          <table:table-cell office:value-type="float" office:value="0" calcext:value-type="float">
            <text:p>0</text:p>
          </table:table-cell>
          <table:table-cell table:style-name="ce20" table:formula="of:=IF(AND(ISBLANK([.G16]); ISBLANK([.F16])); MAX(IF(ISERR(FIND(&quot;e&quot;;[.E16]));0;FIND(&quot;e&quot;;[.E16])); IF(ISERR(FIND(&quot;o&quot;;[.E16]));0;FIND(&quot;o&quot;;[.E16])); IF(ISERR(FIND(&quot;u&quot;;[.E16]));0;FIND(&quot;u&quot;;[.E1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ccionar</text:p>
          </table:table-cell>
          <table:table-cell table:style-name="ce2" office:value-type="float" office:value="929" calcext:value-type="float">
            <text:p>929</text:p>
          </table:table-cell>
          <table:table-cell office:value-type="float" office:value="0" calcext:value-type="float">
            <text:p>0</text:p>
          </table:table-cell>
          <table:table-cell table:style-name="ce20" table:formula="of:=IF(AND(ISBLANK([.G17]); ISBLANK([.F17])); MAX(IF(ISERR(FIND(&quot;e&quot;;[.E17]));0;FIND(&quot;e&quot;;[.E17])); IF(ISERR(FIND(&quot;o&quot;;[.E17]));0;FIND(&quot;o&quot;;[.E17])); IF(ISERR(FIND(&quot;u&quot;;[.E17]));0;FIND(&quot;u&quot;;[.E1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ceitar</text:p>
          </table:table-cell>
          <table:table-cell table:style-name="ce2" office:value-type="float" office:value="127" calcext:value-type="float">
            <text:p>127</text:p>
          </table:table-cell>
          <table:table-cell office:value-type="float" office:value="0" calcext:value-type="float">
            <text:p>0</text:p>
          </table:table-cell>
          <table:table-cell table:style-name="ce20" table:formula="of:=IF(AND(ISBLANK([.G18]); ISBLANK([.F18])); MAX(IF(ISERR(FIND(&quot;e&quot;;[.E18]));0;FIND(&quot;e&quot;;[.E18])); IF(ISERR(FIND(&quot;o&quot;;[.E18]));0;FIND(&quot;o&quot;;[.E18])); IF(ISERR(FIND(&quot;u&quot;;[.E18]));0;FIND(&quot;u&quot;;[.E1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table-cell table:style-name="ce2" office:value-type="string" calcext:value-type="string">
            <text:p>aceite, aceito</text:p>
          </table:table-cell>
          <table:table-cell table:number-columns-repeated="1014"/>
        </table:table-row>
        <table:table-row table:style-name="ro1">
          <table:table-cell table:style-name="ce2" office:value-type="string" calcext:value-type="string">
            <text:p>acelerar</text:p>
          </table:table-cell>
          <table:table-cell table:style-name="ce2" office:value-type="float" office:value="614" calcext:value-type="float">
            <text:p>614</text:p>
          </table:table-cell>
          <table:table-cell office:value-type="float" office:value="0" calcext:value-type="float">
            <text:p>0</text:p>
          </table:table-cell>
          <table:table-cell table:style-name="ce20" table:formula="of:=IF(AND(ISBLANK([.G19]); ISBLANK([.F19])); MAX(IF(ISERR(FIND(&quot;e&quot;;[.E19]));0;FIND(&quot;e&quot;;[.E19])); IF(ISERR(FIND(&quot;o&quot;;[.E19]));0;FIND(&quot;o&quot;;[.E19])); IF(ISERR(FIND(&quot;u&quot;;[.E19]));0;FIND(&quot;u&quot;;[.E1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cenar</text:p>
          </table:table-cell>
          <table:table-cell table:style-name="ce2" office:value-type="float" office:value="854" calcext:value-type="float">
            <text:p>854</text:p>
          </table:table-cell>
          <table:table-cell office:value-type="float" office:value="0" calcext:value-type="float">
            <text:p>0</text:p>
          </table:table-cell>
          <table:table-cell table:style-name="ce20" table:formula="of:=IF(AND(ISBLANK([.G20]); ISBLANK([.F20])); MAX(IF(ISERR(FIND(&quot;e&quot;;[.E20]));0;FIND(&quot;e&quot;;[.E20])); IF(ISERR(FIND(&quot;o&quot;;[.E20]));0;FIND(&quot;o&quot;;[.E20])); IF(ISERR(FIND(&quot;u&quot;;[.E20]));0;FIND(&quot;u&quot;;[.E2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cender</text:p>
          </table:table-cell>
          <table:table-cell table:style-name="ce2" office:value-type="float" office:value="468" calcext:value-type="float">
            <text:p>468</text:p>
          </table:table-cell>
          <table:table-cell office:value-type="float" office:value="0" calcext:value-type="float">
            <text:p>0</text:p>
          </table:table-cell>
          <table:table-cell table:style-name="ce20" table:formula="of:=IF(AND(ISBLANK([.G21]); ISBLANK([.F21])); MAX(IF(ISERR(FIND(&quot;e&quot;;[.E21]));0;FIND(&quot;e&quot;;[.E21])); IF(ISERR(FIND(&quot;o&quot;;[.E21]));0;FIND(&quot;o&quot;;[.E21])); IF(ISERR(FIND(&quot;u&quot;;[.E21]));0;FIND(&quot;u&quot;;[.E2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table-cell table:style-name="ce2" office:value-type="string" calcext:value-type="string">
            <text:p>aceso</text:p>
          </table:table-cell>
          <table:table-cell table:number-columns-repeated="1014"/>
        </table:table-row>
        <table:table-row table:style-name="ro1">
          <table:table-cell table:style-name="ce2" office:value-type="string" calcext:value-type="string">
            <text:p>acentuar</text:p>
          </table:table-cell>
          <table:table-cell table:style-name="ce2" office:value-type="float" office:value="634" calcext:value-type="float">
            <text:p>634</text:p>
          </table:table-cell>
          <table:table-cell office:value-type="float" office:value="0" calcext:value-type="float">
            <text:p>0</text:p>
          </table:table-cell>
          <table:table-cell table:style-name="ce20" table:formula="of:=IF(AND(ISBLANK([.G22]); ISBLANK([.F22])); MAX(IF(ISERR(FIND(&quot;e&quot;;[.E22]));0;FIND(&quot;e&quot;;[.E22])); IF(ISERR(FIND(&quot;o&quot;;[.E22]));0;FIND(&quot;o&quot;;[.E22])); IF(ISERR(FIND(&quot;u&quot;;[.E22]));0;FIND(&quot;u&quot;;[.E2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certar</text:p>
          </table:table-cell>
          <table:table-cell table:style-name="ce2" office:value-type="float" office:value="500" calcext:value-type="float">
            <text:p>500</text:p>
          </table:table-cell>
          <table:table-cell office:value-type="float" office:value="0" calcext:value-type="float">
            <text:p>0</text:p>
          </table:table-cell>
          <table:table-cell table:style-name="ce20" table:formula="of:=IF(AND(ISBLANK([.G23]); ISBLANK([.F23])); MAX(IF(ISERR(FIND(&quot;e&quot;;[.E23]));0;FIND(&quot;e&quot;;[.E23])); IF(ISERR(FIND(&quot;o&quot;;[.E23]));0;FIND(&quot;o&quot;;[.E23])); IF(ISERR(FIND(&quot;u&quot;;[.E23]));0;FIND(&quot;u&quot;;[.E2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char</text:p>
          </table:table-cell>
          <table:table-cell table:style-name="ce2" office:value-type="float" office:value="32" calcext:value-type="float">
            <text:p>32</text:p>
          </table:table-cell>
          <table:table-cell office:value-type="float" office:value="0" calcext:value-type="float">
            <text:p>0</text:p>
          </table:table-cell>
          <table:table-cell table:style-name="ce20" table:formula="of:=IF(AND(ISBLANK([.G24]); ISBLANK([.F24])); MAX(IF(ISERR(FIND(&quot;e&quot;;[.E24]));0;FIND(&quot;e&quot;;[.E24])); IF(ISERR(FIND(&quot;o&quot;;[.E24]));0;FIND(&quot;o&quot;;[.E24])); IF(ISERR(FIND(&quot;u&quot;;[.E24]));0;FIND(&quot;u&quot;;[.E2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colher</text:p>
          </table:table-cell>
          <table:table-cell table:style-name="ce2" office:value-type="float" office:value="716" calcext:value-type="float">
            <text:p>716</text:p>
          </table:table-cell>
          <table:table-cell office:value-type="float" office:value="0" calcext:value-type="float">
            <text:p>0</text:p>
          </table:table-cell>
          <table:table-cell table:style-name="ce20" table:formula="of:=IF(AND(ISBLANK([.G25]); ISBLANK([.F25])); MAX(IF(ISERR(FIND(&quot;e&quot;;[.E25]));0;FIND(&quot;e&quot;;[.E25])); IF(ISERR(FIND(&quot;o&quot;;[.E25]));0;FIND(&quot;o&quot;;[.E25])); IF(ISERR(FIND(&quot;u&quot;;[.E25]));0;FIND(&quot;u&quot;;[.E25])));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a</text:p>
          </table:table-cell>
          <table:table-cell table:style-name="ce2"/>
          <table:table-cell table:number-columns-repeated="1016"/>
        </table:table-row>
        <table:table-row table:style-name="ro1">
          <table:table-cell table:style-name="ce2" office:value-type="string" calcext:value-type="string">
            <text:p>acompanhar</text:p>
          </table:table-cell>
          <table:table-cell table:style-name="ce2" office:value-type="float" office:value="108" calcext:value-type="float">
            <text:p>108</text:p>
          </table:table-cell>
          <table:table-cell office:value-type="float" office:value="0" calcext:value-type="float">
            <text:p>0</text:p>
          </table:table-cell>
          <table:table-cell table:style-name="ce20" table:formula="of:=IF(AND(ISBLANK([.G26]); ISBLANK([.F26])); MAX(IF(ISERR(FIND(&quot;e&quot;;[.E26]));0;FIND(&quot;e&quot;;[.E26])); IF(ISERR(FIND(&quot;o&quot;;[.E26]));0;FIND(&quot;o&quot;;[.E26])); IF(ISERR(FIND(&quot;u&quot;;[.E26]));0;FIND(&quot;u&quot;;[.E2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conselhar</text:p>
          </table:table-cell>
          <table:table-cell table:style-name="ce2" office:value-type="float" office:value="701" calcext:value-type="float">
            <text:p>701</text:p>
          </table:table-cell>
          <table:table-cell office:value-type="float" office:value="0" calcext:value-type="float">
            <text:p>0</text:p>
          </table:table-cell>
          <table:table-cell table:style-name="ce20" table:formula="of:=IF(AND(ISBLANK([.G27]); ISBLANK([.F27])); MAX(IF(ISERR(FIND(&quot;e&quot;;[.E27]));0;FIND(&quot;e&quot;;[.E27])); IF(ISERR(FIND(&quot;o&quot;;[.E27]));0;FIND(&quot;o&quot;;[.E27])); IF(ISERR(FIND(&quot;u&quot;;[.E27]));0;FIND(&quot;u&quot;;[.E2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contecer</text:p>
          </table:table-cell>
          <table:table-cell table:style-name="ce2" office:value-type="float" office:value="53" calcext:value-type="float">
            <text:p>53</text:p>
          </table:table-cell>
          <table:table-cell office:value-type="float" office:value="0" calcext:value-type="float">
            <text:p>0</text:p>
          </table:table-cell>
          <table:table-cell table:style-name="ce20" table:formula="of:=IF(AND(ISBLANK([.G28]); ISBLANK([.F28])); MAX(IF(ISERR(FIND(&quot;e&quot;;[.E28]));0;FIND(&quot;e&quot;;[.E28])); IF(ISERR(FIND(&quot;o&quot;;[.E28]));0;FIND(&quot;o&quot;;[.E28])); IF(ISERR(FIND(&quot;u&quot;;[.E28]));0;FIND(&quot;u&quot;;[.E2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contecer</text:p>
          </table:table-cell>
          <table:table-cell table:style-name="ce2" office:value-type="float" office:value="1" calcext:value-type="float">
            <text:p>1</text:p>
          </table:table-cell>
          <table:table-cell table:number-columns-repeated="1015"/>
        </table:table-row>
        <table:table-row table:style-name="ro1">
          <table:table-cell table:style-name="ce2" office:value-type="string" calcext:value-type="string">
            <text:p>acordar</text:p>
          </table:table-cell>
          <table:table-cell table:style-name="ce2" office:value-type="float" office:value="293" calcext:value-type="float">
            <text:p>293</text:p>
          </table:table-cell>
          <table:table-cell office:value-type="float" office:value="0" calcext:value-type="float">
            <text:p>0</text:p>
          </table:table-cell>
          <table:table-cell table:style-name="ce20" table:formula="of:=IF(AND(ISBLANK([.G29]); ISBLANK([.F29])); MAX(IF(ISERR(FIND(&quot;e&quot;;[.E29]));0;FIND(&quot;e&quot;;[.E29])); IF(ISERR(FIND(&quot;o&quot;;[.E29]));0;FIND(&quot;o&quot;;[.E29])); IF(ISERR(FIND(&quot;u&quot;;[.E29]));0;FIND(&quot;u&quot;;[.E2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creditar</text:p>
          </table:table-cell>
          <table:table-cell table:style-name="ce2" office:value-type="float" office:value="96" calcext:value-type="float">
            <text:p>96</text:p>
          </table:table-cell>
          <table:table-cell office:value-type="float" office:value="0" calcext:value-type="float">
            <text:p>0</text:p>
          </table:table-cell>
          <table:table-cell table:style-name="ce20" table:formula="of:=IF(AND(ISBLANK([.G30]); ISBLANK([.F30])); MAX(IF(ISERR(FIND(&quot;e&quot;;[.E30]));0;FIND(&quot;e&quot;;[.E30])); IF(ISERR(FIND(&quot;o&quot;;[.E30]));0;FIND(&quot;o&quot;;[.E30])); IF(ISERR(FIND(&quot;u&quot;;[.E30]));0;FIND(&quot;u&quot;;[.E30])));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acre</text:p>
          </table:table-cell>
          <table:table-cell table:style-name="ce2"/>
          <table:table-cell table:number-columns-repeated="1016"/>
        </table:table-row>
        <table:table-row table:style-name="ro1">
          <table:table-cell table:style-name="ce2" office:value-type="string" calcext:value-type="string">
            <text:p>acrescentar</text:p>
          </table:table-cell>
          <table:table-cell table:style-name="ce2" office:value-type="float" office:value="190" calcext:value-type="float">
            <text:p>190</text:p>
          </table:table-cell>
          <table:table-cell office:value-type="float" office:value="0" calcext:value-type="float">
            <text:p>0</text:p>
          </table:table-cell>
          <table:table-cell table:style-name="ce20" table:formula="of:=IF(AND(ISBLANK([.G31]); ISBLANK([.F31])); MAX(IF(ISERR(FIND(&quot;e&quot;;[.E31]));0;FIND(&quot;e&quot;;[.E31])); IF(ISERR(FIND(&quot;o&quot;;[.E31]));0;FIND(&quot;o&quot;;[.E31])); IF(ISERR(FIND(&quot;u&quot;;[.E31]));0;FIND(&quot;u&quot;;[.E3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cudir</text:p>
          </table:table-cell>
          <table:table-cell table:style-name="ce2" office:value-type="float" office:value="694" calcext:value-type="float">
            <text:p>694</text:p>
          </table:table-cell>
          <table:table-cell office:value-type="float" office:value="3" calcext:value-type="float">
            <text:p>3</text:p>
          </table:table-cell>
          <table:table-cell table:style-name="ce20" table:formula="of:=IF(AND(ISBLANK([.G32]); ISBLANK([.F32])); MAX(IF(ISERR(FIND(&quot;e&quot;;[.E32]));0;FIND(&quot;e&quot;;[.E32])); IF(ISERR(FIND(&quot;o&quot;;[.E32]));0;FIND(&quot;o&quot;;[.E32])); IF(ISERR(FIND(&quot;u&quot;;[.E32]));0;FIND(&quot;u&quot;;[.E32]))); 0)" office:value-type="float" office:value="3" calcext:value-type="float">
            <text:p>3 </text:p>
          </table:table-cell>
          <table:table-cell office:value-type="string" office:string-value="acud" calcext:value-type="string">
            <text:p>acud</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acumular</text:p>
          </table:table-cell>
          <table:table-cell table:style-name="ce2" office:value-type="float" office:value="437" calcext:value-type="float">
            <text:p>437</text:p>
          </table:table-cell>
          <table:table-cell office:value-type="float" office:value="0" calcext:value-type="float">
            <text:p>0</text:p>
          </table:table-cell>
          <table:table-cell table:style-name="ce20" table:formula="of:=IF(AND(ISBLANK([.G33]); ISBLANK([.F33])); MAX(IF(ISERR(FIND(&quot;e&quot;;[.E33]));0;FIND(&quot;e&quot;;[.E33])); IF(ISERR(FIND(&quot;o&quot;;[.E33]));0;FIND(&quot;o&quot;;[.E33])); IF(ISERR(FIND(&quot;u&quot;;[.E33]));0;FIND(&quot;u&quot;;[.E3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cusar</text:p>
          </table:table-cell>
          <table:table-cell table:style-name="ce2" office:value-type="float" office:value="223" calcext:value-type="float">
            <text:p>223</text:p>
          </table:table-cell>
          <table:table-cell office:value-type="float" office:value="0" calcext:value-type="float">
            <text:p>0</text:p>
          </table:table-cell>
          <table:table-cell table:style-name="ce20" table:formula="of:=IF(AND(ISBLANK([.G34]); ISBLANK([.F34])); MAX(IF(ISERR(FIND(&quot;e&quot;;[.E34]));0;FIND(&quot;e&quot;;[.E34])); IF(ISERR(FIND(&quot;o&quot;;[.E34]));0;FIND(&quot;o&quot;;[.E34])); IF(ISERR(FIND(&quot;u&quot;;[.E34]));0;FIND(&quot;u&quot;;[.E34])));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ac</text:p>
          </table:table-cell>
          <table:table-cell table:style-name="ce2"/>
          <table:table-cell table:number-columns-repeated="1016"/>
        </table:table-row>
        <table:table-row table:style-name="ro1">
          <table:table-cell table:style-name="ce2" office:value-type="string" calcext:value-type="string">
            <text:p>adaptar</text:p>
          </table:table-cell>
          <table:table-cell table:style-name="ce2" office:value-type="float" office:value="492" calcext:value-type="float">
            <text:p>492</text:p>
          </table:table-cell>
          <table:table-cell office:value-type="float" office:value="0" calcext:value-type="float">
            <text:p>0</text:p>
          </table:table-cell>
          <table:table-cell table:style-name="ce20" table:formula="of:=IF(AND(ISBLANK([.G35]); ISBLANK([.F35])); MAX(IF(ISERR(FIND(&quot;e&quot;;[.E35]));0;FIND(&quot;e&quot;;[.E35])); IF(ISERR(FIND(&quot;o&quot;;[.E35]));0;FIND(&quot;o&quot;;[.E35])); IF(ISERR(FIND(&quot;u&quot;;[.E35]));0;FIND(&quot;u&quot;;[.E3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derir</text:p>
          </table:table-cell>
          <table:table-cell table:style-name="ce2" office:value-type="float" office:value="594" calcext:value-type="float">
            <text:p>594</text:p>
          </table:table-cell>
          <table:table-cell office:value-type="float" office:value="3" calcext:value-type="float">
            <text:p>3</text:p>
          </table:table-cell>
          <table:table-cell table:style-name="ce20" table:formula="of:=IF(AND(ISBLANK([.G36]); ISBLANK([.F36])); MAX(IF(ISERR(FIND(&quot;e&quot;;[.E36]));0;FIND(&quot;e&quot;;[.E36])); IF(ISERR(FIND(&quot;o&quot;;[.E36]));0;FIND(&quot;o&quot;;[.E36])); IF(ISERR(FIND(&quot;u&quot;;[.E36]));0;FIND(&quot;u&quot;;[.E36]))); 0)" office:value-type="float" office:value="3" calcext:value-type="float">
            <text:p>3 </text:p>
          </table:table-cell>
          <table:table-cell office:value-type="string" office:string-value="ader" calcext:value-type="string">
            <text:p>ader</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adiantar</text:p>
          </table:table-cell>
          <table:table-cell table:style-name="ce2" office:value-type="float" office:value="284" calcext:value-type="float">
            <text:p>284</text:p>
          </table:table-cell>
          <table:table-cell office:value-type="float" office:value="0" calcext:value-type="float">
            <text:p>0</text:p>
          </table:table-cell>
          <table:table-cell table:style-name="ce20" table:formula="of:=IF(AND(ISBLANK([.G37]); ISBLANK([.F37])); MAX(IF(ISERR(FIND(&quot;e&quot;;[.E37]));0;FIND(&quot;e&quot;;[.E37])); IF(ISERR(FIND(&quot;o&quot;;[.E37]));0;FIND(&quot;o&quot;;[.E37])); IF(ISERR(FIND(&quot;u&quot;;[.E37]));0;FIND(&quot;u&quot;;[.E3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diar</text:p>
          </table:table-cell>
          <table:table-cell table:style-name="ce2" office:value-type="float" office:value="653" calcext:value-type="float">
            <text:p>653</text:p>
          </table:table-cell>
          <table:table-cell office:value-type="float" office:value="0" calcext:value-type="float">
            <text:p>0</text:p>
          </table:table-cell>
          <table:table-cell table:style-name="ce20" table:formula="of:=IF(AND(ISBLANK([.G38]); ISBLANK([.F38])); MAX(IF(ISERR(FIND(&quot;e&quot;;[.E38]));0;FIND(&quot;e&quot;;[.E38])); IF(ISERR(FIND(&quot;o&quot;;[.E38]));0;FIND(&quot;o&quot;;[.E38])); IF(ISERR(FIND(&quot;u&quot;;[.E38]));0;FIND(&quot;u&quot;;[.E3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divinhar</text:p>
          </table:table-cell>
          <table:table-cell table:style-name="ce2" office:value-type="float" office:value="639" calcext:value-type="float">
            <text:p>639</text:p>
          </table:table-cell>
          <table:table-cell office:value-type="float" office:value="0" calcext:value-type="float">
            <text:p>0</text:p>
          </table:table-cell>
          <table:table-cell table:style-name="ce20" table:formula="of:=IF(AND(ISBLANK([.G39]); ISBLANK([.F39])); MAX(IF(ISERR(FIND(&quot;e&quot;;[.E39]));0;FIND(&quot;e&quot;;[.E39])); IF(ISERR(FIND(&quot;o&quot;;[.E39]));0;FIND(&quot;o&quot;;[.E39])); IF(ISERR(FIND(&quot;u&quot;;[.E39]));0;FIND(&quot;u&quot;;[.E3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dministrar</text:p>
          </table:table-cell>
          <table:table-cell table:style-name="ce2" office:value-type="float" office:value="620" calcext:value-type="float">
            <text:p>620</text:p>
          </table:table-cell>
          <table:table-cell office:value-type="float" office:value="0" calcext:value-type="float">
            <text:p>0</text:p>
          </table:table-cell>
          <table:table-cell table:style-name="ce20" table:formula="of:=IF(AND(ISBLANK([.G40]); ISBLANK([.F40])); MAX(IF(ISERR(FIND(&quot;e&quot;;[.E40]));0;FIND(&quot;e&quot;;[.E40])); IF(ISERR(FIND(&quot;o&quot;;[.E40]));0;FIND(&quot;o&quot;;[.E40])); IF(ISERR(FIND(&quot;u&quot;;[.E40]));0;FIND(&quot;u&quot;;[.E4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dmirar</text:p>
          </table:table-cell>
          <table:table-cell table:style-name="ce2" office:value-type="float" office:value="461" calcext:value-type="float">
            <text:p>461</text:p>
          </table:table-cell>
          <table:table-cell office:value-type="float" office:value="0" calcext:value-type="float">
            <text:p>0</text:p>
          </table:table-cell>
          <table:table-cell table:style-name="ce20" table:formula="of:=IF(AND(ISBLANK([.G41]); ISBLANK([.F41])); MAX(IF(ISERR(FIND(&quot;e&quot;;[.E41]));0;FIND(&quot;e&quot;;[.E41])); IF(ISERR(FIND(&quot;o&quot;;[.E41]));0;FIND(&quot;o&quot;;[.E41])); IF(ISERR(FIND(&quot;u&quot;;[.E41]));0;FIND(&quot;u&quot;;[.E4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dmitir</text:p>
          </table:table-cell>
          <table:table-cell table:style-name="ce2" office:value-type="float" office:value="203" calcext:value-type="float">
            <text:p>203</text:p>
          </table:table-cell>
          <table:table-cell office:value-type="float" office:value="0" calcext:value-type="float">
            <text:p>0</text:p>
          </table:table-cell>
          <table:table-cell table:style-name="ce20" table:formula="of:=IF(AND(ISBLANK([.G42]); ISBLANK([.F42])); MAX(IF(ISERR(FIND(&quot;e&quot;;[.E42]));0;FIND(&quot;e&quot;;[.E42])); IF(ISERR(FIND(&quot;o&quot;;[.E42]));0;FIND(&quot;o&quot;;[.E42])); IF(ISERR(FIND(&quot;u&quot;;[.E42]));0;FIND(&quot;u&quot;;[.E42]))); 0)" office:value-type="float" office:value="0" calcext:value-type="float">
            <text:p><text:s/></text:p>
          </table:table-cell>
          <table:table-cell office:value-type="string" office:string-value="admit" calcext:value-type="string">
            <text:p>admit</text:p>
          </table:table-cell>
          <table:table-cell table:style-name="ce26"/>
          <table:table-cell table:style-name="ce29"/>
          <table:table-cell table:style-name="ce2" office:value-type="string" calcext:value-type="string">
            <text:p>i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adoptar</text:p>
          </table:table-cell>
          <table:table-cell table:style-name="ce2" office:value-type="float" office:value="276" calcext:value-type="float">
            <text:p>276</text:p>
          </table:table-cell>
          <table:table-cell office:value-type="float" office:value="0" calcext:value-type="float">
            <text:p>0</text:p>
          </table:table-cell>
          <table:table-cell table:style-name="ce20" table:formula="of:=IF(AND(ISBLANK([.G43]); ISBLANK([.F43])); MAX(IF(ISERR(FIND(&quot;e&quot;;[.E43]));0;FIND(&quot;e&quot;;[.E43])); IF(ISERR(FIND(&quot;o&quot;;[.E43]));0;FIND(&quot;o&quot;;[.E43])); IF(ISERR(FIND(&quot;u&quot;;[.E43]));0;FIND(&quot;u&quot;;[.E4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dorar</text:p>
          </table:table-cell>
          <table:table-cell table:style-name="ce2" office:value-type="float" office:value="543" calcext:value-type="float">
            <text:p>543</text:p>
          </table:table-cell>
          <table:table-cell office:value-type="float" office:value="0" calcext:value-type="float">
            <text:p>0</text:p>
          </table:table-cell>
          <table:table-cell table:style-name="ce20" table:formula="of:=IF(AND(ISBLANK([.G44]); ISBLANK([.F44])); MAX(IF(ISERR(FIND(&quot;e&quot;;[.E44]));0;FIND(&quot;e&quot;;[.E44])); IF(ISERR(FIND(&quot;o&quot;;[.E44]));0;FIND(&quot;o&quot;;[.E44])); IF(ISERR(FIND(&quot;u&quot;;[.E44]));0;FIND(&quot;u&quot;;[.E4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dormecer</text:p>
          </table:table-cell>
          <table:table-cell table:style-name="ce2" office:value-type="float" office:value="524" calcext:value-type="float">
            <text:p>524</text:p>
          </table:table-cell>
          <table:table-cell office:value-type="float" office:value="0" calcext:value-type="float">
            <text:p>0</text:p>
          </table:table-cell>
          <table:table-cell table:style-name="ce20" table:formula="of:=IF(AND(ISBLANK([.G45]); ISBLANK([.F45])); MAX(IF(ISERR(FIND(&quot;e&quot;;[.E45]));0;FIND(&quot;e&quot;;[.E45])); IF(ISERR(FIND(&quot;o&quot;;[.E45]));0;FIND(&quot;o&quot;;[.E45])); IF(ISERR(FIND(&quot;u&quot;;[.E45]));0;FIND(&quot;u&quot;;[.E4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adquirir</text:p>
          </table:table-cell>
          <table:table-cell table:style-name="ce2" office:value-type="float" office:value="245" calcext:value-type="float">
            <text:p>245</text:p>
          </table:table-cell>
          <table:table-cell office:value-type="float" office:value="0" calcext:value-type="float">
            <text:p>0</text:p>
          </table:table-cell>
          <table:table-cell table:style-name="ce20" table:formula="of:=IF(AND(ISBLANK([.G46]); ISBLANK([.F46])); MAX(IF(ISERR(FIND(&quot;e&quot;;[.E46]));0;FIND(&quot;e&quot;;[.E46])); IF(ISERR(FIND(&quot;o&quot;;[.E46]));0;FIND(&quot;o&quot;;[.E46])); IF(ISERR(FIND(&quot;u&quot;;[.E46]));0;FIND(&quot;u&quot;;[.E46]))); 0)" office:value-type="float" office:value="0" calcext:value-type="float">
            <text:p><text:s/></text:p>
          </table:table-cell>
          <table:table-cell office:value-type="string" office:string-value="adquir" calcext:value-type="string">
            <text:p>adquir</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advertir</text:p>
          </table:table-cell>
          <table:table-cell table:style-name="ce2" office:value-type="float" office:value="876" calcext:value-type="float">
            <text:p>876</text:p>
          </table:table-cell>
          <table:table-cell office:value-type="float" office:value="4" calcext:value-type="float">
            <text:p>4</text:p>
          </table:table-cell>
          <table:table-cell table:style-name="ce20" table:formula="of:=IF(AND(ISBLANK([.G47]); ISBLANK([.F47])); MAX(IF(ISERR(FIND(&quot;e&quot;;[.E47]));0;FIND(&quot;e&quot;;[.E47])); IF(ISERR(FIND(&quot;o&quot;;[.E47]));0;FIND(&quot;o&quot;;[.E47])); IF(ISERR(FIND(&quot;u&quot;;[.E47]));0;FIND(&quot;u&quot;;[.E47]))); 0)" office:value-type="float" office:value="4" calcext:value-type="float">
            <text:p>4 </text:p>
          </table:table-cell>
          <table:table-cell office:value-type="string" office:string-value="advert" calcext:value-type="string">
            <text:p>advert</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afastar</text:p>
          </table:table-cell>
          <table:table-cell table:style-name="ce2" office:value-type="float" office:value="202" calcext:value-type="float">
            <text:p>202</text:p>
          </table:table-cell>
          <table:table-cell office:value-type="float" office:value="0" calcext:value-type="float">
            <text:p>0</text:p>
          </table:table-cell>
          <table:table-cell table:style-name="ce20" table:formula="of:=IF(AND(ISBLANK([.G48]); ISBLANK([.F48])); MAX(IF(ISERR(FIND(&quot;e&quot;;[.E48]));0;FIND(&quot;e&quot;;[.E48])); IF(ISERR(FIND(&quot;o&quot;;[.E48]));0;FIND(&quot;o&quot;;[.E48])); IF(ISERR(FIND(&quot;u&quot;;[.E48]));0;FIND(&quot;u&quot;;[.E4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fetar</text:p>
          </table:table-cell>
          <table:table-cell table:style-name="ce2" office:value-type="float" office:value="344" calcext:value-type="float">
            <text:p>344</text:p>
          </table:table-cell>
          <table:table-cell office:value-type="float" office:value="0" calcext:value-type="float">
            <text:p>0</text:p>
          </table:table-cell>
          <table:table-cell table:style-name="ce20" table:formula="of:=IF(AND(ISBLANK([.G49]); ISBLANK([.F49])); MAX(IF(ISERR(FIND(&quot;e&quot;;[.E49]));0;FIND(&quot;e&quot;;[.E49])); IF(ISERR(FIND(&quot;o&quot;;[.E49]));0;FIND(&quot;o&quot;;[.E49])); IF(ISERR(FIND(&quot;u&quot;;[.E49]));0;FIND(&quot;u&quot;;[.E4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firmar</text:p>
          </table:table-cell>
          <table:table-cell table:style-name="ce2" office:value-type="float" office:value="54" calcext:value-type="float">
            <text:p>54</text:p>
          </table:table-cell>
          <table:table-cell office:value-type="float" office:value="0" calcext:value-type="float">
            <text:p>0</text:p>
          </table:table-cell>
          <table:table-cell table:style-name="ce20" table:formula="of:=IF(AND(ISBLANK([.G50]); ISBLANK([.F50])); MAX(IF(ISERR(FIND(&quot;e&quot;;[.E50]));0;FIND(&quot;e&quot;;[.E50])); IF(ISERR(FIND(&quot;o&quot;;[.E50]));0;FIND(&quot;o&quot;;[.E50])); IF(ISERR(FIND(&quot;u&quot;;[.E50]));0;FIND(&quot;u&quot;;[.E50])));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a</text:p>
          </table:table-cell>
          <table:table-cell table:style-name="ce2"/>
          <table:table-cell table:number-columns-repeated="1016"/>
        </table:table-row>
        <table:table-row table:style-name="ro1">
          <table:table-cell table:style-name="ce2" office:value-type="string" calcext:value-type="string">
            <text:p>afligir</text:p>
          </table:table-cell>
          <table:table-cell/>
          <table:table-cell office:value-type="float" office:value="0" calcext:value-type="float">
            <text:p>0</text:p>
          </table:table-cell>
          <table:table-cell table:style-name="ce20" table:formula="of:=IF(AND(ISBLANK([.G51]); ISBLANK([.F51])); MAX(IF(ISERR(FIND(&quot;e&quot;;[.E51]));0;FIND(&quot;e&quot;;[.E51])); IF(ISERR(FIND(&quot;o&quot;;[.E51]));0;FIND(&quot;o&quot;;[.E51])); IF(ISERR(FIND(&quot;u&quot;;[.E51]));0;FIND(&quot;u&quot;;[.E51]))); 0)" office:value-type="float" office:value="0" calcext:value-type="float">
            <text:p><text:s/></text:p>
          </table:table-cell>
          <table:table-cell office:value-type="string" office:string-value="aflig" calcext:value-type="string">
            <text:p>aflig</text:p>
          </table:table-cell>
          <table:table-cell table:style-name="ce26"/>
          <table:table-cell table:style-name="ce30"/>
          <table:table-cell table:style-name="ce2" office:value-type="string" calcext:value-type="string">
            <text:p>gir</text:p>
          </table:table-cell>
          <table:table-cell/>
          <table:table-cell table:style-name="ce2" office:value-type="string" calcext:value-type="string">
            <text:p>aflito</text:p>
          </table:table-cell>
          <table:table-cell table:number-columns-repeated="1014"/>
        </table:table-row>
        <table:table-row table:style-name="ro1">
          <table:table-cell table:style-name="ce2" office:value-type="string" calcext:value-type="string">
            <text:p>afogar</text:p>
          </table:table-cell>
          <table:table-cell table:style-name="ce2" office:value-type="float" office:value="990" calcext:value-type="float">
            <text:p>990</text:p>
          </table:table-cell>
          <table:table-cell office:value-type="float" office:value="0" calcext:value-type="float">
            <text:p>0</text:p>
          </table:table-cell>
          <table:table-cell table:style-name="ce20" table:formula="of:=IF(AND(ISBLANK([.G52]); ISBLANK([.F52])); MAX(IF(ISERR(FIND(&quot;e&quot;;[.E52]));0;FIND(&quot;e&quot;;[.E52])); IF(ISERR(FIND(&quot;o&quot;;[.E52]));0;FIND(&quot;o&quot;;[.E52])); IF(ISERR(FIND(&quot;u&quot;;[.E52]));0;FIND(&quot;u&quot;;[.E5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afundar</text:p>
          </table:table-cell>
          <table:table-cell table:style-name="ce2" office:value-type="float" office:value="812" calcext:value-type="float">
            <text:p>812</text:p>
          </table:table-cell>
          <table:table-cell office:value-type="float" office:value="0" calcext:value-type="float">
            <text:p>0</text:p>
          </table:table-cell>
          <table:table-cell table:style-name="ce20" table:formula="of:=IF(AND(ISBLANK([.G53]); ISBLANK([.F53])); MAX(IF(ISERR(FIND(&quot;e&quot;;[.E53]));0;FIND(&quot;e&quot;;[.E53])); IF(ISERR(FIND(&quot;o&quot;;[.E53]));0;FIND(&quot;o&quot;;[.E53])); IF(ISERR(FIND(&quot;u&quot;;[.E53]));0;FIND(&quot;u&quot;;[.E5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garrar</text:p>
          </table:table-cell>
          <table:table-cell table:style-name="ce2" office:value-type="float" office:value="448" calcext:value-type="float">
            <text:p>448</text:p>
          </table:table-cell>
          <table:table-cell office:value-type="float" office:value="0" calcext:value-type="float">
            <text:p>0</text:p>
          </table:table-cell>
          <table:table-cell table:style-name="ce20" table:formula="of:=IF(AND(ISBLANK([.G54]); ISBLANK([.F54])); MAX(IF(ISERR(FIND(&quot;e&quot;;[.E54]));0;FIND(&quot;e&quot;;[.E54])); IF(ISERR(FIND(&quot;o&quot;;[.E54]));0;FIND(&quot;o&quot;;[.E54])); IF(ISERR(FIND(&quot;u&quot;;[.E54]));0;FIND(&quot;u&quot;;[.E5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gir</text:p>
          </table:table-cell>
          <table:table-cell table:style-name="ce2" office:value-type="float" office:value="376" calcext:value-type="float">
            <text:p>376</text:p>
          </table:table-cell>
          <table:table-cell office:value-type="float" office:value="0" calcext:value-type="float">
            <text:p>0</text:p>
          </table:table-cell>
          <table:table-cell table:style-name="ce20" table:formula="of:=IF(AND(ISBLANK([.G55]); ISBLANK([.F55])); MAX(IF(ISERR(FIND(&quot;e&quot;;[.E55]));0;FIND(&quot;e&quot;;[.E55])); IF(ISERR(FIND(&quot;o&quot;;[.E55]));0;FIND(&quot;o&quot;;[.E55])); IF(ISERR(FIND(&quot;u&quot;;[.E55]));0;FIND(&quot;u&quot;;[.E55]))); 0)" office:value-type="float" office:value="0" calcext:value-type="float">
            <text:p><text:s/></text:p>
          </table:table-cell>
          <table:table-cell office:value-type="string" office:string-value="ag" calcext:value-type="string">
            <text:p>ag</text:p>
          </table:table-cell>
          <table:table-cell table:style-name="ce26"/>
          <table:table-cell table:style-name="ce29"/>
          <table:table-cell table:style-name="ce2" office:value-type="string" calcext:value-type="string">
            <text:p>gi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agitar</text:p>
          </table:table-cell>
          <table:table-cell table:style-name="ce2" office:value-type="float" office:value="505" calcext:value-type="float">
            <text:p>505</text:p>
          </table:table-cell>
          <table:table-cell office:value-type="float" office:value="0" calcext:value-type="float">
            <text:p>0</text:p>
          </table:table-cell>
          <table:table-cell table:style-name="ce20" table:formula="of:=IF(AND(ISBLANK([.G56]); ISBLANK([.F56])); MAX(IF(ISERR(FIND(&quot;e&quot;;[.E56]));0;FIND(&quot;e&quot;;[.E56])); IF(ISERR(FIND(&quot;o&quot;;[.E56]));0;FIND(&quot;o&quot;;[.E56])); IF(ISERR(FIND(&quot;u&quot;;[.E56]));0;FIND(&quot;u&quot;;[.E5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gradar</text:p>
          </table:table-cell>
          <table:table-cell table:style-name="ce2" office:value-type="float" office:value="592" calcext:value-type="float">
            <text:p>592</text:p>
          </table:table-cell>
          <table:table-cell office:value-type="float" office:value="0" calcext:value-type="float">
            <text:p>0</text:p>
          </table:table-cell>
          <table:table-cell table:style-name="ce20" table:formula="of:=IF(AND(ISBLANK([.G57]); ISBLANK([.F57])); MAX(IF(ISERR(FIND(&quot;e&quot;;[.E57]));0;FIND(&quot;e&quot;;[.E57])); IF(ISERR(FIND(&quot;o&quot;;[.E57]));0;FIND(&quot;o&quot;;[.E57])); IF(ISERR(FIND(&quot;u&quot;;[.E57]));0;FIND(&quot;u&quot;;[.E5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gradecer</text:p>
          </table:table-cell>
          <table:table-cell table:style-name="ce2" office:value-type="float" office:value="626" calcext:value-type="float">
            <text:p>626</text:p>
          </table:table-cell>
          <table:table-cell office:value-type="float" office:value="0" calcext:value-type="float">
            <text:p>0</text:p>
          </table:table-cell>
          <table:table-cell table:style-name="ce20" table:formula="of:=IF(AND(ISBLANK([.G58]); ISBLANK([.F58])); MAX(IF(ISERR(FIND(&quot;e&quot;;[.E58]));0;FIND(&quot;e&quot;;[.E58])); IF(ISERR(FIND(&quot;o&quot;;[.E58]));0;FIND(&quot;o&quot;;[.E58])); IF(ISERR(FIND(&quot;u&quot;;[.E58]));0;FIND(&quot;u&quot;;[.E5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agravar</text:p>
          </table:table-cell>
          <table:table-cell table:style-name="ce2" office:value-type="float" office:value="692" calcext:value-type="float">
            <text:p>692</text:p>
          </table:table-cell>
          <table:table-cell office:value-type="float" office:value="0" calcext:value-type="float">
            <text:p>0</text:p>
          </table:table-cell>
          <table:table-cell table:style-name="ce20" table:formula="of:=IF(AND(ISBLANK([.G59]); ISBLANK([.F59])); MAX(IF(ISERR(FIND(&quot;e&quot;;[.E59]));0;FIND(&quot;e&quot;;[.E59])); IF(ISERR(FIND(&quot;o&quot;;[.E59]));0;FIND(&quot;o&quot;;[.E59])); IF(ISERR(FIND(&quot;u&quot;;[.E59]));0;FIND(&quot;u&quot;;[.E5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gredir</text:p>
          </table:table-cell>
          <table:table-cell table:style-name="ce2" office:value-type="float" office:value="891" calcext:value-type="float">
            <text:p>891</text:p>
          </table:table-cell>
          <table:table-cell office:value-type="float" office:value="4" calcext:value-type="float">
            <text:p>4</text:p>
          </table:table-cell>
          <table:table-cell table:style-name="ce20" table:formula="of:=IF(AND(ISBLANK([.G60]); ISBLANK([.F60])); MAX(IF(ISERR(FIND(&quot;e&quot;;[.E60]));0;FIND(&quot;e&quot;;[.E60])); IF(ISERR(FIND(&quot;o&quot;;[.E60]));0;FIND(&quot;o&quot;;[.E60])); IF(ISERR(FIND(&quot;u&quot;;[.E60]));0;FIND(&quot;u&quot;;[.E60]))); 0)" office:value-type="float" office:value="4" calcext:value-type="float">
            <text:p>4 </text:p>
          </table:table-cell>
          <table:table-cell office:value-type="string" office:string-value="agred" calcext:value-type="string">
            <text:p>agred</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agrupar</text:p>
          </table:table-cell>
          <table:table-cell table:style-name="ce2" office:value-type="float" office:value="835" calcext:value-type="float">
            <text:p>835</text:p>
          </table:table-cell>
          <table:table-cell office:value-type="float" office:value="0" calcext:value-type="float">
            <text:p>0</text:p>
          </table:table-cell>
          <table:table-cell table:style-name="ce20" table:formula="of:=IF(AND(ISBLANK([.G61]); ISBLANK([.F61])); MAX(IF(ISERR(FIND(&quot;e&quot;;[.E61]));0;FIND(&quot;e&quot;;[.E61])); IF(ISERR(FIND(&quot;o&quot;;[.E61]));0;FIND(&quot;o&quot;;[.E61])); IF(ISERR(FIND(&quot;u&quot;;[.E61]));0;FIND(&quot;u&quot;;[.E6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guardar</text:p>
          </table:table-cell>
          <table:table-cell table:style-name="ce2" office:value-type="float" office:value="425" calcext:value-type="float">
            <text:p>425</text:p>
          </table:table-cell>
          <table:table-cell office:value-type="float" office:value="0" calcext:value-type="float">
            <text:p>0</text:p>
          </table:table-cell>
          <table:table-cell table:style-name="ce20" table:formula="of:=IF(AND(ISBLANK([.G62]); ISBLANK([.F62])); MAX(IF(ISERR(FIND(&quot;e&quot;;[.E62]));0;FIND(&quot;e&quot;;[.E62])); IF(ISERR(FIND(&quot;o&quot;;[.E62]));0;FIND(&quot;o&quot;;[.E62])); IF(ISERR(FIND(&quot;u&quot;;[.E62]));0;FIND(&quot;u&quot;;[.E6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guentar</text:p>
          </table:table-cell>
          <table:table-cell table:style-name="ce2" office:value-type="float" office:value="640" calcext:value-type="float">
            <text:p>640</text:p>
          </table:table-cell>
          <table:table-cell office:value-type="float" office:value="0" calcext:value-type="float">
            <text:p>0</text:p>
          </table:table-cell>
          <table:table-cell table:style-name="ce20" table:formula="of:=IF(AND(ISBLANK([.G63]); ISBLANK([.F63])); MAX(IF(ISERR(FIND(&quot;e&quot;;[.E63]));0;FIND(&quot;e&quot;;[.E63])); IF(ISERR(FIND(&quot;o&quot;;[.E63]));0;FIND(&quot;o&quot;;[.E63])); IF(ISERR(FIND(&quot;u&quot;;[.E63]));0;FIND(&quot;u&quot;;[.E6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judar</text:p>
          </table:table-cell>
          <table:table-cell table:style-name="ce2" office:value-type="float" office:value="135" calcext:value-type="float">
            <text:p>135</text:p>
          </table:table-cell>
          <table:table-cell office:value-type="float" office:value="0" calcext:value-type="float">
            <text:p>0</text:p>
          </table:table-cell>
          <table:table-cell table:style-name="ce20" table:formula="of:=IF(AND(ISBLANK([.G64]); ISBLANK([.F64])); MAX(IF(ISERR(FIND(&quot;e&quot;;[.E64]));0;FIND(&quot;e&quot;;[.E64])); IF(ISERR(FIND(&quot;o&quot;;[.E64]));0;FIND(&quot;o&quot;;[.E64])); IF(ISERR(FIND(&quot;u&quot;;[.E64]));0;FIND(&quot;u&quot;;[.E6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justar</text:p>
          </table:table-cell>
          <table:table-cell table:style-name="ce2" office:value-type="float" office:value="737" calcext:value-type="float">
            <text:p>737</text:p>
          </table:table-cell>
          <table:table-cell office:value-type="float" office:value="0" calcext:value-type="float">
            <text:p>0</text:p>
          </table:table-cell>
          <table:table-cell table:style-name="ce20" table:formula="of:=IF(AND(ISBLANK([.G65]); ISBLANK([.F65])); MAX(IF(ISERR(FIND(&quot;e&quot;;[.E65]));0;FIND(&quot;e&quot;;[.E65])); IF(ISERR(FIND(&quot;o&quot;;[.E65]));0;FIND(&quot;o&quot;;[.E65])); IF(ISERR(FIND(&quot;u&quot;;[.E65]));0;FIND(&quot;u&quot;;[.E6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largar</text:p>
          </table:table-cell>
          <table:table-cell table:style-name="ce2" office:value-type="float" office:value="615" calcext:value-type="float">
            <text:p>615</text:p>
          </table:table-cell>
          <table:table-cell office:value-type="float" office:value="0" calcext:value-type="float">
            <text:p>0</text:p>
          </table:table-cell>
          <table:table-cell table:style-name="ce20" table:formula="of:=IF(AND(ISBLANK([.G66]); ISBLANK([.F66])); MAX(IF(ISERR(FIND(&quot;e&quot;;[.E66]));0;FIND(&quot;e&quot;;[.E66])); IF(ISERR(FIND(&quot;o&quot;;[.E66]));0;FIND(&quot;o&quot;;[.E66])); IF(ISERR(FIND(&quot;u&quot;;[.E66]));0;FIND(&quot;u&quot;;[.E6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alastrar</text:p>
          </table:table-cell>
          <table:table-cell table:style-name="ce2" office:value-type="float" office:value="943" calcext:value-type="float">
            <text:p>943</text:p>
          </table:table-cell>
          <table:table-cell office:value-type="float" office:value="0" calcext:value-type="float">
            <text:p>0</text:p>
          </table:table-cell>
          <table:table-cell table:style-name="ce20" table:formula="of:=IF(AND(ISBLANK([.G67]); ISBLANK([.F67])); MAX(IF(ISERR(FIND(&quot;e&quot;;[.E67]));0;FIND(&quot;e&quot;;[.E67])); IF(ISERR(FIND(&quot;o&quot;;[.E67]));0;FIND(&quot;o&quot;;[.E67])); IF(ISERR(FIND(&quot;u&quot;;[.E67]));0;FIND(&quot;u&quot;;[.E6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lcançar</text:p>
          </table:table-cell>
          <table:table-cell table:style-name="ce2" office:value-type="float" office:value="214" calcext:value-type="float">
            <text:p>214</text:p>
          </table:table-cell>
          <table:table-cell office:value-type="float" office:value="0" calcext:value-type="float">
            <text:p>0</text:p>
          </table:table-cell>
          <table:table-cell table:style-name="ce20" table:formula="of:=IF(AND(ISBLANK([.G68]); ISBLANK([.F68])); MAX(IF(ISERR(FIND(&quot;e&quot;;[.E68]));0;FIND(&quot;e&quot;;[.E68])); IF(ISERR(FIND(&quot;o&quot;;[.E68]));0;FIND(&quot;o&quot;;[.E68])); IF(ISERR(FIND(&quot;u&quot;;[.E68]));0;FIND(&quot;u&quot;;[.E6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alçar</text:p>
          </table:table-cell>
          <table:table-cell table:style-name="ce2"/>
          <table:table-cell office:value-type="float" office:value="0" calcext:value-type="float">
            <text:p>0</text:p>
          </table:table-cell>
          <table:table-cell table:style-name="ce20"/>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alegar</text:p>
          </table:table-cell>
          <table:table-cell table:style-name="ce2" office:value-type="float" office:value="479" calcext:value-type="float">
            <text:p>479</text:p>
          </table:table-cell>
          <table:table-cell office:value-type="float" office:value="0" calcext:value-type="float">
            <text:p>0</text:p>
          </table:table-cell>
          <table:table-cell table:style-name="ce20" table:formula="of:=IF(AND(ISBLANK([.G70]); ISBLANK([.F70])); MAX(IF(ISERR(FIND(&quot;e&quot;;[.E70]));0;FIND(&quot;e&quot;;[.E70])); IF(ISERR(FIND(&quot;o&quot;;[.E70]));0;FIND(&quot;o&quot;;[.E70])); IF(ISERR(FIND(&quot;u&quot;;[.E70]));0;FIND(&quot;u&quot;;[.E7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alertar</text:p>
          </table:table-cell>
          <table:table-cell table:style-name="ce2" office:value-type="float" office:value="761" calcext:value-type="float">
            <text:p>761</text:p>
          </table:table-cell>
          <table:table-cell office:value-type="float" office:value="0" calcext:value-type="float">
            <text:p>0</text:p>
          </table:table-cell>
          <table:table-cell table:style-name="ce20" table:formula="of:=IF(AND(ISBLANK([.G71]); ISBLANK([.F71])); MAX(IF(ISERR(FIND(&quot;e&quot;;[.E71]));0;FIND(&quot;e&quot;;[.E71])); IF(ISERR(FIND(&quot;o&quot;;[.E71]));0;FIND(&quot;o&quot;;[.E71])); IF(ISERR(FIND(&quot;u&quot;;[.E71]));0;FIND(&quot;u&quot;;[.E7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limentar</text:p>
          </table:table-cell>
          <table:table-cell table:style-name="ce2" office:value-type="float" office:value="264" calcext:value-type="float">
            <text:p>264</text:p>
          </table:table-cell>
          <table:table-cell office:value-type="float" office:value="0" calcext:value-type="float">
            <text:p>0</text:p>
          </table:table-cell>
          <table:table-cell table:style-name="ce20" table:formula="of:=IF(AND(ISBLANK([.G72]); ISBLANK([.F72])); MAX(IF(ISERR(FIND(&quot;e&quot;;[.E72]));0;FIND(&quot;e&quot;;[.E72])); IF(ISERR(FIND(&quot;o&quot;;[.E72]));0;FIND(&quot;o&quot;;[.E72])); IF(ISERR(FIND(&quot;u&quot;;[.E72]));0;FIND(&quot;u&quot;;[.E7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liviar</text:p>
          </table:table-cell>
          <table:table-cell table:style-name="ce2" office:value-type="float" office:value="769" calcext:value-type="float">
            <text:p>769</text:p>
          </table:table-cell>
          <table:table-cell office:value-type="float" office:value="0" calcext:value-type="float">
            <text:p>0</text:p>
          </table:table-cell>
          <table:table-cell table:style-name="ce20" table:formula="of:=IF(AND(ISBLANK([.G73]); ISBLANK([.F73])); MAX(IF(ISERR(FIND(&quot;e&quot;;[.E73]));0;FIND(&quot;e&quot;;[.E73])); IF(ISERR(FIND(&quot;o&quot;;[.E73]));0;FIND(&quot;o&quot;;[.E73])); IF(ISERR(FIND(&quot;u&quot;;[.E73]));0;FIND(&quot;u&quot;;[.E7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lmoçar</text:p>
          </table:table-cell>
          <table:table-cell table:style-name="ce2" office:value-type="float" office:value="743" calcext:value-type="float">
            <text:p>743</text:p>
          </table:table-cell>
          <table:table-cell office:value-type="float" office:value="0" calcext:value-type="float">
            <text:p>0</text:p>
          </table:table-cell>
          <table:table-cell table:style-name="ce20" table:formula="of:=IF(AND(ISBLANK([.G74]); ISBLANK([.F74])); MAX(IF(ISERR(FIND(&quot;e&quot;;[.E74]));0;FIND(&quot;e&quot;;[.E74])); IF(ISERR(FIND(&quot;o&quot;;[.E74]));0;FIND(&quot;o&quot;;[.E74])); IF(ISERR(FIND(&quot;u&quot;;[.E74]));0;FIND(&quot;u&quot;;[.E7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alongar</text:p>
          </table:table-cell>
          <table:table-cell table:style-name="ce2" office:value-type="float" office:value="827" calcext:value-type="float">
            <text:p>827</text:p>
          </table:table-cell>
          <table:table-cell office:value-type="float" office:value="0" calcext:value-type="float">
            <text:p>0</text:p>
          </table:table-cell>
          <table:table-cell table:style-name="ce20" table:formula="of:=IF(AND(ISBLANK([.G75]); ISBLANK([.F75])); MAX(IF(ISERR(FIND(&quot;e&quot;;[.E75]));0;FIND(&quot;e&quot;;[.E75])); IF(ISERR(FIND(&quot;o&quot;;[.E75]));0;FIND(&quot;o&quot;;[.E75])); IF(ISERR(FIND(&quot;u&quot;;[.E75]));0;FIND(&quot;u&quot;;[.E7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alterar</text:p>
          </table:table-cell>
          <table:table-cell table:style-name="ce2" office:value-type="float" office:value="313" calcext:value-type="float">
            <text:p>313</text:p>
          </table:table-cell>
          <table:table-cell office:value-type="float" office:value="0" calcext:value-type="float">
            <text:p>0</text:p>
          </table:table-cell>
          <table:table-cell table:style-name="ce20" table:formula="of:=IF(AND(ISBLANK([.G76]); ISBLANK([.F76])); MAX(IF(ISERR(FIND(&quot;e&quot;;[.E76]));0;FIND(&quot;e&quot;;[.E76])); IF(ISERR(FIND(&quot;o&quot;;[.E76]));0;FIND(&quot;o&quot;;[.E76])); IF(ISERR(FIND(&quot;u&quot;;[.E76]));0;FIND(&quot;u&quot;;[.E7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lugar</text:p>
          </table:table-cell>
          <table:table-cell table:style-name="ce2" office:value-type="float" office:value="890" calcext:value-type="float">
            <text:p>890</text:p>
          </table:table-cell>
          <table:table-cell office:value-type="float" office:value="0" calcext:value-type="float">
            <text:p>0</text:p>
          </table:table-cell>
          <table:table-cell table:style-name="ce20" table:formula="of:=IF(AND(ISBLANK([.G77]); ISBLANK([.F77])); MAX(IF(ISERR(FIND(&quot;e&quot;;[.E77]));0;FIND(&quot;e&quot;;[.E77])); IF(ISERR(FIND(&quot;o&quot;;[.E77]));0;FIND(&quot;o&quot;;[.E77])); IF(ISERR(FIND(&quot;u&quot;;[.E77]));0;FIND(&quot;u&quot;;[.E7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amanhecer</text:p>
          </table:table-cell>
          <table:table-cell table:style-name="ce2" office:value-type="float" office:value="348" calcext:value-type="float">
            <text:p>348</text:p>
          </table:table-cell>
          <table:table-cell office:value-type="float" office:value="0" calcext:value-type="float">
            <text:p>0</text:p>
          </table:table-cell>
          <table:table-cell table:style-name="ce20" table:formula="of:=IF(AND(ISBLANK([.G78]); ISBLANK([.F78])); MAX(IF(ISERR(FIND(&quot;e&quot;;[.E78]));0;FIND(&quot;e&quot;;[.E78])); IF(ISERR(FIND(&quot;o&quot;;[.E78]));0;FIND(&quot;o&quot;;[.E78])); IF(ISERR(FIND(&quot;u&quot;;[.E78]));0;FIND(&quot;u&quot;;[.E7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manhecer</text:p>
          </table:table-cell>
          <table:table-cell table:style-name="ce2" office:value-type="float" office:value="1" calcext:value-type="float">
            <text:p>1</text:p>
          </table:table-cell>
          <table:table-cell table:number-columns-repeated="2"/>
          <table:table-cell table:style-name="ce2" office:value-type="string" calcext:value-type="string">
            <text:p>Only makes sense (like anoitecer) in ele form.</text:p>
          </table:table-cell>
          <table:table-cell table:number-columns-repeated="1012"/>
        </table:table-row>
        <table:table-row table:style-name="ro1">
          <table:table-cell table:style-name="ce2" office:value-type="string" calcext:value-type="string">
            <text:p>amar</text:p>
          </table:table-cell>
          <table:table-cell table:style-name="ce2" office:value-type="float" office:value="228" calcext:value-type="float">
            <text:p>228</text:p>
          </table:table-cell>
          <table:table-cell office:value-type="float" office:value="0" calcext:value-type="float">
            <text:p>0</text:p>
          </table:table-cell>
          <table:table-cell table:style-name="ce20" table:formula="of:=IF(AND(ISBLANK([.G79]); ISBLANK([.F79])); MAX(IF(ISERR(FIND(&quot;e&quot;;[.E79]));0;FIND(&quot;e&quot;;[.E79])); IF(ISERR(FIND(&quot;o&quot;;[.E79]));0;FIND(&quot;o&quot;;[.E79])); IF(ISERR(FIND(&quot;u&quot;;[.E79]));0;FIND(&quot;u&quot;;[.E7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meaçar</text:p>
          </table:table-cell>
          <table:table-cell table:style-name="ce2" office:value-type="float" office:value="343" calcext:value-type="float">
            <text:p>343</text:p>
          </table:table-cell>
          <table:table-cell office:value-type="float" office:value="0" calcext:value-type="float">
            <text:p>0</text:p>
          </table:table-cell>
          <table:table-cell table:style-name="ce20" table:formula="of:=IF(AND(ISBLANK([.G80]); ISBLANK([.F80])); MAX(IF(ISERR(FIND(&quot;e&quot;;[.E80]));0;FIND(&quot;e&quot;;[.E80])); IF(ISERR(FIND(&quot;o&quot;;[.E80]));0;FIND(&quot;o&quot;;[.E80])); IF(ISERR(FIND(&quot;u&quot;;[.E80]));0;FIND(&quot;u&quot;;[.E8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ampliar</text:p>
          </table:table-cell>
          <table:table-cell table:style-name="ce2" office:value-type="float" office:value="557" calcext:value-type="float">
            <text:p>557</text:p>
          </table:table-cell>
          <table:table-cell office:value-type="float" office:value="0" calcext:value-type="float">
            <text:p>0</text:p>
          </table:table-cell>
          <table:table-cell table:style-name="ce20" table:formula="of:=IF(AND(ISBLANK([.G81]); ISBLANK([.F81])); MAX(IF(ISERR(FIND(&quot;e&quot;;[.E81]));0;FIND(&quot;e&quot;;[.E81])); IF(ISERR(FIND(&quot;o&quot;;[.E81]));0;FIND(&quot;o&quot;;[.E81])); IF(ISERR(FIND(&quot;u&quot;;[.E81]));0;FIND(&quot;u&quot;;[.E8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nalisar</text:p>
          </table:table-cell>
          <table:table-cell table:style-name="ce2" office:value-type="float" office:value="239" calcext:value-type="float">
            <text:p>239</text:p>
          </table:table-cell>
          <table:table-cell office:value-type="float" office:value="0" calcext:value-type="float">
            <text:p>0</text:p>
          </table:table-cell>
          <table:table-cell table:style-name="ce20" table:formula="of:=IF(AND(ISBLANK([.G82]); ISBLANK([.F82])); MAX(IF(ISERR(FIND(&quot;e&quot;;[.E82]));0;FIND(&quot;e&quot;;[.E82])); IF(ISERR(FIND(&quot;o&quot;;[.E82]));0;FIND(&quot;o&quot;;[.E82])); IF(ISERR(FIND(&quot;u&quot;;[.E82]));0;FIND(&quot;u&quot;;[.E8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ndar</text:p>
          </table:table-cell>
          <table:table-cell table:style-name="ce2" office:value-type="float" office:value="47" calcext:value-type="float">
            <text:p>47</text:p>
          </table:table-cell>
          <table:table-cell office:value-type="float" office:value="0" calcext:value-type="float">
            <text:p>0</text:p>
          </table:table-cell>
          <table:table-cell table:style-name="ce20" table:formula="of:=IF(AND(ISBLANK([.G83]); ISBLANK([.F83])); MAX(IF(ISERR(FIND(&quot;e&quot;;[.E83]));0;FIND(&quot;e&quot;;[.E83])); IF(ISERR(FIND(&quot;o&quot;;[.E83]));0;FIND(&quot;o&quot;;[.E83])); IF(ISERR(FIND(&quot;u&quot;;[.E83]));0;FIND(&quot;u&quot;;[.E8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nimar</text:p>
          </table:table-cell>
          <table:table-cell table:style-name="ce2" office:value-type="float" office:value="508" calcext:value-type="float">
            <text:p>508</text:p>
          </table:table-cell>
          <table:table-cell office:value-type="float" office:value="0" calcext:value-type="float">
            <text:p>0</text:p>
          </table:table-cell>
          <table:table-cell table:style-name="ce20" table:formula="of:=IF(AND(ISBLANK([.G84]); ISBLANK([.F84])); MAX(IF(ISERR(FIND(&quot;e&quot;;[.E84]));0;FIND(&quot;e&quot;;[.E84])); IF(ISERR(FIND(&quot;o&quot;;[.E84]));0;FIND(&quot;o&quot;;[.E84])); IF(ISERR(FIND(&quot;u&quot;;[.E84]));0;FIND(&quot;u&quot;;[.E8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noitecer</text:p>
          </table:table-cell>
          <table:table-cell/>
          <table:table-cell office:value-type="float" office:value="0" calcext:value-type="float">
            <text:p>0</text:p>
          </table:table-cell>
          <table:table-cell table:style-name="ce20" table:formula="of:=IF(AND(ISBLANK([.G85]); ISBLANK([.F85])); MAX(IF(ISERR(FIND(&quot;e&quot;;[.E85]));0;FIND(&quot;e&quot;;[.E85])); IF(ISERR(FIND(&quot;o&quot;;[.E85]));0;FIND(&quot;o&quot;;[.E85])); IF(ISERR(FIND(&quot;u&quot;;[.E85]));0;FIND(&quot;u&quot;;[.E8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noitecer</text:p>
          </table:table-cell>
          <table:table-cell table:style-name="ce2" office:value-type="float" office:value="1" calcext:value-type="float">
            <text:p>1</text:p>
          </table:table-cell>
          <table:table-cell table:number-columns-repeated="2"/>
          <table:table-cell table:style-name="ce2" office:value-type="string" calcext:value-type="string">
            <text:p>Only makes sense (like amanhecer) in ele form.</text:p>
          </table:table-cell>
          <table:table-cell table:number-columns-repeated="1012"/>
        </table:table-row>
        <table:table-row table:style-name="ro1">
          <table:table-cell table:style-name="ce2" office:value-type="string" calcext:value-type="string">
            <text:p>anteceder</text:p>
          </table:table-cell>
          <table:table-cell table:style-name="ce2" office:value-type="float" office:value="952" calcext:value-type="float">
            <text:p>952</text:p>
          </table:table-cell>
          <table:table-cell office:value-type="float" office:value="0" calcext:value-type="float">
            <text:p>0</text:p>
          </table:table-cell>
          <table:table-cell table:style-name="ce20" table:formula="of:=IF(AND(ISBLANK([.G86]); ISBLANK([.F86])); MAX(IF(ISERR(FIND(&quot;e&quot;;[.E86]));0;FIND(&quot;e&quot;;[.E86])); IF(ISERR(FIND(&quot;o&quot;;[.E86]));0;FIND(&quot;o&quot;;[.E86])); IF(ISERR(FIND(&quot;u&quot;;[.E86]));0;FIND(&quot;u&quot;;[.E86]))); 0)" office:value-type="float" office:value="0" calcext:value-type="float">
            <text:p><text:s/></text:p>
          </table:table-cell>
          <table:table-cell office:value-type="float" office:value="0" calcext:value-type="float">
            <text:p>0</text:p>
          </table:table-cell>
          <table:table-cell table:style-name="ce26"/>
          <table:table-cell table:style-name="ce31" office:value-type="string" calcext:value-type="string">
            <text:p>ante</text:p>
          </table:table-cell>
          <table:table-cell table:style-name="ce2"/>
          <table:table-cell table:number-columns-repeated="1016"/>
        </table:table-row>
        <table:table-row table:style-name="ro1">
          <table:table-cell table:style-name="ce2" office:value-type="string" calcext:value-type="string">
            <text:p>antecipar</text:p>
          </table:table-cell>
          <table:table-cell table:style-name="ce2" office:value-type="float" office:value="559" calcext:value-type="float">
            <text:p>559</text:p>
          </table:table-cell>
          <table:table-cell office:value-type="float" office:value="0" calcext:value-type="float">
            <text:p>0</text:p>
          </table:table-cell>
          <table:table-cell table:style-name="ce20" table:formula="of:=IF(AND(ISBLANK([.G87]); ISBLANK([.F87])); MAX(IF(ISERR(FIND(&quot;e&quot;;[.E87]));0;FIND(&quot;e&quot;;[.E87])); IF(ISERR(FIND(&quot;o&quot;;[.E87]));0;FIND(&quot;o&quot;;[.E87])); IF(ISERR(FIND(&quot;u&quot;;[.E87]));0;FIND(&quot;u&quot;;[.E8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nular</text:p>
          </table:table-cell>
          <table:table-cell table:style-name="ce2" office:value-type="float" office:value="793" calcext:value-type="float">
            <text:p>793</text:p>
          </table:table-cell>
          <table:table-cell office:value-type="float" office:value="0" calcext:value-type="float">
            <text:p>0</text:p>
          </table:table-cell>
          <table:table-cell table:style-name="ce20" table:formula="of:=IF(AND(ISBLANK([.G88]); ISBLANK([.F88])); MAX(IF(ISERR(FIND(&quot;e&quot;;[.E88]));0;FIND(&quot;e&quot;;[.E88])); IF(ISERR(FIND(&quot;o&quot;;[.E88]));0;FIND(&quot;o&quot;;[.E88])); IF(ISERR(FIND(&quot;u&quot;;[.E88]));0;FIND(&quot;u&quot;;[.E8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nunciar</text:p>
          </table:table-cell>
          <table:table-cell table:style-name="ce2" office:value-type="float" office:value="162" calcext:value-type="float">
            <text:p>162</text:p>
          </table:table-cell>
          <table:table-cell office:value-type="float" office:value="0" calcext:value-type="float">
            <text:p>0</text:p>
          </table:table-cell>
          <table:table-cell table:style-name="ce20" table:formula="of:=IF(AND(ISBLANK([.G89]); ISBLANK([.F89])); MAX(IF(ISERR(FIND(&quot;e&quot;;[.E89]));0;FIND(&quot;e&quot;;[.E89])); IF(ISERR(FIND(&quot;o&quot;;[.E89]));0;FIND(&quot;o&quot;;[.E89])); IF(ISERR(FIND(&quot;u&quot;;[.E89]));0;FIND(&quot;u&quot;;[.E8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pagar</text:p>
          </table:table-cell>
          <table:table-cell table:style-name="ce2" office:value-type="float" office:value="470" calcext:value-type="float">
            <text:p>470</text:p>
          </table:table-cell>
          <table:table-cell office:value-type="float" office:value="0" calcext:value-type="float">
            <text:p>0</text:p>
          </table:table-cell>
          <table:table-cell table:style-name="ce20" table:formula="of:=IF(AND(ISBLANK([.G90]); ISBLANK([.F90])); MAX(IF(ISERR(FIND(&quot;e&quot;;[.E90]));0;FIND(&quot;e&quot;;[.E90])); IF(ISERR(FIND(&quot;o&quot;;[.E90]));0;FIND(&quot;o&quot;;[.E90])); IF(ISERR(FIND(&quot;u&quot;;[.E90]));0;FIND(&quot;u&quot;;[.E9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3"/>
          <table:table-cell table:style-name="ce2" office:value-type="string" calcext:value-type="string">
            <text:p>DO NOT USE "a" PREFIX -- pagar has oddball past-part</text:p>
          </table:table-cell>
          <table:table-cell table:number-columns-repeated="1012"/>
        </table:table-row>
        <table:table-row table:style-name="ro1">
          <table:table-cell table:style-name="ce2" office:value-type="string" calcext:value-type="string">
            <text:p>apaixonar</text:p>
          </table:table-cell>
          <table:table-cell table:style-name="ce2" office:value-type="float" office:value="966" calcext:value-type="float">
            <text:p>966</text:p>
          </table:table-cell>
          <table:table-cell office:value-type="float" office:value="0" calcext:value-type="float">
            <text:p>0</text:p>
          </table:table-cell>
          <table:table-cell table:style-name="ce20" table:formula="of:=IF(AND(ISBLANK([.G91]); ISBLANK([.F91])); MAX(IF(ISERR(FIND(&quot;e&quot;;[.E91]));0;FIND(&quot;e&quot;;[.E91])); IF(ISERR(FIND(&quot;o&quot;;[.E91]));0;FIND(&quot;o&quot;;[.E91])); IF(ISERR(FIND(&quot;u&quot;;[.E91]));0;FIND(&quot;u&quot;;[.E9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panhar</text:p>
          </table:table-cell>
          <table:table-cell table:style-name="ce2" office:value-type="float" office:value="256" calcext:value-type="float">
            <text:p>256</text:p>
          </table:table-cell>
          <table:table-cell office:value-type="float" office:value="0" calcext:value-type="float">
            <text:p>0</text:p>
          </table:table-cell>
          <table:table-cell table:style-name="ce20" table:formula="of:=IF(AND(ISBLANK([.G92]); ISBLANK([.F92])); MAX(IF(ISERR(FIND(&quot;e&quot;;[.E92]));0;FIND(&quot;e&quot;;[.E92])); IF(ISERR(FIND(&quot;o&quot;;[.E92]));0;FIND(&quot;o&quot;;[.E92])); IF(ISERR(FIND(&quot;u&quot;;[.E92]));0;FIND(&quot;u&quot;;[.E9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parecer</text:p>
          </table:table-cell>
          <table:table-cell table:style-name="ce2" office:value-type="float" office:value="72" calcext:value-type="float">
            <text:p>72</text:p>
          </table:table-cell>
          <table:table-cell office:value-type="float" office:value="0" calcext:value-type="float">
            <text:p>0</text:p>
          </table:table-cell>
          <table:table-cell table:style-name="ce20" table:formula="of:=IF(AND(ISBLANK([.G93]); ISBLANK([.F93])); MAX(IF(ISERR(FIND(&quot;e&quot;;[.E93]));0;FIND(&quot;e&quot;;[.E93])); IF(ISERR(FIND(&quot;o&quot;;[.E93]));0;FIND(&quot;o&quot;;[.E93])); IF(ISERR(FIND(&quot;u&quot;;[.E93]));0;FIND(&quot;u&quot;;[.E93])));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a</text:p>
          </table:table-cell>
          <table:table-cell table:style-name="ce2"/>
          <table:table-cell table:number-columns-repeated="1016"/>
        </table:table-row>
        <table:table-row table:style-name="ro1">
          <table:table-cell table:style-name="ce2" office:value-type="string" calcext:value-type="string">
            <text:p>apelar</text:p>
          </table:table-cell>
          <table:table-cell table:style-name="ce2" office:value-type="float" office:value="721" calcext:value-type="float">
            <text:p>721</text:p>
          </table:table-cell>
          <table:table-cell office:value-type="float" office:value="0" calcext:value-type="float">
            <text:p>0</text:p>
          </table:table-cell>
          <table:table-cell table:style-name="ce20" table:formula="of:=IF(AND(ISBLANK([.G94]); ISBLANK([.F94])); MAX(IF(ISERR(FIND(&quot;e&quot;;[.E94]));0;FIND(&quot;e&quot;;[.E94])); IF(ISERR(FIND(&quot;o&quot;;[.E94]));0;FIND(&quot;o&quot;;[.E94])); IF(ISERR(FIND(&quot;u&quot;;[.E94]));0;FIND(&quot;u&quot;;[.E9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pertar</text:p>
          </table:table-cell>
          <table:table-cell table:style-name="ce2" office:value-type="float" office:value="368" calcext:value-type="float">
            <text:p>368</text:p>
          </table:table-cell>
          <table:table-cell office:value-type="float" office:value="0" calcext:value-type="float">
            <text:p>0</text:p>
          </table:table-cell>
          <table:table-cell table:style-name="ce20" table:formula="of:=IF(AND(ISBLANK([.G95]); ISBLANK([.F95])); MAX(IF(ISERR(FIND(&quot;e&quot;;[.E95]));0;FIND(&quot;e&quot;;[.E95])); IF(ISERR(FIND(&quot;o&quot;;[.E95]));0;FIND(&quot;o&quot;;[.E95])); IF(ISERR(FIND(&quot;u&quot;;[.E95]));0;FIND(&quot;u&quot;;[.E9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petecer</text:p>
          </table:table-cell>
          <table:table-cell table:style-name="ce2" office:value-type="float" office:value="878" calcext:value-type="float">
            <text:p>878</text:p>
          </table:table-cell>
          <table:table-cell office:value-type="float" office:value="0" calcext:value-type="float">
            <text:p>0</text:p>
          </table:table-cell>
          <table:table-cell table:style-name="ce20" table:formula="of:=IF(AND(ISBLANK([.G96]); ISBLANK([.F96])); MAX(IF(ISERR(FIND(&quot;e&quot;;[.E96]));0;FIND(&quot;e&quot;;[.E96])); IF(ISERR(FIND(&quot;o&quot;;[.E96]));0;FIND(&quot;o&quot;;[.E96])); IF(ISERR(FIND(&quot;u&quot;;[.E96]));0;FIND(&quot;u&quot;;[.E96])));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ape</text:p>
          </table:table-cell>
          <table:table-cell table:number-columns-repeated="1017"/>
        </table:table-row>
        <table:table-row table:style-name="ro1">
          <table:table-cell table:style-name="ce2" office:value-type="string" calcext:value-type="string">
            <text:p>aplicar</text:p>
          </table:table-cell>
          <table:table-cell table:style-name="ce2" office:value-type="float" office:value="182" calcext:value-type="float">
            <text:p>182</text:p>
          </table:table-cell>
          <table:table-cell office:value-type="float" office:value="0" calcext:value-type="float">
            <text:p>0</text:p>
          </table:table-cell>
          <table:table-cell table:style-name="ce20" table:formula="of:=IF(AND(ISBLANK([.G97]); ISBLANK([.F97])); MAX(IF(ISERR(FIND(&quot;e&quot;;[.E97]));0;FIND(&quot;e&quot;;[.E97])); IF(ISERR(FIND(&quot;o&quot;;[.E97]));0;FIND(&quot;o&quot;;[.E97])); IF(ISERR(FIND(&quot;u&quot;;[.E97]));0;FIND(&quot;u&quot;;[.E9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apoiar</text:p>
          </table:table-cell>
          <table:table-cell table:style-name="ce2" office:value-type="float" office:value="199" calcext:value-type="float">
            <text:p>199</text:p>
          </table:table-cell>
          <table:table-cell office:value-type="float" office:value="0" calcext:value-type="float">
            <text:p>0</text:p>
          </table:table-cell>
          <table:table-cell table:style-name="ce20" table:formula="of:=IF(AND(ISBLANK([.G98]); ISBLANK([.F98])); MAX(IF(ISERR(FIND(&quot;e&quot;;[.E98]));0;FIND(&quot;e&quot;;[.E98])); IF(ISERR(FIND(&quot;o&quot;;[.E98]));0;FIND(&quot;o&quot;;[.E98])); IF(ISERR(FIND(&quot;u&quot;;[.E98]));0;FIND(&quot;u&quot;;[.E9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pontar</text:p>
          </table:table-cell>
          <table:table-cell table:style-name="ce2" office:value-type="float" office:value="173" calcext:value-type="float">
            <text:p>173</text:p>
          </table:table-cell>
          <table:table-cell office:value-type="float" office:value="0" calcext:value-type="float">
            <text:p>0</text:p>
          </table:table-cell>
          <table:table-cell table:style-name="ce20" table:formula="of:=IF(AND(ISBLANK([.G99]); ISBLANK([.F99])); MAX(IF(ISERR(FIND(&quot;e&quot;;[.E99]));0;FIND(&quot;e&quot;;[.E99])); IF(ISERR(FIND(&quot;o&quot;;[.E99]));0;FIND(&quot;o&quot;;[.E99])); IF(ISERR(FIND(&quot;u&quot;;[.E99]));0;FIND(&quot;u&quot;;[.E9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postar</text:p>
          </table:table-cell>
          <table:table-cell table:style-name="ce2" office:value-type="float" office:value="567" calcext:value-type="float">
            <text:p>567</text:p>
          </table:table-cell>
          <table:table-cell office:value-type="float" office:value="0" calcext:value-type="float">
            <text:p>0</text:p>
          </table:table-cell>
          <table:table-cell table:style-name="ce20" table:formula="of:=IF(AND(ISBLANK([.G100]); ISBLANK([.F100])); MAX(IF(ISERR(FIND(&quot;e&quot;;[.E100]));0;FIND(&quot;e&quot;;[.E100])); IF(ISERR(FIND(&quot;o&quot;;[.E100]));0;FIND(&quot;o&quot;;[.E100])); IF(ISERR(FIND(&quot;u&quot;;[.E100]));0;FIND(&quot;u&quot;;[.E10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preciar</text:p>
          </table:table-cell>
          <table:table-cell table:style-name="ce2" office:value-type="float" office:value="529" calcext:value-type="float">
            <text:p>529</text:p>
          </table:table-cell>
          <table:table-cell office:value-type="float" office:value="0" calcext:value-type="float">
            <text:p>0</text:p>
          </table:table-cell>
          <table:table-cell table:style-name="ce20" table:formula="of:=IF(AND(ISBLANK([.G101]); ISBLANK([.F101])); MAX(IF(ISERR(FIND(&quot;e&quot;;[.E101]));0;FIND(&quot;e&quot;;[.E101])); IF(ISERR(FIND(&quot;o&quot;;[.E101]));0;FIND(&quot;o&quot;;[.E101])); IF(ISERR(FIND(&quot;u&quot;;[.E101]));0;FIND(&quot;u&quot;;[.E10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prender</text:p>
          </table:table-cell>
          <table:table-cell table:style-name="ce2" office:value-type="float" office:value="218" calcext:value-type="float">
            <text:p>218</text:p>
          </table:table-cell>
          <table:table-cell office:value-type="float" office:value="0" calcext:value-type="float">
            <text:p>0</text:p>
          </table:table-cell>
          <table:table-cell table:style-name="ce20" table:formula="of:=IF(AND(ISBLANK([.G102]); ISBLANK([.F102])); MAX(IF(ISERR(FIND(&quot;e&quot;;[.E102]));0;FIND(&quot;e&quot;;[.E102])); IF(ISERR(FIND(&quot;o&quot;;[.E102]));0;FIND(&quot;o&quot;;[.E102])); IF(ISERR(FIND(&quot;u&quot;;[.E102]));0;FIND(&quot;u&quot;;[.E10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apresentar</text:p>
          </table:table-cell>
          <table:table-cell table:style-name="ce2" office:value-type="float" office:value="26" calcext:value-type="float">
            <text:p>26</text:p>
          </table:table-cell>
          <table:table-cell office:value-type="float" office:value="0" calcext:value-type="float">
            <text:p>0</text:p>
          </table:table-cell>
          <table:table-cell table:style-name="ce20" table:formula="of:=IF(AND(ISBLANK([.G103]); ISBLANK([.F103])); MAX(IF(ISERR(FIND(&quot;e&quot;;[.E103]));0;FIND(&quot;e&quot;;[.E103])); IF(ISERR(FIND(&quot;o&quot;;[.E103]));0;FIND(&quot;o&quot;;[.E103])); IF(ISERR(FIND(&quot;u&quot;;[.E103]));0;FIND(&quot;u&quot;;[.E10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pressar</text:p>
          </table:table-cell>
          <table:table-cell table:style-name="ce2" office:value-type="float" office:value="632" calcext:value-type="float">
            <text:p>632</text:p>
          </table:table-cell>
          <table:table-cell office:value-type="float" office:value="0" calcext:value-type="float">
            <text:p>0</text:p>
          </table:table-cell>
          <table:table-cell table:style-name="ce20" table:formula="of:=IF(AND(ISBLANK([.G104]); ISBLANK([.F104])); MAX(IF(ISERR(FIND(&quot;e&quot;;[.E104]));0;FIND(&quot;e&quot;;[.E104])); IF(ISERR(FIND(&quot;o&quot;;[.E104]));0;FIND(&quot;o&quot;;[.E104])); IF(ISERR(FIND(&quot;u&quot;;[.E104]));0;FIND(&quot;u&quot;;[.E10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profundar</text:p>
          </table:table-cell>
          <table:table-cell table:style-name="ce2" office:value-type="float" office:value="850" calcext:value-type="float">
            <text:p>850</text:p>
          </table:table-cell>
          <table:table-cell office:value-type="float" office:value="0" calcext:value-type="float">
            <text:p>0</text:p>
          </table:table-cell>
          <table:table-cell table:style-name="ce20" table:formula="of:=IF(AND(ISBLANK([.G105]); ISBLANK([.F105])); MAX(IF(ISERR(FIND(&quot;e&quot;;[.E105]));0;FIND(&quot;e&quot;;[.E105])); IF(ISERR(FIND(&quot;o&quot;;[.E105]));0;FIND(&quot;o&quot;;[.E105])); IF(ISERR(FIND(&quot;u&quot;;[.E105]));0;FIND(&quot;u&quot;;[.E10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provar</text:p>
          </table:table-cell>
          <table:table-cell table:style-name="ce2" office:value-type="float" office:value="365" calcext:value-type="float">
            <text:p>365</text:p>
          </table:table-cell>
          <table:table-cell office:value-type="float" office:value="0" calcext:value-type="float">
            <text:p>0</text:p>
          </table:table-cell>
          <table:table-cell table:style-name="ce20" table:formula="of:=IF(AND(ISBLANK([.G106]); ISBLANK([.F106])); MAX(IF(ISERR(FIND(&quot;e&quot;;[.E106]));0;FIND(&quot;e&quot;;[.E106])); IF(ISERR(FIND(&quot;o&quot;;[.E106]));0;FIND(&quot;o&quot;;[.E106])); IF(ISERR(FIND(&quot;u&quot;;[.E106]));0;FIND(&quot;u&quot;;[.E106])));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a</text:p>
          </table:table-cell>
          <table:table-cell table:style-name="ce2"/>
          <table:table-cell table:number-columns-repeated="1016"/>
        </table:table-row>
        <table:table-row table:style-name="ro1">
          <table:table-cell table:style-name="ce2" office:value-type="string" calcext:value-type="string">
            <text:p>aproveitar</text:p>
          </table:table-cell>
          <table:table-cell table:style-name="ce2" office:value-type="float" office:value="209" calcext:value-type="float">
            <text:p>209</text:p>
          </table:table-cell>
          <table:table-cell office:value-type="float" office:value="0" calcext:value-type="float">
            <text:p>0</text:p>
          </table:table-cell>
          <table:table-cell table:style-name="ce20" table:formula="of:=IF(AND(ISBLANK([.G107]); ISBLANK([.F107])); MAX(IF(ISERR(FIND(&quot;e&quot;;[.E107]));0;FIND(&quot;e&quot;;[.E107])); IF(ISERR(FIND(&quot;o&quot;;[.E107]));0;FIND(&quot;o&quot;;[.E107])); IF(ISERR(FIND(&quot;u&quot;;[.E107]));0;FIND(&quot;u&quot;;[.E10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proximar</text:p>
          </table:table-cell>
          <table:table-cell table:style-name="ce2" office:value-type="float" office:value="195" calcext:value-type="float">
            <text:p>195</text:p>
          </table:table-cell>
          <table:table-cell office:value-type="float" office:value="0" calcext:value-type="float">
            <text:p>0</text:p>
          </table:table-cell>
          <table:table-cell table:style-name="ce20" table:formula="of:=IF(AND(ISBLANK([.G108]); ISBLANK([.F108])); MAX(IF(ISERR(FIND(&quot;e&quot;;[.E108]));0;FIND(&quot;e&quot;;[.E108])); IF(ISERR(FIND(&quot;o&quot;;[.E108]));0;FIND(&quot;o&quot;;[.E108])); IF(ISERR(FIND(&quot;u&quot;;[.E108]));0;FIND(&quot;u&quot;;[.E10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purar</text:p>
          </table:table-cell>
          <table:table-cell table:style-name="ce2" office:value-type="float" office:value="432" calcext:value-type="float">
            <text:p>432</text:p>
          </table:table-cell>
          <table:table-cell office:value-type="float" office:value="0" calcext:value-type="float">
            <text:p>0</text:p>
          </table:table-cell>
          <table:table-cell table:style-name="ce20" table:formula="of:=IF(AND(ISBLANK([.G109]); ISBLANK([.F109])); MAX(IF(ISERR(FIND(&quot;e&quot;;[.E109]));0;FIND(&quot;e&quot;;[.E109])); IF(ISERR(FIND(&quot;o&quot;;[.E109]));0;FIND(&quot;o&quot;;[.E109])); IF(ISERR(FIND(&quot;u&quot;;[.E109]));0;FIND(&quot;u&quot;;[.E10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quecer</text:p>
          </table:table-cell>
          <table:table-cell table:style-name="ce2" office:value-type="float" office:value="686" calcext:value-type="float">
            <text:p>686</text:p>
          </table:table-cell>
          <table:table-cell office:value-type="float" office:value="0" calcext:value-type="float">
            <text:p>0</text:p>
          </table:table-cell>
          <table:table-cell table:style-name="ce20" table:formula="of:=IF(AND(ISBLANK([.G110]); ISBLANK([.F110])); MAX(IF(ISERR(FIND(&quot;e&quot;;[.E110]));0;FIND(&quot;e&quot;;[.E110])); IF(ISERR(FIND(&quot;o&quot;;[.E110]));0;FIND(&quot;o&quot;;[.E110])); IF(ISERR(FIND(&quot;u&quot;;[.E110]));0;FIND(&quot;u&quot;;[.E11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arder</text:p>
          </table:table-cell>
          <table:table-cell table:style-name="ce2" office:value-type="float" office:value="647" calcext:value-type="float">
            <text:p>647</text:p>
          </table:table-cell>
          <table:table-cell office:value-type="float" office:value="0" calcext:value-type="float">
            <text:p>0</text:p>
          </table:table-cell>
          <table:table-cell table:style-name="ce20" table:formula="of:=IF(AND(ISBLANK([.G111]); ISBLANK([.F111])); MAX(IF(ISERR(FIND(&quot;e&quot;;[.E111]));0;FIND(&quot;e&quot;;[.E111])); IF(ISERR(FIND(&quot;o&quot;;[.E111]));0;FIND(&quot;o&quot;;[.E111])); IF(ISERR(FIND(&quot;u&quot;;[.E111]));0;FIND(&quot;u&quot;;[.E11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argumentar</text:p>
          </table:table-cell>
          <table:table-cell table:style-name="ce2" office:value-type="float" office:value="530" calcext:value-type="float">
            <text:p>530</text:p>
          </table:table-cell>
          <table:table-cell office:value-type="float" office:value="0" calcext:value-type="float">
            <text:p>0</text:p>
          </table:table-cell>
          <table:table-cell table:style-name="ce20" table:formula="of:=IF(AND(ISBLANK([.G112]); ISBLANK([.F112])); MAX(IF(ISERR(FIND(&quot;e&quot;;[.E112]));0;FIND(&quot;e&quot;;[.E112])); IF(ISERR(FIND(&quot;o&quot;;[.E112]));0;FIND(&quot;o&quot;;[.E112])); IF(ISERR(FIND(&quot;u&quot;;[.E112]));0;FIND(&quot;u&quot;;[.E11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rmar</text:p>
          </table:table-cell>
          <table:table-cell table:style-name="ce2" office:value-type="float" office:value="465" calcext:value-type="float">
            <text:p>465</text:p>
          </table:table-cell>
          <table:table-cell office:value-type="float" office:value="0" calcext:value-type="float">
            <text:p>0</text:p>
          </table:table-cell>
          <table:table-cell table:style-name="ce20" table:formula="of:=IF(AND(ISBLANK([.G113]); ISBLANK([.F113])); MAX(IF(ISERR(FIND(&quot;e&quot;;[.E113]));0;FIND(&quot;e&quot;;[.E113])); IF(ISERR(FIND(&quot;o&quot;;[.E113]));0;FIND(&quot;o&quot;;[.E113])); IF(ISERR(FIND(&quot;u&quot;;[.E113]));0;FIND(&quot;u&quot;;[.E11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rmazenar</text:p>
          </table:table-cell>
          <table:table-cell table:style-name="ce2" office:value-type="float" office:value="813" calcext:value-type="float">
            <text:p>813</text:p>
          </table:table-cell>
          <table:table-cell office:value-type="float" office:value="0" calcext:value-type="float">
            <text:p>0</text:p>
          </table:table-cell>
          <table:table-cell table:style-name="ce20" table:formula="of:=IF(AND(ISBLANK([.G114]); ISBLANK([.F114])); MAX(IF(ISERR(FIND(&quot;e&quot;;[.E114]));0;FIND(&quot;e&quot;;[.E114])); IF(ISERR(FIND(&quot;o&quot;;[.E114]));0;FIND(&quot;o&quot;;[.E114])); IF(ISERR(FIND(&quot;u&quot;;[.E114]));0;FIND(&quot;u&quot;;[.E11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rrancar</text:p>
          </table:table-cell>
          <table:table-cell table:style-name="ce2" office:value-type="float" office:value="390" calcext:value-type="float">
            <text:p>390</text:p>
          </table:table-cell>
          <table:table-cell office:value-type="float" office:value="0" calcext:value-type="float">
            <text:p>0</text:p>
          </table:table-cell>
          <table:table-cell table:style-name="ce20" table:formula="of:=IF(AND(ISBLANK([.G115]); ISBLANK([.F115])); MAX(IF(ISERR(FIND(&quot;e&quot;;[.E115]));0;FIND(&quot;e&quot;;[.E115])); IF(ISERR(FIND(&quot;o&quot;;[.E115]));0;FIND(&quot;o&quot;;[.E115])); IF(ISERR(FIND(&quot;u&quot;;[.E115]));0;FIND(&quot;u&quot;;[.E11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arranjar</text:p>
          </table:table-cell>
          <table:table-cell table:style-name="ce2" office:value-type="float" office:value="333" calcext:value-type="float">
            <text:p>333</text:p>
          </table:table-cell>
          <table:table-cell office:value-type="float" office:value="0" calcext:value-type="float">
            <text:p>0</text:p>
          </table:table-cell>
          <table:table-cell table:style-name="ce20" table:formula="of:=IF(AND(ISBLANK([.G116]); ISBLANK([.F116])); MAX(IF(ISERR(FIND(&quot;e&quot;;[.E116]));0;FIND(&quot;e&quot;;[.E116])); IF(ISERR(FIND(&quot;o&quot;;[.E116]));0;FIND(&quot;o&quot;;[.E116])); IF(ISERR(FIND(&quot;u&quot;;[.E116]));0;FIND(&quot;u&quot;;[.E11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rrastar</text:p>
          </table:table-cell>
          <table:table-cell table:style-name="ce2" office:value-type="float" office:value="332" calcext:value-type="float">
            <text:p>332</text:p>
          </table:table-cell>
          <table:table-cell office:value-type="float" office:value="0" calcext:value-type="float">
            <text:p>0</text:p>
          </table:table-cell>
          <table:table-cell table:style-name="ce20" table:formula="of:=IF(AND(ISBLANK([.G117]); ISBLANK([.F117])); MAX(IF(ISERR(FIND(&quot;e&quot;;[.E117]));0;FIND(&quot;e&quot;;[.E117])); IF(ISERR(FIND(&quot;o&quot;;[.E117]));0;FIND(&quot;o&quot;;[.E117])); IF(ISERR(FIND(&quot;u&quot;;[.E117]));0;FIND(&quot;u&quot;;[.E11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rrecadar</text:p>
          </table:table-cell>
          <table:table-cell table:style-name="ce2" office:value-type="float" office:value="905" calcext:value-type="float">
            <text:p>905</text:p>
          </table:table-cell>
          <table:table-cell office:value-type="float" office:value="0" calcext:value-type="float">
            <text:p>0</text:p>
          </table:table-cell>
          <table:table-cell table:style-name="ce20" table:formula="of:=IF(AND(ISBLANK([.G118]); ISBLANK([.F118])); MAX(IF(ISERR(FIND(&quot;e&quot;;[.E118]));0;FIND(&quot;e&quot;;[.E118])); IF(ISERR(FIND(&quot;o&quot;;[.E118]));0;FIND(&quot;o&quot;;[.E118])); IF(ISERR(FIND(&quot;u&quot;;[.E118]));0;FIND(&quot;u&quot;;[.E11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rrepender</text:p>
          </table:table-cell>
          <table:table-cell table:style-name="ce2" office:value-type="float" office:value="825" calcext:value-type="float">
            <text:p>825</text:p>
          </table:table-cell>
          <table:table-cell office:value-type="float" office:value="0" calcext:value-type="float">
            <text:p>0</text:p>
          </table:table-cell>
          <table:table-cell table:style-name="ce20" table:formula="of:=IF(AND(ISBLANK([.G119]); ISBLANK([.F119])); MAX(IF(ISERR(FIND(&quot;e&quot;;[.E119]));0;FIND(&quot;e&quot;;[.E119])); IF(ISERR(FIND(&quot;o&quot;;[.E119]));0;FIND(&quot;o&quot;;[.E119])); IF(ISERR(FIND(&quot;u&quot;;[.E119]));0;FIND(&quot;u&quot;;[.E11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arre</text:p>
          </table:table-cell>
          <table:table-cell table:style-name="ce2"/>
          <table:table-cell table:number-columns-repeated="1016"/>
        </table:table-row>
        <table:table-row table:style-name="ro1">
          <table:table-cell table:style-name="ce2" office:value-type="string" calcext:value-type="string">
            <text:p>arriscar</text:p>
          </table:table-cell>
          <table:table-cell table:style-name="ce2" office:value-type="float" office:value="607" calcext:value-type="float">
            <text:p>607</text:p>
          </table:table-cell>
          <table:table-cell office:value-type="float" office:value="0" calcext:value-type="float">
            <text:p>0</text:p>
          </table:table-cell>
          <table:table-cell table:style-name="ce20" table:formula="of:=IF(AND(ISBLANK([.G120]); ISBLANK([.F120])); MAX(IF(ISERR(FIND(&quot;e&quot;;[.E120]));0;FIND(&quot;e&quot;;[.E120])); IF(ISERR(FIND(&quot;o&quot;;[.E120]));0;FIND(&quot;o&quot;;[.E120])); IF(ISERR(FIND(&quot;u&quot;;[.E120]));0;FIND(&quot;u&quot;;[.E12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arrumar</text:p>
          </table:table-cell>
          <table:table-cell table:style-name="ce2" office:value-type="float" office:value="616" calcext:value-type="float">
            <text:p>616</text:p>
          </table:table-cell>
          <table:table-cell office:value-type="float" office:value="0" calcext:value-type="float">
            <text:p>0</text:p>
          </table:table-cell>
          <table:table-cell table:style-name="ce20" table:formula="of:=IF(AND(ISBLANK([.G121]); ISBLANK([.F121])); MAX(IF(ISERR(FIND(&quot;e&quot;;[.E121]));0;FIND(&quot;e&quot;;[.E121])); IF(ISERR(FIND(&quot;o&quot;;[.E121]));0;FIND(&quot;o&quot;;[.E121])); IF(ISERR(FIND(&quot;u&quot;;[.E121]));0;FIND(&quot;u&quot;;[.E12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rticular</text:p>
          </table:table-cell>
          <table:table-cell table:style-name="ce2" office:value-type="float" office:value="728" calcext:value-type="float">
            <text:p>728</text:p>
          </table:table-cell>
          <table:table-cell office:value-type="float" office:value="0" calcext:value-type="float">
            <text:p>0</text:p>
          </table:table-cell>
          <table:table-cell table:style-name="ce20" table:formula="of:=IF(AND(ISBLANK([.G122]); ISBLANK([.F122])); MAX(IF(ISERR(FIND(&quot;e&quot;;[.E122]));0;FIND(&quot;e&quot;;[.E122])); IF(ISERR(FIND(&quot;o&quot;;[.E122]));0;FIND(&quot;o&quot;;[.E122])); IF(ISERR(FIND(&quot;u&quot;;[.E122]));0;FIND(&quot;u&quot;;[.E12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scender</text:p>
          </table:table-cell>
          <table:table-cell table:style-name="ce2" office:value-type="float" office:value="758" calcext:value-type="float">
            <text:p>758</text:p>
          </table:table-cell>
          <table:table-cell office:value-type="float" office:value="0" calcext:value-type="float">
            <text:p>0</text:p>
          </table:table-cell>
          <table:table-cell table:style-name="ce20" table:formula="of:=IF(AND(ISBLANK([.G123]); ISBLANK([.F123])); MAX(IF(ISERR(FIND(&quot;e&quot;;[.E123]));0;FIND(&quot;e&quot;;[.E123])); IF(ISERR(FIND(&quot;o&quot;;[.E123]));0;FIND(&quot;o&quot;;[.E123])); IF(ISERR(FIND(&quot;u&quot;;[.E123]));0;FIND(&quot;u&quot;;[.E12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assegurar</text:p>
          </table:table-cell>
          <table:table-cell table:style-name="ce2" office:value-type="float" office:value="300" calcext:value-type="float">
            <text:p>300</text:p>
          </table:table-cell>
          <table:table-cell office:value-type="float" office:value="0" calcext:value-type="float">
            <text:p>0</text:p>
          </table:table-cell>
          <table:table-cell table:style-name="ce20" table:formula="of:=IF(AND(ISBLANK([.G124]); ISBLANK([.F124])); MAX(IF(ISERR(FIND(&quot;e&quot;;[.E124]));0;FIND(&quot;e&quot;;[.E124])); IF(ISERR(FIND(&quot;o&quot;;[.E124]));0;FIND(&quot;o&quot;;[.E124])); IF(ISERR(FIND(&quot;u&quot;;[.E124]));0;FIND(&quot;u&quot;;[.E12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ssemelhar</text:p>
          </table:table-cell>
          <table:table-cell table:style-name="ce2" office:value-type="float" office:value="859" calcext:value-type="float">
            <text:p>859</text:p>
          </table:table-cell>
          <table:table-cell office:value-type="float" office:value="0" calcext:value-type="float">
            <text:p>0</text:p>
          </table:table-cell>
          <table:table-cell table:style-name="ce20" table:formula="of:=IF(AND(ISBLANK([.G125]); ISBLANK([.F125])); MAX(IF(ISERR(FIND(&quot;e&quot;;[.E125]));0;FIND(&quot;e&quot;;[.E125])); IF(ISERR(FIND(&quot;o&quot;;[.E125]));0;FIND(&quot;o&quot;;[.E125])); IF(ISERR(FIND(&quot;u&quot;;[.E125]));0;FIND(&quot;u&quot;;[.E12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ssentar</text:p>
          </table:table-cell>
          <table:table-cell table:style-name="ce2" office:value-type="float" office:value="510" calcext:value-type="float">
            <text:p>510</text:p>
          </table:table-cell>
          <table:table-cell office:value-type="float" office:value="0" calcext:value-type="float">
            <text:p>0</text:p>
          </table:table-cell>
          <table:table-cell table:style-name="ce20" table:formula="of:=IF(AND(ISBLANK([.G126]); ISBLANK([.F126])); MAX(IF(ISERR(FIND(&quot;e&quot;;[.E126]));0;FIND(&quot;e&quot;;[.E126])); IF(ISERR(FIND(&quot;o&quot;;[.E126]));0;FIND(&quot;o&quot;;[.E126])); IF(ISERR(FIND(&quot;u&quot;;[.E126]));0;FIND(&quot;u&quot;;[.E12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ssinalar</text:p>
          </table:table-cell>
          <table:table-cell table:style-name="ce2" office:value-type="float" office:value="681" calcext:value-type="float">
            <text:p>681</text:p>
          </table:table-cell>
          <table:table-cell office:value-type="float" office:value="0" calcext:value-type="float">
            <text:p>0</text:p>
          </table:table-cell>
          <table:table-cell table:style-name="ce20" table:formula="of:=IF(AND(ISBLANK([.G127]); ISBLANK([.F127])); MAX(IF(ISERR(FIND(&quot;e&quot;;[.E127]));0;FIND(&quot;e&quot;;[.E127])); IF(ISERR(FIND(&quot;o&quot;;[.E127]));0;FIND(&quot;o&quot;;[.E127])); IF(ISERR(FIND(&quot;u&quot;;[.E127]));0;FIND(&quot;u&quot;;[.E12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ssinar</text:p>
          </table:table-cell>
          <table:table-cell table:style-name="ce2" office:value-type="float" office:value="364" calcext:value-type="float">
            <text:p>364</text:p>
          </table:table-cell>
          <table:table-cell office:value-type="float" office:value="0" calcext:value-type="float">
            <text:p>0</text:p>
          </table:table-cell>
          <table:table-cell table:style-name="ce20" table:formula="of:=IF(AND(ISBLANK([.G128]); ISBLANK([.F128])); MAX(IF(ISERR(FIND(&quot;e&quot;;[.E128]));0;FIND(&quot;e&quot;;[.E128])); IF(ISERR(FIND(&quot;o&quot;;[.E128]));0;FIND(&quot;o&quot;;[.E128])); IF(ISERR(FIND(&quot;u&quot;;[.E128]));0;FIND(&quot;u&quot;;[.E12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ssistir</text:p>
          </table:table-cell>
          <table:table-cell table:style-name="ce2" office:value-type="float" office:value="232" calcext:value-type="float">
            <text:p>232</text:p>
          </table:table-cell>
          <table:table-cell office:value-type="float" office:value="0" calcext:value-type="float">
            <text:p>0</text:p>
          </table:table-cell>
          <table:table-cell table:style-name="ce20" table:formula="of:=IF(AND(ISBLANK([.G129]); ISBLANK([.F129])); MAX(IF(ISERR(FIND(&quot;e&quot;;[.E129]));0;FIND(&quot;e&quot;;[.E129])); IF(ISERR(FIND(&quot;o&quot;;[.E129]));0;FIND(&quot;o&quot;;[.E129])); IF(ISERR(FIND(&quot;u&quot;;[.E129]));0;FIND(&quot;u&quot;;[.E129]))); 0)" office:value-type="float" office:value="0" calcext:value-type="float">
            <text:p><text:s/></text:p>
          </table:table-cell>
          <table:table-cell office:value-type="string" office:string-value="assist" calcext:value-type="string">
            <text:p>assist</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associar</text:p>
          </table:table-cell>
          <table:table-cell table:style-name="ce2" office:value-type="float" office:value="627" calcext:value-type="float">
            <text:p>627</text:p>
          </table:table-cell>
          <table:table-cell office:value-type="float" office:value="0" calcext:value-type="float">
            <text:p>0</text:p>
          </table:table-cell>
          <table:table-cell table:style-name="ce20" table:formula="of:=IF(AND(ISBLANK([.G130]); ISBLANK([.F130])); MAX(IF(ISERR(FIND(&quot;e&quot;;[.E130]));0;FIND(&quot;e&quot;;[.E130])); IF(ISERR(FIND(&quot;o&quot;;[.E130]));0;FIND(&quot;o&quot;;[.E130])); IF(ISERR(FIND(&quot;u&quot;;[.E130]));0;FIND(&quot;u&quot;;[.E13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ssumir</text:p>
          </table:table-cell>
          <table:table-cell table:style-name="ce2" office:value-type="float" office:value="136" calcext:value-type="float">
            <text:p>136</text:p>
          </table:table-cell>
          <table:table-cell office:value-type="float" office:value="0" calcext:value-type="float">
            <text:p>0</text:p>
          </table:table-cell>
          <table:table-cell table:style-name="ce20" table:formula="of:=IF(AND(ISBLANK([.G131]); ISBLANK([.F131])); MAX(IF(ISERR(FIND(&quot;e&quot;;[.E131]));0;FIND(&quot;e&quot;;[.E131])); IF(ISERR(FIND(&quot;o&quot;;[.E131]));0;FIND(&quot;o&quot;;[.E131])); IF(ISERR(FIND(&quot;u&quot;;[.E131]));0;FIND(&quot;u&quot;;[.E131]))); 0)" office:value-type="float" office:value="0" calcext:value-type="float">
            <text:p><text:s/></text:p>
          </table:table-cell>
          <table:table-cell office:value-type="string" office:string-value="assum" calcext:value-type="string">
            <text:p>assum</text:p>
          </table:table-cell>
          <table:table-cell table:style-name="ce27"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assustar</text:p>
          </table:table-cell>
          <table:table-cell table:style-name="ce2" office:value-type="float" office:value="564" calcext:value-type="float">
            <text:p>564</text:p>
          </table:table-cell>
          <table:table-cell office:value-type="float" office:value="0" calcext:value-type="float">
            <text:p>0</text:p>
          </table:table-cell>
          <table:table-cell table:style-name="ce20" table:formula="of:=IF(AND(ISBLANK([.G132]); ISBLANK([.F132])); MAX(IF(ISERR(FIND(&quot;e&quot;;[.E132]));0;FIND(&quot;e&quot;;[.E132])); IF(ISERR(FIND(&quot;o&quot;;[.E132]));0;FIND(&quot;o&quot;;[.E132])); IF(ISERR(FIND(&quot;u&quot;;[.E132]));0;FIND(&quot;u&quot;;[.E13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tacar</text:p>
          </table:table-cell>
          <table:table-cell table:style-name="ce2" office:value-type="float" office:value="319" calcext:value-type="float">
            <text:p>319</text:p>
          </table:table-cell>
          <table:table-cell office:value-type="float" office:value="0" calcext:value-type="float">
            <text:p>0</text:p>
          </table:table-cell>
          <table:table-cell table:style-name="ce20" table:formula="of:=IF(AND(ISBLANK([.G133]); ISBLANK([.F133])); MAX(IF(ISERR(FIND(&quot;e&quot;;[.E133]));0;FIND(&quot;e&quot;;[.E133])); IF(ISERR(FIND(&quot;o&quot;;[.E133]));0;FIND(&quot;o&quot;;[.E133])); IF(ISERR(FIND(&quot;u&quot;;[.E133]));0;FIND(&quot;u&quot;;[.E13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atar</text:p>
          </table:table-cell>
          <table:table-cell table:style-name="ce2" office:value-type="float" office:value="928" calcext:value-type="float">
            <text:p>928</text:p>
          </table:table-cell>
          <table:table-cell office:value-type="float" office:value="0" calcext:value-type="float">
            <text:p>0</text:p>
          </table:table-cell>
          <table:table-cell table:style-name="ce20" table:formula="of:=IF(AND(ISBLANK([.G134]); ISBLANK([.F134])); MAX(IF(ISERR(FIND(&quot;e&quot;;[.E134]));0;FIND(&quot;e&quot;;[.E134])); IF(ISERR(FIND(&quot;o&quot;;[.E134]));0;FIND(&quot;o&quot;;[.E134])); IF(ISERR(FIND(&quot;u&quot;;[.E134]));0;FIND(&quot;u&quot;;[.E13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tender</text:p>
          </table:table-cell>
          <table:table-cell table:style-name="ce2" office:value-type="float" office:value="279" calcext:value-type="float">
            <text:p>279</text:p>
          </table:table-cell>
          <table:table-cell office:value-type="float" office:value="0" calcext:value-type="float">
            <text:p>0</text:p>
          </table:table-cell>
          <table:table-cell table:style-name="ce20" table:formula="of:=IF(AND(ISBLANK([.G135]); ISBLANK([.F135])); MAX(IF(ISERR(FIND(&quot;e&quot;;[.E135]));0;FIND(&quot;e&quot;;[.E135])); IF(ISERR(FIND(&quot;o&quot;;[.E135]));0;FIND(&quot;o&quot;;[.E135])); IF(ISERR(FIND(&quot;u&quot;;[.E135]));0;FIND(&quot;u&quot;;[.E135])));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a</text:p>
          </table:table-cell>
          <table:table-cell table:number-columns-repeated="2"/>
          <table:table-cell table:style-name="ce2" office:value-type="string" calcext:value-type="string">
            <text:p>atento</text:p>
          </table:table-cell>
          <table:table-cell table:number-columns-repeated="1014"/>
        </table:table-row>
        <table:table-row table:style-name="ro1">
          <table:table-cell table:style-name="ce2" office:value-type="string" calcext:value-type="string">
            <text:p>atingir</text:p>
          </table:table-cell>
          <table:table-cell table:style-name="ce2" office:value-type="float" office:value="100" calcext:value-type="float">
            <text:p>100</text:p>
          </table:table-cell>
          <table:table-cell office:value-type="float" office:value="0" calcext:value-type="float">
            <text:p>0</text:p>
          </table:table-cell>
          <table:table-cell table:style-name="ce20" table:formula="of:=IF(AND(ISBLANK([.G136]); ISBLANK([.F136])); MAX(IF(ISERR(FIND(&quot;e&quot;;[.E136]));0;FIND(&quot;e&quot;;[.E136])); IF(ISERR(FIND(&quot;o&quot;;[.E136]));0;FIND(&quot;o&quot;;[.E136])); IF(ISERR(FIND(&quot;u&quot;;[.E136]));0;FIND(&quot;u&quot;;[.E136]))); 0)" office:value-type="float" office:value="0" calcext:value-type="float">
            <text:p><text:s/></text:p>
          </table:table-cell>
          <table:table-cell office:value-type="string" office:string-value="ating" calcext:value-type="string">
            <text:p>ating</text:p>
          </table:table-cell>
          <table:table-cell table:style-name="ce26"/>
          <table:table-cell table:style-name="ce30"/>
          <table:table-cell table:style-name="ce2" office:value-type="string" calcext:value-type="string">
            <text:p>gir</text:p>
          </table:table-cell>
          <table:table-cell table:number-columns-repeated="1016"/>
        </table:table-row>
        <table:table-row table:style-name="ro1">
          <table:table-cell table:style-name="ce2" office:value-type="string" calcext:value-type="string">
            <text:p>atirar</text:p>
          </table:table-cell>
          <table:table-cell table:style-name="ce2" office:value-type="float" office:value="258" calcext:value-type="float">
            <text:p>258</text:p>
          </table:table-cell>
          <table:table-cell office:value-type="float" office:value="0" calcext:value-type="float">
            <text:p>0</text:p>
          </table:table-cell>
          <table:table-cell table:style-name="ce20" table:formula="of:=IF(AND(ISBLANK([.G137]); ISBLANK([.F137])); MAX(IF(ISERR(FIND(&quot;e&quot;;[.E137]));0;FIND(&quot;e&quot;;[.E137])); IF(ISERR(FIND(&quot;o&quot;;[.E137]));0;FIND(&quot;o&quot;;[.E137])); IF(ISERR(FIND(&quot;u&quot;;[.E137]));0;FIND(&quot;u&quot;;[.E137])));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a</text:p>
          </table:table-cell>
          <table:table-cell table:style-name="ce2"/>
          <table:table-cell table:number-columns-repeated="1016"/>
        </table:table-row>
        <table:table-row table:style-name="ro1">
          <table:table-cell table:style-name="ce2" office:value-type="string" calcext:value-type="string">
            <text:p>atrair</text:p>
          </table:table-cell>
          <table:table-cell table:style-name="ce2" office:value-type="float" office:value="349" calcext:value-type="float">
            <text:p>349</text:p>
          </table:table-cell>
          <table:table-cell office:value-type="float" office:value="0" calcext:value-type="float">
            <text:p>0</text:p>
          </table:table-cell>
          <table:table-cell table:style-name="ce20" table:formula="of:=IF(AND(ISBLANK([.G138]); ISBLANK([.F138])); MAX(IF(ISERR(FIND(&quot;e&quot;;[.E138]));0;FIND(&quot;e&quot;;[.E138])); IF(ISERR(FIND(&quot;o&quot;;[.E138]));0;FIND(&quot;o&quot;;[.E138])); IF(ISERR(FIND(&quot;u&quot;;[.E138]));0;FIND(&quot;u&quot;;[.E138]))); 0)" office:value-type="float" office:value="0" calcext:value-type="float">
            <text:p><text:s/></text:p>
          </table:table-cell>
          <table:table-cell office:value-type="string" office:string-value="atra" calcext:value-type="string">
            <text:p>atra</text:p>
          </table:table-cell>
          <table:table-cell table:style-name="ce26"/>
          <table:table-cell table:style-name="ce29" office:value-type="string" calcext:value-type="string">
            <text:p>a</text:p>
          </table:table-cell>
          <table:table-cell table:style-name="ce2" table:number-columns-repeated="3"/>
          <table:table-cell/>
          <table:table-cell table:style-name="ce2"/>
          <table:table-cell table:number-columns-repeated="1012"/>
        </table:table-row>
        <table:table-row table:style-name="ro1">
          <table:table-cell table:style-name="ce2" office:value-type="string" calcext:value-type="string">
            <text:p>atrapalhar</text:p>
          </table:table-cell>
          <table:table-cell table:style-name="ce2" office:value-type="float" office:value="826" calcext:value-type="float">
            <text:p>826</text:p>
          </table:table-cell>
          <table:table-cell office:value-type="float" office:value="0" calcext:value-type="float">
            <text:p>0</text:p>
          </table:table-cell>
          <table:table-cell table:style-name="ce20" table:formula="of:=IF(AND(ISBLANK([.G139]); ISBLANK([.F139])); MAX(IF(ISERR(FIND(&quot;e&quot;;[.E139]));0;FIND(&quot;e&quot;;[.E139])); IF(ISERR(FIND(&quot;o&quot;;[.E139]));0;FIND(&quot;o&quot;;[.E139])); IF(ISERR(FIND(&quot;u&quot;;[.E139]));0;FIND(&quot;u&quot;;[.E13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trasar</text:p>
          </table:table-cell>
          <table:table-cell table:style-name="ce2" office:value-type="float" office:value="933" calcext:value-type="float">
            <text:p>933</text:p>
          </table:table-cell>
          <table:table-cell office:value-type="float" office:value="0" calcext:value-type="float">
            <text:p>0</text:p>
          </table:table-cell>
          <table:table-cell table:style-name="ce20" table:formula="of:=IF(AND(ISBLANK([.G140]); ISBLANK([.F140])); MAX(IF(ISERR(FIND(&quot;e&quot;;[.E140]));0;FIND(&quot;e&quot;;[.E140])); IF(ISERR(FIND(&quot;o&quot;;[.E140]));0;FIND(&quot;o&quot;;[.E140])); IF(ISERR(FIND(&quot;u&quot;;[.E140]));0;FIND(&quot;u&quot;;[.E14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travessar</text:p>
          </table:table-cell>
          <table:table-cell table:style-name="ce2" office:value-type="float" office:value="213" calcext:value-type="float">
            <text:p>213</text:p>
          </table:table-cell>
          <table:table-cell office:value-type="float" office:value="0" calcext:value-type="float">
            <text:p>0</text:p>
          </table:table-cell>
          <table:table-cell table:style-name="ce20" table:formula="of:=IF(AND(ISBLANK([.G141]); ISBLANK([.F141])); MAX(IF(ISERR(FIND(&quot;e&quot;;[.E141]));0;FIND(&quot;e&quot;;[.E141])); IF(ISERR(FIND(&quot;o&quot;;[.E141]));0;FIND(&quot;o&quot;;[.E141])); IF(ISERR(FIND(&quot;u&quot;;[.E141]));0;FIND(&quot;u&quot;;[.E14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trever</text:p>
          </table:table-cell>
          <table:table-cell table:style-name="ce2" office:value-type="float" office:value="892" calcext:value-type="float">
            <text:p>892</text:p>
          </table:table-cell>
          <table:table-cell office:value-type="float" office:value="0" calcext:value-type="float">
            <text:p>0</text:p>
          </table:table-cell>
          <table:table-cell table:style-name="ce20" table:formula="of:=IF(AND(ISBLANK([.G142]); ISBLANK([.F142])); MAX(IF(ISERR(FIND(&quot;e&quot;;[.E142]));0;FIND(&quot;e&quot;;[.E142])); IF(ISERR(FIND(&quot;o&quot;;[.E142]));0;FIND(&quot;o&quot;;[.E142])); IF(ISERR(FIND(&quot;u&quot;;[.E142]));0;FIND(&quot;u&quot;;[.E14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atribuir</text:p>
          </table:table-cell>
          <table:table-cell table:style-name="ce2" office:value-type="float" office:value="217" calcext:value-type="float">
            <text:p>217</text:p>
          </table:table-cell>
          <table:table-cell office:value-type="float" office:value="0" calcext:value-type="float">
            <text:p>0</text:p>
          </table:table-cell>
          <table:table-cell table:style-name="ce20" table:formula="of:=IF(AND(ISBLANK([.G143]); ISBLANK([.F143])); MAX(IF(ISERR(FIND(&quot;e&quot;;[.E143]));0;FIND(&quot;e&quot;;[.E143])); IF(ISERR(FIND(&quot;o&quot;;[.E143]));0;FIND(&quot;o&quot;;[.E143])); IF(ISERR(FIND(&quot;u&quot;;[.E143]));0;FIND(&quot;u&quot;;[.E143]))); 0)" office:value-type="float" office:value="0" calcext:value-type="float">
            <text:p><text:s/></text:p>
          </table:table-cell>
          <table:table-cell office:value-type="string" office:string-value="atribu" calcext:value-type="string">
            <text:p>atribu</text:p>
          </table:table-cell>
          <table:table-cell table:style-name="ce25" office:value-type="string" calcext:value-type="string">
            <text:p>YES</text:p>
          </table:table-cell>
          <table:table-cell table:style-name="ce30"/>
          <table:table-cell table:style-name="ce2" office:value-type="string" calcext:value-type="string">
            <text:p>uir</text:p>
          </table:table-cell>
          <table:table-cell table:number-columns-repeated="1016"/>
        </table:table-row>
        <table:table-row table:style-name="ro1">
          <table:table-cell table:style-name="ce2" office:value-type="string" calcext:value-type="string">
            <text:p>atualizar</text:p>
          </table:table-cell>
          <table:table-cell table:style-name="ce2" office:value-type="float" office:value="898" calcext:value-type="float">
            <text:p>898</text:p>
          </table:table-cell>
          <table:table-cell office:value-type="float" office:value="0" calcext:value-type="float">
            <text:p>0</text:p>
          </table:table-cell>
          <table:table-cell table:style-name="ce20" table:formula="of:=IF(AND(ISBLANK([.G144]); ISBLANK([.F144])); MAX(IF(ISERR(FIND(&quot;e&quot;;[.E144]));0;FIND(&quot;e&quot;;[.E144])); IF(ISERR(FIND(&quot;o&quot;;[.E144]));0;FIND(&quot;o&quot;;[.E144])); IF(ISERR(FIND(&quot;u&quot;;[.E144]));0;FIND(&quot;u&quot;;[.E14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tuar</text:p>
          </table:table-cell>
          <table:table-cell table:style-name="ce2" office:value-type="float" office:value="278" calcext:value-type="float">
            <text:p>278</text:p>
          </table:table-cell>
          <table:table-cell office:value-type="float" office:value="0" calcext:value-type="float">
            <text:p>0</text:p>
          </table:table-cell>
          <table:table-cell table:style-name="ce20" table:formula="of:=IF(AND(ISBLANK([.G145]); ISBLANK([.F145])); MAX(IF(ISERR(FIND(&quot;e&quot;;[.E145]));0;FIND(&quot;e&quot;;[.E145])); IF(ISERR(FIND(&quot;o&quot;;[.E145]));0;FIND(&quot;o&quot;;[.E145])); IF(ISERR(FIND(&quot;u&quot;;[.E145]));0;FIND(&quot;u&quot;;[.E14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umentar</text:p>
          </table:table-cell>
          <table:table-cell table:style-name="ce2" office:value-type="float" office:value="107" calcext:value-type="float">
            <text:p>107</text:p>
          </table:table-cell>
          <table:table-cell office:value-type="float" office:value="0" calcext:value-type="float">
            <text:p>0</text:p>
          </table:table-cell>
          <table:table-cell table:style-name="ce20" table:formula="of:=IF(AND(ISBLANK([.G146]); ISBLANK([.F146])); MAX(IF(ISERR(FIND(&quot;e&quot;;[.E146]));0;FIND(&quot;e&quot;;[.E146])); IF(ISERR(FIND(&quot;o&quot;;[.E146]));0;FIND(&quot;o&quot;;[.E146])); IF(ISERR(FIND(&quot;u&quot;;[.E146]));0;FIND(&quot;u&quot;;[.E14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utorizar</text:p>
          </table:table-cell>
          <table:table-cell table:style-name="ce2" office:value-type="float" office:value="515" calcext:value-type="float">
            <text:p>515</text:p>
          </table:table-cell>
          <table:table-cell office:value-type="float" office:value="0" calcext:value-type="float">
            <text:p>0</text:p>
          </table:table-cell>
          <table:table-cell table:style-name="ce20" table:formula="of:=IF(AND(ISBLANK([.G147]); ISBLANK([.F147])); MAX(IF(ISERR(FIND(&quot;e&quot;;[.E147]));0;FIND(&quot;e&quot;;[.E147])); IF(ISERR(FIND(&quot;o&quot;;[.E147]));0;FIND(&quot;o&quot;;[.E147])); IF(ISERR(FIND(&quot;u&quot;;[.E147]));0;FIND(&quot;u&quot;;[.E14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uxiliar</text:p>
          </table:table-cell>
          <table:table-cell table:style-name="ce2" office:value-type="float" office:value="695" calcext:value-type="float">
            <text:p>695</text:p>
          </table:table-cell>
          <table:table-cell office:value-type="float" office:value="0" calcext:value-type="float">
            <text:p>0</text:p>
          </table:table-cell>
          <table:table-cell table:style-name="ce20" table:formula="of:=IF(AND(ISBLANK([.G148]); ISBLANK([.F148])); MAX(IF(ISERR(FIND(&quot;e&quot;;[.E148]));0;FIND(&quot;e&quot;;[.E148])); IF(ISERR(FIND(&quot;o&quot;;[.E148]));0;FIND(&quot;o&quot;;[.E148])); IF(ISERR(FIND(&quot;u&quot;;[.E148]));0;FIND(&quot;u&quot;;[.E14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valiar</text:p>
          </table:table-cell>
          <table:table-cell table:style-name="ce2" office:value-type="float" office:value="309" calcext:value-type="float">
            <text:p>309</text:p>
          </table:table-cell>
          <table:table-cell office:value-type="float" office:value="0" calcext:value-type="float">
            <text:p>0</text:p>
          </table:table-cell>
          <table:table-cell table:style-name="ce20" table:formula="of:=IF(AND(ISBLANK([.G149]); ISBLANK([.F149])); MAX(IF(ISERR(FIND(&quot;e&quot;;[.E149]));0;FIND(&quot;e&quot;;[.E149])); IF(ISERR(FIND(&quot;o&quot;;[.E149]));0;FIND(&quot;o&quot;;[.E149])); IF(ISERR(FIND(&quot;u&quot;;[.E149]));0;FIND(&quot;u&quot;;[.E14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vançar</text:p>
          </table:table-cell>
          <table:table-cell table:style-name="ce2" office:value-type="float" office:value="226" calcext:value-type="float">
            <text:p>226</text:p>
          </table:table-cell>
          <table:table-cell office:value-type="float" office:value="0" calcext:value-type="float">
            <text:p>0</text:p>
          </table:table-cell>
          <table:table-cell table:style-name="ce20" table:formula="of:=IF(AND(ISBLANK([.G150]); ISBLANK([.F150])); MAX(IF(ISERR(FIND(&quot;e&quot;;[.E150]));0;FIND(&quot;e&quot;;[.E150])); IF(ISERR(FIND(&quot;o&quot;;[.E150]));0;FIND(&quot;o&quot;;[.E150])); IF(ISERR(FIND(&quot;u&quot;;[.E150]));0;FIND(&quot;u&quot;;[.E15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avisar</text:p>
          </table:table-cell>
          <table:table-cell table:style-name="ce2" office:value-type="float" office:value="430" calcext:value-type="float">
            <text:p>430</text:p>
          </table:table-cell>
          <table:table-cell office:value-type="float" office:value="0" calcext:value-type="float">
            <text:p>0</text:p>
          </table:table-cell>
          <table:table-cell table:style-name="ce20" table:formula="of:=IF(AND(ISBLANK([.G151]); ISBLANK([.F151])); MAX(IF(ISERR(FIND(&quot;e&quot;;[.E151]));0;FIND(&quot;e&quot;;[.E151])); IF(ISERR(FIND(&quot;o&quot;;[.E151]));0;FIND(&quot;o&quot;;[.E151])); IF(ISERR(FIND(&quot;u&quot;;[.E151]));0;FIND(&quot;u&quot;;[.E15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avistar</text:p>
          </table:table-cell>
          <table:table-cell table:style-name="ce2" office:value-type="float" office:value="792" calcext:value-type="float">
            <text:p>792</text:p>
          </table:table-cell>
          <table:table-cell office:value-type="float" office:value="0" calcext:value-type="float">
            <text:p>0</text:p>
          </table:table-cell>
          <table:table-cell table:style-name="ce20" table:formula="of:=IF(AND(ISBLANK([.G152]); ISBLANK([.F152])); MAX(IF(ISERR(FIND(&quot;e&quot;;[.E152]));0;FIND(&quot;e&quot;;[.E152])); IF(ISERR(FIND(&quot;o&quot;;[.E152]));0;FIND(&quot;o&quot;;[.E152])); IF(ISERR(FIND(&quot;u&quot;;[.E152]));0;FIND(&quot;u&quot;;[.E15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baixar</text:p>
          </table:table-cell>
          <table:table-cell table:style-name="ce2" office:value-type="float" office:value="246" calcext:value-type="float">
            <text:p>246</text:p>
          </table:table-cell>
          <table:table-cell office:value-type="float" office:value="0" calcext:value-type="float">
            <text:p>0</text:p>
          </table:table-cell>
          <table:table-cell table:style-name="ce20" table:formula="of:=IF(AND(ISBLANK([.G153]); ISBLANK([.F153])); MAX(IF(ISERR(FIND(&quot;e&quot;;[.E153]));0;FIND(&quot;e&quot;;[.E153])); IF(ISERR(FIND(&quot;o&quot;;[.E153]));0;FIND(&quot;o&quot;;[.E153])); IF(ISERR(FIND(&quot;u&quot;;[.E153]));0;FIND(&quot;u&quot;;[.E15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balançar</text:p>
          </table:table-cell>
          <table:table-cell table:style-name="ce2" office:value-type="float" office:value="965" calcext:value-type="float">
            <text:p>965</text:p>
          </table:table-cell>
          <table:table-cell office:value-type="float" office:value="0" calcext:value-type="float">
            <text:p>0</text:p>
          </table:table-cell>
          <table:table-cell table:style-name="ce20" table:formula="of:=IF(AND(ISBLANK([.G154]); ISBLANK([.F154])); MAX(IF(ISERR(FIND(&quot;e&quot;;[.E154]));0;FIND(&quot;e&quot;;[.E154])); IF(ISERR(FIND(&quot;o&quot;;[.E154]));0;FIND(&quot;o&quot;;[.E154])); IF(ISERR(FIND(&quot;u&quot;;[.E154]));0;FIND(&quot;u&quot;;[.E15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balbuciar</text:p>
          </table:table-cell>
          <table:table-cell table:style-name="ce2" office:value-type="float" office:value="988" calcext:value-type="float">
            <text:p>988</text:p>
          </table:table-cell>
          <table:table-cell office:value-type="float" office:value="0" calcext:value-type="float">
            <text:p>0</text:p>
          </table:table-cell>
          <table:table-cell table:style-name="ce20" table:formula="of:=IF(AND(ISBLANK([.G155]); ISBLANK([.F155])); MAX(IF(ISERR(FIND(&quot;e&quot;;[.E155]));0;FIND(&quot;e&quot;;[.E155])); IF(ISERR(FIND(&quot;o&quot;;[.E155]));0;FIND(&quot;o&quot;;[.E155])); IF(ISERR(FIND(&quot;u&quot;;[.E155]));0;FIND(&quot;u&quot;;[.E15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banhar</text:p>
          </table:table-cell>
          <table:table-cell table:style-name="ce2" office:value-type="float" office:value="897" calcext:value-type="float">
            <text:p>897</text:p>
          </table:table-cell>
          <table:table-cell office:value-type="float" office:value="0" calcext:value-type="float">
            <text:p>0</text:p>
          </table:table-cell>
          <table:table-cell table:style-name="ce20" table:formula="of:=IF(AND(ISBLANK([.G156]); ISBLANK([.F156])); MAX(IF(ISERR(FIND(&quot;e&quot;;[.E156]));0;FIND(&quot;e&quot;;[.E156])); IF(ISERR(FIND(&quot;o&quot;;[.E156]));0;FIND(&quot;o&quot;;[.E156])); IF(ISERR(FIND(&quot;u&quot;;[.E156]));0;FIND(&quot;u&quot;;[.E15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baptizar</text:p>
          </table:table-cell>
          <table:table-cell table:style-name="ce2" office:value-type="float" office:value="893" calcext:value-type="float">
            <text:p>893</text:p>
          </table:table-cell>
          <table:table-cell office:value-type="float" office:value="0" calcext:value-type="float">
            <text:p>0</text:p>
          </table:table-cell>
          <table:table-cell table:style-name="ce20" table:formula="of:=IF(AND(ISBLANK([.G157]); ISBLANK([.F157])); MAX(IF(ISERR(FIND(&quot;e&quot;;[.E157]));0;FIND(&quot;e&quot;;[.E157])); IF(ISERR(FIND(&quot;o&quot;;[.E157]));0;FIND(&quot;o&quot;;[.E157])); IF(ISERR(FIND(&quot;u&quot;;[.E157]));0;FIND(&quot;u&quot;;[.E15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basear</text:p>
          </table:table-cell>
          <table:table-cell table:style-name="ce2" office:value-type="float" office:value="387" calcext:value-type="float">
            <text:p>387</text:p>
          </table:table-cell>
          <table:table-cell office:value-type="float" office:value="0" calcext:value-type="float">
            <text:p>0</text:p>
          </table:table-cell>
          <table:table-cell table:style-name="ce20" table:formula="of:=IF(AND(ISBLANK([.G158]); ISBLANK([.F158])); MAX(IF(ISERR(FIND(&quot;e&quot;;[.E158]));0;FIND(&quot;e&quot;;[.E158])); IF(ISERR(FIND(&quot;o&quot;;[.E158]));0;FIND(&quot;o&quot;;[.E158])); IF(ISERR(FIND(&quot;u&quot;;[.E158]));0;FIND(&quot;u&quot;;[.E15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ar</text:p>
          </table:table-cell>
          <table:table-cell table:number-columns-repeated="1016"/>
        </table:table-row>
        <table:table-row table:style-name="ro1">
          <table:table-cell table:style-name="ce2" office:value-type="string" calcext:value-type="string">
            <text:p>bastar</text:p>
          </table:table-cell>
          <table:table-cell table:style-name="ce2" office:value-type="float" office:value="243" calcext:value-type="float">
            <text:p>243</text:p>
          </table:table-cell>
          <table:table-cell office:value-type="float" office:value="0" calcext:value-type="float">
            <text:p>0</text:p>
          </table:table-cell>
          <table:table-cell table:style-name="ce20" table:formula="of:=IF(AND(ISBLANK([.G159]); ISBLANK([.F159])); MAX(IF(ISERR(FIND(&quot;e&quot;;[.E159]));0;FIND(&quot;e&quot;;[.E159])); IF(ISERR(FIND(&quot;o&quot;;[.E159]));0;FIND(&quot;o&quot;;[.E159])); IF(ISERR(FIND(&quot;u&quot;;[.E159]));0;FIND(&quot;u&quot;;[.E15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bater</text:p>
          </table:table-cell>
          <table:table-cell table:style-name="ce2" office:value-type="float" office:value="103" calcext:value-type="float">
            <text:p>103</text:p>
          </table:table-cell>
          <table:table-cell office:value-type="float" office:value="0" calcext:value-type="float">
            <text:p>0</text:p>
          </table:table-cell>
          <table:table-cell table:style-name="ce20" table:formula="of:=IF(AND(ISBLANK([.G160]); ISBLANK([.F160])); MAX(IF(ISERR(FIND(&quot;e&quot;;[.E160]));0;FIND(&quot;e&quot;;[.E160])); IF(ISERR(FIND(&quot;o&quot;;[.E160]));0;FIND(&quot;o&quot;;[.E160])); IF(ISERR(FIND(&quot;u&quot;;[.E160]));0;FIND(&quot;u&quot;;[.E16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beber</text:p>
          </table:table-cell>
          <table:table-cell table:style-name="ce2" office:value-type="float" office:value="269" calcext:value-type="float">
            <text:p>269</text:p>
          </table:table-cell>
          <table:table-cell office:value-type="float" office:value="0" calcext:value-type="float">
            <text:p>0</text:p>
          </table:table-cell>
          <table:table-cell table:style-name="ce20" table:formula="of:=IF(AND(ISBLANK([.G161]); ISBLANK([.F161])); MAX(IF(ISERR(FIND(&quot;e&quot;;[.E161]));0;FIND(&quot;e&quot;;[.E161])); IF(ISERR(FIND(&quot;o&quot;;[.E161]));0;FIND(&quot;o&quot;;[.E161])); IF(ISERR(FIND(&quot;u&quot;;[.E161]));0;FIND(&quot;u&quot;;[.E16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beijar</text:p>
          </table:table-cell>
          <table:table-cell table:style-name="ce2" office:value-type="float" office:value="514" calcext:value-type="float">
            <text:p>514</text:p>
          </table:table-cell>
          <table:table-cell office:value-type="float" office:value="0" calcext:value-type="float">
            <text:p>0</text:p>
          </table:table-cell>
          <table:table-cell table:style-name="ce20" table:formula="of:=IF(AND(ISBLANK([.G162]); ISBLANK([.F162])); MAX(IF(ISERR(FIND(&quot;e&quot;;[.E162]));0;FIND(&quot;e&quot;;[.E162])); IF(ISERR(FIND(&quot;o&quot;;[.E162]));0;FIND(&quot;o&quot;;[.E162])); IF(ISERR(FIND(&quot;u&quot;;[.E162]));0;FIND(&quot;u&quot;;[.E16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beneficiar</text:p>
          </table:table-cell>
          <table:table-cell table:style-name="ce2" office:value-type="float" office:value="489" calcext:value-type="float">
            <text:p>489</text:p>
          </table:table-cell>
          <table:table-cell office:value-type="float" office:value="0" calcext:value-type="float">
            <text:p>0</text:p>
          </table:table-cell>
          <table:table-cell table:style-name="ce20" table:formula="of:=IF(AND(ISBLANK([.G163]); ISBLANK([.F163])); MAX(IF(ISERR(FIND(&quot;e&quot;;[.E163]));0;FIND(&quot;e&quot;;[.E163])); IF(ISERR(FIND(&quot;o&quot;;[.E163]));0;FIND(&quot;o&quot;;[.E163])); IF(ISERR(FIND(&quot;u&quot;;[.E163]));0;FIND(&quot;u&quot;;[.E16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berrar</text:p>
          </table:table-cell>
          <table:table-cell table:style-name="ce2" office:value-type="float" office:value="781" calcext:value-type="float">
            <text:p>781</text:p>
          </table:table-cell>
          <table:table-cell office:value-type="float" office:value="0" calcext:value-type="float">
            <text:p>0</text:p>
          </table:table-cell>
          <table:table-cell table:style-name="ce20" table:formula="of:=IF(AND(ISBLANK([.G164]); ISBLANK([.F164])); MAX(IF(ISERR(FIND(&quot;e&quot;;[.E164]));0;FIND(&quot;e&quot;;[.E164])); IF(ISERR(FIND(&quot;o&quot;;[.E164]));0;FIND(&quot;o&quot;;[.E164])); IF(ISERR(FIND(&quot;u&quot;;[.E164]));0;FIND(&quot;u&quot;;[.E16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botar</text:p>
          </table:table-cell>
          <table:table-cell table:style-name="ce2" office:value-type="float" office:value="409" calcext:value-type="float">
            <text:p>409</text:p>
          </table:table-cell>
          <table:table-cell office:value-type="float" office:value="0" calcext:value-type="float">
            <text:p>0</text:p>
          </table:table-cell>
          <table:table-cell table:style-name="ce20" table:formula="of:=IF(AND(ISBLANK([.G165]); ISBLANK([.F165])); MAX(IF(ISERR(FIND(&quot;e&quot;;[.E165]));0;FIND(&quot;e&quot;;[.E165])); IF(ISERR(FIND(&quot;o&quot;;[.E165]));0;FIND(&quot;o&quot;;[.E165])); IF(ISERR(FIND(&quot;u&quot;;[.E165]));0;FIND(&quot;u&quot;;[.E16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bradar</text:p>
          </table:table-cell>
          <table:table-cell table:style-name="ce2" office:value-type="float" office:value="907" calcext:value-type="float">
            <text:p>907</text:p>
          </table:table-cell>
          <table:table-cell office:value-type="float" office:value="0" calcext:value-type="float">
            <text:p>0</text:p>
          </table:table-cell>
          <table:table-cell table:style-name="ce20" table:formula="of:=IF(AND(ISBLANK([.G166]); ISBLANK([.F166])); MAX(IF(ISERR(FIND(&quot;e&quot;;[.E166]));0;FIND(&quot;e&quot;;[.E166])); IF(ISERR(FIND(&quot;o&quot;;[.E166]));0;FIND(&quot;o&quot;;[.E166])); IF(ISERR(FIND(&quot;u&quot;;[.E166]));0;FIND(&quot;u&quot;;[.E16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brigar</text:p>
          </table:table-cell>
          <table:table-cell table:style-name="ce2" office:value-type="float" office:value="798" calcext:value-type="float">
            <text:p>798</text:p>
          </table:table-cell>
          <table:table-cell office:value-type="float" office:value="0" calcext:value-type="float">
            <text:p>0</text:p>
          </table:table-cell>
          <table:table-cell table:style-name="ce20" table:formula="of:=IF(AND(ISBLANK([.G167]); ISBLANK([.F167])); MAX(IF(ISERR(FIND(&quot;e&quot;;[.E167]));0;FIND(&quot;e&quot;;[.E167])); IF(ISERR(FIND(&quot;o&quot;;[.E167]));0;FIND(&quot;o&quot;;[.E167])); IF(ISERR(FIND(&quot;u&quot;;[.E167]));0;FIND(&quot;u&quot;;[.E16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brilhar</text:p>
          </table:table-cell>
          <table:table-cell table:style-name="ce2" office:value-type="float" office:value="550" calcext:value-type="float">
            <text:p>550</text:p>
          </table:table-cell>
          <table:table-cell office:value-type="float" office:value="0" calcext:value-type="float">
            <text:p>0</text:p>
          </table:table-cell>
          <table:table-cell table:style-name="ce20" table:formula="of:=IF(AND(ISBLANK([.G168]); ISBLANK([.F168])); MAX(IF(ISERR(FIND(&quot;e&quot;;[.E168]));0;FIND(&quot;e&quot;;[.E168])); IF(ISERR(FIND(&quot;o&quot;;[.E168]));0;FIND(&quot;o&quot;;[.E168])); IF(ISERR(FIND(&quot;u&quot;;[.E168]));0;FIND(&quot;u&quot;;[.E16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brincar</text:p>
          </table:table-cell>
          <table:table-cell table:style-name="ce2" office:value-type="float" office:value="406" calcext:value-type="float">
            <text:p>406</text:p>
          </table:table-cell>
          <table:table-cell office:value-type="float" office:value="0" calcext:value-type="float">
            <text:p>0</text:p>
          </table:table-cell>
          <table:table-cell table:style-name="ce20" table:formula="of:=IF(AND(ISBLANK([.G169]); ISBLANK([.F169])); MAX(IF(ISERR(FIND(&quot;e&quot;;[.E169]));0;FIND(&quot;e&quot;;[.E169])); IF(ISERR(FIND(&quot;o&quot;;[.E169]));0;FIND(&quot;o&quot;;[.E169])); IF(ISERR(FIND(&quot;u&quot;;[.E169]));0;FIND(&quot;u&quot;;[.E16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buscar</text:p>
          </table:table-cell>
          <table:table-cell table:style-name="ce2" office:value-type="float" office:value="193" calcext:value-type="float">
            <text:p>193</text:p>
          </table:table-cell>
          <table:table-cell office:value-type="float" office:value="0" calcext:value-type="float">
            <text:p>0</text:p>
          </table:table-cell>
          <table:table-cell table:style-name="ce20" table:formula="of:=IF(AND(ISBLANK([.G170]); ISBLANK([.F170])); MAX(IF(ISERR(FIND(&quot;e&quot;;[.E170]));0;FIND(&quot;e&quot;;[.E170])); IF(ISERR(FIND(&quot;o&quot;;[.E170]));0;FIND(&quot;o&quot;;[.E170])); IF(ISERR(FIND(&quot;u&quot;;[.E170]));0;FIND(&quot;u&quot;;[.E17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caber</text:p>
          </table:table-cell>
          <table:table-cell table:style-name="ce2" office:value-type="float" office:value="268" calcext:value-type="float">
            <text:p>268</text:p>
          </table:table-cell>
          <table:table-cell office:value-type="float" office:value="0" calcext:value-type="float">
            <text:p>0</text:p>
          </table:table-cell>
          <table:table-cell table:style-name="ce20" table:formula="of:=IF(AND(ISBLANK([.G171]); ISBLANK([.F171])); MAX(IF(ISERR(FIND(&quot;e&quot;;[.E171]));0;FIND(&quot;e&quot;;[.E171])); IF(ISERR(FIND(&quot;o&quot;;[.E171]));0;FIND(&quot;o&quot;;[.E171])); IF(ISERR(FIND(&quot;u&quot;;[.E171]));0;FIND(&quot;u&quot;;[.E17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ber</text:p>
          </table:table-cell>
          <table:table-cell table:number-columns-repeated="1016"/>
        </table:table-row>
        <table:table-row table:style-name="ro1">
          <table:table-cell table:style-name="ce2" office:value-type="string" calcext:value-type="string">
            <text:p>caçar</text:p>
          </table:table-cell>
          <table:table-cell table:style-name="ce2" office:value-type="float" office:value="735" calcext:value-type="float">
            <text:p>735</text:p>
          </table:table-cell>
          <table:table-cell office:value-type="float" office:value="0" calcext:value-type="float">
            <text:p>0</text:p>
          </table:table-cell>
          <table:table-cell table:style-name="ce20" table:formula="of:=IF(AND(ISBLANK([.G172]); ISBLANK([.F172])); MAX(IF(ISERR(FIND(&quot;e&quot;;[.E172]));0;FIND(&quot;e&quot;;[.E172])); IF(ISERR(FIND(&quot;o&quot;;[.E172]));0;FIND(&quot;o&quot;;[.E172])); IF(ISERR(FIND(&quot;u&quot;;[.E172]));0;FIND(&quot;u&quot;;[.E17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cair</text:p>
          </table:table-cell>
          <table:table-cell table:style-name="ce2" office:value-type="float" office:value="74" calcext:value-type="float">
            <text:p>74</text:p>
          </table:table-cell>
          <table:table-cell office:value-type="float" office:value="0" calcext:value-type="float">
            <text:p>0</text:p>
          </table:table-cell>
          <table:table-cell table:style-name="ce20" table:formula="of:=IF(AND(ISBLANK([.G173]); ISBLANK([.F173])); MAX(IF(ISERR(FIND(&quot;e&quot;;[.E173]));0;FIND(&quot;e&quot;;[.E173])); IF(ISERR(FIND(&quot;o&quot;;[.E173]));0;FIND(&quot;o&quot;;[.E173])); IF(ISERR(FIND(&quot;u&quot;;[.E173]));0;FIND(&quot;u&quot;;[.E173]))); 0)" office:value-type="float" office:value="0" calcext:value-type="float">
            <text:p><text:s/></text:p>
          </table:table-cell>
          <table:table-cell office:value-type="string" office:string-value="ca" calcext:value-type="string">
            <text:p>ca</text:p>
          </table:table-cell>
          <table:table-cell table:style-name="ce26"/>
          <table:table-cell table:style-name="ce29"/>
          <table:table-cell table:style-name="ce2" office:value-type="string" calcext:value-type="string">
            <text:p>ai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calar</text:p>
          </table:table-cell>
          <table:table-cell table:style-name="ce2" office:value-type="float" office:value="287" calcext:value-type="float">
            <text:p>287</text:p>
          </table:table-cell>
          <table:table-cell office:value-type="float" office:value="0" calcext:value-type="float">
            <text:p>0</text:p>
          </table:table-cell>
          <table:table-cell table:style-name="ce20" table:formula="of:=IF(AND(ISBLANK([.G174]); ISBLANK([.F174])); MAX(IF(ISERR(FIND(&quot;e&quot;;[.E174]));0;FIND(&quot;e&quot;;[.E174])); IF(ISERR(FIND(&quot;o&quot;;[.E174]));0;FIND(&quot;o&quot;;[.E174])); IF(ISERR(FIND(&quot;u&quot;;[.E174]));0;FIND(&quot;u&quot;;[.E17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alcular</text:p>
          </table:table-cell>
          <table:table-cell table:style-name="ce2" office:value-type="float" office:value="342" calcext:value-type="float">
            <text:p>342</text:p>
          </table:table-cell>
          <table:table-cell office:value-type="float" office:value="0" calcext:value-type="float">
            <text:p>0</text:p>
          </table:table-cell>
          <table:table-cell table:style-name="ce20" table:formula="of:=IF(AND(ISBLANK([.G175]); ISBLANK([.F175])); MAX(IF(ISERR(FIND(&quot;e&quot;;[.E175]));0;FIND(&quot;e&quot;;[.E175])); IF(ISERR(FIND(&quot;o&quot;;[.E175]));0;FIND(&quot;o&quot;;[.E175])); IF(ISERR(FIND(&quot;u&quot;;[.E175]));0;FIND(&quot;u&quot;;[.E17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alhar</text:p>
          </table:table-cell>
          <table:table-cell table:style-name="ce2" office:value-type="float" office:value="656" calcext:value-type="float">
            <text:p>656</text:p>
          </table:table-cell>
          <table:table-cell office:value-type="float" office:value="0" calcext:value-type="float">
            <text:p>0</text:p>
          </table:table-cell>
          <table:table-cell table:style-name="ce20" table:formula="of:=IF(AND(ISBLANK([.G176]); ISBLANK([.F176])); MAX(IF(ISERR(FIND(&quot;e&quot;;[.E176]));0;FIND(&quot;e&quot;;[.E176])); IF(ISERR(FIND(&quot;o&quot;;[.E176]));0;FIND(&quot;o&quot;;[.E176])); IF(ISERR(FIND(&quot;u&quot;;[.E176]));0;FIND(&quot;u&quot;;[.E17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aminhar</text:p>
          </table:table-cell>
          <table:table-cell table:style-name="ce2" office:value-type="float" office:value="302" calcext:value-type="float">
            <text:p>302</text:p>
          </table:table-cell>
          <table:table-cell office:value-type="float" office:value="0" calcext:value-type="float">
            <text:p>0</text:p>
          </table:table-cell>
          <table:table-cell table:style-name="ce20" table:formula="of:=IF(AND(ISBLANK([.G177]); ISBLANK([.F177])); MAX(IF(ISERR(FIND(&quot;e&quot;;[.E177]));0;FIND(&quot;e&quot;;[.E177])); IF(ISERR(FIND(&quot;o&quot;;[.E177]));0;FIND(&quot;o&quot;;[.E177])); IF(ISERR(FIND(&quot;u&quot;;[.E177]));0;FIND(&quot;u&quot;;[.E17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ancelar</text:p>
          </table:table-cell>
          <table:table-cell table:style-name="ce2" office:value-type="float" office:value="964" calcext:value-type="float">
            <text:p>964</text:p>
          </table:table-cell>
          <table:table-cell office:value-type="float" office:value="0" calcext:value-type="float">
            <text:p>0</text:p>
          </table:table-cell>
          <table:table-cell table:style-name="ce20" table:formula="of:=IF(AND(ISBLANK([.G178]); ISBLANK([.F178])); MAX(IF(ISERR(FIND(&quot;e&quot;;[.E178]));0;FIND(&quot;e&quot;;[.E178])); IF(ISERR(FIND(&quot;o&quot;;[.E178]));0;FIND(&quot;o&quot;;[.E178])); IF(ISERR(FIND(&quot;u&quot;;[.E178]));0;FIND(&quot;u&quot;;[.E17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andidatar</text:p>
          </table:table-cell>
          <table:table-cell table:style-name="ce2" office:value-type="float" office:value="807" calcext:value-type="float">
            <text:p>807</text:p>
          </table:table-cell>
          <table:table-cell office:value-type="float" office:value="0" calcext:value-type="float">
            <text:p>0</text:p>
          </table:table-cell>
          <table:table-cell table:style-name="ce20" table:formula="of:=IF(AND(ISBLANK([.G179]); ISBLANK([.F179])); MAX(IF(ISERR(FIND(&quot;e&quot;;[.E179]));0;FIND(&quot;e&quot;;[.E179])); IF(ISERR(FIND(&quot;o&quot;;[.E179]));0;FIND(&quot;o&quot;;[.E179])); IF(ISERR(FIND(&quot;u&quot;;[.E179]));0;FIND(&quot;u&quot;;[.E17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ansar</text:p>
          </table:table-cell>
          <table:table-cell table:style-name="ce2" office:value-type="float" office:value="866" calcext:value-type="float">
            <text:p>866</text:p>
          </table:table-cell>
          <table:table-cell office:value-type="float" office:value="0" calcext:value-type="float">
            <text:p>0</text:p>
          </table:table-cell>
          <table:table-cell table:style-name="ce20" table:formula="of:=IF(AND(ISBLANK([.G180]); ISBLANK([.F180])); MAX(IF(ISERR(FIND(&quot;e&quot;;[.E180]));0;FIND(&quot;e&quot;;[.E180])); IF(ISERR(FIND(&quot;o&quot;;[.E180]));0;FIND(&quot;o&quot;;[.E180])); IF(ISERR(FIND(&quot;u&quot;;[.E180]));0;FIND(&quot;u&quot;;[.E18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antar</text:p>
          </table:table-cell>
          <table:table-cell table:style-name="ce2" office:value-type="float" office:value="201" calcext:value-type="float">
            <text:p>201</text:p>
          </table:table-cell>
          <table:table-cell office:value-type="float" office:value="0" calcext:value-type="float">
            <text:p>0</text:p>
          </table:table-cell>
          <table:table-cell table:style-name="ce20" table:formula="of:=IF(AND(ISBLANK([.G181]); ISBLANK([.F181])); MAX(IF(ISERR(FIND(&quot;e&quot;;[.E181]));0;FIND(&quot;e&quot;;[.E181])); IF(ISERR(FIND(&quot;o&quot;;[.E181]));0;FIND(&quot;o&quot;;[.E181])); IF(ISERR(FIND(&quot;u&quot;;[.E181]));0;FIND(&quot;u&quot;;[.E18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aptar</text:p>
          </table:table-cell>
          <table:table-cell table:style-name="ce2" office:value-type="float" office:value="700" calcext:value-type="float">
            <text:p>700</text:p>
          </table:table-cell>
          <table:table-cell office:value-type="float" office:value="0" calcext:value-type="float">
            <text:p>0</text:p>
          </table:table-cell>
          <table:table-cell table:style-name="ce20" table:formula="of:=IF(AND(ISBLANK([.G182]); ISBLANK([.F182])); MAX(IF(ISERR(FIND(&quot;e&quot;;[.E182]));0;FIND(&quot;e&quot;;[.E182])); IF(ISERR(FIND(&quot;o&quot;;[.E182]));0;FIND(&quot;o&quot;;[.E182])); IF(ISERR(FIND(&quot;u&quot;;[.E182]));0;FIND(&quot;u&quot;;[.E18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apturar</text:p>
          </table:table-cell>
          <table:table-cell table:style-name="ce2" office:value-type="float" office:value="884" calcext:value-type="float">
            <text:p>884</text:p>
          </table:table-cell>
          <table:table-cell office:value-type="float" office:value="0" calcext:value-type="float">
            <text:p>0</text:p>
          </table:table-cell>
          <table:table-cell table:style-name="ce20" table:formula="of:=IF(AND(ISBLANK([.G183]); ISBLANK([.F183])); MAX(IF(ISERR(FIND(&quot;e&quot;;[.E183]));0;FIND(&quot;e&quot;;[.E183])); IF(ISERR(FIND(&quot;o&quot;;[.E183]));0;FIND(&quot;o&quot;;[.E183])); IF(ISERR(FIND(&quot;u&quot;;[.E183]));0;FIND(&quot;u&quot;;[.E18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araterizar</text:p>
          </table:table-cell>
          <table:table-cell table:style-name="ce2" office:value-type="float" office:value="259" calcext:value-type="float">
            <text:p>259</text:p>
          </table:table-cell>
          <table:table-cell office:value-type="float" office:value="0" calcext:value-type="float">
            <text:p>0</text:p>
          </table:table-cell>
          <table:table-cell table:style-name="ce20" table:formula="of:=IF(AND(ISBLANK([.G184]); ISBLANK([.F184])); MAX(IF(ISERR(FIND(&quot;e&quot;;[.E184]));0;FIND(&quot;e&quot;;[.E184])); IF(ISERR(FIND(&quot;o&quot;;[.E184]));0;FIND(&quot;o&quot;;[.E184])); IF(ISERR(FIND(&quot;u&quot;;[.E184]));0;FIND(&quot;u&quot;;[.E18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arregar</text:p>
          </table:table-cell>
          <table:table-cell table:style-name="ce2" office:value-type="float" office:value="331" calcext:value-type="float">
            <text:p>331</text:p>
          </table:table-cell>
          <table:table-cell office:value-type="float" office:value="0" calcext:value-type="float">
            <text:p>0</text:p>
          </table:table-cell>
          <table:table-cell table:style-name="ce20" table:formula="of:=IF(AND(ISBLANK([.G185]); ISBLANK([.F185])); MAX(IF(ISERR(FIND(&quot;e&quot;;[.E185]));0;FIND(&quot;e&quot;;[.E185])); IF(ISERR(FIND(&quot;o&quot;;[.E185]));0;FIND(&quot;o&quot;;[.E185])); IF(ISERR(FIND(&quot;u&quot;;[.E185]));0;FIND(&quot;u&quot;;[.E18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casar</text:p>
          </table:table-cell>
          <table:table-cell table:style-name="ce2" office:value-type="float" office:value="168" calcext:value-type="float">
            <text:p>168</text:p>
          </table:table-cell>
          <table:table-cell office:value-type="float" office:value="0" calcext:value-type="float">
            <text:p>0</text:p>
          </table:table-cell>
          <table:table-cell table:style-name="ce20" table:formula="of:=IF(AND(ISBLANK([.G186]); ISBLANK([.F186])); MAX(IF(ISERR(FIND(&quot;e&quot;;[.E186]));0;FIND(&quot;e&quot;;[.E186])); IF(ISERR(FIND(&quot;o&quot;;[.E186]));0;FIND(&quot;o&quot;;[.E186])); IF(ISERR(FIND(&quot;u&quot;;[.E186]));0;FIND(&quot;u&quot;;[.E18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ascar</text:p>
          </table:table-cell>
          <table:table-cell table:style-name="ce2" office:value-type="float" office:value="946" calcext:value-type="float">
            <text:p>946</text:p>
          </table:table-cell>
          <table:table-cell office:value-type="float" office:value="0" calcext:value-type="float">
            <text:p>0</text:p>
          </table:table-cell>
          <table:table-cell table:style-name="ce20" table:formula="of:=IF(AND(ISBLANK([.G187]); ISBLANK([.F187])); MAX(IF(ISERR(FIND(&quot;e&quot;;[.E187]));0;FIND(&quot;e&quot;;[.E187])); IF(ISERR(FIND(&quot;o&quot;;[.E187]));0;FIND(&quot;o&quot;;[.E187])); IF(ISERR(FIND(&quot;u&quot;;[.E187]));0;FIND(&quot;u&quot;;[.E18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causar</text:p>
          </table:table-cell>
          <table:table-cell table:style-name="ce2" office:value-type="float" office:value="159" calcext:value-type="float">
            <text:p>159</text:p>
          </table:table-cell>
          <table:table-cell office:value-type="float" office:value="0" calcext:value-type="float">
            <text:p>0</text:p>
          </table:table-cell>
          <table:table-cell table:style-name="ce20" table:formula="of:=IF(AND(ISBLANK([.G188]); ISBLANK([.F188])); MAX(IF(ISERR(FIND(&quot;e&quot;;[.E188]));0;FIND(&quot;e&quot;;[.E188])); IF(ISERR(FIND(&quot;o&quot;;[.E188]));0;FIND(&quot;o&quot;;[.E188])); IF(ISERR(FIND(&quot;u&quot;;[.E188]));0;FIND(&quot;u&quot;;[.E18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a</text:p>
          </table:table-cell>
          <table:table-cell table:style-name="ce2"/>
          <table:table-cell table:number-columns-repeated="1016"/>
        </table:table-row>
        <table:table-row table:style-name="ro1">
          <table:table-cell table:style-name="ce2" office:value-type="string" calcext:value-type="string">
            <text:p>cear</text:p>
          </table:table-cell>
          <table:table-cell table:style-name="ce2"/>
          <table:table-cell office:value-type="float" office:value="0" calcext:value-type="float">
            <text:p>0</text:p>
          </table:table-cell>
          <table:table-cell table:style-name="ce20"/>
          <table:table-cell office:value-type="float" office:value="0" calcext:value-type="float">
            <text:p>0</text:p>
          </table:table-cell>
          <table:table-cell table:style-name="ce26"/>
          <table:table-cell table:style-name="ce30"/>
          <table:table-cell table:style-name="ce2" office:value-type="string" calcext:value-type="string">
            <text:p>ear</text:p>
          </table:table-cell>
          <table:table-cell table:number-columns-repeated="1016"/>
        </table:table-row>
        <table:table-row table:style-name="ro1">
          <table:table-cell table:style-name="ce2" office:value-type="string" calcext:value-type="string">
            <text:p>ceder</text:p>
          </table:table-cell>
          <table:table-cell table:style-name="ce2" office:value-type="float" office:value="396" calcext:value-type="float">
            <text:p>396</text:p>
          </table:table-cell>
          <table:table-cell office:value-type="float" office:value="0" calcext:value-type="float">
            <text:p>0</text:p>
          </table:table-cell>
          <table:table-cell table:style-name="ce20" table:formula="of:=IF(AND(ISBLANK([.G190]); ISBLANK([.F190])); MAX(IF(ISERR(FIND(&quot;e&quot;;[.E190]));0;FIND(&quot;e&quot;;[.E190])); IF(ISERR(FIND(&quot;o&quot;;[.E190]));0;FIND(&quot;o&quot;;[.E190])); IF(ISERR(FIND(&quot;u&quot;;[.E190]));0;FIND(&quot;u&quot;;[.E19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celebrar</text:p>
          </table:table-cell>
          <table:table-cell table:style-name="ce2" office:value-type="float" office:value="603" calcext:value-type="float">
            <text:p>603</text:p>
          </table:table-cell>
          <table:table-cell office:value-type="float" office:value="0" calcext:value-type="float">
            <text:p>0</text:p>
          </table:table-cell>
          <table:table-cell table:style-name="ce20" table:formula="of:=IF(AND(ISBLANK([.G191]); ISBLANK([.F191])); MAX(IF(ISERR(FIND(&quot;e&quot;;[.E191]));0;FIND(&quot;e&quot;;[.E191])); IF(ISERR(FIND(&quot;o&quot;;[.E191]));0;FIND(&quot;o&quot;;[.E191])); IF(ISERR(FIND(&quot;u&quot;;[.E191]));0;FIND(&quot;u&quot;;[.E19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entrar</text:p>
          </table:table-cell>
          <table:table-cell table:style-name="ce2" office:value-type="float" office:value="855" calcext:value-type="float">
            <text:p>855</text:p>
          </table:table-cell>
          <table:table-cell office:value-type="float" office:value="0" calcext:value-type="float">
            <text:p>0</text:p>
          </table:table-cell>
          <table:table-cell table:style-name="ce20" table:formula="of:=IF(AND(ISBLANK([.G192]); ISBLANK([.F192])); MAX(IF(ISERR(FIND(&quot;e&quot;;[.E192]));0;FIND(&quot;e&quot;;[.E192])); IF(ISERR(FIND(&quot;o&quot;;[.E192]));0;FIND(&quot;o&quot;;[.E192])); IF(ISERR(FIND(&quot;u&quot;;[.E192]));0;FIND(&quot;u&quot;;[.E19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ercar</text:p>
          </table:table-cell>
          <table:table-cell table:style-name="ce2" office:value-type="float" office:value="655" calcext:value-type="float">
            <text:p>655</text:p>
          </table:table-cell>
          <table:table-cell office:value-type="float" office:value="0" calcext:value-type="float">
            <text:p>0</text:p>
          </table:table-cell>
          <table:table-cell table:style-name="ce20" table:formula="of:=IF(AND(ISBLANK([.G193]); ISBLANK([.F193])); MAX(IF(ISERR(FIND(&quot;e&quot;;[.E193]));0;FIND(&quot;e&quot;;[.E193])); IF(ISERR(FIND(&quot;o&quot;;[.E193]));0;FIND(&quot;o&quot;;[.E193])); IF(ISERR(FIND(&quot;u&quot;;[.E193]));0;FIND(&quot;u&quot;;[.E19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cerrar</text:p>
          </table:table-cell>
          <table:table-cell table:style-name="ce2" office:value-type="float" office:value="989" calcext:value-type="float">
            <text:p>989</text:p>
          </table:table-cell>
          <table:table-cell office:value-type="float" office:value="0" calcext:value-type="float">
            <text:p>0</text:p>
          </table:table-cell>
          <table:table-cell table:style-name="ce20" table:formula="of:=IF(AND(ISBLANK([.G194]); ISBLANK([.F194])); MAX(IF(ISERR(FIND(&quot;e&quot;;[.E194]));0;FIND(&quot;e&quot;;[.E194])); IF(ISERR(FIND(&quot;o&quot;;[.E194]));0;FIND(&quot;o&quot;;[.E194])); IF(ISERR(FIND(&quot;u&quot;;[.E194]));0;FIND(&quot;u&quot;;[.E19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essar</text:p>
          </table:table-cell>
          <table:table-cell table:style-name="ce2" office:value-type="float" office:value="657" calcext:value-type="float">
            <text:p>657</text:p>
          </table:table-cell>
          <table:table-cell office:value-type="float" office:value="0" calcext:value-type="float">
            <text:p>0</text:p>
          </table:table-cell>
          <table:table-cell table:style-name="ce20" table:formula="of:=IF(AND(ISBLANK([.G195]); ISBLANK([.F195])); MAX(IF(ISERR(FIND(&quot;e&quot;;[.E195]));0;FIND(&quot;e&quot;;[.E195])); IF(ISERR(FIND(&quot;o&quot;;[.E195]));0;FIND(&quot;o&quot;;[.E195])); IF(ISERR(FIND(&quot;u&quot;;[.E195]));0;FIND(&quot;u&quot;;[.E19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hamar</text:p>
          </table:table-cell>
          <table:table-cell table:style-name="ce2" office:value-type="float" office:value="36" calcext:value-type="float">
            <text:p>36</text:p>
          </table:table-cell>
          <table:table-cell office:value-type="float" office:value="0" calcext:value-type="float">
            <text:p>0</text:p>
          </table:table-cell>
          <table:table-cell table:style-name="ce20" table:formula="of:=IF(AND(ISBLANK([.G196]); ISBLANK([.F196])); MAX(IF(ISERR(FIND(&quot;e&quot;;[.E196]));0;FIND(&quot;e&quot;;[.E196])); IF(ISERR(FIND(&quot;o&quot;;[.E196]));0;FIND(&quot;o&quot;;[.E196])); IF(ISERR(FIND(&quot;u&quot;;[.E196]));0;FIND(&quot;u&quot;;[.E19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hefiar</text:p>
          </table:table-cell>
          <table:table-cell table:style-name="ce2" office:value-type="float" office:value="860" calcext:value-type="float">
            <text:p>860</text:p>
          </table:table-cell>
          <table:table-cell office:value-type="float" office:value="0" calcext:value-type="float">
            <text:p>0</text:p>
          </table:table-cell>
          <table:table-cell table:style-name="ce20" table:formula="of:=IF(AND(ISBLANK([.G197]); ISBLANK([.F197])); MAX(IF(ISERR(FIND(&quot;e&quot;;[.E197]));0;FIND(&quot;e&quot;;[.E197])); IF(ISERR(FIND(&quot;o&quot;;[.E197]));0;FIND(&quot;o&quot;;[.E197])); IF(ISERR(FIND(&quot;u&quot;;[.E197]));0;FIND(&quot;u&quot;;[.E197])));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he</text:p>
          </table:table-cell>
          <table:table-cell table:style-name="ce2"/>
          <table:table-cell table:number-columns-repeated="1016"/>
        </table:table-row>
        <table:table-row table:style-name="ro1">
          <table:table-cell table:style-name="ce2" office:value-type="string" calcext:value-type="string">
            <text:p>chegar</text:p>
          </table:table-cell>
          <table:table-cell table:style-name="ce2" office:value-type="float" office:value="17" calcext:value-type="float">
            <text:p>17</text:p>
          </table:table-cell>
          <table:table-cell office:value-type="float" office:value="0" calcext:value-type="float">
            <text:p>0</text:p>
          </table:table-cell>
          <table:table-cell table:style-name="ce20" table:formula="of:=IF(AND(ISBLANK([.G198]); ISBLANK([.F198])); MAX(IF(ISERR(FIND(&quot;e&quot;;[.E198]));0;FIND(&quot;e&quot;;[.E198])); IF(ISERR(FIND(&quot;o&quot;;[.E198]));0;FIND(&quot;o&quot;;[.E198])); IF(ISERR(FIND(&quot;u&quot;;[.E198]));0;FIND(&quot;u&quot;;[.E19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cheirar</text:p>
          </table:table-cell>
          <table:table-cell table:style-name="ce2" office:value-type="float" office:value="581" calcext:value-type="float">
            <text:p>581</text:p>
          </table:table-cell>
          <table:table-cell office:value-type="float" office:value="0" calcext:value-type="float">
            <text:p>0</text:p>
          </table:table-cell>
          <table:table-cell table:style-name="ce20" table:formula="of:=IF(AND(ISBLANK([.G199]); ISBLANK([.F199])); MAX(IF(ISERR(FIND(&quot;e&quot;;[.E199]));0;FIND(&quot;e&quot;;[.E199])); IF(ISERR(FIND(&quot;o&quot;;[.E199]));0;FIND(&quot;o&quot;;[.E199])); IF(ISERR(FIND(&quot;u&quot;;[.E199]));0;FIND(&quot;u&quot;;[.E19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hocar</text:p>
          </table:table-cell>
          <table:table-cell table:style-name="ce2" office:value-type="float" office:value="921" calcext:value-type="float">
            <text:p>921</text:p>
          </table:table-cell>
          <table:table-cell office:value-type="float" office:value="0" calcext:value-type="float">
            <text:p>0</text:p>
          </table:table-cell>
          <table:table-cell table:style-name="ce20" table:formula="of:=IF(AND(ISBLANK([.G200]); ISBLANK([.F200])); MAX(IF(ISERR(FIND(&quot;e&quot;;[.E200]));0;FIND(&quot;e&quot;;[.E200])); IF(ISERR(FIND(&quot;o&quot;;[.E200]));0;FIND(&quot;o&quot;;[.E200])); IF(ISERR(FIND(&quot;u&quot;;[.E200]));0;FIND(&quot;u&quot;;[.E20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chorar</text:p>
          </table:table-cell>
          <table:table-cell table:style-name="ce2" office:value-type="float" office:value="206" calcext:value-type="float">
            <text:p>206</text:p>
          </table:table-cell>
          <table:table-cell office:value-type="float" office:value="0" calcext:value-type="float">
            <text:p>0</text:p>
          </table:table-cell>
          <table:table-cell table:style-name="ce20" table:formula="of:=IF(AND(ISBLANK([.G201]); ISBLANK([.F201])); MAX(IF(ISERR(FIND(&quot;e&quot;;[.E201]));0;FIND(&quot;e&quot;;[.E201])); IF(ISERR(FIND(&quot;o&quot;;[.E201]));0;FIND(&quot;o&quot;;[.E201])); IF(ISERR(FIND(&quot;u&quot;;[.E201]));0;FIND(&quot;u&quot;;[.E20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hover</text:p>
          </table:table-cell>
          <table:table-cell table:style-name="ce2" office:value-type="float" office:value="602" calcext:value-type="float">
            <text:p>602</text:p>
          </table:table-cell>
          <table:table-cell office:value-type="float" office:value="0" calcext:value-type="float">
            <text:p>0</text:p>
          </table:table-cell>
          <table:table-cell table:style-name="ce20" table:formula="of:=IF(AND(ISBLANK([.G202]); ISBLANK([.F202])); MAX(IF(ISERR(FIND(&quot;e&quot;;[.E202]));0;FIND(&quot;e&quot;;[.E202])); IF(ISERR(FIND(&quot;o&quot;;[.E202]));0;FIND(&quot;o&quot;;[.E202])); IF(ISERR(FIND(&quot;u&quot;;[.E202]));0;FIND(&quot;u&quot;;[.E20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hover</text:p>
          </table:table-cell>
          <table:table-cell table:style-name="ce2" office:value-type="float" office:value="1" calcext:value-type="float">
            <text:p>1</text:p>
          </table:table-cell>
          <table:table-cell table:number-columns-repeated="1015"/>
        </table:table-row>
        <table:table-row table:style-name="ro1">
          <table:table-cell table:style-name="ce2" office:value-type="string" calcext:value-type="string">
            <text:p>circular</text:p>
          </table:table-cell>
          <table:table-cell table:style-name="ce2" office:value-type="float" office:value="469" calcext:value-type="float">
            <text:p>469</text:p>
          </table:table-cell>
          <table:table-cell office:value-type="float" office:value="0" calcext:value-type="float">
            <text:p>0</text:p>
          </table:table-cell>
          <table:table-cell table:style-name="ce20" table:formula="of:=IF(AND(ISBLANK([.G203]); ISBLANK([.F203])); MAX(IF(ISERR(FIND(&quot;e&quot;;[.E203]));0;FIND(&quot;e&quot;;[.E203])); IF(ISERR(FIND(&quot;o&quot;;[.E203]));0;FIND(&quot;o&quot;;[.E203])); IF(ISERR(FIND(&quot;u&quot;;[.E203]));0;FIND(&quot;u&quot;;[.E20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itar</text:p>
          </table:table-cell>
          <table:table-cell table:style-name="ce2" office:value-type="float" office:value="263" calcext:value-type="float">
            <text:p>263</text:p>
          </table:table-cell>
          <table:table-cell office:value-type="float" office:value="0" calcext:value-type="float">
            <text:p>0</text:p>
          </table:table-cell>
          <table:table-cell table:style-name="ce20" table:formula="of:=IF(AND(ISBLANK([.G204]); ISBLANK([.F204])); MAX(IF(ISERR(FIND(&quot;e&quot;;[.E204]));0;FIND(&quot;e&quot;;[.E204])); IF(ISERR(FIND(&quot;o&quot;;[.E204]));0;FIND(&quot;o&quot;;[.E204])); IF(ISERR(FIND(&quot;u&quot;;[.E204]));0;FIND(&quot;u&quot;;[.E20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lamar</text:p>
          </table:table-cell>
          <table:table-cell table:style-name="ce2" office:value-type="float" office:value="953" calcext:value-type="float">
            <text:p>953</text:p>
          </table:table-cell>
          <table:table-cell office:value-type="float" office:value="0" calcext:value-type="float">
            <text:p>0</text:p>
          </table:table-cell>
          <table:table-cell table:style-name="ce20" table:formula="of:=IF(AND(ISBLANK([.G205]); ISBLANK([.F205])); MAX(IF(ISERR(FIND(&quot;e&quot;;[.E205]));0;FIND(&quot;e&quot;;[.E205])); IF(ISERR(FIND(&quot;o&quot;;[.E205]));0;FIND(&quot;o&quot;;[.E205])); IF(ISERR(FIND(&quot;u&quot;;[.E205]));0;FIND(&quot;u&quot;;[.E20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lassificar</text:p>
          </table:table-cell>
          <table:table-cell table:style-name="ce2" office:value-type="float" office:value="485" calcext:value-type="float">
            <text:p>485</text:p>
          </table:table-cell>
          <table:table-cell office:value-type="float" office:value="0" calcext:value-type="float">
            <text:p>0</text:p>
          </table:table-cell>
          <table:table-cell table:style-name="ce20" table:formula="of:=IF(AND(ISBLANK([.G206]); ISBLANK([.F206])); MAX(IF(ISERR(FIND(&quot;e&quot;;[.E206]));0;FIND(&quot;e&quot;;[.E206])); IF(ISERR(FIND(&quot;o&quot;;[.E206]));0;FIND(&quot;o&quot;;[.E206])); IF(ISERR(FIND(&quot;u&quot;;[.E206]));0;FIND(&quot;u&quot;;[.E206])));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lassi</text:p>
          </table:table-cell>
          <table:table-cell table:style-name="ce2"/>
          <table:table-cell table:number-columns-repeated="1016"/>
        </table:table-row>
        <table:table-row table:style-name="ro1">
          <table:table-cell table:style-name="ce2" office:value-type="string" calcext:value-type="string">
            <text:p>cobrar</text:p>
          </table:table-cell>
          <table:table-cell table:style-name="ce2" office:value-type="float" office:value="401" calcext:value-type="float">
            <text:p>401</text:p>
          </table:table-cell>
          <table:table-cell office:value-type="float" office:value="0" calcext:value-type="float">
            <text:p>0</text:p>
          </table:table-cell>
          <table:table-cell table:style-name="ce20" table:formula="of:=IF(AND(ISBLANK([.G207]); ISBLANK([.F207])); MAX(IF(ISERR(FIND(&quot;e&quot;;[.E207]));0;FIND(&quot;e&quot;;[.E207])); IF(ISERR(FIND(&quot;o&quot;;[.E207]));0;FIND(&quot;o&quot;;[.E207])); IF(ISERR(FIND(&quot;u&quot;;[.E207]));0;FIND(&quot;u&quot;;[.E20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brir</text:p>
          </table:table-cell>
          <table:table-cell table:style-name="ce2" office:value-type="float" office:value="233" calcext:value-type="float">
            <text:p>233</text:p>
          </table:table-cell>
          <table:table-cell office:value-type="float" office:value="2" calcext:value-type="float">
            <text:p>2</text:p>
          </table:table-cell>
          <table:table-cell table:style-name="ce20" table:formula="of:=IF(AND(ISBLANK([.G208]); ISBLANK([.F208])); MAX(IF(ISERR(FIND(&quot;e&quot;;[.E208]));0;FIND(&quot;e&quot;;[.E208])); IF(ISERR(FIND(&quot;o&quot;;[.E208]));0;FIND(&quot;o&quot;;[.E208])); IF(ISERR(FIND(&quot;u&quot;;[.E208]));0;FIND(&quot;u&quot;;[.E208]))); 0)" office:value-type="float" office:value="2" calcext:value-type="float">
            <text:p>2 </text:p>
          </table:table-cell>
          <table:table-cell office:value-type="string" office:string-value="cobr" calcext:value-type="string">
            <text:p>cobr</text:p>
          </table:table-cell>
          <table:table-cell table:style-name="ce26"/>
          <table:table-cell table:style-name="ce30"/>
          <table:table-cell table:style-name="ce2" office:value-type="string" calcext:value-type="string">
            <text:p>.cobrir</text:p>
          </table:table-cell>
          <table:table-cell table:style-name="ce2"/>
          <table:table-cell table:number-columns-repeated="1015"/>
        </table:table-row>
        <table:table-row table:style-name="ro1">
          <table:table-cell table:style-name="ce2" office:value-type="string" calcext:value-type="string">
            <text:p>coçar</text:p>
          </table:table-cell>
          <table:table-cell table:style-name="ce2" office:value-type="float" office:value="997" calcext:value-type="float">
            <text:p>997</text:p>
          </table:table-cell>
          <table:table-cell office:value-type="float" office:value="0" calcext:value-type="float">
            <text:p>0</text:p>
          </table:table-cell>
          <table:table-cell table:style-name="ce20" table:formula="of:=IF(AND(ISBLANK([.G209]); ISBLANK([.F209])); MAX(IF(ISERR(FIND(&quot;e&quot;;[.E209]));0;FIND(&quot;e&quot;;[.E209])); IF(ISERR(FIND(&quot;o&quot;;[.E209]));0;FIND(&quot;o&quot;;[.E209])); IF(ISERR(FIND(&quot;u&quot;;[.E209]));0;FIND(&quot;u&quot;;[.E20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coincidir</text:p>
          </table:table-cell>
          <table:table-cell table:style-name="ce2" office:value-type="float" office:value="740" calcext:value-type="float">
            <text:p>740</text:p>
          </table:table-cell>
          <table:table-cell office:value-type="float" office:value="0" calcext:value-type="float">
            <text:p>0</text:p>
          </table:table-cell>
          <table:table-cell table:style-name="ce20" table:formula="of:=IF(AND(ISBLANK([.G210]); ISBLANK([.F210])); MAX(IF(ISERR(FIND(&quot;e&quot;;[.E210]));0;FIND(&quot;e&quot;;[.E210])); IF(ISERR(FIND(&quot;o&quot;;[.E210]));0;FIND(&quot;o&quot;;[.E210])); IF(ISERR(FIND(&quot;u&quot;;[.E210]));0;FIND(&quot;u&quot;;[.E210]))); 0)" office:value-type="float" office:value="0" calcext:value-type="float">
            <text:p><text:s/></text:p>
          </table:table-cell>
          <table:table-cell office:value-type="string" office:string-value="coincid" calcext:value-type="string">
            <text:p>coincid</text:p>
          </table:table-cell>
          <table:table-cell table:style-name="ce26"/>
          <table:table-cell table:style-name="ce29" office:value-type="string" calcext:value-type="string">
            <text:p>co</text:p>
          </table:table-cell>
          <table:table-cell table:style-name="ce2"/>
          <table:table-cell table:number-columns-repeated="1016"/>
        </table:table-row>
        <table:table-row table:style-name="ro1">
          <table:table-cell table:style-name="ce2" office:value-type="string" calcext:value-type="string">
            <text:p>colaborar</text:p>
          </table:table-cell>
          <table:table-cell table:style-name="ce2" office:value-type="float" office:value="475" calcext:value-type="float">
            <text:p>475</text:p>
          </table:table-cell>
          <table:table-cell office:value-type="float" office:value="0" calcext:value-type="float">
            <text:p>0</text:p>
          </table:table-cell>
          <table:table-cell table:style-name="ce20" table:formula="of:=IF(AND(ISBLANK([.G211]); ISBLANK([.F211])); MAX(IF(ISERR(FIND(&quot;e&quot;;[.E211]));0;FIND(&quot;e&quot;;[.E211])); IF(ISERR(FIND(&quot;o&quot;;[.E211]));0;FIND(&quot;o&quot;;[.E211])); IF(ISERR(FIND(&quot;u&quot;;[.E211]));0;FIND(&quot;u&quot;;[.E21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lar</text:p>
          </table:table-cell>
          <table:table-cell table:style-name="ce2" office:value-type="float" office:value="934" calcext:value-type="float">
            <text:p>934</text:p>
          </table:table-cell>
          <table:table-cell office:value-type="float" office:value="0" calcext:value-type="float">
            <text:p>0</text:p>
          </table:table-cell>
          <table:table-cell table:style-name="ce20" table:formula="of:=IF(AND(ISBLANK([.G212]); ISBLANK([.F212])); MAX(IF(ISERR(FIND(&quot;e&quot;;[.E212]));0;FIND(&quot;e&quot;;[.E212])); IF(ISERR(FIND(&quot;o&quot;;[.E212]));0;FIND(&quot;o&quot;;[.E212])); IF(ISERR(FIND(&quot;u&quot;;[.E212]));0;FIND(&quot;u&quot;;[.E21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lher</text:p>
          </table:table-cell>
          <table:table-cell table:style-name="ce2" office:value-type="float" office:value="459" calcext:value-type="float">
            <text:p>459</text:p>
          </table:table-cell>
          <table:table-cell office:value-type="float" office:value="0" calcext:value-type="float">
            <text:p>0</text:p>
          </table:table-cell>
          <table:table-cell table:style-name="ce20" table:formula="of:=IF(AND(ISBLANK([.G213]); ISBLANK([.F213])); MAX(IF(ISERR(FIND(&quot;e&quot;;[.E213]));0;FIND(&quot;e&quot;;[.E213])); IF(ISERR(FIND(&quot;o&quot;;[.E213]));0;FIND(&quot;o&quot;;[.E213])); IF(ISERR(FIND(&quot;u&quot;;[.E213]));0;FIND(&quot;u&quot;;[.E21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colocar</text:p>
          </table:table-cell>
          <table:table-cell table:style-name="ce2" office:value-type="float" office:value="87" calcext:value-type="float">
            <text:p>87</text:p>
          </table:table-cell>
          <table:table-cell office:value-type="float" office:value="0" calcext:value-type="float">
            <text:p>0</text:p>
          </table:table-cell>
          <table:table-cell table:style-name="ce20" table:formula="of:=IF(AND(ISBLANK([.G214]); ISBLANK([.F214])); MAX(IF(ISERR(FIND(&quot;e&quot;;[.E214]));0;FIND(&quot;e&quot;;[.E214])); IF(ISERR(FIND(&quot;o&quot;;[.E214]));0;FIND(&quot;o&quot;;[.E214])); IF(ISERR(FIND(&quot;u&quot;;[.E214]));0;FIND(&quot;u&quot;;[.E21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comandar</text:p>
          </table:table-cell>
          <table:table-cell table:style-name="ce2" office:value-type="float" office:value="399" calcext:value-type="float">
            <text:p>399</text:p>
          </table:table-cell>
          <table:table-cell office:value-type="float" office:value="0" calcext:value-type="float">
            <text:p>0</text:p>
          </table:table-cell>
          <table:table-cell table:style-name="ce20" table:formula="of:=IF(AND(ISBLANK([.G215]); ISBLANK([.F215])); MAX(IF(ISERR(FIND(&quot;e&quot;;[.E215]));0;FIND(&quot;e&quot;;[.E215])); IF(ISERR(FIND(&quot;o&quot;;[.E215]));0;FIND(&quot;o&quot;;[.E215])); IF(ISERR(FIND(&quot;u&quot;;[.E215]));0;FIND(&quot;u&quot;;[.E21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mbater</text:p>
          </table:table-cell>
          <table:table-cell table:style-name="ce2" office:value-type="float" office:value="473" calcext:value-type="float">
            <text:p>473</text:p>
          </table:table-cell>
          <table:table-cell office:value-type="float" office:value="0" calcext:value-type="float">
            <text:p>0</text:p>
          </table:table-cell>
          <table:table-cell table:style-name="ce20" table:formula="of:=IF(AND(ISBLANK([.G216]); ISBLANK([.F216])); MAX(IF(ISERR(FIND(&quot;e&quot;;[.E216]));0;FIND(&quot;e&quot;;[.E216])); IF(ISERR(FIND(&quot;o&quot;;[.E216]));0;FIND(&quot;o&quot;;[.E216])); IF(ISERR(FIND(&quot;u&quot;;[.E216]));0;FIND(&quot;u&quot;;[.E216])));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m</text:p>
          </table:table-cell>
          <table:table-cell table:style-name="ce2"/>
          <table:table-cell table:number-columns-repeated="1016"/>
        </table:table-row>
        <table:table-row table:style-name="ro1">
          <table:table-cell table:style-name="ce2" office:value-type="string" calcext:value-type="string">
            <text:p>combinar</text:p>
          </table:table-cell>
          <table:table-cell table:style-name="ce2" office:value-type="float" office:value="484" calcext:value-type="float">
            <text:p>484</text:p>
          </table:table-cell>
          <table:table-cell office:value-type="float" office:value="0" calcext:value-type="float">
            <text:p>0</text:p>
          </table:table-cell>
          <table:table-cell table:style-name="ce20" table:formula="of:=IF(AND(ISBLANK([.G217]); ISBLANK([.F217])); MAX(IF(ISERR(FIND(&quot;e&quot;;[.E217]));0;FIND(&quot;e&quot;;[.E217])); IF(ISERR(FIND(&quot;o&quot;;[.E217]));0;FIND(&quot;o&quot;;[.E217])); IF(ISERR(FIND(&quot;u&quot;;[.E217]));0;FIND(&quot;u&quot;;[.E21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meçar</text:p>
          </table:table-cell>
          <table:table-cell table:style-name="ce2" office:value-type="float" office:value="22" calcext:value-type="float">
            <text:p>22</text:p>
          </table:table-cell>
          <table:table-cell office:value-type="float" office:value="0" calcext:value-type="float">
            <text:p>0</text:p>
          </table:table-cell>
          <table:table-cell table:style-name="ce20" table:formula="of:=IF(AND(ISBLANK([.G218]); ISBLANK([.F218])); MAX(IF(ISERR(FIND(&quot;e&quot;;[.E218]));0;FIND(&quot;e&quot;;[.E218])); IF(ISERR(FIND(&quot;o&quot;;[.E218]));0;FIND(&quot;o&quot;;[.E218])); IF(ISERR(FIND(&quot;u&quot;;[.E218]));0;FIND(&quot;u&quot;;[.E21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comemorar</text:p>
          </table:table-cell>
          <table:table-cell table:style-name="ce2" office:value-type="float" office:value="590" calcext:value-type="float">
            <text:p>590</text:p>
          </table:table-cell>
          <table:table-cell office:value-type="float" office:value="0" calcext:value-type="float">
            <text:p>0</text:p>
          </table:table-cell>
          <table:table-cell table:style-name="ce20" table:formula="of:=IF(AND(ISBLANK([.G219]); ISBLANK([.F219])); MAX(IF(ISERR(FIND(&quot;e&quot;;[.E219]));0;FIND(&quot;e&quot;;[.E219])); IF(ISERR(FIND(&quot;o&quot;;[.E219]));0;FIND(&quot;o&quot;;[.E219])); IF(ISERR(FIND(&quot;u&quot;;[.E219]));0;FIND(&quot;u&quot;;[.E21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mentar</text:p>
          </table:table-cell>
          <table:table-cell table:style-name="ce2" office:value-type="float" office:value="288" calcext:value-type="float">
            <text:p>288</text:p>
          </table:table-cell>
          <table:table-cell office:value-type="float" office:value="0" calcext:value-type="float">
            <text:p>0</text:p>
          </table:table-cell>
          <table:table-cell table:style-name="ce20" table:formula="of:=IF(AND(ISBLANK([.G220]); ISBLANK([.F220])); MAX(IF(ISERR(FIND(&quot;e&quot;;[.E220]));0;FIND(&quot;e&quot;;[.E220])); IF(ISERR(FIND(&quot;o&quot;;[.E220]));0;FIND(&quot;o&quot;;[.E220])); IF(ISERR(FIND(&quot;u&quot;;[.E220]));0;FIND(&quot;u&quot;;[.E22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mer</text:p>
          </table:table-cell>
          <table:table-cell table:style-name="ce2" office:value-type="float" office:value="123" calcext:value-type="float">
            <text:p>123</text:p>
          </table:table-cell>
          <table:table-cell office:value-type="float" office:value="0" calcext:value-type="float">
            <text:p>0</text:p>
          </table:table-cell>
          <table:table-cell table:style-name="ce20" table:formula="of:=IF(AND(ISBLANK([.G221]); ISBLANK([.F221])); MAX(IF(ISERR(FIND(&quot;e&quot;;[.E221]));0;FIND(&quot;e&quot;;[.E221])); IF(ISERR(FIND(&quot;o&quot;;[.E221]));0;FIND(&quot;o&quot;;[.E221])); IF(ISERR(FIND(&quot;u&quot;;[.E221]));0;FIND(&quot;u&quot;;[.E22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cometer</text:p>
          </table:table-cell>
          <table:table-cell table:style-name="ce2" office:value-type="float" office:value="375" calcext:value-type="float">
            <text:p>375</text:p>
          </table:table-cell>
          <table:table-cell office:value-type="float" office:value="0" calcext:value-type="float">
            <text:p>0</text:p>
          </table:table-cell>
          <table:table-cell table:style-name="ce20" table:formula="of:=IF(AND(ISBLANK([.G222]); ISBLANK([.F222])); MAX(IF(ISERR(FIND(&quot;e&quot;;[.E222]));0;FIND(&quot;e&quot;;[.E222])); IF(ISERR(FIND(&quot;o&quot;;[.E222]));0;FIND(&quot;o&quot;;[.E222])); IF(ISERR(FIND(&quot;u&quot;;[.E222]));0;FIND(&quot;u&quot;;[.E222])));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text:p>
          </table:table-cell>
          <table:table-cell table:style-name="ce2"/>
          <table:table-cell table:number-columns-repeated="1016"/>
        </table:table-row>
        <table:table-row table:style-name="ro1">
          <table:table-cell table:style-name="ce2" office:value-type="string" calcext:value-type="string">
            <text:p>comparar</text:p>
          </table:table-cell>
          <table:table-cell table:style-name="ce2" office:value-type="float" office:value="340" calcext:value-type="float">
            <text:p>340</text:p>
          </table:table-cell>
          <table:table-cell office:value-type="float" office:value="0" calcext:value-type="float">
            <text:p>0</text:p>
          </table:table-cell>
          <table:table-cell table:style-name="ce20" table:formula="of:=IF(AND(ISBLANK([.G223]); ISBLANK([.F223])); MAX(IF(ISERR(FIND(&quot;e&quot;;[.E223]));0;FIND(&quot;e&quot;;[.E223])); IF(ISERR(FIND(&quot;o&quot;;[.E223]));0;FIND(&quot;o&quot;;[.E223])); IF(ISERR(FIND(&quot;u&quot;;[.E223]));0;FIND(&quot;u&quot;;[.E223])));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com</text:p>
          </table:table-cell>
          <table:table-cell table:style-name="ce2"/>
          <table:table-cell table:number-columns-repeated="1016"/>
        </table:table-row>
        <table:table-row table:style-name="ro1">
          <table:table-cell table:style-name="ce2" office:value-type="string" calcext:value-type="string">
            <text:p>comparecer</text:p>
          </table:table-cell>
          <table:table-cell table:style-name="ce2" office:value-type="float" office:value="732" calcext:value-type="float">
            <text:p>732</text:p>
          </table:table-cell>
          <table:table-cell office:value-type="float" office:value="0" calcext:value-type="float">
            <text:p>0</text:p>
          </table:table-cell>
          <table:table-cell table:style-name="ce20" table:formula="of:=IF(AND(ISBLANK([.G224]); ISBLANK([.F224])); MAX(IF(ISERR(FIND(&quot;e&quot;;[.E224]));0;FIND(&quot;e&quot;;[.E224])); IF(ISERR(FIND(&quot;o&quot;;[.E224]));0;FIND(&quot;o&quot;;[.E224])); IF(ISERR(FIND(&quot;u&quot;;[.E224]));0;FIND(&quot;u&quot;;[.E224])));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m</text:p>
          </table:table-cell>
          <table:table-cell table:style-name="ce2"/>
          <table:table-cell table:number-columns-repeated="1016"/>
        </table:table-row>
        <table:table-row table:style-name="ro1">
          <table:table-cell table:style-name="ce2" office:value-type="string" calcext:value-type="string">
            <text:p>compensar</text:p>
          </table:table-cell>
          <table:table-cell table:style-name="ce2" office:value-type="float" office:value="786" calcext:value-type="float">
            <text:p>786</text:p>
          </table:table-cell>
          <table:table-cell office:value-type="float" office:value="0" calcext:value-type="float">
            <text:p>0</text:p>
          </table:table-cell>
          <table:table-cell table:style-name="ce20" table:formula="of:=IF(AND(ISBLANK([.G225]); ISBLANK([.F225])); MAX(IF(ISERR(FIND(&quot;e&quot;;[.E225]));0;FIND(&quot;e&quot;;[.E225])); IF(ISERR(FIND(&quot;o&quot;;[.E225]));0;FIND(&quot;o&quot;;[.E225])); IF(ISERR(FIND(&quot;u&quot;;[.E225]));0;FIND(&quot;u&quot;;[.E225])));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m</text:p>
          </table:table-cell>
          <table:table-cell table:style-name="ce2"/>
          <table:table-cell table:number-columns-repeated="1016"/>
        </table:table-row>
        <table:table-row table:style-name="ro1">
          <table:table-cell table:style-name="ce2" office:value-type="string" calcext:value-type="string">
            <text:p>competir</text:p>
          </table:table-cell>
          <table:table-cell table:style-name="ce2" office:value-type="float" office:value="546" calcext:value-type="float">
            <text:p>546</text:p>
          </table:table-cell>
          <table:table-cell office:value-type="float" office:value="5" calcext:value-type="float">
            <text:p>5</text:p>
          </table:table-cell>
          <table:table-cell table:style-name="ce20" table:formula="of:=IF(AND(ISBLANK([.G226]); ISBLANK([.F226])); MAX(IF(ISERR(FIND(&quot;e&quot;;[.E226]));0;FIND(&quot;e&quot;;[.E226])); IF(ISERR(FIND(&quot;o&quot;;[.E226]));0;FIND(&quot;o&quot;;[.E226])); IF(ISERR(FIND(&quot;u&quot;;[.E226]));0;FIND(&quot;u&quot;;[.E226]))); 0)" office:value-type="float" office:value="5" calcext:value-type="float">
            <text:p>5 </text:p>
          </table:table-cell>
          <table:table-cell office:value-type="string" office:string-value="compet" calcext:value-type="string">
            <text:p>compet</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completar</text:p>
          </table:table-cell>
          <table:table-cell table:style-name="ce2" office:value-type="float" office:value="241" calcext:value-type="float">
            <text:p>241</text:p>
          </table:table-cell>
          <table:table-cell office:value-type="float" office:value="0" calcext:value-type="float">
            <text:p>0</text:p>
          </table:table-cell>
          <table:table-cell table:style-name="ce20" table:formula="of:=IF(AND(ISBLANK([.G227]); ISBLANK([.F227])); MAX(IF(ISERR(FIND(&quot;e&quot;;[.E227]));0;FIND(&quot;e&quot;;[.E227])); IF(ISERR(FIND(&quot;o&quot;;[.E227]));0;FIND(&quot;o&quot;;[.E227])); IF(ISERR(FIND(&quot;u&quot;;[.E227]));0;FIND(&quot;u&quot;;[.E22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mplicar</text:p>
          </table:table-cell>
          <table:table-cell table:style-name="ce2" office:value-type="float" office:value="824" calcext:value-type="float">
            <text:p>824</text:p>
          </table:table-cell>
          <table:table-cell office:value-type="float" office:value="0" calcext:value-type="float">
            <text:p>0</text:p>
          </table:table-cell>
          <table:table-cell table:style-name="ce20" table:formula="of:=IF(AND(ISBLANK([.G228]); ISBLANK([.F228])); MAX(IF(ISERR(FIND(&quot;e&quot;;[.E228]));0;FIND(&quot;e&quot;;[.E228])); IF(ISERR(FIND(&quot;o&quot;;[.E228]));0;FIND(&quot;o&quot;;[.E228])); IF(ISERR(FIND(&quot;u&quot;;[.E228]));0;FIND(&quot;u&quot;;[.E22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compor</text:p>
          </table:table-cell>
          <table:table-cell table:style-name="ce2" office:value-type="float" office:value="234" calcext:value-type="float">
            <text:p>234</text:p>
          </table:table-cell>
          <table:table-cell office:value-type="float" office:value="0" calcext:value-type="float">
            <text:p>0</text:p>
          </table:table-cell>
          <table:table-cell table:style-name="ce20" table:formula="of:=IF(AND(ISBLANK([.G229]); ISBLANK([.F229])); MAX(IF(ISERR(FIND(&quot;e&quot;;[.E229]));0;FIND(&quot;e&quot;;[.E229])); IF(ISERR(FIND(&quot;o&quot;;[.E229]));0;FIND(&quot;o&quot;;[.E229])); IF(ISERR(FIND(&quot;u&quot;;[.E229]));0;FIND(&quot;u&quot;;[.E22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m</text:p>
          </table:table-cell>
          <table:table-cell table:style-name="ce2"/>
          <table:table-cell table:number-columns-repeated="1016"/>
        </table:table-row>
        <table:table-row table:style-name="ro1">
          <table:table-cell table:style-name="ce2" office:value-type="string" calcext:value-type="string">
            <text:p>comportar</text:p>
          </table:table-cell>
          <table:table-cell table:style-name="ce2" office:value-type="float" office:value="773" calcext:value-type="float">
            <text:p>773</text:p>
          </table:table-cell>
          <table:table-cell office:value-type="float" office:value="0" calcext:value-type="float">
            <text:p>0</text:p>
          </table:table-cell>
          <table:table-cell table:style-name="ce20" table:formula="of:=IF(AND(ISBLANK([.G230]); ISBLANK([.F230])); MAX(IF(ISERR(FIND(&quot;e&quot;;[.E230]));0;FIND(&quot;e&quot;;[.E230])); IF(ISERR(FIND(&quot;o&quot;;[.E230]));0;FIND(&quot;o&quot;;[.E230])); IF(ISERR(FIND(&quot;u&quot;;[.E230]));0;FIND(&quot;u&quot;;[.E230])));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m</text:p>
          </table:table-cell>
          <table:table-cell table:number-columns-repeated="1017"/>
        </table:table-row>
        <table:table-row table:style-name="ro1">
          <table:table-cell table:style-name="ce2" office:value-type="string" calcext:value-type="string">
            <text:p>comprar</text:p>
          </table:table-cell>
          <table:table-cell table:style-name="ce2" office:value-type="float" office:value="126" calcext:value-type="float">
            <text:p>126</text:p>
          </table:table-cell>
          <table:table-cell office:value-type="float" office:value="0" calcext:value-type="float">
            <text:p>0</text:p>
          </table:table-cell>
          <table:table-cell table:style-name="ce20" table:formula="of:=IF(AND(ISBLANK([.G231]); ISBLANK([.F231])); MAX(IF(ISERR(FIND(&quot;e&quot;;[.E231]));0;FIND(&quot;e&quot;;[.E231])); IF(ISERR(FIND(&quot;o&quot;;[.E231]));0;FIND(&quot;o&quot;;[.E231])); IF(ISERR(FIND(&quot;u&quot;;[.E231]));0;FIND(&quot;u&quot;;[.E23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mpreender</text:p>
          </table:table-cell>
          <table:table-cell table:style-name="ce2" office:value-type="float" office:value="117" calcext:value-type="float">
            <text:p>117</text:p>
          </table:table-cell>
          <table:table-cell office:value-type="float" office:value="0" calcext:value-type="float">
            <text:p>0</text:p>
          </table:table-cell>
          <table:table-cell table:style-name="ce20" table:formula="of:=IF(AND(ISBLANK([.G232]); ISBLANK([.F232])); MAX(IF(ISERR(FIND(&quot;e&quot;;[.E232]));0;FIND(&quot;e&quot;;[.E232])); IF(ISERR(FIND(&quot;o&quot;;[.E232]));0;FIND(&quot;o&quot;;[.E232])); IF(ISERR(FIND(&quot;u&quot;;[.E232]));0;FIND(&quot;u&quot;;[.E23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comprometer</text:p>
          </table:table-cell>
          <table:table-cell table:style-name="ce2" office:value-type="float" office:value="551" calcext:value-type="float">
            <text:p>551</text:p>
          </table:table-cell>
          <table:table-cell office:value-type="float" office:value="0" calcext:value-type="float">
            <text:p>0</text:p>
          </table:table-cell>
          <table:table-cell table:style-name="ce20" table:formula="of:=IF(AND(ISBLANK([.G233]); ISBLANK([.F233])); MAX(IF(ISERR(FIND(&quot;e&quot;;[.E233]));0;FIND(&quot;e&quot;;[.E233])); IF(ISERR(FIND(&quot;o&quot;;[.E233]));0;FIND(&quot;o&quot;;[.E233])); IF(ISERR(FIND(&quot;u&quot;;[.E233]));0;FIND(&quot;u&quot;;[.E233])));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compro</text:p>
          </table:table-cell>
          <table:table-cell table:style-name="ce2"/>
          <table:table-cell table:number-columns-repeated="1016"/>
        </table:table-row>
        <table:table-row table:style-name="ro1">
          <table:table-cell table:style-name="ce2" office:value-type="string" calcext:value-type="string">
            <text:p>comprovar</text:p>
          </table:table-cell>
          <table:table-cell table:style-name="ce2" office:value-type="float" office:value="659" calcext:value-type="float">
            <text:p>659</text:p>
          </table:table-cell>
          <table:table-cell office:value-type="float" office:value="0" calcext:value-type="float">
            <text:p>0</text:p>
          </table:table-cell>
          <table:table-cell table:style-name="ce20" table:formula="of:=IF(AND(ISBLANK([.G234]); ISBLANK([.F234])); MAX(IF(ISERR(FIND(&quot;e&quot;;[.E234]));0;FIND(&quot;e&quot;;[.E234])); IF(ISERR(FIND(&quot;o&quot;;[.E234]));0;FIND(&quot;o&quot;;[.E234])); IF(ISERR(FIND(&quot;u&quot;;[.E234]));0;FIND(&quot;u&quot;;[.E234])));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com</text:p>
          </table:table-cell>
          <table:table-cell table:style-name="ce2"/>
          <table:table-cell table:number-columns-repeated="1016"/>
        </table:table-row>
        <table:table-row table:style-name="ro1">
          <table:table-cell table:style-name="ce2" office:value-type="string" calcext:value-type="string">
            <text:p>comunicar</text:p>
          </table:table-cell>
          <table:table-cell table:style-name="ce2" office:value-type="float" office:value="444" calcext:value-type="float">
            <text:p>444</text:p>
          </table:table-cell>
          <table:table-cell office:value-type="float" office:value="0" calcext:value-type="float">
            <text:p>0</text:p>
          </table:table-cell>
          <table:table-cell table:style-name="ce20" table:formula="of:=IF(AND(ISBLANK([.G235]); ISBLANK([.F235])); MAX(IF(ISERR(FIND(&quot;e&quot;;[.E235]));0;FIND(&quot;e&quot;;[.E235])); IF(ISERR(FIND(&quot;o&quot;;[.E235]));0;FIND(&quot;o&quot;;[.E235])); IF(ISERR(FIND(&quot;u&quot;;[.E235]));0;FIND(&quot;u&quot;;[.E23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conceber</text:p>
          </table:table-cell>
          <table:table-cell table:style-name="ce2" office:value-type="float" office:value="528" calcext:value-type="float">
            <text:p>528</text:p>
          </table:table-cell>
          <table:table-cell office:value-type="float" office:value="0" calcext:value-type="float">
            <text:p>0</text:p>
          </table:table-cell>
          <table:table-cell table:style-name="ce20" table:formula="of:=IF(AND(ISBLANK([.G236]); ISBLANK([.F236])); MAX(IF(ISERR(FIND(&quot;e&quot;;[.E236]));0;FIND(&quot;e&quot;;[.E236])); IF(ISERR(FIND(&quot;o&quot;;[.E236]));0;FIND(&quot;o&quot;;[.E236])); IF(ISERR(FIND(&quot;u&quot;;[.E236]));0;FIND(&quot;u&quot;;[.E23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conceder</text:p>
          </table:table-cell>
          <table:table-cell table:style-name="ce2" office:value-type="float" office:value="303" calcext:value-type="float">
            <text:p>303</text:p>
          </table:table-cell>
          <table:table-cell office:value-type="float" office:value="0" calcext:value-type="float">
            <text:p>0</text:p>
          </table:table-cell>
          <table:table-cell table:style-name="ce20" table:formula="of:=IF(AND(ISBLANK([.G237]); ISBLANK([.F237])); MAX(IF(ISERR(FIND(&quot;e&quot;;[.E237]));0;FIND(&quot;e&quot;;[.E237])); IF(ISERR(FIND(&quot;o&quot;;[.E237]));0;FIND(&quot;o&quot;;[.E237])); IF(ISERR(FIND(&quot;u&quot;;[.E237]));0;FIND(&quot;u&quot;;[.E237])));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centrar</text:p>
          </table:table-cell>
          <table:table-cell table:style-name="ce2" office:value-type="float" office:value="408" calcext:value-type="float">
            <text:p>408</text:p>
          </table:table-cell>
          <table:table-cell office:value-type="float" office:value="0" calcext:value-type="float">
            <text:p>0</text:p>
          </table:table-cell>
          <table:table-cell table:style-name="ce20" table:formula="of:=IF(AND(ISBLANK([.G238]); ISBLANK([.F238])); MAX(IF(ISERR(FIND(&quot;e&quot;;[.E238]));0;FIND(&quot;e&quot;;[.E238])); IF(ISERR(FIND(&quot;o&quot;;[.E238]));0;FIND(&quot;o&quot;;[.E238])); IF(ISERR(FIND(&quot;u&quot;;[.E238]));0;FIND(&quot;u&quot;;[.E23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cluir</text:p>
          </table:table-cell>
          <table:table-cell table:style-name="ce2" office:value-type="float" office:value="175" calcext:value-type="float">
            <text:p>175</text:p>
          </table:table-cell>
          <table:table-cell office:value-type="float" office:value="0" calcext:value-type="float">
            <text:p>0</text:p>
          </table:table-cell>
          <table:table-cell table:style-name="ce20" table:formula="of:=IF(AND(ISBLANK([.G239]); ISBLANK([.F239])); MAX(IF(ISERR(FIND(&quot;e&quot;;[.E239]));0;FIND(&quot;e&quot;;[.E239])); IF(ISERR(FIND(&quot;o&quot;;[.E239]));0;FIND(&quot;o&quot;;[.E239])); IF(ISERR(FIND(&quot;u&quot;;[.E239]));0;FIND(&quot;u&quot;;[.E239]))); 0)" office:value-type="float" office:value="0" calcext:value-type="float">
            <text:p><text:s/></text:p>
          </table:table-cell>
          <table:table-cell office:value-type="string" office:string-value="conclu" calcext:value-type="string">
            <text:p>conclu</text:p>
          </table:table-cell>
          <table:table-cell table:style-name="ce25" office:value-type="string" calcext:value-type="string">
            <text:p>YES</text:p>
          </table:table-cell>
          <table:table-cell table:style-name="ce30"/>
          <table:table-cell table:style-name="ce2" office:value-type="string" calcext:value-type="string">
            <text:p>uir</text:p>
          </table:table-cell>
          <table:table-cell table:number-columns-repeated="1016"/>
        </table:table-row>
        <table:table-row table:style-name="ro1">
          <table:table-cell table:style-name="ce2" office:value-type="string" calcext:value-type="string">
            <text:p>concordar</text:p>
          </table:table-cell>
          <table:table-cell table:style-name="ce2" office:value-type="float" office:value="323" calcext:value-type="float">
            <text:p>323</text:p>
          </table:table-cell>
          <table:table-cell office:value-type="float" office:value="0" calcext:value-type="float">
            <text:p>0</text:p>
          </table:table-cell>
          <table:table-cell table:style-name="ce20" table:formula="of:=IF(AND(ISBLANK([.G240]); ISBLANK([.F240])); MAX(IF(ISERR(FIND(&quot;e&quot;;[.E240]));0;FIND(&quot;e&quot;;[.E240])); IF(ISERR(FIND(&quot;o&quot;;[.E240]));0;FIND(&quot;o&quot;;[.E240])); IF(ISERR(FIND(&quot;u&quot;;[.E240]));0;FIND(&quot;u&quot;;[.E24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correr</text:p>
          </table:table-cell>
          <table:table-cell table:style-name="ce2" office:value-type="float" office:value="572" calcext:value-type="float">
            <text:p>572</text:p>
          </table:table-cell>
          <table:table-cell office:value-type="float" office:value="0" calcext:value-type="float">
            <text:p>0</text:p>
          </table:table-cell>
          <table:table-cell table:style-name="ce20" table:formula="of:=IF(AND(ISBLANK([.G241]); ISBLANK([.F241])); MAX(IF(ISERR(FIND(&quot;e&quot;;[.E241]));0;FIND(&quot;e&quot;;[.E241])); IF(ISERR(FIND(&quot;o&quot;;[.E241]));0;FIND(&quot;o&quot;;[.E241])); IF(ISERR(FIND(&quot;u&quot;;[.E241]));0;FIND(&quot;u&quot;;[.E241])));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cretizar</text:p>
          </table:table-cell>
          <table:table-cell table:style-name="ce2" office:value-type="float" office:value="660" calcext:value-type="float">
            <text:p>660</text:p>
          </table:table-cell>
          <table:table-cell office:value-type="float" office:value="0" calcext:value-type="float">
            <text:p>0</text:p>
          </table:table-cell>
          <table:table-cell table:style-name="ce20" table:formula="of:=IF(AND(ISBLANK([.G242]); ISBLANK([.F242])); MAX(IF(ISERR(FIND(&quot;e&quot;;[.E242]));0;FIND(&quot;e&quot;;[.E242])); IF(ISERR(FIND(&quot;o&quot;;[.E242]));0;FIND(&quot;o&quot;;[.E242])); IF(ISERR(FIND(&quot;u&quot;;[.E242]));0;FIND(&quot;u&quot;;[.E24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denar</text:p>
          </table:table-cell>
          <table:table-cell table:style-name="ce2" office:value-type="float" office:value="455" calcext:value-type="float">
            <text:p>455</text:p>
          </table:table-cell>
          <table:table-cell office:value-type="float" office:value="0" calcext:value-type="float">
            <text:p>0</text:p>
          </table:table-cell>
          <table:table-cell table:style-name="ce20" table:formula="of:=IF(AND(ISBLANK([.G243]); ISBLANK([.F243])); MAX(IF(ISERR(FIND(&quot;e&quot;;[.E243]));0;FIND(&quot;e&quot;;[.E243])); IF(ISERR(FIND(&quot;o&quot;;[.E243]));0;FIND(&quot;o&quot;;[.E243])); IF(ISERR(FIND(&quot;u&quot;;[.E243]));0;FIND(&quot;u&quot;;[.E24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duzir</text:p>
          </table:table-cell>
          <table:table-cell table:style-name="ce2" office:value-type="float" office:value="235" calcext:value-type="float">
            <text:p>235</text:p>
          </table:table-cell>
          <table:table-cell office:value-type="float" office:value="0" calcext:value-type="float">
            <text:p>0</text:p>
          </table:table-cell>
          <table:table-cell table:style-name="ce20" table:formula="of:=IF(AND(ISBLANK([.G244]); ISBLANK([.F244])); MAX(IF(ISERR(FIND(&quot;e&quot;;[.E244]));0;FIND(&quot;e&quot;;[.E244])); IF(ISERR(FIND(&quot;o&quot;;[.E244]));0;FIND(&quot;o&quot;;[.E244])); IF(ISERR(FIND(&quot;u&quot;;[.E244]));0;FIND(&quot;u&quot;;[.E244]))); 0)" office:value-type="float" office:value="5" calcext:value-type="float">
            <text:p>5 </text:p>
          </table:table-cell>
          <table:table-cell office:value-type="string" office:string-value="conduz" calcext:value-type="string">
            <text:p>conduz</text:p>
          </table:table-cell>
          <table:table-cell table:style-name="ce26"/>
          <table:table-cell table:style-name="ce30"/>
          <table:table-cell table:style-name="ce2" office:value-type="string" calcext:value-type="string">
            <text:p>zir</text:p>
          </table:table-cell>
          <table:table-cell table:number-columns-repeated="1016"/>
        </table:table-row>
        <table:table-row table:style-name="ro1">
          <table:table-cell table:style-name="ce2" office:value-type="string" calcext:value-type="string">
            <text:p>conferir</text:p>
          </table:table-cell>
          <table:table-cell table:style-name="ce2" office:value-type="float" office:value="487" calcext:value-type="float">
            <text:p>487</text:p>
          </table:table-cell>
          <table:table-cell office:value-type="float" office:value="0" calcext:value-type="float">
            <text:p>0</text:p>
          </table:table-cell>
          <table:table-cell table:style-name="ce20" table:formula="of:=IF(AND(ISBLANK([.G245]); ISBLANK([.F245])); MAX(IF(ISERR(FIND(&quot;e&quot;;[.E245]));0;FIND(&quot;e&quot;;[.E245])); IF(ISERR(FIND(&quot;o&quot;;[.E245]));0;FIND(&quot;o&quot;;[.E245])); IF(ISERR(FIND(&quot;u&quot;;[.E245]));0;FIND(&quot;u&quot;;[.E245]))); 0)" office:value-type="float" office:value="0" calcext:value-type="float">
            <text:p><text:s/></text:p>
          </table:table-cell>
          <table:table-cell office:value-type="string" office:string-value="confer" calcext:value-type="string">
            <text:p>confer</text:p>
          </table:table-cell>
          <table:table-cell table:style-name="ce26"/>
          <table:table-cell table:style-name="ce29"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fessar</text:p>
          </table:table-cell>
          <table:table-cell table:style-name="ce2" office:value-type="float" office:value="458" calcext:value-type="float">
            <text:p>458</text:p>
          </table:table-cell>
          <table:table-cell office:value-type="float" office:value="0" calcext:value-type="float">
            <text:p>0</text:p>
          </table:table-cell>
          <table:table-cell table:style-name="ce20" table:formula="of:=IF(AND(ISBLANK([.G246]); ISBLANK([.F246])); MAX(IF(ISERR(FIND(&quot;e&quot;;[.E246]));0;FIND(&quot;e&quot;;[.E246])); IF(ISERR(FIND(&quot;o&quot;;[.E246]));0;FIND(&quot;o&quot;;[.E246])); IF(ISERR(FIND(&quot;u&quot;;[.E246]));0;FIND(&quot;u&quot;;[.E24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fiar</text:p>
          </table:table-cell>
          <table:table-cell table:style-name="ce2" office:value-type="float" office:value="523" calcext:value-type="float">
            <text:p>523</text:p>
          </table:table-cell>
          <table:table-cell office:value-type="float" office:value="0" calcext:value-type="float">
            <text:p>0</text:p>
          </table:table-cell>
          <table:table-cell table:style-name="ce20" table:formula="of:=IF(AND(ISBLANK([.G247]); ISBLANK([.F247])); MAX(IF(ISERR(FIND(&quot;e&quot;;[.E247]));0;FIND(&quot;e&quot;;[.E247])); IF(ISERR(FIND(&quot;o&quot;;[.E247]));0;FIND(&quot;o&quot;;[.E247])); IF(ISERR(FIND(&quot;u&quot;;[.E247]));0;FIND(&quot;u&quot;;[.E247])));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firmar</text:p>
          </table:table-cell>
          <table:table-cell table:style-name="ce2" office:value-type="float" office:value="240" calcext:value-type="float">
            <text:p>240</text:p>
          </table:table-cell>
          <table:table-cell office:value-type="float" office:value="0" calcext:value-type="float">
            <text:p>0</text:p>
          </table:table-cell>
          <table:table-cell table:style-name="ce20" table:formula="of:=IF(AND(ISBLANK([.G248]); ISBLANK([.F248])); MAX(IF(ISERR(FIND(&quot;e&quot;;[.E248]));0;FIND(&quot;e&quot;;[.E248])); IF(ISERR(FIND(&quot;o&quot;;[.E248]));0;FIND(&quot;o&quot;;[.E248])); IF(ISERR(FIND(&quot;u&quot;;[.E248]));0;FIND(&quot;u&quot;;[.E24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formar</text:p>
          </table:table-cell>
          <table:table-cell table:style-name="ce2" office:value-type="float" office:value="993" calcext:value-type="float">
            <text:p>993</text:p>
          </table:table-cell>
          <table:table-cell office:value-type="float" office:value="0" calcext:value-type="float">
            <text:p>0</text:p>
          </table:table-cell>
          <table:table-cell table:style-name="ce20" table:formula="of:=IF(AND(ISBLANK([.G249]); ISBLANK([.F249])); MAX(IF(ISERR(FIND(&quot;e&quot;;[.E249]));0;FIND(&quot;e&quot;;[.E249])); IF(ISERR(FIND(&quot;o&quot;;[.E249]));0;FIND(&quot;o&quot;;[.E249])); IF(ISERR(FIND(&quot;u&quot;;[.E249]));0;FIND(&quot;u&quot;;[.E249])));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fundir</text:p>
          </table:table-cell>
          <table:table-cell table:style-name="ce2" office:value-type="float" office:value="532" calcext:value-type="float">
            <text:p>532</text:p>
          </table:table-cell>
          <table:table-cell office:value-type="float" office:value="0" calcext:value-type="float">
            <text:p>0</text:p>
          </table:table-cell>
          <table:table-cell table:style-name="ce20" table:formula="of:=IF(AND(ISBLANK([.G250]); ISBLANK([.F250])); MAX(IF(ISERR(FIND(&quot;e&quot;;[.E250]));0;FIND(&quot;e&quot;;[.E250])); IF(ISERR(FIND(&quot;o&quot;;[.E250]));0;FIND(&quot;o&quot;;[.E250])); IF(ISERR(FIND(&quot;u&quot;;[.E250]));0;FIND(&quot;u&quot;;[.E250]))); 0)" office:value-type="float" office:value="0" calcext:value-type="float">
            <text:p><text:s/></text:p>
          </table:table-cell>
          <table:table-cell office:value-type="string" office:string-value="confund" calcext:value-type="string">
            <text:p>confund</text:p>
          </table:table-cell>
          <table:table-cell table:style-name="ce26"/>
          <table:table-cell table:style-name="ce29" office:value-type="string" calcext:value-type="string">
            <text:p>con</text:p>
          </table:table-cell>
          <table:table-cell table:style-name="ce2"/>
          <table:table-cell/>
          <table:table-cell table:style-name="ce2" office:value-type="string" calcext:value-type="string">
            <text:p>confuso</text:p>
          </table:table-cell>
          <table:table-cell table:number-columns-repeated="1014"/>
        </table:table-row>
        <table:table-row table:style-name="ro1">
          <table:table-cell table:style-name="ce2" office:value-type="string" calcext:value-type="string">
            <text:p>conhecer</text:p>
          </table:table-cell>
          <table:table-cell table:style-name="ce2" office:value-type="float" office:value="37" calcext:value-type="float">
            <text:p>37</text:p>
          </table:table-cell>
          <table:table-cell office:value-type="float" office:value="0" calcext:value-type="float">
            <text:p>0</text:p>
          </table:table-cell>
          <table:table-cell table:style-name="ce20" table:formula="of:=IF(AND(ISBLANK([.G251]); ISBLANK([.F251])); MAX(IF(ISERR(FIND(&quot;e&quot;;[.E251]));0;FIND(&quot;e&quot;;[.E251])); IF(ISERR(FIND(&quot;o&quot;;[.E251]));0;FIND(&quot;o&quot;;[.E251])); IF(ISERR(FIND(&quot;u&quot;;[.E251]));0;FIND(&quot;u&quot;;[.E25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conquistar</text:p>
          </table:table-cell>
          <table:table-cell table:style-name="ce2" office:value-type="float" office:value="267" calcext:value-type="float">
            <text:p>267</text:p>
          </table:table-cell>
          <table:table-cell office:value-type="float" office:value="0" calcext:value-type="float">
            <text:p>0</text:p>
          </table:table-cell>
          <table:table-cell table:style-name="ce20" table:formula="of:=IF(AND(ISBLANK([.G252]); ISBLANK([.F252])); MAX(IF(ISERR(FIND(&quot;e&quot;;[.E252]));0;FIND(&quot;e&quot;;[.E252])); IF(ISERR(FIND(&quot;o&quot;;[.E252]));0;FIND(&quot;o&quot;;[.E252])); IF(ISERR(FIND(&quot;u&quot;;[.E252]));0;FIND(&quot;u&quot;;[.E25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sagrar</text:p>
          </table:table-cell>
          <table:table-cell table:style-name="ce2" office:value-type="float" office:value="967" calcext:value-type="float">
            <text:p>967</text:p>
          </table:table-cell>
          <table:table-cell office:value-type="float" office:value="0" calcext:value-type="float">
            <text:p>0</text:p>
          </table:table-cell>
          <table:table-cell table:style-name="ce20" table:formula="of:=IF(AND(ISBLANK([.G253]); ISBLANK([.F253])); MAX(IF(ISERR(FIND(&quot;e&quot;;[.E253]));0;FIND(&quot;e&quot;;[.E253])); IF(ISERR(FIND(&quot;o&quot;;[.E253]));0;FIND(&quot;o&quot;;[.E253])); IF(ISERR(FIND(&quot;u&quot;;[.E253]));0;FIND(&quot;u&quot;;[.E25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seguir</text:p>
          </table:table-cell>
          <table:table-cell table:style-name="ce2" office:value-type="float" office:value="31" calcext:value-type="float">
            <text:p>31</text:p>
          </table:table-cell>
          <table:table-cell office:value-type="float" office:value="0" calcext:value-type="float">
            <text:p>0</text:p>
          </table:table-cell>
          <table:table-cell table:style-name="ce20" table:formula="of:=IF(AND(ISBLANK([.G254]); ISBLANK([.F254])); MAX(IF(ISERR(FIND(&quot;e&quot;;[.E254]));0;FIND(&quot;e&quot;;[.E254])); IF(ISERR(FIND(&quot;o&quot;;[.E254]));0;FIND(&quot;o&quot;;[.E254])); IF(ISERR(FIND(&quot;u&quot;;[.E254]));0;FIND(&quot;u&quot;;[.E254]))); 0)" office:value-type="float" office:value="0" calcext:value-type="float">
            <text:p><text:s/></text:p>
          </table:table-cell>
          <table:table-cell office:value-type="string" office:string-value="consegu" calcext:value-type="string">
            <text:p>consegu</text:p>
          </table:table-cell>
          <table:table-cell table:style-name="ce26"/>
          <table:table-cell table:style-name="ce29"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sentir</text:p>
          </table:table-cell>
          <table:table-cell table:style-name="ce2" office:value-type="float" office:value="922" calcext:value-type="float">
            <text:p>922</text:p>
          </table:table-cell>
          <table:table-cell office:value-type="float" office:value="0" calcext:value-type="float">
            <text:p>0</text:p>
          </table:table-cell>
          <table:table-cell table:style-name="ce20" table:formula="of:=IF(AND(ISBLANK([.G255]); ISBLANK([.F255])); MAX(IF(ISERR(FIND(&quot;e&quot;;[.E255]));0;FIND(&quot;e&quot;;[.E255])); IF(ISERR(FIND(&quot;o&quot;;[.E255]));0;FIND(&quot;o&quot;;[.E255])); IF(ISERR(FIND(&quot;u&quot;;[.E255]));0;FIND(&quot;u&quot;;[.E255]))); 0)" office:value-type="float" office:value="0" calcext:value-type="float">
            <text:p><text:s/></text:p>
          </table:table-cell>
          <table:table-cell office:value-type="string" office:string-value="consent" calcext:value-type="string">
            <text:p>consent</text:p>
          </table:table-cell>
          <table:table-cell table:style-name="ce26"/>
          <table:table-cell table:style-name="ce29"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servar</text:p>
          </table:table-cell>
          <table:table-cell table:style-name="ce2" office:value-type="float" office:value="478" calcext:value-type="float">
            <text:p>478</text:p>
          </table:table-cell>
          <table:table-cell office:value-type="float" office:value="0" calcext:value-type="float">
            <text:p>0</text:p>
          </table:table-cell>
          <table:table-cell table:style-name="ce20" table:formula="of:=IF(AND(ISBLANK([.G256]); ISBLANK([.F256])); MAX(IF(ISERR(FIND(&quot;e&quot;;[.E256]));0;FIND(&quot;e&quot;;[.E256])); IF(ISERR(FIND(&quot;o&quot;;[.E256]));0;FIND(&quot;o&quot;;[.E256])); IF(ISERR(FIND(&quot;u&quot;;[.E256]));0;FIND(&quot;u&quot;;[.E25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siderar</text:p>
          </table:table-cell>
          <table:table-cell table:style-name="ce2" office:value-type="float" office:value="38" calcext:value-type="float">
            <text:p>38</text:p>
          </table:table-cell>
          <table:table-cell office:value-type="float" office:value="0" calcext:value-type="float">
            <text:p>0</text:p>
          </table:table-cell>
          <table:table-cell table:style-name="ce20" table:formula="of:=IF(AND(ISBLANK([.G257]); ISBLANK([.F257])); MAX(IF(ISERR(FIND(&quot;e&quot;;[.E257]));0;FIND(&quot;e&quot;;[.E257])); IF(ISERR(FIND(&quot;o&quot;;[.E257]));0;FIND(&quot;o&quot;;[.E257])); IF(ISERR(FIND(&quot;u&quot;;[.E257]));0;FIND(&quot;u&quot;;[.E25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sistir</text:p>
          </table:table-cell>
          <table:table-cell table:style-name="ce2" office:value-type="float" office:value="236" calcext:value-type="float">
            <text:p>236</text:p>
          </table:table-cell>
          <table:table-cell office:value-type="float" office:value="0" calcext:value-type="float">
            <text:p>0</text:p>
          </table:table-cell>
          <table:table-cell table:style-name="ce20" table:formula="of:=IF(AND(ISBLANK([.G258]); ISBLANK([.F258])); MAX(IF(ISERR(FIND(&quot;e&quot;;[.E258]));0;FIND(&quot;e&quot;;[.E258])); IF(ISERR(FIND(&quot;o&quot;;[.E258]));0;FIND(&quot;o&quot;;[.E258])); IF(ISERR(FIND(&quot;u&quot;;[.E258]));0;FIND(&quot;u&quot;;[.E258]))); 0)" office:value-type="float" office:value="0" calcext:value-type="float">
            <text:p><text:s/></text:p>
          </table:table-cell>
          <table:table-cell office:value-type="string" office:string-value="consist" calcext:value-type="string">
            <text:p>consist</text:p>
          </table:table-cell>
          <table:table-cell table:style-name="ce27" office:value-type="string" calcext:value-type="string">
            <text:p>YES</text:p>
          </table:table-cell>
          <table:table-cell table:style-name="ce29"/>
          <table:table-cell table:style-name="ce15" office:value-type="string" calcext:value-type="string">
            <text:p>ir</text:p>
          </table:table-cell>
          <table:table-cell table:style-name="ce15" table:number-columns-repeated="2"/>
          <table:table-cell/>
          <table:table-cell table:style-name="ce15" office:value-type="string" calcext:value-type="string">
            <text:p>Does not follow stem-replace rules</text:p>
          </table:table-cell>
          <table:table-cell table:number-columns-repeated="1012"/>
        </table:table-row>
        <table:table-row table:style-name="ro1">
          <table:table-cell table:style-name="ce2" office:value-type="string" calcext:value-type="string">
            <text:p>consolidar</text:p>
          </table:table-cell>
          <table:table-cell table:style-name="ce2" office:value-type="float" office:value="725" calcext:value-type="float">
            <text:p>725</text:p>
          </table:table-cell>
          <table:table-cell office:value-type="float" office:value="0" calcext:value-type="float">
            <text:p>0</text:p>
          </table:table-cell>
          <table:table-cell table:style-name="ce20" table:formula="of:=IF(AND(ISBLANK([.G259]); ISBLANK([.F259])); MAX(IF(ISERR(FIND(&quot;e&quot;;[.E259]));0;FIND(&quot;e&quot;;[.E259])); IF(ISERR(FIND(&quot;o&quot;;[.E259]));0;FIND(&quot;o&quot;;[.E259])); IF(ISERR(FIND(&quot;u&quot;;[.E259]));0;FIND(&quot;u&quot;;[.E25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star</text:p>
          </table:table-cell>
          <table:table-cell table:style-name="ce2" office:value-type="float" office:value="460" calcext:value-type="float">
            <text:p>460</text:p>
          </table:table-cell>
          <table:table-cell office:value-type="float" office:value="0" calcext:value-type="float">
            <text:p>0</text:p>
          </table:table-cell>
          <table:table-cell table:style-name="ce20" table:formula="of:=IF(AND(ISBLANK([.G260]); ISBLANK([.F260])); MAX(IF(ISERR(FIND(&quot;e&quot;;[.E260]));0;FIND(&quot;e&quot;;[.E260])); IF(ISERR(FIND(&quot;o&quot;;[.E260]));0;FIND(&quot;o&quot;;[.E260])); IF(ISERR(FIND(&quot;u&quot;;[.E260]));0;FIND(&quot;u&quot;;[.E26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statar</text:p>
          </table:table-cell>
          <table:table-cell table:style-name="ce2" office:value-type="float" office:value="618" calcext:value-type="float">
            <text:p>618</text:p>
          </table:table-cell>
          <table:table-cell office:value-type="float" office:value="0" calcext:value-type="float">
            <text:p>0</text:p>
          </table:table-cell>
          <table:table-cell table:style-name="ce20" table:formula="of:=IF(AND(ISBLANK([.G261]); ISBLANK([.F261])); MAX(IF(ISERR(FIND(&quot;e&quot;;[.E261]));0;FIND(&quot;e&quot;;[.E261])); IF(ISERR(FIND(&quot;o&quot;;[.E261]));0;FIND(&quot;o&quot;;[.E261])); IF(ISERR(FIND(&quot;u&quot;;[.E261]));0;FIND(&quot;u&quot;;[.E26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stituir</text:p>
          </table:table-cell>
          <table:table-cell table:style-name="ce2" office:value-type="float" office:value="86" calcext:value-type="float">
            <text:p>86</text:p>
          </table:table-cell>
          <table:table-cell office:value-type="float" office:value="0" calcext:value-type="float">
            <text:p>0</text:p>
          </table:table-cell>
          <table:table-cell table:style-name="ce20" table:formula="of:=IF(AND(ISBLANK([.G262]); ISBLANK([.F262])); MAX(IF(ISERR(FIND(&quot;e&quot;;[.E262]));0;FIND(&quot;e&quot;;[.E262])); IF(ISERR(FIND(&quot;o&quot;;[.E262]));0;FIND(&quot;o&quot;;[.E262])); IF(ISERR(FIND(&quot;u&quot;;[.E262]));0;FIND(&quot;u&quot;;[.E262]))); 0)" office:value-type="float" office:value="0" calcext:value-type="float">
            <text:p><text:s/></text:p>
          </table:table-cell>
          <table:table-cell office:value-type="string" office:string-value="constitu" calcext:value-type="string">
            <text:p>constitu</text:p>
          </table:table-cell>
          <table:table-cell table:style-name="ce25" office:value-type="string" calcext:value-type="string">
            <text:p>YES</text:p>
          </table:table-cell>
          <table:table-cell table:style-name="ce30"/>
          <table:table-cell table:style-name="ce2" office:value-type="string" calcext:value-type="string">
            <text:p>uir</text:p>
          </table:table-cell>
          <table:table-cell table:number-columns-repeated="1016"/>
        </table:table-row>
        <table:table-row table:style-name="ro1">
          <table:table-cell table:style-name="ce2" office:value-type="string" calcext:value-type="string">
            <text:p>construir</text:p>
          </table:table-cell>
          <table:table-cell table:style-name="ce2" office:value-type="float" office:value="132" calcext:value-type="float">
            <text:p>132</text:p>
          </table:table-cell>
          <table:table-cell office:value-type="float" office:value="0" calcext:value-type="float">
            <text:p>0</text:p>
          </table:table-cell>
          <table:table-cell table:style-name="ce20" table:formula="of:=IF(AND(ISBLANK([.G263]); ISBLANK([.F263])); MAX(IF(ISERR(FIND(&quot;e&quot;;[.E263]));0;FIND(&quot;e&quot;;[.E263])); IF(ISERR(FIND(&quot;o&quot;;[.E263]));0;FIND(&quot;o&quot;;[.E263])); IF(ISERR(FIND(&quot;u&quot;;[.E263]));0;FIND(&quot;u&quot;;[.E263]))); 0)" office:value-type="float" office:value="0" calcext:value-type="float">
            <text:p><text:s/></text:p>
          </table:table-cell>
          <table:table-cell office:value-type="string" office:string-value="constru" calcext:value-type="string">
            <text:p>constru</text:p>
          </table:table-cell>
          <table:table-cell table:style-name="ce27" office:value-type="string" calcext:value-type="string">
            <text:p>YES</text:p>
          </table:table-cell>
          <table:table-cell table:style-name="ce29"/>
          <table:table-cell table:style-name="ce2" office:value-type="string" calcext:value-type="string">
            <text:p>struir</text:p>
          </table:table-cell>
          <table:table-cell table:style-name="ce2" table:number-columns-repeated="2"/>
          <table:table-cell/>
          <table:table-cell table:style-name="ce2" office:value-type="string" calcext:value-type="string">
            <text:p>not IR-stem rules; various PT/BR differences; conjrules has PT version</text:p>
          </table:table-cell>
          <table:table-cell table:number-columns-repeated="1012"/>
        </table:table-row>
        <table:table-row table:style-name="ro1">
          <table:table-cell table:style-name="ce2" office:value-type="string" calcext:value-type="string">
            <text:p>consultar</text:p>
          </table:table-cell>
          <table:table-cell table:style-name="ce2" office:value-type="float" office:value="648" calcext:value-type="float">
            <text:p>648</text:p>
          </table:table-cell>
          <table:table-cell office:value-type="float" office:value="0" calcext:value-type="float">
            <text:p>0</text:p>
          </table:table-cell>
          <table:table-cell table:style-name="ce20" table:formula="of:=IF(AND(ISBLANK([.G264]); ISBLANK([.F264])); MAX(IF(ISERR(FIND(&quot;e&quot;;[.E264]));0;FIND(&quot;e&quot;;[.E264])); IF(ISERR(FIND(&quot;o&quot;;[.E264]));0;FIND(&quot;o&quot;;[.E264])); IF(ISERR(FIND(&quot;u&quot;;[.E264]));0;FIND(&quot;u&quot;;[.E26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sumir</text:p>
          </table:table-cell>
          <table:table-cell table:style-name="ce2" office:value-type="float" office:value="518" calcext:value-type="float">
            <text:p>518</text:p>
          </table:table-cell>
          <table:table-cell office:value-type="float" office:value="0" calcext:value-type="float">
            <text:p>0</text:p>
          </table:table-cell>
          <table:table-cell table:style-name="ce20" table:formula="of:=IF(AND(ISBLANK([.G265]); ISBLANK([.F265])); MAX(IF(ISERR(FIND(&quot;e&quot;;[.E265]));0;FIND(&quot;e&quot;;[.E265])); IF(ISERR(FIND(&quot;o&quot;;[.E265]));0;FIND(&quot;o&quot;;[.E265])); IF(ISERR(FIND(&quot;u&quot;;[.E265]));0;FIND(&quot;u&quot;;[.E265]))); 0)" office:value-type="float" office:value="0" calcext:value-type="float">
            <text:p><text:s/></text:p>
          </table:table-cell>
          <table:table-cell office:value-type="string" office:string-value="consum" calcext:value-type="string">
            <text:p>consum</text:p>
          </table:table-cell>
          <table:table-cell table:style-name="ce26"/>
          <table:table-cell table:style-name="ce29"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tactar</text:p>
          </table:table-cell>
          <table:table-cell table:style-name="ce2" office:value-type="float" office:value="829" calcext:value-type="float">
            <text:p>829</text:p>
          </table:table-cell>
          <table:table-cell office:value-type="float" office:value="0" calcext:value-type="float">
            <text:p>0</text:p>
          </table:table-cell>
          <table:table-cell table:style-name="ce20" table:formula="of:=IF(AND(ISBLANK([.G266]); ISBLANK([.F266])); MAX(IF(ISERR(FIND(&quot;e&quot;;[.E266]));0;FIND(&quot;e&quot;;[.E266])); IF(ISERR(FIND(&quot;o&quot;;[.E266]));0;FIND(&quot;o&quot;;[.E266])); IF(ISERR(FIND(&quot;u&quot;;[.E266]));0;FIND(&quot;u&quot;;[.E26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tar</text:p>
          </table:table-cell>
          <table:table-cell table:style-name="ce2" office:value-type="float" office:value="52" calcext:value-type="float">
            <text:p>52</text:p>
          </table:table-cell>
          <table:table-cell office:value-type="float" office:value="0" calcext:value-type="float">
            <text:p>0</text:p>
          </table:table-cell>
          <table:table-cell table:style-name="ce20" table:formula="of:=IF(AND(ISBLANK([.G267]); ISBLANK([.F267])); MAX(IF(ISERR(FIND(&quot;e&quot;;[.E267]));0;FIND(&quot;e&quot;;[.E267])); IF(ISERR(FIND(&quot;o&quot;;[.E267]));0;FIND(&quot;o&quot;;[.E267])); IF(ISERR(FIND(&quot;u&quot;;[.E267]));0;FIND(&quot;u&quot;;[.E26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templar</text:p>
          </table:table-cell>
          <table:table-cell table:style-name="ce2" office:value-type="float" office:value="488" calcext:value-type="float">
            <text:p>488</text:p>
          </table:table-cell>
          <table:table-cell office:value-type="float" office:value="0" calcext:value-type="float">
            <text:p>0</text:p>
          </table:table-cell>
          <table:table-cell table:style-name="ce20" table:formula="of:=IF(AND(ISBLANK([.G268]); ISBLANK([.F268])); MAX(IF(ISERR(FIND(&quot;e&quot;;[.E268]));0;FIND(&quot;e&quot;;[.E268])); IF(ISERR(FIND(&quot;o&quot;;[.E268]));0;FIND(&quot;o&quot;;[.E268])); IF(ISERR(FIND(&quot;u&quot;;[.E268]));0;FIND(&quot;u&quot;;[.E26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ter</text:p>
          </table:table-cell>
          <table:table-cell table:style-name="ce2" office:value-type="float" office:value="151" calcext:value-type="float">
            <text:p>151</text:p>
          </table:table-cell>
          <table:table-cell office:value-type="float" office:value="0" calcext:value-type="float">
            <text:p>0</text:p>
          </table:table-cell>
          <table:table-cell table:style-name="ce20" table:formula="of:=IF(AND(ISBLANK([.G269]); ISBLANK([.F269])); MAX(IF(ISERR(FIND(&quot;e&quot;;[.E269]));0;FIND(&quot;e&quot;;[.E269])); IF(ISERR(FIND(&quot;o&quot;;[.E269]));0;FIND(&quot;o&quot;;[.E269])); IF(ISERR(FIND(&quot;u&quot;;[.E269]));0;FIND(&quot;u&quot;;[.E26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testar</text:p>
          </table:table-cell>
          <table:table-cell table:style-name="ce2" office:value-type="float" office:value="717" calcext:value-type="float">
            <text:p>717</text:p>
          </table:table-cell>
          <table:table-cell office:value-type="float" office:value="0" calcext:value-type="float">
            <text:p>0</text:p>
          </table:table-cell>
          <table:table-cell table:style-name="ce20" table:formula="of:=IF(AND(ISBLANK([.G270]); ISBLANK([.F270])); MAX(IF(ISERR(FIND(&quot;e&quot;;[.E270]));0;FIND(&quot;e&quot;;[.E270])); IF(ISERR(FIND(&quot;o&quot;;[.E270]));0;FIND(&quot;o&quot;;[.E270])); IF(ISERR(FIND(&quot;u&quot;;[.E270]));0;FIND(&quot;u&quot;;[.E270]))); 0)" office:value-type="float" office:value="0" calcext:value-type="float">
            <text:p><text:s/></text:p>
          </table:table-cell>
          <table:table-cell office:value-type="float" office:value="0" calcext:value-type="float">
            <text:p>0</text:p>
          </table:table-cell>
          <table:table-cell table:style-name="ce26"/>
          <table:table-cell table:style-name="ce32"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tinuar</text:p>
          </table:table-cell>
          <table:table-cell table:style-name="ce2" office:value-type="float" office:value="40" calcext:value-type="float">
            <text:p>40</text:p>
          </table:table-cell>
          <table:table-cell office:value-type="float" office:value="0" calcext:value-type="float">
            <text:p>0</text:p>
          </table:table-cell>
          <table:table-cell table:style-name="ce20" table:formula="of:=IF(AND(ISBLANK([.G271]); ISBLANK([.F271])); MAX(IF(ISERR(FIND(&quot;e&quot;;[.E271]));0;FIND(&quot;e&quot;;[.E271])); IF(ISERR(FIND(&quot;o&quot;;[.E271]));0;FIND(&quot;o&quot;;[.E271])); IF(ISERR(FIND(&quot;u&quot;;[.E271]));0;FIND(&quot;u&quot;;[.E27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trair</text:p>
          </table:table-cell>
          <table:table-cell table:style-name="ce2" office:value-type="float" office:value="762" calcext:value-type="float">
            <text:p>762</text:p>
          </table:table-cell>
          <table:table-cell office:value-type="float" office:value="0" calcext:value-type="float">
            <text:p>0</text:p>
          </table:table-cell>
          <table:table-cell table:style-name="ce20" table:formula="of:=IF(AND(ISBLANK([.G272]); ISBLANK([.F272])); MAX(IF(ISERR(FIND(&quot;e&quot;;[.E272]));0;FIND(&quot;e&quot;;[.E272])); IF(ISERR(FIND(&quot;o&quot;;[.E272]));0;FIND(&quot;o&quot;;[.E272])); IF(ISERR(FIND(&quot;u&quot;;[.E272]));0;FIND(&quot;u&quot;;[.E272]))); 0)" office:value-type="float" office:value="0" calcext:value-type="float">
            <text:p><text:s/></text:p>
          </table:table-cell>
          <table:table-cell office:value-type="string" office:string-value="contra" calcext:value-type="string">
            <text:p>contra</text:p>
          </table:table-cell>
          <table:table-cell table:style-name="ce26"/>
          <table:table-cell table:style-name="ce29"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trariar</text:p>
          </table:table-cell>
          <table:table-cell table:style-name="ce2" office:value-type="float" office:value="642" calcext:value-type="float">
            <text:p>642</text:p>
          </table:table-cell>
          <table:table-cell office:value-type="float" office:value="0" calcext:value-type="float">
            <text:p>0</text:p>
          </table:table-cell>
          <table:table-cell table:style-name="ce20" table:formula="of:=IF(AND(ISBLANK([.G273]); ISBLANK([.F273])); MAX(IF(ISERR(FIND(&quot;e&quot;;[.E273]));0;FIND(&quot;e&quot;;[.E273])); IF(ISERR(FIND(&quot;o&quot;;[.E273]));0;FIND(&quot;o&quot;;[.E273])); IF(ISERR(FIND(&quot;u&quot;;[.E273]));0;FIND(&quot;u&quot;;[.E27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tratar</text:p>
          </table:table-cell>
          <table:table-cell table:style-name="ce2" office:value-type="float" office:value="875" calcext:value-type="float">
            <text:p>875</text:p>
          </table:table-cell>
          <table:table-cell office:value-type="float" office:value="0" calcext:value-type="float">
            <text:p>0</text:p>
          </table:table-cell>
          <table:table-cell table:style-name="ce20" table:formula="of:=IF(AND(ISBLANK([.G274]); ISBLANK([.F274])); MAX(IF(ISERR(FIND(&quot;e&quot;;[.E274]));0;FIND(&quot;e&quot;;[.E274])); IF(ISERR(FIND(&quot;o&quot;;[.E274]));0;FIND(&quot;o&quot;;[.E274])); IF(ISERR(FIND(&quot;u&quot;;[.E274]));0;FIND(&quot;u&quot;;[.E274])));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tribuir</text:p>
          </table:table-cell>
          <table:table-cell table:style-name="ce2" office:value-type="float" office:value="249" calcext:value-type="float">
            <text:p>249</text:p>
          </table:table-cell>
          <table:table-cell office:value-type="float" office:value="0" calcext:value-type="float">
            <text:p>0</text:p>
          </table:table-cell>
          <table:table-cell table:style-name="ce20" table:formula="of:=IF(AND(ISBLANK([.G275]); ISBLANK([.F275])); MAX(IF(ISERR(FIND(&quot;e&quot;;[.E275]));0;FIND(&quot;e&quot;;[.E275])); IF(ISERR(FIND(&quot;o&quot;;[.E275]));0;FIND(&quot;o&quot;;[.E275])); IF(ISERR(FIND(&quot;u&quot;;[.E275]));0;FIND(&quot;u&quot;;[.E275]))); 0)" office:value-type="float" office:value="0" calcext:value-type="float">
            <text:p><text:s/></text:p>
          </table:table-cell>
          <table:table-cell office:value-type="string" office:string-value="contribu" calcext:value-type="string">
            <text:p>contribu</text:p>
          </table:table-cell>
          <table:table-cell table:style-name="ce25" office:value-type="string" calcext:value-type="string">
            <text:p>YES</text:p>
          </table:table-cell>
          <table:table-cell table:style-name="ce30"/>
          <table:table-cell table:style-name="ce2" office:value-type="string" calcext:value-type="string">
            <text:p>uir</text:p>
          </table:table-cell>
          <table:table-cell table:number-columns-repeated="1016"/>
        </table:table-row>
        <table:table-row table:style-name="ro1">
          <table:table-cell table:style-name="ce2" office:value-type="string" calcext:value-type="string">
            <text:p>controlar</text:p>
          </table:table-cell>
          <table:table-cell table:style-name="ce2" office:value-type="float" office:value="277" calcext:value-type="float">
            <text:p>277</text:p>
          </table:table-cell>
          <table:table-cell office:value-type="float" office:value="0" calcext:value-type="float">
            <text:p>0</text:p>
          </table:table-cell>
          <table:table-cell table:style-name="ce20" table:formula="of:=IF(AND(ISBLANK([.G276]); ISBLANK([.F276])); MAX(IF(ISERR(FIND(&quot;e&quot;;[.E276]));0;FIND(&quot;e&quot;;[.E276])); IF(ISERR(FIND(&quot;o&quot;;[.E276]));0;FIND(&quot;o&quot;;[.E276])); IF(ISERR(FIND(&quot;u&quot;;[.E276]));0;FIND(&quot;u&quot;;[.E276])));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nt</text:p>
          </table:table-cell>
          <table:table-cell table:number-columns-repeated="1017"/>
        </table:table-row>
        <table:table-row table:style-name="ro1">
          <table:table-cell table:style-name="ce2" office:value-type="string" calcext:value-type="string">
            <text:p>convencer</text:p>
          </table:table-cell>
          <table:table-cell table:style-name="ce2" office:value-type="float" office:value="407" calcext:value-type="float">
            <text:p>407</text:p>
          </table:table-cell>
          <table:table-cell office:value-type="float" office:value="0" calcext:value-type="float">
            <text:p>0</text:p>
          </table:table-cell>
          <table:table-cell table:style-name="ce20" table:formula="of:=IF(AND(ISBLANK([.G277]); ISBLANK([.F277])); MAX(IF(ISERR(FIND(&quot;e&quot;;[.E277]));0;FIND(&quot;e&quot;;[.E277])); IF(ISERR(FIND(&quot;o&quot;;[.E277]));0;FIND(&quot;o&quot;;[.E277])); IF(ISERR(FIND(&quot;u&quot;;[.E277]));0;FIND(&quot;u&quot;;[.E277])));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versar</text:p>
          </table:table-cell>
          <table:table-cell table:style-name="ce2" office:value-type="float" office:value="247" calcext:value-type="float">
            <text:p>247</text:p>
          </table:table-cell>
          <table:table-cell office:value-type="float" office:value="0" calcext:value-type="float">
            <text:p>0</text:p>
          </table:table-cell>
          <table:table-cell table:style-name="ce20" table:formula="of:=IF(AND(ISBLANK([.G278]); ISBLANK([.F278])); MAX(IF(ISERR(FIND(&quot;e&quot;;[.E278]));0;FIND(&quot;e&quot;;[.E278])); IF(ISERR(FIND(&quot;o&quot;;[.E278]));0;FIND(&quot;o&quot;;[.E278])); IF(ISERR(FIND(&quot;u&quot;;[.E278]));0;FIND(&quot;u&quot;;[.E27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verter</text:p>
          </table:table-cell>
          <table:table-cell table:style-name="ce2" office:value-type="float" office:value="517" calcext:value-type="float">
            <text:p>517</text:p>
          </table:table-cell>
          <table:table-cell office:value-type="float" office:value="0" calcext:value-type="float">
            <text:p>0</text:p>
          </table:table-cell>
          <table:table-cell table:style-name="ce20" table:formula="of:=IF(AND(ISBLANK([.G279]); ISBLANK([.F279])); MAX(IF(ISERR(FIND(&quot;e&quot;;[.E279]));0;FIND(&quot;e&quot;;[.E279])); IF(ISERR(FIND(&quot;o&quot;;[.E279]));0;FIND(&quot;o&quot;;[.E279])); IF(ISERR(FIND(&quot;u&quot;;[.E279]));0;FIND(&quot;u&quot;;[.E27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vidar</text:p>
          </table:table-cell>
          <table:table-cell table:style-name="ce2" office:value-type="float" office:value="291" calcext:value-type="float">
            <text:p>291</text:p>
          </table:table-cell>
          <table:table-cell office:value-type="float" office:value="0" calcext:value-type="float">
            <text:p>0</text:p>
          </table:table-cell>
          <table:table-cell table:style-name="ce20" table:formula="of:=IF(AND(ISBLANK([.G280]); ISBLANK([.F280])); MAX(IF(ISERR(FIND(&quot;e&quot;;[.E280]));0;FIND(&quot;e&quot;;[.E280])); IF(ISERR(FIND(&quot;o&quot;;[.E280]));0;FIND(&quot;o&quot;;[.E280])); IF(ISERR(FIND(&quot;u&quot;;[.E280]));0;FIND(&quot;u&quot;;[.E28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nvir</text:p>
          </table:table-cell>
          <table:table-cell table:style-name="ce2" office:value-type="float" office:value="661" calcext:value-type="float">
            <text:p>661</text:p>
          </table:table-cell>
          <table:table-cell office:value-type="float" office:value="0" calcext:value-type="float">
            <text:p>0</text:p>
          </table:table-cell>
          <table:table-cell table:style-name="ce20" table:formula="of:=IF(AND(ISBLANK([.G281]); ISBLANK([.F281])); MAX(IF(ISERR(FIND(&quot;e&quot;;[.E281]));0;FIND(&quot;e&quot;;[.E281])); IF(ISERR(FIND(&quot;o&quot;;[.E281]));0;FIND(&quot;o&quot;;[.E281])); IF(ISERR(FIND(&quot;u&quot;;[.E281]));0;FIND(&quot;u&quot;;[.E281]))); 0)" office:value-type="float" office:value="0" calcext:value-type="float">
            <text:p><text:s/></text:p>
          </table:table-cell>
          <table:table-cell office:value-type="string" office:string-value="conv" calcext:value-type="string">
            <text:p>conv</text:p>
          </table:table-cell>
          <table:table-cell table:style-name="ce26"/>
          <table:table-cell table:style-name="ce29" office:value-type="string" calcext:value-type="string">
            <text:p>con</text:p>
          </table:table-cell>
          <table:table-cell table:style-name="ce2" table:number-columns-repeated="3"/>
          <table:table-cell/>
          <table:table-cell table:style-name="ce34" office:value-type="string" calcext:value-type="string">
            <text:p>Accent diffs: present tense tu/voce (see client-code) - prefixed ter/vir </text:p>
          </table:table-cell>
          <table:table-cell table:number-columns-repeated="1012"/>
        </table:table-row>
        <table:table-row table:style-name="ro1">
          <table:table-cell table:style-name="ce2" office:value-type="string" calcext:value-type="string">
            <text:p>conviver</text:p>
          </table:table-cell>
          <table:table-cell table:style-name="ce2" office:value-type="float" office:value="749" calcext:value-type="float">
            <text:p>749</text:p>
          </table:table-cell>
          <table:table-cell office:value-type="float" office:value="0" calcext:value-type="float">
            <text:p>0</text:p>
          </table:table-cell>
          <table:table-cell table:style-name="ce20" table:formula="of:=IF(AND(ISBLANK([.G282]); ISBLANK([.F282])); MAX(IF(ISERR(FIND(&quot;e&quot;;[.E282]));0;FIND(&quot;e&quot;;[.E282])); IF(ISERR(FIND(&quot;o&quot;;[.E282]));0;FIND(&quot;o&quot;;[.E282])); IF(ISERR(FIND(&quot;u&quot;;[.E282]));0;FIND(&quot;u&quot;;[.E282])));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n</text:p>
          </table:table-cell>
          <table:table-cell table:style-name="ce2"/>
          <table:table-cell table:number-columns-repeated="1016"/>
        </table:table-row>
        <table:table-row table:style-name="ro1">
          <table:table-cell table:style-name="ce2" office:value-type="string" calcext:value-type="string">
            <text:p>convocar</text:p>
          </table:table-cell>
          <table:table-cell table:style-name="ce2" office:value-type="float" office:value="499" calcext:value-type="float">
            <text:p>499</text:p>
          </table:table-cell>
          <table:table-cell office:value-type="float" office:value="0" calcext:value-type="float">
            <text:p>0</text:p>
          </table:table-cell>
          <table:table-cell table:style-name="ce20" table:formula="of:=IF(AND(ISBLANK([.G283]); ISBLANK([.F283])); MAX(IF(ISERR(FIND(&quot;e&quot;;[.E283]));0;FIND(&quot;e&quot;;[.E283])); IF(ISERR(FIND(&quot;o&quot;;[.E283]));0;FIND(&quot;o&quot;;[.E283])); IF(ISERR(FIND(&quot;u&quot;;[.E283]));0;FIND(&quot;u&quot;;[.E28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coordenar</text:p>
          </table:table-cell>
          <table:table-cell table:style-name="ce2" office:value-type="float" office:value="691" calcext:value-type="float">
            <text:p>691</text:p>
          </table:table-cell>
          <table:table-cell office:value-type="float" office:value="0" calcext:value-type="float">
            <text:p>0</text:p>
          </table:table-cell>
          <table:table-cell table:style-name="ce20" table:formula="of:=IF(AND(ISBLANK([.G284]); ISBLANK([.F284])); MAX(IF(ISERR(FIND(&quot;e&quot;;[.E284]));0;FIND(&quot;e&quot;;[.E284])); IF(ISERR(FIND(&quot;o&quot;;[.E284]));0;FIND(&quot;o&quot;;[.E284])); IF(ISERR(FIND(&quot;u&quot;;[.E284]));0;FIND(&quot;u&quot;;[.E284])));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text:p>
          </table:table-cell>
          <table:table-cell table:style-name="ce2"/>
          <table:table-cell table:number-columns-repeated="1016"/>
        </table:table-row>
        <table:table-row table:style-name="ro1">
          <table:table-cell table:style-name="ce2" office:value-type="string" calcext:value-type="string">
            <text:p>copiar</text:p>
          </table:table-cell>
          <table:table-cell table:style-name="ce2" office:value-type="float" office:value="947" calcext:value-type="float">
            <text:p>947</text:p>
          </table:table-cell>
          <table:table-cell office:value-type="float" office:value="0" calcext:value-type="float">
            <text:p>0</text:p>
          </table:table-cell>
          <table:table-cell table:style-name="ce20" table:formula="of:=IF(AND(ISBLANK([.G285]); ISBLANK([.F285])); MAX(IF(ISERR(FIND(&quot;e&quot;;[.E285]));0;FIND(&quot;e&quot;;[.E285])); IF(ISERR(FIND(&quot;o&quot;;[.E285]));0;FIND(&quot;o&quot;;[.E285])); IF(ISERR(FIND(&quot;u&quot;;[.E285]));0;FIND(&quot;u&quot;;[.E28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rar</text:p>
          </table:table-cell>
          <table:table-cell table:style-name="ce2"/>
          <table:table-cell office:value-type="float" office:value="0" calcext:value-type="float">
            <text:p>0</text:p>
          </table:table-cell>
          <table:table-cell table:style-name="ce20"/>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rrer</text:p>
          </table:table-cell>
          <table:table-cell table:style-name="ce2" office:value-type="float" office:value="75" calcext:value-type="float">
            <text:p>75</text:p>
          </table:table-cell>
          <table:table-cell office:value-type="float" office:value="0" calcext:value-type="float">
            <text:p>0</text:p>
          </table:table-cell>
          <table:table-cell table:style-name="ce20" table:formula="of:=IF(AND(ISBLANK([.G287]); ISBLANK([.F287])); MAX(IF(ISERR(FIND(&quot;e&quot;;[.E287]));0;FIND(&quot;e&quot;;[.E287])); IF(ISERR(FIND(&quot;o&quot;;[.E287]));0;FIND(&quot;o&quot;;[.E287])); IF(ISERR(FIND(&quot;u&quot;;[.E287]));0;FIND(&quot;u&quot;;[.E28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corresponder</text:p>
          </table:table-cell>
          <table:table-cell table:style-name="ce2" office:value-type="float" office:value="250" calcext:value-type="float">
            <text:p>250</text:p>
          </table:table-cell>
          <table:table-cell office:value-type="float" office:value="0" calcext:value-type="float">
            <text:p>0</text:p>
          </table:table-cell>
          <table:table-cell table:style-name="ce20" table:formula="of:=IF(AND(ISBLANK([.G288]); ISBLANK([.F288])); MAX(IF(ISERR(FIND(&quot;e&quot;;[.E288]));0;FIND(&quot;e&quot;;[.E288])); IF(ISERR(FIND(&quot;o&quot;;[.E288]));0;FIND(&quot;o&quot;;[.E288])); IF(ISERR(FIND(&quot;u&quot;;[.E288]));0;FIND(&quot;u&quot;;[.E28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cor</text:p>
          </table:table-cell>
          <table:table-cell table:style-name="ce2"/>
          <table:table-cell table:number-columns-repeated="1016"/>
        </table:table-row>
        <table:table-row table:style-name="ro1">
          <table:table-cell table:style-name="ce2" office:value-type="string" calcext:value-type="string">
            <text:p>corrigir</text:p>
          </table:table-cell>
          <table:table-cell table:style-name="ce2" office:value-type="float" office:value="574" calcext:value-type="float">
            <text:p>574</text:p>
          </table:table-cell>
          <table:table-cell office:value-type="float" office:value="0" calcext:value-type="float">
            <text:p>0</text:p>
          </table:table-cell>
          <table:table-cell table:style-name="ce20" table:formula="of:=IF(AND(ISBLANK([.G289]); ISBLANK([.F289])); MAX(IF(ISERR(FIND(&quot;e&quot;;[.E289]));0;FIND(&quot;e&quot;;[.E289])); IF(ISERR(FIND(&quot;o&quot;;[.E289]));0;FIND(&quot;o&quot;;[.E289])); IF(ISERR(FIND(&quot;u&quot;;[.E289]));0;FIND(&quot;u&quot;;[.E289]))); 0)" office:value-type="float" office:value="2" calcext:value-type="float">
            <text:p>2 </text:p>
          </table:table-cell>
          <table:table-cell office:value-type="string" office:string-value="corrig" calcext:value-type="string">
            <text:p>corrig</text:p>
          </table:table-cell>
          <table:table-cell table:style-name="ce26"/>
          <table:table-cell table:style-name="ce30"/>
          <table:table-cell table:style-name="ce2" office:value-type="string" calcext:value-type="string">
            <text:p>gir</text:p>
          </table:table-cell>
          <table:table-cell table:number-columns-repeated="1016"/>
        </table:table-row>
        <table:table-row table:style-name="ro1">
          <table:table-cell table:style-name="ce2" office:value-type="string" calcext:value-type="string">
            <text:p>cortar</text:p>
          </table:table-cell>
          <table:table-cell table:style-name="ce2" office:value-type="float" office:value="220" calcext:value-type="float">
            <text:p>220</text:p>
          </table:table-cell>
          <table:table-cell office:value-type="float" office:value="0" calcext:value-type="float">
            <text:p>0</text:p>
          </table:table-cell>
          <table:table-cell table:style-name="ce20" table:formula="of:=IF(AND(ISBLANK([.G290]); ISBLANK([.F290])); MAX(IF(ISERR(FIND(&quot;e&quot;;[.E290]));0;FIND(&quot;e&quot;;[.E290])); IF(ISERR(FIND(&quot;o&quot;;[.E290]));0;FIND(&quot;o&quot;;[.E290])); IF(ISERR(FIND(&quot;u&quot;;[.E290]));0;FIND(&quot;u&quot;;[.E29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ostumar</text:p>
          </table:table-cell>
          <table:table-cell table:style-name="ce2" office:value-type="float" office:value="312" calcext:value-type="float">
            <text:p>312</text:p>
          </table:table-cell>
          <table:table-cell office:value-type="float" office:value="0" calcext:value-type="float">
            <text:p>0</text:p>
          </table:table-cell>
          <table:table-cell table:style-name="ce20" table:formula="of:=IF(AND(ISBLANK([.G291]); ISBLANK([.F291])); MAX(IF(ISERR(FIND(&quot;e&quot;;[.E291]));0;FIND(&quot;e&quot;;[.E291])); IF(ISERR(FIND(&quot;o&quot;;[.E291]));0;FIND(&quot;o&quot;;[.E291])); IF(ISERR(FIND(&quot;u&quot;;[.E291]));0;FIND(&quot;u&quot;;[.E29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rer</text:p>
          </table:table-cell>
          <table:table-cell table:style-name="ce2" office:value-type="float" office:value="301" calcext:value-type="float">
            <text:p>301</text:p>
          </table:table-cell>
          <table:table-cell office:value-type="float" office:value="0" calcext:value-type="float">
            <text:p>0</text:p>
          </table:table-cell>
          <table:table-cell table:style-name="ce20" table:formula="of:=IF(AND(ISBLANK([.G292]); ISBLANK([.F292])); MAX(IF(ISERR(FIND(&quot;e&quot;;[.E292]));0;FIND(&quot;e&quot;;[.E292])); IF(ISERR(FIND(&quot;o&quot;;[.E292]));0;FIND(&quot;o&quot;;[.E292])); IF(ISERR(FIND(&quot;u&quot;;[.E292]));0;FIND(&quot;u&quot;;[.E29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rer</text:p>
          </table:table-cell>
          <table:table-cell table:number-columns-repeated="1016"/>
        </table:table-row>
        <table:table-row table:style-name="ro1">
          <table:table-cell table:style-name="ce2" office:value-type="string" calcext:value-type="string">
            <text:p>crescer</text:p>
          </table:table-cell>
          <table:table-cell table:style-name="ce2" office:value-type="float" office:value="133" calcext:value-type="float">
            <text:p>133</text:p>
          </table:table-cell>
          <table:table-cell office:value-type="float" office:value="0" calcext:value-type="float">
            <text:p>0</text:p>
          </table:table-cell>
          <table:table-cell table:style-name="ce20" table:formula="of:=IF(AND(ISBLANK([.G293]); ISBLANK([.F293])); MAX(IF(ISERR(FIND(&quot;e&quot;;[.E293]));0;FIND(&quot;e&quot;;[.E293])); IF(ISERR(FIND(&quot;o&quot;;[.E293]));0;FIND(&quot;o&quot;;[.E293])); IF(ISERR(FIND(&quot;u&quot;;[.E293]));0;FIND(&quot;u&quot;;[.E29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criar</text:p>
          </table:table-cell>
          <table:table-cell table:style-name="ce2" office:value-type="float" office:value="49" calcext:value-type="float">
            <text:p>49</text:p>
          </table:table-cell>
          <table:table-cell office:value-type="float" office:value="0" calcext:value-type="float">
            <text:p>0</text:p>
          </table:table-cell>
          <table:table-cell table:style-name="ce20" table:formula="of:=IF(AND(ISBLANK([.G294]); ISBLANK([.F294])); MAX(IF(ISERR(FIND(&quot;e&quot;;[.E294]));0;FIND(&quot;e&quot;;[.E294])); IF(ISERR(FIND(&quot;o&quot;;[.E294]));0;FIND(&quot;o&quot;;[.E294])); IF(ISERR(FIND(&quot;u&quot;;[.E294]));0;FIND(&quot;u&quot;;[.E29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riticar</text:p>
          </table:table-cell>
          <table:table-cell table:style-name="ce2" office:value-type="float" office:value="355" calcext:value-type="float">
            <text:p>355</text:p>
          </table:table-cell>
          <table:table-cell office:value-type="float" office:value="0" calcext:value-type="float">
            <text:p>0</text:p>
          </table:table-cell>
          <table:table-cell table:style-name="ce20" table:formula="of:=IF(AND(ISBLANK([.G295]); ISBLANK([.F295])); MAX(IF(ISERR(FIND(&quot;e&quot;;[.E295]));0;FIND(&quot;e&quot;;[.E295])); IF(ISERR(FIND(&quot;o&quot;;[.E295]));0;FIND(&quot;o&quot;;[.E295])); IF(ISERR(FIND(&quot;u&quot;;[.E295]));0;FIND(&quot;u&quot;;[.E29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cruzar</text:p>
          </table:table-cell>
          <table:table-cell table:style-name="ce2" office:value-type="float" office:value="560" calcext:value-type="float">
            <text:p>560</text:p>
          </table:table-cell>
          <table:table-cell office:value-type="float" office:value="0" calcext:value-type="float">
            <text:p>0</text:p>
          </table:table-cell>
          <table:table-cell table:style-name="ce20" table:formula="of:=IF(AND(ISBLANK([.G296]); ISBLANK([.F296])); MAX(IF(ISERR(FIND(&quot;e&quot;;[.E296]));0;FIND(&quot;e&quot;;[.E296])); IF(ISERR(FIND(&quot;o&quot;;[.E296]));0;FIND(&quot;o&quot;;[.E296])); IF(ISERR(FIND(&quot;u&quot;;[.E296]));0;FIND(&quot;u&quot;;[.E29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uidar</text:p>
          </table:table-cell>
          <table:table-cell table:style-name="ce2" office:value-type="float" office:value="281" calcext:value-type="float">
            <text:p>281</text:p>
          </table:table-cell>
          <table:table-cell office:value-type="float" office:value="0" calcext:value-type="float">
            <text:p>0</text:p>
          </table:table-cell>
          <table:table-cell table:style-name="ce20" table:formula="of:=IF(AND(ISBLANK([.G297]); ISBLANK([.F297])); MAX(IF(ISERR(FIND(&quot;e&quot;;[.E297]));0;FIND(&quot;e&quot;;[.E297])); IF(ISERR(FIND(&quot;o&quot;;[.E297]));0;FIND(&quot;o&quot;;[.E297])); IF(ISERR(FIND(&quot;u&quot;;[.E297]));0;FIND(&quot;u&quot;;[.E29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ulminar</text:p>
          </table:table-cell>
          <table:table-cell table:style-name="ce2" office:value-type="float" office:value="745" calcext:value-type="float">
            <text:p>745</text:p>
          </table:table-cell>
          <table:table-cell office:value-type="float" office:value="0" calcext:value-type="float">
            <text:p>0</text:p>
          </table:table-cell>
          <table:table-cell table:style-name="ce20" table:formula="of:=IF(AND(ISBLANK([.G298]); ISBLANK([.F298])); MAX(IF(ISERR(FIND(&quot;e&quot;;[.E298]));0;FIND(&quot;e&quot;;[.E298])); IF(ISERR(FIND(&quot;o&quot;;[.E298]));0;FIND(&quot;o&quot;;[.E298])); IF(ISERR(FIND(&quot;u&quot;;[.E298]));0;FIND(&quot;u&quot;;[.E29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ulpar</text:p>
          </table:table-cell>
          <table:table-cell table:style-name="ce2" office:value-type="float" office:value="883" calcext:value-type="float">
            <text:p>883</text:p>
          </table:table-cell>
          <table:table-cell office:value-type="float" office:value="0" calcext:value-type="float">
            <text:p>0</text:p>
          </table:table-cell>
          <table:table-cell table:style-name="ce20" table:formula="of:=IF(AND(ISBLANK([.G299]); ISBLANK([.F299])); MAX(IF(ISERR(FIND(&quot;e&quot;;[.E299]));0;FIND(&quot;e&quot;;[.E299])); IF(ISERR(FIND(&quot;o&quot;;[.E299]));0;FIND(&quot;o&quot;;[.E299])); IF(ISERR(FIND(&quot;u&quot;;[.E299]));0;FIND(&quot;u&quot;;[.E29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ultivar</text:p>
          </table:table-cell>
          <table:table-cell table:style-name="ce2" office:value-type="float" office:value="504" calcext:value-type="float">
            <text:p>504</text:p>
          </table:table-cell>
          <table:table-cell office:value-type="float" office:value="0" calcext:value-type="float">
            <text:p>0</text:p>
          </table:table-cell>
          <table:table-cell table:style-name="ce20" table:formula="of:=IF(AND(ISBLANK([.G300]); ISBLANK([.F300])); MAX(IF(ISERR(FIND(&quot;e&quot;;[.E300]));0;FIND(&quot;e&quot;;[.E300])); IF(ISERR(FIND(&quot;o&quot;;[.E300]));0;FIND(&quot;o&quot;;[.E300])); IF(ISERR(FIND(&quot;u&quot;;[.E300]));0;FIND(&quot;u&quot;;[.E30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umprimentar</text:p>
          </table:table-cell>
          <table:table-cell table:style-name="ce2" office:value-type="float" office:value="874" calcext:value-type="float">
            <text:p>874</text:p>
          </table:table-cell>
          <table:table-cell office:value-type="float" office:value="0" calcext:value-type="float">
            <text:p>0</text:p>
          </table:table-cell>
          <table:table-cell table:style-name="ce20" table:formula="of:=IF(AND(ISBLANK([.G301]); ISBLANK([.F301])); MAX(IF(ISERR(FIND(&quot;e&quot;;[.E301]));0;FIND(&quot;e&quot;;[.E301])); IF(ISERR(FIND(&quot;o&quot;;[.E301]));0;FIND(&quot;o&quot;;[.E301])); IF(ISERR(FIND(&quot;u&quot;;[.E301]));0;FIND(&quot;u&quot;;[.E30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umprir</text:p>
          </table:table-cell>
          <table:table-cell table:style-name="ce2" office:value-type="float" office:value="194" calcext:value-type="float">
            <text:p>194</text:p>
          </table:table-cell>
          <table:table-cell office:value-type="float" office:value="0" calcext:value-type="float">
            <text:p>0</text:p>
          </table:table-cell>
          <table:table-cell table:style-name="ce20" table:formula="of:=IF(AND(ISBLANK([.G302]); ISBLANK([.F302])); MAX(IF(ISERR(FIND(&quot;e&quot;;[.E302]));0;FIND(&quot;e&quot;;[.E302])); IF(ISERR(FIND(&quot;o&quot;;[.E302]));0;FIND(&quot;o&quot;;[.E302])); IF(ISERR(FIND(&quot;u&quot;;[.E302]));0;FIND(&quot;u&quot;;[.E302]))); 0)" office:value-type="float" office:value="0" calcext:value-type="float">
            <text:p><text:s/></text:p>
          </table:table-cell>
          <table:table-cell office:value-type="string" office:string-value="cumpr" calcext:value-type="string">
            <text:p>cumpr</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curar</text:p>
          </table:table-cell>
          <table:table-cell table:style-name="ce2" office:value-type="float" office:value="900" calcext:value-type="float">
            <text:p>900</text:p>
          </table:table-cell>
          <table:table-cell office:value-type="float" office:value="0" calcext:value-type="float">
            <text:p>0</text:p>
          </table:table-cell>
          <table:table-cell table:style-name="ce20" table:formula="of:=IF(AND(ISBLANK([.G303]); ISBLANK([.F303])); MAX(IF(ISERR(FIND(&quot;e&quot;;[.E303]));0;FIND(&quot;e&quot;;[.E303])); IF(ISERR(FIND(&quot;o&quot;;[.E303]));0;FIND(&quot;o&quot;;[.E303])); IF(ISERR(FIND(&quot;u&quot;;[.E303]));0;FIND(&quot;u&quot;;[.E30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urvar</text:p>
          </table:table-cell>
          <table:table-cell table:style-name="ce2" office:value-type="float" office:value="889" calcext:value-type="float">
            <text:p>889</text:p>
          </table:table-cell>
          <table:table-cell office:value-type="float" office:value="0" calcext:value-type="float">
            <text:p>0</text:p>
          </table:table-cell>
          <table:table-cell table:style-name="ce20" table:formula="of:=IF(AND(ISBLANK([.G304]); ISBLANK([.F304])); MAX(IF(ISERR(FIND(&quot;e&quot;;[.E304]));0;FIND(&quot;e&quot;;[.E304])); IF(ISERR(FIND(&quot;o&quot;;[.E304]));0;FIND(&quot;o&quot;;[.E304])); IF(ISERR(FIND(&quot;u&quot;;[.E304]));0;FIND(&quot;u&quot;;[.E30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custar</text:p>
          </table:table-cell>
          <table:table-cell table:style-name="ce2" office:value-type="float" office:value="227" calcext:value-type="float">
            <text:p>227</text:p>
          </table:table-cell>
          <table:table-cell office:value-type="float" office:value="0" calcext:value-type="float">
            <text:p>0</text:p>
          </table:table-cell>
          <table:table-cell table:style-name="ce20" table:formula="of:=IF(AND(ISBLANK([.G305]); ISBLANK([.F305])); MAX(IF(ISERR(FIND(&quot;e&quot;;[.E305]));0;FIND(&quot;e&quot;;[.E305])); IF(ISERR(FIND(&quot;o&quot;;[.E305]));0;FIND(&quot;o&quot;;[.E305])); IF(ISERR(FIND(&quot;u&quot;;[.E305]));0;FIND(&quot;u&quot;;[.E30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ançar</text:p>
          </table:table-cell>
          <table:table-cell table:style-name="ce2" office:value-type="float" office:value="431" calcext:value-type="float">
            <text:p>431</text:p>
          </table:table-cell>
          <table:table-cell office:value-type="float" office:value="0" calcext:value-type="float">
            <text:p>0</text:p>
          </table:table-cell>
          <table:table-cell table:style-name="ce20" table:formula="of:=IF(AND(ISBLANK([.G306]); ISBLANK([.F306])); MAX(IF(ISERR(FIND(&quot;e&quot;;[.E306]));0;FIND(&quot;e&quot;;[.E306])); IF(ISERR(FIND(&quot;o&quot;;[.E306]));0;FIND(&quot;o&quot;;[.E306])); IF(ISERR(FIND(&quot;u&quot;;[.E306]));0;FIND(&quot;u&quot;;[.E30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dar</text:p>
          </table:table-cell>
          <table:table-cell table:style-name="ce2" office:value-type="float" office:value="9" calcext:value-type="float">
            <text:p>9</text:p>
          </table:table-cell>
          <table:table-cell office:value-type="float" office:value="0" calcext:value-type="float">
            <text:p>0</text:p>
          </table:table-cell>
          <table:table-cell table:style-name="ce20" table:formula="of:=IF(AND(ISBLANK([.G307]); ISBLANK([.F307])); MAX(IF(ISERR(FIND(&quot;e&quot;;[.E307]));0;FIND(&quot;e&quot;;[.E307])); IF(ISERR(FIND(&quot;o&quot;;[.E307]));0;FIND(&quot;o&quot;;[.E307])); IF(ISERR(FIND(&quot;u&quot;;[.E307]));0;FIND(&quot;u&quot;;[.E307]))); 0)" office:value-type="float" office:value="0" calcext:value-type="float">
            <text:p><text:s/></text:p>
          </table:table-cell>
          <table:table-cell office:value-type="float" office:value="0" calcext:value-type="float">
            <text:p>0</text:p>
          </table:table-cell>
          <table:table-cell table:style-name="ce26"/>
          <table:table-cell table:style-name="ce29"/>
          <table:table-cell table:style-name="ce2" office:value-type="string" calcext:value-type="string">
            <text:p>.da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debater</text:p>
          </table:table-cell>
          <table:table-cell table:style-name="ce2" office:value-type="float" office:value="711" calcext:value-type="float">
            <text:p>711</text:p>
          </table:table-cell>
          <table:table-cell office:value-type="float" office:value="0" calcext:value-type="float">
            <text:p>0</text:p>
          </table:table-cell>
          <table:table-cell table:style-name="ce20" table:formula="of:=IF(AND(ISBLANK([.G308]); ISBLANK([.F308])); MAX(IF(ISERR(FIND(&quot;e&quot;;[.E308]));0;FIND(&quot;e&quot;;[.E308])); IF(ISERR(FIND(&quot;o&quot;;[.E308]));0;FIND(&quot;o&quot;;[.E308])); IF(ISERR(FIND(&quot;u&quot;;[.E308]));0;FIND(&quot;u&quot;;[.E30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text:p>
          </table:table-cell>
          <table:table-cell table:style-name="ce2"/>
          <table:table-cell table:number-columns-repeated="1016"/>
        </table:table-row>
        <table:table-row table:style-name="ro1">
          <table:table-cell table:style-name="ce2" office:value-type="string" calcext:value-type="string">
            <text:p>debruçar</text:p>
          </table:table-cell>
          <table:table-cell table:style-name="ce2" office:value-type="float" office:value="923" calcext:value-type="float">
            <text:p>923</text:p>
          </table:table-cell>
          <table:table-cell office:value-type="float" office:value="0" calcext:value-type="float">
            <text:p>0</text:p>
          </table:table-cell>
          <table:table-cell table:style-name="ce20" table:formula="of:=IF(AND(ISBLANK([.G309]); ISBLANK([.F309])); MAX(IF(ISERR(FIND(&quot;e&quot;;[.E309]));0;FIND(&quot;e&quot;;[.E309])); IF(ISERR(FIND(&quot;o&quot;;[.E309]));0;FIND(&quot;o&quot;;[.E309])); IF(ISERR(FIND(&quot;u&quot;;[.E309]));0;FIND(&quot;u&quot;;[.E30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decidir</text:p>
          </table:table-cell>
          <table:table-cell table:style-name="ce2" office:value-type="float" office:value="104" calcext:value-type="float">
            <text:p>104</text:p>
          </table:table-cell>
          <table:table-cell office:value-type="float" office:value="0" calcext:value-type="float">
            <text:p>0</text:p>
          </table:table-cell>
          <table:table-cell table:style-name="ce20" table:formula="of:=IF(AND(ISBLANK([.G310]); ISBLANK([.F310])); MAX(IF(ISERR(FIND(&quot;e&quot;;[.E310]));0;FIND(&quot;e&quot;;[.E310])); IF(ISERR(FIND(&quot;o&quot;;[.E310]));0;FIND(&quot;o&quot;;[.E310])); IF(ISERR(FIND(&quot;u&quot;;[.E310]));0;FIND(&quot;u&quot;;[.E310]))); 0)" office:value-type="float" office:value="0" calcext:value-type="float">
            <text:p><text:s/></text:p>
          </table:table-cell>
          <table:table-cell office:value-type="string" office:string-value="decid" calcext:value-type="string">
            <text:p>decid</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declarar</text:p>
          </table:table-cell>
          <table:table-cell table:style-name="ce2" office:value-type="float" office:value="261" calcext:value-type="float">
            <text:p>261</text:p>
          </table:table-cell>
          <table:table-cell office:value-type="float" office:value="0" calcext:value-type="float">
            <text:p>0</text:p>
          </table:table-cell>
          <table:table-cell table:style-name="ce20" table:formula="of:=IF(AND(ISBLANK([.G311]); ISBLANK([.F311])); MAX(IF(ISERR(FIND(&quot;e&quot;;[.E311]));0;FIND(&quot;e&quot;;[.E311])); IF(ISERR(FIND(&quot;o&quot;;[.E311]));0;FIND(&quot;o&quot;;[.E311])); IF(ISERR(FIND(&quot;u&quot;;[.E311]));0;FIND(&quot;u&quot;;[.E31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corar</text:p>
          </table:table-cell>
          <table:table-cell table:style-name="ce2" office:value-type="float" office:value="917" calcext:value-type="float">
            <text:p>917</text:p>
          </table:table-cell>
          <table:table-cell office:value-type="float" office:value="0" calcext:value-type="float">
            <text:p>0</text:p>
          </table:table-cell>
          <table:table-cell table:style-name="ce20" table:formula="of:=IF(AND(ISBLANK([.G312]); ISBLANK([.F312])); MAX(IF(ISERR(FIND(&quot;e&quot;;[.E312]));0;FIND(&quot;e&quot;;[.E312])); IF(ISERR(FIND(&quot;o&quot;;[.E312]));0;FIND(&quot;o&quot;;[.E312])); IF(ISERR(FIND(&quot;u&quot;;[.E312]));0;FIND(&quot;u&quot;;[.E312])));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text:p>
          </table:table-cell>
          <table:table-cell table:style-name="ce2"/>
          <table:table-cell table:number-columns-repeated="1016"/>
        </table:table-row>
        <table:table-row table:style-name="ro1">
          <table:table-cell table:style-name="ce2" office:value-type="string" calcext:value-type="string">
            <text:p>decorrer</text:p>
          </table:table-cell>
          <table:table-cell table:style-name="ce2" office:value-type="float" office:value="274" calcext:value-type="float">
            <text:p>274</text:p>
          </table:table-cell>
          <table:table-cell office:value-type="float" office:value="0" calcext:value-type="float">
            <text:p>0</text:p>
          </table:table-cell>
          <table:table-cell table:style-name="ce20" table:formula="of:=IF(AND(ISBLANK([.G313]); ISBLANK([.F313])); MAX(IF(ISERR(FIND(&quot;e&quot;;[.E313]));0;FIND(&quot;e&quot;;[.E313])); IF(ISERR(FIND(&quot;o&quot;;[.E313]));0;FIND(&quot;o&quot;;[.E313])); IF(ISERR(FIND(&quot;u&quot;;[.E313]));0;FIND(&quot;u&quot;;[.E313])));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text:p>
          </table:table-cell>
          <table:table-cell table:style-name="ce2"/>
          <table:table-cell table:number-columns-repeated="1016"/>
        </table:table-row>
        <table:table-row table:style-name="ro1">
          <table:table-cell table:style-name="ce2" office:value-type="string" calcext:value-type="string">
            <text:p>decretar</text:p>
          </table:table-cell>
          <table:table-cell table:style-name="ce2" office:value-type="float" office:value="768" calcext:value-type="float">
            <text:p>768</text:p>
          </table:table-cell>
          <table:table-cell office:value-type="float" office:value="0" calcext:value-type="float">
            <text:p>0</text:p>
          </table:table-cell>
          <table:table-cell table:style-name="ce20" table:formula="of:=IF(AND(ISBLANK([.G314]); ISBLANK([.F314])); MAX(IF(ISERR(FIND(&quot;e&quot;;[.E314]));0;FIND(&quot;e&quot;;[.E314])); IF(ISERR(FIND(&quot;o&quot;;[.E314]));0;FIND(&quot;o&quot;;[.E314])); IF(ISERR(FIND(&quot;u&quot;;[.E314]));0;FIND(&quot;u&quot;;[.E31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dicar</text:p>
          </table:table-cell>
          <table:table-cell table:style-name="ce2" office:value-type="float" office:value="231" calcext:value-type="float">
            <text:p>231</text:p>
          </table:table-cell>
          <table:table-cell office:value-type="float" office:value="0" calcext:value-type="float">
            <text:p>0</text:p>
          </table:table-cell>
          <table:table-cell table:style-name="ce20" table:formula="of:=IF(AND(ISBLANK([.G315]); ISBLANK([.F315])); MAX(IF(ISERR(FIND(&quot;e&quot;;[.E315]));0;FIND(&quot;e&quot;;[.E315])); IF(ISERR(FIND(&quot;o&quot;;[.E315]));0;FIND(&quot;o&quot;;[.E315])); IF(ISERR(FIND(&quot;u&quot;;[.E315]));0;FIND(&quot;u&quot;;[.E31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defender</text:p>
          </table:table-cell>
          <table:table-cell table:style-name="ce2" office:value-type="float" office:value="109" calcext:value-type="float">
            <text:p>109</text:p>
          </table:table-cell>
          <table:table-cell office:value-type="float" office:value="0" calcext:value-type="float">
            <text:p>0</text:p>
          </table:table-cell>
          <table:table-cell table:style-name="ce20" table:formula="of:=IF(AND(ISBLANK([.G316]); ISBLANK([.F316])); MAX(IF(ISERR(FIND(&quot;e&quot;;[.E316]));0;FIND(&quot;e&quot;;[.E316])); IF(ISERR(FIND(&quot;o&quot;;[.E316]));0;FIND(&quot;o&quot;;[.E316])); IF(ISERR(FIND(&quot;u&quot;;[.E316]));0;FIND(&quot;u&quot;;[.E31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deferir</text:p>
          </table:table-cell>
          <table:table-cell table:style-name="ce2"/>
          <table:table-cell office:value-type="float" office:value="0" calcext:value-type="float">
            <text:p>0</text:p>
          </table:table-cell>
          <table:table-cell table:style-name="ce20" table:formula="of:=IF(AND(ISBLANK([.G317]); ISBLANK([.F317])); MAX(IF(ISERR(FIND(&quot;e&quot;;[.E317]));0;FIND(&quot;e&quot;;[.E317])); IF(ISERR(FIND(&quot;o&quot;;[.E317]));0;FIND(&quot;o&quot;;[.E317])); IF(ISERR(FIND(&quot;u&quot;;[.E317]));0;FIND(&quot;u&quot;;[.E317]))); 0)" office:value-type="float" office:value="0" calcext:value-type="float">
            <text:p><text:s/></text:p>
          </table:table-cell>
          <table:table-cell office:value-type="string" office:string-value="defer" calcext:value-type="string">
            <text:p>defer</text:p>
          </table:table-cell>
          <table:table-cell table:style-name="ce26"/>
          <table:table-cell table:style-name="ce29" office:value-type="string" calcext:value-type="string">
            <text:p>de</text:p>
          </table:table-cell>
          <table:table-cell table:number-columns-repeated="1017"/>
        </table:table-row>
        <table:table-row table:style-name="ro1">
          <table:table-cell table:style-name="ce2" office:value-type="string" calcext:value-type="string">
            <text:p>definir</text:p>
          </table:table-cell>
          <table:table-cell table:style-name="ce2" office:value-type="float" office:value="152" calcext:value-type="float">
            <text:p>152</text:p>
          </table:table-cell>
          <table:table-cell office:value-type="float" office:value="0" calcext:value-type="float">
            <text:p>0</text:p>
          </table:table-cell>
          <table:table-cell table:style-name="ce20" table:formula="of:=IF(AND(ISBLANK([.G318]); ISBLANK([.F318])); MAX(IF(ISERR(FIND(&quot;e&quot;;[.E318]));0;FIND(&quot;e&quot;;[.E318])); IF(ISERR(FIND(&quot;o&quot;;[.E318]));0;FIND(&quot;o&quot;;[.E318])); IF(ISERR(FIND(&quot;u&quot;;[.E318]));0;FIND(&quot;u&quot;;[.E318]))); 0)" office:value-type="float" office:value="0" calcext:value-type="float">
            <text:p><text:s/></text:p>
          </table:table-cell>
          <table:table-cell office:value-type="string" office:string-value="defin" calcext:value-type="string">
            <text:p>defin</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defrontar</text:p>
          </table:table-cell>
          <table:table-cell table:style-name="ce2" office:value-type="float" office:value="706" calcext:value-type="float">
            <text:p>706</text:p>
          </table:table-cell>
          <table:table-cell office:value-type="float" office:value="0" calcext:value-type="float">
            <text:p>0</text:p>
          </table:table-cell>
          <table:table-cell table:style-name="ce20" table:formula="of:=IF(AND(ISBLANK([.G319]); ISBLANK([.F319])); MAX(IF(ISERR(FIND(&quot;e&quot;;[.E319]));0;FIND(&quot;e&quot;;[.E319])); IF(ISERR(FIND(&quot;o&quot;;[.E319]));0;FIND(&quot;o&quot;;[.E319])); IF(ISERR(FIND(&quot;u&quot;;[.E319]));0;FIND(&quot;u&quot;;[.E31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itar</text:p>
          </table:table-cell>
          <table:table-cell table:style-name="ce2" office:value-type="float" office:value="219" calcext:value-type="float">
            <text:p>219</text:p>
          </table:table-cell>
          <table:table-cell office:value-type="float" office:value="0" calcext:value-type="float">
            <text:p>0</text:p>
          </table:table-cell>
          <table:table-cell table:style-name="ce20" table:formula="of:=IF(AND(ISBLANK([.G320]); ISBLANK([.F320])); MAX(IF(ISERR(FIND(&quot;e&quot;;[.E320]));0;FIND(&quot;e&quot;;[.E320])); IF(ISERR(FIND(&quot;o&quot;;[.E320]));0;FIND(&quot;o&quot;;[.E320])); IF(ISERR(FIND(&quot;u&quot;;[.E320]));0;FIND(&quot;u&quot;;[.E32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ixar</text:p>
          </table:table-cell>
          <table:table-cell table:style-name="ce2" office:value-type="float" office:value="19" calcext:value-type="float">
            <text:p>19</text:p>
          </table:table-cell>
          <table:table-cell office:value-type="float" office:value="0" calcext:value-type="float">
            <text:p>0</text:p>
          </table:table-cell>
          <table:table-cell table:style-name="ce20" table:formula="of:=IF(AND(ISBLANK([.G321]); ISBLANK([.F321])); MAX(IF(ISERR(FIND(&quot;e&quot;;[.E321]));0;FIND(&quot;e&quot;;[.E321])); IF(ISERR(FIND(&quot;o&quot;;[.E321]));0;FIND(&quot;o&quot;;[.E321])); IF(ISERR(FIND(&quot;u&quot;;[.E321]));0;FIND(&quot;u&quot;;[.E32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mitir</text:p>
          </table:table-cell>
          <table:table-cell table:style-name="ce2" office:value-type="float" office:value="509" calcext:value-type="float">
            <text:p>509</text:p>
          </table:table-cell>
          <table:table-cell office:value-type="float" office:value="0" calcext:value-type="float">
            <text:p>0</text:p>
          </table:table-cell>
          <table:table-cell table:style-name="ce20" table:formula="of:=IF(AND(ISBLANK([.G322]); ISBLANK([.F322])); MAX(IF(ISERR(FIND(&quot;e&quot;;[.E322]));0;FIND(&quot;e&quot;;[.E322])); IF(ISERR(FIND(&quot;o&quot;;[.E322]));0;FIND(&quot;o&quot;;[.E322])); IF(ISERR(FIND(&quot;u&quot;;[.E322]));0;FIND(&quot;u&quot;;[.E322]))); 0)" office:value-type="float" office:value="0" calcext:value-type="float">
            <text:p><text:s/></text:p>
          </table:table-cell>
          <table:table-cell office:value-type="string" office:string-value="demit" calcext:value-type="string">
            <text:p>demit</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demonstrar</text:p>
          </table:table-cell>
          <table:table-cell table:style-name="ce2" office:value-type="float" office:value="248" calcext:value-type="float">
            <text:p>248</text:p>
          </table:table-cell>
          <table:table-cell office:value-type="float" office:value="0" calcext:value-type="float">
            <text:p>0</text:p>
          </table:table-cell>
          <table:table-cell table:style-name="ce20" table:formula="of:=IF(AND(ISBLANK([.G323]); ISBLANK([.F323])); MAX(IF(ISERR(FIND(&quot;e&quot;;[.E323]));0;FIND(&quot;e&quot;;[.E323])); IF(ISERR(FIND(&quot;o&quot;;[.E323]));0;FIND(&quot;o&quot;;[.E323])); IF(ISERR(FIND(&quot;u&quot;;[.E323]));0;FIND(&quot;u&quot;;[.E32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morar</text:p>
          </table:table-cell>
          <table:table-cell table:style-name="ce2" office:value-type="float" office:value="353" calcext:value-type="float">
            <text:p>353</text:p>
          </table:table-cell>
          <table:table-cell office:value-type="float" office:value="0" calcext:value-type="float">
            <text:p>0</text:p>
          </table:table-cell>
          <table:table-cell table:style-name="ce20" table:formula="of:=IF(AND(ISBLANK([.G324]); ISBLANK([.F324])); MAX(IF(ISERR(FIND(&quot;e&quot;;[.E324]));0;FIND(&quot;e&quot;;[.E324])); IF(ISERR(FIND(&quot;o&quot;;[.E324]));0;FIND(&quot;o&quot;;[.E324])); IF(ISERR(FIND(&quot;u&quot;;[.E324]));0;FIND(&quot;u&quot;;[.E324])));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text:p>
          </table:table-cell>
          <table:table-cell table:number-columns-repeated="1017"/>
        </table:table-row>
        <table:table-row table:style-name="ro1">
          <table:table-cell table:style-name="ce2" office:value-type="string" calcext:value-type="string">
            <text:p>denominar</text:p>
          </table:table-cell>
          <table:table-cell table:style-name="ce2" office:value-type="float" office:value="851" calcext:value-type="float">
            <text:p>851</text:p>
          </table:table-cell>
          <table:table-cell office:value-type="float" office:value="0" calcext:value-type="float">
            <text:p>0</text:p>
          </table:table-cell>
          <table:table-cell table:style-name="ce20" table:formula="of:=IF(AND(ISBLANK([.G325]); ISBLANK([.F325])); MAX(IF(ISERR(FIND(&quot;e&quot;;[.E325]));0;FIND(&quot;e&quot;;[.E325])); IF(ISERR(FIND(&quot;o&quot;;[.E325]));0;FIND(&quot;o&quot;;[.E325])); IF(ISERR(FIND(&quot;u&quot;;[.E325]));0;FIND(&quot;u&quot;;[.E32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nunciar</text:p>
          </table:table-cell>
          <table:table-cell table:style-name="ce2" office:value-type="float" office:value="424" calcext:value-type="float">
            <text:p>424</text:p>
          </table:table-cell>
          <table:table-cell office:value-type="float" office:value="0" calcext:value-type="float">
            <text:p>0</text:p>
          </table:table-cell>
          <table:table-cell table:style-name="ce20" table:formula="of:=IF(AND(ISBLANK([.G326]); ISBLANK([.F326])); MAX(IF(ISERR(FIND(&quot;e&quot;;[.E326]));0;FIND(&quot;e&quot;;[.E326])); IF(ISERR(FIND(&quot;o&quot;;[.E326]));0;FIND(&quot;o&quot;;[.E326])); IF(ISERR(FIND(&quot;u&quot;;[.E326]));0;FIND(&quot;u&quot;;[.E32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parar</text:p>
          </table:table-cell>
          <table:table-cell table:style-name="ce2" office:value-type="float" office:value="814" calcext:value-type="float">
            <text:p>814</text:p>
          </table:table-cell>
          <table:table-cell office:value-type="float" office:value="0" calcext:value-type="float">
            <text:p>0</text:p>
          </table:table-cell>
          <table:table-cell table:style-name="ce20" table:formula="of:=IF(AND(ISBLANK([.G327]); ISBLANK([.F327])); MAX(IF(ISERR(FIND(&quot;e&quot;;[.E327]));0;FIND(&quot;e&quot;;[.E327])); IF(ISERR(FIND(&quot;o&quot;;[.E327]));0;FIND(&quot;o&quot;;[.E327])); IF(ISERR(FIND(&quot;u&quot;;[.E327]));0;FIND(&quot;u&quot;;[.E327])));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de</text:p>
          </table:table-cell>
          <table:table-cell table:style-name="ce2"/>
          <table:table-cell table:number-columns-repeated="1016"/>
        </table:table-row>
        <table:table-row table:style-name="ro1">
          <table:table-cell table:style-name="ce2" office:value-type="string" calcext:value-type="string">
            <text:p>depender</text:p>
          </table:table-cell>
          <table:table-cell table:style-name="ce2" office:value-type="float" office:value="177" calcext:value-type="float">
            <text:p>177</text:p>
          </table:table-cell>
          <table:table-cell office:value-type="float" office:value="0" calcext:value-type="float">
            <text:p>0</text:p>
          </table:table-cell>
          <table:table-cell table:style-name="ce20" table:formula="of:=IF(AND(ISBLANK([.G328]); ISBLANK([.F328])); MAX(IF(ISERR(FIND(&quot;e&quot;;[.E328]));0;FIND(&quot;e&quot;;[.E328])); IF(ISERR(FIND(&quot;o&quot;;[.E328]));0;FIND(&quot;o&quot;;[.E328])); IF(ISERR(FIND(&quot;u&quot;;[.E328]));0;FIND(&quot;u&quot;;[.E32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text:p>
          </table:table-cell>
          <table:table-cell table:style-name="ce2"/>
          <table:table-cell table:number-columns-repeated="1016"/>
        </table:table-row>
        <table:table-row table:style-name="ro1">
          <table:table-cell table:style-name="ce2" office:value-type="string" calcext:value-type="string">
            <text:p>depor</text:p>
          </table:table-cell>
          <table:table-cell table:style-name="ce2" office:value-type="float" office:value="705" calcext:value-type="float">
            <text:p>705</text:p>
          </table:table-cell>
          <table:table-cell office:value-type="float" office:value="0" calcext:value-type="float">
            <text:p>0</text:p>
          </table:table-cell>
          <table:table-cell table:style-name="ce20" table:formula="of:=IF(AND(ISBLANK([.G329]); ISBLANK([.F329])); MAX(IF(ISERR(FIND(&quot;e&quot;;[.E329]));0;FIND(&quot;e&quot;;[.E329])); IF(ISERR(FIND(&quot;o&quot;;[.E329]));0;FIND(&quot;o&quot;;[.E329])); IF(ISERR(FIND(&quot;u&quot;;[.E329]));0;FIND(&quot;u&quot;;[.E32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text:p>
          </table:table-cell>
          <table:table-cell table:style-name="ce2"/>
          <table:table-cell table:number-columns-repeated="1016"/>
        </table:table-row>
        <table:table-row table:style-name="ro1">
          <table:table-cell table:style-name="ce2" office:value-type="string" calcext:value-type="string">
            <text:p>depositar</text:p>
          </table:table-cell>
          <table:table-cell table:style-name="ce2" office:value-type="float" office:value="619" calcext:value-type="float">
            <text:p>619</text:p>
          </table:table-cell>
          <table:table-cell office:value-type="float" office:value="0" calcext:value-type="float">
            <text:p>0</text:p>
          </table:table-cell>
          <table:table-cell table:style-name="ce20" table:formula="of:=IF(AND(ISBLANK([.G330]); ISBLANK([.F330])); MAX(IF(ISERR(FIND(&quot;e&quot;;[.E330]));0;FIND(&quot;e&quot;;[.E330])); IF(ISERR(FIND(&quot;o&quot;;[.E330]));0;FIND(&quot;o&quot;;[.E330])); IF(ISERR(FIND(&quot;u&quot;;[.E330]));0;FIND(&quot;u&quot;;[.E33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rivar</text:p>
          </table:table-cell>
          <table:table-cell table:style-name="ce2" office:value-type="float" office:value="395" calcext:value-type="float">
            <text:p>395</text:p>
          </table:table-cell>
          <table:table-cell office:value-type="float" office:value="0" calcext:value-type="float">
            <text:p>0</text:p>
          </table:table-cell>
          <table:table-cell table:style-name="ce20" table:formula="of:=IF(AND(ISBLANK([.G331]); ISBLANK([.F331])); MAX(IF(ISERR(FIND(&quot;e&quot;;[.E331]));0;FIND(&quot;e&quot;;[.E331])); IF(ISERR(FIND(&quot;o&quot;;[.E331]));0;FIND(&quot;o&quot;;[.E331])); IF(ISERR(FIND(&quot;u&quot;;[.E331]));0;FIND(&quot;u&quot;;[.E33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rramar</text:p>
          </table:table-cell>
          <table:table-cell table:style-name="ce2" office:value-type="float" office:value="976" calcext:value-type="float">
            <text:p>976</text:p>
          </table:table-cell>
          <table:table-cell office:value-type="float" office:value="0" calcext:value-type="float">
            <text:p>0</text:p>
          </table:table-cell>
          <table:table-cell table:style-name="ce20" table:formula="of:=IF(AND(ISBLANK([.G332]); ISBLANK([.F332])); MAX(IF(ISERR(FIND(&quot;e&quot;;[.E332]));0;FIND(&quot;e&quot;;[.E332])); IF(ISERR(FIND(&quot;o&quot;;[.E332]));0;FIND(&quot;o&quot;;[.E332])); IF(ISERR(FIND(&quot;u&quot;;[.E332]));0;FIND(&quot;u&quot;;[.E33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rrotar</text:p>
          </table:table-cell>
          <table:table-cell table:style-name="ce2" office:value-type="float" office:value="650" calcext:value-type="float">
            <text:p>650</text:p>
          </table:table-cell>
          <table:table-cell office:value-type="float" office:value="0" calcext:value-type="float">
            <text:p>0</text:p>
          </table:table-cell>
          <table:table-cell table:style-name="ce20" table:formula="of:=IF(AND(ISBLANK([.G333]); ISBLANK([.F333])); MAX(IF(ISERR(FIND(&quot;e&quot;;[.E333]));0;FIND(&quot;e&quot;;[.E333])); IF(ISERR(FIND(&quot;o&quot;;[.E333]));0;FIND(&quot;o&quot;;[.E333])); IF(ISERR(FIND(&quot;u&quot;;[.E333]));0;FIND(&quot;u&quot;;[.E33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rrubar</text:p>
          </table:table-cell>
          <table:table-cell table:style-name="ce2" office:value-type="float" office:value="467" calcext:value-type="float">
            <text:p>467</text:p>
          </table:table-cell>
          <table:table-cell office:value-type="float" office:value="0" calcext:value-type="float">
            <text:p>0</text:p>
          </table:table-cell>
          <table:table-cell table:style-name="ce20" table:formula="of:=IF(AND(ISBLANK([.G334]); ISBLANK([.F334])); MAX(IF(ISERR(FIND(&quot;e&quot;;[.E334]));0;FIND(&quot;e&quot;;[.E334])); IF(ISERR(FIND(&quot;o&quot;;[.E334]));0;FIND(&quot;o&quot;;[.E334])); IF(ISERR(FIND(&quot;u&quot;;[.E334]));0;FIND(&quot;u&quot;;[.E33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sabafar</text:p>
          </table:table-cell>
          <table:table-cell table:style-name="ce2" office:value-type="float" office:value="899" calcext:value-type="float">
            <text:p>899</text:p>
          </table:table-cell>
          <table:table-cell office:value-type="float" office:value="0" calcext:value-type="float">
            <text:p>0</text:p>
          </table:table-cell>
          <table:table-cell table:style-name="ce20" table:formula="of:=IF(AND(ISBLANK([.G335]); ISBLANK([.F335])); MAX(IF(ISERR(FIND(&quot;e&quot;;[.E335]));0;FIND(&quot;e&quot;;[.E335])); IF(ISERR(FIND(&quot;o&quot;;[.E335]));0;FIND(&quot;o&quot;;[.E335])); IF(ISERR(FIND(&quot;u&quot;;[.E335]));0;FIND(&quot;u&quot;;[.E33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safiar</text:p>
          </table:table-cell>
          <table:table-cell table:style-name="ce2" office:value-type="float" office:value="789" calcext:value-type="float">
            <text:p>789</text:p>
          </table:table-cell>
          <table:table-cell office:value-type="float" office:value="0" calcext:value-type="float">
            <text:p>0</text:p>
          </table:table-cell>
          <table:table-cell table:style-name="ce20" table:formula="of:=IF(AND(ISBLANK([.G336]); ISBLANK([.F336])); MAX(IF(ISERR(FIND(&quot;e&quot;;[.E336]));0;FIND(&quot;e&quot;;[.E336])); IF(ISERR(FIND(&quot;o&quot;;[.E336]));0;FIND(&quot;o&quot;;[.E336])); IF(ISERR(FIND(&quot;u&quot;;[.E336]));0;FIND(&quot;u&quot;;[.E336])));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sa</text:p>
          </table:table-cell>
          <table:table-cell table:style-name="ce2"/>
          <table:table-cell table:number-columns-repeated="1016"/>
        </table:table-row>
        <table:table-row table:style-name="ro1">
          <table:table-cell table:style-name="ce2" office:value-type="string" calcext:value-type="string">
            <text:p>desaparecer</text:p>
          </table:table-cell>
          <table:table-cell table:style-name="ce2" office:value-type="float" office:value="225" calcext:value-type="float">
            <text:p>225</text:p>
          </table:table-cell>
          <table:table-cell office:value-type="float" office:value="0" calcext:value-type="float">
            <text:p>0</text:p>
          </table:table-cell>
          <table:table-cell table:style-name="ce20" table:formula="of:=IF(AND(ISBLANK([.G337]); ISBLANK([.F337])); MAX(IF(ISERR(FIND(&quot;e&quot;;[.E337]));0;FIND(&quot;e&quot;;[.E337])); IF(ISERR(FIND(&quot;o&quot;;[.E337]));0;FIND(&quot;o&quot;;[.E337])); IF(ISERR(FIND(&quot;u&quot;;[.E337]));0;FIND(&quot;u&quot;;[.E337])));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sa</text:p>
          </table:table-cell>
          <table:table-cell table:style-name="ce2"/>
          <table:table-cell table:number-columns-repeated="1016"/>
        </table:table-row>
        <table:table-row table:style-name="ro1">
          <table:table-cell table:style-name="ce2" office:value-type="string" calcext:value-type="string">
            <text:p>descansar</text:p>
          </table:table-cell>
          <table:table-cell table:style-name="ce2" office:value-type="float" office:value="521" calcext:value-type="float">
            <text:p>521</text:p>
          </table:table-cell>
          <table:table-cell office:value-type="float" office:value="0" calcext:value-type="float">
            <text:p>0</text:p>
          </table:table-cell>
          <table:table-cell table:style-name="ce20" table:formula="of:=IF(AND(ISBLANK([.G338]); ISBLANK([.F338])); MAX(IF(ISERR(FIND(&quot;e&quot;;[.E338]));0;FIND(&quot;e&quot;;[.E338])); IF(ISERR(FIND(&quot;o&quot;;[.E338]));0;FIND(&quot;o&quot;;[.E338])); IF(ISERR(FIND(&quot;u&quot;;[.E338]));0;FIND(&quot;u&quot;;[.E33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scartar</text:p>
          </table:table-cell>
          <table:table-cell table:style-name="ce2" office:value-type="float" office:value="957" calcext:value-type="float">
            <text:p>957</text:p>
          </table:table-cell>
          <table:table-cell office:value-type="float" office:value="0" calcext:value-type="float">
            <text:p>0</text:p>
          </table:table-cell>
          <table:table-cell table:style-name="ce20" table:formula="of:=IF(AND(ISBLANK([.G339]); ISBLANK([.F339])); MAX(IF(ISERR(FIND(&quot;e&quot;;[.E339]));0;FIND(&quot;e&quot;;[.E339])); IF(ISERR(FIND(&quot;o&quot;;[.E339]));0;FIND(&quot;o&quot;;[.E339])); IF(ISERR(FIND(&quot;u&quot;;[.E339]));0;FIND(&quot;u&quot;;[.E33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scer</text:p>
          </table:table-cell>
          <table:table-cell table:style-name="ce2" office:value-type="float" office:value="157" calcext:value-type="float">
            <text:p>157</text:p>
          </table:table-cell>
          <table:table-cell office:value-type="float" office:value="0" calcext:value-type="float">
            <text:p>0</text:p>
          </table:table-cell>
          <table:table-cell table:style-name="ce20" table:formula="of:=IF(AND(ISBLANK([.G340]); ISBLANK([.F340])); MAX(IF(ISERR(FIND(&quot;e&quot;;[.E340]));0;FIND(&quot;e&quot;;[.E340])); IF(ISERR(FIND(&quot;o&quot;;[.E340]));0;FIND(&quot;o&quot;;[.E340])); IF(ISERR(FIND(&quot;u&quot;;[.E340]));0;FIND(&quot;u&quot;;[.E34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descobrir</text:p>
          </table:table-cell>
          <table:table-cell table:style-name="ce2" office:value-type="float" office:value="95" calcext:value-type="float">
            <text:p>95</text:p>
          </table:table-cell>
          <table:table-cell office:value-type="float" office:value="0" calcext:value-type="float">
            <text:p>0</text:p>
          </table:table-cell>
          <table:table-cell table:style-name="ce20" table:formula="of:=IF(AND(ISBLANK([.G341]); ISBLANK([.F341])); MAX(IF(ISERR(FIND(&quot;e&quot;;[.E341]));0;FIND(&quot;e&quot;;[.E341])); IF(ISERR(FIND(&quot;o&quot;;[.E341]));0;FIND(&quot;o&quot;;[.E341])); IF(ISERR(FIND(&quot;u&quot;;[.E341]));0;FIND(&quot;u&quot;;[.E341]))); 0)" office:value-type="float" office:value="0" calcext:value-type="float">
            <text:p><text:s/></text:p>
          </table:table-cell>
          <table:table-cell office:value-type="string" office:string-value="descobr" calcext:value-type="string">
            <text:p>descobr</text:p>
          </table:table-cell>
          <table:table-cell table:style-name="ce26"/>
          <table:table-cell table:style-name="ce29" office:value-type="string" calcext:value-type="string">
            <text:p>des</text:p>
          </table:table-cell>
          <table:table-cell table:style-name="ce2"/>
          <table:table-cell table:number-columns-repeated="1016"/>
        </table:table-row>
        <table:table-row table:style-name="ro1">
          <table:table-cell table:style-name="ce2" office:value-type="string" calcext:value-type="string">
            <text:p>desconfiar</text:p>
          </table:table-cell>
          <table:table-cell table:style-name="ce2" office:value-type="float" office:value="573" calcext:value-type="float">
            <text:p>573</text:p>
          </table:table-cell>
          <table:table-cell office:value-type="float" office:value="0" calcext:value-type="float">
            <text:p>0</text:p>
          </table:table-cell>
          <table:table-cell table:style-name="ce20" table:formula="of:=IF(AND(ISBLANK([.G342]); ISBLANK([.F342])); MAX(IF(ISERR(FIND(&quot;e&quot;;[.E342]));0;FIND(&quot;e&quot;;[.E342])); IF(ISERR(FIND(&quot;o&quot;;[.E342]));0;FIND(&quot;o&quot;;[.E342])); IF(ISERR(FIND(&quot;u&quot;;[.E342]));0;FIND(&quot;u&quot;;[.E342])));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scon</text:p>
          </table:table-cell>
          <table:table-cell table:style-name="ce2"/>
          <table:table-cell table:number-columns-repeated="1016"/>
        </table:table-row>
        <table:table-row table:style-name="ro1">
          <table:table-cell table:style-name="ce2" office:value-type="string" calcext:value-type="string">
            <text:p>desconhecer</text:p>
          </table:table-cell>
          <table:table-cell table:style-name="ce2" office:value-type="float" office:value="608" calcext:value-type="float">
            <text:p>608</text:p>
          </table:table-cell>
          <table:table-cell office:value-type="float" office:value="0" calcext:value-type="float">
            <text:p>0</text:p>
          </table:table-cell>
          <table:table-cell table:style-name="ce20" table:formula="of:=IF(AND(ISBLANK([.G343]); ISBLANK([.F343])); MAX(IF(ISERR(FIND(&quot;e&quot;;[.E343]));0;FIND(&quot;e&quot;;[.E343])); IF(ISERR(FIND(&quot;o&quot;;[.E343]));0;FIND(&quot;o&quot;;[.E343])); IF(ISERR(FIND(&quot;u&quot;;[.E343]));0;FIND(&quot;u&quot;;[.E343])));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s</text:p>
          </table:table-cell>
          <table:table-cell table:style-name="ce2"/>
          <table:table-cell table:number-columns-repeated="1016"/>
        </table:table-row>
        <table:table-row table:style-name="ro1">
          <table:table-cell table:style-name="ce12" office:value-type="string" calcext:value-type="string">
            <text:p>descrer</text:p>
          </table:table-cell>
          <table:table-cell table:style-name="ce16"/>
          <table:table-cell table:style-name="ce12" office:value-type="float" office:value="0" calcext:value-type="float">
            <text:p>0</text:p>
          </table:table-cell>
          <table:table-cell table:style-name="ce21" table:formula="of:=IF(AND(ISBLANK([.G344]); ISBLANK([.F344])); MAX(IF(ISERR(FIND(&quot;e&quot;;[.E344]));0;FIND(&quot;e&quot;;[.E344])); IF(ISERR(FIND(&quot;o&quot;;[.E344]));0;FIND(&quot;o&quot;;[.E344])); IF(ISERR(FIND(&quot;u&quot;;[.E344]));0;FIND(&quot;u&quot;;[.E344]))); 0)" office:value-type="float" office:value="0" calcext:value-type="float">
            <text:p><text:s/></text:p>
          </table:table-cell>
          <table:table-cell table:style-name="ce12" office:value-type="float" office:value="0" calcext:value-type="float">
            <text:p>0</text:p>
          </table:table-cell>
          <table:table-cell table:style-name="ce28"/>
          <table:table-cell table:style-name="ce33" office:value-type="string" calcext:value-type="string">
            <text:p>des</text:p>
          </table:table-cell>
          <table:table-cell table:style-name="ce12" table:number-columns-repeated="21"/>
          <table:table-cell table:number-columns-repeated="996"/>
        </table:table-row>
        <table:table-row table:style-name="ro1">
          <table:table-cell table:style-name="ce2" office:value-type="string" calcext:value-type="string">
            <text:p>descrever</text:p>
          </table:table-cell>
          <table:table-cell table:style-name="ce2" office:value-type="float" office:value="238" calcext:value-type="float">
            <text:p>238</text:p>
          </table:table-cell>
          <table:table-cell office:value-type="float" office:value="0" calcext:value-type="float">
            <text:p>0</text:p>
          </table:table-cell>
          <table:table-cell table:style-name="ce20" table:formula="of:=IF(AND(ISBLANK([.G345]); ISBLANK([.F345])); MAX(IF(ISERR(FIND(&quot;e&quot;;[.E345]));0;FIND(&quot;e&quot;;[.E345])); IF(ISERR(FIND(&quot;o&quot;;[.E345]));0;FIND(&quot;o&quot;;[.E345])); IF(ISERR(FIND(&quot;u&quot;;[.E345]));0;FIND(&quot;u&quot;;[.E345])));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text:p>
          </table:table-cell>
          <table:table-cell table:style-name="ce2"/>
          <table:table-cell table:number-columns-repeated="1016"/>
        </table:table-row>
        <table:table-row table:style-name="ro1">
          <table:table-cell table:style-name="ce2" office:value-type="string" calcext:value-type="string">
            <text:p>desculpar</text:p>
          </table:table-cell>
          <table:table-cell table:style-name="ce2" office:value-type="float" office:value="596" calcext:value-type="float">
            <text:p>596</text:p>
          </table:table-cell>
          <table:table-cell office:value-type="float" office:value="0" calcext:value-type="float">
            <text:p>0</text:p>
          </table:table-cell>
          <table:table-cell table:style-name="ce20" table:formula="of:=IF(AND(ISBLANK([.G346]); ISBLANK([.F346])); MAX(IF(ISERR(FIND(&quot;e&quot;;[.E346]));0;FIND(&quot;e&quot;;[.E346])); IF(ISERR(FIND(&quot;o&quot;;[.E346]));0;FIND(&quot;o&quot;;[.E346])); IF(ISERR(FIND(&quot;u&quot;;[.E346]));0;FIND(&quot;u&quot;;[.E346])));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s</text:p>
          </table:table-cell>
          <table:table-cell table:style-name="ce2"/>
          <table:table-cell table:number-columns-repeated="1016"/>
        </table:table-row>
        <table:table-row table:style-name="ro1">
          <table:table-cell table:style-name="ce2" office:value-type="string" calcext:value-type="string">
            <text:p>desejar</text:p>
          </table:table-cell>
          <table:table-cell table:style-name="ce2" office:value-type="float" office:value="191" calcext:value-type="float">
            <text:p>191</text:p>
          </table:table-cell>
          <table:table-cell office:value-type="float" office:value="0" calcext:value-type="float">
            <text:p>0</text:p>
          </table:table-cell>
          <table:table-cell table:style-name="ce20" table:formula="of:=IF(AND(ISBLANK([.G347]); ISBLANK([.F347])); MAX(IF(ISERR(FIND(&quot;e&quot;;[.E347]));0;FIND(&quot;e&quot;;[.E347])); IF(ISERR(FIND(&quot;o&quot;;[.E347]));0;FIND(&quot;o&quot;;[.E347])); IF(ISERR(FIND(&quot;u&quot;;[.E347]));0;FIND(&quot;u&quot;;[.E34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sembarcar</text:p>
          </table:table-cell>
          <table:table-cell table:style-name="ce2" office:value-type="float" office:value="836" calcext:value-type="float">
            <text:p>836</text:p>
          </table:table-cell>
          <table:table-cell office:value-type="float" office:value="0" calcext:value-type="float">
            <text:p>0</text:p>
          </table:table-cell>
          <table:table-cell table:style-name="ce20" table:formula="of:=IF(AND(ISBLANK([.G348]); ISBLANK([.F348])); MAX(IF(ISERR(FIND(&quot;e&quot;;[.E348]));0;FIND(&quot;e&quot;;[.E348])); IF(ISERR(FIND(&quot;o&quot;;[.E348]));0;FIND(&quot;o&quot;;[.E348])); IF(ISERR(FIND(&quot;u&quot;;[.E348]));0;FIND(&quot;u&quot;;[.E34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s</text:p>
          </table:table-cell>
          <table:table-cell table:style-name="ce2"/>
          <table:table-cell table:number-columns-repeated="1016"/>
        </table:table-row>
        <table:table-row table:style-name="ro1">
          <table:table-cell table:style-name="ce2" office:value-type="string" calcext:value-type="string">
            <text:p>desempenhar</text:p>
          </table:table-cell>
          <table:table-cell table:style-name="ce2" office:value-type="float" office:value="415" calcext:value-type="float">
            <text:p>415</text:p>
          </table:table-cell>
          <table:table-cell office:value-type="float" office:value="0" calcext:value-type="float">
            <text:p>0</text:p>
          </table:table-cell>
          <table:table-cell table:style-name="ce20" table:formula="of:=IF(AND(ISBLANK([.G349]); ISBLANK([.F349])); MAX(IF(ISERR(FIND(&quot;e&quot;;[.E349]));0;FIND(&quot;e&quot;;[.E349])); IF(ISERR(FIND(&quot;o&quot;;[.E349]));0;FIND(&quot;o&quot;;[.E349])); IF(ISERR(FIND(&quot;u&quot;;[.E349]));0;FIND(&quot;u&quot;;[.E34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s</text:p>
          </table:table-cell>
          <table:table-cell table:style-name="ce2"/>
          <table:table-cell table:number-columns-repeated="1016"/>
        </table:table-row>
        <table:table-row table:style-name="ro1">
          <table:table-cell table:style-name="ce2" office:value-type="string" calcext:value-type="string">
            <text:p>desencadear</text:p>
          </table:table-cell>
          <table:table-cell table:style-name="ce2" office:value-type="float" office:value="712" calcext:value-type="float">
            <text:p>712</text:p>
          </table:table-cell>
          <table:table-cell office:value-type="float" office:value="0" calcext:value-type="float">
            <text:p>0</text:p>
          </table:table-cell>
          <table:table-cell table:style-name="ce20" table:formula="of:=IF(AND(ISBLANK([.G350]); ISBLANK([.F350])); MAX(IF(ISERR(FIND(&quot;e&quot;;[.E350]));0;FIND(&quot;e&quot;;[.E350])); IF(ISERR(FIND(&quot;o&quot;;[.E350]));0;FIND(&quot;o&quot;;[.E350])); IF(ISERR(FIND(&quot;u&quot;;[.E350]));0;FIND(&quot;u&quot;;[.E35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ar</text:p>
          </table:table-cell>
          <table:table-cell table:number-columns-repeated="1016"/>
        </table:table-row>
        <table:table-row table:style-name="ro1">
          <table:table-cell table:style-name="ce2" office:value-type="string" calcext:value-type="string">
            <text:p>desenhar</text:p>
          </table:table-cell>
          <table:table-cell table:style-name="ce2" office:value-type="float" office:value="454" calcext:value-type="float">
            <text:p>454</text:p>
          </table:table-cell>
          <table:table-cell office:value-type="float" office:value="0" calcext:value-type="float">
            <text:p>0</text:p>
          </table:table-cell>
          <table:table-cell table:style-name="ce20" table:formula="of:=IF(AND(ISBLANK([.G351]); ISBLANK([.F351])); MAX(IF(ISERR(FIND(&quot;e&quot;;[.E351]));0;FIND(&quot;e&quot;;[.E351])); IF(ISERR(FIND(&quot;o&quot;;[.E351]));0;FIND(&quot;o&quot;;[.E351])); IF(ISERR(FIND(&quot;u&quot;;[.E351]));0;FIND(&quot;u&quot;;[.E35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senrolar</text:p>
          </table:table-cell>
          <table:table-cell table:style-name="ce2" office:value-type="float" office:value="962" calcext:value-type="float">
            <text:p>962</text:p>
          </table:table-cell>
          <table:table-cell office:value-type="float" office:value="0" calcext:value-type="float">
            <text:p>0</text:p>
          </table:table-cell>
          <table:table-cell table:style-name="ce20" table:formula="of:=IF(AND(ISBLANK([.G352]); ISBLANK([.F352])); MAX(IF(ISERR(FIND(&quot;e&quot;;[.E352]));0;FIND(&quot;e&quot;;[.E352])); IF(ISERR(FIND(&quot;o&quot;;[.E352]));0;FIND(&quot;o&quot;;[.E352])); IF(ISERR(FIND(&quot;u&quot;;[.E352]));0;FIND(&quot;u&quot;;[.E352])));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sen</text:p>
          </table:table-cell>
          <table:table-cell table:number-columns-repeated="1017"/>
        </table:table-row>
        <table:table-row table:style-name="ro1">
          <table:table-cell table:style-name="ce2" office:value-type="string" calcext:value-type="string">
            <text:p>desenvolver</text:p>
          </table:table-cell>
          <table:table-cell table:style-name="ce2" office:value-type="float" office:value="93" calcext:value-type="float">
            <text:p>93</text:p>
          </table:table-cell>
          <table:table-cell office:value-type="float" office:value="0" calcext:value-type="float">
            <text:p>0</text:p>
          </table:table-cell>
          <table:table-cell table:style-name="ce20" table:formula="of:=IF(AND(ISBLANK([.G353]); ISBLANK([.F353])); MAX(IF(ISERR(FIND(&quot;e&quot;;[.E353]));0;FIND(&quot;e&quot;;[.E353])); IF(ISERR(FIND(&quot;o&quot;;[.E353]));0;FIND(&quot;o&quot;;[.E353])); IF(ISERR(FIND(&quot;u&quot;;[.E353]));0;FIND(&quot;u&quot;;[.E353])));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sen</text:p>
          </table:table-cell>
          <table:table-cell table:style-name="ce2"/>
          <table:table-cell table:number-columns-repeated="1016"/>
        </table:table-row>
        <table:table-row table:style-name="ro1">
          <table:table-cell table:style-name="ce2" office:value-type="string" calcext:value-type="string">
            <text:p>desfazer</text:p>
          </table:table-cell>
          <table:table-cell table:style-name="ce2" office:value-type="float" office:value="516" calcext:value-type="float">
            <text:p>516</text:p>
          </table:table-cell>
          <table:table-cell office:value-type="float" office:value="0" calcext:value-type="float">
            <text:p>0</text:p>
          </table:table-cell>
          <table:table-cell table:style-name="ce20" table:formula="of:=IF(AND(ISBLANK([.G354]); ISBLANK([.F354])); MAX(IF(ISERR(FIND(&quot;e&quot;;[.E354]));0;FIND(&quot;e&quot;;[.E354])); IF(ISERR(FIND(&quot;o&quot;;[.E354]));0;FIND(&quot;o&quot;;[.E354])); IF(ISERR(FIND(&quot;u&quot;;[.E354]));0;FIND(&quot;u&quot;;[.E354])));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s</text:p>
          </table:table-cell>
          <table:table-cell table:style-name="ce2"/>
          <table:table-cell table:number-columns-repeated="1016"/>
        </table:table-row>
        <table:table-row table:style-name="ro1">
          <table:table-cell table:style-name="ce2" office:value-type="string" calcext:value-type="string">
            <text:p>desferir</text:p>
          </table:table-cell>
          <table:table-cell table:style-name="ce2"/>
          <table:table-cell office:value-type="float" office:value="0" calcext:value-type="float">
            <text:p>0</text:p>
          </table:table-cell>
          <table:table-cell table:style-name="ce20" table:formula="of:=IF(AND(ISBLANK([.G355]); ISBLANK([.F355])); MAX(IF(ISERR(FIND(&quot;e&quot;;[.E355]));0;FIND(&quot;e&quot;;[.E355])); IF(ISERR(FIND(&quot;o&quot;;[.E355]));0;FIND(&quot;o&quot;;[.E355])); IF(ISERR(FIND(&quot;u&quot;;[.E355]));0;FIND(&quot;u&quot;;[.E355]))); 0)" office:value-type="float" office:value="0" calcext:value-type="float">
            <text:p><text:s/></text:p>
          </table:table-cell>
          <table:table-cell office:value-type="string" office:string-value="desfer" calcext:value-type="string">
            <text:p>desfer</text:p>
          </table:table-cell>
          <table:table-cell table:style-name="ce26"/>
          <table:table-cell table:style-name="ce29" office:value-type="string" calcext:value-type="string">
            <text:p>des</text:p>
          </table:table-cell>
          <table:table-cell table:number-columns-repeated="1017"/>
        </table:table-row>
        <table:table-row table:style-name="ro1">
          <table:table-cell table:style-name="ce2" office:value-type="string" calcext:value-type="string">
            <text:p>designar</text:p>
          </table:table-cell>
          <table:table-cell table:style-name="ce2" office:value-type="float" office:value="270" calcext:value-type="float">
            <text:p>270</text:p>
          </table:table-cell>
          <table:table-cell office:value-type="float" office:value="0" calcext:value-type="float">
            <text:p>0</text:p>
          </table:table-cell>
          <table:table-cell table:style-name="ce20" table:formula="of:=IF(AND(ISBLANK([.G356]); ISBLANK([.F356])); MAX(IF(ISERR(FIND(&quot;e&quot;;[.E356]));0;FIND(&quot;e&quot;;[.E356])); IF(ISERR(FIND(&quot;o&quot;;[.E356]));0;FIND(&quot;o&quot;;[.E356])); IF(ISERR(FIND(&quot;u&quot;;[.E356]));0;FIND(&quot;u&quot;;[.E35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sistir</text:p>
          </table:table-cell>
          <table:table-cell table:style-name="ce2" office:value-type="float" office:value="520" calcext:value-type="float">
            <text:p>520</text:p>
          </table:table-cell>
          <table:table-cell office:value-type="float" office:value="0" calcext:value-type="float">
            <text:p>0</text:p>
          </table:table-cell>
          <table:table-cell table:style-name="ce20" table:formula="of:=IF(AND(ISBLANK([.G357]); ISBLANK([.F357])); MAX(IF(ISERR(FIND(&quot;e&quot;;[.E357]));0;FIND(&quot;e&quot;;[.E357])); IF(ISERR(FIND(&quot;o&quot;;[.E357]));0;FIND(&quot;o&quot;;[.E357])); IF(ISERR(FIND(&quot;u&quot;;[.E357]));0;FIND(&quot;u&quot;;[.E357]))); 0)" office:value-type="float" office:value="0" calcext:value-type="float">
            <text:p><text:s/></text:p>
          </table:table-cell>
          <table:table-cell office:value-type="string" office:string-value="desist" calcext:value-type="string">
            <text:p>desist</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desligar</text:p>
          </table:table-cell>
          <table:table-cell table:style-name="ce2" office:value-type="float" office:value="908" calcext:value-type="float">
            <text:p>908</text:p>
          </table:table-cell>
          <table:table-cell office:value-type="float" office:value="0" calcext:value-type="float">
            <text:p>0</text:p>
          </table:table-cell>
          <table:table-cell table:style-name="ce20" table:formula="of:=IF(AND(ISBLANK([.G358]); ISBLANK([.F358])); MAX(IF(ISERR(FIND(&quot;e&quot;;[.E358]));0;FIND(&quot;e&quot;;[.E358])); IF(ISERR(FIND(&quot;o&quot;;[.E358]));0;FIND(&quot;o&quot;;[.E358])); IF(ISERR(FIND(&quot;u&quot;;[.E358]));0;FIND(&quot;u&quot;;[.E35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deslizar</text:p>
          </table:table-cell>
          <table:table-cell table:style-name="ce2" office:value-type="float" office:value="777" calcext:value-type="float">
            <text:p>777</text:p>
          </table:table-cell>
          <table:table-cell office:value-type="float" office:value="0" calcext:value-type="float">
            <text:p>0</text:p>
          </table:table-cell>
          <table:table-cell table:style-name="ce20" table:formula="of:=IF(AND(ISBLANK([.G359]); ISBLANK([.F359])); MAX(IF(ISERR(FIND(&quot;e&quot;;[.E359]));0;FIND(&quot;e&quot;;[.E359])); IF(ISERR(FIND(&quot;o&quot;;[.E359]));0;FIND(&quot;o&quot;;[.E359])); IF(ISERR(FIND(&quot;u&quot;;[.E359]));0;FIND(&quot;u&quot;;[.E35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slocar</text:p>
          </table:table-cell>
          <table:table-cell table:style-name="ce2" office:value-type="float" office:value="402" calcext:value-type="float">
            <text:p>402</text:p>
          </table:table-cell>
          <table:table-cell office:value-type="float" office:value="0" calcext:value-type="float">
            <text:p>0</text:p>
          </table:table-cell>
          <table:table-cell table:style-name="ce20" table:formula="of:=IF(AND(ISBLANK([.G360]); ISBLANK([.F360])); MAX(IF(ISERR(FIND(&quot;e&quot;;[.E360]));0;FIND(&quot;e&quot;;[.E360])); IF(ISERR(FIND(&quot;o&quot;;[.E360]));0;FIND(&quot;o&quot;;[.E360])); IF(ISERR(FIND(&quot;u&quot;;[.E360]));0;FIND(&quot;u&quot;;[.E36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desmentir</text:p>
          </table:table-cell>
          <table:table-cell table:style-name="ce2" office:value-type="float" office:value="920" calcext:value-type="float">
            <text:p>920</text:p>
          </table:table-cell>
          <table:table-cell office:value-type="float" office:value="0" calcext:value-type="float">
            <text:p>0</text:p>
          </table:table-cell>
          <table:table-cell table:style-name="ce20" table:formula="of:=IF(AND(ISBLANK([.G361]); ISBLANK([.F361])); MAX(IF(ISERR(FIND(&quot;e&quot;;[.E361]));0;FIND(&quot;e&quot;;[.E361])); IF(ISERR(FIND(&quot;o&quot;;[.E361]));0;FIND(&quot;o&quot;;[.E361])); IF(ISERR(FIND(&quot;u&quot;;[.E361]));0;FIND(&quot;u&quot;;[.E361]))); 0)" office:value-type="float" office:value="0" calcext:value-type="float">
            <text:p><text:s/></text:p>
          </table:table-cell>
          <table:table-cell office:value-type="string" office:string-value="desment" calcext:value-type="string">
            <text:p>desment</text:p>
          </table:table-cell>
          <table:table-cell table:style-name="ce26"/>
          <table:table-cell table:style-name="ce29" office:value-type="string" calcext:value-type="string">
            <text:p>des</text:p>
          </table:table-cell>
          <table:table-cell table:style-name="ce2"/>
          <table:table-cell table:number-columns-repeated="1016"/>
        </table:table-row>
        <table:table-row table:style-name="ro1">
          <table:table-cell table:style-name="ce2" office:value-type="string" calcext:value-type="string">
            <text:p>despedir</text:p>
          </table:table-cell>
          <table:table-cell table:style-name="ce2" office:value-type="float" office:value="502" calcext:value-type="float">
            <text:p>502</text:p>
          </table:table-cell>
          <table:table-cell office:value-type="float" office:value="0" calcext:value-type="float">
            <text:p>0</text:p>
          </table:table-cell>
          <table:table-cell table:style-name="ce20" table:formula="of:=IF(AND(ISBLANK([.G362]); ISBLANK([.F362])); MAX(IF(ISERR(FIND(&quot;e&quot;;[.E362]));0;FIND(&quot;e&quot;;[.E362])); IF(ISERR(FIND(&quot;o&quot;;[.E362]));0;FIND(&quot;o&quot;;[.E362])); IF(ISERR(FIND(&quot;u&quot;;[.E362]));0;FIND(&quot;u&quot;;[.E362]))); 0)" office:value-type="float" office:value="0" calcext:value-type="float">
            <text:p><text:s/></text:p>
          </table:table-cell>
          <table:table-cell office:value-type="string" office:string-value="desped" calcext:value-type="string">
            <text:p>desped</text:p>
          </table:table-cell>
          <table:table-cell table:style-name="ce26"/>
          <table:table-cell table:style-name="ce29" office:value-type="string" calcext:value-type="string">
            <text:p>des</text:p>
          </table:table-cell>
          <table:table-cell table:style-name="ce2"/>
          <table:table-cell table:number-columns-repeated="1016"/>
        </table:table-row>
        <table:table-row table:style-name="ro1">
          <table:table-cell table:style-name="ce2" office:value-type="string" calcext:value-type="string">
            <text:p>despertar</text:p>
          </table:table-cell>
          <table:table-cell table:style-name="ce2" office:value-type="float" office:value="441" calcext:value-type="float">
            <text:p>441</text:p>
          </table:table-cell>
          <table:table-cell office:value-type="float" office:value="0" calcext:value-type="float">
            <text:p>0</text:p>
          </table:table-cell>
          <table:table-cell table:style-name="ce20" table:formula="of:=IF(AND(ISBLANK([.G363]); ISBLANK([.F363])); MAX(IF(ISERR(FIND(&quot;e&quot;;[.E363]));0;FIND(&quot;e&quot;;[.E363])); IF(ISERR(FIND(&quot;o&quot;;[.E363]));0;FIND(&quot;o&quot;;[.E363])); IF(ISERR(FIND(&quot;u&quot;;[.E363]));0;FIND(&quot;u&quot;;[.E36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sprezar</text:p>
          </table:table-cell>
          <table:table-cell table:style-name="ce2" office:value-type="float" office:value="822" calcext:value-type="float">
            <text:p>822</text:p>
          </table:table-cell>
          <table:table-cell office:value-type="float" office:value="0" calcext:value-type="float">
            <text:p>0</text:p>
          </table:table-cell>
          <table:table-cell table:style-name="ce20" table:formula="of:=IF(AND(ISBLANK([.G364]); ISBLANK([.F364])); MAX(IF(ISERR(FIND(&quot;e&quot;;[.E364]));0;FIND(&quot;e&quot;;[.E364])); IF(ISERR(FIND(&quot;o&quot;;[.E364]));0;FIND(&quot;o&quot;;[.E364])); IF(ISERR(FIND(&quot;u&quot;;[.E364]));0;FIND(&quot;u&quot;;[.E36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stacar</text:p>
          </table:table-cell>
          <table:table-cell table:style-name="ce2" office:value-type="float" office:value="155" calcext:value-type="float">
            <text:p>155</text:p>
          </table:table-cell>
          <table:table-cell office:value-type="float" office:value="0" calcext:value-type="float">
            <text:p>0</text:p>
          </table:table-cell>
          <table:table-cell table:style-name="ce20" table:formula="of:=IF(AND(ISBLANK([.G365]); ISBLANK([.F365])); MAX(IF(ISERR(FIND(&quot;e&quot;;[.E365]));0;FIND(&quot;e&quot;;[.E365])); IF(ISERR(FIND(&quot;o&quot;;[.E365]));0;FIND(&quot;o&quot;;[.E365])); IF(ISERR(FIND(&quot;u&quot;;[.E365]));0;FIND(&quot;u&quot;;[.E36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destinar</text:p>
          </table:table-cell>
          <table:table-cell table:style-name="ce2" office:value-type="float" office:value="526" calcext:value-type="float">
            <text:p>526</text:p>
          </table:table-cell>
          <table:table-cell office:value-type="float" office:value="0" calcext:value-type="float">
            <text:p>0</text:p>
          </table:table-cell>
          <table:table-cell table:style-name="ce20" table:formula="of:=IF(AND(ISBLANK([.G366]); ISBLANK([.F366])); MAX(IF(ISERR(FIND(&quot;e&quot;;[.E366]));0;FIND(&quot;e&quot;;[.E366])); IF(ISERR(FIND(&quot;o&quot;;[.E366]));0;FIND(&quot;o&quot;;[.E366])); IF(ISERR(FIND(&quot;u&quot;;[.E366]));0;FIND(&quot;u&quot;;[.E36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struir</text:p>
          </table:table-cell>
          <table:table-cell table:style-name="ce2" office:value-type="float" office:value="336" calcext:value-type="float">
            <text:p>336</text:p>
          </table:table-cell>
          <table:table-cell office:value-type="float" office:value="0" calcext:value-type="float">
            <text:p>0</text:p>
          </table:table-cell>
          <table:table-cell table:style-name="ce20" table:formula="of:=IF(AND(ISBLANK([.G367]); ISBLANK([.F367])); MAX(IF(ISERR(FIND(&quot;e&quot;;[.E367]));0;FIND(&quot;e&quot;;[.E367])); IF(ISERR(FIND(&quot;o&quot;;[.E367]));0;FIND(&quot;o&quot;;[.E367])); IF(ISERR(FIND(&quot;u&quot;;[.E367]));0;FIND(&quot;u&quot;;[.E367]))); 0)" office:value-type="float" office:value="0" calcext:value-type="float">
            <text:p><text:s/></text:p>
          </table:table-cell>
          <table:table-cell office:value-type="string" office:string-value="destru" calcext:value-type="string">
            <text:p>destru</text:p>
          </table:table-cell>
          <table:table-cell table:style-name="ce25" office:value-type="string" calcext:value-type="string">
            <text:p>YES</text:p>
          </table:table-cell>
          <table:table-cell table:style-name="ce30"/>
          <table:table-cell table:style-name="ce2" office:value-type="string" calcext:value-type="string">
            <text:p>struir</text:p>
          </table:table-cell>
          <table:table-cell table:number-columns-repeated="1016"/>
        </table:table-row>
        <table:table-row table:style-name="ro1">
          <table:table-cell table:style-name="ce2" office:value-type="string" calcext:value-type="string">
            <text:p>desviar</text:p>
          </table:table-cell>
          <table:table-cell table:style-name="ce2" office:value-type="float" office:value="545" calcext:value-type="float">
            <text:p>545</text:p>
          </table:table-cell>
          <table:table-cell office:value-type="float" office:value="0" calcext:value-type="float">
            <text:p>0</text:p>
          </table:table-cell>
          <table:table-cell table:style-name="ce20" table:formula="of:=IF(AND(ISBLANK([.G368]); ISBLANK([.F368])); MAX(IF(ISERR(FIND(&quot;e&quot;;[.E368]));0;FIND(&quot;e&quot;;[.E368])); IF(ISERR(FIND(&quot;o&quot;;[.E368]));0;FIND(&quot;o&quot;;[.E368])); IF(ISERR(FIND(&quot;u&quot;;[.E368]));0;FIND(&quot;u&quot;;[.E36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ter</text:p>
          </table:table-cell>
          <table:table-cell table:style-name="ce2" office:value-type="float" office:value="329" calcext:value-type="float">
            <text:p>329</text:p>
          </table:table-cell>
          <table:table-cell office:value-type="float" office:value="0" calcext:value-type="float">
            <text:p>0</text:p>
          </table:table-cell>
          <table:table-cell table:style-name="ce20" table:formula="of:=IF(AND(ISBLANK([.G369]); ISBLANK([.F369])); MAX(IF(ISERR(FIND(&quot;e&quot;;[.E369]));0;FIND(&quot;e&quot;;[.E369])); IF(ISERR(FIND(&quot;o&quot;;[.E369]));0;FIND(&quot;o&quot;;[.E369])); IF(ISERR(FIND(&quot;u&quot;;[.E369]));0;FIND(&quot;u&quot;;[.E36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text:p>
          </table:table-cell>
          <table:table-cell table:style-name="ce2"/>
          <table:table-cell table:number-columns-repeated="1016"/>
        </table:table-row>
        <table:table-row table:style-name="ro1">
          <table:table-cell table:style-name="ce2" office:value-type="string" calcext:value-type="string">
            <text:p>determinar</text:p>
          </table:table-cell>
          <table:table-cell table:style-name="ce2" office:value-type="float" office:value="161" calcext:value-type="float">
            <text:p>161</text:p>
          </table:table-cell>
          <table:table-cell office:value-type="float" office:value="0" calcext:value-type="float">
            <text:p>0</text:p>
          </table:table-cell>
          <table:table-cell table:style-name="ce20" table:formula="of:=IF(AND(ISBLANK([.G370]); ISBLANK([.F370])); MAX(IF(ISERR(FIND(&quot;e&quot;;[.E370]));0;FIND(&quot;e&quot;;[.E370])); IF(ISERR(FIND(&quot;o&quot;;[.E370]));0;FIND(&quot;o&quot;;[.E370])); IF(ISERR(FIND(&quot;u&quot;;[.E370]));0;FIND(&quot;u&quot;;[.E370])));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text:p>
          </table:table-cell>
          <table:table-cell table:style-name="ce2"/>
          <table:table-cell table:number-columns-repeated="1016"/>
        </table:table-row>
        <table:table-row table:style-name="ro1">
          <table:table-cell table:style-name="ce2" office:value-type="string" calcext:value-type="string">
            <text:p>detestar</text:p>
          </table:table-cell>
          <table:table-cell table:style-name="ce2" office:value-type="float" office:value="839" calcext:value-type="float">
            <text:p>839</text:p>
          </table:table-cell>
          <table:table-cell office:value-type="float" office:value="0" calcext:value-type="float">
            <text:p>0</text:p>
          </table:table-cell>
          <table:table-cell table:style-name="ce20" table:formula="of:=IF(AND(ISBLANK([.G371]); ISBLANK([.F371])); MAX(IF(ISERR(FIND(&quot;e&quot;;[.E371]));0;FIND(&quot;e&quot;;[.E371])); IF(ISERR(FIND(&quot;o&quot;;[.E371]));0;FIND(&quot;o&quot;;[.E371])); IF(ISERR(FIND(&quot;u&quot;;[.E371]));0;FIND(&quot;u&quot;;[.E371]))); 0)" office:value-type="float" office:value="0" calcext:value-type="float">
            <text:p><text:s/></text:p>
          </table:table-cell>
          <table:table-cell office:value-type="float" office:value="0" calcext:value-type="float">
            <text:p>0</text:p>
          </table:table-cell>
          <table:table-cell table:style-name="ce26"/>
          <table:table-cell table:style-name="ce32" office:value-type="string" calcext:value-type="string">
            <text:p>de</text:p>
          </table:table-cell>
          <table:table-cell table:style-name="ce2"/>
          <table:table-cell table:number-columns-repeated="1016"/>
        </table:table-row>
        <table:table-row table:style-name="ro1">
          <table:table-cell table:style-name="ce2" office:value-type="string" calcext:value-type="string">
            <text:p>detetar</text:p>
          </table:table-cell>
          <table:table-cell table:style-name="ce2" office:value-type="float" office:value="679" calcext:value-type="float">
            <text:p>679</text:p>
          </table:table-cell>
          <table:table-cell office:value-type="float" office:value="0" calcext:value-type="float">
            <text:p>0</text:p>
          </table:table-cell>
          <table:table-cell table:style-name="ce20" table:formula="of:=IF(AND(ISBLANK([.G372]); ISBLANK([.F372])); MAX(IF(ISERR(FIND(&quot;e&quot;;[.E372]));0;FIND(&quot;e&quot;;[.E372])); IF(ISERR(FIND(&quot;o&quot;;[.E372]));0;FIND(&quot;o&quot;;[.E372])); IF(ISERR(FIND(&quot;u&quot;;[.E372]));0;FIND(&quot;u&quot;;[.E37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ever</text:p>
          </table:table-cell>
          <table:table-cell table:style-name="ce2" office:value-type="float" office:value="14" calcext:value-type="float">
            <text:p>14</text:p>
          </table:table-cell>
          <table:table-cell office:value-type="float" office:value="0" calcext:value-type="float">
            <text:p>0</text:p>
          </table:table-cell>
          <table:table-cell table:style-name="ce20" table:formula="of:=IF(AND(ISBLANK([.G373]); ISBLANK([.F373])); MAX(IF(ISERR(FIND(&quot;e&quot;;[.E373]));0;FIND(&quot;e&quot;;[.E373])); IF(ISERR(FIND(&quot;o&quot;;[.E373]));0;FIND(&quot;o&quot;;[.E373])); IF(ISERR(FIND(&quot;u&quot;;[.E373]));0;FIND(&quot;u&quot;;[.E37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devolver</text:p>
          </table:table-cell>
          <table:table-cell table:style-name="ce2" office:value-type="float" office:value="683" calcext:value-type="float">
            <text:p>683</text:p>
          </table:table-cell>
          <table:table-cell office:value-type="float" office:value="0" calcext:value-type="float">
            <text:p>0</text:p>
          </table:table-cell>
          <table:table-cell table:style-name="ce20" table:formula="of:=IF(AND(ISBLANK([.G374]); ISBLANK([.F374])); MAX(IF(ISERR(FIND(&quot;e&quot;;[.E374]));0;FIND(&quot;e&quot;;[.E374])); IF(ISERR(FIND(&quot;o&quot;;[.E374]));0;FIND(&quot;o&quot;;[.E374])); IF(ISERR(FIND(&quot;u&quot;;[.E374]));0;FIND(&quot;u&quot;;[.E374])));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e</text:p>
          </table:table-cell>
          <table:table-cell table:style-name="ce2"/>
          <table:table-cell table:number-columns-repeated="1016"/>
        </table:table-row>
        <table:table-row table:style-name="ro1">
          <table:table-cell table:style-name="ce2" office:value-type="string" calcext:value-type="string">
            <text:p>devorar</text:p>
          </table:table-cell>
          <table:table-cell table:style-name="ce2" office:value-type="float" office:value="877" calcext:value-type="float">
            <text:p>877</text:p>
          </table:table-cell>
          <table:table-cell office:value-type="float" office:value="0" calcext:value-type="float">
            <text:p>0</text:p>
          </table:table-cell>
          <table:table-cell table:style-name="ce20" table:formula="of:=IF(AND(ISBLANK([.G375]); ISBLANK([.F375])); MAX(IF(ISERR(FIND(&quot;e&quot;;[.E375]));0;FIND(&quot;e&quot;;[.E375])); IF(ISERR(FIND(&quot;o&quot;;[.E375]));0;FIND(&quot;o&quot;;[.E375])); IF(ISERR(FIND(&quot;u&quot;;[.E375]));0;FIND(&quot;u&quot;;[.E37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iferenciar</text:p>
          </table:table-cell>
          <table:table-cell table:style-name="ce2" office:value-type="float" office:value="963" calcext:value-type="float">
            <text:p>963</text:p>
          </table:table-cell>
          <table:table-cell office:value-type="float" office:value="0" calcext:value-type="float">
            <text:p>0</text:p>
          </table:table-cell>
          <table:table-cell table:style-name="ce20" table:formula="of:=IF(AND(ISBLANK([.G376]); ISBLANK([.F376])); MAX(IF(ISERR(FIND(&quot;e&quot;;[.E376]));0;FIND(&quot;e&quot;;[.E376])); IF(ISERR(FIND(&quot;o&quot;;[.E376]));0;FIND(&quot;o&quot;;[.E376])); IF(ISERR(FIND(&quot;u&quot;;[.E376]));0;FIND(&quot;u&quot;;[.E37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iferir</text:p>
          </table:table-cell>
          <table:table-cell table:style-name="ce2" office:value-type="float" office:value="823" calcext:value-type="float">
            <text:p>823</text:p>
          </table:table-cell>
          <table:table-cell office:value-type="float" office:value="0" calcext:value-type="float">
            <text:p>0</text:p>
          </table:table-cell>
          <table:table-cell table:style-name="ce20" table:formula="of:=IF(AND(ISBLANK([.G377]); ISBLANK([.F377])); MAX(IF(ISERR(FIND(&quot;e&quot;;[.E377]));0;FIND(&quot;e&quot;;[.E377])); IF(ISERR(FIND(&quot;o&quot;;[.E377]));0;FIND(&quot;o&quot;;[.E377])); IF(ISERR(FIND(&quot;u&quot;;[.E377]));0;FIND(&quot;u&quot;;[.E377]))); 0)" office:value-type="float" office:value="0" calcext:value-type="float">
            <text:p><text:s/></text:p>
          </table:table-cell>
          <table:table-cell office:value-type="string" office:string-value="difer" calcext:value-type="string">
            <text:p>difer</text:p>
          </table:table-cell>
          <table:table-cell table:style-name="ce26"/>
          <table:table-cell table:style-name="ce29" office:value-type="string" calcext:value-type="string">
            <text:p>di</text:p>
          </table:table-cell>
          <table:table-cell table:style-name="ce2"/>
          <table:table-cell table:number-columns-repeated="1016"/>
        </table:table-row>
        <table:table-row table:style-name="ro1">
          <table:table-cell table:style-name="ce2" office:value-type="string" calcext:value-type="string">
            <text:p>dificultar</text:p>
          </table:table-cell>
          <table:table-cell table:style-name="ce2" office:value-type="float" office:value="756" calcext:value-type="float">
            <text:p>756</text:p>
          </table:table-cell>
          <table:table-cell office:value-type="float" office:value="0" calcext:value-type="float">
            <text:p>0</text:p>
          </table:table-cell>
          <table:table-cell table:style-name="ce20" table:formula="of:=IF(AND(ISBLANK([.G378]); ISBLANK([.F378])); MAX(IF(ISERR(FIND(&quot;e&quot;;[.E378]));0;FIND(&quot;e&quot;;[.E378])); IF(ISERR(FIND(&quot;o&quot;;[.E378]));0;FIND(&quot;o&quot;;[.E378])); IF(ISERR(FIND(&quot;u&quot;;[.E378]));0;FIND(&quot;u&quot;;[.E37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iminuir</text:p>
          </table:table-cell>
          <table:table-cell table:style-name="ce2" office:value-type="float" office:value="318" calcext:value-type="float">
            <text:p>318</text:p>
          </table:table-cell>
          <table:table-cell office:value-type="float" office:value="0" calcext:value-type="float">
            <text:p>0</text:p>
          </table:table-cell>
          <table:table-cell table:style-name="ce20" table:formula="of:=IF(AND(ISBLANK([.G379]); ISBLANK([.F379])); MAX(IF(ISERR(FIND(&quot;e&quot;;[.E379]));0;FIND(&quot;e&quot;;[.E379])); IF(ISERR(FIND(&quot;o&quot;;[.E379]));0;FIND(&quot;o&quot;;[.E379])); IF(ISERR(FIND(&quot;u&quot;;[.E379]));0;FIND(&quot;u&quot;;[.E379]))); 0)" office:value-type="float" office:value="0" calcext:value-type="float">
            <text:p><text:s/></text:p>
          </table:table-cell>
          <table:table-cell office:value-type="string" office:string-value="diminu" calcext:value-type="string">
            <text:p>diminu</text:p>
          </table:table-cell>
          <table:table-cell table:style-name="ce25" office:value-type="string" calcext:value-type="string">
            <text:p>YES</text:p>
          </table:table-cell>
          <table:table-cell table:style-name="ce30"/>
          <table:table-cell table:style-name="ce2" office:value-type="string" calcext:value-type="string">
            <text:p>uir</text:p>
          </table:table-cell>
          <table:table-cell table:number-columns-repeated="1016"/>
        </table:table-row>
        <table:table-row table:style-name="ro1">
          <table:table-cell table:style-name="ce2" office:value-type="string" calcext:value-type="string">
            <text:p>dirigir</text:p>
          </table:table-cell>
          <table:table-cell table:style-name="ce2" office:value-type="float" office:value="141" calcext:value-type="float">
            <text:p>141</text:p>
          </table:table-cell>
          <table:table-cell office:value-type="float" office:value="0" calcext:value-type="float">
            <text:p>0</text:p>
          </table:table-cell>
          <table:table-cell table:style-name="ce20" table:formula="of:=IF(AND(ISBLANK([.G380]); ISBLANK([.F380])); MAX(IF(ISERR(FIND(&quot;e&quot;;[.E380]));0;FIND(&quot;e&quot;;[.E380])); IF(ISERR(FIND(&quot;o&quot;;[.E380]));0;FIND(&quot;o&quot;;[.E380])); IF(ISERR(FIND(&quot;u&quot;;[.E380]));0;FIND(&quot;u&quot;;[.E380]))); 0)" office:value-type="float" office:value="0" calcext:value-type="float">
            <text:p><text:s/></text:p>
          </table:table-cell>
          <table:table-cell office:value-type="string" office:string-value="dirig" calcext:value-type="string">
            <text:p>dirig</text:p>
          </table:table-cell>
          <table:table-cell table:style-name="ce26"/>
          <table:table-cell table:style-name="ce29"/>
          <table:table-cell table:style-name="ce2" office:value-type="string" calcext:value-type="string">
            <text:p>gir</text:p>
          </table:table-cell>
          <table:table-cell table:style-name="ce2"/>
          <table:table-cell table:style-name="ce2" office:value-type="string" calcext:value-type="string">
            <text:p>direto</text:p>
          </table:table-cell>
          <table:table-cell table:number-columns-repeated="1014"/>
        </table:table-row>
        <table:table-row table:style-name="ro1">
          <table:table-cell table:style-name="ce2" office:value-type="string" calcext:value-type="string">
            <text:p>disciplinar</text:p>
          </table:table-cell>
          <table:table-cell table:style-name="ce2" office:value-type="float" office:value="924" calcext:value-type="float">
            <text:p>924</text:p>
          </table:table-cell>
          <table:table-cell office:value-type="float" office:value="0" calcext:value-type="float">
            <text:p>0</text:p>
          </table:table-cell>
          <table:table-cell table:style-name="ce20" table:formula="of:=IF(AND(ISBLANK([.G381]); ISBLANK([.F381])); MAX(IF(ISERR(FIND(&quot;e&quot;;[.E381]));0;FIND(&quot;e&quot;;[.E381])); IF(ISERR(FIND(&quot;o&quot;;[.E381]));0;FIND(&quot;o&quot;;[.E381])); IF(ISERR(FIND(&quot;u&quot;;[.E381]));0;FIND(&quot;u&quot;;[.E38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iscutir</text:p>
          </table:table-cell>
          <table:table-cell table:style-name="ce2" office:value-type="float" office:value="198" calcext:value-type="float">
            <text:p>198</text:p>
          </table:table-cell>
          <table:table-cell office:value-type="float" office:value="0" calcext:value-type="float">
            <text:p>0</text:p>
          </table:table-cell>
          <table:table-cell table:style-name="ce20" table:formula="of:=IF(AND(ISBLANK([.G382]); ISBLANK([.F382])); MAX(IF(ISERR(FIND(&quot;e&quot;;[.E382]));0;FIND(&quot;e&quot;;[.E382])); IF(ISERR(FIND(&quot;o&quot;;[.E382]));0;FIND(&quot;o&quot;;[.E382])); IF(ISERR(FIND(&quot;u&quot;;[.E382]));0;FIND(&quot;u&quot;;[.E382]))); 0)" office:value-type="float" office:value="0" calcext:value-type="float">
            <text:p><text:s/></text:p>
          </table:table-cell>
          <table:table-cell office:value-type="string" office:string-value="discut" calcext:value-type="string">
            <text:p>discut</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disfarçar</text:p>
          </table:table-cell>
          <table:table-cell table:style-name="ce2" office:value-type="float" office:value="704" calcext:value-type="float">
            <text:p>704</text:p>
          </table:table-cell>
          <table:table-cell office:value-type="float" office:value="0" calcext:value-type="float">
            <text:p>0</text:p>
          </table:table-cell>
          <table:table-cell table:style-name="ce20" table:formula="of:=IF(AND(ISBLANK([.G383]); ISBLANK([.F383])); MAX(IF(ISERR(FIND(&quot;e&quot;;[.E383]));0;FIND(&quot;e&quot;;[.E383])); IF(ISERR(FIND(&quot;o&quot;;[.E383]));0;FIND(&quot;o&quot;;[.E383])); IF(ISERR(FIND(&quot;u&quot;;[.E383]));0;FIND(&quot;u&quot;;[.E38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disparar</text:p>
          </table:table-cell>
          <table:table-cell table:style-name="ce2" office:value-type="float" office:value="569" calcext:value-type="float">
            <text:p>569</text:p>
          </table:table-cell>
          <table:table-cell office:value-type="float" office:value="0" calcext:value-type="float">
            <text:p>0</text:p>
          </table:table-cell>
          <table:table-cell table:style-name="ce20" table:formula="of:=IF(AND(ISBLANK([.G384]); ISBLANK([.F384])); MAX(IF(ISERR(FIND(&quot;e&quot;;[.E384]));0;FIND(&quot;e&quot;;[.E384])); IF(ISERR(FIND(&quot;o&quot;;[.E384]));0;FIND(&quot;o&quot;;[.E384])); IF(ISERR(FIND(&quot;u&quot;;[.E384]));0;FIND(&quot;u&quot;;[.E384])));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dis</text:p>
          </table:table-cell>
          <table:table-cell table:style-name="ce2"/>
          <table:table-cell table:number-columns-repeated="1016"/>
        </table:table-row>
        <table:table-row table:style-name="ro1">
          <table:table-cell table:style-name="ce2" office:value-type="string" calcext:value-type="string">
            <text:p>dispensar</text:p>
          </table:table-cell>
          <table:table-cell table:style-name="ce2" office:value-type="float" office:value="658" calcext:value-type="float">
            <text:p>658</text:p>
          </table:table-cell>
          <table:table-cell office:value-type="float" office:value="0" calcext:value-type="float">
            <text:p>0</text:p>
          </table:table-cell>
          <table:table-cell table:style-name="ce20" table:formula="of:=IF(AND(ISBLANK([.G385]); ISBLANK([.F385])); MAX(IF(ISERR(FIND(&quot;e&quot;;[.E385]));0;FIND(&quot;e&quot;;[.E385])); IF(ISERR(FIND(&quot;o&quot;;[.E385]));0;FIND(&quot;o&quot;;[.E385])); IF(ISERR(FIND(&quot;u&quot;;[.E385]));0;FIND(&quot;u&quot;;[.E385])));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is</text:p>
          </table:table-cell>
          <table:table-cell table:style-name="ce2"/>
          <table:table-cell table:number-columns-repeated="1016"/>
        </table:table-row>
        <table:table-row table:style-name="ro1">
          <table:table-cell table:style-name="ce2" office:value-type="string" calcext:value-type="string">
            <text:p>dispersar</text:p>
          </table:table-cell>
          <table:table-cell table:style-name="ce2" office:value-type="float" office:value="869" calcext:value-type="float">
            <text:p>869</text:p>
          </table:table-cell>
          <table:table-cell office:value-type="float" office:value="0" calcext:value-type="float">
            <text:p>0</text:p>
          </table:table-cell>
          <table:table-cell table:style-name="ce20" table:formula="of:=IF(AND(ISBLANK([.G386]); ISBLANK([.F386])); MAX(IF(ISERR(FIND(&quot;e&quot;;[.E386]));0;FIND(&quot;e&quot;;[.E386])); IF(ISERR(FIND(&quot;o&quot;;[.E386]));0;FIND(&quot;o&quot;;[.E386])); IF(ISERR(FIND(&quot;u&quot;;[.E386]));0;FIND(&quot;u&quot;;[.E38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isponibilizar</text:p>
          </table:table-cell>
          <table:table-cell table:style-name="ce2" office:value-type="float" office:value="998" calcext:value-type="float">
            <text:p>998</text:p>
          </table:table-cell>
          <table:table-cell office:value-type="float" office:value="0" calcext:value-type="float">
            <text:p>0</text:p>
          </table:table-cell>
          <table:table-cell table:style-name="ce20" table:formula="of:=IF(AND(ISBLANK([.G387]); ISBLANK([.F387])); MAX(IF(ISERR(FIND(&quot;e&quot;;[.E387]));0;FIND(&quot;e&quot;;[.E387])); IF(ISERR(FIND(&quot;o&quot;;[.E387]));0;FIND(&quot;o&quot;;[.E387])); IF(ISERR(FIND(&quot;u&quot;;[.E387]));0;FIND(&quot;u&quot;;[.E38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ispor</text:p>
          </table:table-cell>
          <table:table-cell table:style-name="ce2" office:value-type="float" office:value="205" calcext:value-type="float">
            <text:p>205</text:p>
          </table:table-cell>
          <table:table-cell office:value-type="float" office:value="0" calcext:value-type="float">
            <text:p>0</text:p>
          </table:table-cell>
          <table:table-cell table:style-name="ce20" table:formula="of:=IF(AND(ISBLANK([.G388]); ISBLANK([.F388])); MAX(IF(ISERR(FIND(&quot;e&quot;;[.E388]));0;FIND(&quot;e&quot;;[.E388])); IF(ISERR(FIND(&quot;o&quot;;[.E388]));0;FIND(&quot;o&quot;;[.E388])); IF(ISERR(FIND(&quot;u&quot;;[.E388]));0;FIND(&quot;u&quot;;[.E38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is</text:p>
          </table:table-cell>
          <table:table-cell table:style-name="ce2"/>
          <table:table-cell table:number-columns-repeated="1016"/>
        </table:table-row>
        <table:table-row table:style-name="ro1">
          <table:table-cell table:style-name="ce2" office:value-type="string" calcext:value-type="string">
            <text:p>disputar</text:p>
          </table:table-cell>
          <table:table-cell table:style-name="ce2" office:value-type="float" office:value="328" calcext:value-type="float">
            <text:p>328</text:p>
          </table:table-cell>
          <table:table-cell office:value-type="float" office:value="0" calcext:value-type="float">
            <text:p>0</text:p>
          </table:table-cell>
          <table:table-cell table:style-name="ce20" table:formula="of:=IF(AND(ISBLANK([.G389]); ISBLANK([.F389])); MAX(IF(ISERR(FIND(&quot;e&quot;;[.E389]));0;FIND(&quot;e&quot;;[.E389])); IF(ISERR(FIND(&quot;o&quot;;[.E389]));0;FIND(&quot;o&quot;;[.E389])); IF(ISERR(FIND(&quot;u&quot;;[.E389]));0;FIND(&quot;u&quot;;[.E38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issolver</text:p>
          </table:table-cell>
          <table:table-cell table:style-name="ce2" office:value-type="float" office:value="778" calcext:value-type="float">
            <text:p>778</text:p>
          </table:table-cell>
          <table:table-cell office:value-type="float" office:value="0" calcext:value-type="float">
            <text:p>0</text:p>
          </table:table-cell>
          <table:table-cell table:style-name="ce20" table:formula="of:=IF(AND(ISBLANK([.G390]); ISBLANK([.F390])); MAX(IF(ISERR(FIND(&quot;e&quot;;[.E390]));0;FIND(&quot;e&quot;;[.E390])); IF(ISERR(FIND(&quot;o&quot;;[.E390]));0;FIND(&quot;o&quot;;[.E390])); IF(ISERR(FIND(&quot;u&quot;;[.E390]));0;FIND(&quot;u&quot;;[.E390])));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dis</text:p>
          </table:table-cell>
          <table:table-cell table:style-name="ce2"/>
          <table:table-cell table:number-columns-repeated="1016"/>
        </table:table-row>
        <table:table-row table:style-name="ro1">
          <table:table-cell table:style-name="ce2" office:value-type="string" calcext:value-type="string">
            <text:p>distinguir</text:p>
          </table:table-cell>
          <table:table-cell table:style-name="ce2" office:value-type="float" office:value="371" calcext:value-type="float">
            <text:p>371</text:p>
          </table:table-cell>
          <table:table-cell office:value-type="float" office:value="0" calcext:value-type="float">
            <text:p>0</text:p>
          </table:table-cell>
          <table:table-cell table:style-name="ce20" table:formula="of:=IF(AND(ISBLANK([.G391]); ISBLANK([.F391])); MAX(IF(ISERR(FIND(&quot;e&quot;;[.E391]));0;FIND(&quot;e&quot;;[.E391])); IF(ISERR(FIND(&quot;o&quot;;[.E391]));0;FIND(&quot;o&quot;;[.E391])); IF(ISERR(FIND(&quot;u&quot;;[.E391]));0;FIND(&quot;u&quot;;[.E391]))); 0)" office:value-type="float" office:value="0" calcext:value-type="float">
            <text:p><text:s/></text:p>
          </table:table-cell>
          <table:table-cell office:value-type="string" office:string-value="distingu" calcext:value-type="string">
            <text:p>distingu</text:p>
          </table:table-cell>
          <table:table-cell table:style-name="ce25" office:value-type="string" calcext:value-type="string">
            <text:p>YES</text:p>
          </table:table-cell>
          <table:table-cell table:style-name="ce29"/>
          <table:table-cell table:style-name="ce2" office:value-type="string" calcext:value-type="string">
            <text:p>guir</text:p>
          </table:table-cell>
          <table:table-cell table:style-name="ce2"/>
          <table:table-cell table:style-name="ce2" office:value-type="string" calcext:value-type="string">
            <text:p>distinto</text:p>
          </table:table-cell>
          <table:table-cell table:number-columns-repeated="1014"/>
        </table:table-row>
        <table:table-row table:style-name="ro1">
          <table:table-cell table:style-name="ce2" office:value-type="string" calcext:value-type="string">
            <text:p>distrair</text:p>
          </table:table-cell>
          <table:table-cell table:style-name="ce2" office:value-type="float" office:value="736" calcext:value-type="float">
            <text:p>736</text:p>
          </table:table-cell>
          <table:table-cell office:value-type="float" office:value="0" calcext:value-type="float">
            <text:p>0</text:p>
          </table:table-cell>
          <table:table-cell table:style-name="ce20" table:formula="of:=IF(AND(ISBLANK([.G392]); ISBLANK([.F392])); MAX(IF(ISERR(FIND(&quot;e&quot;;[.E392]));0;FIND(&quot;e&quot;;[.E392])); IF(ISERR(FIND(&quot;o&quot;;[.E392]));0;FIND(&quot;o&quot;;[.E392])); IF(ISERR(FIND(&quot;u&quot;;[.E392]));0;FIND(&quot;u&quot;;[.E392]))); 0)" office:value-type="float" office:value="0" calcext:value-type="float">
            <text:p><text:s/></text:p>
          </table:table-cell>
          <table:table-cell office:value-type="string" office:string-value="distra" calcext:value-type="string">
            <text:p>distra</text:p>
          </table:table-cell>
          <table:table-cell table:style-name="ce26"/>
          <table:table-cell table:style-name="ce29" office:value-type="string" calcext:value-type="string">
            <text:p>dis</text:p>
          </table:table-cell>
          <table:table-cell table:style-name="ce2" table:number-columns-repeated="3"/>
          <table:table-cell/>
          <table:table-cell table:style-name="ce2"/>
          <table:table-cell table:number-columns-repeated="1012"/>
        </table:table-row>
        <table:table-row table:style-name="ro1">
          <table:table-cell table:style-name="ce2" office:value-type="string" calcext:value-type="string">
            <text:p>distribuir</text:p>
          </table:table-cell>
          <table:table-cell table:style-name="ce2" office:value-type="float" office:value="384" calcext:value-type="float">
            <text:p>384</text:p>
          </table:table-cell>
          <table:table-cell office:value-type="float" office:value="0" calcext:value-type="float">
            <text:p>0</text:p>
          </table:table-cell>
          <table:table-cell table:style-name="ce20" table:formula="of:=IF(AND(ISBLANK([.G393]); ISBLANK([.F393])); MAX(IF(ISERR(FIND(&quot;e&quot;;[.E393]));0;FIND(&quot;e&quot;;[.E393])); IF(ISERR(FIND(&quot;o&quot;;[.E393]));0;FIND(&quot;o&quot;;[.E393])); IF(ISERR(FIND(&quot;u&quot;;[.E393]));0;FIND(&quot;u&quot;;[.E393]))); 0)" office:value-type="float" office:value="0" calcext:value-type="float">
            <text:p><text:s/></text:p>
          </table:table-cell>
          <table:table-cell office:value-type="string" office:string-value="distribu" calcext:value-type="string">
            <text:p>distribu</text:p>
          </table:table-cell>
          <table:table-cell table:style-name="ce25" office:value-type="string" calcext:value-type="string">
            <text:p>YES</text:p>
          </table:table-cell>
          <table:table-cell table:style-name="ce30"/>
          <table:table-cell table:style-name="ce2" office:value-type="string" calcext:value-type="string">
            <text:p>uir</text:p>
          </table:table-cell>
          <table:table-cell table:number-columns-repeated="1016"/>
        </table:table-row>
        <table:table-row table:style-name="ro1">
          <table:table-cell table:style-name="ce2" office:value-type="string" calcext:value-type="string">
            <text:p>ditar</text:p>
          </table:table-cell>
          <table:table-cell table:style-name="ce2" office:value-type="float" office:value="994" calcext:value-type="float">
            <text:p>994</text:p>
          </table:table-cell>
          <table:table-cell office:value-type="float" office:value="0" calcext:value-type="float">
            <text:p>0</text:p>
          </table:table-cell>
          <table:table-cell table:style-name="ce20" table:formula="of:=IF(AND(ISBLANK([.G394]); ISBLANK([.F394])); MAX(IF(ISERR(FIND(&quot;e&quot;;[.E394]));0;FIND(&quot;e&quot;;[.E394])); IF(ISERR(FIND(&quot;o&quot;;[.E394]));0;FIND(&quot;o&quot;;[.E394])); IF(ISERR(FIND(&quot;u&quot;;[.E394]));0;FIND(&quot;u&quot;;[.E39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ivertir</text:p>
          </table:table-cell>
          <table:table-cell table:style-name="ce2" office:value-type="float" office:value="643" calcext:value-type="float">
            <text:p>643</text:p>
          </table:table-cell>
          <table:table-cell office:value-type="float" office:value="4" calcext:value-type="float">
            <text:p>4</text:p>
          </table:table-cell>
          <table:table-cell table:style-name="ce20" table:formula="of:=IF(AND(ISBLANK([.G395]); ISBLANK([.F395])); MAX(IF(ISERR(FIND(&quot;e&quot;;[.E395]));0;FIND(&quot;e&quot;;[.E395])); IF(ISERR(FIND(&quot;o&quot;;[.E395]));0;FIND(&quot;o&quot;;[.E395])); IF(ISERR(FIND(&quot;u&quot;;[.E395]));0;FIND(&quot;u&quot;;[.E395]))); 0)" office:value-type="float" office:value="4" calcext:value-type="float">
            <text:p>4 </text:p>
          </table:table-cell>
          <table:table-cell office:value-type="string" office:string-value="divert" calcext:value-type="string">
            <text:p>divert</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dividir</text:p>
          </table:table-cell>
          <table:table-cell table:style-name="ce2" office:value-type="float" office:value="192" calcext:value-type="float">
            <text:p>192</text:p>
          </table:table-cell>
          <table:table-cell office:value-type="float" office:value="0" calcext:value-type="float">
            <text:p>0</text:p>
          </table:table-cell>
          <table:table-cell table:style-name="ce20" table:formula="of:=IF(AND(ISBLANK([.G396]); ISBLANK([.F396])); MAX(IF(ISERR(FIND(&quot;e&quot;;[.E396]));0;FIND(&quot;e&quot;;[.E396])); IF(ISERR(FIND(&quot;o&quot;;[.E396]));0;FIND(&quot;o&quot;;[.E396])); IF(ISERR(FIND(&quot;u&quot;;[.E396]));0;FIND(&quot;u&quot;;[.E396]))); 0)" office:value-type="float" office:value="0" calcext:value-type="float">
            <text:p><text:s/></text:p>
          </table:table-cell>
          <table:table-cell office:value-type="string" office:string-value="divid" calcext:value-type="string">
            <text:p>divid</text:p>
          </table:table-cell>
          <table:table-cell table:style-name="ce26"/>
          <table:table-cell table:style-name="ce29"/>
          <table:table-cell table:style-name="ce2" office:value-type="string" calcext:value-type="string">
            <text:p>i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divulgar</text:p>
          </table:table-cell>
          <table:table-cell table:style-name="ce2" office:value-type="float" office:value="322" calcext:value-type="float">
            <text:p>322</text:p>
          </table:table-cell>
          <table:table-cell office:value-type="float" office:value="0" calcext:value-type="float">
            <text:p>0</text:p>
          </table:table-cell>
          <table:table-cell table:style-name="ce20" table:formula="of:=IF(AND(ISBLANK([.G397]); ISBLANK([.F397])); MAX(IF(ISERR(FIND(&quot;e&quot;;[.E397]));0;FIND(&quot;e&quot;;[.E397])); IF(ISERR(FIND(&quot;o&quot;;[.E397]));0;FIND(&quot;o&quot;;[.E397])); IF(ISERR(FIND(&quot;u&quot;;[.E397]));0;FIND(&quot;u&quot;;[.E39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dizer</text:p>
          </table:table-cell>
          <table:table-cell table:style-name="ce2" office:value-type="float" office:value="8" calcext:value-type="float">
            <text:p>8</text:p>
          </table:table-cell>
          <table:table-cell office:value-type="float" office:value="0" calcext:value-type="float">
            <text:p>0</text:p>
          </table:table-cell>
          <table:table-cell table:style-name="ce20" table:formula="of:=IF(AND(ISBLANK([.G398]); ISBLANK([.F398])); MAX(IF(ISERR(FIND(&quot;e&quot;;[.E398]));0;FIND(&quot;e&quot;;[.E398])); IF(ISERR(FIND(&quot;o&quot;;[.E398]));0;FIND(&quot;o&quot;;[.E398])); IF(ISERR(FIND(&quot;u&quot;;[.E398]));0;FIND(&quot;u&quot;;[.E398]))); 0)" office:value-type="float" office:value="0" calcext:value-type="float">
            <text:p><text:s/></text:p>
          </table:table-cell>
          <table:table-cell office:value-type="float" office:value="0" calcext:value-type="float">
            <text:p>0</text:p>
          </table:table-cell>
          <table:table-cell table:style-name="ce26"/>
          <table:table-cell table:style-name="ce29"/>
          <table:table-cell table:style-name="ce2" office:value-type="string" calcext:value-type="string">
            <text:p>.dize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doar</text:p>
          </table:table-cell>
          <table:table-cell table:style-name="ce2" office:value-type="float" office:value="849" calcext:value-type="float">
            <text:p>849</text:p>
          </table:table-cell>
          <table:table-cell office:value-type="float" office:value="0" calcext:value-type="float">
            <text:p>0</text:p>
          </table:table-cell>
          <table:table-cell table:style-name="ce20" table:formula="of:=IF(AND(ISBLANK([.G399]); ISBLANK([.F399])); MAX(IF(ISERR(FIND(&quot;e&quot;;[.E399]));0;FIND(&quot;e&quot;;[.E399])); IF(ISERR(FIND(&quot;o&quot;;[.E399]));0;FIND(&quot;o&quot;;[.E399])); IF(ISERR(FIND(&quot;u&quot;;[.E399]));0;FIND(&quot;u&quot;;[.E39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obrar</text:p>
          </table:table-cell>
          <table:table-cell table:style-name="ce2" office:value-type="float" office:value="466" calcext:value-type="float">
            <text:p>466</text:p>
          </table:table-cell>
          <table:table-cell office:value-type="float" office:value="0" calcext:value-type="float">
            <text:p>0</text:p>
          </table:table-cell>
          <table:table-cell table:style-name="ce20" table:formula="of:=IF(AND(ISBLANK([.G400]); ISBLANK([.F400])); MAX(IF(ISERR(FIND(&quot;e&quot;;[.E400]));0;FIND(&quot;e&quot;;[.E400])); IF(ISERR(FIND(&quot;o&quot;;[.E400]));0;FIND(&quot;o&quot;;[.E400])); IF(ISERR(FIND(&quot;u&quot;;[.E400]));0;FIND(&quot;u&quot;;[.E40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oer</text:p>
          </table:table-cell>
          <table:table-cell table:style-name="ce2" office:value-type="float" office:value="649" calcext:value-type="float">
            <text:p>649</text:p>
          </table:table-cell>
          <table:table-cell office:value-type="float" office:value="0" calcext:value-type="float">
            <text:p>0</text:p>
          </table:table-cell>
          <table:table-cell table:style-name="ce20" table:formula="of:=IF(AND(ISBLANK([.G401]); ISBLANK([.F401])); MAX(IF(ISERR(FIND(&quot;e&quot;;[.E401]));0;FIND(&quot;e&quot;;[.E401])); IF(ISERR(FIND(&quot;o&quot;;[.E401]));0;FIND(&quot;o&quot;;[.E401])); IF(ISERR(FIND(&quot;u&quot;;[.E401]));0;FIND(&quot;u&quot;;[.E40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oer</text:p>
          </table:table-cell>
          <table:table-cell table:number-columns-repeated="1016"/>
        </table:table-row>
        <table:table-row table:style-name="ro1">
          <table:table-cell table:style-name="ce2" office:value-type="string" calcext:value-type="string">
            <text:p>dominar</text:p>
          </table:table-cell>
          <table:table-cell table:style-name="ce2" office:value-type="float" office:value="283" calcext:value-type="float">
            <text:p>283</text:p>
          </table:table-cell>
          <table:table-cell office:value-type="float" office:value="0" calcext:value-type="float">
            <text:p>0</text:p>
          </table:table-cell>
          <table:table-cell table:style-name="ce20" table:formula="of:=IF(AND(ISBLANK([.G402]); ISBLANK([.F402])); MAX(IF(ISERR(FIND(&quot;e&quot;;[.E402]));0;FIND(&quot;e&quot;;[.E402])); IF(ISERR(FIND(&quot;o&quot;;[.E402]));0;FIND(&quot;o&quot;;[.E402])); IF(ISERR(FIND(&quot;u&quot;;[.E402]));0;FIND(&quot;u&quot;;[.E40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ormir</text:p>
          </table:table-cell>
          <table:table-cell table:style-name="ce2" office:value-type="float" office:value="158" calcext:value-type="float">
            <text:p>158</text:p>
          </table:table-cell>
          <table:table-cell office:value-type="float" office:value="2" calcext:value-type="float">
            <text:p>2</text:p>
          </table:table-cell>
          <table:table-cell table:style-name="ce20" table:formula="of:=IF(AND(ISBLANK([.G403]); ISBLANK([.F403])); MAX(IF(ISERR(FIND(&quot;e&quot;;[.E403]));0;FIND(&quot;e&quot;;[.E403])); IF(ISERR(FIND(&quot;o&quot;;[.E403]));0;FIND(&quot;o&quot;;[.E403])); IF(ISERR(FIND(&quot;u&quot;;[.E403]));0;FIND(&quot;u&quot;;[.E403]))); 0)" office:value-type="float" office:value="2" calcext:value-type="float">
            <text:p>2 </text:p>
          </table:table-cell>
          <table:table-cell office:value-type="string" office:string-value="dorm" calcext:value-type="string">
            <text:p>dorm</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dotar</text:p>
          </table:table-cell>
          <table:table-cell table:style-name="ce2" office:value-type="float" office:value="830" calcext:value-type="float">
            <text:p>830</text:p>
          </table:table-cell>
          <table:table-cell office:value-type="float" office:value="0" calcext:value-type="float">
            <text:p>0</text:p>
          </table:table-cell>
          <table:table-cell table:style-name="ce20" table:formula="of:=IF(AND(ISBLANK([.G404]); ISBLANK([.F404])); MAX(IF(ISERR(FIND(&quot;e&quot;;[.E404]));0;FIND(&quot;e&quot;;[.E404])); IF(ISERR(FIND(&quot;o&quot;;[.E404]));0;FIND(&quot;o&quot;;[.E404])); IF(ISERR(FIND(&quot;u&quot;;[.E404]));0;FIND(&quot;u&quot;;[.E40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urar</text:p>
          </table:table-cell>
          <table:table-cell table:style-name="ce2" office:value-type="float" office:value="282" calcext:value-type="float">
            <text:p>282</text:p>
          </table:table-cell>
          <table:table-cell office:value-type="float" office:value="0" calcext:value-type="float">
            <text:p>0</text:p>
          </table:table-cell>
          <table:table-cell table:style-name="ce20" table:formula="of:=IF(AND(ISBLANK([.G405]); ISBLANK([.F405])); MAX(IF(ISERR(FIND(&quot;e&quot;;[.E405]));0;FIND(&quot;e&quot;;[.E405])); IF(ISERR(FIND(&quot;o&quot;;[.E405]));0;FIND(&quot;o&quot;;[.E405])); IF(ISERR(FIND(&quot;u&quot;;[.E405]));0;FIND(&quot;u&quot;;[.E40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duvidar</text:p>
          </table:table-cell>
          <table:table-cell table:style-name="ce2" office:value-type="float" office:value="671" calcext:value-type="float">
            <text:p>671</text:p>
          </table:table-cell>
          <table:table-cell office:value-type="float" office:value="0" calcext:value-type="float">
            <text:p>0</text:p>
          </table:table-cell>
          <table:table-cell table:style-name="ce20" table:formula="of:=IF(AND(ISBLANK([.G406]); ISBLANK([.F406])); MAX(IF(ISERR(FIND(&quot;e&quot;;[.E406]));0;FIND(&quot;e&quot;;[.E406])); IF(ISERR(FIND(&quot;o&quot;;[.E406]));0;FIND(&quot;o&quot;;[.E406])); IF(ISERR(FIND(&quot;u&quot;;[.E406]));0;FIND(&quot;u&quot;;[.E40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dificar</text:p>
          </table:table-cell>
          <table:table-cell table:style-name="ce2" office:value-type="float" office:value="940" calcext:value-type="float">
            <text:p>940</text:p>
          </table:table-cell>
          <table:table-cell office:value-type="float" office:value="0" calcext:value-type="float">
            <text:p>0</text:p>
          </table:table-cell>
          <table:table-cell table:style-name="ce20" table:formula="of:=IF(AND(ISBLANK([.G407]); ISBLANK([.F407])); MAX(IF(ISERR(FIND(&quot;e&quot;;[.E407]));0;FIND(&quot;e&quot;;[.E407])); IF(ISERR(FIND(&quot;o&quot;;[.E407]));0;FIND(&quot;o&quot;;[.E407])); IF(ISERR(FIND(&quot;u&quot;;[.E407]));0;FIND(&quot;u&quot;;[.E407])));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di</text:p>
          </table:table-cell>
          <table:table-cell table:style-name="ce2"/>
          <table:table-cell table:number-columns-repeated="1016"/>
        </table:table-row>
        <table:table-row table:style-name="ro1">
          <table:table-cell table:style-name="ce2" office:value-type="string" calcext:value-type="string">
            <text:p>editar</text:p>
          </table:table-cell>
          <table:table-cell table:style-name="ce2" office:value-type="float" office:value="682" calcext:value-type="float">
            <text:p>682</text:p>
          </table:table-cell>
          <table:table-cell office:value-type="float" office:value="0" calcext:value-type="float">
            <text:p>0</text:p>
          </table:table-cell>
          <table:table-cell table:style-name="ce20" table:formula="of:=IF(AND(ISBLANK([.G408]); ISBLANK([.F408])); MAX(IF(ISERR(FIND(&quot;e&quot;;[.E408]));0;FIND(&quot;e&quot;;[.E408])); IF(ISERR(FIND(&quot;o&quot;;[.E408]));0;FIND(&quot;o&quot;;[.E408])); IF(ISERR(FIND(&quot;u&quot;;[.E408]));0;FIND(&quot;u&quot;;[.E40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text:p>
          </table:table-cell>
          <table:table-cell table:style-name="ce2"/>
          <table:table-cell table:number-columns-repeated="1016"/>
        </table:table-row>
        <table:table-row table:style-name="ro1">
          <table:table-cell table:style-name="ce2" office:value-type="string" calcext:value-type="string">
            <text:p>efectuar</text:p>
          </table:table-cell>
          <table:table-cell table:style-name="ce2" office:value-type="float" office:value="427" calcext:value-type="float">
            <text:p>427</text:p>
          </table:table-cell>
          <table:table-cell office:value-type="float" office:value="0" calcext:value-type="float">
            <text:p>0</text:p>
          </table:table-cell>
          <table:table-cell table:style-name="ce20" table:formula="of:=IF(AND(ISBLANK([.G409]); ISBLANK([.F409])); MAX(IF(ISERR(FIND(&quot;e&quot;;[.E409]));0;FIND(&quot;e&quot;;[.E409])); IF(ISERR(FIND(&quot;o&quot;;[.E409]));0;FIND(&quot;o&quot;;[.E409])); IF(ISERR(FIND(&quot;u&quot;;[.E409]));0;FIND(&quot;u&quot;;[.E40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laborar</text:p>
          </table:table-cell>
          <table:table-cell table:style-name="ce2" office:value-type="float" office:value="611" calcext:value-type="float">
            <text:p>611</text:p>
          </table:table-cell>
          <table:table-cell office:value-type="float" office:value="0" calcext:value-type="float">
            <text:p>0</text:p>
          </table:table-cell>
          <table:table-cell table:style-name="ce20" table:formula="of:=IF(AND(ISBLANK([.G410]); ISBLANK([.F410])); MAX(IF(ISERR(FIND(&quot;e&quot;;[.E410]));0;FIND(&quot;e&quot;;[.E410])); IF(ISERR(FIND(&quot;o&quot;;[.E410]));0;FIND(&quot;o&quot;;[.E410])); IF(ISERR(FIND(&quot;u&quot;;[.E410]));0;FIND(&quot;u&quot;;[.E41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leger</text:p>
          </table:table-cell>
          <table:table-cell table:style-name="ce2" office:value-type="float" office:value="170" calcext:value-type="float">
            <text:p>170</text:p>
          </table:table-cell>
          <table:table-cell office:value-type="float" office:value="0" calcext:value-type="float">
            <text:p>0</text:p>
          </table:table-cell>
          <table:table-cell table:style-name="ce20" table:formula="of:=IF(AND(ISBLANK([.G411]); ISBLANK([.F411])); MAX(IF(ISERR(FIND(&quot;e&quot;;[.E411]));0;FIND(&quot;e&quot;;[.E411])); IF(ISERR(FIND(&quot;o&quot;;[.E411]));0;FIND(&quot;o&quot;;[.E411])); IF(ISERR(FIND(&quot;u&quot;;[.E411]));0;FIND(&quot;u&quot;;[.E41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er</text:p>
          </table:table-cell>
          <table:table-cell/>
          <table:table-cell table:style-name="ce2" office:value-type="string" calcext:value-type="string">
            <text:p>eleito</text:p>
          </table:table-cell>
          <table:table-cell table:number-columns-repeated="1014"/>
        </table:table-row>
        <table:table-row table:style-name="ro1">
          <table:table-cell table:style-name="ce2" office:value-type="string" calcext:value-type="string">
            <text:p>elevar</text:p>
          </table:table-cell>
          <table:table-cell table:style-name="ce2" office:value-type="float" office:value="482" calcext:value-type="float">
            <text:p>482</text:p>
          </table:table-cell>
          <table:table-cell office:value-type="float" office:value="0" calcext:value-type="float">
            <text:p>0</text:p>
          </table:table-cell>
          <table:table-cell table:style-name="ce20" table:formula="of:=IF(AND(ISBLANK([.G412]); ISBLANK([.F412])); MAX(IF(ISERR(FIND(&quot;e&quot;;[.E412]));0;FIND(&quot;e&quot;;[.E412])); IF(ISERR(FIND(&quot;o&quot;;[.E412]));0;FIND(&quot;o&quot;;[.E412])); IF(ISERR(FIND(&quot;u&quot;;[.E412]));0;FIND(&quot;u&quot;;[.E41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liminar</text:p>
          </table:table-cell>
          <table:table-cell table:style-name="ce2" office:value-type="float" office:value="474" calcext:value-type="float">
            <text:p>474</text:p>
          </table:table-cell>
          <table:table-cell office:value-type="float" office:value="0" calcext:value-type="float">
            <text:p>0</text:p>
          </table:table-cell>
          <table:table-cell table:style-name="ce20" table:formula="of:=IF(AND(ISBLANK([.G413]); ISBLANK([.F413])); MAX(IF(ISERR(FIND(&quot;e&quot;;[.E413]));0;FIND(&quot;e&quot;;[.E413])); IF(ISERR(FIND(&quot;o&quot;;[.E413]));0;FIND(&quot;o&quot;;[.E413])); IF(ISERR(FIND(&quot;u&quot;;[.E413]));0;FIND(&quot;u&quot;;[.E41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logiar</text:p>
          </table:table-cell>
          <table:table-cell table:style-name="ce2" office:value-type="float" office:value="819" calcext:value-type="float">
            <text:p>819</text:p>
          </table:table-cell>
          <table:table-cell office:value-type="float" office:value="0" calcext:value-type="float">
            <text:p>0</text:p>
          </table:table-cell>
          <table:table-cell table:style-name="ce20" table:formula="of:=IF(AND(ISBLANK([.G414]); ISBLANK([.F414])); MAX(IF(ISERR(FIND(&quot;e&quot;;[.E414]));0;FIND(&quot;e&quot;;[.E414])); IF(ISERR(FIND(&quot;o&quot;;[.E414]));0;FIND(&quot;o&quot;;[.E414])); IF(ISERR(FIND(&quot;u&quot;;[.E414]));0;FIND(&quot;u&quot;;[.E41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mbarcar</text:p>
          </table:table-cell>
          <table:table-cell table:style-name="ce2" office:value-type="float" office:value="818" calcext:value-type="float">
            <text:p>818</text:p>
          </table:table-cell>
          <table:table-cell office:value-type="float" office:value="0" calcext:value-type="float">
            <text:p>0</text:p>
          </table:table-cell>
          <table:table-cell table:style-name="ce20" table:formula="of:=IF(AND(ISBLANK([.G415]); ISBLANK([.F415])); MAX(IF(ISERR(FIND(&quot;e&quot;;[.E415]));0;FIND(&quot;e&quot;;[.E415])); IF(ISERR(FIND(&quot;o&quot;;[.E415]));0;FIND(&quot;o&quot;;[.E415])); IF(ISERR(FIND(&quot;u&quot;;[.E415]));0;FIND(&quot;u&quot;;[.E41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emergir</text:p>
          </table:table-cell>
          <table:table-cell table:style-name="ce2" office:value-type="float" office:value="783" calcext:value-type="float">
            <text:p>783</text:p>
          </table:table-cell>
          <table:table-cell office:value-type="float" office:value="0" calcext:value-type="float">
            <text:p>0</text:p>
          </table:table-cell>
          <table:table-cell table:style-name="ce20" table:formula="of:=IF(AND(ISBLANK([.G416]); ISBLANK([.F416])); MAX(IF(ISERR(FIND(&quot;e&quot;;[.E416]));0;FIND(&quot;e&quot;;[.E416])); IF(ISERR(FIND(&quot;o&quot;;[.E416]));0;FIND(&quot;o&quot;;[.E416])); IF(ISERR(FIND(&quot;u&quot;;[.E416]));0;FIND(&quot;u&quot;;[.E416]))); 0)" office:value-type="float" office:value="0" calcext:value-type="float">
            <text:p><text:s/></text:p>
          </table:table-cell>
          <table:table-cell office:value-type="string" office:string-value="emerg" calcext:value-type="string">
            <text:p>emerg</text:p>
          </table:table-cell>
          <table:table-cell table:style-name="ce25" office:value-type="string" calcext:value-type="string">
            <text:p>YES</text:p>
          </table:table-cell>
          <table:table-cell table:style-name="ce29"/>
          <table:table-cell table:style-name="ce2" office:value-type="string" calcext:value-type="string">
            <text:p>gir</text:p>
          </table:table-cell>
          <table:table-cell table:style-name="ce2"/>
          <table:table-cell table:style-name="ce2" office:value-type="string" calcext:value-type="string">
            <text:p>emerso</text:p>
          </table:table-cell>
          <table:table-cell table:number-columns-repeated="1014"/>
        </table:table-row>
        <table:table-row table:style-name="ro1">
          <table:table-cell table:style-name="ce2" office:value-type="string" calcext:value-type="string">
            <text:p>emigrar</text:p>
          </table:table-cell>
          <table:table-cell table:style-name="ce2" office:value-type="float" office:value="977" calcext:value-type="float">
            <text:p>977</text:p>
          </table:table-cell>
          <table:table-cell office:value-type="float" office:value="0" calcext:value-type="float">
            <text:p>0</text:p>
          </table:table-cell>
          <table:table-cell table:style-name="ce20" table:formula="of:=IF(AND(ISBLANK([.G417]); ISBLANK([.F417])); MAX(IF(ISERR(FIND(&quot;e&quot;;[.E417]));0;FIND(&quot;e&quot;;[.E417])); IF(ISERR(FIND(&quot;o&quot;;[.E417]));0;FIND(&quot;o&quot;;[.E417])); IF(ISERR(FIND(&quot;u&quot;;[.E417]));0;FIND(&quot;u&quot;;[.E41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mitir</text:p>
          </table:table-cell>
          <table:table-cell table:style-name="ce2" office:value-type="float" office:value="386" calcext:value-type="float">
            <text:p>386</text:p>
          </table:table-cell>
          <table:table-cell office:value-type="float" office:value="0" calcext:value-type="float">
            <text:p>0</text:p>
          </table:table-cell>
          <table:table-cell table:style-name="ce20" table:formula="of:=IF(AND(ISBLANK([.G418]); ISBLANK([.F418])); MAX(IF(ISERR(FIND(&quot;e&quot;;[.E418]));0;FIND(&quot;e&quot;;[.E418])); IF(ISERR(FIND(&quot;o&quot;;[.E418]));0;FIND(&quot;o&quot;;[.E418])); IF(ISERR(FIND(&quot;u&quot;;[.E418]));0;FIND(&quot;u&quot;;[.E418]))); 0)" office:value-type="float" office:value="0" calcext:value-type="float">
            <text:p><text:s/></text:p>
          </table:table-cell>
          <table:table-cell office:value-type="string" office:string-value="emit" calcext:value-type="string">
            <text:p>emit</text:p>
          </table:table-cell>
          <table:table-cell table:style-name="ce25" office:value-type="string" calcext:value-type="string">
            <text:p>YES</text:p>
          </table:table-cell>
          <table:table-cell table:style-name="ce29"/>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empatar</text:p>
          </table:table-cell>
          <table:table-cell table:style-name="ce2" office:value-type="float" office:value="987" calcext:value-type="float">
            <text:p>987</text:p>
          </table:table-cell>
          <table:table-cell office:value-type="float" office:value="0" calcext:value-type="float">
            <text:p>0</text:p>
          </table:table-cell>
          <table:table-cell table:style-name="ce20" table:formula="of:=IF(AND(ISBLANK([.G419]); ISBLANK([.F419])); MAX(IF(ISERR(FIND(&quot;e&quot;;[.E419]));0;FIND(&quot;e&quot;;[.E419])); IF(ISERR(FIND(&quot;o&quot;;[.E419]));0;FIND(&quot;o&quot;;[.E419])); IF(ISERR(FIND(&quot;u&quot;;[.E419]));0;FIND(&quot;u&quot;;[.E41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mpenhar</text:p>
          </table:table-cell>
          <table:table-cell table:style-name="ce2" office:value-type="float" office:value="858" calcext:value-type="float">
            <text:p>858</text:p>
          </table:table-cell>
          <table:table-cell office:value-type="float" office:value="0" calcext:value-type="float">
            <text:p>0</text:p>
          </table:table-cell>
          <table:table-cell table:style-name="ce20" table:formula="of:=IF(AND(ISBLANK([.G420]); ISBLANK([.F420])); MAX(IF(ISERR(FIND(&quot;e&quot;;[.E420]));0;FIND(&quot;e&quot;;[.E420])); IF(ISERR(FIND(&quot;o&quot;;[.E420]));0;FIND(&quot;o&quot;;[.E420])); IF(ISERR(FIND(&quot;u&quot;;[.E420]));0;FIND(&quot;u&quot;;[.E42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mpreender</text:p>
          </table:table-cell>
          <table:table-cell table:style-name="ce2" office:value-type="float" office:value="951" calcext:value-type="float">
            <text:p>951</text:p>
          </table:table-cell>
          <table:table-cell office:value-type="float" office:value="0" calcext:value-type="float">
            <text:p>0</text:p>
          </table:table-cell>
          <table:table-cell table:style-name="ce20" table:formula="of:=IF(AND(ISBLANK([.G421]); ISBLANK([.F421])); MAX(IF(ISERR(FIND(&quot;e&quot;;[.E421]));0;FIND(&quot;e&quot;;[.E421])); IF(ISERR(FIND(&quot;o&quot;;[.E421]));0;FIND(&quot;o&quot;;[.E421])); IF(ISERR(FIND(&quot;u&quot;;[.E421]));0;FIND(&quot;u&quot;;[.E42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empregar</text:p>
          </table:table-cell>
          <table:table-cell table:style-name="ce2" office:value-type="float" office:value="383" calcext:value-type="float">
            <text:p>383</text:p>
          </table:table-cell>
          <table:table-cell office:value-type="float" office:value="0" calcext:value-type="float">
            <text:p>0</text:p>
          </table:table-cell>
          <table:table-cell table:style-name="ce20" table:formula="of:=IF(AND(ISBLANK([.G422]); ISBLANK([.F422])); MAX(IF(ISERR(FIND(&quot;e&quot;;[.E422]));0;FIND(&quot;e&quot;;[.E422])); IF(ISERR(FIND(&quot;o&quot;;[.E422]));0;FIND(&quot;o&quot;;[.E422])); IF(ISERR(FIND(&quot;u&quot;;[.E422]));0;FIND(&quot;u&quot;;[.E422])));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m</text:p>
          </table:table-cell>
          <table:table-cell table:number-columns-repeated="1017"/>
        </table:table-row>
        <table:table-row table:style-name="ro1">
          <table:table-cell table:style-name="ce2" office:value-type="string" calcext:value-type="string">
            <text:p>emprestar</text:p>
          </table:table-cell>
          <table:table-cell table:style-name="ce2" office:value-type="float" office:value="610" calcext:value-type="float">
            <text:p>610</text:p>
          </table:table-cell>
          <table:table-cell office:value-type="float" office:value="0" calcext:value-type="float">
            <text:p>0</text:p>
          </table:table-cell>
          <table:table-cell table:style-name="ce20" table:formula="of:=IF(AND(ISBLANK([.G423]); ISBLANK([.F423])); MAX(IF(ISERR(FIND(&quot;e&quot;;[.E423]));0;FIND(&quot;e&quot;;[.E423])); IF(ISERR(FIND(&quot;o&quot;;[.E423]));0;FIND(&quot;o&quot;;[.E423])); IF(ISERR(FIND(&quot;u&quot;;[.E423]));0;FIND(&quot;u&quot;;[.E423])));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m</text:p>
          </table:table-cell>
          <table:table-cell table:number-columns-repeated="1017"/>
        </table:table-row>
        <table:table-row table:style-name="ro1">
          <table:table-cell table:style-name="ce2" office:value-type="string" calcext:value-type="string">
            <text:p>empurrar</text:p>
          </table:table-cell>
          <table:table-cell table:style-name="ce2" office:value-type="float" office:value="556" calcext:value-type="float">
            <text:p>556</text:p>
          </table:table-cell>
          <table:table-cell office:value-type="float" office:value="0" calcext:value-type="float">
            <text:p>0</text:p>
          </table:table-cell>
          <table:table-cell table:style-name="ce20" table:formula="of:=IF(AND(ISBLANK([.G424]); ISBLANK([.F424])); MAX(IF(ISERR(FIND(&quot;e&quot;;[.E424]));0;FIND(&quot;e&quot;;[.E424])); IF(ISERR(FIND(&quot;o&quot;;[.E424]));0;FIND(&quot;o&quot;;[.E424])); IF(ISERR(FIND(&quot;u&quot;;[.E424]));0;FIND(&quot;u&quot;;[.E42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ncaminhar</text:p>
          </table:table-cell>
          <table:table-cell table:style-name="ce2" office:value-type="float" office:value="481" calcext:value-type="float">
            <text:p>481</text:p>
          </table:table-cell>
          <table:table-cell office:value-type="float" office:value="0" calcext:value-type="float">
            <text:p>0</text:p>
          </table:table-cell>
          <table:table-cell table:style-name="ce20" table:formula="of:=IF(AND(ISBLANK([.G425]); ISBLANK([.F425])); MAX(IF(ISERR(FIND(&quot;e&quot;;[.E425]));0;FIND(&quot;e&quot;;[.E425])); IF(ISERR(FIND(&quot;o&quot;;[.E425]));0;FIND(&quot;o&quot;;[.E425])); IF(ISERR(FIND(&quot;u&quot;;[.E425]));0;FIND(&quot;u&quot;;[.E425])));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n</text:p>
          </table:table-cell>
          <table:table-cell table:number-columns-repeated="1017"/>
        </table:table-row>
        <table:table-row table:style-name="ro1">
          <table:table-cell table:style-name="ce2" office:value-type="string" calcext:value-type="string">
            <text:p>encarar</text:p>
          </table:table-cell>
          <table:table-cell table:style-name="ce2" office:value-type="float" office:value="428" calcext:value-type="float">
            <text:p>428</text:p>
          </table:table-cell>
          <table:table-cell office:value-type="float" office:value="0" calcext:value-type="float">
            <text:p>0</text:p>
          </table:table-cell>
          <table:table-cell table:style-name="ce20" table:formula="of:=IF(AND(ISBLANK([.G426]); ISBLANK([.F426])); MAX(IF(ISERR(FIND(&quot;e&quot;;[.E426]));0;FIND(&quot;e&quot;;[.E426])); IF(ISERR(FIND(&quot;o&quot;;[.E426]));0;FIND(&quot;o&quot;;[.E426])); IF(ISERR(FIND(&quot;u&quot;;[.E426]));0;FIND(&quot;u&quot;;[.E42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ncarregar</text:p>
          </table:table-cell>
          <table:table-cell table:style-name="ce2" office:value-type="float" office:value="651" calcext:value-type="float">
            <text:p>651</text:p>
          </table:table-cell>
          <table:table-cell office:value-type="float" office:value="0" calcext:value-type="float">
            <text:p>0</text:p>
          </table:table-cell>
          <table:table-cell table:style-name="ce20" table:formula="of:=IF(AND(ISBLANK([.G427]); ISBLANK([.F427])); MAX(IF(ISERR(FIND(&quot;e&quot;;[.E427]));0;FIND(&quot;e&quot;;[.E427])); IF(ISERR(FIND(&quot;o&quot;;[.E427]));0;FIND(&quot;o&quot;;[.E427])); IF(ISERR(FIND(&quot;u&quot;;[.E427]));0;FIND(&quot;u&quot;;[.E427])));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n</text:p>
          </table:table-cell>
          <table:table-cell table:number-columns-repeated="2"/>
          <table:table-cell table:style-name="ce2" office:value-type="string" calcext:value-type="string">
            <text:p>encarregue</text:p>
          </table:table-cell>
          <table:table-cell table:number-columns-repeated="1014"/>
        </table:table-row>
        <table:table-row table:style-name="ro1">
          <table:table-cell table:style-name="ce2" office:value-type="string" calcext:value-type="string">
            <text:p>encerrar</text:p>
          </table:table-cell>
          <table:table-cell table:style-name="ce2" office:value-type="float" office:value="433" calcext:value-type="float">
            <text:p>433</text:p>
          </table:table-cell>
          <table:table-cell office:value-type="float" office:value="0" calcext:value-type="float">
            <text:p>0</text:p>
          </table:table-cell>
          <table:table-cell table:style-name="ce20" table:formula="of:=IF(AND(ISBLANK([.G428]); ISBLANK([.F428])); MAX(IF(ISERR(FIND(&quot;e&quot;;[.E428]));0;FIND(&quot;e&quot;;[.E428])); IF(ISERR(FIND(&quot;o&quot;;[.E428]));0;FIND(&quot;o&quot;;[.E428])); IF(ISERR(FIND(&quot;u&quot;;[.E428]));0;FIND(&quot;u&quot;;[.E42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n</text:p>
          </table:table-cell>
          <table:table-cell table:number-columns-repeated="1017"/>
        </table:table-row>
        <table:table-row table:style-name="ro1">
          <table:table-cell table:style-name="ce2" office:value-type="string" calcext:value-type="string">
            <text:p>encher</text:p>
          </table:table-cell>
          <table:table-cell table:style-name="ce2" office:value-type="float" office:value="298" calcext:value-type="float">
            <text:p>298</text:p>
          </table:table-cell>
          <table:table-cell office:value-type="float" office:value="0" calcext:value-type="float">
            <text:p>0</text:p>
          </table:table-cell>
          <table:table-cell table:style-name="ce20" table:formula="of:=IF(AND(ISBLANK([.G429]); ISBLANK([.F429])); MAX(IF(ISERR(FIND(&quot;e&quot;;[.E429]));0;FIND(&quot;e&quot;;[.E429])); IF(ISERR(FIND(&quot;o&quot;;[.E429]));0;FIND(&quot;o&quot;;[.E429])); IF(ISERR(FIND(&quot;u&quot;;[.E429]));0;FIND(&quot;u&quot;;[.E42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table-cell table:style-name="ce2" office:value-type="string" calcext:value-type="string">
            <text:p>cheio</text:p>
          </table:table-cell>
          <table:table-cell table:number-columns-repeated="1014"/>
        </table:table-row>
        <table:table-row table:style-name="ro1">
          <table:table-cell table:style-name="ce2" office:value-type="string" calcext:value-type="string">
            <text:p>encolher</text:p>
          </table:table-cell>
          <table:table-cell table:style-name="ce2" office:value-type="float" office:value="633" calcext:value-type="float">
            <text:p>633</text:p>
          </table:table-cell>
          <table:table-cell office:value-type="float" office:value="0" calcext:value-type="float">
            <text:p>0</text:p>
          </table:table-cell>
          <table:table-cell table:style-name="ce20" table:formula="of:=IF(AND(ISBLANK([.G430]); ISBLANK([.F430])); MAX(IF(ISERR(FIND(&quot;e&quot;;[.E430]));0;FIND(&quot;e&quot;;[.E430])); IF(ISERR(FIND(&quot;o&quot;;[.E430]));0;FIND(&quot;o&quot;;[.E430])); IF(ISERR(FIND(&quot;u&quot;;[.E430]));0;FIND(&quot;u&quot;;[.E430])));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n</text:p>
          </table:table-cell>
          <table:table-cell table:style-name="ce2"/>
          <table:table-cell table:number-columns-repeated="1016"/>
        </table:table-row>
        <table:table-row table:style-name="ro1">
          <table:table-cell table:style-name="ce2" office:value-type="string" calcext:value-type="string">
            <text:p>encomendar</text:p>
          </table:table-cell>
          <table:table-cell table:style-name="ce2" office:value-type="float" office:value="788" calcext:value-type="float">
            <text:p>788</text:p>
          </table:table-cell>
          <table:table-cell office:value-type="float" office:value="0" calcext:value-type="float">
            <text:p>0</text:p>
          </table:table-cell>
          <table:table-cell table:style-name="ce20" table:formula="of:=IF(AND(ISBLANK([.G431]); ISBLANK([.F431])); MAX(IF(ISERR(FIND(&quot;e&quot;;[.E431]));0;FIND(&quot;e&quot;;[.E431])); IF(ISERR(FIND(&quot;o&quot;;[.E431]));0;FIND(&quot;o&quot;;[.E431])); IF(ISERR(FIND(&quot;u&quot;;[.E431]));0;FIND(&quot;u&quot;;[.E43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ncontrar</text:p>
          </table:table-cell>
          <table:table-cell table:style-name="ce2" office:value-type="float" office:value="20" calcext:value-type="float">
            <text:p>20</text:p>
          </table:table-cell>
          <table:table-cell office:value-type="float" office:value="0" calcext:value-type="float">
            <text:p>0</text:p>
          </table:table-cell>
          <table:table-cell table:style-name="ce20" table:formula="of:=IF(AND(ISBLANK([.G432]); ISBLANK([.F432])); MAX(IF(ISERR(FIND(&quot;e&quot;;[.E432]));0;FIND(&quot;e&quot;;[.E432])); IF(ISERR(FIND(&quot;o&quot;;[.E432]));0;FIND(&quot;o&quot;;[.E432])); IF(ISERR(FIND(&quot;u&quot;;[.E432]));0;FIND(&quot;u&quot;;[.E43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ncostar</text:p>
          </table:table-cell>
          <table:table-cell table:style-name="ce2" office:value-type="float" office:value="707" calcext:value-type="float">
            <text:p>707</text:p>
          </table:table-cell>
          <table:table-cell office:value-type="float" office:value="0" calcext:value-type="float">
            <text:p>0</text:p>
          </table:table-cell>
          <table:table-cell table:style-name="ce20" table:formula="of:=IF(AND(ISBLANK([.G433]); ISBLANK([.F433])); MAX(IF(ISERR(FIND(&quot;e&quot;;[.E433]));0;FIND(&quot;e&quot;;[.E433])); IF(ISERR(FIND(&quot;o&quot;;[.E433]));0;FIND(&quot;o&quot;;[.E433])); IF(ISERR(FIND(&quot;u&quot;;[.E433]));0;FIND(&quot;u&quot;;[.E43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nfatizar</text:p>
          </table:table-cell>
          <table:table-cell table:style-name="ce2" office:value-type="float" office:value="857" calcext:value-type="float">
            <text:p>857</text:p>
          </table:table-cell>
          <table:table-cell office:value-type="float" office:value="0" calcext:value-type="float">
            <text:p>0</text:p>
          </table:table-cell>
          <table:table-cell table:style-name="ce20" table:formula="of:=IF(AND(ISBLANK([.G434]); ISBLANK([.F434])); MAX(IF(ISERR(FIND(&quot;e&quot;;[.E434]));0;FIND(&quot;e&quot;;[.E434])); IF(ISERR(FIND(&quot;o&quot;;[.E434]));0;FIND(&quot;o&quot;;[.E434])); IF(ISERR(FIND(&quot;u&quot;;[.E434]));0;FIND(&quot;u&quot;;[.E43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nfiar</text:p>
          </table:table-cell>
          <table:table-cell table:style-name="ce2" office:value-type="float" office:value="697" calcext:value-type="float">
            <text:p>697</text:p>
          </table:table-cell>
          <table:table-cell office:value-type="float" office:value="0" calcext:value-type="float">
            <text:p>0</text:p>
          </table:table-cell>
          <table:table-cell table:style-name="ce20" table:formula="of:=IF(AND(ISBLANK([.G435]); ISBLANK([.F435])); MAX(IF(ISERR(FIND(&quot;e&quot;;[.E435]));0;FIND(&quot;e&quot;;[.E435])); IF(ISERR(FIND(&quot;o&quot;;[.E435]));0;FIND(&quot;o&quot;;[.E435])); IF(ISERR(FIND(&quot;u&quot;;[.E435]));0;FIND(&quot;u&quot;;[.E435])));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n</text:p>
          </table:table-cell>
          <table:table-cell table:style-name="ce2"/>
          <table:table-cell table:number-columns-repeated="1016"/>
        </table:table-row>
        <table:table-row table:style-name="ro1">
          <table:table-cell table:style-name="ce2" office:value-type="string" calcext:value-type="string">
            <text:p>enfrentar</text:p>
          </table:table-cell>
          <table:table-cell table:style-name="ce2" office:value-type="float" office:value="260" calcext:value-type="float">
            <text:p>260</text:p>
          </table:table-cell>
          <table:table-cell office:value-type="float" office:value="0" calcext:value-type="float">
            <text:p>0</text:p>
          </table:table-cell>
          <table:table-cell table:style-name="ce20" table:formula="of:=IF(AND(ISBLANK([.G436]); ISBLANK([.F436])); MAX(IF(ISERR(FIND(&quot;e&quot;;[.E436]));0;FIND(&quot;e&quot;;[.E436])); IF(ISERR(FIND(&quot;o&quot;;[.E436]));0;FIND(&quot;o&quot;;[.E436])); IF(ISERR(FIND(&quot;u&quot;;[.E436]));0;FIND(&quot;u&quot;;[.E43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nganar</text:p>
          </table:table-cell>
          <table:table-cell table:style-name="ce2" office:value-type="float" office:value="544" calcext:value-type="float">
            <text:p>544</text:p>
          </table:table-cell>
          <table:table-cell office:value-type="float" office:value="0" calcext:value-type="float">
            <text:p>0</text:p>
          </table:table-cell>
          <table:table-cell table:style-name="ce20" table:formula="of:=IF(AND(ISBLANK([.G437]); ISBLANK([.F437])); MAX(IF(ISERR(FIND(&quot;e&quot;;[.E437]));0;FIND(&quot;e&quot;;[.E437])); IF(ISERR(FIND(&quot;o&quot;;[.E437]));0;FIND(&quot;o&quot;;[.E437])); IF(ISERR(FIND(&quot;u&quot;;[.E437]));0;FIND(&quot;u&quot;;[.E43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nglobar</text:p>
          </table:table-cell>
          <table:table-cell table:style-name="ce2" office:value-type="float" office:value="800" calcext:value-type="float">
            <text:p>800</text:p>
          </table:table-cell>
          <table:table-cell office:value-type="float" office:value="0" calcext:value-type="float">
            <text:p>0</text:p>
          </table:table-cell>
          <table:table-cell table:style-name="ce20" table:formula="of:=IF(AND(ISBLANK([.G438]); ISBLANK([.F438])); MAX(IF(ISERR(FIND(&quot;e&quot;;[.E438]));0;FIND(&quot;e&quot;;[.E438])); IF(ISERR(FIND(&quot;o&quot;;[.E438]));0;FIND(&quot;o&quot;;[.E438])); IF(ISERR(FIND(&quot;u&quot;;[.E438]));0;FIND(&quot;u&quot;;[.E43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ngolir</text:p>
          </table:table-cell>
          <table:table-cell table:style-name="ce2" office:value-type="float" office:value="759" calcext:value-type="float">
            <text:p>759</text:p>
          </table:table-cell>
          <table:table-cell office:value-type="float" office:value="4" calcext:value-type="float">
            <text:p>4</text:p>
          </table:table-cell>
          <table:table-cell table:style-name="ce20" table:formula="of:=IF(AND(ISBLANK([.G439]); ISBLANK([.F439])); MAX(IF(ISERR(FIND(&quot;e&quot;;[.E439]));0;FIND(&quot;e&quot;;[.E439])); IF(ISERR(FIND(&quot;o&quot;;[.E439]));0;FIND(&quot;o&quot;;[.E439])); IF(ISERR(FIND(&quot;u&quot;;[.E439]));0;FIND(&quot;u&quot;;[.E439]))); 0)" office:value-type="float" office:value="4" calcext:value-type="float">
            <text:p>4 </text:p>
          </table:table-cell>
          <table:table-cell office:value-type="string" office:string-value="engol" calcext:value-type="string">
            <text:p>engol</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enriquecer</text:p>
          </table:table-cell>
          <table:table-cell table:style-name="ce2" office:value-type="float" office:value="785" calcext:value-type="float">
            <text:p>785</text:p>
          </table:table-cell>
          <table:table-cell office:value-type="float" office:value="0" calcext:value-type="float">
            <text:p>0</text:p>
          </table:table-cell>
          <table:table-cell table:style-name="ce20" table:formula="of:=IF(AND(ISBLANK([.G440]); ISBLANK([.F440])); MAX(IF(ISERR(FIND(&quot;e&quot;;[.E440]));0;FIND(&quot;e&quot;;[.E440])); IF(ISERR(FIND(&quot;o&quot;;[.E440]));0;FIND(&quot;o&quot;;[.E440])); IF(ISERR(FIND(&quot;u&quot;;[.E440]));0;FIND(&quot;u&quot;;[.E44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enrolar</text:p>
          </table:table-cell>
          <table:table-cell table:style-name="ce2" office:value-type="float" office:value="672" calcext:value-type="float">
            <text:p>672</text:p>
          </table:table-cell>
          <table:table-cell office:value-type="float" office:value="0" calcext:value-type="float">
            <text:p>0</text:p>
          </table:table-cell>
          <table:table-cell table:style-name="ce20" table:formula="of:=IF(AND(ISBLANK([.G441]); ISBLANK([.F441])); MAX(IF(ISERR(FIND(&quot;e&quot;;[.E441]));0;FIND(&quot;e&quot;;[.E441])); IF(ISERR(FIND(&quot;o&quot;;[.E441]));0;FIND(&quot;o&quot;;[.E441])); IF(ISERR(FIND(&quot;u&quot;;[.E441]));0;FIND(&quot;u&quot;;[.E441])));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n</text:p>
          </table:table-cell>
          <table:table-cell table:number-columns-repeated="1017"/>
        </table:table-row>
        <table:table-row table:style-name="ro1">
          <table:table-cell table:style-name="ce2" office:value-type="string" calcext:value-type="string">
            <text:p>ensaiar</text:p>
          </table:table-cell>
          <table:table-cell table:style-name="ce2" office:value-type="float" office:value="927" calcext:value-type="float">
            <text:p>927</text:p>
          </table:table-cell>
          <table:table-cell office:value-type="float" office:value="0" calcext:value-type="float">
            <text:p>0</text:p>
          </table:table-cell>
          <table:table-cell table:style-name="ce20" table:formula="of:=IF(AND(ISBLANK([.G442]); ISBLANK([.F442])); MAX(IF(ISERR(FIND(&quot;e&quot;;[.E442]));0;FIND(&quot;e&quot;;[.E442])); IF(ISERR(FIND(&quot;o&quot;;[.E442]));0;FIND(&quot;o&quot;;[.E442])); IF(ISERR(FIND(&quot;u&quot;;[.E442]));0;FIND(&quot;u&quot;;[.E44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nsinar</text:p>
          </table:table-cell>
          <table:table-cell table:style-name="ce2" office:value-type="float" office:value="339" calcext:value-type="float">
            <text:p>339</text:p>
          </table:table-cell>
          <table:table-cell office:value-type="float" office:value="0" calcext:value-type="float">
            <text:p>0</text:p>
          </table:table-cell>
          <table:table-cell table:style-name="ce20" table:formula="of:=IF(AND(ISBLANK([.G443]); ISBLANK([.F443])); MAX(IF(ISERR(FIND(&quot;e&quot;;[.E443]));0;FIND(&quot;e&quot;;[.E443])); IF(ISERR(FIND(&quot;o&quot;;[.E443]));0;FIND(&quot;o&quot;;[.E443])); IF(ISERR(FIND(&quot;u&quot;;[.E443]));0;FIND(&quot;u&quot;;[.E44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ntender</text:p>
          </table:table-cell>
          <table:table-cell table:style-name="ce2" office:value-type="float" office:value="81" calcext:value-type="float">
            <text:p>81</text:p>
          </table:table-cell>
          <table:table-cell office:value-type="float" office:value="0" calcext:value-type="float">
            <text:p>0</text:p>
          </table:table-cell>
          <table:table-cell table:style-name="ce20" table:formula="of:=IF(AND(ISBLANK([.G444]); ISBLANK([.F444])); MAX(IF(ISERR(FIND(&quot;e&quot;;[.E444]));0;FIND(&quot;e&quot;;[.E444])); IF(ISERR(FIND(&quot;o&quot;;[.E444]));0;FIND(&quot;o&quot;;[.E444])); IF(ISERR(FIND(&quot;u&quot;;[.E444]));0;FIND(&quot;u&quot;;[.E444])));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n</text:p>
          </table:table-cell>
          <table:table-cell table:number-columns-repeated="1017"/>
        </table:table-row>
        <table:table-row table:style-name="ro1">
          <table:table-cell table:style-name="ce2" office:value-type="string" calcext:value-type="string">
            <text:p>enterrar</text:p>
          </table:table-cell>
          <table:table-cell table:style-name="ce2" office:value-type="float" office:value="589" calcext:value-type="float">
            <text:p>589</text:p>
          </table:table-cell>
          <table:table-cell office:value-type="float" office:value="0" calcext:value-type="float">
            <text:p>0</text:p>
          </table:table-cell>
          <table:table-cell table:style-name="ce20" table:formula="of:=IF(AND(ISBLANK([.G445]); ISBLANK([.F445])); MAX(IF(ISERR(FIND(&quot;e&quot;;[.E445]));0;FIND(&quot;e&quot;;[.E445])); IF(ISERR(FIND(&quot;o&quot;;[.E445]));0;FIND(&quot;o&quot;;[.E445])); IF(ISERR(FIND(&quot;u&quot;;[.E445]));0;FIND(&quot;u&quot;;[.E44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ntrar</text:p>
          </table:table-cell>
          <table:table-cell table:style-name="ce2" office:value-type="float" office:value="35" calcext:value-type="float">
            <text:p>35</text:p>
          </table:table-cell>
          <table:table-cell office:value-type="float" office:value="0" calcext:value-type="float">
            <text:p>0</text:p>
          </table:table-cell>
          <table:table-cell table:style-name="ce20" table:formula="of:=IF(AND(ISBLANK([.G446]); ISBLANK([.F446])); MAX(IF(ISERR(FIND(&quot;e&quot;;[.E446]));0;FIND(&quot;e&quot;;[.E446])); IF(ISERR(FIND(&quot;o&quot;;[.E446]));0;FIND(&quot;o&quot;;[.E446])); IF(ISERR(FIND(&quot;u&quot;;[.E446]));0;FIND(&quot;u&quot;;[.E44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ntregar</text:p>
          </table:table-cell>
          <table:table-cell table:style-name="ce2" office:value-type="float" office:value="167" calcext:value-type="float">
            <text:p>167</text:p>
          </table:table-cell>
          <table:table-cell office:value-type="float" office:value="0" calcext:value-type="float">
            <text:p>0</text:p>
          </table:table-cell>
          <table:table-cell table:style-name="ce20" table:formula="of:=IF(AND(ISBLANK([.G447]); ISBLANK([.F447])); MAX(IF(ISERR(FIND(&quot;e&quot;;[.E447]));0;FIND(&quot;e&quot;;[.E447])); IF(ISERR(FIND(&quot;o&quot;;[.E447]));0;FIND(&quot;o&quot;;[.E447])); IF(ISERR(FIND(&quot;u&quot;;[.E447]));0;FIND(&quot;u&quot;;[.E44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table-cell table:style-name="ce2" office:value-type="string" calcext:value-type="string">
            <text:p>entregue</text:p>
          </table:table-cell>
          <table:table-cell table:number-columns-repeated="1014"/>
        </table:table-row>
        <table:table-row table:style-name="ro1">
          <table:table-cell table:style-name="ce2" office:value-type="string" calcext:value-type="string">
            <text:p>entreter</text:p>
          </table:table-cell>
          <table:table-cell table:style-name="ce2"/>
          <table:table-cell office:value-type="float" office:value="0" calcext:value-type="float">
            <text:p>0</text:p>
          </table:table-cell>
          <table:table-cell table:style-name="ce20"/>
          <table:table-cell office:value-type="float" office:value="0" calcext:value-type="float">
            <text:p>0</text:p>
          </table:table-cell>
          <table:table-cell table:style-name="ce26"/>
          <table:table-cell table:style-name="ce29" office:value-type="string" calcext:value-type="string">
            <text:p>entre</text:p>
          </table:table-cell>
          <table:table-cell table:style-name="ce2"/>
          <table:table-cell table:number-columns-repeated="1016"/>
        </table:table-row>
        <table:table-row table:style-name="ro1">
          <table:table-cell table:style-name="ce2" office:value-type="string" calcext:value-type="string">
            <text:p>envelhecer</text:p>
          </table:table-cell>
          <table:table-cell table:style-name="ce2" office:value-type="float" office:value="939" calcext:value-type="float">
            <text:p>939</text:p>
          </table:table-cell>
          <table:table-cell office:value-type="float" office:value="0" calcext:value-type="float">
            <text:p>0</text:p>
          </table:table-cell>
          <table:table-cell table:style-name="ce20" table:formula="of:=IF(AND(ISBLANK([.G449]); ISBLANK([.F449])); MAX(IF(ISERR(FIND(&quot;e&quot;;[.E449]));0;FIND(&quot;e&quot;;[.E449])); IF(ISERR(FIND(&quot;o&quot;;[.E449]));0;FIND(&quot;o&quot;;[.E449])); IF(ISERR(FIND(&quot;u&quot;;[.E449]));0;FIND(&quot;u&quot;;[.E44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enviar</text:p>
          </table:table-cell>
          <table:table-cell table:style-name="ce2" office:value-type="float" office:value="221" calcext:value-type="float">
            <text:p>221</text:p>
          </table:table-cell>
          <table:table-cell office:value-type="float" office:value="0" calcext:value-type="float">
            <text:p>0</text:p>
          </table:table-cell>
          <table:table-cell table:style-name="ce20" table:formula="of:=IF(AND(ISBLANK([.G450]); ISBLANK([.F450])); MAX(IF(ISERR(FIND(&quot;e&quot;;[.E450]));0;FIND(&quot;e&quot;;[.E450])); IF(ISERR(FIND(&quot;o&quot;;[.E450]));0;FIND(&quot;o&quot;;[.E450])); IF(ISERR(FIND(&quot;u&quot;;[.E450]));0;FIND(&quot;u&quot;;[.E45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nvolver</text:p>
          </table:table-cell>
          <table:table-cell table:style-name="ce2" office:value-type="float" office:value="144" calcext:value-type="float">
            <text:p>144</text:p>
          </table:table-cell>
          <table:table-cell office:value-type="float" office:value="0" calcext:value-type="float">
            <text:p>0</text:p>
          </table:table-cell>
          <table:table-cell table:style-name="ce20" table:formula="of:=IF(AND(ISBLANK([.G451]); ISBLANK([.F451])); MAX(IF(ISERR(FIND(&quot;e&quot;;[.E451]));0;FIND(&quot;e&quot;;[.E451])); IF(ISERR(FIND(&quot;o&quot;;[.E451]));0;FIND(&quot;o&quot;;[.E451])); IF(ISERR(FIND(&quot;u&quot;;[.E451]));0;FIND(&quot;u&quot;;[.E451])));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n</text:p>
          </table:table-cell>
          <table:table-cell table:style-name="ce2"/>
          <table:table-cell/>
          <table:table-cell table:style-name="ce2" office:value-type="string" calcext:value-type="string">
            <text:p>envolto</text:p>
          </table:table-cell>
          <table:table-cell table:number-columns-repeated="1014"/>
        </table:table-row>
        <table:table-row table:style-name="ro1">
          <table:table-cell table:style-name="ce2" office:value-type="string" calcext:value-type="string">
            <text:p>enxergar</text:p>
          </table:table-cell>
          <table:table-cell table:style-name="ce2" office:value-type="float" office:value="748" calcext:value-type="float">
            <text:p>748</text:p>
          </table:table-cell>
          <table:table-cell office:value-type="float" office:value="0" calcext:value-type="float">
            <text:p>0</text:p>
          </table:table-cell>
          <table:table-cell table:style-name="ce20" table:formula="of:=IF(AND(ISBLANK([.G452]); ISBLANK([.F452])); MAX(IF(ISERR(FIND(&quot;e&quot;;[.E452]));0;FIND(&quot;e&quot;;[.E452])); IF(ISERR(FIND(&quot;o&quot;;[.E452]));0;FIND(&quot;o&quot;;[.E452])); IF(ISERR(FIND(&quot;u&quot;;[.E452]));0;FIND(&quot;u&quot;;[.E45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enxugar</text:p>
          </table:table-cell>
          <table:table-cell table:style-name="ce2" office:value-type="float" office:value="885" calcext:value-type="float">
            <text:p>885</text:p>
          </table:table-cell>
          <table:table-cell office:value-type="float" office:value="0" calcext:value-type="float">
            <text:p>0</text:p>
          </table:table-cell>
          <table:table-cell table:style-name="ce20" table:formula="of:=IF(AND(ISBLANK([.G453]); ISBLANK([.F453])); MAX(IF(ISERR(FIND(&quot;e&quot;;[.E453]));0;FIND(&quot;e&quot;;[.E453])); IF(ISERR(FIND(&quot;o&quot;;[.E453]));0;FIND(&quot;o&quot;;[.E453])); IF(ISERR(FIND(&quot;u&quot;;[.E453]));0;FIND(&quot;u&quot;;[.E45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table-cell table:style-name="ce2" office:value-type="string" calcext:value-type="string">
            <text:p>enxuto</text:p>
          </table:table-cell>
          <table:table-cell table:number-columns-repeated="1014"/>
        </table:table-row>
        <table:table-row table:style-name="ro1">
          <table:table-cell table:style-name="ce2" office:value-type="string" calcext:value-type="string">
            <text:p>equivaler</text:p>
          </table:table-cell>
          <table:table-cell table:style-name="ce2" office:value-type="float" office:value="861" calcext:value-type="float">
            <text:p>861</text:p>
          </table:table-cell>
          <table:table-cell office:value-type="float" office:value="0" calcext:value-type="float">
            <text:p>0</text:p>
          </table:table-cell>
          <table:table-cell table:style-name="ce20" table:formula="of:=IF(AND(ISBLANK([.G454]); ISBLANK([.F454])); MAX(IF(ISERR(FIND(&quot;e&quot;;[.E454]));0;FIND(&quot;e&quot;;[.E454])); IF(ISERR(FIND(&quot;o&quot;;[.E454]));0;FIND(&quot;o&quot;;[.E454])); IF(ISERR(FIND(&quot;u&quot;;[.E454]));0;FIND(&quot;u&quot;;[.E454]))); 0)" office:value-type="float" office:value="0" calcext:value-type="float">
            <text:p><text:s/></text:p>
          </table:table-cell>
          <table:table-cell office:value-type="float" office:value="0" calcext:value-type="float">
            <text:p>0</text:p>
          </table:table-cell>
          <table:table-cell table:style-name="ce26"/>
          <table:table-cell table:style-name="ce32" office:value-type="string" calcext:value-type="string">
            <text:p>equi</text:p>
          </table:table-cell>
          <table:table-cell table:style-name="ce2" table:number-columns-repeated="3"/>
          <table:table-cell table:number-columns-repeated="1014"/>
        </table:table-row>
        <table:table-row table:style-name="ro1">
          <table:table-cell table:style-name="ce2" office:value-type="string" calcext:value-type="string">
            <text:p>erguer</text:p>
          </table:table-cell>
          <table:table-cell table:style-name="ce2" office:value-type="float" office:value="207" calcext:value-type="float">
            <text:p>207</text:p>
          </table:table-cell>
          <table:table-cell office:value-type="float" office:value="0" calcext:value-type="float">
            <text:p>0</text:p>
          </table:table-cell>
          <table:table-cell table:style-name="ce20" table:formula="of:=IF(AND(ISBLANK([.G455]); ISBLANK([.F455])); MAX(IF(ISERR(FIND(&quot;e&quot;;[.E455]));0;FIND(&quot;e&quot;;[.E455])); IF(ISERR(FIND(&quot;o&quot;;[.E455]));0;FIND(&quot;o&quot;;[.E455])); IF(ISERR(FIND(&quot;u&quot;;[.E455]));0;FIND(&quot;u&quot;;[.E45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uer</text:p>
          </table:table-cell>
          <table:table-cell table:number-columns-repeated="1016"/>
        </table:table-row>
        <table:table-row table:style-name="ro1">
          <table:table-cell table:style-name="ce2" office:value-type="string" calcext:value-type="string">
            <text:p>errar</text:p>
          </table:table-cell>
          <table:table-cell table:style-name="ce2" office:value-type="float" office:value="436" calcext:value-type="float">
            <text:p>436</text:p>
          </table:table-cell>
          <table:table-cell office:value-type="float" office:value="0" calcext:value-type="float">
            <text:p>0</text:p>
          </table:table-cell>
          <table:table-cell table:style-name="ce20" table:formula="of:=IF(AND(ISBLANK([.G456]); ISBLANK([.F456])); MAX(IF(ISERR(FIND(&quot;e&quot;;[.E456]));0;FIND(&quot;e&quot;;[.E456])); IF(ISERR(FIND(&quot;o&quot;;[.E456]));0;FIND(&quot;o&quot;;[.E456])); IF(ISERR(FIND(&quot;u&quot;;[.E456]));0;FIND(&quot;u&quot;;[.E45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scalar</text:p>
          </table:table-cell>
          <table:table-cell table:style-name="ce2" office:value-type="float" office:value="810" calcext:value-type="float">
            <text:p>810</text:p>
          </table:table-cell>
          <table:table-cell office:value-type="float" office:value="0" calcext:value-type="float">
            <text:p>0</text:p>
          </table:table-cell>
          <table:table-cell table:style-name="ce20" table:formula="of:=IF(AND(ISBLANK([.G457]); ISBLANK([.F457])); MAX(IF(ISERR(FIND(&quot;e&quot;;[.E457]));0;FIND(&quot;e&quot;;[.E457])); IF(ISERR(FIND(&quot;o&quot;;[.E457]));0;FIND(&quot;o&quot;;[.E457])); IF(ISERR(FIND(&quot;u&quot;;[.E457]));0;FIND(&quot;u&quot;;[.E45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scapar</text:p>
          </table:table-cell>
          <table:table-cell table:style-name="ce2" office:value-type="float" office:value="373" calcext:value-type="float">
            <text:p>373</text:p>
          </table:table-cell>
          <table:table-cell office:value-type="float" office:value="0" calcext:value-type="float">
            <text:p>0</text:p>
          </table:table-cell>
          <table:table-cell table:style-name="ce20" table:formula="of:=IF(AND(ISBLANK([.G458]); ISBLANK([.F458])); MAX(IF(ISERR(FIND(&quot;e&quot;;[.E458]));0;FIND(&quot;e&quot;;[.E458])); IF(ISERR(FIND(&quot;o&quot;;[.E458]));0;FIND(&quot;o&quot;;[.E458])); IF(ISERR(FIND(&quot;u&quot;;[.E458]));0;FIND(&quot;u&quot;;[.E45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sclarecer</text:p>
          </table:table-cell>
          <table:table-cell table:style-name="ce2" office:value-type="float" office:value="419" calcext:value-type="float">
            <text:p>419</text:p>
          </table:table-cell>
          <table:table-cell office:value-type="float" office:value="0" calcext:value-type="float">
            <text:p>0</text:p>
          </table:table-cell>
          <table:table-cell table:style-name="ce20" table:formula="of:=IF(AND(ISBLANK([.G459]); ISBLANK([.F459])); MAX(IF(ISERR(FIND(&quot;e&quot;;[.E459]));0;FIND(&quot;e&quot;;[.E459])); IF(ISERR(FIND(&quot;o&quot;;[.E459]));0;FIND(&quot;o&quot;;[.E459])); IF(ISERR(FIND(&quot;u&quot;;[.E459]));0;FIND(&quot;u&quot;;[.E45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escolher</text:p>
          </table:table-cell>
          <table:table-cell table:style-name="ce2" office:value-type="float" office:value="154" calcext:value-type="float">
            <text:p>154</text:p>
          </table:table-cell>
          <table:table-cell office:value-type="float" office:value="0" calcext:value-type="float">
            <text:p>0</text:p>
          </table:table-cell>
          <table:table-cell table:style-name="ce20" table:formula="of:=IF(AND(ISBLANK([.G460]); ISBLANK([.F460])); MAX(IF(ISERR(FIND(&quot;e&quot;;[.E460]));0;FIND(&quot;e&quot;;[.E460])); IF(ISERR(FIND(&quot;o&quot;;[.E460]));0;FIND(&quot;o&quot;;[.E460])); IF(ISERR(FIND(&quot;u&quot;;[.E460]));0;FIND(&quot;u&quot;;[.E460])));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s</text:p>
          </table:table-cell>
          <table:table-cell table:style-name="ce2"/>
          <table:table-cell table:number-columns-repeated="1016"/>
        </table:table-row>
        <table:table-row table:style-name="ro1">
          <table:table-cell table:style-name="ce2" office:value-type="string" calcext:value-type="string">
            <text:p>esconder</text:p>
          </table:table-cell>
          <table:table-cell table:style-name="ce2" office:value-type="float" office:value="272" calcext:value-type="float">
            <text:p>272</text:p>
          </table:table-cell>
          <table:table-cell office:value-type="float" office:value="0" calcext:value-type="float">
            <text:p>0</text:p>
          </table:table-cell>
          <table:table-cell table:style-name="ce20" table:formula="of:=IF(AND(ISBLANK([.G461]); ISBLANK([.F461])); MAX(IF(ISERR(FIND(&quot;e&quot;;[.E461]));0;FIND(&quot;e&quot;;[.E461])); IF(ISERR(FIND(&quot;o&quot;;[.E461]));0;FIND(&quot;o&quot;;[.E461])); IF(ISERR(FIND(&quot;u&quot;;[.E461]));0;FIND(&quot;u&quot;;[.E46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escorregar</text:p>
          </table:table-cell>
          <table:table-cell table:style-name="ce2" office:value-type="float" office:value="950" calcext:value-type="float">
            <text:p>950</text:p>
          </table:table-cell>
          <table:table-cell office:value-type="float" office:value="0" calcext:value-type="float">
            <text:p>0</text:p>
          </table:table-cell>
          <table:table-cell table:style-name="ce20" table:formula="of:=IF(AND(ISBLANK([.G462]); ISBLANK([.F462])); MAX(IF(ISERR(FIND(&quot;e&quot;;[.E462]));0;FIND(&quot;e&quot;;[.E462])); IF(ISERR(FIND(&quot;o&quot;;[.E462]));0;FIND(&quot;o&quot;;[.E462])); IF(ISERR(FIND(&quot;u&quot;;[.E462]));0;FIND(&quot;u&quot;;[.E46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escorrer</text:p>
          </table:table-cell>
          <table:table-cell table:style-name="ce2" office:value-type="float" office:value="710" calcext:value-type="float">
            <text:p>710</text:p>
          </table:table-cell>
          <table:table-cell office:value-type="float" office:value="0" calcext:value-type="float">
            <text:p>0</text:p>
          </table:table-cell>
          <table:table-cell table:style-name="ce20" table:formula="of:=IF(AND(ISBLANK([.G463]); ISBLANK([.F463])); MAX(IF(ISERR(FIND(&quot;e&quot;;[.E463]));0;FIND(&quot;e&quot;;[.E463])); IF(ISERR(FIND(&quot;o&quot;;[.E463]));0;FIND(&quot;o&quot;;[.E463])); IF(ISERR(FIND(&quot;u&quot;;[.E463]));0;FIND(&quot;u&quot;;[.E463])));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s</text:p>
          </table:table-cell>
          <table:table-cell table:style-name="ce2"/>
          <table:table-cell table:number-columns-repeated="1016"/>
        </table:table-row>
        <table:table-row table:style-name="ro1">
          <table:table-cell table:style-name="ce2" office:value-type="string" calcext:value-type="string">
            <text:p>escrever</text:p>
          </table:table-cell>
          <table:table-cell table:style-name="ce2" office:value-type="float" office:value="62" calcext:value-type="float">
            <text:p>62</text:p>
          </table:table-cell>
          <table:table-cell office:value-type="float" office:value="0" calcext:value-type="float">
            <text:p>0</text:p>
          </table:table-cell>
          <table:table-cell table:style-name="ce20" table:formula="of:=IF(AND(ISBLANK([.G464]); ISBLANK([.F464])); MAX(IF(ISERR(FIND(&quot;e&quot;;[.E464]));0;FIND(&quot;e&quot;;[.E464])); IF(ISERR(FIND(&quot;o&quot;;[.E464]));0;FIND(&quot;o&quot;;[.E464])); IF(ISERR(FIND(&quot;u&quot;;[.E464]));0;FIND(&quot;u&quot;;[.E46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screver</text:p>
          </table:table-cell>
          <table:table-cell table:number-columns-repeated="1016"/>
        </table:table-row>
        <table:table-row table:style-name="ro1">
          <table:table-cell table:style-name="ce2" office:value-type="string" calcext:value-type="string">
            <text:p>escutar</text:p>
          </table:table-cell>
          <table:table-cell table:style-name="ce2" office:value-type="float" office:value="382" calcext:value-type="float">
            <text:p>382</text:p>
          </table:table-cell>
          <table:table-cell office:value-type="float" office:value="0" calcext:value-type="float">
            <text:p>0</text:p>
          </table:table-cell>
          <table:table-cell table:style-name="ce20" table:formula="of:=IF(AND(ISBLANK([.G465]); ISBLANK([.F465])); MAX(IF(ISERR(FIND(&quot;e&quot;;[.E465]));0;FIND(&quot;e&quot;;[.E465])); IF(ISERR(FIND(&quot;o&quot;;[.E465]));0;FIND(&quot;o&quot;;[.E465])); IF(ISERR(FIND(&quot;u&quot;;[.E465]));0;FIND(&quot;u&quot;;[.E46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sforçar</text:p>
          </table:table-cell>
          <table:table-cell table:style-name="ce2" office:value-type="float" office:value="949" calcext:value-type="float">
            <text:p>949</text:p>
          </table:table-cell>
          <table:table-cell office:value-type="float" office:value="0" calcext:value-type="float">
            <text:p>0</text:p>
          </table:table-cell>
          <table:table-cell table:style-name="ce20" table:formula="of:=IF(AND(ISBLANK([.G466]); ISBLANK([.F466])); MAX(IF(ISERR(FIND(&quot;e&quot;;[.E466]));0;FIND(&quot;e&quot;;[.E466])); IF(ISERR(FIND(&quot;o&quot;;[.E466]));0;FIND(&quot;o&quot;;[.E466])); IF(ISERR(FIND(&quot;u&quot;;[.E466]));0;FIND(&quot;u&quot;;[.E466])));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s</text:p>
          </table:table-cell>
          <table:table-cell table:number-columns-repeated="1017"/>
        </table:table-row>
        <table:table-row table:style-name="ro1">
          <table:table-cell table:style-name="ce2" office:value-type="string" calcext:value-type="string">
            <text:p>esfregar</text:p>
          </table:table-cell>
          <table:table-cell table:style-name="ce2" office:value-type="float" office:value="784" calcext:value-type="float">
            <text:p>784</text:p>
          </table:table-cell>
          <table:table-cell office:value-type="float" office:value="0" calcext:value-type="float">
            <text:p>0</text:p>
          </table:table-cell>
          <table:table-cell table:style-name="ce20" table:formula="of:=IF(AND(ISBLANK([.G467]); ISBLANK([.F467])); MAX(IF(ISERR(FIND(&quot;e&quot;;[.E467]));0;FIND(&quot;e&quot;;[.E467])); IF(ISERR(FIND(&quot;o&quot;;[.E467]));0;FIND(&quot;o&quot;;[.E467])); IF(ISERR(FIND(&quot;u&quot;;[.E467]));0;FIND(&quot;u&quot;;[.E46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esgotar</text:p>
          </table:table-cell>
          <table:table-cell table:style-name="ce2" office:value-type="float" office:value="698" calcext:value-type="float">
            <text:p>698</text:p>
          </table:table-cell>
          <table:table-cell office:value-type="float" office:value="0" calcext:value-type="float">
            <text:p>0</text:p>
          </table:table-cell>
          <table:table-cell table:style-name="ce20" table:formula="of:=IF(AND(ISBLANK([.G468]); ISBLANK([.F468])); MAX(IF(ISERR(FIND(&quot;e&quot;;[.E468]));0;FIND(&quot;e&quot;;[.E468])); IF(ISERR(FIND(&quot;o&quot;;[.E468]));0;FIND(&quot;o&quot;;[.E468])); IF(ISERR(FIND(&quot;u&quot;;[.E468]));0;FIND(&quot;u&quot;;[.E46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smagar</text:p>
          </table:table-cell>
          <table:table-cell table:style-name="ce2" office:value-type="float" office:value="726" calcext:value-type="float">
            <text:p>726</text:p>
          </table:table-cell>
          <table:table-cell office:value-type="float" office:value="0" calcext:value-type="float">
            <text:p>0</text:p>
          </table:table-cell>
          <table:table-cell table:style-name="ce20" table:formula="of:=IF(AND(ISBLANK([.G469]); ISBLANK([.F469])); MAX(IF(ISERR(FIND(&quot;e&quot;;[.E469]));0;FIND(&quot;e&quot;;[.E469])); IF(ISERR(FIND(&quot;o&quot;;[.E469]));0;FIND(&quot;o&quot;;[.E469])); IF(ISERR(FIND(&quot;u&quot;;[.E469]));0;FIND(&quot;u&quot;;[.E46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espalhar</text:p>
          </table:table-cell>
          <table:table-cell table:style-name="ce2" office:value-type="float" office:value="385" calcext:value-type="float">
            <text:p>385</text:p>
          </table:table-cell>
          <table:table-cell office:value-type="float" office:value="0" calcext:value-type="float">
            <text:p>0</text:p>
          </table:table-cell>
          <table:table-cell table:style-name="ce20" table:formula="of:=IF(AND(ISBLANK([.G470]); ISBLANK([.F470])); MAX(IF(ISERR(FIND(&quot;e&quot;;[.E470]));0;FIND(&quot;e&quot;;[.E470])); IF(ISERR(FIND(&quot;o&quot;;[.E470]));0;FIND(&quot;o&quot;;[.E470])); IF(ISERR(FIND(&quot;u&quot;;[.E470]));0;FIND(&quot;u&quot;;[.E47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spantar</text:p>
          </table:table-cell>
          <table:table-cell table:style-name="ce2" office:value-type="float" office:value="624" calcext:value-type="float">
            <text:p>624</text:p>
          </table:table-cell>
          <table:table-cell office:value-type="float" office:value="0" calcext:value-type="float">
            <text:p>0</text:p>
          </table:table-cell>
          <table:table-cell table:style-name="ce20" table:formula="of:=IF(AND(ISBLANK([.G471]); ISBLANK([.F471])); MAX(IF(ISERR(FIND(&quot;e&quot;;[.E471]));0;FIND(&quot;e&quot;;[.E471])); IF(ISERR(FIND(&quot;o&quot;;[.E471]));0;FIND(&quot;o&quot;;[.E471])); IF(ISERR(FIND(&quot;u&quot;;[.E471]));0;FIND(&quot;u&quot;;[.E47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specificar</text:p>
          </table:table-cell>
          <table:table-cell table:style-name="ce2" office:value-type="float" office:value="846" calcext:value-type="float">
            <text:p>846</text:p>
          </table:table-cell>
          <table:table-cell office:value-type="float" office:value="0" calcext:value-type="float">
            <text:p>0</text:p>
          </table:table-cell>
          <table:table-cell table:style-name="ce20" table:formula="of:=IF(AND(ISBLANK([.G472]); ISBLANK([.F472])); MAX(IF(ISERR(FIND(&quot;e&quot;;[.E472]));0;FIND(&quot;e&quot;;[.E472])); IF(ISERR(FIND(&quot;o&quot;;[.E472]));0;FIND(&quot;o&quot;;[.E472])); IF(ISERR(FIND(&quot;u&quot;;[.E472]));0;FIND(&quot;u&quot;;[.E472])));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speci</text:p>
          </table:table-cell>
          <table:table-cell table:style-name="ce2"/>
          <table:table-cell table:number-columns-repeated="1016"/>
        </table:table-row>
        <table:table-row table:style-name="ro1">
          <table:table-cell table:style-name="ce2" office:value-type="string" calcext:value-type="string">
            <text:p>esperar</text:p>
          </table:table-cell>
          <table:table-cell table:style-name="ce2" office:value-type="float" office:value="56" calcext:value-type="float">
            <text:p>56</text:p>
          </table:table-cell>
          <table:table-cell office:value-type="float" office:value="0" calcext:value-type="float">
            <text:p>0</text:p>
          </table:table-cell>
          <table:table-cell table:style-name="ce20" table:formula="of:=IF(AND(ISBLANK([.G473]); ISBLANK([.F473])); MAX(IF(ISERR(FIND(&quot;e&quot;;[.E473]));0;FIND(&quot;e&quot;;[.E473])); IF(ISERR(FIND(&quot;o&quot;;[.E473]));0;FIND(&quot;o&quot;;[.E473])); IF(ISERR(FIND(&quot;u&quot;;[.E473]));0;FIND(&quot;u&quot;;[.E47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spiar</text:p>
          </table:table-cell>
          <table:table-cell table:style-name="ce2" office:value-type="float" office:value="904" calcext:value-type="float">
            <text:p>904</text:p>
          </table:table-cell>
          <table:table-cell office:value-type="float" office:value="0" calcext:value-type="float">
            <text:p>0</text:p>
          </table:table-cell>
          <table:table-cell table:style-name="ce20" table:formula="of:=IF(AND(ISBLANK([.G474]); ISBLANK([.F474])); MAX(IF(ISERR(FIND(&quot;e&quot;;[.E474]));0;FIND(&quot;e&quot;;[.E474])); IF(ISERR(FIND(&quot;o&quot;;[.E474]));0;FIND(&quot;o&quot;;[.E474])); IF(ISERR(FIND(&quot;u&quot;;[.E474]));0;FIND(&quot;u&quot;;[.E47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spreitar</text:p>
          </table:table-cell>
          <table:table-cell table:style-name="ce2" office:value-type="float" office:value="621" calcext:value-type="float">
            <text:p>621</text:p>
          </table:table-cell>
          <table:table-cell office:value-type="float" office:value="0" calcext:value-type="float">
            <text:p>0</text:p>
          </table:table-cell>
          <table:table-cell table:style-name="ce20" table:formula="of:=IF(AND(ISBLANK([.G475]); ISBLANK([.F475])); MAX(IF(ISERR(FIND(&quot;e&quot;;[.E475]));0;FIND(&quot;e&quot;;[.E475])); IF(ISERR(FIND(&quot;o&quot;;[.E475]));0;FIND(&quot;o&quot;;[.E475])); IF(ISERR(FIND(&quot;u&quot;;[.E475]));0;FIND(&quot;u&quot;;[.E47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squecer</text:p>
          </table:table-cell>
          <table:table-cell table:style-name="ce2" office:value-type="float" office:value="142" calcext:value-type="float">
            <text:p>142</text:p>
          </table:table-cell>
          <table:table-cell office:value-type="float" office:value="0" calcext:value-type="float">
            <text:p>0</text:p>
          </table:table-cell>
          <table:table-cell table:style-name="ce20" table:formula="of:=IF(AND(ISBLANK([.G476]); ISBLANK([.F476])); MAX(IF(ISERR(FIND(&quot;e&quot;;[.E476]));0;FIND(&quot;e&quot;;[.E476])); IF(ISERR(FIND(&quot;o&quot;;[.E476]));0;FIND(&quot;o&quot;;[.E476])); IF(ISERR(FIND(&quot;u&quot;;[.E476]));0;FIND(&quot;u&quot;;[.E47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estabelecer</text:p>
          </table:table-cell>
          <table:table-cell table:style-name="ce2" office:value-type="float" office:value="118" calcext:value-type="float">
            <text:p>118</text:p>
          </table:table-cell>
          <table:table-cell office:value-type="float" office:value="0" calcext:value-type="float">
            <text:p>0</text:p>
          </table:table-cell>
          <table:table-cell table:style-name="ce20" table:formula="of:=IF(AND(ISBLANK([.G477]); ISBLANK([.F477])); MAX(IF(ISERR(FIND(&quot;e&quot;;[.E477]));0;FIND(&quot;e&quot;;[.E477])); IF(ISERR(FIND(&quot;o&quot;;[.E477]));0;FIND(&quot;o&quot;;[.E477])); IF(ISERR(FIND(&quot;u&quot;;[.E477]));0;FIND(&quot;u&quot;;[.E47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estacionar</text:p>
          </table:table-cell>
          <table:table-cell table:style-name="ce2" office:value-type="float" office:value="996" calcext:value-type="float">
            <text:p>996</text:p>
          </table:table-cell>
          <table:table-cell office:value-type="float" office:value="0" calcext:value-type="float">
            <text:p>0</text:p>
          </table:table-cell>
          <table:table-cell table:style-name="ce20" table:formula="of:=IF(AND(ISBLANK([.G478]); ISBLANK([.F478])); MAX(IF(ISERR(FIND(&quot;e&quot;;[.E478]));0;FIND(&quot;e&quot;;[.E478])); IF(ISERR(FIND(&quot;o&quot;;[.E478]));0;FIND(&quot;o&quot;;[.E478])); IF(ISERR(FIND(&quot;u&quot;;[.E478]));0;FIND(&quot;u&quot;;[.E47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stalar</text:p>
          </table:table-cell>
          <table:table-cell table:style-name="ce2" office:value-type="float" office:value="772" calcext:value-type="float">
            <text:p>772</text:p>
          </table:table-cell>
          <table:table-cell office:value-type="float" office:value="0" calcext:value-type="float">
            <text:p>0</text:p>
          </table:table-cell>
          <table:table-cell table:style-name="ce20" table:formula="of:=IF(AND(ISBLANK([.G479]); ISBLANK([.F479])); MAX(IF(ISERR(FIND(&quot;e&quot;;[.E479]));0;FIND(&quot;e&quot;;[.E479])); IF(ISERR(FIND(&quot;o&quot;;[.E479]));0;FIND(&quot;o&quot;;[.E479])); IF(ISERR(FIND(&quot;u&quot;;[.E479]));0;FIND(&quot;u&quot;;[.E47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star</text:p>
          </table:table-cell>
          <table:table-cell table:style-name="ce2" office:value-type="float" office:value="3" calcext:value-type="float">
            <text:p>3</text:p>
          </table:table-cell>
          <table:table-cell office:value-type="float" office:value="0" calcext:value-type="float">
            <text:p>0</text:p>
          </table:table-cell>
          <table:table-cell table:style-name="ce20" table:formula="of:=IF(AND(ISBLANK([.G480]); ISBLANK([.F480])); MAX(IF(ISERR(FIND(&quot;e&quot;;[.E480]));0;FIND(&quot;e&quot;;[.E480])); IF(ISERR(FIND(&quot;o&quot;;[.E480]));0;FIND(&quot;o&quot;;[.E480])); IF(ISERR(FIND(&quot;u&quot;;[.E480]));0;FIND(&quot;u&quot;;[.E480]))); 0)" office:value-type="float" office:value="0" calcext:value-type="float">
            <text:p><text:s/></text:p>
          </table:table-cell>
          <table:table-cell office:value-type="float" office:value="0" calcext:value-type="float">
            <text:p>0</text:p>
          </table:table-cell>
          <table:table-cell table:style-name="ce26"/>
          <table:table-cell table:style-name="ce29"/>
          <table:table-cell table:style-name="ce2" office:value-type="string" calcext:value-type="string">
            <text:p>.esta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estender</text:p>
          </table:table-cell>
          <table:table-cell table:style-name="ce2" office:value-type="float" office:value="189" calcext:value-type="float">
            <text:p>189</text:p>
          </table:table-cell>
          <table:table-cell office:value-type="float" office:value="0" calcext:value-type="float">
            <text:p>0</text:p>
          </table:table-cell>
          <table:table-cell table:style-name="ce20" table:formula="of:=IF(AND(ISBLANK([.G481]); ISBLANK([.F481])); MAX(IF(ISERR(FIND(&quot;e&quot;;[.E481]));0;FIND(&quot;e&quot;;[.E481])); IF(ISERR(FIND(&quot;o&quot;;[.E481]));0;FIND(&quot;o&quot;;[.E481])); IF(ISERR(FIND(&quot;u&quot;;[.E481]));0;FIND(&quot;u&quot;;[.E481])));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s</text:p>
          </table:table-cell>
          <table:table-cell table:number-columns-repeated="1017"/>
        </table:table-row>
        <table:table-row table:style-name="ro1">
          <table:table-cell table:style-name="ce2" office:value-type="string" calcext:value-type="string">
            <text:p>estimar</text:p>
          </table:table-cell>
          <table:table-cell table:style-name="ce2" office:value-type="float" office:value="393" calcext:value-type="float">
            <text:p>393</text:p>
          </table:table-cell>
          <table:table-cell office:value-type="float" office:value="0" calcext:value-type="float">
            <text:p>0</text:p>
          </table:table-cell>
          <table:table-cell table:style-name="ce20" table:formula="of:=IF(AND(ISBLANK([.G482]); ISBLANK([.F482])); MAX(IF(ISERR(FIND(&quot;e&quot;;[.E482]));0;FIND(&quot;e&quot;;[.E482])); IF(ISERR(FIND(&quot;o&quot;;[.E482]));0;FIND(&quot;o&quot;;[.E482])); IF(ISERR(FIND(&quot;u&quot;;[.E482]));0;FIND(&quot;u&quot;;[.E48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stimular</text:p>
          </table:table-cell>
          <table:table-cell table:style-name="ce2" office:value-type="float" office:value="519" calcext:value-type="float">
            <text:p>519</text:p>
          </table:table-cell>
          <table:table-cell office:value-type="float" office:value="0" calcext:value-type="float">
            <text:p>0</text:p>
          </table:table-cell>
          <table:table-cell table:style-name="ce20" table:formula="of:=IF(AND(ISBLANK([.G483]); ISBLANK([.F483])); MAX(IF(ISERR(FIND(&quot;e&quot;;[.E483]));0;FIND(&quot;e&quot;;[.E483])); IF(ISERR(FIND(&quot;o&quot;;[.E483]));0;FIND(&quot;o&quot;;[.E483])); IF(ISERR(FIND(&quot;u&quot;;[.E483]));0;FIND(&quot;u&quot;;[.E48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stragar</text:p>
          </table:table-cell>
          <table:table-cell table:style-name="ce2" office:value-type="float" office:value="865" calcext:value-type="float">
            <text:p>865</text:p>
          </table:table-cell>
          <table:table-cell office:value-type="float" office:value="0" calcext:value-type="float">
            <text:p>0</text:p>
          </table:table-cell>
          <table:table-cell table:style-name="ce20" table:formula="of:=IF(AND(ISBLANK([.G484]); ISBLANK([.F484])); MAX(IF(ISERR(FIND(&quot;e&quot;;[.E484]));0;FIND(&quot;e&quot;;[.E484])); IF(ISERR(FIND(&quot;o&quot;;[.E484]));0;FIND(&quot;o&quot;;[.E484])); IF(ISERR(FIND(&quot;u&quot;;[.E484]));0;FIND(&quot;u&quot;;[.E48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estranhar</text:p>
          </table:table-cell>
          <table:table-cell table:style-name="ce2" office:value-type="float" office:value="834" calcext:value-type="float">
            <text:p>834</text:p>
          </table:table-cell>
          <table:table-cell office:value-type="float" office:value="0" calcext:value-type="float">
            <text:p>0</text:p>
          </table:table-cell>
          <table:table-cell table:style-name="ce20" table:formula="of:=IF(AND(ISBLANK([.G485]); ISBLANK([.F485])); MAX(IF(ISERR(FIND(&quot;e&quot;;[.E485]));0;FIND(&quot;e&quot;;[.E485])); IF(ISERR(FIND(&quot;o&quot;;[.E485]));0;FIND(&quot;o&quot;;[.E485])); IF(ISERR(FIND(&quot;u&quot;;[.E485]));0;FIND(&quot;u&quot;;[.E48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strear</text:p>
          </table:table-cell>
          <table:table-cell table:style-name="ce2" office:value-type="float" office:value="565" calcext:value-type="float">
            <text:p>565</text:p>
          </table:table-cell>
          <table:table-cell office:value-type="float" office:value="0" calcext:value-type="float">
            <text:p>0</text:p>
          </table:table-cell>
          <table:table-cell table:style-name="ce20" table:formula="of:=IF(AND(ISBLANK([.G486]); ISBLANK([.F486])); MAX(IF(ISERR(FIND(&quot;e&quot;;[.E486]));0;FIND(&quot;e&quot;;[.E486])); IF(ISERR(FIND(&quot;o&quot;;[.E486]));0;FIND(&quot;o&quot;;[.E486])); IF(ISERR(FIND(&quot;u&quot;;[.E486]));0;FIND(&quot;u&quot;;[.E48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ar</text:p>
          </table:table-cell>
          <table:table-cell table:number-columns-repeated="1016"/>
        </table:table-row>
        <table:table-row table:style-name="ro1">
          <table:table-cell table:style-name="ce2" office:value-type="string" calcext:value-type="string">
            <text:p>estremecer</text:p>
          </table:table-cell>
          <table:table-cell table:style-name="ce2" office:value-type="float" office:value="667" calcext:value-type="float">
            <text:p>667</text:p>
          </table:table-cell>
          <table:table-cell office:value-type="float" office:value="0" calcext:value-type="float">
            <text:p>0</text:p>
          </table:table-cell>
          <table:table-cell table:style-name="ce20" table:formula="of:=IF(AND(ISBLANK([.G487]); ISBLANK([.F487])); MAX(IF(ISERR(FIND(&quot;e&quot;;[.E487]));0;FIND(&quot;e&quot;;[.E487])); IF(ISERR(FIND(&quot;o&quot;;[.E487]));0;FIND(&quot;o&quot;;[.E487])); IF(ISERR(FIND(&quot;u&quot;;[.E487]));0;FIND(&quot;u&quot;;[.E48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estudar</text:p>
          </table:table-cell>
          <table:table-cell table:style-name="ce2" office:value-type="float" office:value="99" calcext:value-type="float">
            <text:p>99</text:p>
          </table:table-cell>
          <table:table-cell office:value-type="float" office:value="0" calcext:value-type="float">
            <text:p>0</text:p>
          </table:table-cell>
          <table:table-cell table:style-name="ce20" table:formula="of:=IF(AND(ISBLANK([.G488]); ISBLANK([.F488])); MAX(IF(ISERR(FIND(&quot;e&quot;;[.E488]));0;FIND(&quot;e&quot;;[.E488])); IF(ISERR(FIND(&quot;o&quot;;[.E488]));0;FIND(&quot;o&quot;;[.E488])); IF(ISERR(FIND(&quot;u&quot;;[.E488]));0;FIND(&quot;u&quot;;[.E48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videnciar</text:p>
          </table:table-cell>
          <table:table-cell table:style-name="ce2" office:value-type="float" office:value="833" calcext:value-type="float">
            <text:p>833</text:p>
          </table:table-cell>
          <table:table-cell office:value-type="float" office:value="0" calcext:value-type="float">
            <text:p>0</text:p>
          </table:table-cell>
          <table:table-cell table:style-name="ce20" table:formula="of:=IF(AND(ISBLANK([.G489]); ISBLANK([.F489])); MAX(IF(ISERR(FIND(&quot;e&quot;;[.E489]));0;FIND(&quot;e&quot;;[.E489])); IF(ISERR(FIND(&quot;o&quot;;[.E489]));0;FIND(&quot;o&quot;;[.E489])); IF(ISERR(FIND(&quot;u&quot;;[.E489]));0;FIND(&quot;u&quot;;[.E48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vitar</text:p>
          </table:table-cell>
          <table:table-cell table:style-name="ce2" office:value-type="float" office:value="160" calcext:value-type="float">
            <text:p>160</text:p>
          </table:table-cell>
          <table:table-cell office:value-type="float" office:value="0" calcext:value-type="float">
            <text:p>0</text:p>
          </table:table-cell>
          <table:table-cell table:style-name="ce20" table:formula="of:=IF(AND(ISBLANK([.G490]); ISBLANK([.F490])); MAX(IF(ISERR(FIND(&quot;e&quot;;[.E490]));0;FIND(&quot;e&quot;;[.E490])); IF(ISERR(FIND(&quot;o&quot;;[.E490]));0;FIND(&quot;o&quot;;[.E490])); IF(ISERR(FIND(&quot;u&quot;;[.E490]));0;FIND(&quot;u&quot;;[.E49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vocar</text:p>
          </table:table-cell>
          <table:table-cell table:style-name="ce2" office:value-type="float" office:value="913" calcext:value-type="float">
            <text:p>913</text:p>
          </table:table-cell>
          <table:table-cell office:value-type="float" office:value="0" calcext:value-type="float">
            <text:p>0</text:p>
          </table:table-cell>
          <table:table-cell table:style-name="ce20" table:formula="of:=IF(AND(ISBLANK([.G491]); ISBLANK([.F491])); MAX(IF(ISERR(FIND(&quot;e&quot;;[.E491]));0;FIND(&quot;e&quot;;[.E491])); IF(ISERR(FIND(&quot;o&quot;;[.E491]));0;FIND(&quot;o&quot;;[.E491])); IF(ISERR(FIND(&quot;u&quot;;[.E491]));0;FIND(&quot;u&quot;;[.E49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evoluir</text:p>
          </table:table-cell>
          <table:table-cell table:style-name="ce2" office:value-type="float" office:value="606" calcext:value-type="float">
            <text:p>606</text:p>
          </table:table-cell>
          <table:table-cell office:value-type="float" office:value="0" calcext:value-type="float">
            <text:p>0</text:p>
          </table:table-cell>
          <table:table-cell table:style-name="ce20" table:formula="of:=IF(AND(ISBLANK([.G492]); ISBLANK([.F492])); MAX(IF(ISERR(FIND(&quot;e&quot;;[.E492]));0;FIND(&quot;e&quot;;[.E492])); IF(ISERR(FIND(&quot;o&quot;;[.E492]));0;FIND(&quot;o&quot;;[.E492])); IF(ISERR(FIND(&quot;u&quot;;[.E492]));0;FIND(&quot;u&quot;;[.E492]))); 0)" office:value-type="float" office:value="0" calcext:value-type="float">
            <text:p><text:s/></text:p>
          </table:table-cell>
          <table:table-cell office:value-type="string" office:string-value="evolu" calcext:value-type="string">
            <text:p>evolu</text:p>
          </table:table-cell>
          <table:table-cell table:style-name="ce25" office:value-type="string" calcext:value-type="string">
            <text:p>YES</text:p>
          </table:table-cell>
          <table:table-cell table:style-name="ce30"/>
          <table:table-cell table:style-name="ce2" office:value-type="string" calcext:value-type="string">
            <text:p>uir</text:p>
          </table:table-cell>
          <table:table-cell table:number-columns-repeated="1016"/>
        </table:table-row>
        <table:table-row table:style-name="ro1">
          <table:table-cell table:style-name="ce2" office:value-type="string" calcext:value-type="string">
            <text:p>examinar</text:p>
          </table:table-cell>
          <table:table-cell table:style-name="ce2" office:value-type="float" office:value="600" calcext:value-type="float">
            <text:p>600</text:p>
          </table:table-cell>
          <table:table-cell office:value-type="float" office:value="0" calcext:value-type="float">
            <text:p>0</text:p>
          </table:table-cell>
          <table:table-cell table:style-name="ce20" table:formula="of:=IF(AND(ISBLANK([.G493]); ISBLANK([.F493])); MAX(IF(ISERR(FIND(&quot;e&quot;;[.E493]));0;FIND(&quot;e&quot;;[.E493])); IF(ISERR(FIND(&quot;o&quot;;[.E493]));0;FIND(&quot;o&quot;;[.E493])); IF(ISERR(FIND(&quot;u&quot;;[.E493]));0;FIND(&quot;u&quot;;[.E49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xceder</text:p>
          </table:table-cell>
          <table:table-cell table:style-name="ce2" office:value-type="float" office:value="948" calcext:value-type="float">
            <text:p>948</text:p>
          </table:table-cell>
          <table:table-cell office:value-type="float" office:value="0" calcext:value-type="float">
            <text:p>0</text:p>
          </table:table-cell>
          <table:table-cell table:style-name="ce20" table:formula="of:=IF(AND(ISBLANK([.G494]); ISBLANK([.F494])); MAX(IF(ISERR(FIND(&quot;e&quot;;[.E494]));0;FIND(&quot;e&quot;;[.E494])); IF(ISERR(FIND(&quot;o&quot;;[.E494]));0;FIND(&quot;o&quot;;[.E494])); IF(ISERR(FIND(&quot;u&quot;;[.E494]));0;FIND(&quot;u&quot;;[.E494])));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ex</text:p>
          </table:table-cell>
          <table:table-cell table:style-name="ce2"/>
          <table:table-cell table:number-columns-repeated="1016"/>
        </table:table-row>
        <table:table-row table:style-name="ro1">
          <table:table-cell table:style-name="ce2" office:value-type="string" calcext:value-type="string">
            <text:p>exclamar</text:p>
          </table:table-cell>
          <table:table-cell table:style-name="ce2" office:value-type="float" office:value="445" calcext:value-type="float">
            <text:p>445</text:p>
          </table:table-cell>
          <table:table-cell office:value-type="float" office:value="0" calcext:value-type="float">
            <text:p>0</text:p>
          </table:table-cell>
          <table:table-cell table:style-name="ce20" table:formula="of:=IF(AND(ISBLANK([.G495]); ISBLANK([.F495])); MAX(IF(ISERR(FIND(&quot;e&quot;;[.E495]));0;FIND(&quot;e&quot;;[.E495])); IF(ISERR(FIND(&quot;o&quot;;[.E495]));0;FIND(&quot;o&quot;;[.E495])); IF(ISERR(FIND(&quot;u&quot;;[.E495]));0;FIND(&quot;u&quot;;[.E495])));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x</text:p>
          </table:table-cell>
          <table:table-cell table:style-name="ce2"/>
          <table:table-cell table:number-columns-repeated="1016"/>
        </table:table-row>
        <table:table-row table:style-name="ro1">
          <table:table-cell table:style-name="ce2" office:value-type="string" calcext:value-type="string">
            <text:p>excluir</text:p>
          </table:table-cell>
          <table:table-cell table:style-name="ce2" office:value-type="float" office:value="587" calcext:value-type="float">
            <text:p>587</text:p>
          </table:table-cell>
          <table:table-cell office:value-type="float" office:value="0" calcext:value-type="float">
            <text:p>0</text:p>
          </table:table-cell>
          <table:table-cell table:style-name="ce20" table:formula="of:=IF(AND(ISBLANK([.G496]); ISBLANK([.F496])); MAX(IF(ISERR(FIND(&quot;e&quot;;[.E496]));0;FIND(&quot;e&quot;;[.E496])); IF(ISERR(FIND(&quot;o&quot;;[.E496]));0;FIND(&quot;o&quot;;[.E496])); IF(ISERR(FIND(&quot;u&quot;;[.E496]));0;FIND(&quot;u&quot;;[.E496]))); 0)" office:value-type="float" office:value="0" calcext:value-type="float">
            <text:p><text:s/></text:p>
          </table:table-cell>
          <table:table-cell office:value-type="string" office:string-value="exclu" calcext:value-type="string">
            <text:p>exclu</text:p>
          </table:table-cell>
          <table:table-cell table:style-name="ce25" office:value-type="string" calcext:value-type="string">
            <text:p>YES</text:p>
          </table:table-cell>
          <table:table-cell table:style-name="ce30"/>
          <table:table-cell table:style-name="ce2" office:value-type="string" calcext:value-type="string">
            <text:p>uir</text:p>
          </table:table-cell>
          <table:table-cell table:number-columns-repeated="1016"/>
        </table:table-row>
        <table:table-row table:style-name="ro1">
          <table:table-cell table:style-name="ce2" office:value-type="string" calcext:value-type="string">
            <text:p>executar</text:p>
          </table:table-cell>
          <table:table-cell table:style-name="ce2" office:value-type="float" office:value="360" calcext:value-type="float">
            <text:p>360</text:p>
          </table:table-cell>
          <table:table-cell office:value-type="float" office:value="0" calcext:value-type="float">
            <text:p>0</text:p>
          </table:table-cell>
          <table:table-cell table:style-name="ce20" table:formula="of:=IF(AND(ISBLANK([.G497]); ISBLANK([.F497])); MAX(IF(ISERR(FIND(&quot;e&quot;;[.E497]));0;FIND(&quot;e&quot;;[.E497])); IF(ISERR(FIND(&quot;o&quot;;[.E497]));0;FIND(&quot;o&quot;;[.E497])); IF(ISERR(FIND(&quot;u&quot;;[.E497]));0;FIND(&quot;u&quot;;[.E49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xercer</text:p>
          </table:table-cell>
          <table:table-cell table:style-name="ce2" office:value-type="float" office:value="230" calcext:value-type="float">
            <text:p>230</text:p>
          </table:table-cell>
          <table:table-cell office:value-type="float" office:value="0" calcext:value-type="float">
            <text:p>0</text:p>
          </table:table-cell>
          <table:table-cell table:style-name="ce20" table:formula="of:=IF(AND(ISBLANK([.G498]); ISBLANK([.F498])); MAX(IF(ISERR(FIND(&quot;e&quot;;[.E498]));0;FIND(&quot;e&quot;;[.E498])); IF(ISERR(FIND(&quot;o&quot;;[.E498]));0;FIND(&quot;o&quot;;[.E498])); IF(ISERR(FIND(&quot;u&quot;;[.E498]));0;FIND(&quot;u&quot;;[.E49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13" office:value-type="string" calcext:value-type="string">
            <text:p>exibir</text:p>
          </table:table-cell>
          <table:table-cell table:style-name="ce2" office:value-type="float" office:value="486" calcext:value-type="float">
            <text:p>486</text:p>
          </table:table-cell>
          <table:table-cell office:value-type="float" office:value="0" calcext:value-type="float">
            <text:p>0</text:p>
          </table:table-cell>
          <table:table-cell table:style-name="ce20" table:formula="of:=IF(AND(ISBLANK([.G499]); ISBLANK([.F499])); MAX(IF(ISERR(FIND(&quot;e&quot;;[.E499]));0;FIND(&quot;e&quot;;[.E499])); IF(ISERR(FIND(&quot;o&quot;;[.E499]));0;FIND(&quot;o&quot;;[.E499])); IF(ISERR(FIND(&quot;u&quot;;[.E499]));0;FIND(&quot;u&quot;;[.E499]))); 0)" office:value-type="float" office:value="0" calcext:value-type="float">
            <text:p><text:s/></text:p>
          </table:table-cell>
          <table:table-cell office:value-type="string" office:string-value="exib" calcext:value-type="string">
            <text:p>exib</text:p>
          </table:table-cell>
          <table:table-cell table:style-name="ce25" office:value-type="string" calcext:value-type="string">
            <text:p>YES</text:p>
          </table:table-cell>
          <table:table-cell table:style-name="ce30"/>
          <table:table-cell table:style-name="ce2" office:value-type="string" calcext:value-type="string">
            <text:p>.exibir</text:p>
          </table:table-cell>
          <table:table-cell table:number-columns-repeated="3"/>
          <table:table-cell table:style-name="ce2" office:value-type="string" calcext:value-type="string">
            <text:p>Special UI code to hide irregularity indicator (since just redirects to IR)</text:p>
          </table:table-cell>
          <table:table-cell table:number-columns-repeated="1012"/>
        </table:table-row>
        <table:table-row table:style-name="ro1">
          <table:table-cell table:style-name="ce2" office:value-type="string" calcext:value-type="string">
            <text:p>exigir</text:p>
          </table:table-cell>
          <table:table-cell table:style-name="ce2" office:value-type="float" office:value="163" calcext:value-type="float">
            <text:p>163</text:p>
          </table:table-cell>
          <table:table-cell office:value-type="float" office:value="0" calcext:value-type="float">
            <text:p>0</text:p>
          </table:table-cell>
          <table:table-cell table:style-name="ce20" table:formula="of:=IF(AND(ISBLANK([.G500]); ISBLANK([.F500])); MAX(IF(ISERR(FIND(&quot;e&quot;;[.E500]));0;FIND(&quot;e&quot;;[.E500])); IF(ISERR(FIND(&quot;o&quot;;[.E500]));0;FIND(&quot;o&quot;;[.E500])); IF(ISERR(FIND(&quot;u&quot;;[.E500]));0;FIND(&quot;u&quot;;[.E500]))); 0)" office:value-type="float" office:value="1" calcext:value-type="float">
            <text:p>1 </text:p>
          </table:table-cell>
          <table:table-cell office:value-type="string" office:string-value="exig" calcext:value-type="string">
            <text:p>exig</text:p>
          </table:table-cell>
          <table:table-cell table:style-name="ce26"/>
          <table:table-cell table:style-name="ce30"/>
          <table:table-cell table:style-name="ce2" office:value-type="string" calcext:value-type="string">
            <text:p>gir</text:p>
          </table:table-cell>
          <table:table-cell table:number-columns-repeated="1016"/>
        </table:table-row>
        <table:table-row table:style-name="ro1">
          <table:table-cell table:style-name="ce2" office:value-type="string" calcext:value-type="string">
            <text:p>existir</text:p>
          </table:table-cell>
          <table:table-cell table:style-name="ce2" office:value-type="float" office:value="33" calcext:value-type="float">
            <text:p>33</text:p>
          </table:table-cell>
          <table:table-cell office:value-type="float" office:value="0" calcext:value-type="float">
            <text:p>0</text:p>
          </table:table-cell>
          <table:table-cell table:style-name="ce20" table:formula="of:=IF(AND(ISBLANK([.G501]); ISBLANK([.F501])); MAX(IF(ISERR(FIND(&quot;e&quot;;[.E501]));0;FIND(&quot;e&quot;;[.E501])); IF(ISERR(FIND(&quot;o&quot;;[.E501]));0;FIND(&quot;o&quot;;[.E501])); IF(ISERR(FIND(&quot;u&quot;;[.E501]));0;FIND(&quot;u&quot;;[.E501]))); 0)" office:value-type="float" office:value="0" calcext:value-type="float">
            <text:p><text:s/></text:p>
          </table:table-cell>
          <table:table-cell office:value-type="string" office:string-value="exist" calcext:value-type="string">
            <text:p>exist</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3"/>
          <table:table-cell table:style-name="ce15" office:value-type="string" calcext:value-type="string">
            <text:p>Does not follow stem-replace rules</text:p>
          </table:table-cell>
          <table:table-cell table:number-columns-repeated="1012"/>
        </table:table-row>
        <table:table-row table:style-name="ro1">
          <table:table-cell table:style-name="ce2" office:value-type="string" calcext:value-type="string">
            <text:p>expandir</text:p>
          </table:table-cell>
          <table:table-cell table:style-name="ce2" office:value-type="float" office:value="765" calcext:value-type="float">
            <text:p>765</text:p>
          </table:table-cell>
          <table:table-cell office:value-type="float" office:value="0" calcext:value-type="float">
            <text:p>0</text:p>
          </table:table-cell>
          <table:table-cell table:style-name="ce20" table:formula="of:=IF(AND(ISBLANK([.G502]); ISBLANK([.F502])); MAX(IF(ISERR(FIND(&quot;e&quot;;[.E502]));0;FIND(&quot;e&quot;;[.E502])); IF(ISERR(FIND(&quot;o&quot;;[.E502]));0;FIND(&quot;o&quot;;[.E502])); IF(ISERR(FIND(&quot;u&quot;;[.E502]));0;FIND(&quot;u&quot;;[.E502]))); 0)" office:value-type="float" office:value="0" calcext:value-type="float">
            <text:p><text:s/></text:p>
          </table:table-cell>
          <table:table-cell office:value-type="string" office:string-value="expand" calcext:value-type="string">
            <text:p>expand</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expelir</text:p>
          </table:table-cell>
          <table:table-cell/>
          <table:table-cell office:value-type="float" office:value="4" calcext:value-type="float">
            <text:p>4</text:p>
          </table:table-cell>
          <table:table-cell table:style-name="ce22" office:value-type="float" office:value="4" calcext:value-type="float">
            <text:p>4 </text:p>
          </table:table-cell>
          <table:table-cell office:value-type="string" office:string-value="expel" calcext:value-type="string">
            <text:p>expel</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table-cell table:style-name="ce2" office:value-type="string" calcext:value-type="string">
            <text:p>expulso</text:p>
          </table:table-cell>
          <table:table-cell/>
          <table:table-cell table:style-name="ce2" office:value-type="string" calcext:value-type="string">
            <text:p>IR-STEM-POS MANUAL CALC = 4</text:p>
          </table:table-cell>
          <table:table-cell table:number-columns-repeated="1012"/>
        </table:table-row>
        <table:table-row table:style-name="ro1">
          <table:table-cell table:style-name="ce2" office:value-type="string" calcext:value-type="string">
            <text:p>experimentar</text:p>
          </table:table-cell>
          <table:table-cell table:style-name="ce2" office:value-type="float" office:value="452" calcext:value-type="float">
            <text:p>452</text:p>
          </table:table-cell>
          <table:table-cell office:value-type="float" office:value="0" calcext:value-type="float">
            <text:p>0</text:p>
          </table:table-cell>
          <table:table-cell table:style-name="ce20" table:formula="of:=IF(AND(ISBLANK([.G504]); ISBLANK([.F504])); MAX(IF(ISERR(FIND(&quot;e&quot;;[.E504]));0;FIND(&quot;e&quot;;[.E504])); IF(ISERR(FIND(&quot;o&quot;;[.E504]));0;FIND(&quot;o&quot;;[.E504])); IF(ISERR(FIND(&quot;u&quot;;[.E504]));0;FIND(&quot;u&quot;;[.E50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xplicar</text:p>
          </table:table-cell>
          <table:table-cell table:style-name="ce2" office:value-type="float" office:value="94" calcext:value-type="float">
            <text:p>94</text:p>
          </table:table-cell>
          <table:table-cell office:value-type="float" office:value="0" calcext:value-type="float">
            <text:p>0</text:p>
          </table:table-cell>
          <table:table-cell table:style-name="ce20" table:formula="of:=IF(AND(ISBLANK([.G505]); ISBLANK([.F505])); MAX(IF(ISERR(FIND(&quot;e&quot;;[.E505]));0;FIND(&quot;e&quot;;[.E505])); IF(ISERR(FIND(&quot;o&quot;;[.E505]));0;FIND(&quot;o&quot;;[.E505])); IF(ISERR(FIND(&quot;u&quot;;[.E505]));0;FIND(&quot;u&quot;;[.E50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explodir</text:p>
          </table:table-cell>
          <table:table-cell table:style-name="ce2" office:value-type="float" office:value="714" calcext:value-type="float">
            <text:p>714</text:p>
          </table:table-cell>
          <table:table-cell office:value-type="float" office:value="0" calcext:value-type="float">
            <text:p>0</text:p>
          </table:table-cell>
          <table:table-cell table:style-name="ce20" table:formula="of:=IF(AND(ISBLANK([.G506]); ISBLANK([.F506])); MAX(IF(ISERR(FIND(&quot;e&quot;;[.E506]));0;FIND(&quot;e&quot;;[.E506])); IF(ISERR(FIND(&quot;o&quot;;[.E506]));0;FIND(&quot;o&quot;;[.E506])); IF(ISERR(FIND(&quot;u&quot;;[.E506]));0;FIND(&quot;u&quot;;[.E506]))); 0)" office:value-type="float" office:value="0" calcext:value-type="float">
            <text:p><text:s/></text:p>
          </table:table-cell>
          <table:table-cell office:value-type="string" office:string-value="explod" calcext:value-type="string">
            <text:p>explod</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explorar</text:p>
          </table:table-cell>
          <table:table-cell table:style-name="ce2" office:value-type="float" office:value="405" calcext:value-type="float">
            <text:p>405</text:p>
          </table:table-cell>
          <table:table-cell office:value-type="float" office:value="0" calcext:value-type="float">
            <text:p>0</text:p>
          </table:table-cell>
          <table:table-cell table:style-name="ce20" table:formula="of:=IF(AND(ISBLANK([.G507]); ISBLANK([.F507])); MAX(IF(ISERR(FIND(&quot;e&quot;;[.E507]));0;FIND(&quot;e&quot;;[.E507])); IF(ISERR(FIND(&quot;o&quot;;[.E507]));0;FIND(&quot;o&quot;;[.E507])); IF(ISERR(FIND(&quot;u&quot;;[.E507]));0;FIND(&quot;u&quot;;[.E50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xpor</text:p>
          </table:table-cell>
          <table:table-cell table:style-name="ce2" office:value-type="float" office:value="418" calcext:value-type="float">
            <text:p>418</text:p>
          </table:table-cell>
          <table:table-cell office:value-type="float" office:value="0" calcext:value-type="float">
            <text:p>0</text:p>
          </table:table-cell>
          <table:table-cell table:style-name="ce20" table:formula="of:=IF(AND(ISBLANK([.G508]); ISBLANK([.F508])); MAX(IF(ISERR(FIND(&quot;e&quot;;[.E508]));0;FIND(&quot;e&quot;;[.E508])); IF(ISERR(FIND(&quot;o&quot;;[.E508]));0;FIND(&quot;o&quot;;[.E508])); IF(ISERR(FIND(&quot;u&quot;;[.E508]));0;FIND(&quot;u&quot;;[.E50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x</text:p>
          </table:table-cell>
          <table:table-cell table:style-name="ce2"/>
          <table:table-cell table:number-columns-repeated="1016"/>
        </table:table-row>
        <table:table-row table:style-name="ro1">
          <table:table-cell table:style-name="ce2" office:value-type="string" calcext:value-type="string">
            <text:p>exportar</text:p>
          </table:table-cell>
          <table:table-cell table:style-name="ce2" office:value-type="float" office:value="809" calcext:value-type="float">
            <text:p>809</text:p>
          </table:table-cell>
          <table:table-cell office:value-type="float" office:value="0" calcext:value-type="float">
            <text:p>0</text:p>
          </table:table-cell>
          <table:table-cell table:style-name="ce20" table:formula="of:=IF(AND(ISBLANK([.G509]); ISBLANK([.F509])); MAX(IF(ISERR(FIND(&quot;e&quot;;[.E509]));0;FIND(&quot;e&quot;;[.E509])); IF(ISERR(FIND(&quot;o&quot;;[.E509]));0;FIND(&quot;o&quot;;[.E509])); IF(ISERR(FIND(&quot;u&quot;;[.E509]));0;FIND(&quot;u&quot;;[.E50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ex</text:p>
          </table:table-cell>
          <table:table-cell table:number-columns-repeated="1017"/>
        </table:table-row>
        <table:table-row table:style-name="ro1">
          <table:table-cell table:style-name="ce2" office:value-type="string" calcext:value-type="string">
            <text:p>expressar</text:p>
          </table:table-cell>
          <table:table-cell table:style-name="ce2" office:value-type="float" office:value="696" calcext:value-type="float">
            <text:p>696</text:p>
          </table:table-cell>
          <table:table-cell office:value-type="float" office:value="0" calcext:value-type="float">
            <text:p>0</text:p>
          </table:table-cell>
          <table:table-cell table:style-name="ce20" table:formula="of:=IF(AND(ISBLANK([.G510]); ISBLANK([.F510])); MAX(IF(ISERR(FIND(&quot;e&quot;;[.E510]));0;FIND(&quot;e&quot;;[.E510])); IF(ISERR(FIND(&quot;o&quot;;[.E510]));0;FIND(&quot;o&quot;;[.E510])); IF(ISERR(FIND(&quot;u&quot;;[.E510]));0;FIND(&quot;u&quot;;[.E51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exprimir</text:p>
          </table:table-cell>
          <table:table-cell table:style-name="ce2" office:value-type="float" office:value="628" calcext:value-type="float">
            <text:p>628</text:p>
          </table:table-cell>
          <table:table-cell office:value-type="float" office:value="0" calcext:value-type="float">
            <text:p>0</text:p>
          </table:table-cell>
          <table:table-cell table:style-name="ce20" table:formula="of:=IF(AND(ISBLANK([.G511]); ISBLANK([.F511])); MAX(IF(ISERR(FIND(&quot;e&quot;;[.E511]));0;FIND(&quot;e&quot;;[.E511])); IF(ISERR(FIND(&quot;o&quot;;[.E511]));0;FIND(&quot;o&quot;;[.E511])); IF(ISERR(FIND(&quot;u&quot;;[.E511]));0;FIND(&quot;u&quot;;[.E511]))); 0)" office:value-type="float" office:value="0" calcext:value-type="float">
            <text:p><text:s/></text:p>
          </table:table-cell>
          <table:table-cell office:value-type="string" office:string-value="exprim" calcext:value-type="string">
            <text:p>exprim</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table-cell table:style-name="ce2" office:value-type="string" calcext:value-type="string">
            <text:p>expresso</text:p>
          </table:table-cell>
          <table:table-cell table:number-columns-repeated="1014"/>
        </table:table-row>
        <table:table-row table:style-name="ro1">
          <table:table-cell table:style-name="ce2" office:value-type="string" calcext:value-type="string">
            <text:p>expulsar</text:p>
          </table:table-cell>
          <table:table-cell table:style-name="ce2" office:value-type="float" office:value="588" calcext:value-type="float">
            <text:p>588</text:p>
          </table:table-cell>
          <table:table-cell office:value-type="float" office:value="0" calcext:value-type="float">
            <text:p>0</text:p>
          </table:table-cell>
          <table:table-cell table:style-name="ce20" table:formula="of:=IF(AND(ISBLANK([.G512]); ISBLANK([.F512])); MAX(IF(ISERR(FIND(&quot;e&quot;;[.E512]));0;FIND(&quot;e&quot;;[.E512])); IF(ISERR(FIND(&quot;o&quot;;[.E512]));0;FIND(&quot;o&quot;;[.E512])); IF(ISERR(FIND(&quot;u&quot;;[.E512]));0;FIND(&quot;u&quot;;[.E51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table-cell table:style-name="ce2" office:value-type="string" calcext:value-type="string">
            <text:p>expulso</text:p>
          </table:table-cell>
          <table:table-cell table:number-columns-repeated="1014"/>
        </table:table-row>
        <table:table-row table:style-name="ro1">
          <table:table-cell table:style-name="ce2" office:value-type="string" calcext:value-type="string">
            <text:p>extinguir</text:p>
          </table:table-cell>
          <table:table-cell table:style-name="ce2" office:value-type="float" office:value="936" calcext:value-type="float">
            <text:p>936</text:p>
          </table:table-cell>
          <table:table-cell office:value-type="float" office:value="0" calcext:value-type="float">
            <text:p>0</text:p>
          </table:table-cell>
          <table:table-cell table:style-name="ce20" table:formula="of:=IF(AND(ISBLANK([.G513]); ISBLANK([.F513])); MAX(IF(ISERR(FIND(&quot;e&quot;;[.E513]));0;FIND(&quot;e&quot;;[.E513])); IF(ISERR(FIND(&quot;o&quot;;[.E513]));0;FIND(&quot;o&quot;;[.E513])); IF(ISERR(FIND(&quot;u&quot;;[.E513]));0;FIND(&quot;u&quot;;[.E513]))); 0)" office:value-type="float" office:value="0" calcext:value-type="float">
            <text:p><text:s/></text:p>
          </table:table-cell>
          <table:table-cell office:value-type="string" office:string-value="extingu" calcext:value-type="string">
            <text:p>extingu</text:p>
          </table:table-cell>
          <table:table-cell table:style-name="ce25" office:value-type="string" calcext:value-type="string">
            <text:p>YES</text:p>
          </table:table-cell>
          <table:table-cell table:style-name="ce30"/>
          <table:table-cell table:style-name="ce2" office:value-type="string" calcext:value-type="string">
            <text:p>guir</text:p>
          </table:table-cell>
          <table:table-cell/>
          <table:table-cell table:style-name="ce2" office:value-type="string" calcext:value-type="string">
            <text:p>extinto</text:p>
          </table:table-cell>
          <table:table-cell table:number-columns-repeated="1014"/>
        </table:table-row>
        <table:table-row table:style-name="ro1">
          <table:table-cell table:style-name="ce2" office:value-type="string" calcext:value-type="string">
            <text:p>extrair</text:p>
          </table:table-cell>
          <table:table-cell table:style-name="ce2" office:value-type="float" office:value="622" calcext:value-type="float">
            <text:p>622</text:p>
          </table:table-cell>
          <table:table-cell office:value-type="float" office:value="0" calcext:value-type="float">
            <text:p>0</text:p>
          </table:table-cell>
          <table:table-cell table:style-name="ce20" table:formula="of:=IF(AND(ISBLANK([.G514]); ISBLANK([.F514])); MAX(IF(ISERR(FIND(&quot;e&quot;;[.E514]));0;FIND(&quot;e&quot;;[.E514])); IF(ISERR(FIND(&quot;o&quot;;[.E514]));0;FIND(&quot;o&quot;;[.E514])); IF(ISERR(FIND(&quot;u&quot;;[.E514]));0;FIND(&quot;u&quot;;[.E514]))); 0)" office:value-type="float" office:value="0" calcext:value-type="float">
            <text:p><text:s/></text:p>
          </table:table-cell>
          <table:table-cell office:value-type="string" office:string-value="extra" calcext:value-type="string">
            <text:p>extra</text:p>
          </table:table-cell>
          <table:table-cell table:style-name="ce26"/>
          <table:table-cell table:style-name="ce29" office:value-type="string" calcext:value-type="string">
            <text:p>ex</text:p>
          </table:table-cell>
          <table:table-cell table:style-name="ce2"/>
          <table:table-cell table:number-columns-repeated="1016"/>
        </table:table-row>
        <table:table-row table:style-name="ro1">
          <table:table-cell table:style-name="ce2" office:value-type="string" calcext:value-type="string">
            <text:p>fabricar</text:p>
          </table:table-cell>
          <table:table-cell table:style-name="ce2" office:value-type="float" office:value="553" calcext:value-type="float">
            <text:p>553</text:p>
          </table:table-cell>
          <table:table-cell office:value-type="float" office:value="0" calcext:value-type="float">
            <text:p>0</text:p>
          </table:table-cell>
          <table:table-cell table:style-name="ce20" table:formula="of:=IF(AND(ISBLANK([.G515]); ISBLANK([.F515])); MAX(IF(ISERR(FIND(&quot;e&quot;;[.E515]));0;FIND(&quot;e&quot;;[.E515])); IF(ISERR(FIND(&quot;o&quot;;[.E515]));0;FIND(&quot;o&quot;;[.E515])); IF(ISERR(FIND(&quot;u&quot;;[.E515]));0;FIND(&quot;u&quot;;[.E51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facilitar</text:p>
          </table:table-cell>
          <table:table-cell table:style-name="ce2" office:value-type="float" office:value="412" calcext:value-type="float">
            <text:p>412</text:p>
          </table:table-cell>
          <table:table-cell office:value-type="float" office:value="0" calcext:value-type="float">
            <text:p>0</text:p>
          </table:table-cell>
          <table:table-cell table:style-name="ce20" table:formula="of:=IF(AND(ISBLANK([.G516]); ISBLANK([.F516])); MAX(IF(ISERR(FIND(&quot;e&quot;;[.E516]));0;FIND(&quot;e&quot;;[.E516])); IF(ISERR(FIND(&quot;o&quot;;[.E516]));0;FIND(&quot;o&quot;;[.E516])); IF(ISERR(FIND(&quot;u&quot;;[.E516]));0;FIND(&quot;u&quot;;[.E51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alar</text:p>
          </table:table-cell>
          <table:table-cell table:style-name="ce2" office:value-type="float" office:value="18" calcext:value-type="float">
            <text:p>18</text:p>
          </table:table-cell>
          <table:table-cell office:value-type="float" office:value="0" calcext:value-type="float">
            <text:p>0</text:p>
          </table:table-cell>
          <table:table-cell table:style-name="ce20" table:formula="of:=IF(AND(ISBLANK([.G517]); ISBLANK([.F517])); MAX(IF(ISERR(FIND(&quot;e&quot;;[.E517]));0;FIND(&quot;e&quot;;[.E517])); IF(ISERR(FIND(&quot;o&quot;;[.E517]));0;FIND(&quot;o&quot;;[.E517])); IF(ISERR(FIND(&quot;u&quot;;[.E517]));0;FIND(&quot;u&quot;;[.E51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alecer</text:p>
          </table:table-cell>
          <table:table-cell table:style-name="ce2" office:value-type="float" office:value="563" calcext:value-type="float">
            <text:p>563</text:p>
          </table:table-cell>
          <table:table-cell office:value-type="float" office:value="0" calcext:value-type="float">
            <text:p>0</text:p>
          </table:table-cell>
          <table:table-cell table:style-name="ce20" table:formula="of:=IF(AND(ISBLANK([.G518]); ISBLANK([.F518])); MAX(IF(ISERR(FIND(&quot;e&quot;;[.E518]));0;FIND(&quot;e&quot;;[.E518])); IF(ISERR(FIND(&quot;o&quot;;[.E518]));0;FIND(&quot;o&quot;;[.E518])); IF(ISERR(FIND(&quot;u&quot;;[.E518]));0;FIND(&quot;u&quot;;[.E51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falhar</text:p>
          </table:table-cell>
          <table:table-cell table:style-name="ce2" office:value-type="float" office:value="636" calcext:value-type="float">
            <text:p>636</text:p>
          </table:table-cell>
          <table:table-cell office:value-type="float" office:value="0" calcext:value-type="float">
            <text:p>0</text:p>
          </table:table-cell>
          <table:table-cell table:style-name="ce20" table:formula="of:=IF(AND(ISBLANK([.G519]); ISBLANK([.F519])); MAX(IF(ISERR(FIND(&quot;e&quot;;[.E519]));0;FIND(&quot;e&quot;;[.E519])); IF(ISERR(FIND(&quot;o&quot;;[.E519]));0;FIND(&quot;o&quot;;[.E519])); IF(ISERR(FIND(&quot;u&quot;;[.E519]));0;FIND(&quot;u&quot;;[.E51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altar</text:p>
          </table:table-cell>
          <table:table-cell table:style-name="ce2" office:value-type="float" office:value="166" calcext:value-type="float">
            <text:p>166</text:p>
          </table:table-cell>
          <table:table-cell office:value-type="float" office:value="0" calcext:value-type="float">
            <text:p>0</text:p>
          </table:table-cell>
          <table:table-cell table:style-name="ce20" table:formula="of:=IF(AND(ISBLANK([.G520]); ISBLANK([.F520])); MAX(IF(ISERR(FIND(&quot;e&quot;;[.E520]));0;FIND(&quot;e&quot;;[.E520])); IF(ISERR(FIND(&quot;o&quot;;[.E520]));0;FIND(&quot;o&quot;;[.E520])); IF(ISERR(FIND(&quot;u&quot;;[.E520]));0;FIND(&quot;u&quot;;[.E52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artar</text:p>
          </table:table-cell>
          <table:table-cell table:style-name="ce2" office:value-type="float" office:value="747" calcext:value-type="float">
            <text:p>747</text:p>
          </table:table-cell>
          <table:table-cell office:value-type="float" office:value="0" calcext:value-type="float">
            <text:p>0</text:p>
          </table:table-cell>
          <table:table-cell table:style-name="ce20" table:formula="of:=IF(AND(ISBLANK([.G521]); ISBLANK([.F521])); MAX(IF(ISERR(FIND(&quot;e&quot;;[.E521]));0;FIND(&quot;e&quot;;[.E521])); IF(ISERR(FIND(&quot;o&quot;;[.E521]));0;FIND(&quot;o&quot;;[.E521])); IF(ISERR(FIND(&quot;u&quot;;[.E521]));0;FIND(&quot;u&quot;;[.E52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table-cell table:style-name="ce2" office:value-type="string" calcext:value-type="string">
            <text:p>fardo</text:p>
          </table:table-cell>
          <table:table-cell table:number-columns-repeated="1014"/>
        </table:table-row>
        <table:table-row table:style-name="ro1">
          <table:table-cell table:style-name="ce2" office:value-type="string" calcext:value-type="string">
            <text:p>favorecer</text:p>
          </table:table-cell>
          <table:table-cell table:style-name="ce2" office:value-type="float" office:value="662" calcext:value-type="float">
            <text:p>662</text:p>
          </table:table-cell>
          <table:table-cell office:value-type="float" office:value="0" calcext:value-type="float">
            <text:p>0</text:p>
          </table:table-cell>
          <table:table-cell table:style-name="ce20" table:formula="of:=IF(AND(ISBLANK([.G522]); ISBLANK([.F522])); MAX(IF(ISERR(FIND(&quot;e&quot;;[.E522]));0;FIND(&quot;e&quot;;[.E522])); IF(ISERR(FIND(&quot;o&quot;;[.E522]));0;FIND(&quot;o&quot;;[.E522])); IF(ISERR(FIND(&quot;u&quot;;[.E522]));0;FIND(&quot;u&quot;;[.E52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fazer</text:p>
          </table:table-cell>
          <table:table-cell table:style-name="ce2" office:value-type="float" office:value="5" calcext:value-type="float">
            <text:p>5</text:p>
          </table:table-cell>
          <table:table-cell office:value-type="float" office:value="0" calcext:value-type="float">
            <text:p>0</text:p>
          </table:table-cell>
          <table:table-cell table:style-name="ce20" table:formula="of:=IF(AND(ISBLANK([.G523]); ISBLANK([.F523])); MAX(IF(ISERR(FIND(&quot;e&quot;;[.E523]));0;FIND(&quot;e&quot;;[.E523])); IF(ISERR(FIND(&quot;o&quot;;[.E523]));0;FIND(&quot;o&quot;;[.E523])); IF(ISERR(FIND(&quot;u&quot;;[.E523]));0;FIND(&quot;u&quot;;[.E523]))); 0)" office:value-type="float" office:value="0" calcext:value-type="float">
            <text:p><text:s/></text:p>
          </table:table-cell>
          <table:table-cell office:value-type="float" office:value="0" calcext:value-type="float">
            <text:p>0</text:p>
          </table:table-cell>
          <table:table-cell table:style-name="ce26"/>
          <table:table-cell table:style-name="ce29"/>
          <table:table-cell table:style-name="ce2" office:value-type="string" calcext:value-type="string">
            <text:p>.faze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fechar</text:p>
          </table:table-cell>
          <table:table-cell table:style-name="ce2" office:value-type="float" office:value="106" calcext:value-type="float">
            <text:p>106</text:p>
          </table:table-cell>
          <table:table-cell office:value-type="float" office:value="0" calcext:value-type="float">
            <text:p>0</text:p>
          </table:table-cell>
          <table:table-cell table:style-name="ce20" table:formula="of:=IF(AND(ISBLANK([.G524]); ISBLANK([.F524])); MAX(IF(ISERR(FIND(&quot;e&quot;;[.E524]));0;FIND(&quot;e&quot;;[.E524])); IF(ISERR(FIND(&quot;o&quot;;[.E524]));0;FIND(&quot;o&quot;;[.E524])); IF(ISERR(FIND(&quot;u&quot;;[.E524]));0;FIND(&quot;u&quot;;[.E52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erir</text:p>
          </table:table-cell>
          <table:table-cell table:style-name="ce2" office:value-type="float" office:value="392" calcext:value-type="float">
            <text:p>392</text:p>
          </table:table-cell>
          <table:table-cell office:value-type="float" office:value="2" calcext:value-type="float">
            <text:p>2</text:p>
          </table:table-cell>
          <table:table-cell table:style-name="ce20" table:formula="of:=IF(AND(ISBLANK([.G525]); ISBLANK([.F525])); MAX(IF(ISERR(FIND(&quot;e&quot;;[.E525]));0;FIND(&quot;e&quot;;[.E525])); IF(ISERR(FIND(&quot;o&quot;;[.E525]));0;FIND(&quot;o&quot;;[.E525])); IF(ISERR(FIND(&quot;u&quot;;[.E525]));0;FIND(&quot;u&quot;;[.E525]))); 0)" office:value-type="float" office:value="2" calcext:value-type="float">
            <text:p>2 </text:p>
          </table:table-cell>
          <table:table-cell office:value-type="string" office:string-value="fer" calcext:value-type="string">
            <text:p>fer</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ferver</text:p>
          </table:table-cell>
          <table:table-cell table:style-name="ce2" office:value-type="float" office:value="852" calcext:value-type="float">
            <text:p>852</text:p>
          </table:table-cell>
          <table:table-cell office:value-type="float" office:value="0" calcext:value-type="float">
            <text:p>0</text:p>
          </table:table-cell>
          <table:table-cell table:style-name="ce20" table:formula="of:=IF(AND(ISBLANK([.G526]); ISBLANK([.F526])); MAX(IF(ISERR(FIND(&quot;e&quot;;[.E526]));0;FIND(&quot;e&quot;;[.E526])); IF(ISERR(FIND(&quot;o&quot;;[.E526]));0;FIND(&quot;o&quot;;[.E526])); IF(ISERR(FIND(&quot;u&quot;;[.E526]));0;FIND(&quot;u&quot;;[.E52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fiar</text:p>
          </table:table-cell>
          <table:table-cell table:style-name="ce2" office:value-type="float" office:value="873" calcext:value-type="float">
            <text:p>873</text:p>
          </table:table-cell>
          <table:table-cell office:value-type="float" office:value="0" calcext:value-type="float">
            <text:p>0</text:p>
          </table:table-cell>
          <table:table-cell table:style-name="ce20" table:formula="of:=IF(AND(ISBLANK([.G527]); ISBLANK([.F527])); MAX(IF(ISERR(FIND(&quot;e&quot;;[.E527]));0;FIND(&quot;e&quot;;[.E527])); IF(ISERR(FIND(&quot;o&quot;;[.E527]));0;FIND(&quot;o&quot;;[.E527])); IF(ISERR(FIND(&quot;u&quot;;[.E527]));0;FIND(&quot;u&quot;;[.E52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icar</text:p>
          </table:table-cell>
          <table:table-cell table:style-name="ce2" office:value-type="float" office:value="13" calcext:value-type="float">
            <text:p>13</text:p>
          </table:table-cell>
          <table:table-cell office:value-type="float" office:value="0" calcext:value-type="float">
            <text:p>0</text:p>
          </table:table-cell>
          <table:table-cell table:style-name="ce20" table:formula="of:=IF(AND(ISBLANK([.G528]); ISBLANK([.F528])); MAX(IF(ISERR(FIND(&quot;e&quot;;[.E528]));0;FIND(&quot;e&quot;;[.E528])); IF(ISERR(FIND(&quot;o&quot;;[.E528]));0;FIND(&quot;o&quot;;[.E528])); IF(ISERR(FIND(&quot;u&quot;;[.E528]));0;FIND(&quot;u&quot;;[.E528]))); 0)" office:value-type="float" office:value="0" calcext:value-type="float">
            <text:p><text:s/></text:p>
          </table:table-cell>
          <table:table-cell office:value-type="float" office:value="0" calcext:value-type="float">
            <text:p>0</text:p>
          </table:table-cell>
          <table:table-cell table:style-name="ce26"/>
          <table:table-cell table:style-name="ce29"/>
          <table:table-cell table:style-name="ce2" office:value-type="string" calcext:value-type="string">
            <text:p>ca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figurar</text:p>
          </table:table-cell>
          <table:table-cell table:style-name="ce2" office:value-type="float" office:value="757" calcext:value-type="float">
            <text:p>757</text:p>
          </table:table-cell>
          <table:table-cell office:value-type="float" office:value="0" calcext:value-type="float">
            <text:p>0</text:p>
          </table:table-cell>
          <table:table-cell table:style-name="ce20" table:formula="of:=IF(AND(ISBLANK([.G529]); ISBLANK([.F529])); MAX(IF(ISERR(FIND(&quot;e&quot;;[.E529]));0;FIND(&quot;e&quot;;[.E529])); IF(ISERR(FIND(&quot;o&quot;;[.E529]));0;FIND(&quot;o&quot;;[.E529])); IF(ISERR(FIND(&quot;u&quot;;[.E529]));0;FIND(&quot;u&quot;;[.E52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ilmar</text:p>
          </table:table-cell>
          <table:table-cell table:style-name="ce2" office:value-type="float" office:value="771" calcext:value-type="float">
            <text:p>771</text:p>
          </table:table-cell>
          <table:table-cell office:value-type="float" office:value="0" calcext:value-type="float">
            <text:p>0</text:p>
          </table:table-cell>
          <table:table-cell table:style-name="ce20" table:formula="of:=IF(AND(ISBLANK([.G530]); ISBLANK([.F530])); MAX(IF(ISERR(FIND(&quot;e&quot;;[.E530]));0;FIND(&quot;e&quot;;[.E530])); IF(ISERR(FIND(&quot;o&quot;;[.E530]));0;FIND(&quot;o&quot;;[.E530])); IF(ISERR(FIND(&quot;u&quot;;[.E530]));0;FIND(&quot;u&quot;;[.E53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inalizar</text:p>
          </table:table-cell>
          <table:table-cell table:style-name="ce2" office:value-type="float" office:value="972" calcext:value-type="float">
            <text:p>972</text:p>
          </table:table-cell>
          <table:table-cell office:value-type="float" office:value="0" calcext:value-type="float">
            <text:p>0</text:p>
          </table:table-cell>
          <table:table-cell table:style-name="ce20" table:formula="of:=IF(AND(ISBLANK([.G531]); ISBLANK([.F531])); MAX(IF(ISERR(FIND(&quot;e&quot;;[.E531]));0;FIND(&quot;e&quot;;[.E531])); IF(ISERR(FIND(&quot;o&quot;;[.E531]));0;FIND(&quot;o&quot;;[.E531])); IF(ISERR(FIND(&quot;u&quot;;[.E531]));0;FIND(&quot;u&quot;;[.E53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inanciar</text:p>
          </table:table-cell>
          <table:table-cell table:style-name="ce2" office:value-type="float" office:value="568" calcext:value-type="float">
            <text:p>568</text:p>
          </table:table-cell>
          <table:table-cell office:value-type="float" office:value="0" calcext:value-type="float">
            <text:p>0</text:p>
          </table:table-cell>
          <table:table-cell table:style-name="ce20" table:formula="of:=IF(AND(ISBLANK([.G532]); ISBLANK([.F532])); MAX(IF(ISERR(FIND(&quot;e&quot;;[.E532]));0;FIND(&quot;e&quot;;[.E532])); IF(ISERR(FIND(&quot;o&quot;;[.E532]));0;FIND(&quot;o&quot;;[.E532])); IF(ISERR(FIND(&quot;u&quot;;[.E532]));0;FIND(&quot;u&quot;;[.E53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indar</text:p>
          </table:table-cell>
          <table:table-cell table:style-name="ce2" office:value-type="float" office:value="915" calcext:value-type="float">
            <text:p>915</text:p>
          </table:table-cell>
          <table:table-cell office:value-type="float" office:value="0" calcext:value-type="float">
            <text:p>0</text:p>
          </table:table-cell>
          <table:table-cell table:style-name="ce20" table:formula="of:=IF(AND(ISBLANK([.G533]); ISBLANK([.F533])); MAX(IF(ISERR(FIND(&quot;e&quot;;[.E533]));0;FIND(&quot;e&quot;;[.E533])); IF(ISERR(FIND(&quot;o&quot;;[.E533]));0;FIND(&quot;o&quot;;[.E533])); IF(ISERR(FIND(&quot;u&quot;;[.E533]));0;FIND(&quot;u&quot;;[.E53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ingir</text:p>
          </table:table-cell>
          <table:table-cell table:style-name="ce2" office:value-type="float" office:value="625" calcext:value-type="float">
            <text:p>625</text:p>
          </table:table-cell>
          <table:table-cell office:value-type="float" office:value="0" calcext:value-type="float">
            <text:p>0</text:p>
          </table:table-cell>
          <table:table-cell table:style-name="ce20" table:formula="of:=IF(AND(ISBLANK([.G534]); ISBLANK([.F534])); MAX(IF(ISERR(FIND(&quot;e&quot;;[.E534]));0;FIND(&quot;e&quot;;[.E534])); IF(ISERR(FIND(&quot;o&quot;;[.E534]));0;FIND(&quot;o&quot;;[.E534])); IF(ISERR(FIND(&quot;u&quot;;[.E534]));0;FIND(&quot;u&quot;;[.E534]))); 0)" office:value-type="float" office:value="0" calcext:value-type="float">
            <text:p><text:s/></text:p>
          </table:table-cell>
          <table:table-cell office:value-type="string" office:string-value="fing" calcext:value-type="string">
            <text:p>fing</text:p>
          </table:table-cell>
          <table:table-cell table:style-name="ce26"/>
          <table:table-cell table:style-name="ce30"/>
          <table:table-cell table:style-name="ce2" office:value-type="string" calcext:value-type="string">
            <text:p>gir</text:p>
          </table:table-cell>
          <table:table-cell table:number-columns-repeated="1016"/>
        </table:table-row>
        <table:table-row table:style-name="ro1">
          <table:table-cell table:style-name="ce2" office:value-type="string" calcext:value-type="string">
            <text:p>firmar</text:p>
          </table:table-cell>
          <table:table-cell table:style-name="ce2" office:value-type="float" office:value="693" calcext:value-type="float">
            <text:p>693</text:p>
          </table:table-cell>
          <table:table-cell office:value-type="float" office:value="0" calcext:value-type="float">
            <text:p>0</text:p>
          </table:table-cell>
          <table:table-cell table:style-name="ce20" table:formula="of:=IF(AND(ISBLANK([.G535]); ISBLANK([.F535])); MAX(IF(ISERR(FIND(&quot;e&quot;;[.E535]));0;FIND(&quot;e&quot;;[.E535])); IF(ISERR(FIND(&quot;o&quot;;[.E535]));0;FIND(&quot;o&quot;;[.E535])); IF(ISERR(FIND(&quot;u&quot;;[.E535]));0;FIND(&quot;u&quot;;[.E53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iscalizar</text:p>
          </table:table-cell>
          <table:table-cell table:style-name="ce2" office:value-type="float" office:value="971" calcext:value-type="float">
            <text:p>971</text:p>
          </table:table-cell>
          <table:table-cell office:value-type="float" office:value="0" calcext:value-type="float">
            <text:p>0</text:p>
          </table:table-cell>
          <table:table-cell table:style-name="ce20" table:formula="of:=IF(AND(ISBLANK([.G536]); ISBLANK([.F536])); MAX(IF(ISERR(FIND(&quot;e&quot;;[.E536]));0;FIND(&quot;e&quot;;[.E536])); IF(ISERR(FIND(&quot;o&quot;;[.E536]));0;FIND(&quot;o&quot;;[.E536])); IF(ISERR(FIND(&quot;u&quot;;[.E536]));0;FIND(&quot;u&quot;;[.E53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itar</text:p>
          </table:table-cell>
          <table:table-cell table:style-name="ce2" office:value-type="float" office:value="715" calcext:value-type="float">
            <text:p>715</text:p>
          </table:table-cell>
          <table:table-cell office:value-type="float" office:value="0" calcext:value-type="float">
            <text:p>0</text:p>
          </table:table-cell>
          <table:table-cell table:style-name="ce20" table:formula="of:=IF(AND(ISBLANK([.G537]); ISBLANK([.F537])); MAX(IF(ISERR(FIND(&quot;e&quot;;[.E537]));0;FIND(&quot;e&quot;;[.E537])); IF(ISERR(FIND(&quot;o&quot;;[.E537]));0;FIND(&quot;o&quot;;[.E537])); IF(ISERR(FIND(&quot;u&quot;;[.E537]));0;FIND(&quot;u&quot;;[.E53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ixar</text:p>
          </table:table-cell>
          <table:table-cell table:style-name="ce2" office:value-type="float" office:value="204" calcext:value-type="float">
            <text:p>204</text:p>
          </table:table-cell>
          <table:table-cell office:value-type="float" office:value="0" calcext:value-type="float">
            <text:p>0</text:p>
          </table:table-cell>
          <table:table-cell table:style-name="ce20" table:formula="of:=IF(AND(ISBLANK([.G538]); ISBLANK([.F538])); MAX(IF(ISERR(FIND(&quot;e&quot;;[.E538]));0;FIND(&quot;e&quot;;[.E538])); IF(ISERR(FIND(&quot;o&quot;;[.E538]));0;FIND(&quot;o&quot;;[.E538])); IF(ISERR(FIND(&quot;u&quot;;[.E538]));0;FIND(&quot;u&quot;;[.E53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lorescer</text:p>
          </table:table-cell>
          <table:table-cell table:style-name="ce2" office:value-type="float" office:value="999" calcext:value-type="float">
            <text:p>999</text:p>
          </table:table-cell>
          <table:table-cell office:value-type="float" office:value="0" calcext:value-type="float">
            <text:p>0</text:p>
          </table:table-cell>
          <table:table-cell table:style-name="ce20" table:formula="of:=IF(AND(ISBLANK([.G539]); ISBLANK([.F539])); MAX(IF(ISERR(FIND(&quot;e&quot;;[.E539]));0;FIND(&quot;e&quot;;[.E539])); IF(ISERR(FIND(&quot;o&quot;;[.E539]));0;FIND(&quot;o&quot;;[.E539])); IF(ISERR(FIND(&quot;u&quot;;[.E539]));0;FIND(&quot;u&quot;;[.E53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fluir</text:p>
          </table:table-cell>
          <table:table-cell table:style-name="ce2" office:value-type="float" office:value="916" calcext:value-type="float">
            <text:p>916</text:p>
          </table:table-cell>
          <table:table-cell office:value-type="float" office:value="0" calcext:value-type="float">
            <text:p>0</text:p>
          </table:table-cell>
          <table:table-cell table:style-name="ce20" table:formula="of:=IF(AND(ISBLANK([.G540]); ISBLANK([.F540])); MAX(IF(ISERR(FIND(&quot;e&quot;;[.E540]));0;FIND(&quot;e&quot;;[.E540])); IF(ISERR(FIND(&quot;o&quot;;[.E540]));0;FIND(&quot;o&quot;;[.E540])); IF(ISERR(FIND(&quot;u&quot;;[.E540]));0;FIND(&quot;u&quot;;[.E540]))); 0)" office:value-type="float" office:value="0" calcext:value-type="float">
            <text:p><text:s/></text:p>
          </table:table-cell>
          <table:table-cell office:value-type="string" office:string-value="flu" calcext:value-type="string">
            <text:p>flu</text:p>
          </table:table-cell>
          <table:table-cell table:style-name="ce25" office:value-type="string" calcext:value-type="string">
            <text:p>YES</text:p>
          </table:table-cell>
          <table:table-cell table:style-name="ce30"/>
          <table:table-cell table:style-name="ce2" office:value-type="string" calcext:value-type="string">
            <text:p>uir</text:p>
          </table:table-cell>
          <table:table-cell table:number-columns-repeated="1016"/>
        </table:table-row>
        <table:table-row table:style-name="ro1">
          <table:table-cell table:style-name="ce2" office:value-type="string" calcext:value-type="string">
            <text:p>flutuar</text:p>
          </table:table-cell>
          <table:table-cell table:style-name="ce2" office:value-type="float" office:value="831" calcext:value-type="float">
            <text:p>831</text:p>
          </table:table-cell>
          <table:table-cell office:value-type="float" office:value="0" calcext:value-type="float">
            <text:p>0</text:p>
          </table:table-cell>
          <table:table-cell table:style-name="ce20" table:formula="of:=IF(AND(ISBLANK([.G541]); ISBLANK([.F541])); MAX(IF(ISERR(FIND(&quot;e&quot;;[.E541]));0;FIND(&quot;e&quot;;[.E541])); IF(ISERR(FIND(&quot;o&quot;;[.E541]));0;FIND(&quot;o&quot;;[.E541])); IF(ISERR(FIND(&quot;u&quot;;[.E541]));0;FIND(&quot;u&quot;;[.E54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orçar</text:p>
          </table:table-cell>
          <table:table-cell table:style-name="ce2" office:value-type="float" office:value="533" calcext:value-type="float">
            <text:p>533</text:p>
          </table:table-cell>
          <table:table-cell office:value-type="float" office:value="0" calcext:value-type="float">
            <text:p>0</text:p>
          </table:table-cell>
          <table:table-cell table:style-name="ce20" table:formula="of:=IF(AND(ISBLANK([.G542]); ISBLANK([.F542])); MAX(IF(ISERR(FIND(&quot;e&quot;;[.E542]));0;FIND(&quot;e&quot;;[.E542])); IF(ISERR(FIND(&quot;o&quot;;[.E542]));0;FIND(&quot;o&quot;;[.E542])); IF(ISERR(FIND(&quot;u&quot;;[.E542]));0;FIND(&quot;u&quot;;[.E54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formar</text:p>
          </table:table-cell>
          <table:table-cell table:style-name="ce2" office:value-type="float" office:value="71" calcext:value-type="float">
            <text:p>71</text:p>
          </table:table-cell>
          <table:table-cell office:value-type="float" office:value="0" calcext:value-type="float">
            <text:p>0</text:p>
          </table:table-cell>
          <table:table-cell table:style-name="ce20" table:formula="of:=IF(AND(ISBLANK([.G543]); ISBLANK([.F543])); MAX(IF(ISERR(FIND(&quot;e&quot;;[.E543]));0;FIND(&quot;e&quot;;[.E543])); IF(ISERR(FIND(&quot;o&quot;;[.E543]));0;FIND(&quot;o&quot;;[.E543])); IF(ISERR(FIND(&quot;u&quot;;[.E543]));0;FIND(&quot;u&quot;;[.E54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ormular</text:p>
          </table:table-cell>
          <table:table-cell table:style-name="ce2" office:value-type="float" office:value="652" calcext:value-type="float">
            <text:p>652</text:p>
          </table:table-cell>
          <table:table-cell office:value-type="float" office:value="0" calcext:value-type="float">
            <text:p>0</text:p>
          </table:table-cell>
          <table:table-cell table:style-name="ce20" table:formula="of:=IF(AND(ISBLANK([.G544]); ISBLANK([.F544])); MAX(IF(ISERR(FIND(&quot;e&quot;;[.E544]));0;FIND(&quot;e&quot;;[.E544])); IF(ISERR(FIND(&quot;o&quot;;[.E544]));0;FIND(&quot;o&quot;;[.E544])); IF(ISERR(FIND(&quot;u&quot;;[.E544]));0;FIND(&quot;u&quot;;[.E54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ornecer</text:p>
          </table:table-cell>
          <table:table-cell table:style-name="ce2" office:value-type="float" office:value="265" calcext:value-type="float">
            <text:p>265</text:p>
          </table:table-cell>
          <table:table-cell office:value-type="float" office:value="0" calcext:value-type="float">
            <text:p>0</text:p>
          </table:table-cell>
          <table:table-cell table:style-name="ce20" table:formula="of:=IF(AND(ISBLANK([.G545]); ISBLANK([.F545])); MAX(IF(ISERR(FIND(&quot;e&quot;;[.E545]));0;FIND(&quot;e&quot;;[.E545])); IF(ISERR(FIND(&quot;o&quot;;[.E545]));0;FIND(&quot;o&quot;;[.E545])); IF(ISERR(FIND(&quot;u&quot;;[.E545]));0;FIND(&quot;u&quot;;[.E54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fortalecer</text:p>
          </table:table-cell>
          <table:table-cell table:style-name="ce2" office:value-type="float" office:value="958" calcext:value-type="float">
            <text:p>958</text:p>
          </table:table-cell>
          <table:table-cell office:value-type="float" office:value="0" calcext:value-type="float">
            <text:p>0</text:p>
          </table:table-cell>
          <table:table-cell table:style-name="ce20" table:formula="of:=IF(AND(ISBLANK([.G546]); ISBLANK([.F546])); MAX(IF(ISERR(FIND(&quot;e&quot;;[.E546]));0;FIND(&quot;e&quot;;[.E546])); IF(ISERR(FIND(&quot;o&quot;;[.E546]));0;FIND(&quot;o&quot;;[.E546])); IF(ISERR(FIND(&quot;u&quot;;[.E546]));0;FIND(&quot;u&quot;;[.E54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fotografar</text:p>
          </table:table-cell>
          <table:table-cell table:style-name="ce2" office:value-type="float" office:value="995" calcext:value-type="float">
            <text:p>995</text:p>
          </table:table-cell>
          <table:table-cell office:value-type="float" office:value="0" calcext:value-type="float">
            <text:p>0</text:p>
          </table:table-cell>
          <table:table-cell table:style-name="ce20" table:formula="of:=IF(AND(ISBLANK([.G547]); ISBLANK([.F547])); MAX(IF(ISERR(FIND(&quot;e&quot;;[.E547]));0;FIND(&quot;e&quot;;[.E547])); IF(ISERR(FIND(&quot;o&quot;;[.E547]));0;FIND(&quot;o&quot;;[.E547])); IF(ISERR(FIND(&quot;u&quot;;[.E547]));0;FIND(&quot;u&quot;;[.E54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requentar</text:p>
          </table:table-cell>
          <table:table-cell table:style-name="ce2" office:value-type="float" office:value="498" calcext:value-type="float">
            <text:p>498</text:p>
          </table:table-cell>
          <table:table-cell office:value-type="float" office:value="0" calcext:value-type="float">
            <text:p>0</text:p>
          </table:table-cell>
          <table:table-cell table:style-name="ce20" table:formula="of:=IF(AND(ISBLANK([.G548]); ISBLANK([.F548])); MAX(IF(ISERR(FIND(&quot;e&quot;;[.E548]));0;FIND(&quot;e&quot;;[.E548])); IF(ISERR(FIND(&quot;o&quot;;[.E548]));0;FIND(&quot;o&quot;;[.E548])); IF(ISERR(FIND(&quot;u&quot;;[.E548]));0;FIND(&quot;u&quot;;[.E54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risar</text:p>
          </table:table-cell>
          <table:table-cell table:style-name="ce2" office:value-type="float" office:value="888" calcext:value-type="float">
            <text:p>888</text:p>
          </table:table-cell>
          <table:table-cell office:value-type="float" office:value="0" calcext:value-type="float">
            <text:p>0</text:p>
          </table:table-cell>
          <table:table-cell table:style-name="ce20" table:formula="of:=IF(AND(ISBLANK([.G549]); ISBLANK([.F549])); MAX(IF(ISERR(FIND(&quot;e&quot;;[.E549]));0;FIND(&quot;e&quot;;[.E549])); IF(ISERR(FIND(&quot;o&quot;;[.E549]));0;FIND(&quot;o&quot;;[.E549])); IF(ISERR(FIND(&quot;u&quot;;[.E549]));0;FIND(&quot;u&quot;;[.E54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ritar</text:p>
          </table:table-cell>
          <table:table-cell/>
          <table:table-cell office:value-type="float" office:value="0" calcext:value-type="float">
            <text:p>0</text:p>
          </table:table-cell>
          <table:table-cell table:style-name="ce20" table:formula="of:=IF(AND(ISBLANK([.G550]); ISBLANK([.F550])); MAX(IF(ISERR(FIND(&quot;e&quot;;[.E550]));0;FIND(&quot;e&quot;;[.E550])); IF(ISERR(FIND(&quot;o&quot;;[.E550]));0;FIND(&quot;o&quot;;[.E550])); IF(ISERR(FIND(&quot;u&quot;;[.E550]));0;FIND(&quot;u&quot;;[.E55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table-cell table:style-name="ce2" office:value-type="string" calcext:value-type="string">
            <text:p>frito</text:p>
          </table:table-cell>
          <table:table-cell table:number-columns-repeated="1014"/>
        </table:table-row>
        <table:table-row table:style-name="ro1">
          <table:table-cell table:style-name="ce14" office:value-type="string" calcext:value-type="string">
            <text:p>fugir</text:p>
          </table:table-cell>
          <table:table-cell table:style-name="ce2" office:value-type="float" office:value="146" calcext:value-type="float">
            <text:p>146</text:p>
          </table:table-cell>
          <table:table-cell office:value-type="float" office:value="2" calcext:value-type="float">
            <text:p>2</text:p>
          </table:table-cell>
          <table:table-cell table:style-name="ce22" office:value-type="float" office:value="2" calcext:value-type="float">
            <text:p>2 </text:p>
          </table:table-cell>
          <table:table-cell office:value-type="string" office:string-value="fug" calcext:value-type="string">
            <text:p>fug</text:p>
          </table:table-cell>
          <table:table-cell table:style-name="ce25" office:value-type="string" calcext:value-type="string">
            <text:p>YES</text:p>
          </table:table-cell>
          <table:table-cell table:style-name="ce30"/>
          <table:table-cell table:style-name="ce2" office:value-type="string" calcext:value-type="string">
            <text:p>gir</text:p>
          </table:table-cell>
          <table:table-cell table:number-columns-repeated="3"/>
          <table:table-cell table:style-name="ce2" office:value-type="string" calcext:value-type="string">
            <text:p>FUGIR would not work (in formula D) without customization!</text:p>
          </table:table-cell>
          <table:table-cell table:number-columns-repeated="1012"/>
        </table:table-row>
        <table:table-row table:style-name="ro1">
          <table:table-cell table:style-name="ce2" office:value-type="string" calcext:value-type="string">
            <text:p>fumar</text:p>
          </table:table-cell>
          <table:table-cell table:style-name="ce2" office:value-type="float" office:value="583" calcext:value-type="float">
            <text:p>583</text:p>
          </table:table-cell>
          <table:table-cell office:value-type="float" office:value="0" calcext:value-type="float">
            <text:p>0</text:p>
          </table:table-cell>
          <table:table-cell table:style-name="ce20" table:formula="of:=IF(AND(ISBLANK([.G552]); ISBLANK([.F552])); MAX(IF(ISERR(FIND(&quot;e&quot;;[.E552]));0;FIND(&quot;e&quot;;[.E552])); IF(ISERR(FIND(&quot;o&quot;;[.E552]));0;FIND(&quot;o&quot;;[.E552])); IF(ISERR(FIND(&quot;u&quot;;[.E552]));0;FIND(&quot;u&quot;;[.E55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uncionar</text:p>
          </table:table-cell>
          <table:table-cell table:style-name="ce2" office:value-type="float" office:value="185" calcext:value-type="float">
            <text:p>185</text:p>
          </table:table-cell>
          <table:table-cell office:value-type="float" office:value="0" calcext:value-type="float">
            <text:p>0</text:p>
          </table:table-cell>
          <table:table-cell table:style-name="ce20" table:formula="of:=IF(AND(ISBLANK([.G553]); ISBLANK([.F553])); MAX(IF(ISERR(FIND(&quot;e&quot;;[.E553]));0;FIND(&quot;e&quot;;[.E553])); IF(ISERR(FIND(&quot;o&quot;;[.E553]));0;FIND(&quot;o&quot;;[.E553])); IF(ISERR(FIND(&quot;u&quot;;[.E553]));0;FIND(&quot;u&quot;;[.E55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undar</text:p>
          </table:table-cell>
          <table:table-cell table:style-name="ce2" office:value-type="float" office:value="290" calcext:value-type="float">
            <text:p>290</text:p>
          </table:table-cell>
          <table:table-cell office:value-type="float" office:value="0" calcext:value-type="float">
            <text:p>0</text:p>
          </table:table-cell>
          <table:table-cell table:style-name="ce20" table:formula="of:=IF(AND(ISBLANK([.G554]); ISBLANK([.F554])); MAX(IF(ISERR(FIND(&quot;e&quot;;[.E554]));0;FIND(&quot;e&quot;;[.E554])); IF(ISERR(FIND(&quot;o&quot;;[.E554]));0;FIND(&quot;o&quot;;[.E554])); IF(ISERR(FIND(&quot;u&quot;;[.E554]));0;FIND(&quot;u&quot;;[.E55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fundir</text:p>
          </table:table-cell>
          <table:table-cell table:style-name="ce2" office:value-type="float" office:value="842" calcext:value-type="float">
            <text:p>842</text:p>
          </table:table-cell>
          <table:table-cell office:value-type="float" office:value="0" calcext:value-type="float">
            <text:p>0</text:p>
          </table:table-cell>
          <table:table-cell table:style-name="ce20" table:formula="of:=IF(AND(ISBLANK([.G555]); ISBLANK([.F555])); MAX(IF(ISERR(FIND(&quot;e&quot;;[.E555]));0;FIND(&quot;e&quot;;[.E555])); IF(ISERR(FIND(&quot;o&quot;;[.E555]));0;FIND(&quot;o&quot;;[.E555])); IF(ISERR(FIND(&quot;u&quot;;[.E555]));0;FIND(&quot;u&quot;;[.E555]))); 0)" office:value-type="float" office:value="0" calcext:value-type="float">
            <text:p><text:s/></text:p>
          </table:table-cell>
          <table:table-cell office:value-type="string" office:string-value="fund" calcext:value-type="string">
            <text:p>fund</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furar</text:p>
          </table:table-cell>
          <table:table-cell table:style-name="ce2" office:value-type="float" office:value="935" calcext:value-type="float">
            <text:p>935</text:p>
          </table:table-cell>
          <table:table-cell office:value-type="float" office:value="0" calcext:value-type="float">
            <text:p>0</text:p>
          </table:table-cell>
          <table:table-cell table:style-name="ce20" table:formula="of:=IF(AND(ISBLANK([.G556]); ISBLANK([.F556])); MAX(IF(ISERR(FIND(&quot;e&quot;;[.E556]));0;FIND(&quot;e&quot;;[.E556])); IF(ISERR(FIND(&quot;o&quot;;[.E556]));0;FIND(&quot;o&quot;;[.E556])); IF(ISERR(FIND(&quot;u&quot;;[.E556]));0;FIND(&quot;u&quot;;[.E55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ganhar</text:p>
          </table:table-cell>
          <table:table-cell table:style-name="ce2" office:value-type="float" office:value="76" calcext:value-type="float">
            <text:p>76</text:p>
          </table:table-cell>
          <table:table-cell office:value-type="float" office:value="0" calcext:value-type="float">
            <text:p>0</text:p>
          </table:table-cell>
          <table:table-cell table:style-name="ce20" table:formula="of:=IF(AND(ISBLANK([.G557]); ISBLANK([.F557])); MAX(IF(ISERR(FIND(&quot;e&quot;;[.E557]));0;FIND(&quot;e&quot;;[.E557])); IF(ISERR(FIND(&quot;o&quot;;[.E557]));0;FIND(&quot;o&quot;;[.E557])); IF(ISERR(FIND(&quot;u&quot;;[.E557]));0;FIND(&quot;u&quot;;[.E55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nhar</text:p>
          </table:table-cell>
          <table:table-cell/>
          <table:table-cell table:style-name="ce35" office:value-type="string" calcext:value-type="string">
            <text:p>ganhado</text:p>
          </table:table-cell>
          <table:table-cell/>
          <table:table-cell table:style-name="ce2" office:value-type="string" calcext:value-type="string">
            <text:p>Backwards participle popularity: ganho is popular form, std conj is 2nd</text:p>
          </table:table-cell>
          <table:table-cell table:number-columns-repeated="1012"/>
        </table:table-row>
        <table:table-row table:style-name="ro1">
          <table:table-cell table:style-name="ce2" office:value-type="string" calcext:value-type="string">
            <text:p>garantir</text:p>
          </table:table-cell>
          <table:table-cell table:style-name="ce2" office:value-type="float" office:value="122" calcext:value-type="float">
            <text:p>122</text:p>
          </table:table-cell>
          <table:table-cell office:value-type="float" office:value="0" calcext:value-type="float">
            <text:p>0</text:p>
          </table:table-cell>
          <table:table-cell table:style-name="ce20" table:formula="of:=IF(AND(ISBLANK([.G558]); ISBLANK([.F558])); MAX(IF(ISERR(FIND(&quot;e&quot;;[.E558]));0;FIND(&quot;e&quot;;[.E558])); IF(ISERR(FIND(&quot;o&quot;;[.E558]));0;FIND(&quot;o&quot;;[.E558])); IF(ISERR(FIND(&quot;u&quot;;[.E558]));0;FIND(&quot;u&quot;;[.E558]))); 0)" office:value-type="float" office:value="0" calcext:value-type="float">
            <text:p><text:s/></text:p>
          </table:table-cell>
          <table:table-cell office:value-type="string" office:string-value="garant" calcext:value-type="string">
            <text:p>garant</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gastar</text:p>
          </table:table-cell>
          <table:table-cell table:style-name="ce2" office:value-type="float" office:value="357" calcext:value-type="float">
            <text:p>357</text:p>
          </table:table-cell>
          <table:table-cell office:value-type="float" office:value="0" calcext:value-type="float">
            <text:p>0</text:p>
          </table:table-cell>
          <table:table-cell table:style-name="ce20" table:formula="of:=IF(AND(ISBLANK([.G559]); ISBLANK([.F559])); MAX(IF(ISERR(FIND(&quot;e&quot;;[.E559]));0;FIND(&quot;e&quot;;[.E559])); IF(ISERR(FIND(&quot;o&quot;;[.E559]));0;FIND(&quot;o&quot;;[.E559])); IF(ISERR(FIND(&quot;u&quot;;[.E559]));0;FIND(&quot;u&quot;;[.E55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star</text:p>
          </table:table-cell>
          <table:table-cell/>
          <table:table-cell table:style-name="ce35" office:value-type="string" calcext:value-type="string">
            <text:p>gastado</text:p>
          </table:table-cell>
          <table:table-cell/>
          <table:table-cell table:style-name="ce2" office:value-type="string" calcext:value-type="string">
            <text:p>Backwards participle popularity</text:p>
          </table:table-cell>
          <table:table-cell table:number-columns-repeated="1012"/>
        </table:table-row>
        <table:table-row table:style-name="ro1">
          <table:table-cell table:style-name="ce2" office:value-type="string" calcext:value-type="string">
            <text:p>gemer</text:p>
          </table:table-cell>
          <table:table-cell table:style-name="ce2" office:value-type="float" office:value="720" calcext:value-type="float">
            <text:p>720</text:p>
          </table:table-cell>
          <table:table-cell office:value-type="float" office:value="0" calcext:value-type="float">
            <text:p>0</text:p>
          </table:table-cell>
          <table:table-cell table:style-name="ce20" table:formula="of:=IF(AND(ISBLANK([.G560]); ISBLANK([.F560])); MAX(IF(ISERR(FIND(&quot;e&quot;;[.E560]));0;FIND(&quot;e&quot;;[.E560])); IF(ISERR(FIND(&quot;o&quot;;[.E560]));0;FIND(&quot;o&quot;;[.E560])); IF(ISERR(FIND(&quot;u&quot;;[.E560]));0;FIND(&quot;u&quot;;[.E56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gerar</text:p>
          </table:table-cell>
          <table:table-cell table:style-name="ce2" office:value-type="float" office:value="200" calcext:value-type="float">
            <text:p>200</text:p>
          </table:table-cell>
          <table:table-cell office:value-type="float" office:value="0" calcext:value-type="float">
            <text:p>0</text:p>
          </table:table-cell>
          <table:table-cell table:style-name="ce20" table:formula="of:=IF(AND(ISBLANK([.G561]); ISBLANK([.F561])); MAX(IF(ISERR(FIND(&quot;e&quot;;[.E561]));0;FIND(&quot;e&quot;;[.E561])); IF(ISERR(FIND(&quot;o&quot;;[.E561]));0;FIND(&quot;o&quot;;[.E561])); IF(ISERR(FIND(&quot;u&quot;;[.E561]));0;FIND(&quot;u&quot;;[.E56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gerir</text:p>
          </table:table-cell>
          <table:table-cell table:style-name="ce2" office:value-type="float" office:value="794" calcext:value-type="float">
            <text:p>794</text:p>
          </table:table-cell>
          <table:table-cell office:value-type="float" office:value="2" calcext:value-type="float">
            <text:p>2</text:p>
          </table:table-cell>
          <table:table-cell table:style-name="ce20" table:formula="of:=IF(AND(ISBLANK([.G562]); ISBLANK([.F562])); MAX(IF(ISERR(FIND(&quot;e&quot;;[.E562]));0;FIND(&quot;e&quot;;[.E562])); IF(ISERR(FIND(&quot;o&quot;;[.E562]));0;FIND(&quot;o&quot;;[.E562])); IF(ISERR(FIND(&quot;u&quot;;[.E562]));0;FIND(&quot;u&quot;;[.E562]))); 0)" office:value-type="float" office:value="2" calcext:value-type="float">
            <text:p>2 </text:p>
          </table:table-cell>
          <table:table-cell office:value-type="string" office:string-value="ger" calcext:value-type="string">
            <text:p>ger</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girar</text:p>
          </table:table-cell>
          <table:table-cell table:style-name="ce2" office:value-type="float" office:value="593" calcext:value-type="float">
            <text:p>593</text:p>
          </table:table-cell>
          <table:table-cell office:value-type="float" office:value="0" calcext:value-type="float">
            <text:p>0</text:p>
          </table:table-cell>
          <table:table-cell table:style-name="ce20" table:formula="of:=IF(AND(ISBLANK([.G563]); ISBLANK([.F563])); MAX(IF(ISERR(FIND(&quot;e&quot;;[.E563]));0;FIND(&quot;e&quot;;[.E563])); IF(ISERR(FIND(&quot;o&quot;;[.E563]));0;FIND(&quot;o&quot;;[.E563])); IF(ISERR(FIND(&quot;u&quot;;[.E563]));0;FIND(&quot;u&quot;;[.E56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gostar</text:p>
          </table:table-cell>
          <table:table-cell table:style-name="ce2" office:value-type="float" office:value="57" calcext:value-type="float">
            <text:p>57</text:p>
          </table:table-cell>
          <table:table-cell office:value-type="float" office:value="0" calcext:value-type="float">
            <text:p>0</text:p>
          </table:table-cell>
          <table:table-cell table:style-name="ce20" table:formula="of:=IF(AND(ISBLANK([.G564]); ISBLANK([.F564])); MAX(IF(ISERR(FIND(&quot;e&quot;;[.E564]));0;FIND(&quot;e&quot;;[.E564])); IF(ISERR(FIND(&quot;o&quot;;[.E564]));0;FIND(&quot;o&quot;;[.E564])); IF(ISERR(FIND(&quot;u&quot;;[.E564]));0;FIND(&quot;u&quot;;[.E56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governar</text:p>
          </table:table-cell>
          <table:table-cell table:style-name="ce2" office:value-type="float" office:value="451" calcext:value-type="float">
            <text:p>451</text:p>
          </table:table-cell>
          <table:table-cell office:value-type="float" office:value="0" calcext:value-type="float">
            <text:p>0</text:p>
          </table:table-cell>
          <table:table-cell table:style-name="ce20" table:formula="of:=IF(AND(ISBLANK([.G565]); ISBLANK([.F565])); MAX(IF(ISERR(FIND(&quot;e&quot;;[.E565]));0;FIND(&quot;e&quot;;[.E565])); IF(ISERR(FIND(&quot;o&quot;;[.E565]));0;FIND(&quot;o&quot;;[.E565])); IF(ISERR(FIND(&quot;u&quot;;[.E565]));0;FIND(&quot;u&quot;;[.E56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gozar</text:p>
          </table:table-cell>
          <table:table-cell table:style-name="ce2" office:value-type="float" office:value="582" calcext:value-type="float">
            <text:p>582</text:p>
          </table:table-cell>
          <table:table-cell office:value-type="float" office:value="0" calcext:value-type="float">
            <text:p>0</text:p>
          </table:table-cell>
          <table:table-cell table:style-name="ce20" table:formula="of:=IF(AND(ISBLANK([.G566]); ISBLANK([.F566])); MAX(IF(ISERR(FIND(&quot;e&quot;;[.E566]));0;FIND(&quot;e&quot;;[.E566])); IF(ISERR(FIND(&quot;o&quot;;[.E566]));0;FIND(&quot;o&quot;;[.E566])); IF(ISERR(FIND(&quot;u&quot;;[.E566]));0;FIND(&quot;u&quot;;[.E56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gravar</text:p>
          </table:table-cell>
          <table:table-cell table:style-name="ce2" office:value-type="float" office:value="423" calcext:value-type="float">
            <text:p>423</text:p>
          </table:table-cell>
          <table:table-cell office:value-type="float" office:value="0" calcext:value-type="float">
            <text:p>0</text:p>
          </table:table-cell>
          <table:table-cell table:style-name="ce20" table:formula="of:=IF(AND(ISBLANK([.G567]); ISBLANK([.F567])); MAX(IF(ISERR(FIND(&quot;e&quot;;[.E567]));0;FIND(&quot;e&quot;;[.E567])); IF(ISERR(FIND(&quot;o&quot;;[.E567]));0;FIND(&quot;o&quot;;[.E567])); IF(ISERR(FIND(&quot;u&quot;;[.E567]));0;FIND(&quot;u&quot;;[.E56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gritar</text:p>
          </table:table-cell>
          <table:table-cell table:style-name="ce2" office:value-type="float" office:value="210" calcext:value-type="float">
            <text:p>210</text:p>
          </table:table-cell>
          <table:table-cell office:value-type="float" office:value="0" calcext:value-type="float">
            <text:p>0</text:p>
          </table:table-cell>
          <table:table-cell table:style-name="ce20" table:formula="of:=IF(AND(ISBLANK([.G568]); ISBLANK([.F568])); MAX(IF(ISERR(FIND(&quot;e&quot;;[.E568]));0;FIND(&quot;e&quot;;[.E568])); IF(ISERR(FIND(&quot;o&quot;;[.E568]));0;FIND(&quot;o&quot;;[.E568])); IF(ISERR(FIND(&quot;u&quot;;[.E568]));0;FIND(&quot;u&quot;;[.E56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guardar</text:p>
          </table:table-cell>
          <table:table-cell table:style-name="ce2" office:value-type="float" office:value="266" calcext:value-type="float">
            <text:p>266</text:p>
          </table:table-cell>
          <table:table-cell office:value-type="float" office:value="0" calcext:value-type="float">
            <text:p>0</text:p>
          </table:table-cell>
          <table:table-cell table:style-name="ce20" table:formula="of:=IF(AND(ISBLANK([.G569]); ISBLANK([.F569])); MAX(IF(ISERR(FIND(&quot;e&quot;;[.E569]));0;FIND(&quot;e&quot;;[.E569])); IF(ISERR(FIND(&quot;o&quot;;[.E569]));0;FIND(&quot;o&quot;;[.E569])); IF(ISERR(FIND(&quot;u&quot;;[.E569]));0;FIND(&quot;u&quot;;[.E56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guiar</text:p>
          </table:table-cell>
          <table:table-cell table:style-name="ce2" office:value-type="float" office:value="699" calcext:value-type="float">
            <text:p>699</text:p>
          </table:table-cell>
          <table:table-cell office:value-type="float" office:value="0" calcext:value-type="float">
            <text:p>0</text:p>
          </table:table-cell>
          <table:table-cell table:style-name="ce20" table:formula="of:=IF(AND(ISBLANK([.G570]); ISBLANK([.F570])); MAX(IF(ISERR(FIND(&quot;e&quot;;[.E570]));0;FIND(&quot;e&quot;;[.E570])); IF(ISERR(FIND(&quot;o&quot;;[.E570]));0;FIND(&quot;o&quot;;[.E570])); IF(ISERR(FIND(&quot;u&quot;;[.E570]));0;FIND(&quot;u&quot;;[.E57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habitar</text:p>
          </table:table-cell>
          <table:table-cell table:style-name="ce2" office:value-type="float" office:value="541" calcext:value-type="float">
            <text:p>541</text:p>
          </table:table-cell>
          <table:table-cell office:value-type="float" office:value="0" calcext:value-type="float">
            <text:p>0</text:p>
          </table:table-cell>
          <table:table-cell table:style-name="ce20" table:formula="of:=IF(AND(ISBLANK([.G571]); ISBLANK([.F571])); MAX(IF(ISERR(FIND(&quot;e&quot;;[.E571]));0;FIND(&quot;e&quot;;[.E571])); IF(ISERR(FIND(&quot;o&quot;;[.E571]));0;FIND(&quot;o&quot;;[.E571])); IF(ISERR(FIND(&quot;u&quot;;[.E571]));0;FIND(&quot;u&quot;;[.E57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habituar</text:p>
          </table:table-cell>
          <table:table-cell table:style-name="ce2" office:value-type="float" office:value="981" calcext:value-type="float">
            <text:p>981</text:p>
          </table:table-cell>
          <table:table-cell office:value-type="float" office:value="0" calcext:value-type="float">
            <text:p>0</text:p>
          </table:table-cell>
          <table:table-cell table:style-name="ce20" table:formula="of:=IF(AND(ISBLANK([.G572]); ISBLANK([.F572])); MAX(IF(ISERR(FIND(&quot;e&quot;;[.E572]));0;FIND(&quot;e&quot;;[.E572])); IF(ISERR(FIND(&quot;o&quot;;[.E572]));0;FIND(&quot;o&quot;;[.E572])); IF(ISERR(FIND(&quot;u&quot;;[.E572]));0;FIND(&quot;u&quot;;[.E57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haver</text:p>
          </table:table-cell>
          <table:table-cell table:style-name="ce2" office:value-type="float" office:value="7" calcext:value-type="float">
            <text:p>7</text:p>
          </table:table-cell>
          <table:table-cell office:value-type="float" office:value="0" calcext:value-type="float">
            <text:p>0</text:p>
          </table:table-cell>
          <table:table-cell table:style-name="ce20" table:formula="of:=IF(AND(ISBLANK([.G573]); ISBLANK([.F573])); MAX(IF(ISERR(FIND(&quot;e&quot;;[.E573]));0;FIND(&quot;e&quot;;[.E573])); IF(ISERR(FIND(&quot;o&quot;;[.E573]));0;FIND(&quot;o&quot;;[.E573])); IF(ISERR(FIND(&quot;u&quot;;[.E573]));0;FIND(&quot;u&quot;;[.E573]))); 0)" office:value-type="float" office:value="0" calcext:value-type="float">
            <text:p><text:s/></text:p>
          </table:table-cell>
          <table:table-cell office:value-type="float" office:value="0" calcext:value-type="float">
            <text:p>0</text:p>
          </table:table-cell>
          <table:table-cell table:style-name="ce26"/>
          <table:table-cell table:style-name="ce29"/>
          <table:table-cell table:style-name="ce2" office:value-type="string" calcext:value-type="string">
            <text:p>.haver</text:p>
          </table:table-cell>
          <table:table-cell table:style-name="ce2" office:value-type="float" office:value="1" calcext:value-type="float">
            <text:p>1</text:p>
          </table:table-cell>
          <table:table-cell table:style-name="ce2"/>
          <table:table-cell/>
          <table:table-cell table:style-name="ce2" office:value-type="string" calcext:value-type="string">
            <text:p>Defective, but common to use many/all forms when literary/aux formations; other present-tense forms for nós/vós of hemos/heis.</text:p>
          </table:table-cell>
          <table:table-cell table:number-columns-repeated="1012"/>
        </table:table-row>
        <table:table-row table:style-name="ro1">
          <table:table-cell table:style-name="ce2" office:value-type="string" calcext:value-type="string">
            <text:p>herdar</text:p>
          </table:table-cell>
          <table:table-cell table:style-name="ce2" office:value-type="float" office:value="713" calcext:value-type="float">
            <text:p>713</text:p>
          </table:table-cell>
          <table:table-cell office:value-type="float" office:value="0" calcext:value-type="float">
            <text:p>0</text:p>
          </table:table-cell>
          <table:table-cell table:style-name="ce20" table:formula="of:=IF(AND(ISBLANK([.G574]); ISBLANK([.F574])); MAX(IF(ISERR(FIND(&quot;e&quot;;[.E574]));0;FIND(&quot;e&quot;;[.E574])); IF(ISERR(FIND(&quot;o&quot;;[.E574]));0;FIND(&quot;o&quot;;[.E574])); IF(ISERR(FIND(&quot;u&quot;;[.E574]));0;FIND(&quot;u&quot;;[.E57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hesitar</text:p>
          </table:table-cell>
          <table:table-cell table:style-name="ce2" office:value-type="float" office:value="669" calcext:value-type="float">
            <text:p>669</text:p>
          </table:table-cell>
          <table:table-cell office:value-type="float" office:value="0" calcext:value-type="float">
            <text:p>0</text:p>
          </table:table-cell>
          <table:table-cell table:style-name="ce20" table:formula="of:=IF(AND(ISBLANK([.G575]); ISBLANK([.F575])); MAX(IF(ISERR(FIND(&quot;e&quot;;[.E575]));0;FIND(&quot;e&quot;;[.E575])); IF(ISERR(FIND(&quot;o&quot;;[.E575]));0;FIND(&quot;o&quot;;[.E575])); IF(ISERR(FIND(&quot;u&quot;;[.E575]));0;FIND(&quot;u&quot;;[.E57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homenagear</text:p>
          </table:table-cell>
          <table:table-cell table:style-name="ce2" office:value-type="float" office:value="840" calcext:value-type="float">
            <text:p>840</text:p>
          </table:table-cell>
          <table:table-cell office:value-type="float" office:value="0" calcext:value-type="float">
            <text:p>0</text:p>
          </table:table-cell>
          <table:table-cell table:style-name="ce20" table:formula="of:=IF(AND(ISBLANK([.G576]); ISBLANK([.F576])); MAX(IF(ISERR(FIND(&quot;e&quot;;[.E576]));0;FIND(&quot;e&quot;;[.E576])); IF(ISERR(FIND(&quot;o&quot;;[.E576]));0;FIND(&quot;o&quot;;[.E576])); IF(ISERR(FIND(&quot;u&quot;;[.E576]));0;FIND(&quot;u&quot;;[.E57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ar</text:p>
          </table:table-cell>
          <table:table-cell table:number-columns-repeated="1016"/>
        </table:table-row>
        <table:table-row table:style-name="ro1">
          <table:table-cell table:style-name="ce2" office:value-type="string" calcext:value-type="string">
            <text:p>identificar</text:p>
          </table:table-cell>
          <table:table-cell table:style-name="ce2" office:value-type="float" office:value="252" calcext:value-type="float">
            <text:p>252</text:p>
          </table:table-cell>
          <table:table-cell office:value-type="float" office:value="0" calcext:value-type="float">
            <text:p>0</text:p>
          </table:table-cell>
          <table:table-cell table:style-name="ce20" table:formula="of:=IF(AND(ISBLANK([.G577]); ISBLANK([.F577])); MAX(IF(ISERR(FIND(&quot;e&quot;;[.E577]));0;FIND(&quot;e&quot;;[.E577])); IF(ISERR(FIND(&quot;o&quot;;[.E577]));0;FIND(&quot;o&quot;;[.E577])); IF(ISERR(FIND(&quot;u&quot;;[.E577]));0;FIND(&quot;u&quot;;[.E577])));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identi</text:p>
          </table:table-cell>
          <table:table-cell table:style-name="ce2"/>
          <table:table-cell table:number-columns-repeated="1016"/>
        </table:table-row>
        <table:table-row table:style-name="ro1">
          <table:table-cell table:style-name="ce2" office:value-type="string" calcext:value-type="string">
            <text:p>ignorar</text:p>
          </table:table-cell>
          <table:table-cell table:style-name="ce2" office:value-type="float" office:value="450" calcext:value-type="float">
            <text:p>450</text:p>
          </table:table-cell>
          <table:table-cell office:value-type="float" office:value="0" calcext:value-type="float">
            <text:p>0</text:p>
          </table:table-cell>
          <table:table-cell table:style-name="ce20" table:formula="of:=IF(AND(ISBLANK([.G578]); ISBLANK([.F578])); MAX(IF(ISERR(FIND(&quot;e&quot;;[.E578]));0;FIND(&quot;e&quot;;[.E578])); IF(ISERR(FIND(&quot;o&quot;;[.E578]));0;FIND(&quot;o&quot;;[.E578])); IF(ISERR(FIND(&quot;u&quot;;[.E578]));0;FIND(&quot;u&quot;;[.E57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luminar</text:p>
          </table:table-cell>
          <table:table-cell table:style-name="ce2" office:value-type="float" office:value="549" calcext:value-type="float">
            <text:p>549</text:p>
          </table:table-cell>
          <table:table-cell office:value-type="float" office:value="0" calcext:value-type="float">
            <text:p>0</text:p>
          </table:table-cell>
          <table:table-cell table:style-name="ce20" table:formula="of:=IF(AND(ISBLANK([.G579]); ISBLANK([.F579])); MAX(IF(ISERR(FIND(&quot;e&quot;;[.E579]));0;FIND(&quot;e&quot;;[.E579])); IF(ISERR(FIND(&quot;o&quot;;[.E579]));0;FIND(&quot;o&quot;;[.E579])); IF(ISERR(FIND(&quot;u&quot;;[.E579]));0;FIND(&quot;u&quot;;[.E57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lustrar</text:p>
          </table:table-cell>
          <table:table-cell table:style-name="ce2" office:value-type="float" office:value="668" calcext:value-type="float">
            <text:p>668</text:p>
          </table:table-cell>
          <table:table-cell office:value-type="float" office:value="0" calcext:value-type="float">
            <text:p>0</text:p>
          </table:table-cell>
          <table:table-cell table:style-name="ce20" table:formula="of:=IF(AND(ISBLANK([.G580]); ISBLANK([.F580])); MAX(IF(ISERR(FIND(&quot;e&quot;;[.E580]));0;FIND(&quot;e&quot;;[.E580])); IF(ISERR(FIND(&quot;o&quot;;[.E580]));0;FIND(&quot;o&quot;;[.E580])); IF(ISERR(FIND(&quot;u&quot;;[.E580]));0;FIND(&quot;u&quot;;[.E58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maginar</text:p>
          </table:table-cell>
          <table:table-cell table:style-name="ce2" office:value-type="float" office:value="197" calcext:value-type="float">
            <text:p>197</text:p>
          </table:table-cell>
          <table:table-cell office:value-type="float" office:value="0" calcext:value-type="float">
            <text:p>0</text:p>
          </table:table-cell>
          <table:table-cell table:style-name="ce20" table:formula="of:=IF(AND(ISBLANK([.G581]); ISBLANK([.F581])); MAX(IF(ISERR(FIND(&quot;e&quot;;[.E581]));0;FIND(&quot;e&quot;;[.E581])); IF(ISERR(FIND(&quot;o&quot;;[.E581]));0;FIND(&quot;o&quot;;[.E581])); IF(ISERR(FIND(&quot;u&quot;;[.E581]));0;FIND(&quot;u&quot;;[.E58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mitar</text:p>
          </table:table-cell>
          <table:table-cell table:style-name="ce2" office:value-type="float" office:value="764" calcext:value-type="float">
            <text:p>764</text:p>
          </table:table-cell>
          <table:table-cell office:value-type="float" office:value="0" calcext:value-type="float">
            <text:p>0</text:p>
          </table:table-cell>
          <table:table-cell table:style-name="ce20" table:formula="of:=IF(AND(ISBLANK([.G582]); ISBLANK([.F582])); MAX(IF(ISERR(FIND(&quot;e&quot;;[.E582]));0;FIND(&quot;e&quot;;[.E582])); IF(ISERR(FIND(&quot;o&quot;;[.E582]));0;FIND(&quot;o&quot;;[.E582])); IF(ISERR(FIND(&quot;u&quot;;[.E582]));0;FIND(&quot;u&quot;;[.E58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mpedir</text:p>
          </table:table-cell>
          <table:table-cell table:style-name="ce2" office:value-type="float" office:value="224" calcext:value-type="float">
            <text:p>224</text:p>
          </table:table-cell>
          <table:table-cell office:value-type="float" office:value="0" calcext:value-type="float">
            <text:p>0</text:p>
          </table:table-cell>
          <table:table-cell table:style-name="ce20" table:formula="of:=IF(AND(ISBLANK([.G583]); ISBLANK([.F583])); MAX(IF(ISERR(FIND(&quot;e&quot;;[.E583]));0;FIND(&quot;e&quot;;[.E583])); IF(ISERR(FIND(&quot;o&quot;;[.E583]));0;FIND(&quot;o&quot;;[.E583])); IF(ISERR(FIND(&quot;u&quot;;[.E583]));0;FIND(&quot;u&quot;;[.E583]))); 0)" office:value-type="float" office:value="0" calcext:value-type="float">
            <text:p><text:s/></text:p>
          </table:table-cell>
          <table:table-cell office:value-type="string" office:string-value="imped" calcext:value-type="string">
            <text:p>imped</text:p>
          </table:table-cell>
          <table:table-cell table:style-name="ce26"/>
          <table:table-cell table:style-name="ce29" office:value-type="string" calcext:value-type="string">
            <text:p>im</text:p>
          </table:table-cell>
          <table:table-cell table:style-name="ce2"/>
          <table:table-cell table:number-columns-repeated="1016"/>
        </table:table-row>
        <table:table-row table:style-name="ro1">
          <table:table-cell table:style-name="ce2" office:value-type="string" calcext:value-type="string">
            <text:p>implantar</text:p>
          </table:table-cell>
          <table:table-cell table:style-name="ce2" office:value-type="float" office:value="763" calcext:value-type="float">
            <text:p>763</text:p>
          </table:table-cell>
          <table:table-cell office:value-type="float" office:value="0" calcext:value-type="float">
            <text:p>0</text:p>
          </table:table-cell>
          <table:table-cell table:style-name="ce20" table:formula="of:=IF(AND(ISBLANK([.G584]); ISBLANK([.F584])); MAX(IF(ISERR(FIND(&quot;e&quot;;[.E584]));0;FIND(&quot;e&quot;;[.E584])); IF(ISERR(FIND(&quot;o&quot;;[.E584]));0;FIND(&quot;o&quot;;[.E584])); IF(ISERR(FIND(&quot;u&quot;;[.E584]));0;FIND(&quot;u&quot;;[.E58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mplementar</text:p>
          </table:table-cell>
          <table:table-cell table:style-name="ce2" office:value-type="float" office:value="982" calcext:value-type="float">
            <text:p>982</text:p>
          </table:table-cell>
          <table:table-cell office:value-type="float" office:value="0" calcext:value-type="float">
            <text:p>0</text:p>
          </table:table-cell>
          <table:table-cell table:style-name="ce20" table:formula="of:=IF(AND(ISBLANK([.G585]); ISBLANK([.F585])); MAX(IF(ISERR(FIND(&quot;e&quot;;[.E585]));0;FIND(&quot;e&quot;;[.E585])); IF(ISERR(FIND(&quot;o&quot;;[.E585]));0;FIND(&quot;o&quot;;[.E585])); IF(ISERR(FIND(&quot;u&quot;;[.E585]));0;FIND(&quot;u&quot;;[.E58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mplicar</text:p>
          </table:table-cell>
          <table:table-cell table:style-name="ce2" office:value-type="float" office:value="416" calcext:value-type="float">
            <text:p>416</text:p>
          </table:table-cell>
          <table:table-cell office:value-type="float" office:value="0" calcext:value-type="float">
            <text:p>0</text:p>
          </table:table-cell>
          <table:table-cell table:style-name="ce20" table:formula="of:=IF(AND(ISBLANK([.G586]); ISBLANK([.F586])); MAX(IF(ISERR(FIND(&quot;e&quot;;[.E586]));0;FIND(&quot;e&quot;;[.E586])); IF(ISERR(FIND(&quot;o&quot;;[.E586]));0;FIND(&quot;o&quot;;[.E586])); IF(ISERR(FIND(&quot;u&quot;;[.E586]));0;FIND(&quot;u&quot;;[.E58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impor</text:p>
          </table:table-cell>
          <table:table-cell table:style-name="ce2" office:value-type="float" office:value="317" calcext:value-type="float">
            <text:p>317</text:p>
          </table:table-cell>
          <table:table-cell office:value-type="float" office:value="0" calcext:value-type="float">
            <text:p>0</text:p>
          </table:table-cell>
          <table:table-cell table:style-name="ce20" table:formula="of:=IF(AND(ISBLANK([.G587]); ISBLANK([.F587])); MAX(IF(ISERR(FIND(&quot;e&quot;;[.E587]));0;FIND(&quot;e&quot;;[.E587])); IF(ISERR(FIND(&quot;o&quot;;[.E587]));0;FIND(&quot;o&quot;;[.E587])); IF(ISERR(FIND(&quot;u&quot;;[.E587]));0;FIND(&quot;u&quot;;[.E587])));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im</text:p>
          </table:table-cell>
          <table:table-cell table:style-name="ce2"/>
          <table:table-cell table:number-columns-repeated="1016"/>
        </table:table-row>
        <table:table-row table:style-name="ro1">
          <table:table-cell table:style-name="ce2" office:value-type="string" calcext:value-type="string">
            <text:p>importar</text:p>
          </table:table-cell>
          <table:table-cell table:style-name="ce2" office:value-type="float" office:value="251" calcext:value-type="float">
            <text:p>251</text:p>
          </table:table-cell>
          <table:table-cell office:value-type="float" office:value="0" calcext:value-type="float">
            <text:p>0</text:p>
          </table:table-cell>
          <table:table-cell table:style-name="ce20" table:formula="of:=IF(AND(ISBLANK([.G588]); ISBLANK([.F588])); MAX(IF(ISERR(FIND(&quot;e&quot;;[.E588]));0;FIND(&quot;e&quot;;[.E588])); IF(ISERR(FIND(&quot;o&quot;;[.E588]));0;FIND(&quot;o&quot;;[.E588])); IF(ISERR(FIND(&quot;u&quot;;[.E588]));0;FIND(&quot;u&quot;;[.E58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im</text:p>
          </table:table-cell>
          <table:table-cell table:number-columns-repeated="1017"/>
        </table:table-row>
        <table:table-row table:style-name="ro1">
          <table:table-cell table:style-name="ce2" office:value-type="string" calcext:value-type="string">
            <text:p>impressionar</text:p>
          </table:table-cell>
          <table:table-cell table:style-name="ce2" office:value-type="float" office:value="751" calcext:value-type="float">
            <text:p>751</text:p>
          </table:table-cell>
          <table:table-cell office:value-type="float" office:value="0" calcext:value-type="float">
            <text:p>0</text:p>
          </table:table-cell>
          <table:table-cell table:style-name="ce20" table:formula="of:=IF(AND(ISBLANK([.G589]); ISBLANK([.F589])); MAX(IF(ISERR(FIND(&quot;e&quot;;[.E589]));0;FIND(&quot;e&quot;;[.E589])); IF(ISERR(FIND(&quot;o&quot;;[.E589]));0;FIND(&quot;o&quot;;[.E589])); IF(ISERR(FIND(&quot;u&quot;;[.E589]));0;FIND(&quot;u&quot;;[.E58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mprimir</text:p>
          </table:table-cell>
          <table:table-cell table:style-name="ce2" office:value-type="float" office:value="980" calcext:value-type="float">
            <text:p>980</text:p>
          </table:table-cell>
          <table:table-cell office:value-type="float" office:value="0" calcext:value-type="float">
            <text:p>0</text:p>
          </table:table-cell>
          <table:table-cell table:style-name="ce20" table:formula="of:=IF(AND(ISBLANK([.G590]); ISBLANK([.F590])); MAX(IF(ISERR(FIND(&quot;e&quot;;[.E590]));0;FIND(&quot;e&quot;;[.E590])); IF(ISERR(FIND(&quot;o&quot;;[.E590]));0;FIND(&quot;o&quot;;[.E590])); IF(ISERR(FIND(&quot;u&quot;;[.E590]));0;FIND(&quot;u&quot;;[.E590]))); 0)" office:value-type="float" office:value="0" calcext:value-type="float">
            <text:p><text:s/></text:p>
          </table:table-cell>
          <table:table-cell office:value-type="string" office:string-value="imprim" calcext:value-type="string">
            <text:p>imprim</text:p>
          </table:table-cell>
          <table:table-cell table:style-name="ce26"/>
          <table:table-cell table:style-name="ce30"/>
          <table:table-cell table:style-name="ce2" office:value-type="string" calcext:value-type="string">
            <text:p>ir</text:p>
          </table:table-cell>
          <table:table-cell/>
          <table:table-cell table:style-name="ce2" office:value-type="string" calcext:value-type="string">
            <text:p>impresso</text:p>
          </table:table-cell>
          <table:table-cell table:number-columns-repeated="1014"/>
        </table:table-row>
        <table:table-row table:style-name="ro1">
          <table:table-cell table:style-name="ce2" office:value-type="string" calcext:value-type="string">
            <text:p>improvisar</text:p>
          </table:table-cell>
          <table:table-cell table:style-name="ce2" office:value-type="float" office:value="867" calcext:value-type="float">
            <text:p>867</text:p>
          </table:table-cell>
          <table:table-cell office:value-type="float" office:value="0" calcext:value-type="float">
            <text:p>0</text:p>
          </table:table-cell>
          <table:table-cell table:style-name="ce20" table:formula="of:=IF(AND(ISBLANK([.G591]); ISBLANK([.F591])); MAX(IF(ISERR(FIND(&quot;e&quot;;[.E591]));0;FIND(&quot;e&quot;;[.E591])); IF(ISERR(FIND(&quot;o&quot;;[.E591]));0;FIND(&quot;o&quot;;[.E591])); IF(ISERR(FIND(&quot;u&quot;;[.E591]));0;FIND(&quot;u&quot;;[.E59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naugurar</text:p>
          </table:table-cell>
          <table:table-cell table:style-name="ce2" office:value-type="float" office:value="513" calcext:value-type="float">
            <text:p>513</text:p>
          </table:table-cell>
          <table:table-cell office:value-type="float" office:value="0" calcext:value-type="float">
            <text:p>0</text:p>
          </table:table-cell>
          <table:table-cell table:style-name="ce20" table:formula="of:=IF(AND(ISBLANK([.G592]); ISBLANK([.F592])); MAX(IF(ISERR(FIND(&quot;e&quot;;[.E592]));0;FIND(&quot;e&quot;;[.E592])); IF(ISERR(FIND(&quot;o&quot;;[.E592]));0;FIND(&quot;o&quot;;[.E592])); IF(ISERR(FIND(&quot;u&quot;;[.E592]));0;FIND(&quot;u&quot;;[.E59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ncentivar</text:p>
          </table:table-cell>
          <table:table-cell table:style-name="ce2" office:value-type="float" office:value="816" calcext:value-type="float">
            <text:p>816</text:p>
          </table:table-cell>
          <table:table-cell office:value-type="float" office:value="0" calcext:value-type="float">
            <text:p>0</text:p>
          </table:table-cell>
          <table:table-cell table:style-name="ce20" table:formula="of:=IF(AND(ISBLANK([.G593]); ISBLANK([.F593])); MAX(IF(ISERR(FIND(&quot;e&quot;;[.E593]));0;FIND(&quot;e&quot;;[.E593])); IF(ISERR(FIND(&quot;o&quot;;[.E593]));0;FIND(&quot;o&quot;;[.E593])); IF(ISERR(FIND(&quot;u&quot;;[.E593]));0;FIND(&quot;u&quot;;[.E59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ncidir</text:p>
          </table:table-cell>
          <table:table-cell table:style-name="ce2" office:value-type="float" office:value="744" calcext:value-type="float">
            <text:p>744</text:p>
          </table:table-cell>
          <table:table-cell office:value-type="float" office:value="0" calcext:value-type="float">
            <text:p>0</text:p>
          </table:table-cell>
          <table:table-cell table:style-name="ce20" table:formula="of:=IF(AND(ISBLANK([.G594]); ISBLANK([.F594])); MAX(IF(ISERR(FIND(&quot;e&quot;;[.E594]));0;FIND(&quot;e&quot;;[.E594])); IF(ISERR(FIND(&quot;o&quot;;[.E594]));0;FIND(&quot;o&quot;;[.E594])); IF(ISERR(FIND(&quot;u&quot;;[.E594]));0;FIND(&quot;u&quot;;[.E594]))); 0)" office:value-type="float" office:value="0" calcext:value-type="float">
            <text:p><text:s/></text:p>
          </table:table-cell>
          <table:table-cell office:value-type="string" office:string-value="incid" calcext:value-type="string">
            <text:p>incid</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inclinar</text:p>
          </table:table-cell>
          <table:table-cell table:style-name="ce2" office:value-type="float" office:value="780" calcext:value-type="float">
            <text:p>780</text:p>
          </table:table-cell>
          <table:table-cell office:value-type="float" office:value="0" calcext:value-type="float">
            <text:p>0</text:p>
          </table:table-cell>
          <table:table-cell table:style-name="ce20" table:formula="of:=IF(AND(ISBLANK([.G595]); ISBLANK([.F595])); MAX(IF(ISERR(FIND(&quot;e&quot;;[.E595]));0;FIND(&quot;e&quot;;[.E595])); IF(ISERR(FIND(&quot;o&quot;;[.E595]));0;FIND(&quot;o&quot;;[.E595])); IF(ISERR(FIND(&quot;u&quot;;[.E595]));0;FIND(&quot;u&quot;;[.E59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ncluir</text:p>
          </table:table-cell>
          <table:table-cell table:style-name="ce2" office:value-type="float" office:value="73" calcext:value-type="float">
            <text:p>73</text:p>
          </table:table-cell>
          <table:table-cell office:value-type="float" office:value="0" calcext:value-type="float">
            <text:p>0</text:p>
          </table:table-cell>
          <table:table-cell table:style-name="ce20" table:formula="of:=IF(AND(ISBLANK([.G596]); ISBLANK([.F596])); MAX(IF(ISERR(FIND(&quot;e&quot;;[.E596]));0;FIND(&quot;e&quot;;[.E596])); IF(ISERR(FIND(&quot;o&quot;;[.E596]));0;FIND(&quot;o&quot;;[.E596])); IF(ISERR(FIND(&quot;u&quot;;[.E596]));0;FIND(&quot;u&quot;;[.E596]))); 0)" office:value-type="float" office:value="0" calcext:value-type="float">
            <text:p><text:s/></text:p>
          </table:table-cell>
          <table:table-cell office:value-type="string" office:string-value="inclu" calcext:value-type="string">
            <text:p>inclu</text:p>
          </table:table-cell>
          <table:table-cell table:style-name="ce25" office:value-type="string" calcext:value-type="string">
            <text:p>YES</text:p>
          </table:table-cell>
          <table:table-cell table:style-name="ce30"/>
          <table:table-cell table:style-name="ce2" office:value-type="string" calcext:value-type="string">
            <text:p>uir</text:p>
          </table:table-cell>
          <table:table-cell table:number-columns-repeated="1016"/>
        </table:table-row>
        <table:table-row table:style-name="ro1">
          <table:table-cell table:style-name="ce2" office:value-type="string" calcext:value-type="string">
            <text:p>incomodar</text:p>
          </table:table-cell>
          <table:table-cell table:style-name="ce2" office:value-type="float" office:value="644" calcext:value-type="float">
            <text:p>644</text:p>
          </table:table-cell>
          <table:table-cell office:value-type="float" office:value="0" calcext:value-type="float">
            <text:p>0</text:p>
          </table:table-cell>
          <table:table-cell table:style-name="ce20" table:formula="of:=IF(AND(ISBLANK([.G597]); ISBLANK([.F597])); MAX(IF(ISERR(FIND(&quot;e&quot;;[.E597]));0;FIND(&quot;e&quot;;[.E597])); IF(ISERR(FIND(&quot;o&quot;;[.E597]));0;FIND(&quot;o&quot;;[.E597])); IF(ISERR(FIND(&quot;u&quot;;[.E597]));0;FIND(&quot;u&quot;;[.E59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ncorporar</text:p>
          </table:table-cell>
          <table:table-cell table:style-name="ce2" office:value-type="float" office:value="571" calcext:value-type="float">
            <text:p>571</text:p>
          </table:table-cell>
          <table:table-cell office:value-type="float" office:value="0" calcext:value-type="float">
            <text:p>0</text:p>
          </table:table-cell>
          <table:table-cell table:style-name="ce20" table:formula="of:=IF(AND(ISBLANK([.G598]); ISBLANK([.F598])); MAX(IF(ISERR(FIND(&quot;e&quot;;[.E598]));0;FIND(&quot;e&quot;;[.E598])); IF(ISERR(FIND(&quot;o&quot;;[.E598]));0;FIND(&quot;o&quot;;[.E598])); IF(ISERR(FIND(&quot;u&quot;;[.E598]));0;FIND(&quot;u&quot;;[.E59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ncorrer</text:p>
          </table:table-cell>
          <table:table-cell/>
          <table:table-cell office:value-type="float" office:value="0" calcext:value-type="float">
            <text:p>0</text:p>
          </table:table-cell>
          <table:table-cell table:style-name="ce20" table:formula="of:=IF(AND(ISBLANK([.G599]); ISBLANK([.F599])); MAX(IF(ISERR(FIND(&quot;e&quot;;[.E599]));0;FIND(&quot;e&quot;;[.E599])); IF(ISERR(FIND(&quot;o&quot;;[.E599]));0;FIND(&quot;o&quot;;[.E599])); IF(ISERR(FIND(&quot;u&quot;;[.E599]));0;FIND(&quot;u&quot;;[.E59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in</text:p>
          </table:table-cell>
          <table:table-cell table:number-columns-repeated="2"/>
          <table:table-cell table:style-name="ce2" office:value-type="string" calcext:value-type="string">
            <text:p>incurso</text:p>
          </table:table-cell>
          <table:table-cell/>
          <table:table-cell table:style-name="ce8" office:value-type="string" calcext:value-type="string">
            <text:p>SPECIAL TEST CASE: PREFIXED VERB WITH extra participle</text:p>
          </table:table-cell>
          <table:table-cell table:number-columns-repeated="1012"/>
        </table:table-row>
        <table:table-row table:style-name="ro1">
          <table:table-cell table:style-name="ce2" office:value-type="string" calcext:value-type="string">
            <text:p>indagar</text:p>
          </table:table-cell>
          <table:table-cell table:style-name="ce2" office:value-type="float" office:value="579" calcext:value-type="float">
            <text:p>579</text:p>
          </table:table-cell>
          <table:table-cell office:value-type="float" office:value="0" calcext:value-type="float">
            <text:p>0</text:p>
          </table:table-cell>
          <table:table-cell table:style-name="ce20" table:formula="of:=IF(AND(ISBLANK([.G600]); ISBLANK([.F600])); MAX(IF(ISERR(FIND(&quot;e&quot;;[.E600]));0;FIND(&quot;e&quot;;[.E600])); IF(ISERR(FIND(&quot;o&quot;;[.E600]));0;FIND(&quot;o&quot;;[.E600])); IF(ISERR(FIND(&quot;u&quot;;[.E600]));0;FIND(&quot;u&quot;;[.E60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indicar</text:p>
          </table:table-cell>
          <table:table-cell table:style-name="ce2" office:value-type="float" office:value="147" calcext:value-type="float">
            <text:p>147</text:p>
          </table:table-cell>
          <table:table-cell office:value-type="float" office:value="0" calcext:value-type="float">
            <text:p>0</text:p>
          </table:table-cell>
          <table:table-cell table:style-name="ce20" table:formula="of:=IF(AND(ISBLANK([.G601]); ISBLANK([.F601])); MAX(IF(ISERR(FIND(&quot;e&quot;;[.E601]));0;FIND(&quot;e&quot;;[.E601])); IF(ISERR(FIND(&quot;o&quot;;[.E601]));0;FIND(&quot;o&quot;;[.E601])); IF(ISERR(FIND(&quot;u&quot;;[.E601]));0;FIND(&quot;u&quot;;[.E60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induzir</text:p>
          </table:table-cell>
          <table:table-cell table:style-name="ce2" office:value-type="float" office:value="779" calcext:value-type="float">
            <text:p>779</text:p>
          </table:table-cell>
          <table:table-cell office:value-type="float" office:value="0" calcext:value-type="float">
            <text:p>0</text:p>
          </table:table-cell>
          <table:table-cell table:style-name="ce20" table:formula="of:=IF(AND(ISBLANK([.G602]); ISBLANK([.F602])); MAX(IF(ISERR(FIND(&quot;e&quot;;[.E602]));0;FIND(&quot;e&quot;;[.E602])); IF(ISERR(FIND(&quot;o&quot;;[.E602]));0;FIND(&quot;o&quot;;[.E602])); IF(ISERR(FIND(&quot;u&quot;;[.E602]));0;FIND(&quot;u&quot;;[.E602]))); 0)" office:value-type="float" office:value="4" calcext:value-type="float">
            <text:p>4 </text:p>
          </table:table-cell>
          <table:table-cell office:value-type="string" office:string-value="induz" calcext:value-type="string">
            <text:p>induz</text:p>
          </table:table-cell>
          <table:table-cell table:style-name="ce26"/>
          <table:table-cell table:style-name="ce30"/>
          <table:table-cell table:style-name="ce2" office:value-type="string" calcext:value-type="string">
            <text:p>zir</text:p>
          </table:table-cell>
          <table:table-cell table:number-columns-repeated="1016"/>
        </table:table-row>
        <table:table-row table:style-name="ro1">
          <table:table-cell table:style-name="ce2" office:value-type="string" calcext:value-type="string">
            <text:p>influenciar</text:p>
          </table:table-cell>
          <table:table-cell table:style-name="ce2" office:value-type="float" office:value="367" calcext:value-type="float">
            <text:p>367</text:p>
          </table:table-cell>
          <table:table-cell office:value-type="float" office:value="0" calcext:value-type="float">
            <text:p>0</text:p>
          </table:table-cell>
          <table:table-cell table:style-name="ce20" table:formula="of:=IF(AND(ISBLANK([.G603]); ISBLANK([.F603])); MAX(IF(ISERR(FIND(&quot;e&quot;;[.E603]));0;FIND(&quot;e&quot;;[.E603])); IF(ISERR(FIND(&quot;o&quot;;[.E603]));0;FIND(&quot;o&quot;;[.E603])); IF(ISERR(FIND(&quot;u&quot;;[.E603]));0;FIND(&quot;u&quot;;[.E60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nformar</text:p>
          </table:table-cell>
          <table:table-cell table:style-name="ce2" office:value-type="float" office:value="216" calcext:value-type="float">
            <text:p>216</text:p>
          </table:table-cell>
          <table:table-cell office:value-type="float" office:value="0" calcext:value-type="float">
            <text:p>0</text:p>
          </table:table-cell>
          <table:table-cell table:style-name="ce20" table:formula="of:=IF(AND(ISBLANK([.G604]); ISBLANK([.F604])); MAX(IF(ISERR(FIND(&quot;e&quot;;[.E604]));0;FIND(&quot;e&quot;;[.E604])); IF(ISERR(FIND(&quot;o&quot;;[.E604]));0;FIND(&quot;o&quot;;[.E604])); IF(ISERR(FIND(&quot;u&quot;;[.E604]));0;FIND(&quot;u&quot;;[.E604])));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in</text:p>
          </table:table-cell>
          <table:table-cell table:style-name="ce2"/>
          <table:table-cell table:number-columns-repeated="1016"/>
        </table:table-row>
        <table:table-row table:style-name="ro1">
          <table:table-cell table:style-name="ce2" office:value-type="string" calcext:value-type="string">
            <text:p>ingressar</text:p>
          </table:table-cell>
          <table:table-cell table:style-name="ce2" office:value-type="float" office:value="677" calcext:value-type="float">
            <text:p>677</text:p>
          </table:table-cell>
          <table:table-cell office:value-type="float" office:value="0" calcext:value-type="float">
            <text:p>0</text:p>
          </table:table-cell>
          <table:table-cell table:style-name="ce20" table:formula="of:=IF(AND(ISBLANK([.G605]); ISBLANK([.F605])); MAX(IF(ISERR(FIND(&quot;e&quot;;[.E605]));0;FIND(&quot;e&quot;;[.E605])); IF(ISERR(FIND(&quot;o&quot;;[.E605]));0;FIND(&quot;o&quot;;[.E605])); IF(ISERR(FIND(&quot;u&quot;;[.E605]));0;FIND(&quot;u&quot;;[.E60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niciar</text:p>
          </table:table-cell>
          <table:table-cell table:style-name="ce2" office:value-type="float" office:value="120" calcext:value-type="float">
            <text:p>120</text:p>
          </table:table-cell>
          <table:table-cell office:value-type="float" office:value="0" calcext:value-type="float">
            <text:p>0</text:p>
          </table:table-cell>
          <table:table-cell table:style-name="ce20" table:formula="of:=IF(AND(ISBLANK([.G606]); ISBLANK([.F606])); MAX(IF(ISERR(FIND(&quot;e&quot;;[.E606]));0;FIND(&quot;e&quot;;[.E606])); IF(ISERR(FIND(&quot;o&quot;;[.E606]));0;FIND(&quot;o&quot;;[.E606])); IF(ISERR(FIND(&quot;u&quot;;[.E606]));0;FIND(&quot;u&quot;;[.E60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nserir</text:p>
          </table:table-cell>
          <table:table-cell table:style-name="ce2" office:value-type="float" office:value="609" calcext:value-type="float">
            <text:p>609</text:p>
          </table:table-cell>
          <table:table-cell office:value-type="float" office:value="4" calcext:value-type="float">
            <text:p>4</text:p>
          </table:table-cell>
          <table:table-cell table:style-name="ce20" table:formula="of:=IF(AND(ISBLANK([.G607]); ISBLANK([.F607])); MAX(IF(ISERR(FIND(&quot;e&quot;;[.E607]));0;FIND(&quot;e&quot;;[.E607])); IF(ISERR(FIND(&quot;o&quot;;[.E607]));0;FIND(&quot;o&quot;;[.E607])); IF(ISERR(FIND(&quot;u&quot;;[.E607]));0;FIND(&quot;u&quot;;[.E607]))); 0)" office:value-type="float" office:value="4" calcext:value-type="float">
            <text:p>4 </text:p>
          </table:table-cell>
          <table:table-cell office:value-type="string" office:string-value="inser" calcext:value-type="string">
            <text:p>inser</text:p>
          </table:table-cell>
          <table:table-cell table:style-name="ce26"/>
          <table:table-cell table:style-name="ce30"/>
          <table:table-cell table:style-name="ce2" office:value-type="string" calcext:value-type="string">
            <text:p>ir</text:p>
          </table:table-cell>
          <table:table-cell/>
          <table:table-cell table:style-name="ce2" office:value-type="string" calcext:value-type="string">
            <text:p>inserto</text:p>
          </table:table-cell>
          <table:table-cell table:number-columns-repeated="1014"/>
        </table:table-row>
        <table:table-row table:style-name="ro1">
          <table:table-cell table:style-name="ce2" office:value-type="string" calcext:value-type="string">
            <text:p>insistir</text:p>
          </table:table-cell>
          <table:table-cell table:style-name="ce2" office:value-type="float" office:value="321" calcext:value-type="float">
            <text:p>321</text:p>
          </table:table-cell>
          <table:table-cell office:value-type="float" office:value="0" calcext:value-type="float">
            <text:p>0</text:p>
          </table:table-cell>
          <table:table-cell table:style-name="ce20" table:formula="of:=IF(AND(ISBLANK([.G608]); ISBLANK([.F608])); MAX(IF(ISERR(FIND(&quot;e&quot;;[.E608]));0;FIND(&quot;e&quot;;[.E608])); IF(ISERR(FIND(&quot;o&quot;;[.E608]));0;FIND(&quot;o&quot;;[.E608])); IF(ISERR(FIND(&quot;u&quot;;[.E608]));0;FIND(&quot;u&quot;;[.E608]))); 0)" office:value-type="float" office:value="0" calcext:value-type="float">
            <text:p><text:s/></text:p>
          </table:table-cell>
          <table:table-cell office:value-type="string" office:string-value="insist" calcext:value-type="string">
            <text:p>insist</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inspirar</text:p>
          </table:table-cell>
          <table:table-cell table:style-name="ce2" office:value-type="float" office:value="456" calcext:value-type="float">
            <text:p>456</text:p>
          </table:table-cell>
          <table:table-cell office:value-type="float" office:value="0" calcext:value-type="float">
            <text:p>0</text:p>
          </table:table-cell>
          <table:table-cell table:style-name="ce20" table:formula="of:=IF(AND(ISBLANK([.G609]); ISBLANK([.F609])); MAX(IF(ISERR(FIND(&quot;e&quot;;[.E609]));0;FIND(&quot;e&quot;;[.E609])); IF(ISERR(FIND(&quot;o&quot;;[.E609]));0;FIND(&quot;o&quot;;[.E609])); IF(ISERR(FIND(&quot;u&quot;;[.E609]));0;FIND(&quot;u&quot;;[.E60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nstalar</text:p>
          </table:table-cell>
          <table:table-cell table:style-name="ce2" office:value-type="float" office:value="295" calcext:value-type="float">
            <text:p>295</text:p>
          </table:table-cell>
          <table:table-cell office:value-type="float" office:value="0" calcext:value-type="float">
            <text:p>0</text:p>
          </table:table-cell>
          <table:table-cell table:style-name="ce20" table:formula="of:=IF(AND(ISBLANK([.G610]); ISBLANK([.F610])); MAX(IF(ISERR(FIND(&quot;e&quot;;[.E610]));0;FIND(&quot;e&quot;;[.E610])); IF(ISERR(FIND(&quot;o&quot;;[.E610]));0;FIND(&quot;o&quot;;[.E610])); IF(ISERR(FIND(&quot;u&quot;;[.E610]));0;FIND(&quot;u&quot;;[.E61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nstituir</text:p>
          </table:table-cell>
          <table:table-cell table:style-name="ce2" office:value-type="float" office:value="646" calcext:value-type="float">
            <text:p>646</text:p>
          </table:table-cell>
          <table:table-cell office:value-type="float" office:value="0" calcext:value-type="float">
            <text:p>0</text:p>
          </table:table-cell>
          <table:table-cell table:style-name="ce20" table:formula="of:=IF(AND(ISBLANK([.G611]); ISBLANK([.F611])); MAX(IF(ISERR(FIND(&quot;e&quot;;[.E611]));0;FIND(&quot;e&quot;;[.E611])); IF(ISERR(FIND(&quot;o&quot;;[.E611]));0;FIND(&quot;o&quot;;[.E611])); IF(ISERR(FIND(&quot;u&quot;;[.E611]));0;FIND(&quot;u&quot;;[.E611]))); 0)" office:value-type="float" office:value="0" calcext:value-type="float">
            <text:p><text:s/></text:p>
          </table:table-cell>
          <table:table-cell office:value-type="string" office:string-value="institu" calcext:value-type="string">
            <text:p>institu</text:p>
          </table:table-cell>
          <table:table-cell table:style-name="ce25" office:value-type="string" calcext:value-type="string">
            <text:p>YES</text:p>
          </table:table-cell>
          <table:table-cell table:style-name="ce30"/>
          <table:table-cell table:style-name="ce2" office:value-type="string" calcext:value-type="string">
            <text:p>uir</text:p>
          </table:table-cell>
          <table:table-cell table:number-columns-repeated="1016"/>
        </table:table-row>
        <table:table-row table:style-name="ro1">
          <table:table-cell table:style-name="ce2" office:value-type="string" calcext:value-type="string">
            <text:p>integrar</text:p>
          </table:table-cell>
          <table:table-cell table:style-name="ce2" office:value-type="float" office:value="212" calcext:value-type="float">
            <text:p>212</text:p>
          </table:table-cell>
          <table:table-cell office:value-type="float" office:value="0" calcext:value-type="float">
            <text:p>0</text:p>
          </table:table-cell>
          <table:table-cell table:style-name="ce20" table:formula="of:=IF(AND(ISBLANK([.G612]); ISBLANK([.F612])); MAX(IF(ISERR(FIND(&quot;e&quot;;[.E612]));0;FIND(&quot;e&quot;;[.E612])); IF(ISERR(FIND(&quot;o&quot;;[.E612]));0;FIND(&quot;o&quot;;[.E612])); IF(ISERR(FIND(&quot;u&quot;;[.E612]));0;FIND(&quot;u&quot;;[.E61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ntensificar</text:p>
          </table:table-cell>
          <table:table-cell table:style-name="ce2" office:value-type="float" office:value="954" calcext:value-type="float">
            <text:p>954</text:p>
          </table:table-cell>
          <table:table-cell office:value-type="float" office:value="0" calcext:value-type="float">
            <text:p>0</text:p>
          </table:table-cell>
          <table:table-cell table:style-name="ce20" table:formula="of:=IF(AND(ISBLANK([.G613]); ISBLANK([.F613])); MAX(IF(ISERR(FIND(&quot;e&quot;;[.E613]));0;FIND(&quot;e&quot;;[.E613])); IF(ISERR(FIND(&quot;o&quot;;[.E613]));0;FIND(&quot;o&quot;;[.E613])); IF(ISERR(FIND(&quot;u&quot;;[.E613]));0;FIND(&quot;u&quot;;[.E613])));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intensi</text:p>
          </table:table-cell>
          <table:table-cell table:style-name="ce2"/>
          <table:table-cell table:number-columns-repeated="1016"/>
        </table:table-row>
        <table:table-row table:style-name="ro1">
          <table:table-cell table:style-name="ce2" office:value-type="string" calcext:value-type="string">
            <text:p>interessar</text:p>
          </table:table-cell>
          <table:table-cell table:style-name="ce2" office:value-type="float" office:value="229" calcext:value-type="float">
            <text:p>229</text:p>
          </table:table-cell>
          <table:table-cell office:value-type="float" office:value="0" calcext:value-type="float">
            <text:p>0</text:p>
          </table:table-cell>
          <table:table-cell table:style-name="ce20" table:formula="of:=IF(AND(ISBLANK([.G614]); ISBLANK([.F614])); MAX(IF(ISERR(FIND(&quot;e&quot;;[.E614]));0;FIND(&quot;e&quot;;[.E614])); IF(ISERR(FIND(&quot;o&quot;;[.E614]));0;FIND(&quot;o&quot;;[.E614])); IF(ISERR(FIND(&quot;u&quot;;[.E614]));0;FIND(&quot;u&quot;;[.E61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nterferir</text:p>
          </table:table-cell>
          <table:table-cell table:style-name="ce2" office:value-type="float" office:value="802" calcext:value-type="float">
            <text:p>802</text:p>
          </table:table-cell>
          <table:table-cell office:value-type="float" office:value="0" calcext:value-type="float">
            <text:p>0</text:p>
          </table:table-cell>
          <table:table-cell table:style-name="ce20" table:formula="of:=IF(AND(ISBLANK([.G615]); ISBLANK([.F615])); MAX(IF(ISERR(FIND(&quot;e&quot;;[.E615]));0;FIND(&quot;e&quot;;[.E615])); IF(ISERR(FIND(&quot;o&quot;;[.E615]));0;FIND(&quot;o&quot;;[.E615])); IF(ISERR(FIND(&quot;u&quot;;[.E615]));0;FIND(&quot;u&quot;;[.E615]))); 0)" office:value-type="float" office:value="0" calcext:value-type="float">
            <text:p><text:s/></text:p>
          </table:table-cell>
          <table:table-cell office:value-type="string" office:string-value="interfer" calcext:value-type="string">
            <text:p>interfer</text:p>
          </table:table-cell>
          <table:table-cell table:style-name="ce26"/>
          <table:table-cell table:style-name="ce29" office:value-type="string" calcext:value-type="string">
            <text:p>inter</text:p>
          </table:table-cell>
          <table:table-cell table:style-name="ce2"/>
          <table:table-cell table:number-columns-repeated="1016"/>
        </table:table-row>
        <table:table-row table:style-name="ro1">
          <table:table-cell table:style-name="ce2" office:value-type="string" calcext:value-type="string">
            <text:p>interpretar</text:p>
          </table:table-cell>
          <table:table-cell table:style-name="ce2" office:value-type="float" office:value="413" calcext:value-type="float">
            <text:p>413</text:p>
          </table:table-cell>
          <table:table-cell office:value-type="float" office:value="0" calcext:value-type="float">
            <text:p>0</text:p>
          </table:table-cell>
          <table:table-cell table:style-name="ce20" table:formula="of:=IF(AND(ISBLANK([.G616]); ISBLANK([.F616])); MAX(IF(ISERR(FIND(&quot;e&quot;;[.E616]));0;FIND(&quot;e&quot;;[.E616])); IF(ISERR(FIND(&quot;o&quot;;[.E616]));0;FIND(&quot;o&quot;;[.E616])); IF(ISERR(FIND(&quot;u&quot;;[.E616]));0;FIND(&quot;u&quot;;[.E61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nterrogar</text:p>
          </table:table-cell>
          <table:table-cell table:style-name="ce2" office:value-type="float" office:value="733" calcext:value-type="float">
            <text:p>733</text:p>
          </table:table-cell>
          <table:table-cell office:value-type="float" office:value="0" calcext:value-type="float">
            <text:p>0</text:p>
          </table:table-cell>
          <table:table-cell table:style-name="ce20" table:formula="of:=IF(AND(ISBLANK([.G617]); ISBLANK([.F617])); MAX(IF(ISERR(FIND(&quot;e&quot;;[.E617]));0;FIND(&quot;e&quot;;[.E617])); IF(ISERR(FIND(&quot;o&quot;;[.E617]));0;FIND(&quot;o&quot;;[.E617])); IF(ISERR(FIND(&quot;u&quot;;[.E617]));0;FIND(&quot;u&quot;;[.E61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interromper</text:p>
          </table:table-cell>
          <table:table-cell table:style-name="ce2" office:value-type="float" office:value="380" calcext:value-type="float">
            <text:p>380</text:p>
          </table:table-cell>
          <table:table-cell office:value-type="float" office:value="0" calcext:value-type="float">
            <text:p>0</text:p>
          </table:table-cell>
          <table:table-cell table:style-name="ce20" table:formula="of:=IF(AND(ISBLANK([.G618]); ISBLANK([.F618])); MAX(IF(ISERR(FIND(&quot;e&quot;;[.E618]));0;FIND(&quot;e&quot;;[.E618])); IF(ISERR(FIND(&quot;o&quot;;[.E618]));0;FIND(&quot;o&quot;;[.E618])); IF(ISERR(FIND(&quot;u&quot;;[.E618]));0;FIND(&quot;u&quot;;[.E618]))); 0)" office:value-type="float" office:value="0" calcext:value-type="float">
            <text:p><text:s/></text:p>
          </table:table-cell>
          <table:table-cell office:value-type="float" office:value="0" calcext:value-type="float">
            <text:p>0</text:p>
          </table:table-cell>
          <table:table-cell table:style-name="ce26"/>
          <table:table-cell table:style-name="ce32" office:value-type="string" calcext:value-type="string">
            <text:p>inter</text:p>
          </table:table-cell>
          <table:table-cell table:style-name="ce2"/>
          <table:table-cell table:number-columns-repeated="1016"/>
        </table:table-row>
        <table:table-row table:style-name="ro1">
          <table:table-cell table:style-name="ce2" office:value-type="string" calcext:value-type="string">
            <text:p>intervir</text:p>
          </table:table-cell>
          <table:table-cell table:style-name="ce2" office:value-type="float" office:value="566" calcext:value-type="float">
            <text:p>566</text:p>
          </table:table-cell>
          <table:table-cell office:value-type="float" office:value="0" calcext:value-type="float">
            <text:p>0</text:p>
          </table:table-cell>
          <table:table-cell table:style-name="ce20" table:formula="of:=IF(AND(ISBLANK([.G619]); ISBLANK([.F619])); MAX(IF(ISERR(FIND(&quot;e&quot;;[.E619]));0;FIND(&quot;e&quot;;[.E619])); IF(ISERR(FIND(&quot;o&quot;;[.E619]));0;FIND(&quot;o&quot;;[.E619])); IF(ISERR(FIND(&quot;u&quot;;[.E619]));0;FIND(&quot;u&quot;;[.E619]))); 0)" office:value-type="float" office:value="0" calcext:value-type="float">
            <text:p><text:s/></text:p>
          </table:table-cell>
          <table:table-cell office:value-type="string" office:string-value="interv" calcext:value-type="string">
            <text:p>interv</text:p>
          </table:table-cell>
          <table:table-cell table:style-name="ce26"/>
          <table:table-cell table:style-name="ce29" office:value-type="string" calcext:value-type="string">
            <text:p>inter</text:p>
          </table:table-cell>
          <table:table-cell table:style-name="ce2"/>
          <table:table-cell table:number-columns-repeated="1016"/>
        </table:table-row>
        <table:table-row table:style-name="ro1">
          <table:table-cell table:style-name="ce2" office:value-type="string" calcext:value-type="string">
            <text:p>introduzir</text:p>
          </table:table-cell>
          <table:table-cell table:style-name="ce2" office:value-type="float" office:value="280" calcext:value-type="float">
            <text:p>280</text:p>
          </table:table-cell>
          <table:table-cell office:value-type="float" office:value="0" calcext:value-type="float">
            <text:p>0</text:p>
          </table:table-cell>
          <table:table-cell table:style-name="ce20" table:formula="of:=IF(AND(ISBLANK([.G620]); ISBLANK([.F620])); MAX(IF(ISERR(FIND(&quot;e&quot;;[.E620]));0;FIND(&quot;e&quot;;[.E620])); IF(ISERR(FIND(&quot;o&quot;;[.E620]));0;FIND(&quot;o&quot;;[.E620])); IF(ISERR(FIND(&quot;u&quot;;[.E620]));0;FIND(&quot;u&quot;;[.E620]))); 0)" office:value-type="float" office:value="7" calcext:value-type="float">
            <text:p>7 </text:p>
          </table:table-cell>
          <table:table-cell office:value-type="string" office:string-value="introduz" calcext:value-type="string">
            <text:p>introduz</text:p>
          </table:table-cell>
          <table:table-cell table:style-name="ce26"/>
          <table:table-cell table:style-name="ce30"/>
          <table:table-cell table:style-name="ce2" office:value-type="string" calcext:value-type="string">
            <text:p>zir</text:p>
          </table:table-cell>
          <table:table-cell table:number-columns-repeated="1016"/>
        </table:table-row>
        <table:table-row table:style-name="ro1">
          <table:table-cell table:style-name="ce2" office:value-type="string" calcext:value-type="string">
            <text:p>invadir</text:p>
          </table:table-cell>
          <table:table-cell table:style-name="ce2" office:value-type="float" office:value="362" calcext:value-type="float">
            <text:p>362</text:p>
          </table:table-cell>
          <table:table-cell office:value-type="float" office:value="0" calcext:value-type="float">
            <text:p>0</text:p>
          </table:table-cell>
          <table:table-cell table:style-name="ce20" table:formula="of:=IF(AND(ISBLANK([.G621]); ISBLANK([.F621])); MAX(IF(ISERR(FIND(&quot;e&quot;;[.E621]));0;FIND(&quot;e&quot;;[.E621])); IF(ISERR(FIND(&quot;o&quot;;[.E621]));0;FIND(&quot;o&quot;;[.E621])); IF(ISERR(FIND(&quot;u&quot;;[.E621]));0;FIND(&quot;u&quot;;[.E621]))); 0)" office:value-type="float" office:value="0" calcext:value-type="float">
            <text:p><text:s/></text:p>
          </table:table-cell>
          <table:table-cell office:value-type="string" office:string-value="invad" calcext:value-type="string">
            <text:p>invad</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inventar</text:p>
          </table:table-cell>
          <table:table-cell table:style-name="ce2" office:value-type="float" office:value="370" calcext:value-type="float">
            <text:p>370</text:p>
          </table:table-cell>
          <table:table-cell office:value-type="float" office:value="0" calcext:value-type="float">
            <text:p>0</text:p>
          </table:table-cell>
          <table:table-cell table:style-name="ce20" table:formula="of:=IF(AND(ISBLANK([.G622]); ISBLANK([.F622])); MAX(IF(ISERR(FIND(&quot;e&quot;;[.E622]));0;FIND(&quot;e&quot;;[.E622])); IF(ISERR(FIND(&quot;o&quot;;[.E622]));0;FIND(&quot;o&quot;;[.E622])); IF(ISERR(FIND(&quot;u&quot;;[.E622]));0;FIND(&quot;u&quot;;[.E62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nverter</text:p>
          </table:table-cell>
          <table:table-cell table:style-name="ce2" office:value-type="float" office:value="979" calcext:value-type="float">
            <text:p>979</text:p>
          </table:table-cell>
          <table:table-cell office:value-type="float" office:value="0" calcext:value-type="float">
            <text:p>0</text:p>
          </table:table-cell>
          <table:table-cell table:style-name="ce20" table:formula="of:=IF(AND(ISBLANK([.G623]); ISBLANK([.F623])); MAX(IF(ISERR(FIND(&quot;e&quot;;[.E623]));0;FIND(&quot;e&quot;;[.E623])); IF(ISERR(FIND(&quot;o&quot;;[.E623]));0;FIND(&quot;o&quot;;[.E623])); IF(ISERR(FIND(&quot;u&quot;;[.E623]));0;FIND(&quot;u&quot;;[.E623])));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in</text:p>
          </table:table-cell>
          <table:table-cell table:style-name="ce2"/>
          <table:table-cell table:number-columns-repeated="1016"/>
        </table:table-row>
        <table:table-row table:style-name="ro1">
          <table:table-cell table:style-name="ce2" office:value-type="string" calcext:value-type="string">
            <text:p>investigar</text:p>
          </table:table-cell>
          <table:table-cell table:style-name="ce2" office:value-type="float" office:value="446" calcext:value-type="float">
            <text:p>446</text:p>
          </table:table-cell>
          <table:table-cell office:value-type="float" office:value="0" calcext:value-type="float">
            <text:p>0</text:p>
          </table:table-cell>
          <table:table-cell table:style-name="ce20" table:formula="of:=IF(AND(ISBLANK([.G624]); ISBLANK([.F624])); MAX(IF(ISERR(FIND(&quot;e&quot;;[.E624]));0;FIND(&quot;e&quot;;[.E624])); IF(ISERR(FIND(&quot;o&quot;;[.E624]));0;FIND(&quot;o&quot;;[.E624])); IF(ISERR(FIND(&quot;u&quot;;[.E624]));0;FIND(&quot;u&quot;;[.E62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investir</text:p>
          </table:table-cell>
          <table:table-cell table:style-name="ce2" office:value-type="float" office:value="366" calcext:value-type="float">
            <text:p>366</text:p>
          </table:table-cell>
          <table:table-cell office:value-type="float" office:value="0" calcext:value-type="float">
            <text:p>0</text:p>
          </table:table-cell>
          <table:table-cell table:style-name="ce20" table:formula="of:=IF(AND(ISBLANK([.G625]); ISBLANK([.F625])); MAX(IF(ISERR(FIND(&quot;e&quot;;[.E625]));0;FIND(&quot;e&quot;;[.E625])); IF(ISERR(FIND(&quot;o&quot;;[.E625]));0;FIND(&quot;o&quot;;[.E625])); IF(ISERR(FIND(&quot;u&quot;;[.E625]));0;FIND(&quot;u&quot;;[.E625]))); 0)" office:value-type="float" office:value="0" calcext:value-type="float">
            <text:p><text:s/></text:p>
          </table:table-cell>
          <table:table-cell office:value-type="string" office:string-value="invest" calcext:value-type="string">
            <text:p>invest</text:p>
          </table:table-cell>
          <table:table-cell table:style-name="ce26"/>
          <table:table-cell table:style-name="ce29" office:value-type="string" calcext:value-type="string">
            <text:p>in</text:p>
          </table:table-cell>
          <table:table-cell table:style-name="ce2"/>
          <table:table-cell table:number-columns-repeated="1016"/>
        </table:table-row>
        <table:table-row table:style-name="ro1">
          <table:table-cell table:style-name="ce2" office:value-type="string" calcext:value-type="string">
            <text:p>invocar</text:p>
          </table:table-cell>
          <table:table-cell table:style-name="ce2" office:value-type="float" office:value="974" calcext:value-type="float">
            <text:p>974</text:p>
          </table:table-cell>
          <table:table-cell office:value-type="float" office:value="0" calcext:value-type="float">
            <text:p>0</text:p>
          </table:table-cell>
          <table:table-cell table:style-name="ce20" table:formula="of:=IF(AND(ISBLANK([.G626]); ISBLANK([.F626])); MAX(IF(ISERR(FIND(&quot;e&quot;;[.E626]));0;FIND(&quot;e&quot;;[.E626])); IF(ISERR(FIND(&quot;o&quot;;[.E626]));0;FIND(&quot;o&quot;;[.E626])); IF(ISERR(FIND(&quot;u&quot;;[.E626]));0;FIND(&quot;u&quot;;[.E62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ir</text:p>
          </table:table-cell>
          <table:table-cell table:style-name="ce2" office:value-type="float" office:value="6" calcext:value-type="float">
            <text:p>6</text:p>
          </table:table-cell>
          <table:table-cell office:value-type="float" office:value="0" calcext:value-type="float">
            <text:p>0</text:p>
          </table:table-cell>
          <table:table-cell table:style-name="ce20" table:formula="of:=IF(AND(ISBLANK([.G627]); ISBLANK([.F627])); MAX(IF(ISERR(FIND(&quot;e&quot;;[.E627]));0;FIND(&quot;e&quot;;[.E627])); IF(ISERR(FIND(&quot;o&quot;;[.E627]));0;FIND(&quot;o&quot;;[.E627])); IF(ISERR(FIND(&quot;u&quot;;[.E627]));0;FIND(&quot;u&quot;;[.E627]))); 0)" office:value-type="float" office:value="0" calcext:value-type="float">
            <text:p><text:s/></text:p>
          </table:table-cell>
          <table:table-cell>
            <text:p/>
          </table:table-cell>
          <table:table-cell table:style-name="ce26"/>
          <table:table-cell table:style-name="ce29"/>
          <table:table-cell table:style-name="ce2" office:value-type="string" calcext:value-type="string">
            <text:p>.i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irar</text:p>
          </table:table-cell>
          <table:table-cell table:style-name="ce2" office:value-type="float" office:value="955" calcext:value-type="float">
            <text:p>955</text:p>
          </table:table-cell>
          <table:table-cell office:value-type="float" office:value="0" calcext:value-type="float">
            <text:p>0</text:p>
          </table:table-cell>
          <table:table-cell table:style-name="ce20" table:formula="of:=IF(AND(ISBLANK([.G628]); ISBLANK([.F628])); MAX(IF(ISERR(FIND(&quot;e&quot;;[.E628]));0;FIND(&quot;e&quot;;[.E628])); IF(ISERR(FIND(&quot;o&quot;;[.E628]));0;FIND(&quot;o&quot;;[.E628])); IF(ISERR(FIND(&quot;u&quot;;[.E628]));0;FIND(&quot;u&quot;;[.E62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rritar</text:p>
          </table:table-cell>
          <table:table-cell table:style-name="ce2" office:value-type="float" office:value="687" calcext:value-type="float">
            <text:p>687</text:p>
          </table:table-cell>
          <table:table-cell office:value-type="float" office:value="0" calcext:value-type="float">
            <text:p>0</text:p>
          </table:table-cell>
          <table:table-cell table:style-name="ce20" table:formula="of:=IF(AND(ISBLANK([.G629]); ISBLANK([.F629])); MAX(IF(ISERR(FIND(&quot;e&quot;;[.E629]));0;FIND(&quot;e&quot;;[.E629])); IF(ISERR(FIND(&quot;o&quot;;[.E629]));0;FIND(&quot;o&quot;;[.E629])); IF(ISERR(FIND(&quot;u&quot;;[.E629]));0;FIND(&quot;u&quot;;[.E62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isolar</text:p>
          </table:table-cell>
          <table:table-cell table:style-name="ce2" office:value-type="float" office:value="790" calcext:value-type="float">
            <text:p>790</text:p>
          </table:table-cell>
          <table:table-cell office:value-type="float" office:value="0" calcext:value-type="float">
            <text:p>0</text:p>
          </table:table-cell>
          <table:table-cell table:style-name="ce20" table:formula="of:=IF(AND(ISBLANK([.G630]); ISBLANK([.F630])); MAX(IF(ISERR(FIND(&quot;e&quot;;[.E630]));0;FIND(&quot;e&quot;;[.E630])); IF(ISERR(FIND(&quot;o&quot;;[.E630]));0;FIND(&quot;o&quot;;[.E630])); IF(ISERR(FIND(&quot;u&quot;;[.E630]));0;FIND(&quot;u&quot;;[.E63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jantar</text:p>
          </table:table-cell>
          <table:table-cell table:style-name="ce2" office:value-type="float" office:value="253" calcext:value-type="float">
            <text:p>253</text:p>
          </table:table-cell>
          <table:table-cell office:value-type="float" office:value="0" calcext:value-type="float">
            <text:p>0</text:p>
          </table:table-cell>
          <table:table-cell table:style-name="ce20" table:formula="of:=IF(AND(ISBLANK([.G631]); ISBLANK([.F631])); MAX(IF(ISERR(FIND(&quot;e&quot;;[.E631]));0;FIND(&quot;e&quot;;[.E631])); IF(ISERR(FIND(&quot;o&quot;;[.E631]));0;FIND(&quot;o&quot;;[.E631])); IF(ISERR(FIND(&quot;u&quot;;[.E631]));0;FIND(&quot;u&quot;;[.E63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jazer</text:p>
          </table:table-cell>
          <table:table-cell table:style-name="ce2" office:value-type="float" office:value="918" calcext:value-type="float">
            <text:p>918</text:p>
          </table:table-cell>
          <table:table-cell office:value-type="float" office:value="0" calcext:value-type="float">
            <text:p>0</text:p>
          </table:table-cell>
          <table:table-cell table:style-name="ce20" table:formula="of:=IF(AND(ISBLANK([.G632]); ISBLANK([.F632])); MAX(IF(ISERR(FIND(&quot;e&quot;;[.E632]));0;FIND(&quot;e&quot;;[.E632])); IF(ISERR(FIND(&quot;o&quot;;[.E632]));0;FIND(&quot;o&quot;;[.E632])); IF(ISERR(FIND(&quot;u&quot;;[.E632]));0;FIND(&quot;u&quot;;[.E63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jazer</text:p>
          </table:table-cell>
          <table:table-cell table:number-columns-repeated="1016"/>
        </table:table-row>
        <table:table-row table:style-name="ro1">
          <table:table-cell table:style-name="ce2" office:value-type="string" calcext:value-type="string">
            <text:p>jogar</text:p>
          </table:table-cell>
          <table:table-cell table:style-name="ce2" office:value-type="float" office:value="150" calcext:value-type="float">
            <text:p>150</text:p>
          </table:table-cell>
          <table:table-cell office:value-type="float" office:value="0" calcext:value-type="float">
            <text:p>0</text:p>
          </table:table-cell>
          <table:table-cell table:style-name="ce20" table:formula="of:=IF(AND(ISBLANK([.G633]); ISBLANK([.F633])); MAX(IF(ISERR(FIND(&quot;e&quot;;[.E633]));0;FIND(&quot;e&quot;;[.E633])); IF(ISERR(FIND(&quot;o&quot;;[.E633]));0;FIND(&quot;o&quot;;[.E633])); IF(ISERR(FIND(&quot;u&quot;;[.E633]));0;FIND(&quot;u&quot;;[.E63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julgar</text:p>
          </table:table-cell>
          <table:table-cell table:style-name="ce2" office:value-type="float" office:value="171" calcext:value-type="float">
            <text:p>171</text:p>
          </table:table-cell>
          <table:table-cell office:value-type="float" office:value="0" calcext:value-type="float">
            <text:p>0</text:p>
          </table:table-cell>
          <table:table-cell table:style-name="ce20" table:formula="of:=IF(AND(ISBLANK([.G634]); ISBLANK([.F634])); MAX(IF(ISERR(FIND(&quot;e&quot;;[.E634]));0;FIND(&quot;e&quot;;[.E634])); IF(ISERR(FIND(&quot;o&quot;;[.E634]));0;FIND(&quot;o&quot;;[.E634])); IF(ISERR(FIND(&quot;u&quot;;[.E634]));0;FIND(&quot;u&quot;;[.E63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juntar</text:p>
          </table:table-cell>
          <table:table-cell table:style-name="ce2" office:value-type="float" office:value="271" calcext:value-type="float">
            <text:p>271</text:p>
          </table:table-cell>
          <table:table-cell office:value-type="float" office:value="0" calcext:value-type="float">
            <text:p>0</text:p>
          </table:table-cell>
          <table:table-cell table:style-name="ce20" table:formula="of:=IF(AND(ISBLANK([.G635]); ISBLANK([.F635])); MAX(IF(ISERR(FIND(&quot;e&quot;;[.E635]));0;FIND(&quot;e&quot;;[.E635])); IF(ISERR(FIND(&quot;o&quot;;[.E635]));0;FIND(&quot;o&quot;;[.E635])); IF(ISERR(FIND(&quot;u&quot;;[.E635]));0;FIND(&quot;u&quot;;[.E63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table-cell table:style-name="ce2" office:value-type="string" calcext:value-type="string">
            <text:p>junto</text:p>
          </table:table-cell>
          <table:table-cell table:number-columns-repeated="1014"/>
        </table:table-row>
        <table:table-row table:style-name="ro1">
          <table:table-cell table:style-name="ce2" office:value-type="string" calcext:value-type="string">
            <text:p>jurar</text:p>
          </table:table-cell>
          <table:table-cell table:style-name="ce2" office:value-type="float" office:value="666" calcext:value-type="float">
            <text:p>666</text:p>
          </table:table-cell>
          <table:table-cell office:value-type="float" office:value="0" calcext:value-type="float">
            <text:p>0</text:p>
          </table:table-cell>
          <table:table-cell table:style-name="ce20" table:formula="of:=IF(AND(ISBLANK([.G636]); ISBLANK([.F636])); MAX(IF(ISERR(FIND(&quot;e&quot;;[.E636]));0;FIND(&quot;e&quot;;[.E636])); IF(ISERR(FIND(&quot;o&quot;;[.E636]));0;FIND(&quot;o&quot;;[.E636])); IF(ISERR(FIND(&quot;u&quot;;[.E636]));0;FIND(&quot;u&quot;;[.E63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justificar</text:p>
          </table:table-cell>
          <table:table-cell table:style-name="ce2" office:value-type="float" office:value="316" calcext:value-type="float">
            <text:p>316</text:p>
          </table:table-cell>
          <table:table-cell office:value-type="float" office:value="0" calcext:value-type="float">
            <text:p>0</text:p>
          </table:table-cell>
          <table:table-cell table:style-name="ce20" table:formula="of:=IF(AND(ISBLANK([.G637]); ISBLANK([.F637])); MAX(IF(ISERR(FIND(&quot;e&quot;;[.E637]));0;FIND(&quot;e&quot;;[.E637])); IF(ISERR(FIND(&quot;o&quot;;[.E637]));0;FIND(&quot;o&quot;;[.E637])); IF(ISERR(FIND(&quot;u&quot;;[.E637]));0;FIND(&quot;u&quot;;[.E637])));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justi</text:p>
          </table:table-cell>
          <table:table-cell table:style-name="ce2"/>
          <table:table-cell table:number-columns-repeated="1016"/>
        </table:table-row>
        <table:table-row table:style-name="ro1">
          <table:table-cell table:style-name="ce2" office:value-type="string" calcext:value-type="string">
            <text:p>lamentar</text:p>
          </table:table-cell>
          <table:table-cell table:style-name="ce2" office:value-type="float" office:value="562" calcext:value-type="float">
            <text:p>562</text:p>
          </table:table-cell>
          <table:table-cell office:value-type="float" office:value="0" calcext:value-type="float">
            <text:p>0</text:p>
          </table:table-cell>
          <table:table-cell table:style-name="ce20" table:formula="of:=IF(AND(ISBLANK([.G638]); ISBLANK([.F638])); MAX(IF(ISERR(FIND(&quot;e&quot;;[.E638]));0;FIND(&quot;e&quot;;[.E638])); IF(ISERR(FIND(&quot;o&quot;;[.E638]));0;FIND(&quot;o&quot;;[.E638])); IF(ISERR(FIND(&quot;u&quot;;[.E638]));0;FIND(&quot;u&quot;;[.E63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lançar</text:p>
          </table:table-cell>
          <table:table-cell table:style-name="ce2" office:value-type="float" office:value="110" calcext:value-type="float">
            <text:p>110</text:p>
          </table:table-cell>
          <table:table-cell office:value-type="float" office:value="0" calcext:value-type="float">
            <text:p>0</text:p>
          </table:table-cell>
          <table:table-cell table:style-name="ce20" table:formula="of:=IF(AND(ISBLANK([.G639]); ISBLANK([.F639])); MAX(IF(ISERR(FIND(&quot;e&quot;;[.E639]));0;FIND(&quot;e&quot;;[.E639])); IF(ISERR(FIND(&quot;o&quot;;[.E639]));0;FIND(&quot;o&quot;;[.E639])); IF(ISERR(FIND(&quot;u&quot;;[.E639]));0;FIND(&quot;u&quot;;[.E63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largar</text:p>
          </table:table-cell>
          <table:table-cell table:style-name="ce2" office:value-type="float" office:value="443" calcext:value-type="float">
            <text:p>443</text:p>
          </table:table-cell>
          <table:table-cell office:value-type="float" office:value="0" calcext:value-type="float">
            <text:p>0</text:p>
          </table:table-cell>
          <table:table-cell table:style-name="ce20" table:formula="of:=IF(AND(ISBLANK([.G640]); ISBLANK([.F640])); MAX(IF(ISERR(FIND(&quot;e&quot;;[.E640]));0;FIND(&quot;e&quot;;[.E640])); IF(ISERR(FIND(&quot;o&quot;;[.E640]));0;FIND(&quot;o&quot;;[.E640])); IF(ISERR(FIND(&quot;u&quot;;[.E640]));0;FIND(&quot;u&quot;;[.E64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lavar</text:p>
          </table:table-cell>
          <table:table-cell table:style-name="ce2" office:value-type="float" office:value="497" calcext:value-type="float">
            <text:p>497</text:p>
          </table:table-cell>
          <table:table-cell office:value-type="float" office:value="0" calcext:value-type="float">
            <text:p>0</text:p>
          </table:table-cell>
          <table:table-cell table:style-name="ce20" table:formula="of:=IF(AND(ISBLANK([.G641]); ISBLANK([.F641])); MAX(IF(ISERR(FIND(&quot;e&quot;;[.E641]));0;FIND(&quot;e&quot;;[.E641])); IF(ISERR(FIND(&quot;o&quot;;[.E641]));0;FIND(&quot;o&quot;;[.E641])); IF(ISERR(FIND(&quot;u&quot;;[.E641]));0;FIND(&quot;u&quot;;[.E64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leccionar</text:p>
          </table:table-cell>
          <table:table-cell table:style-name="ce2" office:value-type="float" office:value="863" calcext:value-type="float">
            <text:p>863</text:p>
          </table:table-cell>
          <table:table-cell office:value-type="float" office:value="0" calcext:value-type="float">
            <text:p>0</text:p>
          </table:table-cell>
          <table:table-cell table:style-name="ce20" table:formula="of:=IF(AND(ISBLANK([.G642]); ISBLANK([.F642])); MAX(IF(ISERR(FIND(&quot;e&quot;;[.E642]));0;FIND(&quot;e&quot;;[.E642])); IF(ISERR(FIND(&quot;o&quot;;[.E642]));0;FIND(&quot;o&quot;;[.E642])); IF(ISERR(FIND(&quot;u&quot;;[.E642]));0;FIND(&quot;u&quot;;[.E64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lembrar</text:p>
          </table:table-cell>
          <table:table-cell table:style-name="ce2" office:value-type="float" office:value="66" calcext:value-type="float">
            <text:p>66</text:p>
          </table:table-cell>
          <table:table-cell office:value-type="float" office:value="0" calcext:value-type="float">
            <text:p>0</text:p>
          </table:table-cell>
          <table:table-cell table:style-name="ce20" table:formula="of:=IF(AND(ISBLANK([.G643]); ISBLANK([.F643])); MAX(IF(ISERR(FIND(&quot;e&quot;;[.E643]));0;FIND(&quot;e&quot;;[.E643])); IF(ISERR(FIND(&quot;o&quot;;[.E643]));0;FIND(&quot;o&quot;;[.E643])); IF(ISERR(FIND(&quot;u&quot;;[.E643]));0;FIND(&quot;u&quot;;[.E64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ler</text:p>
          </table:table-cell>
          <table:table-cell table:style-name="ce2" office:value-type="float" office:value="83" calcext:value-type="float">
            <text:p>83</text:p>
          </table:table-cell>
          <table:table-cell office:value-type="float" office:value="0" calcext:value-type="float">
            <text:p>0</text:p>
          </table:table-cell>
          <table:table-cell table:style-name="ce20" table:formula="of:=IF(AND(ISBLANK([.G644]); ISBLANK([.F644])); MAX(IF(ISERR(FIND(&quot;e&quot;;[.E644]));0;FIND(&quot;e&quot;;[.E644])); IF(ISERR(FIND(&quot;o&quot;;[.E644]));0;FIND(&quot;o&quot;;[.E644])); IF(ISERR(FIND(&quot;u&quot;;[.E644]));0;FIND(&quot;u&quot;;[.E64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ler</text:p>
          </table:table-cell>
          <table:table-cell table:number-columns-repeated="1016"/>
        </table:table-row>
        <table:table-row table:style-name="ro1">
          <table:table-cell table:style-name="ce2" office:value-type="string" calcext:value-type="string">
            <text:p>levantar</text:p>
          </table:table-cell>
          <table:table-cell table:style-name="ce2" office:value-type="float" office:value="97" calcext:value-type="float">
            <text:p>97</text:p>
          </table:table-cell>
          <table:table-cell office:value-type="float" office:value="0" calcext:value-type="float">
            <text:p>0</text:p>
          </table:table-cell>
          <table:table-cell table:style-name="ce20" table:formula="of:=IF(AND(ISBLANK([.G645]); ISBLANK([.F645])); MAX(IF(ISERR(FIND(&quot;e&quot;;[.E645]));0;FIND(&quot;e&quot;;[.E645])); IF(ISERR(FIND(&quot;o&quot;;[.E645]));0;FIND(&quot;o&quot;;[.E645])); IF(ISERR(FIND(&quot;u&quot;;[.E645]));0;FIND(&quot;u&quot;;[.E64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levar</text:p>
          </table:table-cell>
          <table:table-cell table:style-name="ce2" office:value-type="float" office:value="21" calcext:value-type="float">
            <text:p>21</text:p>
          </table:table-cell>
          <table:table-cell office:value-type="float" office:value="0" calcext:value-type="float">
            <text:p>0</text:p>
          </table:table-cell>
          <table:table-cell table:style-name="ce20" table:formula="of:=IF(AND(ISBLANK([.G646]); ISBLANK([.F646])); MAX(IF(ISERR(FIND(&quot;e&quot;;[.E646]));0;FIND(&quot;e&quot;;[.E646])); IF(ISERR(FIND(&quot;o&quot;;[.E646]));0;FIND(&quot;o&quot;;[.E646])); IF(ISERR(FIND(&quot;u&quot;;[.E646]));0;FIND(&quot;u&quot;;[.E64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liberar</text:p>
          </table:table-cell>
          <table:table-cell table:style-name="ce2" office:value-type="float" office:value="910" calcext:value-type="float">
            <text:p>910</text:p>
          </table:table-cell>
          <table:table-cell office:value-type="float" office:value="0" calcext:value-type="float">
            <text:p>0</text:p>
          </table:table-cell>
          <table:table-cell table:style-name="ce20" table:formula="of:=IF(AND(ISBLANK([.G647]); ISBLANK([.F647])); MAX(IF(ISERR(FIND(&quot;e&quot;;[.E647]));0;FIND(&quot;e&quot;;[.E647])); IF(ISERR(FIND(&quot;o&quot;;[.E647]));0;FIND(&quot;o&quot;;[.E647])); IF(ISERR(FIND(&quot;u&quot;;[.E647]));0;FIND(&quot;u&quot;;[.E64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libertar</text:p>
          </table:table-cell>
          <table:table-cell table:style-name="ce2" office:value-type="float" office:value="345" calcext:value-type="float">
            <text:p>345</text:p>
          </table:table-cell>
          <table:table-cell office:value-type="float" office:value="0" calcext:value-type="float">
            <text:p>0</text:p>
          </table:table-cell>
          <table:table-cell table:style-name="ce20" table:formula="of:=IF(AND(ISBLANK([.G648]); ISBLANK([.F648])); MAX(IF(ISERR(FIND(&quot;e&quot;;[.E648]));0;FIND(&quot;e&quot;;[.E648])); IF(ISERR(FIND(&quot;o&quot;;[.E648]));0;FIND(&quot;o&quot;;[.E648])); IF(ISERR(FIND(&quot;u&quot;;[.E648]));0;FIND(&quot;u&quot;;[.E64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licenciar</text:p>
          </table:table-cell>
          <table:table-cell table:style-name="ce2" office:value-type="float" office:value="983" calcext:value-type="float">
            <text:p>983</text:p>
          </table:table-cell>
          <table:table-cell office:value-type="float" office:value="0" calcext:value-type="float">
            <text:p>0</text:p>
          </table:table-cell>
          <table:table-cell table:style-name="ce20" table:formula="of:=IF(AND(ISBLANK([.G649]); ISBLANK([.F649])); MAX(IF(ISERR(FIND(&quot;e&quot;;[.E649]));0;FIND(&quot;e&quot;;[.E649])); IF(ISERR(FIND(&quot;o&quot;;[.E649]));0;FIND(&quot;o&quot;;[.E649])); IF(ISERR(FIND(&quot;u&quot;;[.E649]));0;FIND(&quot;u&quot;;[.E64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lidar</text:p>
          </table:table-cell>
          <table:table-cell table:style-name="ce2" office:value-type="float" office:value="685" calcext:value-type="float">
            <text:p>685</text:p>
          </table:table-cell>
          <table:table-cell office:value-type="float" office:value="0" calcext:value-type="float">
            <text:p>0</text:p>
          </table:table-cell>
          <table:table-cell table:style-name="ce20" table:formula="of:=IF(AND(ISBLANK([.G650]); ISBLANK([.F650])); MAX(IF(ISERR(FIND(&quot;e&quot;;[.E650]));0;FIND(&quot;e&quot;;[.E650])); IF(ISERR(FIND(&quot;o&quot;;[.E650]));0;FIND(&quot;o&quot;;[.E650])); IF(ISERR(FIND(&quot;u&quot;;[.E650]));0;FIND(&quot;u&quot;;[.E65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liderar</text:p>
          </table:table-cell>
          <table:table-cell table:style-name="ce2" office:value-type="float" office:value="591" calcext:value-type="float">
            <text:p>591</text:p>
          </table:table-cell>
          <table:table-cell office:value-type="float" office:value="0" calcext:value-type="float">
            <text:p>0</text:p>
          </table:table-cell>
          <table:table-cell table:style-name="ce20" table:formula="of:=IF(AND(ISBLANK([.G651]); ISBLANK([.F651])); MAX(IF(ISERR(FIND(&quot;e&quot;;[.E651]));0;FIND(&quot;e&quot;;[.E651])); IF(ISERR(FIND(&quot;o&quot;;[.E651]));0;FIND(&quot;o&quot;;[.E651])); IF(ISERR(FIND(&quot;u&quot;;[.E651]));0;FIND(&quot;u&quot;;[.E65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ligar</text:p>
          </table:table-cell>
          <table:table-cell table:style-name="ce2" office:value-type="float" office:value="257" calcext:value-type="float">
            <text:p>257</text:p>
          </table:table-cell>
          <table:table-cell office:value-type="float" office:value="0" calcext:value-type="float">
            <text:p>0</text:p>
          </table:table-cell>
          <table:table-cell table:style-name="ce20" table:formula="of:=IF(AND(ISBLANK([.G652]); ISBLANK([.F652])); MAX(IF(ISERR(FIND(&quot;e&quot;;[.E652]));0;FIND(&quot;e&quot;;[.E652])); IF(ISERR(FIND(&quot;o&quot;;[.E652]));0;FIND(&quot;o&quot;;[.E652])); IF(ISERR(FIND(&quot;u&quot;;[.E652]));0;FIND(&quot;u&quot;;[.E65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limitar</text:p>
          </table:table-cell>
          <table:table-cell table:style-name="ce2" office:value-type="float" office:value="297" calcext:value-type="float">
            <text:p>297</text:p>
          </table:table-cell>
          <table:table-cell office:value-type="float" office:value="0" calcext:value-type="float">
            <text:p>0</text:p>
          </table:table-cell>
          <table:table-cell table:style-name="ce20" table:formula="of:=IF(AND(ISBLANK([.G653]); ISBLANK([.F653])); MAX(IF(ISERR(FIND(&quot;e&quot;;[.E653]));0;FIND(&quot;e&quot;;[.E653])); IF(ISERR(FIND(&quot;o&quot;;[.E653]));0;FIND(&quot;o&quot;;[.E653])); IF(ISERR(FIND(&quot;u&quot;;[.E653]));0;FIND(&quot;u&quot;;[.E65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limpar</text:p>
          </table:table-cell>
          <table:table-cell table:style-name="ce2" office:value-type="float" office:value="361" calcext:value-type="float">
            <text:p>361</text:p>
          </table:table-cell>
          <table:table-cell office:value-type="float" office:value="0" calcext:value-type="float">
            <text:p>0</text:p>
          </table:table-cell>
          <table:table-cell table:style-name="ce20" table:formula="of:=IF(AND(ISBLANK([.G654]); ISBLANK([.F654])); MAX(IF(ISERR(FIND(&quot;e&quot;;[.E654]));0;FIND(&quot;e&quot;;[.E654])); IF(ISERR(FIND(&quot;o&quot;;[.E654]));0;FIND(&quot;o&quot;;[.E654])); IF(ISERR(FIND(&quot;u&quot;;[.E654]));0;FIND(&quot;u&quot;;[.E65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table-cell table:style-name="ce2" office:value-type="string" calcext:value-type="string">
            <text:p>limpo</text:p>
          </table:table-cell>
          <table:table-cell table:number-columns-repeated="1014"/>
        </table:table-row>
        <table:table-row table:style-name="ro1">
          <table:table-cell table:style-name="ce2" office:value-type="string" calcext:value-type="string">
            <text:p>livrar</text:p>
          </table:table-cell>
          <table:table-cell table:style-name="ce2" office:value-type="float" office:value="760" calcext:value-type="float">
            <text:p>760</text:p>
          </table:table-cell>
          <table:table-cell office:value-type="float" office:value="0" calcext:value-type="float">
            <text:p>0</text:p>
          </table:table-cell>
          <table:table-cell table:style-name="ce20" table:formula="of:=IF(AND(ISBLANK([.G655]); ISBLANK([.F655])); MAX(IF(ISERR(FIND(&quot;e&quot;;[.E655]));0;FIND(&quot;e&quot;;[.E655])); IF(ISERR(FIND(&quot;o&quot;;[.E655]));0;FIND(&quot;o&quot;;[.E655])); IF(ISERR(FIND(&quot;u&quot;;[.E655]));0;FIND(&quot;u&quot;;[.E65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localizar</text:p>
          </table:table-cell>
          <table:table-cell table:style-name="ce2" office:value-type="float" office:value="536" calcext:value-type="float">
            <text:p>536</text:p>
          </table:table-cell>
          <table:table-cell office:value-type="float" office:value="0" calcext:value-type="float">
            <text:p>0</text:p>
          </table:table-cell>
          <table:table-cell table:style-name="ce20" table:formula="of:=IF(AND(ISBLANK([.G656]); ISBLANK([.F656])); MAX(IF(ISERR(FIND(&quot;e&quot;;[.E656]));0;FIND(&quot;e&quot;;[.E656])); IF(ISERR(FIND(&quot;o&quot;;[.E656]));0;FIND(&quot;o&quot;;[.E656])); IF(ISERR(FIND(&quot;u&quot;;[.E656]));0;FIND(&quot;u&quot;;[.E65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lutar</text:p>
          </table:table-cell>
          <table:table-cell table:style-name="ce2" office:value-type="float" office:value="320" calcext:value-type="float">
            <text:p>320</text:p>
          </table:table-cell>
          <table:table-cell office:value-type="float" office:value="0" calcext:value-type="float">
            <text:p>0</text:p>
          </table:table-cell>
          <table:table-cell table:style-name="ce20" table:formula="of:=IF(AND(ISBLANK([.G657]); ISBLANK([.F657])); MAX(IF(ISERR(FIND(&quot;e&quot;;[.E657]));0;FIND(&quot;e&quot;;[.E657])); IF(ISERR(FIND(&quot;o&quot;;[.E657]));0;FIND(&quot;o&quot;;[.E657])); IF(ISERR(FIND(&quot;u&quot;;[.E657]));0;FIND(&quot;u&quot;;[.E65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mandar</text:p>
          </table:table-cell>
          <table:table-cell table:style-name="ce2" office:value-type="float" office:value="98" calcext:value-type="float">
            <text:p>98</text:p>
          </table:table-cell>
          <table:table-cell office:value-type="float" office:value="0" calcext:value-type="float">
            <text:p>0</text:p>
          </table:table-cell>
          <table:table-cell table:style-name="ce20" table:formula="of:=IF(AND(ISBLANK([.G658]); ISBLANK([.F658])); MAX(IF(ISERR(FIND(&quot;e&quot;;[.E658]));0;FIND(&quot;e&quot;;[.E658])); IF(ISERR(FIND(&quot;o&quot;;[.E658]));0;FIND(&quot;o&quot;;[.E658])); IF(ISERR(FIND(&quot;u&quot;;[.E658]));0;FIND(&quot;u&quot;;[.E65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manifestar</text:p>
          </table:table-cell>
          <table:table-cell table:style-name="ce2" office:value-type="float" office:value="347" calcext:value-type="float">
            <text:p>347</text:p>
          </table:table-cell>
          <table:table-cell office:value-type="float" office:value="0" calcext:value-type="float">
            <text:p>0</text:p>
          </table:table-cell>
          <table:table-cell table:style-name="ce20" table:formula="of:=IF(AND(ISBLANK([.G659]); ISBLANK([.F659])); MAX(IF(ISERR(FIND(&quot;e&quot;;[.E659]));0;FIND(&quot;e&quot;;[.E659])); IF(ISERR(FIND(&quot;o&quot;;[.E659]));0;FIND(&quot;o&quot;;[.E659])); IF(ISERR(FIND(&quot;u&quot;;[.E659]));0;FIND(&quot;u&quot;;[.E65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manter</text:p>
          </table:table-cell>
          <table:table-cell table:style-name="ce2" office:value-type="float" office:value="59" calcext:value-type="float">
            <text:p>59</text:p>
          </table:table-cell>
          <table:table-cell office:value-type="float" office:value="0" calcext:value-type="float">
            <text:p>0</text:p>
          </table:table-cell>
          <table:table-cell table:style-name="ce20" table:formula="of:=IF(AND(ISBLANK([.G660]); ISBLANK([.F660])); MAX(IF(ISERR(FIND(&quot;e&quot;;[.E660]));0;FIND(&quot;e&quot;;[.E660])); IF(ISERR(FIND(&quot;o&quot;;[.E660]));0;FIND(&quot;o&quot;;[.E660])); IF(ISERR(FIND(&quot;u&quot;;[.E660]));0;FIND(&quot;u&quot;;[.E660])));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man</text:p>
          </table:table-cell>
          <table:table-cell table:style-name="ce2"/>
          <table:table-cell table:number-columns-repeated="1016"/>
        </table:table-row>
        <table:table-row table:style-name="ro1">
          <table:table-cell table:style-name="ce2" office:value-type="string" calcext:value-type="string">
            <text:p>marcar</text:p>
          </table:table-cell>
          <table:table-cell table:style-name="ce2" office:value-type="float" office:value="131" calcext:value-type="float">
            <text:p>131</text:p>
          </table:table-cell>
          <table:table-cell office:value-type="float" office:value="0" calcext:value-type="float">
            <text:p>0</text:p>
          </table:table-cell>
          <table:table-cell table:style-name="ce20" table:formula="of:=IF(AND(ISBLANK([.G661]); ISBLANK([.F661])); MAX(IF(ISERR(FIND(&quot;e&quot;;[.E661]));0;FIND(&quot;e&quot;;[.E661])); IF(ISERR(FIND(&quot;o&quot;;[.E661]));0;FIND(&quot;o&quot;;[.E661])); IF(ISERR(FIND(&quot;u&quot;;[.E661]));0;FIND(&quot;u&quot;;[.E66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marchar</text:p>
          </table:table-cell>
          <table:table-cell table:style-name="ce2" office:value-type="float" office:value="820" calcext:value-type="float">
            <text:p>820</text:p>
          </table:table-cell>
          <table:table-cell office:value-type="float" office:value="0" calcext:value-type="float">
            <text:p>0</text:p>
          </table:table-cell>
          <table:table-cell table:style-name="ce20" table:formula="of:=IF(AND(ISBLANK([.G662]); ISBLANK([.F662])); MAX(IF(ISERR(FIND(&quot;e&quot;;[.E662]));0;FIND(&quot;e&quot;;[.E662])); IF(ISERR(FIND(&quot;o&quot;;[.E662]));0;FIND(&quot;o&quot;;[.E662])); IF(ISERR(FIND(&quot;u&quot;;[.E662]));0;FIND(&quot;u&quot;;[.E66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matar</text:p>
          </table:table-cell>
          <table:table-cell table:style-name="ce2" office:value-type="float" office:value="145" calcext:value-type="float">
            <text:p>145</text:p>
          </table:table-cell>
          <table:table-cell office:value-type="float" office:value="0" calcext:value-type="float">
            <text:p>0</text:p>
          </table:table-cell>
          <table:table-cell table:style-name="ce20" table:formula="of:=IF(AND(ISBLANK([.G663]); ISBLANK([.F663])); MAX(IF(ISERR(FIND(&quot;e&quot;;[.E663]));0;FIND(&quot;e&quot;;[.E663])); IF(ISERR(FIND(&quot;o&quot;;[.E663]));0;FIND(&quot;o&quot;;[.E663])); IF(ISERR(FIND(&quot;u&quot;;[.E663]));0;FIND(&quot;u&quot;;[.E66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table-cell table:style-name="ce2" office:value-type="string" calcext:value-type="string">
            <text:p>morto</text:p>
          </table:table-cell>
          <table:table-cell table:number-columns-repeated="1014"/>
        </table:table-row>
        <table:table-row table:style-name="ro1">
          <table:table-cell table:style-name="ce2" office:value-type="string" calcext:value-type="string">
            <text:p>medir</text:p>
          </table:table-cell>
          <table:table-cell table:style-name="ce2" office:value-type="float" office:value="379" calcext:value-type="float">
            <text:p>379</text:p>
          </table:table-cell>
          <table:table-cell office:value-type="float" office:value="0" calcext:value-type="float">
            <text:p>0</text:p>
          </table:table-cell>
          <table:table-cell table:style-name="ce20" table:formula="of:=IF(AND(ISBLANK([.G664]); ISBLANK([.F664])); MAX(IF(ISERR(FIND(&quot;e&quot;;[.E664]));0;FIND(&quot;e&quot;;[.E664])); IF(ISERR(FIND(&quot;o&quot;;[.E664]));0;FIND(&quot;o&quot;;[.E664])); IF(ISERR(FIND(&quot;u&quot;;[.E664]));0;FIND(&quot;u&quot;;[.E664]))); 0)" office:value-type="float" office:value="0" calcext:value-type="float">
            <text:p><text:s/></text:p>
          </table:table-cell>
          <table:table-cell office:value-type="string" office:string-value="med" calcext:value-type="string">
            <text:p>med</text:p>
          </table:table-cell>
          <table:table-cell table:style-name="ce25" office:value-type="string" calcext:value-type="string">
            <text:p>YES</text:p>
          </table:table-cell>
          <table:table-cell table:style-name="ce30"/>
          <table:table-cell table:style-name="ce2" office:value-type="string" calcext:value-type="string">
            <text:p>.medir</text:p>
          </table:table-cell>
          <table:table-cell table:number-columns-repeated="1016"/>
        </table:table-row>
        <table:table-row table:style-name="ro1">
          <table:table-cell table:style-name="ce2" office:value-type="string" calcext:value-type="string">
            <text:p>meditar</text:p>
          </table:table-cell>
          <table:table-cell table:style-name="ce2" office:value-type="float" office:value="938" calcext:value-type="float">
            <text:p>938</text:p>
          </table:table-cell>
          <table:table-cell office:value-type="float" office:value="0" calcext:value-type="float">
            <text:p>0</text:p>
          </table:table-cell>
          <table:table-cell table:style-name="ce20" table:formula="of:=IF(AND(ISBLANK([.G665]); ISBLANK([.F665])); MAX(IF(ISERR(FIND(&quot;e&quot;;[.E665]));0;FIND(&quot;e&quot;;[.E665])); IF(ISERR(FIND(&quot;o&quot;;[.E665]));0;FIND(&quot;o&quot;;[.E665])); IF(ISERR(FIND(&quot;u&quot;;[.E665]));0;FIND(&quot;u&quot;;[.E665])));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me</text:p>
          </table:table-cell>
          <table:table-cell table:style-name="ce2"/>
          <table:table-cell table:number-columns-repeated="1016"/>
        </table:table-row>
        <table:table-row table:style-name="ro1">
          <table:table-cell table:style-name="ce2" office:value-type="string" calcext:value-type="string">
            <text:p>melhorar</text:p>
          </table:table-cell>
          <table:table-cell table:style-name="ce2" office:value-type="float" office:value="289" calcext:value-type="float">
            <text:p>289</text:p>
          </table:table-cell>
          <table:table-cell office:value-type="float" office:value="0" calcext:value-type="float">
            <text:p>0</text:p>
          </table:table-cell>
          <table:table-cell table:style-name="ce20" table:formula="of:=IF(AND(ISBLANK([.G666]); ISBLANK([.F666])); MAX(IF(ISERR(FIND(&quot;e&quot;;[.E666]));0;FIND(&quot;e&quot;;[.E666])); IF(ISERR(FIND(&quot;o&quot;;[.E666]));0;FIND(&quot;o&quot;;[.E666])); IF(ISERR(FIND(&quot;u&quot;;[.E666]));0;FIND(&quot;u&quot;;[.E66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mencionar</text:p>
          </table:table-cell>
          <table:table-cell table:style-name="ce2" office:value-type="float" office:value="886" calcext:value-type="float">
            <text:p>886</text:p>
          </table:table-cell>
          <table:table-cell office:value-type="float" office:value="0" calcext:value-type="float">
            <text:p>0</text:p>
          </table:table-cell>
          <table:table-cell table:style-name="ce20" table:formula="of:=IF(AND(ISBLANK([.G667]); ISBLANK([.F667])); MAX(IF(ISERR(FIND(&quot;e&quot;;[.E667]));0;FIND(&quot;e&quot;;[.E667])); IF(ISERR(FIND(&quot;o&quot;;[.E667]));0;FIND(&quot;o&quot;;[.E667])); IF(ISERR(FIND(&quot;u&quot;;[.E667]));0;FIND(&quot;u&quot;;[.E66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mentir</text:p>
          </table:table-cell>
          <table:table-cell table:style-name="ce2" office:value-type="float" office:value="767" calcext:value-type="float">
            <text:p>767</text:p>
          </table:table-cell>
          <table:table-cell office:value-type="float" office:value="2" calcext:value-type="float">
            <text:p>2</text:p>
          </table:table-cell>
          <table:table-cell table:style-name="ce20" table:formula="of:=IF(AND(ISBLANK([.G668]); ISBLANK([.F668])); MAX(IF(ISERR(FIND(&quot;e&quot;;[.E668]));0;FIND(&quot;e&quot;;[.E668])); IF(ISERR(FIND(&quot;o&quot;;[.E668]));0;FIND(&quot;o&quot;;[.E668])); IF(ISERR(FIND(&quot;u&quot;;[.E668]));0;FIND(&quot;u&quot;;[.E668]))); 0)" office:value-type="float" office:value="2" calcext:value-type="float">
            <text:p>2 </text:p>
          </table:table-cell>
          <table:table-cell office:value-type="string" office:string-value="ment" calcext:value-type="string">
            <text:p>ment</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merecer</text:p>
          </table:table-cell>
          <table:table-cell table:style-name="ce2" office:value-type="float" office:value="299" calcext:value-type="float">
            <text:p>299</text:p>
          </table:table-cell>
          <table:table-cell office:value-type="float" office:value="0" calcext:value-type="float">
            <text:p>0</text:p>
          </table:table-cell>
          <table:table-cell table:style-name="ce20" table:formula="of:=IF(AND(ISBLANK([.G669]); ISBLANK([.F669])); MAX(IF(ISERR(FIND(&quot;e&quot;;[.E669]));0;FIND(&quot;e&quot;;[.E669])); IF(ISERR(FIND(&quot;o&quot;;[.E669]));0;FIND(&quot;o&quot;;[.E669])); IF(ISERR(FIND(&quot;u&quot;;[.E669]));0;FIND(&quot;u&quot;;[.E66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mergulhar</text:p>
          </table:table-cell>
          <table:table-cell table:style-name="ce2" office:value-type="float" office:value="570" calcext:value-type="float">
            <text:p>570</text:p>
          </table:table-cell>
          <table:table-cell office:value-type="float" office:value="0" calcext:value-type="float">
            <text:p>0</text:p>
          </table:table-cell>
          <table:table-cell table:style-name="ce20" table:formula="of:=IF(AND(ISBLANK([.G670]); ISBLANK([.F670])); MAX(IF(ISERR(FIND(&quot;e&quot;;[.E670]));0;FIND(&quot;e&quot;;[.E670])); IF(ISERR(FIND(&quot;o&quot;;[.E670]));0;FIND(&quot;o&quot;;[.E670])); IF(ISERR(FIND(&quot;u&quot;;[.E670]));0;FIND(&quot;u&quot;;[.E67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meter</text:p>
          </table:table-cell>
          <table:table-cell table:style-name="ce2" office:value-type="float" office:value="187" calcext:value-type="float">
            <text:p>187</text:p>
          </table:table-cell>
          <table:table-cell office:value-type="float" office:value="0" calcext:value-type="float">
            <text:p>0</text:p>
          </table:table-cell>
          <table:table-cell table:style-name="ce20" table:formula="of:=IF(AND(ISBLANK([.G671]); ISBLANK([.F671])); MAX(IF(ISERR(FIND(&quot;e&quot;;[.E671]));0;FIND(&quot;e&quot;;[.E671])); IF(ISERR(FIND(&quot;o&quot;;[.E671]));0;FIND(&quot;o&quot;;[.E671])); IF(ISERR(FIND(&quot;u&quot;;[.E671]));0;FIND(&quot;u&quot;;[.E67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mexer</text:p>
          </table:table-cell>
          <table:table-cell table:style-name="ce2" office:value-type="float" office:value="422" calcext:value-type="float">
            <text:p>422</text:p>
          </table:table-cell>
          <table:table-cell office:value-type="float" office:value="0" calcext:value-type="float">
            <text:p>0</text:p>
          </table:table-cell>
          <table:table-cell table:style-name="ce20" table:formula="of:=IF(AND(ISBLANK([.G672]); ISBLANK([.F672])); MAX(IF(ISERR(FIND(&quot;e&quot;;[.E672]));0;FIND(&quot;e&quot;;[.E672])); IF(ISERR(FIND(&quot;o&quot;;[.E672]));0;FIND(&quot;o&quot;;[.E672])); IF(ISERR(FIND(&quot;u&quot;;[.E672]));0;FIND(&quot;u&quot;;[.E67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misturar</text:p>
          </table:table-cell>
          <table:table-cell table:style-name="ce2" office:value-type="float" office:value="501" calcext:value-type="float">
            <text:p>501</text:p>
          </table:table-cell>
          <table:table-cell office:value-type="float" office:value="0" calcext:value-type="float">
            <text:p>0</text:p>
          </table:table-cell>
          <table:table-cell table:style-name="ce20" table:formula="of:=IF(AND(ISBLANK([.G673]); ISBLANK([.F673])); MAX(IF(ISERR(FIND(&quot;e&quot;;[.E673]));0;FIND(&quot;e&quot;;[.E673])); IF(ISERR(FIND(&quot;o&quot;;[.E673]));0;FIND(&quot;o&quot;;[.E673])); IF(ISERR(FIND(&quot;u&quot;;[.E673]));0;FIND(&quot;u&quot;;[.E67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mobilizar</text:p>
          </table:table-cell>
          <table:table-cell table:style-name="ce2" office:value-type="float" office:value="882" calcext:value-type="float">
            <text:p>882</text:p>
          </table:table-cell>
          <table:table-cell office:value-type="float" office:value="0" calcext:value-type="float">
            <text:p>0</text:p>
          </table:table-cell>
          <table:table-cell table:style-name="ce20" table:formula="of:=IF(AND(ISBLANK([.G674]); ISBLANK([.F674])); MAX(IF(ISERR(FIND(&quot;e&quot;;[.E674]));0;FIND(&quot;e&quot;;[.E674])); IF(ISERR(FIND(&quot;o&quot;;[.E674]));0;FIND(&quot;o&quot;;[.E674])); IF(ISERR(FIND(&quot;u&quot;;[.E674]));0;FIND(&quot;u&quot;;[.E67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modificar</text:p>
          </table:table-cell>
          <table:table-cell table:style-name="ce2" office:value-type="float" office:value="483" calcext:value-type="float">
            <text:p>483</text:p>
          </table:table-cell>
          <table:table-cell office:value-type="float" office:value="0" calcext:value-type="float">
            <text:p>0</text:p>
          </table:table-cell>
          <table:table-cell table:style-name="ce20" table:formula="of:=IF(AND(ISBLANK([.G675]); ISBLANK([.F675])); MAX(IF(ISERR(FIND(&quot;e&quot;;[.E675]));0;FIND(&quot;e&quot;;[.E675])); IF(ISERR(FIND(&quot;o&quot;;[.E675]));0;FIND(&quot;o&quot;;[.E675])); IF(ISERR(FIND(&quot;u&quot;;[.E675]));0;FIND(&quot;u&quot;;[.E675])));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modi</text:p>
          </table:table-cell>
          <table:table-cell table:style-name="ce2"/>
          <table:table-cell table:number-columns-repeated="1016"/>
        </table:table-row>
        <table:table-row table:style-name="ro1">
          <table:table-cell table:style-name="ce2" office:value-type="string" calcext:value-type="string">
            <text:p>moer</text:p>
          </table:table-cell>
          <table:table-cell table:style-name="ce2" office:value-type="float" office:value="925" calcext:value-type="float">
            <text:p>925</text:p>
          </table:table-cell>
          <table:table-cell office:value-type="float" office:value="0" calcext:value-type="float">
            <text:p>0</text:p>
          </table:table-cell>
          <table:table-cell table:style-name="ce20" table:formula="of:=IF(AND(ISBLANK([.G676]); ISBLANK([.F676])); MAX(IF(ISERR(FIND(&quot;e&quot;;[.E676]));0;FIND(&quot;e&quot;;[.E676])); IF(ISERR(FIND(&quot;o&quot;;[.E676]));0;FIND(&quot;o&quot;;[.E676])); IF(ISERR(FIND(&quot;u&quot;;[.E676]));0;FIND(&quot;u&quot;;[.E67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oer</text:p>
          </table:table-cell>
          <table:table-cell table:number-columns-repeated="1016"/>
        </table:table-row>
        <table:table-row table:style-name="ro1">
          <table:table-cell table:style-name="ce2" office:value-type="string" calcext:value-type="string">
            <text:p>montar</text:p>
          </table:table-cell>
          <table:table-cell table:style-name="ce2" office:value-type="float" office:value="363" calcext:value-type="float">
            <text:p>363</text:p>
          </table:table-cell>
          <table:table-cell office:value-type="float" office:value="0" calcext:value-type="float">
            <text:p>0</text:p>
          </table:table-cell>
          <table:table-cell table:style-name="ce20" table:formula="of:=IF(AND(ISBLANK([.G677]); ISBLANK([.F677])); MAX(IF(ISERR(FIND(&quot;e&quot;;[.E677]));0;FIND(&quot;e&quot;;[.E677])); IF(ISERR(FIND(&quot;o&quot;;[.E677]));0;FIND(&quot;o&quot;;[.E677])); IF(ISERR(FIND(&quot;u&quot;;[.E677]));0;FIND(&quot;u&quot;;[.E67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morar</text:p>
          </table:table-cell>
          <table:table-cell table:style-name="ce2" office:value-type="float" office:value="222" calcext:value-type="float">
            <text:p>222</text:p>
          </table:table-cell>
          <table:table-cell office:value-type="float" office:value="0" calcext:value-type="float">
            <text:p>0</text:p>
          </table:table-cell>
          <table:table-cell table:style-name="ce20" table:formula="of:=IF(AND(ISBLANK([.G678]); ISBLANK([.F678])); MAX(IF(ISERR(FIND(&quot;e&quot;;[.E678]));0;FIND(&quot;e&quot;;[.E678])); IF(ISERR(FIND(&quot;o&quot;;[.E678]));0;FIND(&quot;o&quot;;[.E678])); IF(ISERR(FIND(&quot;u&quot;;[.E678]));0;FIND(&quot;u&quot;;[.E67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morder</text:p>
          </table:table-cell>
          <table:table-cell table:style-name="ce2" office:value-type="float" office:value="718" calcext:value-type="float">
            <text:p>718</text:p>
          </table:table-cell>
          <table:table-cell office:value-type="float" office:value="0" calcext:value-type="float">
            <text:p>0</text:p>
          </table:table-cell>
          <table:table-cell table:style-name="ce20" table:formula="of:=IF(AND(ISBLANK([.G679]); ISBLANK([.F679])); MAX(IF(ISERR(FIND(&quot;e&quot;;[.E679]));0;FIND(&quot;e&quot;;[.E679])); IF(ISERR(FIND(&quot;o&quot;;[.E679]));0;FIND(&quot;o&quot;;[.E679])); IF(ISERR(FIND(&quot;u&quot;;[.E679]));0;FIND(&quot;u&quot;;[.E67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morrer</text:p>
          </table:table-cell>
          <table:table-cell table:style-name="ce2" office:value-type="float" office:value="69" calcext:value-type="float">
            <text:p>69</text:p>
          </table:table-cell>
          <table:table-cell office:value-type="float" office:value="0" calcext:value-type="float">
            <text:p>0</text:p>
          </table:table-cell>
          <table:table-cell table:style-name="ce20" table:formula="of:=IF(AND(ISBLANK([.G680]); ISBLANK([.F680])); MAX(IF(ISERR(FIND(&quot;e&quot;;[.E680]));0;FIND(&quot;e&quot;;[.E680])); IF(ISERR(FIND(&quot;o&quot;;[.E680]));0;FIND(&quot;o&quot;;[.E680])); IF(ISERR(FIND(&quot;u&quot;;[.E680]));0;FIND(&quot;u&quot;;[.E68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style-name="ce2"/>
          <table:table-cell table:style-name="ce2" office:value-type="string" calcext:value-type="string">
            <text:p>morto</text:p>
          </table:table-cell>
          <table:table-cell table:number-columns-repeated="1014"/>
        </table:table-row>
        <table:table-row table:style-name="ro1">
          <table:table-cell table:style-name="ce2" office:value-type="string" calcext:value-type="string">
            <text:p>mostrar</text:p>
          </table:table-cell>
          <table:table-cell table:style-name="ce2" office:value-type="float" office:value="65" calcext:value-type="float">
            <text:p>65</text:p>
          </table:table-cell>
          <table:table-cell office:value-type="float" office:value="0" calcext:value-type="float">
            <text:p>0</text:p>
          </table:table-cell>
          <table:table-cell table:style-name="ce20" table:formula="of:=IF(AND(ISBLANK([.G681]); ISBLANK([.F681])); MAX(IF(ISERR(FIND(&quot;e&quot;;[.E681]));0;FIND(&quot;e&quot;;[.E681])); IF(ISERR(FIND(&quot;o&quot;;[.E681]));0;FIND(&quot;o&quot;;[.E681])); IF(ISERR(FIND(&quot;u&quot;;[.E681]));0;FIND(&quot;u&quot;;[.E68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motivar</text:p>
          </table:table-cell>
          <table:table-cell table:style-name="ce2" office:value-type="float" office:value="690" calcext:value-type="float">
            <text:p>690</text:p>
          </table:table-cell>
          <table:table-cell office:value-type="float" office:value="0" calcext:value-type="float">
            <text:p>0</text:p>
          </table:table-cell>
          <table:table-cell table:style-name="ce20" table:formula="of:=IF(AND(ISBLANK([.G682]); ISBLANK([.F682])); MAX(IF(ISERR(FIND(&quot;e&quot;;[.E682]));0;FIND(&quot;e&quot;;[.E682])); IF(ISERR(FIND(&quot;o&quot;;[.E682]));0;FIND(&quot;o&quot;;[.E682])); IF(ISERR(FIND(&quot;u&quot;;[.E682]));0;FIND(&quot;u&quot;;[.E68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mover</text:p>
          </table:table-cell>
          <table:table-cell table:style-name="ce2" office:value-type="float" office:value="315" calcext:value-type="float">
            <text:p>315</text:p>
          </table:table-cell>
          <table:table-cell office:value-type="float" office:value="0" calcext:value-type="float">
            <text:p>0</text:p>
          </table:table-cell>
          <table:table-cell table:style-name="ce20" table:formula="of:=IF(AND(ISBLANK([.G683]); ISBLANK([.F683])); MAX(IF(ISERR(FIND(&quot;e&quot;;[.E683]));0;FIND(&quot;e&quot;;[.E683])); IF(ISERR(FIND(&quot;o&quot;;[.E683]));0;FIND(&quot;o&quot;;[.E683])); IF(ISERR(FIND(&quot;u&quot;;[.E683]));0;FIND(&quot;u&quot;;[.E68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movimentar</text:p>
          </table:table-cell>
          <table:table-cell table:style-name="ce2" office:value-type="float" office:value="684" calcext:value-type="float">
            <text:p>684</text:p>
          </table:table-cell>
          <table:table-cell office:value-type="float" office:value="0" calcext:value-type="float">
            <text:p>0</text:p>
          </table:table-cell>
          <table:table-cell table:style-name="ce20" table:formula="of:=IF(AND(ISBLANK([.G684]); ISBLANK([.F684])); MAX(IF(ISERR(FIND(&quot;e&quot;;[.E684]));0;FIND(&quot;e&quot;;[.E684])); IF(ISERR(FIND(&quot;o&quot;;[.E684]));0;FIND(&quot;o&quot;;[.E684])); IF(ISERR(FIND(&quot;u&quot;;[.E684]));0;FIND(&quot;u&quot;;[.E68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mudar</text:p>
          </table:table-cell>
          <table:table-cell table:style-name="ce2" office:value-type="float" office:value="111" calcext:value-type="float">
            <text:p>111</text:p>
          </table:table-cell>
          <table:table-cell office:value-type="float" office:value="0" calcext:value-type="float">
            <text:p>0</text:p>
          </table:table-cell>
          <table:table-cell table:style-name="ce20" table:formula="of:=IF(AND(ISBLANK([.G685]); ISBLANK([.F685])); MAX(IF(ISERR(FIND(&quot;e&quot;;[.E685]));0;FIND(&quot;e&quot;;[.E685])); IF(ISERR(FIND(&quot;o&quot;;[.E685]));0;FIND(&quot;o&quot;;[.E685])); IF(ISERR(FIND(&quot;u&quot;;[.E685]));0;FIND(&quot;u&quot;;[.E68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multiplicar</text:p>
          </table:table-cell>
          <table:table-cell table:style-name="ce2" office:value-type="float" office:value="817" calcext:value-type="float">
            <text:p>817</text:p>
          </table:table-cell>
          <table:table-cell office:value-type="float" office:value="0" calcext:value-type="float">
            <text:p>0</text:p>
          </table:table-cell>
          <table:table-cell table:style-name="ce20" table:formula="of:=IF(AND(ISBLANK([.G686]); ISBLANK([.F686])); MAX(IF(ISERR(FIND(&quot;e&quot;;[.E686]));0;FIND(&quot;e&quot;;[.E686])); IF(ISERR(FIND(&quot;o&quot;;[.E686]));0;FIND(&quot;o&quot;;[.E686])); IF(ISERR(FIND(&quot;u&quot;;[.E686]));0;FIND(&quot;u&quot;;[.E68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murmurar</text:p>
          </table:table-cell>
          <table:table-cell table:style-name="ce2" office:value-type="float" office:value="464" calcext:value-type="float">
            <text:p>464</text:p>
          </table:table-cell>
          <table:table-cell office:value-type="float" office:value="0" calcext:value-type="float">
            <text:p>0</text:p>
          </table:table-cell>
          <table:table-cell table:style-name="ce20" table:formula="of:=IF(AND(ISBLANK([.G687]); ISBLANK([.F687])); MAX(IF(ISERR(FIND(&quot;e&quot;;[.E687]));0;FIND(&quot;e&quot;;[.E687])); IF(ISERR(FIND(&quot;o&quot;;[.E687]));0;FIND(&quot;o&quot;;[.E687])); IF(ISERR(FIND(&quot;u&quot;;[.E687]));0;FIND(&quot;u&quot;;[.E68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nadar</text:p>
          </table:table-cell>
          <table:table-cell table:style-name="ce2" office:value-type="float" office:value="959" calcext:value-type="float">
            <text:p>959</text:p>
          </table:table-cell>
          <table:table-cell office:value-type="float" office:value="0" calcext:value-type="float">
            <text:p>0</text:p>
          </table:table-cell>
          <table:table-cell table:style-name="ce20" table:formula="of:=IF(AND(ISBLANK([.G688]); ISBLANK([.F688])); MAX(IF(ISERR(FIND(&quot;e&quot;;[.E688]));0;FIND(&quot;e&quot;;[.E688])); IF(ISERR(FIND(&quot;o&quot;;[.E688]));0;FIND(&quot;o&quot;;[.E688])); IF(ISERR(FIND(&quot;u&quot;;[.E688]));0;FIND(&quot;u&quot;;[.E68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namorar</text:p>
          </table:table-cell>
          <table:table-cell table:style-name="ce2" office:value-type="float" office:value="896" calcext:value-type="float">
            <text:p>896</text:p>
          </table:table-cell>
          <table:table-cell office:value-type="float" office:value="0" calcext:value-type="float">
            <text:p>0</text:p>
          </table:table-cell>
          <table:table-cell table:style-name="ce20" table:formula="of:=IF(AND(ISBLANK([.G689]); ISBLANK([.F689])); MAX(IF(ISERR(FIND(&quot;e&quot;;[.E689]));0;FIND(&quot;e&quot;;[.E689])); IF(ISERR(FIND(&quot;o&quot;;[.E689]));0;FIND(&quot;o&quot;;[.E689])); IF(ISERR(FIND(&quot;u&quot;;[.E689]));0;FIND(&quot;u&quot;;[.E68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narrar</text:p>
          </table:table-cell>
          <table:table-cell table:style-name="ce2" office:value-type="float" office:value="895" calcext:value-type="float">
            <text:p>895</text:p>
          </table:table-cell>
          <table:table-cell office:value-type="float" office:value="0" calcext:value-type="float">
            <text:p>0</text:p>
          </table:table-cell>
          <table:table-cell table:style-name="ce20" table:formula="of:=IF(AND(ISBLANK([.G690]); ISBLANK([.F690])); MAX(IF(ISERR(FIND(&quot;e&quot;;[.E690]));0;FIND(&quot;e&quot;;[.E690])); IF(ISERR(FIND(&quot;o&quot;;[.E690]));0;FIND(&quot;o&quot;;[.E690])); IF(ISERR(FIND(&quot;u&quot;;[.E690]));0;FIND(&quot;u&quot;;[.E69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nascer</text:p>
          </table:table-cell>
          <table:table-cell table:style-name="ce2" office:value-type="float" office:value="78" calcext:value-type="float">
            <text:p>78</text:p>
          </table:table-cell>
          <table:table-cell office:value-type="float" office:value="0" calcext:value-type="float">
            <text:p>0</text:p>
          </table:table-cell>
          <table:table-cell table:style-name="ce20" table:formula="of:=IF(AND(ISBLANK([.G691]); ISBLANK([.F691])); MAX(IF(ISERR(FIND(&quot;e&quot;;[.E691]));0;FIND(&quot;e&quot;;[.E691])); IF(ISERR(FIND(&quot;o&quot;;[.E691]));0;FIND(&quot;o&quot;;[.E691])); IF(ISERR(FIND(&quot;u&quot;;[.E691]));0;FIND(&quot;u&quot;;[.E69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navegar</text:p>
          </table:table-cell>
          <table:table-cell table:style-name="ce2" office:value-type="float" office:value="862" calcext:value-type="float">
            <text:p>862</text:p>
          </table:table-cell>
          <table:table-cell office:value-type="float" office:value="0" calcext:value-type="float">
            <text:p>0</text:p>
          </table:table-cell>
          <table:table-cell table:style-name="ce20" table:formula="of:=IF(AND(ISBLANK([.G692]); ISBLANK([.F692])); MAX(IF(ISERR(FIND(&quot;e&quot;;[.E692]));0;FIND(&quot;e&quot;;[.E692])); IF(ISERR(FIND(&quot;o&quot;;[.E692]));0;FIND(&quot;o&quot;;[.E692])); IF(ISERR(FIND(&quot;u&quot;;[.E692]));0;FIND(&quot;u&quot;;[.E69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necessitar</text:p>
          </table:table-cell>
          <table:table-cell table:style-name="ce2" office:value-type="float" office:value="440" calcext:value-type="float">
            <text:p>440</text:p>
          </table:table-cell>
          <table:table-cell office:value-type="float" office:value="0" calcext:value-type="float">
            <text:p>0</text:p>
          </table:table-cell>
          <table:table-cell table:style-name="ce20" table:formula="of:=IF(AND(ISBLANK([.G693]); ISBLANK([.F693])); MAX(IF(ISERR(FIND(&quot;e&quot;;[.E693]));0;FIND(&quot;e&quot;;[.E693])); IF(ISERR(FIND(&quot;o&quot;;[.E693]));0;FIND(&quot;o&quot;;[.E693])); IF(ISERR(FIND(&quot;u&quot;;[.E693]));0;FIND(&quot;u&quot;;[.E69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negar</text:p>
          </table:table-cell>
          <table:table-cell table:style-name="ce2" office:value-type="float" office:value="308" calcext:value-type="float">
            <text:p>308</text:p>
          </table:table-cell>
          <table:table-cell office:value-type="float" office:value="0" calcext:value-type="float">
            <text:p>0</text:p>
          </table:table-cell>
          <table:table-cell table:style-name="ce20" table:formula="of:=IF(AND(ISBLANK([.G694]); ISBLANK([.F694])); MAX(IF(ISERR(FIND(&quot;e&quot;;[.E694]));0;FIND(&quot;e&quot;;[.E694])); IF(ISERR(FIND(&quot;o&quot;;[.E694]));0;FIND(&quot;o&quot;;[.E694])); IF(ISERR(FIND(&quot;u&quot;;[.E694]));0;FIND(&quot;u&quot;;[.E69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negociar</text:p>
          </table:table-cell>
          <table:table-cell table:style-name="ce2" office:value-type="float" office:value="403" calcext:value-type="float">
            <text:p>403</text:p>
          </table:table-cell>
          <table:table-cell office:value-type="float" office:value="0" calcext:value-type="float">
            <text:p>0</text:p>
          </table:table-cell>
          <table:table-cell table:style-name="ce20" table:formula="of:=IF(AND(ISBLANK([.G695]); ISBLANK([.F695])); MAX(IF(ISERR(FIND(&quot;e&quot;;[.E695]));0;FIND(&quot;e&quot;;[.E695])); IF(ISERR(FIND(&quot;o&quot;;[.E695]));0;FIND(&quot;o&quot;;[.E695])); IF(ISERR(FIND(&quot;u&quot;;[.E695]));0;FIND(&quot;u&quot;;[.E69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nomear</text:p>
          </table:table-cell>
          <table:table-cell table:style-name="ce2" office:value-type="float" office:value="702" calcext:value-type="float">
            <text:p>702</text:p>
          </table:table-cell>
          <table:table-cell office:value-type="float" office:value="0" calcext:value-type="float">
            <text:p>0</text:p>
          </table:table-cell>
          <table:table-cell table:style-name="ce20" table:formula="of:=IF(AND(ISBLANK([.G696]); ISBLANK([.F696])); MAX(IF(ISERR(FIND(&quot;e&quot;;[.E696]));0;FIND(&quot;e&quot;;[.E696])); IF(ISERR(FIND(&quot;o&quot;;[.E696]));0;FIND(&quot;o&quot;;[.E696])); IF(ISERR(FIND(&quot;u&quot;;[.E696]));0;FIND(&quot;u&quot;;[.E69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ar</text:p>
          </table:table-cell>
          <table:table-cell table:number-columns-repeated="1016"/>
        </table:table-row>
        <table:table-row table:style-name="ro1">
          <table:table-cell table:style-name="ce2" office:value-type="string" calcext:value-type="string">
            <text:p>notar</text:p>
          </table:table-cell>
          <table:table-cell table:style-name="ce2" office:value-type="float" office:value="262" calcext:value-type="float">
            <text:p>262</text:p>
          </table:table-cell>
          <table:table-cell office:value-type="float" office:value="0" calcext:value-type="float">
            <text:p>0</text:p>
          </table:table-cell>
          <table:table-cell table:style-name="ce20" table:formula="of:=IF(AND(ISBLANK([.G697]); ISBLANK([.F697])); MAX(IF(ISERR(FIND(&quot;e&quot;;[.E697]));0;FIND(&quot;e&quot;;[.E697])); IF(ISERR(FIND(&quot;o&quot;;[.E697]));0;FIND(&quot;o&quot;;[.E697])); IF(ISERR(FIND(&quot;u&quot;;[.E697]));0;FIND(&quot;u&quot;;[.E69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noticiar</text:p>
          </table:table-cell>
          <table:table-cell table:style-name="ce2" office:value-type="float" office:value="803" calcext:value-type="float">
            <text:p>803</text:p>
          </table:table-cell>
          <table:table-cell office:value-type="float" office:value="0" calcext:value-type="float">
            <text:p>0</text:p>
          </table:table-cell>
          <table:table-cell table:style-name="ce20" table:formula="of:=IF(AND(ISBLANK([.G698]); ISBLANK([.F698])); MAX(IF(ISERR(FIND(&quot;e&quot;;[.E698]));0;FIND(&quot;e&quot;;[.E698])); IF(ISERR(FIND(&quot;o&quot;;[.E698]));0;FIND(&quot;o&quot;;[.E698])); IF(ISERR(FIND(&quot;u&quot;;[.E698]));0;FIND(&quot;u&quot;;[.E69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obedecer</text:p>
          </table:table-cell>
          <table:table-cell table:style-name="ce2" office:value-type="float" office:value="542" calcext:value-type="float">
            <text:p>542</text:p>
          </table:table-cell>
          <table:table-cell office:value-type="float" office:value="0" calcext:value-type="float">
            <text:p>0</text:p>
          </table:table-cell>
          <table:table-cell table:style-name="ce20" table:formula="of:=IF(AND(ISBLANK([.G699]); ISBLANK([.F699])); MAX(IF(ISERR(FIND(&quot;e&quot;;[.E699]));0;FIND(&quot;e&quot;;[.E699])); IF(ISERR(FIND(&quot;o&quot;;[.E699]));0;FIND(&quot;o&quot;;[.E699])); IF(ISERR(FIND(&quot;u&quot;;[.E699]));0;FIND(&quot;u&quot;;[.E69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obrigar</text:p>
          </table:table-cell>
          <table:table-cell table:style-name="ce2" office:value-type="float" office:value="180" calcext:value-type="float">
            <text:p>180</text:p>
          </table:table-cell>
          <table:table-cell office:value-type="float" office:value="0" calcext:value-type="float">
            <text:p>0</text:p>
          </table:table-cell>
          <table:table-cell table:style-name="ce20" table:formula="of:=IF(AND(ISBLANK([.G700]); ISBLANK([.F700])); MAX(IF(ISERR(FIND(&quot;e&quot;;[.E700]));0;FIND(&quot;e&quot;;[.E700])); IF(ISERR(FIND(&quot;o&quot;;[.E700]));0;FIND(&quot;o&quot;;[.E700])); IF(ISERR(FIND(&quot;u&quot;;[.E700]));0;FIND(&quot;u&quot;;[.E70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observar</text:p>
          </table:table-cell>
          <table:table-cell table:style-name="ce2" office:value-type="float" office:value="125" calcext:value-type="float">
            <text:p>125</text:p>
          </table:table-cell>
          <table:table-cell office:value-type="float" office:value="0" calcext:value-type="float">
            <text:p>0</text:p>
          </table:table-cell>
          <table:table-cell table:style-name="ce20" table:formula="of:=IF(AND(ISBLANK([.G701]); ISBLANK([.F701])); MAX(IF(ISERR(FIND(&quot;e&quot;;[.E701]));0;FIND(&quot;e&quot;;[.E701])); IF(ISERR(FIND(&quot;o&quot;;[.E701]));0;FIND(&quot;o&quot;;[.E701])); IF(ISERR(FIND(&quot;u&quot;;[.E701]));0;FIND(&quot;u&quot;;[.E70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obter</text:p>
          </table:table-cell>
          <table:table-cell table:style-name="ce2" office:value-type="float" office:value="92" calcext:value-type="float">
            <text:p>92</text:p>
          </table:table-cell>
          <table:table-cell office:value-type="float" office:value="0" calcext:value-type="float">
            <text:p>0</text:p>
          </table:table-cell>
          <table:table-cell table:style-name="ce20" table:formula="of:=IF(AND(ISBLANK([.G702]); ISBLANK([.F702])); MAX(IF(ISERR(FIND(&quot;e&quot;;[.E702]));0;FIND(&quot;e&quot;;[.E702])); IF(ISERR(FIND(&quot;o&quot;;[.E702]));0;FIND(&quot;o&quot;;[.E702])); IF(ISERR(FIND(&quot;u&quot;;[.E702]));0;FIND(&quot;u&quot;;[.E702])));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ob</text:p>
          </table:table-cell>
          <table:table-cell table:style-name="ce2"/>
          <table:table-cell table:number-columns-repeated="1016"/>
        </table:table-row>
        <table:table-row table:style-name="ro1">
          <table:table-cell table:style-name="ce2" office:value-type="string" calcext:value-type="string">
            <text:p>ocorrer</text:p>
          </table:table-cell>
          <table:table-cell table:style-name="ce2" office:value-type="float" office:value="64" calcext:value-type="float">
            <text:p>64</text:p>
          </table:table-cell>
          <table:table-cell office:value-type="float" office:value="0" calcext:value-type="float">
            <text:p>0</text:p>
          </table:table-cell>
          <table:table-cell table:style-name="ce20" table:formula="of:=IF(AND(ISBLANK([.G703]); ISBLANK([.F703])); MAX(IF(ISERR(FIND(&quot;e&quot;;[.E703]));0;FIND(&quot;e&quot;;[.E703])); IF(ISERR(FIND(&quot;o&quot;;[.E703]));0;FIND(&quot;o&quot;;[.E703])); IF(ISERR(FIND(&quot;u&quot;;[.E703]));0;FIND(&quot;u&quot;;[.E703])));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o</text:p>
          </table:table-cell>
          <table:table-cell table:style-name="ce2"/>
          <table:table-cell table:number-columns-repeated="1016"/>
        </table:table-row>
        <table:table-row table:style-name="ro1">
          <table:table-cell table:style-name="ce2" office:value-type="string" calcext:value-type="string">
            <text:p>ocultar</text:p>
          </table:table-cell>
          <table:table-cell table:style-name="ce2" office:value-type="float" office:value="623" calcext:value-type="float">
            <text:p>623</text:p>
          </table:table-cell>
          <table:table-cell office:value-type="float" office:value="0" calcext:value-type="float">
            <text:p>0</text:p>
          </table:table-cell>
          <table:table-cell table:style-name="ce20" table:formula="of:=IF(AND(ISBLANK([.G704]); ISBLANK([.F704])); MAX(IF(ISERR(FIND(&quot;e&quot;;[.E704]));0;FIND(&quot;e&quot;;[.E704])); IF(ISERR(FIND(&quot;o&quot;;[.E704]));0;FIND(&quot;o&quot;;[.E704])); IF(ISERR(FIND(&quot;u&quot;;[.E704]));0;FIND(&quot;u&quot;;[.E70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ocupar</text:p>
          </table:table-cell>
          <table:table-cell table:style-name="ce2" office:value-type="float" office:value="139" calcext:value-type="float">
            <text:p>139</text:p>
          </table:table-cell>
          <table:table-cell office:value-type="float" office:value="0" calcext:value-type="float">
            <text:p>0</text:p>
          </table:table-cell>
          <table:table-cell table:style-name="ce20" table:formula="of:=IF(AND(ISBLANK([.G705]); ISBLANK([.F705])); MAX(IF(ISERR(FIND(&quot;e&quot;;[.E705]));0;FIND(&quot;e&quot;;[.E705])); IF(ISERR(FIND(&quot;o&quot;;[.E705]));0;FIND(&quot;o&quot;;[.E705])); IF(ISERR(FIND(&quot;u&quot;;[.E705]));0;FIND(&quot;u&quot;;[.E70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odiar</text:p>
          </table:table-cell>
          <table:table-cell table:style-name="ce2" office:value-type="float" office:value="815" calcext:value-type="float">
            <text:p>815</text:p>
          </table:table-cell>
          <table:table-cell office:value-type="float" office:value="0" calcext:value-type="float">
            <text:p>0</text:p>
          </table:table-cell>
          <table:table-cell table:style-name="ce20" table:formula="of:=IF(AND(ISBLANK([.G706]); ISBLANK([.F706])); MAX(IF(ISERR(FIND(&quot;e&quot;;[.E706]));0;FIND(&quot;e&quot;;[.E706])); IF(ISERR(FIND(&quot;o&quot;;[.E706]));0;FIND(&quot;o&quot;;[.E706])); IF(ISERR(FIND(&quot;u&quot;;[.E706]));0;FIND(&quot;u&quot;;[.E70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odiar</text:p>
          </table:table-cell>
          <table:table-cell table:number-columns-repeated="1016"/>
        </table:table-row>
        <table:table-row table:style-name="ro1">
          <table:table-cell table:style-name="ce2" office:value-type="string" calcext:value-type="string">
            <text:p>ofender</text:p>
          </table:table-cell>
          <table:table-cell table:style-name="ce2" office:value-type="float" office:value="811" calcext:value-type="float">
            <text:p>811</text:p>
          </table:table-cell>
          <table:table-cell office:value-type="float" office:value="0" calcext:value-type="float">
            <text:p>0</text:p>
          </table:table-cell>
          <table:table-cell table:style-name="ce20" table:formula="of:=IF(AND(ISBLANK([.G707]); ISBLANK([.F707])); MAX(IF(ISERR(FIND(&quot;e&quot;;[.E707]));0;FIND(&quot;e&quot;;[.E707])); IF(ISERR(FIND(&quot;o&quot;;[.E707]));0;FIND(&quot;o&quot;;[.E707])); IF(ISERR(FIND(&quot;u&quot;;[.E707]));0;FIND(&quot;u&quot;;[.E70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oferecer</text:p>
          </table:table-cell>
          <table:table-cell table:style-name="ce2" office:value-type="float" office:value="140" calcext:value-type="float">
            <text:p>140</text:p>
          </table:table-cell>
          <table:table-cell office:value-type="float" office:value="0" calcext:value-type="float">
            <text:p>0</text:p>
          </table:table-cell>
          <table:table-cell table:style-name="ce20" table:formula="of:=IF(AND(ISBLANK([.G708]); ISBLANK([.F708])); MAX(IF(ISERR(FIND(&quot;e&quot;;[.E708]));0;FIND(&quot;e&quot;;[.E708])); IF(ISERR(FIND(&quot;o&quot;;[.E708]));0;FIND(&quot;o&quot;;[.E708])); IF(ISERR(FIND(&quot;u&quot;;[.E708]));0;FIND(&quot;u&quot;;[.E70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olhar</text:p>
          </table:table-cell>
          <table:table-cell table:style-name="ce2" office:value-type="float" office:value="27" calcext:value-type="float">
            <text:p>27</text:p>
          </table:table-cell>
          <table:table-cell office:value-type="float" office:value="0" calcext:value-type="float">
            <text:p>0</text:p>
          </table:table-cell>
          <table:table-cell table:style-name="ce20" table:formula="of:=IF(AND(ISBLANK([.G709]); ISBLANK([.F709])); MAX(IF(ISERR(FIND(&quot;e&quot;;[.E709]));0;FIND(&quot;e&quot;;[.E709])); IF(ISERR(FIND(&quot;o&quot;;[.E709]));0;FIND(&quot;o&quot;;[.E709])); IF(ISERR(FIND(&quot;u&quot;;[.E709]));0;FIND(&quot;u&quot;;[.E70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omitir</text:p>
          </table:table-cell>
          <table:table-cell/>
          <table:table-cell office:value-type="float" office:value="0" calcext:value-type="float">
            <text:p>0</text:p>
          </table:table-cell>
          <table:table-cell table:style-name="ce20" table:formula="of:=IF(AND(ISBLANK([.G710]); ISBLANK([.F710])); MAX(IF(ISERR(FIND(&quot;e&quot;;[.E710]));0;FIND(&quot;e&quot;;[.E710])); IF(ISERR(FIND(&quot;o&quot;;[.E710]));0;FIND(&quot;o&quot;;[.E710])); IF(ISERR(FIND(&quot;u&quot;;[.E710]));0;FIND(&quot;u&quot;;[.E710]))); 0)" office:value-type="float" office:value="0" calcext:value-type="float">
            <text:p><text:s/></text:p>
          </table:table-cell>
          <table:table-cell office:value-type="string" office:string-value="omit" calcext:value-type="string">
            <text:p>omit</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table-cell table:style-name="ce2" office:value-type="string" calcext:value-type="string">
            <text:p>omisso</text:p>
          </table:table-cell>
          <table:table-cell table:number-columns-repeated="1014"/>
        </table:table-row>
        <table:table-row table:style-name="ro1">
          <table:table-cell table:style-name="ce2" office:value-type="string" calcext:value-type="string">
            <text:p>operar</text:p>
          </table:table-cell>
          <table:table-cell table:style-name="ce2" office:value-type="float" office:value="388" calcext:value-type="float">
            <text:p>388</text:p>
          </table:table-cell>
          <table:table-cell office:value-type="float" office:value="0" calcext:value-type="float">
            <text:p>0</text:p>
          </table:table-cell>
          <table:table-cell table:style-name="ce20" table:formula="of:=IF(AND(ISBLANK([.G711]); ISBLANK([.F711])); MAX(IF(ISERR(FIND(&quot;e&quot;;[.E711]));0;FIND(&quot;e&quot;;[.E711])); IF(ISERR(FIND(&quot;o&quot;;[.E711]));0;FIND(&quot;o&quot;;[.E711])); IF(ISERR(FIND(&quot;u&quot;;[.E711]));0;FIND(&quot;u&quot;;[.E71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opor</text:p>
          </table:table-cell>
          <table:table-cell table:style-name="ce2" office:value-type="float" office:value="372" calcext:value-type="float">
            <text:p>372</text:p>
          </table:table-cell>
          <table:table-cell office:value-type="float" office:value="0" calcext:value-type="float">
            <text:p>0</text:p>
          </table:table-cell>
          <table:table-cell table:style-name="ce20" table:formula="of:=IF(AND(ISBLANK([.G712]); ISBLANK([.F712])); MAX(IF(ISERR(FIND(&quot;e&quot;;[.E712]));0;FIND(&quot;e&quot;;[.E712])); IF(ISERR(FIND(&quot;o&quot;;[.E712]));0;FIND(&quot;o&quot;;[.E712])); IF(ISERR(FIND(&quot;u&quot;;[.E712]));0;FIND(&quot;u&quot;;[.E712])));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o</text:p>
          </table:table-cell>
          <table:table-cell table:style-name="ce2"/>
          <table:table-cell table:number-columns-repeated="1016"/>
        </table:table-row>
        <table:table-row table:style-name="ro1">
          <table:table-cell table:style-name="ce2" office:value-type="string" calcext:value-type="string">
            <text:p>optar</text:p>
          </table:table-cell>
          <table:table-cell table:style-name="ce2" office:value-type="float" office:value="457" calcext:value-type="float">
            <text:p>457</text:p>
          </table:table-cell>
          <table:table-cell office:value-type="float" office:value="0" calcext:value-type="float">
            <text:p>0</text:p>
          </table:table-cell>
          <table:table-cell table:style-name="ce20" table:formula="of:=IF(AND(ISBLANK([.G713]); ISBLANK([.F713])); MAX(IF(ISERR(FIND(&quot;e&quot;;[.E713]));0;FIND(&quot;e&quot;;[.E713])); IF(ISERR(FIND(&quot;o&quot;;[.E713]));0;FIND(&quot;o&quot;;[.E713])); IF(ISERR(FIND(&quot;u&quot;;[.E713]));0;FIND(&quot;u&quot;;[.E71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ordenar</text:p>
          </table:table-cell>
          <table:table-cell table:style-name="ce2" office:value-type="float" office:value="449" calcext:value-type="float">
            <text:p>449</text:p>
          </table:table-cell>
          <table:table-cell office:value-type="float" office:value="0" calcext:value-type="float">
            <text:p>0</text:p>
          </table:table-cell>
          <table:table-cell table:style-name="ce20" table:formula="of:=IF(AND(ISBLANK([.G714]); ISBLANK([.F714])); MAX(IF(ISERR(FIND(&quot;e&quot;;[.E714]));0;FIND(&quot;e&quot;;[.E714])); IF(ISERR(FIND(&quot;o&quot;;[.E714]));0;FIND(&quot;o&quot;;[.E714])); IF(ISERR(FIND(&quot;u&quot;;[.E714]));0;FIND(&quot;u&quot;;[.E71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organizar</text:p>
          </table:table-cell>
          <table:table-cell table:style-name="ce2" office:value-type="float" office:value="381" calcext:value-type="float">
            <text:p>381</text:p>
          </table:table-cell>
          <table:table-cell office:value-type="float" office:value="0" calcext:value-type="float">
            <text:p>0</text:p>
          </table:table-cell>
          <table:table-cell table:style-name="ce20" table:formula="of:=IF(AND(ISBLANK([.G715]); ISBLANK([.F715])); MAX(IF(ISERR(FIND(&quot;e&quot;;[.E715]));0;FIND(&quot;e&quot;;[.E715])); IF(ISERR(FIND(&quot;o&quot;;[.E715]));0;FIND(&quot;o&quot;;[.E715])); IF(ISERR(FIND(&quot;u&quot;;[.E715]));0;FIND(&quot;u&quot;;[.E71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orientar</text:p>
          </table:table-cell>
          <table:table-cell table:style-name="ce2" office:value-type="float" office:value="507" calcext:value-type="float">
            <text:p>507</text:p>
          </table:table-cell>
          <table:table-cell office:value-type="float" office:value="0" calcext:value-type="float">
            <text:p>0</text:p>
          </table:table-cell>
          <table:table-cell table:style-name="ce20" table:formula="of:=IF(AND(ISBLANK([.G716]); ISBLANK([.F716])); MAX(IF(ISERR(FIND(&quot;e&quot;;[.E716]));0;FIND(&quot;e&quot;;[.E716])); IF(ISERR(FIND(&quot;o&quot;;[.E716]));0;FIND(&quot;o&quot;;[.E716])); IF(ISERR(FIND(&quot;u&quot;;[.E716]));0;FIND(&quot;u&quot;;[.E71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originar</text:p>
          </table:table-cell>
          <table:table-cell table:style-name="ce2" office:value-type="float" office:value="434" calcext:value-type="float">
            <text:p>434</text:p>
          </table:table-cell>
          <table:table-cell office:value-type="float" office:value="0" calcext:value-type="float">
            <text:p>0</text:p>
          </table:table-cell>
          <table:table-cell table:style-name="ce20" table:formula="of:=IF(AND(ISBLANK([.G717]); ISBLANK([.F717])); MAX(IF(ISERR(FIND(&quot;e&quot;;[.E717]));0;FIND(&quot;e&quot;;[.E717])); IF(ISERR(FIND(&quot;o&quot;;[.E717]));0;FIND(&quot;o&quot;;[.E717])); IF(ISERR(FIND(&quot;u&quot;;[.E717]));0;FIND(&quot;u&quot;;[.E71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oscilar</text:p>
          </table:table-cell>
          <table:table-cell table:style-name="ce2" office:value-type="float" office:value="746" calcext:value-type="float">
            <text:p>746</text:p>
          </table:table-cell>
          <table:table-cell office:value-type="float" office:value="0" calcext:value-type="float">
            <text:p>0</text:p>
          </table:table-cell>
          <table:table-cell table:style-name="ce20" table:formula="of:=IF(AND(ISBLANK([.G718]); ISBLANK([.F718])); MAX(IF(ISERR(FIND(&quot;e&quot;;[.E718]));0;FIND(&quot;e&quot;;[.E718])); IF(ISERR(FIND(&quot;o&quot;;[.E718]));0;FIND(&quot;o&quot;;[.E718])); IF(ISERR(FIND(&quot;u&quot;;[.E718]));0;FIND(&quot;u&quot;;[.E71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ostentar</text:p>
          </table:table-cell>
          <table:table-cell table:style-name="ce2" office:value-type="float" office:value="960" calcext:value-type="float">
            <text:p>960</text:p>
          </table:table-cell>
          <table:table-cell office:value-type="float" office:value="0" calcext:value-type="float">
            <text:p>0</text:p>
          </table:table-cell>
          <table:table-cell table:style-name="ce20" table:formula="of:=IF(AND(ISBLANK([.G719]); ISBLANK([.F719])); MAX(IF(ISERR(FIND(&quot;e&quot;;[.E719]));0;FIND(&quot;e&quot;;[.E719])); IF(ISERR(FIND(&quot;o&quot;;[.E719]));0;FIND(&quot;o&quot;;[.E719])); IF(ISERR(FIND(&quot;u&quot;;[.E719]));0;FIND(&quot;u&quot;;[.E71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os</text:p>
          </table:table-cell>
          <table:table-cell table:style-name="ce2"/>
          <table:table-cell table:number-columns-repeated="1016"/>
        </table:table-row>
        <table:table-row table:style-name="ro1">
          <table:table-cell table:style-name="ce2" office:value-type="string" calcext:value-type="string">
            <text:p>ousar</text:p>
          </table:table-cell>
          <table:table-cell table:style-name="ce2" office:value-type="float" office:value="678" calcext:value-type="float">
            <text:p>678</text:p>
          </table:table-cell>
          <table:table-cell office:value-type="float" office:value="0" calcext:value-type="float">
            <text:p>0</text:p>
          </table:table-cell>
          <table:table-cell table:style-name="ce20" table:formula="of:=IF(AND(ISBLANK([.G720]); ISBLANK([.F720])); MAX(IF(ISERR(FIND(&quot;e&quot;;[.E720]));0;FIND(&quot;e&quot;;[.E720])); IF(ISERR(FIND(&quot;o&quot;;[.E720]));0;FIND(&quot;o&quot;;[.E720])); IF(ISERR(FIND(&quot;u&quot;;[.E720]));0;FIND(&quot;u&quot;;[.E720])));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o</text:p>
          </table:table-cell>
          <table:table-cell table:style-name="ce2"/>
          <table:table-cell table:number-columns-repeated="1016"/>
        </table:table-row>
        <table:table-row table:style-name="ro1">
          <table:table-cell table:style-name="ce2" office:value-type="string" calcext:value-type="string">
            <text:p>ouvir</text:p>
          </table:table-cell>
          <table:table-cell table:style-name="ce2" office:value-type="float" office:value="42" calcext:value-type="float">
            <text:p>42</text:p>
          </table:table-cell>
          <table:table-cell office:value-type="float" office:value="0" calcext:value-type="float">
            <text:p>0</text:p>
          </table:table-cell>
          <table:table-cell table:style-name="ce20" table:formula="of:=IF(AND(ISBLANK([.G721]); ISBLANK([.F721])); MAX(IF(ISERR(FIND(&quot;e&quot;;[.E721]));0;FIND(&quot;e&quot;;[.E721])); IF(ISERR(FIND(&quot;o&quot;;[.E721]));0;FIND(&quot;o&quot;;[.E721])); IF(ISERR(FIND(&quot;u&quot;;[.E721]));0;FIND(&quot;u&quot;;[.E721]))); 0)" office:value-type="float" office:value="0" calcext:value-type="float">
            <text:p><text:s/></text:p>
          </table:table-cell>
          <table:table-cell office:value-type="string" office:string-value="ouv" calcext:value-type="string">
            <text:p>ouv</text:p>
          </table:table-cell>
          <table:table-cell table:style-name="ce25" office:value-type="string" calcext:value-type="string">
            <text:p>YES</text:p>
          </table:table-cell>
          <table:table-cell table:style-name="ce30"/>
          <table:table-cell table:style-name="ce2" office:value-type="string" calcext:value-type="string">
            <text:p>.ouvir</text:p>
          </table:table-cell>
          <table:table-cell table:number-columns-repeated="3"/>
          <table:table-cell table:style-name="ce2" office:value-type="string" calcext:value-type="string">
            <text:p>Various double valid forms (like imperatives)!</text:p>
          </table:table-cell>
          <table:table-cell table:number-columns-repeated="1012"/>
        </table:table-row>
        <table:table-row table:style-name="ro1">
          <table:table-cell table:style-name="ce2" office:value-type="string" calcext:value-type="string">
            <text:p>pagar</text:p>
          </table:table-cell>
          <table:table-cell table:style-name="ce2" office:value-type="float" office:value="79" calcext:value-type="float">
            <text:p>79</text:p>
          </table:table-cell>
          <table:table-cell office:value-type="float" office:value="0" calcext:value-type="float">
            <text:p>0</text:p>
          </table:table-cell>
          <table:table-cell table:style-name="ce20" table:formula="of:=IF(AND(ISBLANK([.G722]); ISBLANK([.F722])); MAX(IF(ISERR(FIND(&quot;e&quot;;[.E722]));0;FIND(&quot;e&quot;;[.E722])); IF(ISERR(FIND(&quot;o&quot;;[.E722]));0;FIND(&quot;o&quot;;[.E722])); IF(ISERR(FIND(&quot;u&quot;;[.E722]));0;FIND(&quot;u&quot;;[.E72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pagar</text:p>
          </table:table-cell>
          <table:table-cell/>
          <table:table-cell table:style-name="ce35" office:value-type="string" calcext:value-type="string">
            <text:p>pagado</text:p>
          </table:table-cell>
          <table:table-cell/>
          <table:table-cell table:style-name="ce2" office:value-type="string" calcext:value-type="string">
            <text:p>Backwards participle popularity</text:p>
          </table:table-cell>
          <table:table-cell table:number-columns-repeated="1012"/>
        </table:table-row>
        <table:table-row table:style-name="ro1">
          <table:table-cell table:style-name="ce2" office:value-type="string" calcext:value-type="string">
            <text:p>pairar</text:p>
          </table:table-cell>
          <table:table-cell table:style-name="ce2" office:value-type="float" office:value="853" calcext:value-type="float">
            <text:p>853</text:p>
          </table:table-cell>
          <table:table-cell office:value-type="float" office:value="0" calcext:value-type="float">
            <text:p>0</text:p>
          </table:table-cell>
          <table:table-cell table:style-name="ce20" table:formula="of:=IF(AND(ISBLANK([.G723]); ISBLANK([.F723])); MAX(IF(ISERR(FIND(&quot;e&quot;;[.E723]));0;FIND(&quot;e&quot;;[.E723])); IF(ISERR(FIND(&quot;o&quot;;[.E723]));0;FIND(&quot;o&quot;;[.E723])); IF(ISERR(FIND(&quot;u&quot;;[.E723]));0;FIND(&quot;u&quot;;[.E72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arar</text:p>
          </table:table-cell>
          <table:table-cell table:style-name="ce2" office:value-type="float" office:value="102" calcext:value-type="float">
            <text:p>102</text:p>
          </table:table-cell>
          <table:table-cell office:value-type="float" office:value="0" calcext:value-type="float">
            <text:p>0</text:p>
          </table:table-cell>
          <table:table-cell table:style-name="ce20" table:formula="of:=IF(AND(ISBLANK([.G724]); ISBLANK([.F724])); MAX(IF(ISERR(FIND(&quot;e&quot;;[.E724]));0;FIND(&quot;e&quot;;[.E724])); IF(ISERR(FIND(&quot;o&quot;;[.E724]));0;FIND(&quot;o&quot;;[.E724])); IF(ISERR(FIND(&quot;u&quot;;[.E724]));0;FIND(&quot;u&quot;;[.E72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arecer</text:p>
          </table:table-cell>
          <table:table-cell table:style-name="ce2" office:value-type="float" office:value="25" calcext:value-type="float">
            <text:p>25</text:p>
          </table:table-cell>
          <table:table-cell office:value-type="float" office:value="0" calcext:value-type="float">
            <text:p>0</text:p>
          </table:table-cell>
          <table:table-cell table:style-name="ce20" table:formula="of:=IF(AND(ISBLANK([.G725]); ISBLANK([.F725])); MAX(IF(ISERR(FIND(&quot;e&quot;;[.E725]));0;FIND(&quot;e&quot;;[.E725])); IF(ISERR(FIND(&quot;o&quot;;[.E725]));0;FIND(&quot;o&quot;;[.E725])); IF(ISERR(FIND(&quot;u&quot;;[.E725]));0;FIND(&quot;u&quot;;[.E72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parir</text:p>
          </table:table-cell>
          <table:table-cell table:style-name="ce2" office:value-type="float" office:value="926" calcext:value-type="float">
            <text:p>926</text:p>
          </table:table-cell>
          <table:table-cell office:value-type="float" office:value="0" calcext:value-type="float">
            <text:p>0</text:p>
          </table:table-cell>
          <table:table-cell table:style-name="ce20" table:formula="of:=IF(AND(ISBLANK([.G726]); ISBLANK([.F726])); MAX(IF(ISERR(FIND(&quot;e&quot;;[.E726]));0;FIND(&quot;e&quot;;[.E726])); IF(ISERR(FIND(&quot;o&quot;;[.E726]));0;FIND(&quot;o&quot;;[.E726])); IF(ISERR(FIND(&quot;u&quot;;[.E726]));0;FIND(&quot;u&quot;;[.E726]))); 0)" office:value-type="float" office:value="0" calcext:value-type="float">
            <text:p><text:s/></text:p>
          </table:table-cell>
          <table:table-cell office:value-type="string" office:string-value="par" calcext:value-type="string">
            <text:p>par</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participar</text:p>
          </table:table-cell>
          <table:table-cell table:style-name="ce2" office:value-type="float" office:value="113" calcext:value-type="float">
            <text:p>113</text:p>
          </table:table-cell>
          <table:table-cell office:value-type="float" office:value="0" calcext:value-type="float">
            <text:p>0</text:p>
          </table:table-cell>
          <table:table-cell table:style-name="ce20" table:formula="of:=IF(AND(ISBLANK([.G727]); ISBLANK([.F727])); MAX(IF(ISERR(FIND(&quot;e&quot;;[.E727]));0;FIND(&quot;e&quot;;[.E727])); IF(ISERR(FIND(&quot;o&quot;;[.E727]));0;FIND(&quot;o&quot;;[.E727])); IF(ISERR(FIND(&quot;u&quot;;[.E727]));0;FIND(&quot;u&quot;;[.E72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artilhar</text:p>
          </table:table-cell>
          <table:table-cell table:style-name="ce2" office:value-type="float" office:value="673" calcext:value-type="float">
            <text:p>673</text:p>
          </table:table-cell>
          <table:table-cell office:value-type="float" office:value="0" calcext:value-type="float">
            <text:p>0</text:p>
          </table:table-cell>
          <table:table-cell table:style-name="ce20" table:formula="of:=IF(AND(ISBLANK([.G728]); ISBLANK([.F728])); MAX(IF(ISERR(FIND(&quot;e&quot;;[.E728]));0;FIND(&quot;e&quot;;[.E728])); IF(ISERR(FIND(&quot;o&quot;;[.E728]));0;FIND(&quot;o&quot;;[.E728])); IF(ISERR(FIND(&quot;u&quot;;[.E728]));0;FIND(&quot;u&quot;;[.E72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artir</text:p>
          </table:table-cell>
          <table:table-cell table:style-name="ce2" office:value-type="float" office:value="23" calcext:value-type="float">
            <text:p>23</text:p>
          </table:table-cell>
          <table:table-cell office:value-type="float" office:value="0" calcext:value-type="float">
            <text:p>0</text:p>
          </table:table-cell>
          <table:table-cell table:style-name="ce20" table:formula="of:=IF(AND(ISBLANK([.G729]); ISBLANK([.F729])); MAX(IF(ISERR(FIND(&quot;e&quot;;[.E729]));0;FIND(&quot;e&quot;;[.E729])); IF(ISERR(FIND(&quot;o&quot;;[.E729]));0;FIND(&quot;o&quot;;[.E729])); IF(ISERR(FIND(&quot;u&quot;;[.E729]));0;FIND(&quot;u&quot;;[.E729]))); 0)" office:value-type="float" office:value="0" calcext:value-type="float">
            <text:p><text:s/></text:p>
          </table:table-cell>
          <table:table-cell office:value-type="string" office:string-value="part" calcext:value-type="string">
            <text:p>part</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passar</text:p>
          </table:table-cell>
          <table:table-cell table:style-name="ce2" office:value-type="float" office:value="15" calcext:value-type="float">
            <text:p>15</text:p>
          </table:table-cell>
          <table:table-cell office:value-type="float" office:value="0" calcext:value-type="float">
            <text:p>0</text:p>
          </table:table-cell>
          <table:table-cell table:style-name="ce20" table:formula="of:=IF(AND(ISBLANK([.G730]); ISBLANK([.F730])); MAX(IF(ISERR(FIND(&quot;e&quot;;[.E730]));0;FIND(&quot;e&quot;;[.E730])); IF(ISERR(FIND(&quot;o&quot;;[.E730]));0;FIND(&quot;o&quot;;[.E730])); IF(ISERR(FIND(&quot;u&quot;;[.E730]));0;FIND(&quot;u&quot;;[.E73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assear</text:p>
          </table:table-cell>
          <table:table-cell table:style-name="ce2" office:value-type="float" office:value="522" calcext:value-type="float">
            <text:p>522</text:p>
          </table:table-cell>
          <table:table-cell office:value-type="float" office:value="0" calcext:value-type="float">
            <text:p>0</text:p>
          </table:table-cell>
          <table:table-cell table:style-name="ce20" table:formula="of:=IF(AND(ISBLANK([.G731]); ISBLANK([.F731])); MAX(IF(ISERR(FIND(&quot;e&quot;;[.E731]));0;FIND(&quot;e&quot;;[.E731])); IF(ISERR(FIND(&quot;o&quot;;[.E731]));0;FIND(&quot;o&quot;;[.E731])); IF(ISERR(FIND(&quot;u&quot;;[.E731]));0;FIND(&quot;u&quot;;[.E73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ar</text:p>
          </table:table-cell>
          <table:table-cell table:number-columns-repeated="1016"/>
        </table:table-row>
        <table:table-row table:style-name="ro1">
          <table:table-cell table:style-name="ce2" office:value-type="string" calcext:value-type="string">
            <text:p>pedir</text:p>
          </table:table-cell>
          <table:table-cell table:style-name="ce2" office:value-type="float" office:value="50" calcext:value-type="float">
            <text:p>50</text:p>
          </table:table-cell>
          <table:table-cell office:value-type="float" office:value="0" calcext:value-type="float">
            <text:p>0</text:p>
          </table:table-cell>
          <table:table-cell table:style-name="ce20" table:formula="of:=IF(AND(ISBLANK([.G732]); ISBLANK([.F732])); MAX(IF(ISERR(FIND(&quot;e&quot;;[.E732]));0;FIND(&quot;e&quot;;[.E732])); IF(ISERR(FIND(&quot;o&quot;;[.E732]));0;FIND(&quot;o&quot;;[.E732])); IF(ISERR(FIND(&quot;u&quot;;[.E732]));0;FIND(&quot;u&quot;;[.E732]))); 0)" office:value-type="float" office:value="0" calcext:value-type="float">
            <text:p><text:s/></text:p>
          </table:table-cell>
          <table:table-cell office:value-type="string" office:string-value="ped" calcext:value-type="string">
            <text:p>ped</text:p>
          </table:table-cell>
          <table:table-cell table:style-name="ce25" office:value-type="string" calcext:value-type="string">
            <text:p>YES</text:p>
          </table:table-cell>
          <table:table-cell table:style-name="ce30"/>
          <table:table-cell table:style-name="ce2" office:value-type="string" calcext:value-type="string">
            <text:p>.pedir</text:p>
          </table:table-cell>
          <table:table-cell table:number-columns-repeated="1016"/>
        </table:table-row>
        <table:table-row table:style-name="ro1">
          <table:table-cell table:style-name="ce2" office:value-type="string" calcext:value-type="string">
            <text:p>pegar</text:p>
          </table:table-cell>
          <table:table-cell table:style-name="ce2" office:value-type="float" office:value="169" calcext:value-type="float">
            <text:p>169</text:p>
          </table:table-cell>
          <table:table-cell office:value-type="float" office:value="0" calcext:value-type="float">
            <text:p>0</text:p>
          </table:table-cell>
          <table:table-cell table:style-name="ce20" table:formula="of:=IF(AND(ISBLANK([.G733]); ISBLANK([.F733])); MAX(IF(ISERR(FIND(&quot;e&quot;;[.E733]));0;FIND(&quot;e&quot;;[.E733])); IF(ISERR(FIND(&quot;o&quot;;[.E733]));0;FIND(&quot;o&quot;;[.E733])); IF(ISERR(FIND(&quot;u&quot;;[.E733]));0;FIND(&quot;u&quot;;[.E73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pender</text:p>
          </table:table-cell>
          <table:table-cell table:style-name="ce2" office:value-type="float" office:value="766" calcext:value-type="float">
            <text:p>766</text:p>
          </table:table-cell>
          <table:table-cell office:value-type="float" office:value="0" calcext:value-type="float">
            <text:p>0</text:p>
          </table:table-cell>
          <table:table-cell table:style-name="ce20" table:formula="of:=IF(AND(ISBLANK([.G734]); ISBLANK([.F734])); MAX(IF(ISERR(FIND(&quot;e&quot;;[.E734]));0;FIND(&quot;e&quot;;[.E734])); IF(ISERR(FIND(&quot;o&quot;;[.E734]));0;FIND(&quot;o&quot;;[.E734])); IF(ISERR(FIND(&quot;u&quot;;[.E734]));0;FIND(&quot;u&quot;;[.E73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penetrar</text:p>
          </table:table-cell>
          <table:table-cell table:style-name="ce2" office:value-type="float" office:value="664" calcext:value-type="float">
            <text:p>664</text:p>
          </table:table-cell>
          <table:table-cell office:value-type="float" office:value="0" calcext:value-type="float">
            <text:p>0</text:p>
          </table:table-cell>
          <table:table-cell table:style-name="ce20" table:formula="of:=IF(AND(ISBLANK([.G735]); ISBLANK([.F735])); MAX(IF(ISERR(FIND(&quot;e&quot;;[.E735]));0;FIND(&quot;e&quot;;[.E735])); IF(ISERR(FIND(&quot;o&quot;;[.E735]));0;FIND(&quot;o&quot;;[.E735])); IF(ISERR(FIND(&quot;u&quot;;[.E735]));0;FIND(&quot;u&quot;;[.E73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ensar</text:p>
          </table:table-cell>
          <table:table-cell table:style-name="ce2" office:value-type="float" office:value="24" calcext:value-type="float">
            <text:p>24</text:p>
          </table:table-cell>
          <table:table-cell office:value-type="float" office:value="0" calcext:value-type="float">
            <text:p>0</text:p>
          </table:table-cell>
          <table:table-cell table:style-name="ce20" table:formula="of:=IF(AND(ISBLANK([.G736]); ISBLANK([.F736])); MAX(IF(ISERR(FIND(&quot;e&quot;;[.E736]));0;FIND(&quot;e&quot;;[.E736])); IF(ISERR(FIND(&quot;o&quot;;[.E736]));0;FIND(&quot;o&quot;;[.E736])); IF(ISERR(FIND(&quot;u&quot;;[.E736]));0;FIND(&quot;u&quot;;[.E73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erceber</text:p>
          </table:table-cell>
          <table:table-cell table:style-name="ce2" office:value-type="float" office:value="121" calcext:value-type="float">
            <text:p>121</text:p>
          </table:table-cell>
          <table:table-cell office:value-type="float" office:value="0" calcext:value-type="float">
            <text:p>0</text:p>
          </table:table-cell>
          <table:table-cell table:style-name="ce20" table:formula="of:=IF(AND(ISBLANK([.G737]); ISBLANK([.F737])); MAX(IF(ISERR(FIND(&quot;e&quot;;[.E737]));0;FIND(&quot;e&quot;;[.E737])); IF(ISERR(FIND(&quot;o&quot;;[.E737]));0;FIND(&quot;o&quot;;[.E737])); IF(ISERR(FIND(&quot;u&quot;;[.E737]));0;FIND(&quot;u&quot;;[.E73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percorrer</text:p>
          </table:table-cell>
          <table:table-cell table:style-name="ce2" office:value-type="float" office:value="397" calcext:value-type="float">
            <text:p>397</text:p>
          </table:table-cell>
          <table:table-cell office:value-type="float" office:value="0" calcext:value-type="float">
            <text:p>0</text:p>
          </table:table-cell>
          <table:table-cell table:style-name="ce20" table:formula="of:=IF(AND(ISBLANK([.G738]); ISBLANK([.F738])); MAX(IF(ISERR(FIND(&quot;e&quot;;[.E738]));0;FIND(&quot;e&quot;;[.E738])); IF(ISERR(FIND(&quot;o&quot;;[.E738]));0;FIND(&quot;o&quot;;[.E738])); IF(ISERR(FIND(&quot;u&quot;;[.E738]));0;FIND(&quot;u&quot;;[.E73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per</text:p>
          </table:table-cell>
          <table:table-cell table:style-name="ce2"/>
          <table:table-cell table:number-columns-repeated="1016"/>
        </table:table-row>
        <table:table-row table:style-name="ro1">
          <table:table-cell table:style-name="ce2" office:value-type="string" calcext:value-type="string">
            <text:p>perder</text:p>
          </table:table-cell>
          <table:table-cell table:style-name="ce2" office:value-type="float" office:value="46" calcext:value-type="float">
            <text:p>46</text:p>
          </table:table-cell>
          <table:table-cell office:value-type="float" office:value="0" calcext:value-type="float">
            <text:p>0</text:p>
          </table:table-cell>
          <table:table-cell table:style-name="ce20" table:formula="of:=IF(AND(ISBLANK([.G739]); ISBLANK([.F739])); MAX(IF(ISERR(FIND(&quot;e&quot;;[.E739]));0;FIND(&quot;e&quot;;[.E739])); IF(ISERR(FIND(&quot;o&quot;;[.E739]));0;FIND(&quot;o&quot;;[.E739])); IF(ISERR(FIND(&quot;u&quot;;[.E739]));0;FIND(&quot;u&quot;;[.E73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perder</text:p>
          </table:table-cell>
          <table:table-cell table:number-columns-repeated="1016"/>
        </table:table-row>
        <table:table-row table:style-name="ro1">
          <table:table-cell table:style-name="ce2" office:value-type="string" calcext:value-type="string">
            <text:p>perdoar</text:p>
          </table:table-cell>
          <table:table-cell table:style-name="ce2" office:value-type="float" office:value="604" calcext:value-type="float">
            <text:p>604</text:p>
          </table:table-cell>
          <table:table-cell office:value-type="float" office:value="0" calcext:value-type="float">
            <text:p>0</text:p>
          </table:table-cell>
          <table:table-cell table:style-name="ce20" table:formula="of:=IF(AND(ISBLANK([.G740]); ISBLANK([.F740])); MAX(IF(ISERR(FIND(&quot;e&quot;;[.E740]));0;FIND(&quot;e&quot;;[.E740])); IF(ISERR(FIND(&quot;o&quot;;[.E740]));0;FIND(&quot;o&quot;;[.E740])); IF(ISERR(FIND(&quot;u&quot;;[.E740]));0;FIND(&quot;u&quot;;[.E74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erguntar</text:p>
          </table:table-cell>
          <table:table-cell table:style-name="ce2" office:value-type="float" office:value="85" calcext:value-type="float">
            <text:p>85</text:p>
          </table:table-cell>
          <table:table-cell office:value-type="float" office:value="0" calcext:value-type="float">
            <text:p>0</text:p>
          </table:table-cell>
          <table:table-cell table:style-name="ce20" table:formula="of:=IF(AND(ISBLANK([.G741]); ISBLANK([.F741])); MAX(IF(ISERR(FIND(&quot;e&quot;;[.E741]));0;FIND(&quot;e&quot;;[.E741])); IF(ISERR(FIND(&quot;o&quot;;[.E741]));0;FIND(&quot;o&quot;;[.E741])); IF(ISERR(FIND(&quot;u&quot;;[.E741]));0;FIND(&quot;u&quot;;[.E74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ermanecer</text:p>
          </table:table-cell>
          <table:table-cell table:style-name="ce2" office:value-type="float" office:value="172" calcext:value-type="float">
            <text:p>172</text:p>
          </table:table-cell>
          <table:table-cell office:value-type="float" office:value="0" calcext:value-type="float">
            <text:p>0</text:p>
          </table:table-cell>
          <table:table-cell table:style-name="ce20" table:formula="of:=IF(AND(ISBLANK([.G742]); ISBLANK([.F742])); MAX(IF(ISERR(FIND(&quot;e&quot;;[.E742]));0;FIND(&quot;e&quot;;[.E742])); IF(ISERR(FIND(&quot;o&quot;;[.E742]));0;FIND(&quot;o&quot;;[.E742])); IF(ISERR(FIND(&quot;u&quot;;[.E742]));0;FIND(&quot;u&quot;;[.E74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permitir</text:p>
          </table:table-cell>
          <table:table-cell table:style-name="ce2" office:value-type="float" office:value="63" calcext:value-type="float">
            <text:p>63</text:p>
          </table:table-cell>
          <table:table-cell office:value-type="float" office:value="0" calcext:value-type="float">
            <text:p>0</text:p>
          </table:table-cell>
          <table:table-cell table:style-name="ce20" table:formula="of:=IF(AND(ISBLANK([.G743]); ISBLANK([.F743])); MAX(IF(ISERR(FIND(&quot;e&quot;;[.E743]));0;FIND(&quot;e&quot;;[.E743])); IF(ISERR(FIND(&quot;o&quot;;[.E743]));0;FIND(&quot;o&quot;;[.E743])); IF(ISERR(FIND(&quot;u&quot;;[.E743]));0;FIND(&quot;u&quot;;[.E743]))); 0)" office:value-type="float" office:value="0" calcext:value-type="float">
            <text:p><text:s/></text:p>
          </table:table-cell>
          <table:table-cell office:value-type="string" office:string-value="permit" calcext:value-type="string">
            <text:p>permit</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perseguir</text:p>
          </table:table-cell>
          <table:table-cell table:style-name="ce2" office:value-type="float" office:value="561" calcext:value-type="float">
            <text:p>561</text:p>
          </table:table-cell>
          <table:table-cell office:value-type="float" office:value="0" calcext:value-type="float">
            <text:p>0</text:p>
          </table:table-cell>
          <table:table-cell table:style-name="ce20" table:formula="of:=IF(AND(ISBLANK([.G744]); ISBLANK([.F744])); MAX(IF(ISERR(FIND(&quot;e&quot;;[.E744]));0;FIND(&quot;e&quot;;[.E744])); IF(ISERR(FIND(&quot;o&quot;;[.E744]));0;FIND(&quot;o&quot;;[.E744])); IF(ISERR(FIND(&quot;u&quot;;[.E744]));0;FIND(&quot;u&quot;;[.E744]))); 0)" office:value-type="float" office:value="0" calcext:value-type="float">
            <text:p><text:s/></text:p>
          </table:table-cell>
          <table:table-cell office:value-type="string" office:string-value="persegu" calcext:value-type="string">
            <text:p>persegu</text:p>
          </table:table-cell>
          <table:table-cell table:style-name="ce26"/>
          <table:table-cell table:style-name="ce29" office:value-type="string" calcext:value-type="string">
            <text:p>per</text:p>
          </table:table-cell>
          <table:table-cell table:style-name="ce2"/>
          <table:table-cell table:number-columns-repeated="1016"/>
        </table:table-row>
        <table:table-row table:style-name="ro1">
          <table:table-cell table:style-name="ce2" office:value-type="string" calcext:value-type="string">
            <text:p>persistir</text:p>
          </table:table-cell>
          <table:table-cell table:style-name="ce2" office:value-type="float" office:value="801" calcext:value-type="float">
            <text:p>801</text:p>
          </table:table-cell>
          <table:table-cell office:value-type="float" office:value="0" calcext:value-type="float">
            <text:p>0</text:p>
          </table:table-cell>
          <table:table-cell table:style-name="ce20" table:formula="of:=IF(AND(ISBLANK([.G745]); ISBLANK([.F745])); MAX(IF(ISERR(FIND(&quot;e&quot;;[.E745]));0;FIND(&quot;e&quot;;[.E745])); IF(ISERR(FIND(&quot;o&quot;;[.E745]));0;FIND(&quot;o&quot;;[.E745])); IF(ISERR(FIND(&quot;u&quot;;[.E745]));0;FIND(&quot;u&quot;;[.E745]))); 0)" office:value-type="float" office:value="0" calcext:value-type="float">
            <text:p><text:s/></text:p>
          </table:table-cell>
          <table:table-cell office:value-type="string" office:string-value="persist" calcext:value-type="string">
            <text:p>persist</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pertencer</text:p>
          </table:table-cell>
          <table:table-cell table:style-name="ce2" office:value-type="float" office:value="184" calcext:value-type="float">
            <text:p>184</text:p>
          </table:table-cell>
          <table:table-cell office:value-type="float" office:value="0" calcext:value-type="float">
            <text:p>0</text:p>
          </table:table-cell>
          <table:table-cell table:style-name="ce20" table:formula="of:=IF(AND(ISBLANK([.G746]); ISBLANK([.F746])); MAX(IF(ISERR(FIND(&quot;e&quot;;[.E746]));0;FIND(&quot;e&quot;;[.E746])); IF(ISERR(FIND(&quot;o&quot;;[.E746]));0;FIND(&quot;o&quot;;[.E746])); IF(ISERR(FIND(&quot;u&quot;;[.E746]));0;FIND(&quot;u&quot;;[.E74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perturbar</text:p>
          </table:table-cell>
          <table:table-cell table:style-name="ce2" office:value-type="float" office:value="734" calcext:value-type="float">
            <text:p>734</text:p>
          </table:table-cell>
          <table:table-cell office:value-type="float" office:value="0" calcext:value-type="float">
            <text:p>0</text:p>
          </table:table-cell>
          <table:table-cell table:style-name="ce20" table:formula="of:=IF(AND(ISBLANK([.G747]); ISBLANK([.F747])); MAX(IF(ISERR(FIND(&quot;e&quot;;[.E747]));0;FIND(&quot;e&quot;;[.E747])); IF(ISERR(FIND(&quot;o&quot;;[.E747]));0;FIND(&quot;o&quot;;[.E747])); IF(ISERR(FIND(&quot;u&quot;;[.E747]));0;FIND(&quot;u&quot;;[.E74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esar</text:p>
          </table:table-cell>
          <table:table-cell table:style-name="ce2" office:value-type="float" office:value="254" calcext:value-type="float">
            <text:p>254</text:p>
          </table:table-cell>
          <table:table-cell office:value-type="float" office:value="0" calcext:value-type="float">
            <text:p>0</text:p>
          </table:table-cell>
          <table:table-cell table:style-name="ce20" table:formula="of:=IF(AND(ISBLANK([.G748]); ISBLANK([.F748])); MAX(IF(ISERR(FIND(&quot;e&quot;;[.E748]));0;FIND(&quot;e&quot;;[.E748])); IF(ISERR(FIND(&quot;o&quot;;[.E748]));0;FIND(&quot;o&quot;;[.E748])); IF(ISERR(FIND(&quot;u&quot;;[.E748]));0;FIND(&quot;u&quot;;[.E74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escar</text:p>
          </table:table-cell>
          <table:table-cell table:style-name="ce2" office:value-type="float" office:value="973" calcext:value-type="float">
            <text:p>973</text:p>
          </table:table-cell>
          <table:table-cell office:value-type="float" office:value="0" calcext:value-type="float">
            <text:p>0</text:p>
          </table:table-cell>
          <table:table-cell table:style-name="ce20" table:formula="of:=IF(AND(ISBLANK([.G749]); ISBLANK([.F749])); MAX(IF(ISERR(FIND(&quot;e&quot;;[.E749]));0;FIND(&quot;e&quot;;[.E749])); IF(ISERR(FIND(&quot;o&quot;;[.E749]));0;FIND(&quot;o&quot;;[.E749])); IF(ISERR(FIND(&quot;u&quot;;[.E749]));0;FIND(&quot;u&quot;;[.E74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pesquisar</text:p>
          </table:table-cell>
          <table:table-cell table:style-name="ce2" office:value-type="float" office:value="912" calcext:value-type="float">
            <text:p>912</text:p>
          </table:table-cell>
          <table:table-cell office:value-type="float" office:value="0" calcext:value-type="float">
            <text:p>0</text:p>
          </table:table-cell>
          <table:table-cell table:style-name="ce20" table:formula="of:=IF(AND(ISBLANK([.G750]); ISBLANK([.F750])); MAX(IF(ISERR(FIND(&quot;e&quot;;[.E750]));0;FIND(&quot;e&quot;;[.E750])); IF(ISERR(FIND(&quot;o&quot;;[.E750]));0;FIND(&quot;o&quot;;[.E750])); IF(ISERR(FIND(&quot;u&quot;;[.E750]));0;FIND(&quot;u&quot;;[.E75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icar</text:p>
          </table:table-cell>
          <table:table-cell table:style-name="ce2" office:value-type="float" office:value="843" calcext:value-type="float">
            <text:p>843</text:p>
          </table:table-cell>
          <table:table-cell office:value-type="float" office:value="0" calcext:value-type="float">
            <text:p>0</text:p>
          </table:table-cell>
          <table:table-cell table:style-name="ce20" table:formula="of:=IF(AND(ISBLANK([.G751]); ISBLANK([.F751])); MAX(IF(ISERR(FIND(&quot;e&quot;;[.E751]));0;FIND(&quot;e&quot;;[.E751])); IF(ISERR(FIND(&quot;o&quot;;[.E751]));0;FIND(&quot;o&quot;;[.E751])); IF(ISERR(FIND(&quot;u&quot;;[.E751]));0;FIND(&quot;u&quot;;[.E75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pintar</text:p>
          </table:table-cell>
          <table:table-cell table:style-name="ce2" office:value-type="float" office:value="378" calcext:value-type="float">
            <text:p>378</text:p>
          </table:table-cell>
          <table:table-cell office:value-type="float" office:value="0" calcext:value-type="float">
            <text:p>0</text:p>
          </table:table-cell>
          <table:table-cell table:style-name="ce20" table:formula="of:=IF(AND(ISBLANK([.G752]); ISBLANK([.F752])); MAX(IF(ISERR(FIND(&quot;e&quot;;[.E752]));0;FIND(&quot;e&quot;;[.E752])); IF(ISERR(FIND(&quot;o&quot;;[.E752]));0;FIND(&quot;o&quot;;[.E752])); IF(ISERR(FIND(&quot;u&quot;;[.E752]));0;FIND(&quot;u&quot;;[.E75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isar</text:p>
          </table:table-cell>
          <table:table-cell table:style-name="ce2" office:value-type="float" office:value="739" calcext:value-type="float">
            <text:p>739</text:p>
          </table:table-cell>
          <table:table-cell office:value-type="float" office:value="0" calcext:value-type="float">
            <text:p>0</text:p>
          </table:table-cell>
          <table:table-cell table:style-name="ce20" table:formula="of:=IF(AND(ISBLANK([.G753]); ISBLANK([.F753])); MAX(IF(ISERR(FIND(&quot;e&quot;;[.E753]));0;FIND(&quot;e&quot;;[.E753])); IF(ISERR(FIND(&quot;o&quot;;[.E753]));0;FIND(&quot;o&quot;;[.E753])); IF(ISERR(FIND(&quot;u&quot;;[.E753]));0;FIND(&quot;u&quot;;[.E75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lanejar</text:p>
          </table:table-cell>
          <table:table-cell table:style-name="ce2" office:value-type="float" office:value="676" calcext:value-type="float">
            <text:p>676</text:p>
          </table:table-cell>
          <table:table-cell office:value-type="float" office:value="0" calcext:value-type="float">
            <text:p>0</text:p>
          </table:table-cell>
          <table:table-cell table:style-name="ce20" table:formula="of:=IF(AND(ISBLANK([.G754]); ISBLANK([.F754])); MAX(IF(ISERR(FIND(&quot;e&quot;;[.E754]));0;FIND(&quot;e&quot;;[.E754])); IF(ISERR(FIND(&quot;o&quot;;[.E754]));0;FIND(&quot;o&quot;;[.E754])); IF(ISERR(FIND(&quot;u&quot;;[.E754]));0;FIND(&quot;u&quot;;[.E75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lantar</text:p>
          </table:table-cell>
          <table:table-cell table:style-name="ce2" office:value-type="float" office:value="663" calcext:value-type="float">
            <text:p>663</text:p>
          </table:table-cell>
          <table:table-cell office:value-type="float" office:value="0" calcext:value-type="float">
            <text:p>0</text:p>
          </table:table-cell>
          <table:table-cell table:style-name="ce20" table:formula="of:=IF(AND(ISBLANK([.G755]); ISBLANK([.F755])); MAX(IF(ISERR(FIND(&quot;e&quot;;[.E755]));0;FIND(&quot;e&quot;;[.E755])); IF(ISERR(FIND(&quot;o&quot;;[.E755]));0;FIND(&quot;o&quot;;[.E755])); IF(ISERR(FIND(&quot;u&quot;;[.E755]));0;FIND(&quot;u&quot;;[.E75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oder</text:p>
          </table:table-cell>
          <table:table-cell table:style-name="ce2" office:value-type="float" office:value="4" calcext:value-type="float">
            <text:p>4</text:p>
          </table:table-cell>
          <table:table-cell office:value-type="float" office:value="0" calcext:value-type="float">
            <text:p>0</text:p>
          </table:table-cell>
          <table:table-cell table:style-name="ce20" table:formula="of:=IF(AND(ISBLANK([.G756]); ISBLANK([.F756])); MAX(IF(ISERR(FIND(&quot;e&quot;;[.E756]));0;FIND(&quot;e&quot;;[.E756])); IF(ISERR(FIND(&quot;o&quot;;[.E756]));0;FIND(&quot;o&quot;;[.E756])); IF(ISERR(FIND(&quot;u&quot;;[.E756]));0;FIND(&quot;u&quot;;[.E756]))); 0)" office:value-type="float" office:value="0" calcext:value-type="float">
            <text:p><text:s/></text:p>
          </table:table-cell>
          <table:table-cell office:value-type="float" office:value="0" calcext:value-type="float">
            <text:p>0</text:p>
          </table:table-cell>
          <table:table-cell table:style-name="ce26"/>
          <table:table-cell table:style-name="ce29"/>
          <table:table-cell table:style-name="ce2" office:value-type="string" calcext:value-type="string">
            <text:p>.pode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ponderar</text:p>
          </table:table-cell>
          <table:table-cell table:style-name="ce2" office:value-type="float" office:value="894" calcext:value-type="float">
            <text:p>894</text:p>
          </table:table-cell>
          <table:table-cell office:value-type="float" office:value="0" calcext:value-type="float">
            <text:p>0</text:p>
          </table:table-cell>
          <table:table-cell table:style-name="ce20" table:formula="of:=IF(AND(ISBLANK([.G757]); ISBLANK([.F757])); MAX(IF(ISERR(FIND(&quot;e&quot;;[.E757]));0;FIND(&quot;e&quot;;[.E757])); IF(ISERR(FIND(&quot;o&quot;;[.E757]));0;FIND(&quot;o&quot;;[.E757])); IF(ISERR(FIND(&quot;u&quot;;[.E757]));0;FIND(&quot;u&quot;;[.E75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15" office:value-type="string" calcext:value-type="string">
            <text:p>por</text:p>
          </table:table-cell>
          <table:table-cell/>
          <table:table-cell office:value-type="float" office:value="0" calcext:value-type="float">
            <text:p>0</text:p>
          </table:table-cell>
          <table:table-cell table:style-name="ce20" table:formula="of:=IF(AND(ISBLANK([.G758]); ISBLANK([.F758])); MAX(IF(ISERR(FIND(&quot;e&quot;;[.E758]));0;FIND(&quot;e&quot;;[.E758])); IF(ISERR(FIND(&quot;o&quot;;[.E758]));0;FIND(&quot;o&quot;;[.E758])); IF(ISERR(FIND(&quot;u&quot;;[.E758]));0;FIND(&quot;u&quot;;[.E75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34" office:value-type="string" calcext:value-type="string">
            <text:p>or</text:p>
          </table:table-cell>
          <table:table-cell table:style-name="ce2" table:number-columns-repeated="2"/>
          <table:table-cell/>
          <table:table-cell table:style-name="ce34" office:value-type="string" calcext:value-type="string">
            <text:p>This "por" (vs. "pôr") catches prefixed (opor, depor), etc MAKE SURE IT POINTS TO "or" ON UPDATES</text:p>
          </table:table-cell>
          <table:table-cell table:number-columns-repeated="1012"/>
        </table:table-row>
        <table:table-row table:style-name="ro1">
          <table:table-cell table:style-name="ce2" office:value-type="string" calcext:value-type="string">
            <text:p>pôr</text:p>
          </table:table-cell>
          <table:table-cell table:style-name="ce2" office:value-type="float" office:value="39" calcext:value-type="float">
            <text:p>39</text:p>
          </table:table-cell>
          <table:table-cell office:value-type="float" office:value="0" calcext:value-type="float">
            <text:p>0</text:p>
          </table:table-cell>
          <table:table-cell table:style-name="ce20" table:formula="of:=IF(AND(ISBLANK([.G759]); ISBLANK([.F759])); MAX(IF(ISERR(FIND(&quot;e&quot;;[.E759]));0;FIND(&quot;e&quot;;[.E759])); IF(ISERR(FIND(&quot;o&quot;;[.E759]));0;FIND(&quot;o&quot;;[.E759])); IF(ISERR(FIND(&quot;u&quot;;[.E759]));0;FIND(&quot;u&quot;;[.E759]))); 0)" office:value-type="float" office:value="0" calcext:value-type="float">
            <text:p><text:s/></text:p>
          </table:table-cell>
          <table:table-cell office:value-type="float" office:value="0" calcext:value-type="float">
            <text:p>0</text:p>
          </table:table-cell>
          <table:table-cell table:style-name="ce26"/>
          <table:table-cell table:style-name="ce29"/>
          <table:table-cell table:style-name="ce2" office:value-type="string" calcext:value-type="string">
            <text:p>.pôr</text:p>
          </table:table-cell>
          <table:table-cell table:style-name="ce2" table:number-columns-repeated="2"/>
          <table:table-cell/>
          <table:table-cell table:style-name="ce2" office:value-type="string" calcext:value-type="string">
            <text:p>SPECIAL -- Just use the OR ending to construct.</text:p>
          </table:table-cell>
          <table:table-cell table:number-columns-repeated="1012"/>
        </table:table-row>
        <table:table-row table:style-name="ro1">
          <table:table-cell table:style-name="ce2" office:value-type="string" calcext:value-type="string">
            <text:p>portar</text:p>
          </table:table-cell>
          <table:table-cell table:style-name="ce2"/>
          <table:table-cell office:value-type="float" office:value="0" calcext:value-type="float">
            <text:p>0</text:p>
          </table:table-cell>
          <table:table-cell table:style-name="ce20" table:formula="of:=IF(AND(ISBLANK([.G760]); ISBLANK([.F760])); MAX(IF(ISERR(FIND(&quot;e&quot;;[.E760]));0;FIND(&quot;e&quot;;[.E760])); IF(ISERR(FIND(&quot;o&quot;;[.E760]));0;FIND(&quot;o&quot;;[.E760])); IF(ISERR(FIND(&quot;u&quot;;[.E760]));0;FIND(&quot;u&quot;;[.E76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ossibilitar</text:p>
          </table:table-cell>
          <table:table-cell table:style-name="ce2" office:value-type="float" office:value="511" calcext:value-type="float">
            <text:p>511</text:p>
          </table:table-cell>
          <table:table-cell office:value-type="float" office:value="0" calcext:value-type="float">
            <text:p>0</text:p>
          </table:table-cell>
          <table:table-cell table:style-name="ce20" table:formula="of:=IF(AND(ISBLANK([.G761]); ISBLANK([.F761])); MAX(IF(ISERR(FIND(&quot;e&quot;;[.E761]));0;FIND(&quot;e&quot;;[.E761])); IF(ISERR(FIND(&quot;o&quot;;[.E761]));0;FIND(&quot;o&quot;;[.E761])); IF(ISERR(FIND(&quot;u&quot;;[.E761]));0;FIND(&quot;u&quot;;[.E76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ossuir</text:p>
          </table:table-cell>
          <table:table-cell table:style-name="ce2" office:value-type="float" office:value="88" calcext:value-type="float">
            <text:p>88</text:p>
          </table:table-cell>
          <table:table-cell office:value-type="float" office:value="0" calcext:value-type="float">
            <text:p>0</text:p>
          </table:table-cell>
          <table:table-cell table:style-name="ce20" table:formula="of:=IF(AND(ISBLANK([.G762]); ISBLANK([.F762])); MAX(IF(ISERR(FIND(&quot;e&quot;;[.E762]));0;FIND(&quot;e&quot;;[.E762])); IF(ISERR(FIND(&quot;o&quot;;[.E762]));0;FIND(&quot;o&quot;;[.E762])); IF(ISERR(FIND(&quot;u&quot;;[.E762]));0;FIND(&quot;u&quot;;[.E762]))); 0)" office:value-type="float" office:value="0" calcext:value-type="float">
            <text:p><text:s/></text:p>
          </table:table-cell>
          <table:table-cell office:value-type="string" office:string-value="possu" calcext:value-type="string">
            <text:p>possu</text:p>
          </table:table-cell>
          <table:table-cell table:style-name="ce25" office:value-type="string" calcext:value-type="string">
            <text:p>YES</text:p>
          </table:table-cell>
          <table:table-cell table:style-name="ce30"/>
          <table:table-cell table:style-name="ce2" office:value-type="string" calcext:value-type="string">
            <text:p>uir</text:p>
          </table:table-cell>
          <table:table-cell table:number-columns-repeated="1016"/>
        </table:table-row>
        <table:table-row table:style-name="ro1">
          <table:table-cell table:style-name="ce2" office:value-type="string" calcext:value-type="string">
            <text:p>poupar</text:p>
          </table:table-cell>
          <table:table-cell table:style-name="ce2" office:value-type="float" office:value="719" calcext:value-type="float">
            <text:p>719</text:p>
          </table:table-cell>
          <table:table-cell office:value-type="float" office:value="0" calcext:value-type="float">
            <text:p>0</text:p>
          </table:table-cell>
          <table:table-cell table:style-name="ce20" table:formula="of:=IF(AND(ISBLANK([.G763]); ISBLANK([.F763])); MAX(IF(ISERR(FIND(&quot;e&quot;;[.E763]));0;FIND(&quot;e&quot;;[.E763])); IF(ISERR(FIND(&quot;o&quot;;[.E763]));0;FIND(&quot;o&quot;;[.E763])); IF(ISERR(FIND(&quot;u&quot;;[.E763]));0;FIND(&quot;u&quot;;[.E76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ousar</text:p>
          </table:table-cell>
          <table:table-cell table:style-name="ce2" office:value-type="float" office:value="709" calcext:value-type="float">
            <text:p>709</text:p>
          </table:table-cell>
          <table:table-cell office:value-type="float" office:value="0" calcext:value-type="float">
            <text:p>0</text:p>
          </table:table-cell>
          <table:table-cell table:style-name="ce20" table:formula="of:=IF(AND(ISBLANK([.G764]); ISBLANK([.F764])); MAX(IF(ISERR(FIND(&quot;e&quot;;[.E764]));0;FIND(&quot;e&quot;;[.E764])); IF(ISERR(FIND(&quot;o&quot;;[.E764]));0;FIND(&quot;o&quot;;[.E764])); IF(ISERR(FIND(&quot;u&quot;;[.E764]));0;FIND(&quot;u&quot;;[.E764])));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po</text:p>
          </table:table-cell>
          <table:table-cell table:style-name="ce2"/>
          <table:table-cell table:number-columns-repeated="1016"/>
        </table:table-row>
        <table:table-row table:style-name="ro1">
          <table:table-cell table:style-name="ce2" office:value-type="string" calcext:value-type="string">
            <text:p>praticar</text:p>
          </table:table-cell>
          <table:table-cell table:style-name="ce2" office:value-type="float" office:value="326" calcext:value-type="float">
            <text:p>326</text:p>
          </table:table-cell>
          <table:table-cell office:value-type="float" office:value="0" calcext:value-type="float">
            <text:p>0</text:p>
          </table:table-cell>
          <table:table-cell table:style-name="ce20" table:formula="of:=IF(AND(ISBLANK([.G765]); ISBLANK([.F765])); MAX(IF(ISERR(FIND(&quot;e&quot;;[.E765]));0;FIND(&quot;e&quot;;[.E765])); IF(ISERR(FIND(&quot;o&quot;;[.E765]));0;FIND(&quot;o&quot;;[.E765])); IF(ISERR(FIND(&quot;u&quot;;[.E765]));0;FIND(&quot;u&quot;;[.E76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preceder</text:p>
          </table:table-cell>
          <table:table-cell table:style-name="ce2" office:value-type="float" office:value="930" calcext:value-type="float">
            <text:p>930</text:p>
          </table:table-cell>
          <table:table-cell office:value-type="float" office:value="0" calcext:value-type="float">
            <text:p>0</text:p>
          </table:table-cell>
          <table:table-cell table:style-name="ce20" table:formula="of:=IF(AND(ISBLANK([.G766]); ISBLANK([.F766])); MAX(IF(ISERR(FIND(&quot;e&quot;;[.E766]));0;FIND(&quot;e&quot;;[.E766])); IF(ISERR(FIND(&quot;o&quot;;[.E766]));0;FIND(&quot;o&quot;;[.E766])); IF(ISERR(FIND(&quot;u&quot;;[.E766]));0;FIND(&quot;u&quot;;[.E766])));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pre</text:p>
          </table:table-cell>
          <table:table-cell table:style-name="ce2"/>
          <table:table-cell table:number-columns-repeated="1016"/>
        </table:table-row>
        <table:table-row table:style-name="ro1">
          <table:table-cell table:style-name="ce2" office:value-type="string" calcext:value-type="string">
            <text:p>precipitar</text:p>
          </table:table-cell>
          <table:table-cell table:style-name="ce2" office:value-type="float" office:value="864" calcext:value-type="float">
            <text:p>864</text:p>
          </table:table-cell>
          <table:table-cell office:value-type="float" office:value="0" calcext:value-type="float">
            <text:p>0</text:p>
          </table:table-cell>
          <table:table-cell table:style-name="ce20" table:formula="of:=IF(AND(ISBLANK([.G767]); ISBLANK([.F767])); MAX(IF(ISERR(FIND(&quot;e&quot;;[.E767]));0;FIND(&quot;e&quot;;[.E767])); IF(ISERR(FIND(&quot;o&quot;;[.E767]));0;FIND(&quot;o&quot;;[.E767])); IF(ISERR(FIND(&quot;u&quot;;[.E767]));0;FIND(&quot;u&quot;;[.E76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recisar</text:p>
          </table:table-cell>
          <table:table-cell table:style-name="ce2" office:value-type="float" office:value="84" calcext:value-type="float">
            <text:p>84</text:p>
          </table:table-cell>
          <table:table-cell office:value-type="float" office:value="0" calcext:value-type="float">
            <text:p>0</text:p>
          </table:table-cell>
          <table:table-cell table:style-name="ce20" table:formula="of:=IF(AND(ISBLANK([.G768]); ISBLANK([.F768])); MAX(IF(ISERR(FIND(&quot;e&quot;;[.E768]));0;FIND(&quot;e&quot;;[.E768])); IF(ISERR(FIND(&quot;o&quot;;[.E768]));0;FIND(&quot;o&quot;;[.E768])); IF(ISERR(FIND(&quot;u&quot;;[.E768]));0;FIND(&quot;u&quot;;[.E76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redominar</text:p>
          </table:table-cell>
          <table:table-cell table:style-name="ce2" office:value-type="float" office:value="887" calcext:value-type="float">
            <text:p>887</text:p>
          </table:table-cell>
          <table:table-cell office:value-type="float" office:value="0" calcext:value-type="float">
            <text:p>0</text:p>
          </table:table-cell>
          <table:table-cell table:style-name="ce20" table:formula="of:=IF(AND(ISBLANK([.G769]); ISBLANK([.F769])); MAX(IF(ISERR(FIND(&quot;e&quot;;[.E769]));0;FIND(&quot;e&quot;;[.E769])); IF(ISERR(FIND(&quot;o&quot;;[.E769]));0;FIND(&quot;o&quot;;[.E769])); IF(ISERR(FIND(&quot;u&quot;;[.E769]));0;FIND(&quot;u&quot;;[.E76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pre</text:p>
          </table:table-cell>
          <table:table-cell table:style-name="ce2"/>
          <table:table-cell table:number-columns-repeated="1016"/>
        </table:table-row>
        <table:table-row table:style-name="ro1">
          <table:table-cell table:style-name="ce2" office:value-type="string" calcext:value-type="string">
            <text:p>preencher</text:p>
          </table:table-cell>
          <table:table-cell table:style-name="ce2" office:value-type="float" office:value="605" calcext:value-type="float">
            <text:p>605</text:p>
          </table:table-cell>
          <table:table-cell office:value-type="float" office:value="0" calcext:value-type="float">
            <text:p>0</text:p>
          </table:table-cell>
          <table:table-cell table:style-name="ce20" table:formula="of:=IF(AND(ISBLANK([.G770]); ISBLANK([.F770])); MAX(IF(ISERR(FIND(&quot;e&quot;;[.E770]));0;FIND(&quot;e&quot;;[.E770])); IF(ISERR(FIND(&quot;o&quot;;[.E770]));0;FIND(&quot;o&quot;;[.E770])); IF(ISERR(FIND(&quot;u&quot;;[.E770]));0;FIND(&quot;u&quot;;[.E770])));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pre</text:p>
          </table:table-cell>
          <table:table-cell table:style-name="ce2"/>
          <table:table-cell table:number-columns-repeated="1016"/>
        </table:table-row>
        <table:table-row table:style-name="ro1">
          <table:table-cell table:style-name="ce2" office:value-type="string" calcext:value-type="string">
            <text:p>preferir</text:p>
          </table:table-cell>
          <table:table-cell table:style-name="ce2" office:value-type="float" office:value="208" calcext:value-type="float">
            <text:p>208</text:p>
          </table:table-cell>
          <table:table-cell office:value-type="float" office:value="0" calcext:value-type="float">
            <text:p>0</text:p>
          </table:table-cell>
          <table:table-cell table:style-name="ce20" table:formula="of:=IF(AND(ISBLANK([.G771]); ISBLANK([.F771])); MAX(IF(ISERR(FIND(&quot;e&quot;;[.E771]));0;FIND(&quot;e&quot;;[.E771])); IF(ISERR(FIND(&quot;o&quot;;[.E771]));0;FIND(&quot;o&quot;;[.E771])); IF(ISERR(FIND(&quot;u&quot;;[.E771]));0;FIND(&quot;u&quot;;[.E771]))); 0)" office:value-type="float" office:value="0" calcext:value-type="float">
            <text:p><text:s/></text:p>
          </table:table-cell>
          <table:table-cell office:value-type="string" office:string-value="prefer" calcext:value-type="string">
            <text:p>prefer</text:p>
          </table:table-cell>
          <table:table-cell table:style-name="ce26"/>
          <table:table-cell table:style-name="ce29" office:value-type="string" calcext:value-type="string">
            <text:p>pre</text:p>
          </table:table-cell>
          <table:table-cell table:style-name="ce2"/>
          <table:table-cell table:number-columns-repeated="1016"/>
        </table:table-row>
        <table:table-row table:style-name="ro1">
          <table:table-cell table:style-name="ce2" office:value-type="string" calcext:value-type="string">
            <text:p>pregar</text:p>
          </table:table-cell>
          <table:table-cell table:style-name="ce2" office:value-type="float" office:value="555" calcext:value-type="float">
            <text:p>555</text:p>
          </table:table-cell>
          <table:table-cell office:value-type="float" office:value="0" calcext:value-type="float">
            <text:p>0</text:p>
          </table:table-cell>
          <table:table-cell table:style-name="ce20" table:formula="of:=IF(AND(ISBLANK([.G772]); ISBLANK([.F772])); MAX(IF(ISERR(FIND(&quot;e&quot;;[.E772]));0;FIND(&quot;e&quot;;[.E772])); IF(ISERR(FIND(&quot;o&quot;;[.E772]));0;FIND(&quot;o&quot;;[.E772])); IF(ISERR(FIND(&quot;u&quot;;[.E772]));0;FIND(&quot;u&quot;;[.E77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prejudicar</text:p>
          </table:table-cell>
          <table:table-cell table:style-name="ce2" office:value-type="float" office:value="462" calcext:value-type="float">
            <text:p>462</text:p>
          </table:table-cell>
          <table:table-cell office:value-type="float" office:value="0" calcext:value-type="float">
            <text:p>0</text:p>
          </table:table-cell>
          <table:table-cell table:style-name="ce20" table:formula="of:=IF(AND(ISBLANK([.G773]); ISBLANK([.F773])); MAX(IF(ISERR(FIND(&quot;e&quot;;[.E773]));0;FIND(&quot;e&quot;;[.E773])); IF(ISERR(FIND(&quot;o&quot;;[.E773]));0;FIND(&quot;o&quot;;[.E773])); IF(ISERR(FIND(&quot;u&quot;;[.E773]));0;FIND(&quot;u&quot;;[.E77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premir</text:p>
          </table:table-cell>
          <table:table-cell/>
          <table:table-cell office:value-type="float" office:value="3" calcext:value-type="float">
            <text:p>3</text:p>
          </table:table-cell>
          <table:table-cell table:style-name="ce20" table:formula="of:=IF(AND(ISBLANK([.G774]); ISBLANK([.F774])); MAX(IF(ISERR(FIND(&quot;e&quot;;[.E774]));0;FIND(&quot;e&quot;;[.E774])); IF(ISERR(FIND(&quot;o&quot;;[.E774]));0;FIND(&quot;o&quot;;[.E774])); IF(ISERR(FIND(&quot;u&quot;;[.E774]));0;FIND(&quot;u&quot;;[.E774]))); 0)" office:value-type="float" office:value="3" calcext:value-type="float">
            <text:p>3 </text:p>
          </table:table-cell>
          <table:table-cell office:value-type="string" office:string-value="prem" calcext:value-type="string">
            <text:p>prem</text:p>
          </table:table-cell>
          <table:table-cell table:style-name="ce26"/>
          <table:table-cell table:style-name="ce30"/>
          <table:table-cell table:style-name="ce2" office:value-type="string" calcext:value-type="string">
            <text:p>i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prender</text:p>
          </table:table-cell>
          <table:table-cell table:style-name="ce2" office:value-type="float" office:value="420" calcext:value-type="float">
            <text:p>420</text:p>
          </table:table-cell>
          <table:table-cell office:value-type="float" office:value="0" calcext:value-type="float">
            <text:p>0</text:p>
          </table:table-cell>
          <table:table-cell table:style-name="ce20" table:formula="of:=IF(AND(ISBLANK([.G775]); ISBLANK([.F775])); MAX(IF(ISERR(FIND(&quot;e&quot;;[.E775]));0;FIND(&quot;e&quot;;[.E775])); IF(ISERR(FIND(&quot;o&quot;;[.E775]));0;FIND(&quot;o&quot;;[.E775])); IF(ISERR(FIND(&quot;u&quot;;[.E775]));0;FIND(&quot;u&quot;;[.E77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table-cell table:style-name="ce2" office:value-type="string" calcext:value-type="string">
            <text:p>preso</text:p>
          </table:table-cell>
          <table:table-cell table:number-columns-repeated="1014"/>
        </table:table-row>
        <table:table-row table:style-name="ro1">
          <table:table-cell table:style-name="ce2" office:value-type="string" calcext:value-type="string">
            <text:p>preocupar</text:p>
          </table:table-cell>
          <table:table-cell table:style-name="ce2" office:value-type="float" office:value="314" calcext:value-type="float">
            <text:p>314</text:p>
          </table:table-cell>
          <table:table-cell office:value-type="float" office:value="0" calcext:value-type="float">
            <text:p>0</text:p>
          </table:table-cell>
          <table:table-cell table:style-name="ce20" table:formula="of:=IF(AND(ISBLANK([.G776]); ISBLANK([.F776])); MAX(IF(ISERR(FIND(&quot;e&quot;;[.E776]));0;FIND(&quot;e&quot;;[.E776])); IF(ISERR(FIND(&quot;o&quot;;[.E776]));0;FIND(&quot;o&quot;;[.E776])); IF(ISERR(FIND(&quot;u&quot;;[.E776]));0;FIND(&quot;u&quot;;[.E776])));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pre</text:p>
          </table:table-cell>
          <table:table-cell table:style-name="ce2"/>
          <table:table-cell table:number-columns-repeated="1016"/>
        </table:table-row>
        <table:table-row table:style-name="ro1">
          <table:table-cell table:style-name="ce2" office:value-type="string" calcext:value-type="string">
            <text:p>preparar</text:p>
          </table:table-cell>
          <table:table-cell table:style-name="ce2" office:value-type="float" office:value="181" calcext:value-type="float">
            <text:p>181</text:p>
          </table:table-cell>
          <table:table-cell office:value-type="float" office:value="0" calcext:value-type="float">
            <text:p>0</text:p>
          </table:table-cell>
          <table:table-cell table:style-name="ce20" table:formula="of:=IF(AND(ISBLANK([.G777]); ISBLANK([.F777])); MAX(IF(ISERR(FIND(&quot;e&quot;;[.E777]));0;FIND(&quot;e&quot;;[.E777])); IF(ISERR(FIND(&quot;o&quot;;[.E777]));0;FIND(&quot;o&quot;;[.E777])); IF(ISERR(FIND(&quot;u&quot;;[.E777]));0;FIND(&quot;u&quot;;[.E777])));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pre</text:p>
          </table:table-cell>
          <table:table-cell table:style-name="ce2"/>
          <table:table-cell table:number-columns-repeated="1016"/>
        </table:table-row>
        <table:table-row table:style-name="ro1">
          <table:table-cell table:style-name="ce2" office:value-type="string" calcext:value-type="string">
            <text:p>preservar</text:p>
          </table:table-cell>
          <table:table-cell table:style-name="ce2" office:value-type="float" office:value="629" calcext:value-type="float">
            <text:p>629</text:p>
          </table:table-cell>
          <table:table-cell office:value-type="float" office:value="0" calcext:value-type="float">
            <text:p>0</text:p>
          </table:table-cell>
          <table:table-cell table:style-name="ce20" table:formula="of:=IF(AND(ISBLANK([.G778]); ISBLANK([.F778])); MAX(IF(ISERR(FIND(&quot;e&quot;;[.E778]));0;FIND(&quot;e&quot;;[.E778])); IF(ISERR(FIND(&quot;o&quot;;[.E778]));0;FIND(&quot;o&quot;;[.E778])); IF(ISERR(FIND(&quot;u&quot;;[.E778]));0;FIND(&quot;u&quot;;[.E77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residir</text:p>
          </table:table-cell>
          <table:table-cell table:style-name="ce2" office:value-type="float" office:value="538" calcext:value-type="float">
            <text:p>538</text:p>
          </table:table-cell>
          <table:table-cell office:value-type="float" office:value="0" calcext:value-type="float">
            <text:p>0</text:p>
          </table:table-cell>
          <table:table-cell table:style-name="ce20" table:formula="of:=IF(AND(ISBLANK([.G779]); ISBLANK([.F779])); MAX(IF(ISERR(FIND(&quot;e&quot;;[.E779]));0;FIND(&quot;e&quot;;[.E779])); IF(ISERR(FIND(&quot;o&quot;;[.E779]));0;FIND(&quot;o&quot;;[.E779])); IF(ISERR(FIND(&quot;u&quot;;[.E779]));0;FIND(&quot;u&quot;;[.E779]))); 0)" office:value-type="float" office:value="0" calcext:value-type="float">
            <text:p><text:s/></text:p>
          </table:table-cell>
          <table:table-cell office:value-type="string" office:string-value="presid" calcext:value-type="string">
            <text:p>presid</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3"/>
          <table:table-cell table:style-name="ce2" office:value-type="string" calcext:value-type="string">
            <text:p>DOES NOT USE DIR (from pedir/medir!)</text:p>
          </table:table-cell>
          <table:table-cell table:number-columns-repeated="1012"/>
        </table:table-row>
        <table:table-row table:style-name="ro1">
          <table:table-cell table:style-name="ce2" office:value-type="string" calcext:value-type="string">
            <text:p>pressentir</text:p>
          </table:table-cell>
          <table:table-cell table:style-name="ce2" office:value-type="float" office:value="931" calcext:value-type="float">
            <text:p>931</text:p>
          </table:table-cell>
          <table:table-cell office:value-type="float" office:value="0" calcext:value-type="float">
            <text:p>0</text:p>
          </table:table-cell>
          <table:table-cell table:style-name="ce20" table:formula="of:=IF(AND(ISBLANK([.G780]); ISBLANK([.F780])); MAX(IF(ISERR(FIND(&quot;e&quot;;[.E780]));0;FIND(&quot;e&quot;;[.E780])); IF(ISERR(FIND(&quot;o&quot;;[.E780]));0;FIND(&quot;o&quot;;[.E780])); IF(ISERR(FIND(&quot;u&quot;;[.E780]));0;FIND(&quot;u&quot;;[.E780]))); 0)" office:value-type="float" office:value="0" calcext:value-type="float">
            <text:p><text:s/></text:p>
          </table:table-cell>
          <table:table-cell office:value-type="string" office:string-value="pressent" calcext:value-type="string">
            <text:p>pressent</text:p>
          </table:table-cell>
          <table:table-cell table:style-name="ce26"/>
          <table:table-cell table:style-name="ce29" office:value-type="string" calcext:value-type="string">
            <text:p>pres</text:p>
          </table:table-cell>
          <table:table-cell table:style-name="ce2"/>
          <table:table-cell table:number-columns-repeated="1016"/>
        </table:table-row>
        <table:table-row table:style-name="ro1">
          <table:table-cell table:style-name="ce2" office:value-type="string" calcext:value-type="string">
            <text:p>pressionar</text:p>
          </table:table-cell>
          <table:table-cell table:style-name="ce2" office:value-type="float" office:value="787" calcext:value-type="float">
            <text:p>787</text:p>
          </table:table-cell>
          <table:table-cell office:value-type="float" office:value="0" calcext:value-type="float">
            <text:p>0</text:p>
          </table:table-cell>
          <table:table-cell table:style-name="ce20" table:formula="of:=IF(AND(ISBLANK([.G781]); ISBLANK([.F781])); MAX(IF(ISERR(FIND(&quot;e&quot;;[.E781]));0;FIND(&quot;e&quot;;[.E781])); IF(ISERR(FIND(&quot;o&quot;;[.E781]));0;FIND(&quot;o&quot;;[.E781])); IF(ISERR(FIND(&quot;u&quot;;[.E781]));0;FIND(&quot;u&quot;;[.E78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restar</text:p>
          </table:table-cell>
          <table:table-cell table:style-name="ce2" office:value-type="float" office:value="255" calcext:value-type="float">
            <text:p>255</text:p>
          </table:table-cell>
          <table:table-cell office:value-type="float" office:value="0" calcext:value-type="float">
            <text:p>0</text:p>
          </table:table-cell>
          <table:table-cell table:style-name="ce20" table:formula="of:=IF(AND(ISBLANK([.G782]); ISBLANK([.F782])); MAX(IF(ISERR(FIND(&quot;e&quot;;[.E782]));0;FIND(&quot;e&quot;;[.E782])); IF(ISERR(FIND(&quot;o&quot;;[.E782]));0;FIND(&quot;o&quot;;[.E782])); IF(ISERR(FIND(&quot;u&quot;;[.E782]));0;FIND(&quot;u&quot;;[.E78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retender</text:p>
          </table:table-cell>
          <table:table-cell table:style-name="ce2" office:value-type="float" office:value="119" calcext:value-type="float">
            <text:p>119</text:p>
          </table:table-cell>
          <table:table-cell office:value-type="float" office:value="0" calcext:value-type="float">
            <text:p>0</text:p>
          </table:table-cell>
          <table:table-cell table:style-name="ce20" table:formula="of:=IF(AND(ISBLANK([.G783]); ISBLANK([.F783])); MAX(IF(ISERR(FIND(&quot;e&quot;;[.E783]));0;FIND(&quot;e&quot;;[.E783])); IF(ISERR(FIND(&quot;o&quot;;[.E783]));0;FIND(&quot;o&quot;;[.E783])); IF(ISERR(FIND(&quot;u&quot;;[.E783]));0;FIND(&quot;u&quot;;[.E783])));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pre</text:p>
          </table:table-cell>
          <table:table-cell table:number-columns-repeated="1017"/>
        </table:table-row>
        <table:table-row table:style-name="ro1">
          <table:table-cell table:style-name="ce2" office:value-type="string" calcext:value-type="string">
            <text:p>prevalecer</text:p>
          </table:table-cell>
          <table:table-cell table:style-name="ce2" office:value-type="float" office:value="985" calcext:value-type="float">
            <text:p>985</text:p>
          </table:table-cell>
          <table:table-cell office:value-type="float" office:value="0" calcext:value-type="float">
            <text:p>0</text:p>
          </table:table-cell>
          <table:table-cell table:style-name="ce20" table:formula="of:=IF(AND(ISBLANK([.G784]); ISBLANK([.F784])); MAX(IF(ISERR(FIND(&quot;e&quot;;[.E784]));0;FIND(&quot;e&quot;;[.E784])); IF(ISERR(FIND(&quot;o&quot;;[.E784]));0;FIND(&quot;o&quot;;[.E784])); IF(ISERR(FIND(&quot;u&quot;;[.E784]));0;FIND(&quot;u&quot;;[.E78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prevenir</text:p>
          </table:table-cell>
          <table:table-cell table:style-name="ce2" office:value-type="float" office:value="776" calcext:value-type="float">
            <text:p>776</text:p>
          </table:table-cell>
          <table:table-cell office:value-type="float" office:value="0" calcext:value-type="float">
            <text:p>0</text:p>
          </table:table-cell>
          <table:table-cell table:style-name="ce22"/>
          <table:table-cell office:value-type="string" office:string-value="preven" calcext:value-type="string">
            <text:p>preven</text:p>
          </table:table-cell>
          <table:table-cell table:style-name="ce25" office:value-type="string" calcext:value-type="string">
            <text:p>YES</text:p>
          </table:table-cell>
          <table:table-cell table:style-name="ce29"/>
          <table:table-cell table:style-name="ce2" office:value-type="string" calcext:value-type="string">
            <text:p>enir</text:p>
          </table:table-cell>
          <table:table-cell table:style-name="ce2" table:number-columns-repeated="2"/>
          <table:table-cell/>
          <table:table-cell table:style-name="ce36" office:value-type="string" calcext:value-type="string">
            <text:p>MORE change needed than standard stem-changing-IRs</text:p>
          </table:table-cell>
          <table:table-cell table:number-columns-repeated="1012"/>
        </table:table-row>
        <table:table-row table:style-name="ro1">
          <table:table-cell table:style-name="ce2" office:value-type="string" calcext:value-type="string">
            <text:p>prever</text:p>
          </table:table-cell>
          <table:table-cell table:style-name="ce2" office:value-type="float" office:value="138" calcext:value-type="float">
            <text:p>138</text:p>
          </table:table-cell>
          <table:table-cell office:value-type="float" office:value="0" calcext:value-type="float">
            <text:p>0</text:p>
          </table:table-cell>
          <table:table-cell table:style-name="ce20" table:formula="of:=IF(AND(ISBLANK([.G786]); ISBLANK([.F786])); MAX(IF(ISERR(FIND(&quot;e&quot;;[.E786]));0;FIND(&quot;e&quot;;[.E786])); IF(ISERR(FIND(&quot;o&quot;;[.E786]));0;FIND(&quot;o&quot;;[.E786])); IF(ISERR(FIND(&quot;u&quot;;[.E786]));0;FIND(&quot;u&quot;;[.E786])));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pre</text:p>
          </table:table-cell>
          <table:table-cell table:style-name="ce2"/>
          <table:table-cell table:number-columns-repeated="1016"/>
        </table:table-row>
        <table:table-row table:style-name="ro1">
          <table:table-cell table:style-name="ce2" office:value-type="string" calcext:value-type="string">
            <text:p>proceder</text:p>
          </table:table-cell>
          <table:table-cell table:style-name="ce2" office:value-type="float" office:value="471" calcext:value-type="float">
            <text:p>471</text:p>
          </table:table-cell>
          <table:table-cell office:value-type="float" office:value="0" calcext:value-type="float">
            <text:p>0</text:p>
          </table:table-cell>
          <table:table-cell table:style-name="ce20" table:formula="of:=IF(AND(ISBLANK([.G787]); ISBLANK([.F787])); MAX(IF(ISERR(FIND(&quot;e&quot;;[.E787]));0;FIND(&quot;e&quot;;[.E787])); IF(ISERR(FIND(&quot;o&quot;;[.E787]));0;FIND(&quot;o&quot;;[.E787])); IF(ISERR(FIND(&quot;u&quot;;[.E787]));0;FIND(&quot;u&quot;;[.E787])));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pro</text:p>
          </table:table-cell>
          <table:table-cell table:style-name="ce2"/>
          <table:table-cell table:number-columns-repeated="1016"/>
        </table:table-row>
        <table:table-row table:style-name="ro1">
          <table:table-cell table:style-name="ce2" office:value-type="string" calcext:value-type="string">
            <text:p>processar</text:p>
          </table:table-cell>
          <table:table-cell table:style-name="ce2" office:value-type="float" office:value="641" calcext:value-type="float">
            <text:p>641</text:p>
          </table:table-cell>
          <table:table-cell office:value-type="float" office:value="0" calcext:value-type="float">
            <text:p>0</text:p>
          </table:table-cell>
          <table:table-cell table:style-name="ce20" table:formula="of:=IF(AND(ISBLANK([.G788]); ISBLANK([.F788])); MAX(IF(ISERR(FIND(&quot;e&quot;;[.E788]));0;FIND(&quot;e&quot;;[.E788])); IF(ISERR(FIND(&quot;o&quot;;[.E788]));0;FIND(&quot;o&quot;;[.E788])); IF(ISERR(FIND(&quot;u&quot;;[.E788]));0;FIND(&quot;u&quot;;[.E78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pro</text:p>
          </table:table-cell>
          <table:table-cell table:style-name="ce2"/>
          <table:table-cell table:number-columns-repeated="1016"/>
        </table:table-row>
        <table:table-row table:style-name="ro1">
          <table:table-cell table:style-name="ce2" office:value-type="string" calcext:value-type="string">
            <text:p>proclamar</text:p>
          </table:table-cell>
          <table:table-cell table:style-name="ce2" office:value-type="float" office:value="724" calcext:value-type="float">
            <text:p>724</text:p>
          </table:table-cell>
          <table:table-cell office:value-type="float" office:value="0" calcext:value-type="float">
            <text:p>0</text:p>
          </table:table-cell>
          <table:table-cell table:style-name="ce20" table:formula="of:=IF(AND(ISBLANK([.G789]); ISBLANK([.F789])); MAX(IF(ISERR(FIND(&quot;e&quot;;[.E789]));0;FIND(&quot;e&quot;;[.E789])); IF(ISERR(FIND(&quot;o&quot;;[.E789]));0;FIND(&quot;o&quot;;[.E789])); IF(ISERR(FIND(&quot;u&quot;;[.E789]));0;FIND(&quot;u&quot;;[.E78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pro</text:p>
          </table:table-cell>
          <table:table-cell table:style-name="ce2"/>
          <table:table-cell table:number-columns-repeated="1016"/>
        </table:table-row>
        <table:table-row table:style-name="ro1">
          <table:table-cell table:style-name="ce2" office:value-type="string" calcext:value-type="string">
            <text:p>procurar</text:p>
          </table:table-cell>
          <table:table-cell table:style-name="ce2" office:value-type="float" office:value="68" calcext:value-type="float">
            <text:p>68</text:p>
          </table:table-cell>
          <table:table-cell office:value-type="float" office:value="0" calcext:value-type="float">
            <text:p>0</text:p>
          </table:table-cell>
          <table:table-cell table:style-name="ce20" table:formula="of:=IF(AND(ISBLANK([.G790]); ISBLANK([.F790])); MAX(IF(ISERR(FIND(&quot;e&quot;;[.E790]));0;FIND(&quot;e&quot;;[.E790])); IF(ISERR(FIND(&quot;o&quot;;[.E790]));0;FIND(&quot;o&quot;;[.E790])); IF(ISERR(FIND(&quot;u&quot;;[.E790]));0;FIND(&quot;u&quot;;[.E790])));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pro</text:p>
          </table:table-cell>
          <table:table-cell table:style-name="ce2"/>
          <table:table-cell table:number-columns-repeated="1016"/>
        </table:table-row>
        <table:table-row table:style-name="ro1">
          <table:table-cell table:style-name="ce2" office:value-type="string" calcext:value-type="string">
            <text:p>produzir</text:p>
          </table:table-cell>
          <table:table-cell table:style-name="ce2" office:value-type="float" office:value="82" calcext:value-type="float">
            <text:p>82</text:p>
          </table:table-cell>
          <table:table-cell office:value-type="float" office:value="0" calcext:value-type="float">
            <text:p>0</text:p>
          </table:table-cell>
          <table:table-cell table:style-name="ce20" table:formula="of:=IF(AND(ISBLANK([.G791]); ISBLANK([.F791])); MAX(IF(ISERR(FIND(&quot;e&quot;;[.E791]));0;FIND(&quot;e&quot;;[.E791])); IF(ISERR(FIND(&quot;o&quot;;[.E791]));0;FIND(&quot;o&quot;;[.E791])); IF(ISERR(FIND(&quot;u&quot;;[.E791]));0;FIND(&quot;u&quot;;[.E791]))); 0)" office:value-type="float" office:value="5" calcext:value-type="float">
            <text:p>5 </text:p>
          </table:table-cell>
          <table:table-cell office:value-type="string" office:string-value="produz" calcext:value-type="string">
            <text:p>produz</text:p>
          </table:table-cell>
          <table:table-cell table:style-name="ce26"/>
          <table:table-cell table:style-name="ce30"/>
          <table:table-cell table:style-name="ce2" office:value-type="string" calcext:value-type="string">
            <text:p>zir</text:p>
          </table:table-cell>
          <table:table-cell table:number-columns-repeated="1016"/>
        </table:table-row>
        <table:table-row table:style-name="ro1">
          <table:table-cell table:style-name="ce2" office:value-type="string" calcext:value-type="string">
            <text:p>proferir</text:p>
          </table:table-cell>
          <table:table-cell table:style-name="ce2" office:value-type="float" office:value="841" calcext:value-type="float">
            <text:p>841</text:p>
          </table:table-cell>
          <table:table-cell office:value-type="float" office:value="0" calcext:value-type="float">
            <text:p>0</text:p>
          </table:table-cell>
          <table:table-cell table:style-name="ce20" table:formula="of:=IF(AND(ISBLANK([.G792]); ISBLANK([.F792])); MAX(IF(ISERR(FIND(&quot;e&quot;;[.E792]));0;FIND(&quot;e&quot;;[.E792])); IF(ISERR(FIND(&quot;o&quot;;[.E792]));0;FIND(&quot;o&quot;;[.E792])); IF(ISERR(FIND(&quot;u&quot;;[.E792]));0;FIND(&quot;u&quot;;[.E792]))); 0)" office:value-type="float" office:value="0" calcext:value-type="float">
            <text:p><text:s/></text:p>
          </table:table-cell>
          <table:table-cell office:value-type="string" office:string-value="profer" calcext:value-type="string">
            <text:p>profer</text:p>
          </table:table-cell>
          <table:table-cell table:style-name="ce26"/>
          <table:table-cell table:style-name="ce29" office:value-type="string" calcext:value-type="string">
            <text:p>pro</text:p>
          </table:table-cell>
          <table:table-cell table:style-name="ce2"/>
          <table:table-cell table:number-columns-repeated="1016"/>
        </table:table-row>
        <table:table-row table:style-name="ro1">
          <table:table-cell table:style-name="ce2" office:value-type="string" calcext:value-type="string">
            <text:p>proibir</text:p>
          </table:table-cell>
          <table:table-cell table:style-name="ce2" office:value-type="float" office:value="480" calcext:value-type="float">
            <text:p>480</text:p>
          </table:table-cell>
          <table:table-cell office:value-type="float" office:value="0" calcext:value-type="float">
            <text:p>0</text:p>
          </table:table-cell>
          <table:table-cell table:style-name="ce20" table:formula="of:=IF(AND(ISBLANK([.G793]); ISBLANK([.F793])); MAX(IF(ISERR(FIND(&quot;e&quot;;[.E793]));0;FIND(&quot;e&quot;;[.E793])); IF(ISERR(FIND(&quot;o&quot;;[.E793]));0;FIND(&quot;o&quot;;[.E793])); IF(ISERR(FIND(&quot;u&quot;;[.E793]));0;FIND(&quot;u&quot;;[.E793]))); 0)" office:value-type="float" office:value="0" calcext:value-type="float">
            <text:p><text:s/></text:p>
          </table:table-cell>
          <table:table-cell office:value-type="string" office:string-value="proib" calcext:value-type="string">
            <text:p>proib</text:p>
          </table:table-cell>
          <table:table-cell table:style-name="ce25" office:value-type="string" calcext:value-type="string">
            <text:p>YES</text:p>
          </table:table-cell>
          <table:table-cell table:style-name="ce30"/>
          <table:table-cell table:style-name="ce2" office:value-type="string" calcext:value-type="string">
            <text:p>ibir</text:p>
          </table:table-cell>
          <table:table-cell table:number-columns-repeated="1016"/>
        </table:table-row>
        <table:table-row table:style-name="ro1">
          <table:table-cell table:style-name="ce2" office:value-type="string" calcext:value-type="string">
            <text:p>projetar</text:p>
          </table:table-cell>
          <table:table-cell table:style-name="ce2" office:value-type="float" office:value="494" calcext:value-type="float">
            <text:p>494</text:p>
          </table:table-cell>
          <table:table-cell office:value-type="float" office:value="0" calcext:value-type="float">
            <text:p>0</text:p>
          </table:table-cell>
          <table:table-cell table:style-name="ce20" table:formula="of:=IF(AND(ISBLANK([.G794]); ISBLANK([.F794])); MAX(IF(ISERR(FIND(&quot;e&quot;;[.E794]));0;FIND(&quot;e&quot;;[.E794])); IF(ISERR(FIND(&quot;o&quot;;[.E794]));0;FIND(&quot;o&quot;;[.E794])); IF(ISERR(FIND(&quot;u&quot;;[.E794]));0;FIND(&quot;u&quot;;[.E79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rolongar</text:p>
          </table:table-cell>
          <table:table-cell table:style-name="ce2" office:value-type="float" office:value="575" calcext:value-type="float">
            <text:p>575</text:p>
          </table:table-cell>
          <table:table-cell office:value-type="float" office:value="0" calcext:value-type="float">
            <text:p>0</text:p>
          </table:table-cell>
          <table:table-cell table:style-name="ce20" table:formula="of:=IF(AND(ISBLANK([.G795]); ISBLANK([.F795])); MAX(IF(ISERR(FIND(&quot;e&quot;;[.E795]));0;FIND(&quot;e&quot;;[.E795])); IF(ISERR(FIND(&quot;o&quot;;[.E795]));0;FIND(&quot;o&quot;;[.E795])); IF(ISERR(FIND(&quot;u&quot;;[.E795]));0;FIND(&quot;u&quot;;[.E79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prometer</text:p>
          </table:table-cell>
          <table:table-cell table:style-name="ce2" office:value-type="float" office:value="244" calcext:value-type="float">
            <text:p>244</text:p>
          </table:table-cell>
          <table:table-cell office:value-type="float" office:value="0" calcext:value-type="float">
            <text:p>0</text:p>
          </table:table-cell>
          <table:table-cell table:style-name="ce20" table:formula="of:=IF(AND(ISBLANK([.G796]); ISBLANK([.F796])); MAX(IF(ISERR(FIND(&quot;e&quot;;[.E796]));0;FIND(&quot;e&quot;;[.E796])); IF(ISERR(FIND(&quot;o&quot;;[.E796]));0;FIND(&quot;o&quot;;[.E796])); IF(ISERR(FIND(&quot;u&quot;;[.E796]));0;FIND(&quot;u&quot;;[.E796]))); 0)" office:value-type="float" office:value="0" calcext:value-type="float">
            <text:p><text:s/></text:p>
          </table:table-cell>
          <table:table-cell office:value-type="float" office:value="0" calcext:value-type="float">
            <text:p>0</text:p>
          </table:table-cell>
          <table:table-cell table:style-name="ce26"/>
          <table:table-cell table:style-name="ce32" office:value-type="string" calcext:value-type="string">
            <text:p>pro</text:p>
          </table:table-cell>
          <table:table-cell table:style-name="ce2"/>
          <table:table-cell table:number-columns-repeated="1016"/>
        </table:table-row>
        <table:table-row table:style-name="ro1">
          <table:table-cell table:style-name="ce2" office:value-type="string" calcext:value-type="string">
            <text:p>promover</text:p>
          </table:table-cell>
          <table:table-cell table:style-name="ce2" office:value-type="float" office:value="211" calcext:value-type="float">
            <text:p>211</text:p>
          </table:table-cell>
          <table:table-cell office:value-type="float" office:value="0" calcext:value-type="float">
            <text:p>0</text:p>
          </table:table-cell>
          <table:table-cell table:style-name="ce20" table:formula="of:=IF(AND(ISBLANK([.G797]); ISBLANK([.F797])); MAX(IF(ISERR(FIND(&quot;e&quot;;[.E797]));0;FIND(&quot;e&quot;;[.E797])); IF(ISERR(FIND(&quot;o&quot;;[.E797]));0;FIND(&quot;o&quot;;[.E797])); IF(ISERR(FIND(&quot;u&quot;;[.E797]));0;FIND(&quot;u&quot;;[.E797]))); 0)" office:value-type="float" office:value="0" calcext:value-type="float">
            <text:p><text:s/></text:p>
          </table:table-cell>
          <table:table-cell office:value-type="float" office:value="0" calcext:value-type="float">
            <text:p>0</text:p>
          </table:table-cell>
          <table:table-cell table:style-name="ce26"/>
          <table:table-cell table:style-name="ce32" office:value-type="string" calcext:value-type="string">
            <text:p>pro</text:p>
          </table:table-cell>
          <table:table-cell table:style-name="ce2"/>
          <table:table-cell table:number-columns-repeated="1016"/>
        </table:table-row>
        <table:table-row table:style-name="ro1">
          <table:table-cell table:style-name="ce2" office:value-type="string" calcext:value-type="string">
            <text:p>pronunciar</text:p>
          </table:table-cell>
          <table:table-cell table:style-name="ce2" office:value-type="float" office:value="638" calcext:value-type="float">
            <text:p>638</text:p>
          </table:table-cell>
          <table:table-cell office:value-type="float" office:value="0" calcext:value-type="float">
            <text:p>0</text:p>
          </table:table-cell>
          <table:table-cell table:style-name="ce20" table:formula="of:=IF(AND(ISBLANK([.G798]); ISBLANK([.F798])); MAX(IF(ISERR(FIND(&quot;e&quot;;[.E798]));0;FIND(&quot;e&quot;;[.E798])); IF(ISERR(FIND(&quot;o&quot;;[.E798]));0;FIND(&quot;o&quot;;[.E798])); IF(ISERR(FIND(&quot;u&quot;;[.E798]));0;FIND(&quot;u&quot;;[.E79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ropor</text:p>
          </table:table-cell>
          <table:table-cell table:style-name="ce2" office:value-type="float" office:value="215" calcext:value-type="float">
            <text:p>215</text:p>
          </table:table-cell>
          <table:table-cell office:value-type="float" office:value="0" calcext:value-type="float">
            <text:p>0</text:p>
          </table:table-cell>
          <table:table-cell table:style-name="ce20" table:formula="of:=IF(AND(ISBLANK([.G799]); ISBLANK([.F799])); MAX(IF(ISERR(FIND(&quot;e&quot;;[.E799]));0;FIND(&quot;e&quot;;[.E799])); IF(ISERR(FIND(&quot;o&quot;;[.E799]));0;FIND(&quot;o&quot;;[.E799])); IF(ISERR(FIND(&quot;u&quot;;[.E799]));0;FIND(&quot;u&quot;;[.E79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pro</text:p>
          </table:table-cell>
          <table:table-cell table:style-name="ce2"/>
          <table:table-cell table:number-columns-repeated="1016"/>
        </table:table-row>
        <table:table-row table:style-name="ro1">
          <table:table-cell table:style-name="ce2" office:value-type="string" calcext:value-type="string">
            <text:p>proporcionar</text:p>
          </table:table-cell>
          <table:table-cell table:style-name="ce2" office:value-type="float" office:value="512" calcext:value-type="float">
            <text:p>512</text:p>
          </table:table-cell>
          <table:table-cell office:value-type="float" office:value="0" calcext:value-type="float">
            <text:p>0</text:p>
          </table:table-cell>
          <table:table-cell table:style-name="ce20" table:formula="of:=IF(AND(ISBLANK([.G800]); ISBLANK([.F800])); MAX(IF(ISERR(FIND(&quot;e&quot;;[.E800]));0;FIND(&quot;e&quot;;[.E800])); IF(ISERR(FIND(&quot;o&quot;;[.E800]));0;FIND(&quot;o&quot;;[.E800])); IF(ISERR(FIND(&quot;u&quot;;[.E800]));0;FIND(&quot;u&quot;;[.E80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rosseguir</text:p>
          </table:table-cell>
          <table:table-cell table:style-name="ce2" office:value-type="float" office:value="352" calcext:value-type="float">
            <text:p>352</text:p>
          </table:table-cell>
          <table:table-cell office:value-type="float" office:value="0" calcext:value-type="float">
            <text:p>0</text:p>
          </table:table-cell>
          <table:table-cell table:style-name="ce20" table:formula="of:=IF(AND(ISBLANK([.G801]); ISBLANK([.F801])); MAX(IF(ISERR(FIND(&quot;e&quot;;[.E801]));0;FIND(&quot;e&quot;;[.E801])); IF(ISERR(FIND(&quot;o&quot;;[.E801]));0;FIND(&quot;o&quot;;[.E801])); IF(ISERR(FIND(&quot;u&quot;;[.E801]));0;FIND(&quot;u&quot;;[.E801]))); 0)" office:value-type="float" office:value="0" calcext:value-type="float">
            <text:p><text:s/></text:p>
          </table:table-cell>
          <table:table-cell office:value-type="string" office:string-value="prossegu" calcext:value-type="string">
            <text:p>prossegu</text:p>
          </table:table-cell>
          <table:table-cell table:style-name="ce26"/>
          <table:table-cell table:style-name="ce29" office:value-type="string" calcext:value-type="string">
            <text:p>pros</text:p>
          </table:table-cell>
          <table:table-cell table:style-name="ce2"/>
          <table:table-cell table:number-columns-repeated="1016"/>
        </table:table-row>
        <table:table-row table:style-name="ro1">
          <table:table-cell table:style-name="ce2" office:value-type="string" calcext:value-type="string">
            <text:p>proteger</text:p>
          </table:table-cell>
          <table:table-cell table:style-name="ce2" office:value-type="float" office:value="292" calcext:value-type="float">
            <text:p>292</text:p>
          </table:table-cell>
          <table:table-cell office:value-type="float" office:value="0" calcext:value-type="float">
            <text:p>0</text:p>
          </table:table-cell>
          <table:table-cell table:style-name="ce20" table:formula="of:=IF(AND(ISBLANK([.G802]); ISBLANK([.F802])); MAX(IF(ISERR(FIND(&quot;e&quot;;[.E802]));0;FIND(&quot;e&quot;;[.E802])); IF(ISERR(FIND(&quot;o&quot;;[.E802]));0;FIND(&quot;o&quot;;[.E802])); IF(ISERR(FIND(&quot;u&quot;;[.E802]));0;FIND(&quot;u&quot;;[.E80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er</text:p>
          </table:table-cell>
          <table:table-cell table:number-columns-repeated="1016"/>
        </table:table-row>
        <table:table-row table:style-name="ro1">
          <table:table-cell table:style-name="ce2" office:value-type="string" calcext:value-type="string">
            <text:p>protestar</text:p>
          </table:table-cell>
          <table:table-cell table:style-name="ce2" office:value-type="float" office:value="577" calcext:value-type="float">
            <text:p>577</text:p>
          </table:table-cell>
          <table:table-cell office:value-type="float" office:value="0" calcext:value-type="float">
            <text:p>0</text:p>
          </table:table-cell>
          <table:table-cell table:style-name="ce20" table:formula="of:=IF(AND(ISBLANK([.G803]); ISBLANK([.F803])); MAX(IF(ISERR(FIND(&quot;e&quot;;[.E803]));0;FIND(&quot;e&quot;;[.E803])); IF(ISERR(FIND(&quot;o&quot;;[.E803]));0;FIND(&quot;o&quot;;[.E803])); IF(ISERR(FIND(&quot;u&quot;;[.E803]));0;FIND(&quot;u&quot;;[.E803])));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pro</text:p>
          </table:table-cell>
          <table:table-cell table:style-name="ce2"/>
          <table:table-cell table:number-columns-repeated="1016"/>
        </table:table-row>
        <table:table-row table:style-name="ro1">
          <table:table-cell table:style-name="ce2" office:value-type="string" calcext:value-type="string">
            <text:p>provar</text:p>
          </table:table-cell>
          <table:table-cell table:style-name="ce2" office:value-type="float" office:value="391" calcext:value-type="float">
            <text:p>391</text:p>
          </table:table-cell>
          <table:table-cell office:value-type="float" office:value="0" calcext:value-type="float">
            <text:p>0</text:p>
          </table:table-cell>
          <table:table-cell table:style-name="ce20" table:formula="of:=IF(AND(ISBLANK([.G804]); ISBLANK([.F804])); MAX(IF(ISERR(FIND(&quot;e&quot;;[.E804]));0;FIND(&quot;e&quot;;[.E804])); IF(ISERR(FIND(&quot;o&quot;;[.E804]));0;FIND(&quot;o&quot;;[.E804])); IF(ISERR(FIND(&quot;u&quot;;[.E804]));0;FIND(&quot;u&quot;;[.E80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rovir</text:p>
          </table:table-cell>
          <table:table-cell table:style-name="ce2" office:value-type="float" office:value="741" calcext:value-type="float">
            <text:p>741</text:p>
          </table:table-cell>
          <table:table-cell office:value-type="float" office:value="0" calcext:value-type="float">
            <text:p>0</text:p>
          </table:table-cell>
          <table:table-cell table:style-name="ce20" table:formula="of:=IF(AND(ISBLANK([.G805]); ISBLANK([.F805])); MAX(IF(ISERR(FIND(&quot;e&quot;;[.E805]));0;FIND(&quot;e&quot;;[.E805])); IF(ISERR(FIND(&quot;o&quot;;[.E805]));0;FIND(&quot;o&quot;;[.E805])); IF(ISERR(FIND(&quot;u&quot;;[.E805]));0;FIND(&quot;u&quot;;[.E805]))); 0)" office:value-type="float" office:value="0" calcext:value-type="float">
            <text:p><text:s/></text:p>
          </table:table-cell>
          <table:table-cell office:value-type="string" office:string-value="prov" calcext:value-type="string">
            <text:p>prov</text:p>
          </table:table-cell>
          <table:table-cell table:style-name="ce26"/>
          <table:table-cell table:style-name="ce32" office:value-type="string" calcext:value-type="string">
            <text:p>pro</text:p>
          </table:table-cell>
          <table:table-cell table:style-name="ce2" table:number-columns-repeated="3"/>
          <table:table-cell table:number-columns-repeated="1014"/>
        </table:table-row>
        <table:table-row table:style-name="ro1">
          <table:table-cell table:style-name="ce2" office:value-type="string" calcext:value-type="string">
            <text:p>provocar</text:p>
          </table:table-cell>
          <table:table-cell table:style-name="ce2" office:value-type="float" office:value="116" calcext:value-type="float">
            <text:p>116</text:p>
          </table:table-cell>
          <table:table-cell office:value-type="float" office:value="0" calcext:value-type="float">
            <text:p>0</text:p>
          </table:table-cell>
          <table:table-cell table:style-name="ce20" table:formula="of:=IF(AND(ISBLANK([.G806]); ISBLANK([.F806])); MAX(IF(ISERR(FIND(&quot;e&quot;;[.E806]));0;FIND(&quot;e&quot;;[.E806])); IF(ISERR(FIND(&quot;o&quot;;[.E806]));0;FIND(&quot;o&quot;;[.E806])); IF(ISERR(FIND(&quot;u&quot;;[.E806]));0;FIND(&quot;u&quot;;[.E80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publicar</text:p>
          </table:table-cell>
          <table:table-cell table:style-name="ce2" office:value-type="float" office:value="134" calcext:value-type="float">
            <text:p>134</text:p>
          </table:table-cell>
          <table:table-cell office:value-type="float" office:value="0" calcext:value-type="float">
            <text:p>0</text:p>
          </table:table-cell>
          <table:table-cell table:style-name="ce20" table:formula="of:=IF(AND(ISBLANK([.G807]); ISBLANK([.F807])); MAX(IF(ISERR(FIND(&quot;e&quot;;[.E807]));0;FIND(&quot;e&quot;;[.E807])); IF(ISERR(FIND(&quot;o&quot;;[.E807]));0;FIND(&quot;o&quot;;[.E807])); IF(ISERR(FIND(&quot;u&quot;;[.E807]));0;FIND(&quot;u&quot;;[.E80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pular</text:p>
          </table:table-cell>
          <table:table-cell table:style-name="ce2" office:value-type="float" office:value="799" calcext:value-type="float">
            <text:p>799</text:p>
          </table:table-cell>
          <table:table-cell office:value-type="float" office:value="0" calcext:value-type="float">
            <text:p>0</text:p>
          </table:table-cell>
          <table:table-cell table:style-name="ce20" table:formula="of:=IF(AND(ISBLANK([.G808]); ISBLANK([.F808])); MAX(IF(ISERR(FIND(&quot;e&quot;;[.E808]));0;FIND(&quot;e&quot;;[.E808])); IF(ISERR(FIND(&quot;o&quot;;[.E808]));0;FIND(&quot;o&quot;;[.E808])); IF(ISERR(FIND(&quot;u&quot;;[.E808]));0;FIND(&quot;u&quot;;[.E80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punir</text:p>
          </table:table-cell>
          <table:table-cell table:style-name="ce2" office:value-type="float" office:value="752" calcext:value-type="float">
            <text:p>752</text:p>
          </table:table-cell>
          <table:table-cell office:value-type="float" office:value="0" calcext:value-type="float">
            <text:p>0</text:p>
          </table:table-cell>
          <table:table-cell table:style-name="ce20" table:formula="of:=IF(AND(ISBLANK([.G809]); ISBLANK([.F809])); MAX(IF(ISERR(FIND(&quot;e&quot;;[.E809]));0;FIND(&quot;e&quot;;[.E809])); IF(ISERR(FIND(&quot;o&quot;;[.E809]));0;FIND(&quot;o&quot;;[.E809])); IF(ISERR(FIND(&quot;u&quot;;[.E809]));0;FIND(&quot;u&quot;;[.E809]))); 0)" office:value-type="float" office:value="0" calcext:value-type="float">
            <text:p><text:s/></text:p>
          </table:table-cell>
          <table:table-cell office:value-type="string" office:string-value="pun" calcext:value-type="string">
            <text:p>pun</text:p>
          </table:table-cell>
          <table:table-cell table:style-name="ce26"/>
          <table:table-cell table:style-name="ce29" office:value-type="string" calcext:value-type="string">
            <text:p>p</text:p>
          </table:table-cell>
          <table:table-cell table:style-name="ce2"/>
          <table:table-cell table:number-columns-repeated="1016"/>
        </table:table-row>
        <table:table-row table:style-name="ro1">
          <table:table-cell table:style-name="ce2" office:value-type="string" calcext:value-type="string">
            <text:p>puxar</text:p>
          </table:table-cell>
          <table:table-cell table:style-name="ce2" office:value-type="float" office:value="294" calcext:value-type="float">
            <text:p>294</text:p>
          </table:table-cell>
          <table:table-cell office:value-type="float" office:value="0" calcext:value-type="float">
            <text:p>0</text:p>
          </table:table-cell>
          <table:table-cell table:style-name="ce20" table:formula="of:=IF(AND(ISBLANK([.G810]); ISBLANK([.F810])); MAX(IF(ISERR(FIND(&quot;e&quot;;[.E810]));0;FIND(&quot;e&quot;;[.E810])); IF(ISERR(FIND(&quot;o&quot;;[.E810]));0;FIND(&quot;o&quot;;[.E810])); IF(ISERR(FIND(&quot;u&quot;;[.E810]));0;FIND(&quot;u&quot;;[.E81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quebrar</text:p>
          </table:table-cell>
          <table:table-cell table:style-name="ce2" office:value-type="float" office:value="341" calcext:value-type="float">
            <text:p>341</text:p>
          </table:table-cell>
          <table:table-cell office:value-type="float" office:value="0" calcext:value-type="float">
            <text:p>0</text:p>
          </table:table-cell>
          <table:table-cell table:style-name="ce20" table:formula="of:=IF(AND(ISBLANK([.G811]); ISBLANK([.F811])); MAX(IF(ISERR(FIND(&quot;e&quot;;[.E811]));0;FIND(&quot;e&quot;;[.E811])); IF(ISERR(FIND(&quot;o&quot;;[.E811]));0;FIND(&quot;o&quot;;[.E811])); IF(ISERR(FIND(&quot;u&quot;;[.E811]));0;FIND(&quot;u&quot;;[.E81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queimar</text:p>
          </table:table-cell>
          <table:table-cell table:style-name="ce2" office:value-type="float" office:value="490" calcext:value-type="float">
            <text:p>490</text:p>
          </table:table-cell>
          <table:table-cell office:value-type="float" office:value="0" calcext:value-type="float">
            <text:p>0</text:p>
          </table:table-cell>
          <table:table-cell table:style-name="ce20" table:formula="of:=IF(AND(ISBLANK([.G812]); ISBLANK([.F812])); MAX(IF(ISERR(FIND(&quot;e&quot;;[.E812]));0;FIND(&quot;e&quot;;[.E812])); IF(ISERR(FIND(&quot;o&quot;;[.E812]));0;FIND(&quot;o&quot;;[.E812])); IF(ISERR(FIND(&quot;u&quot;;[.E812]));0;FIND(&quot;u&quot;;[.E81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queixar</text:p>
          </table:table-cell>
          <table:table-cell table:style-name="ce2" office:value-type="float" office:value="586" calcext:value-type="float">
            <text:p>586</text:p>
          </table:table-cell>
          <table:table-cell office:value-type="float" office:value="0" calcext:value-type="float">
            <text:p>0</text:p>
          </table:table-cell>
          <table:table-cell table:style-name="ce20" table:formula="of:=IF(AND(ISBLANK([.G813]); ISBLANK([.F813])); MAX(IF(ISERR(FIND(&quot;e&quot;;[.E813]));0;FIND(&quot;e&quot;;[.E813])); IF(ISERR(FIND(&quot;o&quot;;[.E813]));0;FIND(&quot;o&quot;;[.E813])); IF(ISERR(FIND(&quot;u&quot;;[.E813]));0;FIND(&quot;u&quot;;[.E81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querer</text:p>
          </table:table-cell>
          <table:table-cell table:style-name="ce2" office:value-type="float" office:value="12" calcext:value-type="float">
            <text:p>12</text:p>
          </table:table-cell>
          <table:table-cell office:value-type="float" office:value="0" calcext:value-type="float">
            <text:p>0</text:p>
          </table:table-cell>
          <table:table-cell table:style-name="ce20" table:formula="of:=IF(AND(ISBLANK([.G814]); ISBLANK([.F814])); MAX(IF(ISERR(FIND(&quot;e&quot;;[.E814]));0;FIND(&quot;e&quot;;[.E814])); IF(ISERR(FIND(&quot;o&quot;;[.E814]));0;FIND(&quot;o&quot;;[.E814])); IF(ISERR(FIND(&quot;u&quot;;[.E814]));0;FIND(&quot;u&quot;;[.E814]))); 0)" office:value-type="float" office:value="0" calcext:value-type="float">
            <text:p><text:s/></text:p>
          </table:table-cell>
          <table:table-cell office:value-type="float" office:value="0" calcext:value-type="float">
            <text:p>0</text:p>
          </table:table-cell>
          <table:table-cell table:style-name="ce26"/>
          <table:table-cell table:style-name="ce29"/>
          <table:table-cell table:style-name="ce2" office:value-type="string" calcext:value-type="string">
            <text:p>.quere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questionar</text:p>
          </table:table-cell>
          <table:table-cell table:style-name="ce2" office:value-type="float" office:value="689" calcext:value-type="float">
            <text:p>689</text:p>
          </table:table-cell>
          <table:table-cell office:value-type="float" office:value="0" calcext:value-type="float">
            <text:p>0</text:p>
          </table:table-cell>
          <table:table-cell table:style-name="ce20" table:formula="of:=IF(AND(ISBLANK([.G815]); ISBLANK([.F815])); MAX(IF(ISERR(FIND(&quot;e&quot;;[.E815]));0;FIND(&quot;e&quot;;[.E815])); IF(ISERR(FIND(&quot;o&quot;;[.E815]));0;FIND(&quot;o&quot;;[.E815])); IF(ISERR(FIND(&quot;u&quot;;[.E815]));0;FIND(&quot;u&quot;;[.E81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anger</text:p>
          </table:table-cell>
          <table:table-cell table:style-name="ce2" office:value-type="float" office:value="881" calcext:value-type="float">
            <text:p>881</text:p>
          </table:table-cell>
          <table:table-cell office:value-type="float" office:value="0" calcext:value-type="float">
            <text:p>0</text:p>
          </table:table-cell>
          <table:table-cell table:style-name="ce20" table:formula="of:=IF(AND(ISBLANK([.G816]); ISBLANK([.F816])); MAX(IF(ISERR(FIND(&quot;e&quot;;[.E816]));0;FIND(&quot;e&quot;;[.E816])); IF(ISERR(FIND(&quot;o&quot;;[.E816]));0;FIND(&quot;o&quot;;[.E816])); IF(ISERR(FIND(&quot;u&quot;;[.E816]));0;FIND(&quot;u&quot;;[.E81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er</text:p>
          </table:table-cell>
          <table:table-cell table:number-columns-repeated="1016"/>
        </table:table-row>
        <table:table-row table:style-name="ro1">
          <table:table-cell table:style-name="ce2" office:value-type="string" calcext:value-type="string">
            <text:p>rasgar</text:p>
          </table:table-cell>
          <table:table-cell table:style-name="ce2" office:value-type="float" office:value="637" calcext:value-type="float">
            <text:p>637</text:p>
          </table:table-cell>
          <table:table-cell office:value-type="float" office:value="0" calcext:value-type="float">
            <text:p>0</text:p>
          </table:table-cell>
          <table:table-cell table:style-name="ce20" table:formula="of:=IF(AND(ISBLANK([.G817]); ISBLANK([.F817])); MAX(IF(ISERR(FIND(&quot;e&quot;;[.E817]));0;FIND(&quot;e&quot;;[.E817])); IF(ISERR(FIND(&quot;o&quot;;[.E817]));0;FIND(&quot;o&quot;;[.E817])); IF(ISERR(FIND(&quot;u&quot;;[.E817]));0;FIND(&quot;u&quot;;[.E81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reafirmar</text:p>
          </table:table-cell>
          <table:table-cell table:style-name="ce2" office:value-type="float" office:value="847" calcext:value-type="float">
            <text:p>847</text:p>
          </table:table-cell>
          <table:table-cell office:value-type="float" office:value="0" calcext:value-type="float">
            <text:p>0</text:p>
          </table:table-cell>
          <table:table-cell table:style-name="ce20" table:formula="of:=IF(AND(ISBLANK([.G818]); ISBLANK([.F818])); MAX(IF(ISERR(FIND(&quot;e&quot;;[.E818]));0;FIND(&quot;e&quot;;[.E818])); IF(ISERR(FIND(&quot;o&quot;;[.E818]));0;FIND(&quot;o&quot;;[.E818])); IF(ISERR(FIND(&quot;u&quot;;[.E818]));0;FIND(&quot;u&quot;;[.E81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a</text:p>
          </table:table-cell>
          <table:table-cell table:style-name="ce2"/>
          <table:table-cell table:number-columns-repeated="1016"/>
        </table:table-row>
        <table:table-row table:style-name="ro1">
          <table:table-cell table:style-name="ce2" office:value-type="string" calcext:value-type="string">
            <text:p>reagir</text:p>
          </table:table-cell>
          <table:table-cell table:style-name="ce2" office:value-type="float" office:value="410" calcext:value-type="float">
            <text:p>410</text:p>
          </table:table-cell>
          <table:table-cell office:value-type="float" office:value="0" calcext:value-type="float">
            <text:p>0</text:p>
          </table:table-cell>
          <table:table-cell table:style-name="ce20" table:formula="of:=IF(AND(ISBLANK([.G819]); ISBLANK([.F819])); MAX(IF(ISERR(FIND(&quot;e&quot;;[.E819]));0;FIND(&quot;e&quot;;[.E819])); IF(ISERR(FIND(&quot;o&quot;;[.E819]));0;FIND(&quot;o&quot;;[.E819])); IF(ISERR(FIND(&quot;u&quot;;[.E819]));0;FIND(&quot;u&quot;;[.E819]))); 0)" office:value-type="float" office:value="0" calcext:value-type="float">
            <text:p><text:s/></text:p>
          </table:table-cell>
          <table:table-cell office:value-type="string" office:string-value="reag" calcext:value-type="string">
            <text:p>reag</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alçar</text:p>
          </table:table-cell>
          <table:table-cell table:style-name="ce2" office:value-type="float" office:value="945" calcext:value-type="float">
            <text:p>945</text:p>
          </table:table-cell>
          <table:table-cell office:value-type="float" office:value="0" calcext:value-type="float">
            <text:p>0</text:p>
          </table:table-cell>
          <table:table-cell table:style-name="ce20" table:formula="of:=IF(AND(ISBLANK([.G820]); ISBLANK([.F820])); MAX(IF(ISERR(FIND(&quot;e&quot;;[.E820]));0;FIND(&quot;e&quot;;[.E820])); IF(ISERR(FIND(&quot;o&quot;;[.E820]));0;FIND(&quot;o&quot;;[.E820])); IF(ISERR(FIND(&quot;u&quot;;[.E820]));0;FIND(&quot;u&quot;;[.E820])));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number-columns-repeated="1017"/>
        </table:table-row>
        <table:table-row table:style-name="ro1">
          <table:table-cell table:style-name="ce2" office:value-type="string" calcext:value-type="string">
            <text:p>realizar</text:p>
          </table:table-cell>
          <table:table-cell table:style-name="ce2" office:value-type="float" office:value="60" calcext:value-type="float">
            <text:p>60</text:p>
          </table:table-cell>
          <table:table-cell office:value-type="float" office:value="0" calcext:value-type="float">
            <text:p>0</text:p>
          </table:table-cell>
          <table:table-cell table:style-name="ce20" table:formula="of:=IF(AND(ISBLANK([.G821]); ISBLANK([.F821])); MAX(IF(ISERR(FIND(&quot;e&quot;;[.E821]));0;FIND(&quot;e&quot;;[.E821])); IF(ISERR(FIND(&quot;o&quot;;[.E821]));0;FIND(&quot;o&quot;;[.E821])); IF(ISERR(FIND(&quot;u&quot;;[.E821]));0;FIND(&quot;u&quot;;[.E82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aparecer</text:p>
          </table:table-cell>
          <table:table-cell table:style-name="ce2" office:value-type="float" office:value="984" calcext:value-type="float">
            <text:p>984</text:p>
          </table:table-cell>
          <table:table-cell office:value-type="float" office:value="0" calcext:value-type="float">
            <text:p>0</text:p>
          </table:table-cell>
          <table:table-cell table:style-name="ce20" table:formula="of:=IF(AND(ISBLANK([.G822]); ISBLANK([.F822])); MAX(IF(ISERR(FIND(&quot;e&quot;;[.E822]));0;FIND(&quot;e&quot;;[.E822])); IF(ISERR(FIND(&quot;o&quot;;[.E822]));0;FIND(&quot;o&quot;;[.E822])); IF(ISERR(FIND(&quot;u&quot;;[.E822]));0;FIND(&quot;u&quot;;[.E822])));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a</text:p>
          </table:table-cell>
          <table:table-cell table:style-name="ce2"/>
          <table:table-cell table:number-columns-repeated="1016"/>
        </table:table-row>
        <table:table-row table:style-name="ro1">
          <table:table-cell table:style-name="ce2" office:value-type="string" calcext:value-type="string">
            <text:p>rebater</text:p>
          </table:table-cell>
          <table:table-cell table:style-name="ce2" office:value-type="float" office:value="941" calcext:value-type="float">
            <text:p>941</text:p>
          </table:table-cell>
          <table:table-cell office:value-type="float" office:value="0" calcext:value-type="float">
            <text:p>0</text:p>
          </table:table-cell>
          <table:table-cell table:style-name="ce20" table:formula="of:=IF(AND(ISBLANK([.G823]); ISBLANK([.F823])); MAX(IF(ISERR(FIND(&quot;e&quot;;[.E823]));0;FIND(&quot;e&quot;;[.E823])); IF(ISERR(FIND(&quot;o&quot;;[.E823]));0;FIND(&quot;o&quot;;[.E823])); IF(ISERR(FIND(&quot;u&quot;;[.E823]));0;FIND(&quot;u&quot;;[.E823])));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bentar</text:p>
          </table:table-cell>
          <table:table-cell table:style-name="ce2" office:value-type="float" office:value="753" calcext:value-type="float">
            <text:p>753</text:p>
          </table:table-cell>
          <table:table-cell office:value-type="float" office:value="0" calcext:value-type="float">
            <text:p>0</text:p>
          </table:table-cell>
          <table:table-cell table:style-name="ce20" table:formula="of:=IF(AND(ISBLANK([.G824]); ISBLANK([.F824])); MAX(IF(ISERR(FIND(&quot;e&quot;;[.E824]));0;FIND(&quot;e&quot;;[.E824])); IF(ISERR(FIND(&quot;o&quot;;[.E824]));0;FIND(&quot;o&quot;;[.E824])); IF(ISERR(FIND(&quot;u&quot;;[.E824]));0;FIND(&quot;u&quot;;[.E82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cear</text:p>
          </table:table-cell>
          <table:table-cell table:style-name="ce2" office:value-type="float" office:value="796" calcext:value-type="float">
            <text:p>796</text:p>
          </table:table-cell>
          <table:table-cell office:value-type="float" office:value="0" calcext:value-type="float">
            <text:p>0</text:p>
          </table:table-cell>
          <table:table-cell table:style-name="ce20" table:formula="of:=IF(AND(ISBLANK([.G825]); ISBLANK([.F825])); MAX(IF(ISERR(FIND(&quot;e&quot;;[.E825]));0;FIND(&quot;e&quot;;[.E825])); IF(ISERR(FIND(&quot;o&quot;;[.E825]));0;FIND(&quot;o&quot;;[.E825])); IF(ISERR(FIND(&quot;u&quot;;[.E825]));0;FIND(&quot;u&quot;;[.E825])));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number-columns-repeated="1017"/>
        </table:table-row>
        <table:table-row table:style-name="ro1">
          <table:table-cell table:style-name="ce2" office:value-type="string" calcext:value-type="string">
            <text:p>receber</text:p>
          </table:table-cell>
          <table:table-cell table:style-name="ce2" office:value-type="float" office:value="45" calcext:value-type="float">
            <text:p>45</text:p>
          </table:table-cell>
          <table:table-cell office:value-type="float" office:value="0" calcext:value-type="float">
            <text:p>0</text:p>
          </table:table-cell>
          <table:table-cell table:style-name="ce20" table:formula="of:=IF(AND(ISBLANK([.G826]); ISBLANK([.F826])); MAX(IF(ISERR(FIND(&quot;e&quot;;[.E826]));0;FIND(&quot;e&quot;;[.E826])); IF(ISERR(FIND(&quot;o&quot;;[.E826]));0;FIND(&quot;o&quot;;[.E826])); IF(ISERR(FIND(&quot;u&quot;;[.E826]));0;FIND(&quot;u&quot;;[.E82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reclamar</text:p>
          </table:table-cell>
          <table:table-cell table:style-name="ce2" office:value-type="float" office:value="400" calcext:value-type="float">
            <text:p>400</text:p>
          </table:table-cell>
          <table:table-cell office:value-type="float" office:value="0" calcext:value-type="float">
            <text:p>0</text:p>
          </table:table-cell>
          <table:table-cell table:style-name="ce20" table:formula="of:=IF(AND(ISBLANK([.G827]); ISBLANK([.F827])); MAX(IF(ISERR(FIND(&quot;e&quot;;[.E827]));0;FIND(&quot;e&quot;;[.E827])); IF(ISERR(FIND(&quot;o&quot;;[.E827]));0;FIND(&quot;o&quot;;[.E827])); IF(ISERR(FIND(&quot;u&quot;;[.E827]));0;FIND(&quot;u&quot;;[.E827])));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colher</text:p>
          </table:table-cell>
          <table:table-cell table:style-name="ce2" office:value-type="float" office:value="324" calcext:value-type="float">
            <text:p>324</text:p>
          </table:table-cell>
          <table:table-cell office:value-type="float" office:value="0" calcext:value-type="float">
            <text:p>0</text:p>
          </table:table-cell>
          <table:table-cell table:style-name="ce20" table:formula="of:=IF(AND(ISBLANK([.G828]); ISBLANK([.F828])); MAX(IF(ISERR(FIND(&quot;e&quot;;[.E828]));0;FIND(&quot;e&quot;;[.E828])); IF(ISERR(FIND(&quot;o&quot;;[.E828]));0;FIND(&quot;o&quot;;[.E828])); IF(ISERR(FIND(&quot;u&quot;;[.E828]));0;FIND(&quot;u&quot;;[.E82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começar</text:p>
          </table:table-cell>
          <table:table-cell table:style-name="ce2" office:value-type="float" office:value="727" calcext:value-type="float">
            <text:p>727</text:p>
          </table:table-cell>
          <table:table-cell office:value-type="float" office:value="0" calcext:value-type="float">
            <text:p>0</text:p>
          </table:table-cell>
          <table:table-cell table:style-name="ce20" table:formula="of:=IF(AND(ISBLANK([.G829]); ISBLANK([.F829])); MAX(IF(ISERR(FIND(&quot;e&quot;;[.E829]));0;FIND(&quot;e&quot;;[.E829])); IF(ISERR(FIND(&quot;o&quot;;[.E829]));0;FIND(&quot;o&quot;;[.E829])); IF(ISERR(FIND(&quot;u&quot;;[.E829]));0;FIND(&quot;u&quot;;[.E82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comendar</text:p>
          </table:table-cell>
          <table:table-cell table:style-name="ce2" office:value-type="float" office:value="558" calcext:value-type="float">
            <text:p>558</text:p>
          </table:table-cell>
          <table:table-cell office:value-type="float" office:value="0" calcext:value-type="float">
            <text:p>0</text:p>
          </table:table-cell>
          <table:table-cell table:style-name="ce20" table:formula="of:=IF(AND(ISBLANK([.G830]); ISBLANK([.F830])); MAX(IF(ISERR(FIND(&quot;e&quot;;[.E830]));0;FIND(&quot;e&quot;;[.E830])); IF(ISERR(FIND(&quot;o&quot;;[.E830]));0;FIND(&quot;o&quot;;[.E830])); IF(ISERR(FIND(&quot;u&quot;;[.E830]));0;FIND(&quot;u&quot;;[.E83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conhecer</text:p>
          </table:table-cell>
          <table:table-cell table:style-name="ce2" office:value-type="float" office:value="129" calcext:value-type="float">
            <text:p>129</text:p>
          </table:table-cell>
          <table:table-cell office:value-type="float" office:value="0" calcext:value-type="float">
            <text:p>0</text:p>
          </table:table-cell>
          <table:table-cell table:style-name="ce20" table:formula="of:=IF(AND(ISBLANK([.G831]); ISBLANK([.F831])); MAX(IF(ISERR(FIND(&quot;e&quot;;[.E831]));0;FIND(&quot;e&quot;;[.E831])); IF(ISERR(FIND(&quot;o&quot;;[.E831]));0;FIND(&quot;o&quot;;[.E831])); IF(ISERR(FIND(&quot;u&quot;;[.E831]));0;FIND(&quot;u&quot;;[.E831])));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cordar</text:p>
          </table:table-cell>
          <table:table-cell table:style-name="ce2" office:value-type="float" office:value="285" calcext:value-type="float">
            <text:p>285</text:p>
          </table:table-cell>
          <table:table-cell office:value-type="float" office:value="0" calcext:value-type="float">
            <text:p>0</text:p>
          </table:table-cell>
          <table:table-cell table:style-name="ce20" table:formula="of:=IF(AND(ISBLANK([.G832]); ISBLANK([.F832])); MAX(IF(ISERR(FIND(&quot;e&quot;;[.E832]));0;FIND(&quot;e&quot;;[.E832])); IF(ISERR(FIND(&quot;o&quot;;[.E832]));0;FIND(&quot;o&quot;;[.E832])); IF(ISERR(FIND(&quot;u&quot;;[.E832]));0;FIND(&quot;u&quot;;[.E83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correr</text:p>
          </table:table-cell>
          <table:table-cell table:style-name="ce2" office:value-type="float" office:value="417" calcext:value-type="float">
            <text:p>417</text:p>
          </table:table-cell>
          <table:table-cell office:value-type="float" office:value="0" calcext:value-type="float">
            <text:p>0</text:p>
          </table:table-cell>
          <table:table-cell table:style-name="ce20" table:formula="of:=IF(AND(ISBLANK([.G833]); ISBLANK([.F833])); MAX(IF(ISERR(FIND(&quot;e&quot;;[.E833]));0;FIND(&quot;e&quot;;[.E833])); IF(ISERR(FIND(&quot;o&quot;;[.E833]));0;FIND(&quot;o&quot;;[.E833])); IF(ISERR(FIND(&quot;u&quot;;[.E833]));0;FIND(&quot;u&quot;;[.E833])));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cuar</text:p>
          </table:table-cell>
          <table:table-cell table:style-name="ce2" office:value-type="float" office:value="531" calcext:value-type="float">
            <text:p>531</text:p>
          </table:table-cell>
          <table:table-cell office:value-type="float" office:value="0" calcext:value-type="float">
            <text:p>0</text:p>
          </table:table-cell>
          <table:table-cell table:style-name="ce20" table:formula="of:=IF(AND(ISBLANK([.G834]); ISBLANK([.F834])); MAX(IF(ISERR(FIND(&quot;e&quot;;[.E834]));0;FIND(&quot;e&quot;;[.E834])); IF(ISERR(FIND(&quot;o&quot;;[.E834]));0;FIND(&quot;o&quot;;[.E834])); IF(ISERR(FIND(&quot;u&quot;;[.E834]));0;FIND(&quot;u&quot;;[.E83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cuperar</text:p>
          </table:table-cell>
          <table:table-cell table:style-name="ce2" office:value-type="float" office:value="337" calcext:value-type="float">
            <text:p>337</text:p>
          </table:table-cell>
          <table:table-cell office:value-type="float" office:value="0" calcext:value-type="float">
            <text:p>0</text:p>
          </table:table-cell>
          <table:table-cell table:style-name="ce20" table:formula="of:=IF(AND(ISBLANK([.G835]); ISBLANK([.F835])); MAX(IF(ISERR(FIND(&quot;e&quot;;[.E835]));0;FIND(&quot;e&quot;;[.E835])); IF(ISERR(FIND(&quot;o&quot;;[.E835]));0;FIND(&quot;o&quot;;[.E835])); IF(ISERR(FIND(&quot;u&quot;;[.E835]));0;FIND(&quot;u&quot;;[.E83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cusar</text:p>
          </table:table-cell>
          <table:table-cell table:style-name="ce2" office:value-type="float" office:value="310" calcext:value-type="float">
            <text:p>310</text:p>
          </table:table-cell>
          <table:table-cell office:value-type="float" office:value="0" calcext:value-type="float">
            <text:p>0</text:p>
          </table:table-cell>
          <table:table-cell table:style-name="ce20" table:formula="of:=IF(AND(ISBLANK([.G836]); ISBLANK([.F836])); MAX(IF(ISERR(FIND(&quot;e&quot;;[.E836]));0;FIND(&quot;e&quot;;[.E836])); IF(ISERR(FIND(&quot;o&quot;;[.E836]));0;FIND(&quot;o&quot;;[.E836])); IF(ISERR(FIND(&quot;u&quot;;[.E836]));0;FIND(&quot;u&quot;;[.E836])));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c</text:p>
          </table:table-cell>
          <table:table-cell table:style-name="ce2"/>
          <table:table-cell table:number-columns-repeated="1016"/>
        </table:table-row>
        <table:table-row table:style-name="ro1">
          <table:table-cell table:style-name="ce2" office:value-type="string" calcext:value-type="string">
            <text:p>reduzir</text:p>
          </table:table-cell>
          <table:table-cell table:style-name="ce2" office:value-type="float" office:value="183" calcext:value-type="float">
            <text:p>183</text:p>
          </table:table-cell>
          <table:table-cell office:value-type="float" office:value="0" calcext:value-type="float">
            <text:p>0</text:p>
          </table:table-cell>
          <table:table-cell table:style-name="ce20" table:formula="of:=IF(AND(ISBLANK([.G837]); ISBLANK([.F837])); MAX(IF(ISERR(FIND(&quot;e&quot;;[.E837]));0;FIND(&quot;e&quot;;[.E837])); IF(ISERR(FIND(&quot;o&quot;;[.E837]));0;FIND(&quot;o&quot;;[.E837])); IF(ISERR(FIND(&quot;u&quot;;[.E837]));0;FIND(&quot;u&quot;;[.E837]))); 0)" office:value-type="float" office:value="4" calcext:value-type="float">
            <text:p>4 </text:p>
          </table:table-cell>
          <table:table-cell office:value-type="string" office:string-value="reduz" calcext:value-type="string">
            <text:p>reduz</text:p>
          </table:table-cell>
          <table:table-cell table:style-name="ce26"/>
          <table:table-cell table:style-name="ce30"/>
          <table:table-cell table:style-name="ce2" office:value-type="string" calcext:value-type="string">
            <text:p>zir</text:p>
          </table:table-cell>
          <table:table-cell table:number-columns-repeated="1016"/>
        </table:table-row>
        <table:table-row table:style-name="ro1">
          <table:table-cell table:style-name="ce2" office:value-type="string" calcext:value-type="string">
            <text:p>referir</text:p>
          </table:table-cell>
          <table:table-cell table:style-name="ce2" office:value-type="float" office:value="105" calcext:value-type="float">
            <text:p>105</text:p>
          </table:table-cell>
          <table:table-cell office:value-type="float" office:value="0" calcext:value-type="float">
            <text:p>0</text:p>
          </table:table-cell>
          <table:table-cell table:style-name="ce20" table:formula="of:=IF(AND(ISBLANK([.G838]); ISBLANK([.F838])); MAX(IF(ISERR(FIND(&quot;e&quot;;[.E838]));0;FIND(&quot;e&quot;;[.E838])); IF(ISERR(FIND(&quot;o&quot;;[.E838]));0;FIND(&quot;o&quot;;[.E838])); IF(ISERR(FIND(&quot;u&quot;;[.E838]));0;FIND(&quot;u&quot;;[.E838]))); 0)" office:value-type="float" office:value="0" calcext:value-type="float">
            <text:p><text:s/></text:p>
          </table:table-cell>
          <table:table-cell office:value-type="string" office:string-value="refer" calcext:value-type="string">
            <text:p>refer</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fletir</text:p>
          </table:table-cell>
          <table:table-cell table:style-name="ce2" office:value-type="float" office:value="327" calcext:value-type="float">
            <text:p>327</text:p>
          </table:table-cell>
          <table:table-cell office:value-type="float" office:value="5" calcext:value-type="float">
            <text:p>5</text:p>
          </table:table-cell>
          <table:table-cell table:style-name="ce22" office:value-type="float" office:value="5" calcext:value-type="float">
            <text:p>5 </text:p>
          </table:table-cell>
          <table:table-cell office:value-type="string" office:string-value="reflet" calcext:value-type="string">
            <text:p>reflet</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reforçar</text:p>
          </table:table-cell>
          <table:table-cell table:style-name="ce2" office:value-type="float" office:value="414" calcext:value-type="float">
            <text:p>414</text:p>
          </table:table-cell>
          <table:table-cell office:value-type="float" office:value="0" calcext:value-type="float">
            <text:p>0</text:p>
          </table:table-cell>
          <table:table-cell table:style-name="ce20" table:formula="of:=IF(AND(ISBLANK([.G840]); ISBLANK([.F840])); MAX(IF(ISERR(FIND(&quot;e&quot;;[.E840]));0;FIND(&quot;e&quot;;[.E840])); IF(ISERR(FIND(&quot;o&quot;;[.E840]));0;FIND(&quot;o&quot;;[.E840])); IF(ISERR(FIND(&quot;u&quot;;[.E840]));0;FIND(&quot;u&quot;;[.E84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reformar</text:p>
          </table:table-cell>
          <table:table-cell table:style-name="ce2" office:value-type="float" office:value="911" calcext:value-type="float">
            <text:p>911</text:p>
          </table:table-cell>
          <table:table-cell office:value-type="float" office:value="0" calcext:value-type="float">
            <text:p>0</text:p>
          </table:table-cell>
          <table:table-cell table:style-name="ce20" table:formula="of:=IF(AND(ISBLANK([.G841]); ISBLANK([.F841])); MAX(IF(ISERR(FIND(&quot;e&quot;;[.E841]));0;FIND(&quot;e&quot;;[.E841])); IF(ISERR(FIND(&quot;o&quot;;[.E841]));0;FIND(&quot;o&quot;;[.E841])); IF(ISERR(FIND(&quot;u&quot;;[.E841]));0;FIND(&quot;u&quot;;[.E841])));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fugiar</text:p>
          </table:table-cell>
          <table:table-cell table:style-name="ce2" office:value-type="float" office:value="870" calcext:value-type="float">
            <text:p>870</text:p>
          </table:table-cell>
          <table:table-cell office:value-type="float" office:value="0" calcext:value-type="float">
            <text:p>0</text:p>
          </table:table-cell>
          <table:table-cell table:style-name="ce20" table:formula="of:=IF(AND(ISBLANK([.G842]); ISBLANK([.F842])); MAX(IF(ISERR(FIND(&quot;e&quot;;[.E842]));0;FIND(&quot;e&quot;;[.E842])); IF(ISERR(FIND(&quot;o&quot;;[.E842]));0;FIND(&quot;o&quot;;[.E842])); IF(ISERR(FIND(&quot;u&quot;;[.E842]));0;FIND(&quot;u&quot;;[.E84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ger</text:p>
          </table:table-cell>
          <table:table-cell table:style-name="ce2" office:value-type="float" office:value="837" calcext:value-type="float">
            <text:p>837</text:p>
          </table:table-cell>
          <table:table-cell office:value-type="float" office:value="0" calcext:value-type="float">
            <text:p>0</text:p>
          </table:table-cell>
          <table:table-cell table:style-name="ce20" table:formula="of:=IF(AND(ISBLANK([.G843]); ISBLANK([.F843])); MAX(IF(ISERR(FIND(&quot;e&quot;;[.E843]));0;FIND(&quot;e&quot;;[.E843])); IF(ISERR(FIND(&quot;o&quot;;[.E843]));0;FIND(&quot;o&quot;;[.E843])); IF(ISERR(FIND(&quot;u&quot;;[.E843]));0;FIND(&quot;u&quot;;[.E84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er</text:p>
          </table:table-cell>
          <table:table-cell table:number-columns-repeated="1016"/>
        </table:table-row>
        <table:table-row table:style-name="ro1">
          <table:table-cell table:style-name="ce2" office:value-type="string" calcext:value-type="string">
            <text:p>registar</text:p>
          </table:table-cell>
          <table:table-cell table:style-name="ce2" office:value-type="float" office:value="350" calcext:value-type="float">
            <text:p>350</text:p>
          </table:table-cell>
          <table:table-cell office:value-type="float" office:value="0" calcext:value-type="float">
            <text:p>0</text:p>
          </table:table-cell>
          <table:table-cell table:style-name="ce20" table:formula="of:=IF(AND(ISBLANK([.G844]); ISBLANK([.F844])); MAX(IF(ISERR(FIND(&quot;e&quot;;[.E844]));0;FIND(&quot;e&quot;;[.E844])); IF(ISERR(FIND(&quot;o&quot;;[.E844]));0;FIND(&quot;o&quot;;[.E844])); IF(ISERR(FIND(&quot;u&quot;;[.E844]));0;FIND(&quot;u&quot;;[.E84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gistrar</text:p>
          </table:table-cell>
          <table:table-cell table:style-name="ce2" office:value-type="float" office:value="377" calcext:value-type="float">
            <text:p>377</text:p>
          </table:table-cell>
          <table:table-cell office:value-type="float" office:value="0" calcext:value-type="float">
            <text:p>0</text:p>
          </table:table-cell>
          <table:table-cell table:style-name="ce20" table:formula="of:=IF(AND(ISBLANK([.G845]); ISBLANK([.F845])); MAX(IF(ISERR(FIND(&quot;e&quot;;[.E845]));0;FIND(&quot;e&quot;;[.E845])); IF(ISERR(FIND(&quot;o&quot;;[.E845]));0;FIND(&quot;o&quot;;[.E845])); IF(ISERR(FIND(&quot;u&quot;;[.E845]));0;FIND(&quot;u&quot;;[.E84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gressar</text:p>
          </table:table-cell>
          <table:table-cell table:style-name="ce2" office:value-type="float" office:value="242" calcext:value-type="float">
            <text:p>242</text:p>
          </table:table-cell>
          <table:table-cell office:value-type="float" office:value="0" calcext:value-type="float">
            <text:p>0</text:p>
          </table:table-cell>
          <table:table-cell table:style-name="ce20" table:formula="of:=IF(AND(ISBLANK([.G846]); ISBLANK([.F846])); MAX(IF(ISERR(FIND(&quot;e&quot;;[.E846]));0;FIND(&quot;e&quot;;[.E846])); IF(ISERR(FIND(&quot;o&quot;;[.E846]));0;FIND(&quot;o&quot;;[.E846])); IF(ISERR(FIND(&quot;u&quot;;[.E846]));0;FIND(&quot;u&quot;;[.E84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gular</text:p>
          </table:table-cell>
          <table:table-cell table:style-name="ce2" office:value-type="float" office:value="548" calcext:value-type="float">
            <text:p>548</text:p>
          </table:table-cell>
          <table:table-cell office:value-type="float" office:value="0" calcext:value-type="float">
            <text:p>0</text:p>
          </table:table-cell>
          <table:table-cell table:style-name="ce20" table:formula="of:=IF(AND(ISBLANK([.G847]); ISBLANK([.F847])); MAX(IF(ISERR(FIND(&quot;e&quot;;[.E847]));0;FIND(&quot;e&quot;;[.E847])); IF(ISERR(FIND(&quot;o&quot;;[.E847]));0;FIND(&quot;o&quot;;[.E847])); IF(ISERR(FIND(&quot;u&quot;;[.E847]));0;FIND(&quot;u&quot;;[.E84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inar</text:p>
          </table:table-cell>
          <table:table-cell table:style-name="ce2" office:value-type="float" office:value="795" calcext:value-type="float">
            <text:p>795</text:p>
          </table:table-cell>
          <table:table-cell office:value-type="float" office:value="0" calcext:value-type="float">
            <text:p>0</text:p>
          </table:table-cell>
          <table:table-cell table:style-name="ce20" table:formula="of:=IF(AND(ISBLANK([.G848]); ISBLANK([.F848])); MAX(IF(ISERR(FIND(&quot;e&quot;;[.E848]));0;FIND(&quot;e&quot;;[.E848])); IF(ISERR(FIND(&quot;o&quot;;[.E848]));0;FIND(&quot;o&quot;;[.E848])); IF(ISERR(FIND(&quot;u&quot;;[.E848]));0;FIND(&quot;u&quot;;[.E84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ivindicar</text:p>
          </table:table-cell>
          <table:table-cell table:style-name="ce2" office:value-type="float" office:value="806" calcext:value-type="float">
            <text:p>806</text:p>
          </table:table-cell>
          <table:table-cell office:value-type="float" office:value="0" calcext:value-type="float">
            <text:p>0</text:p>
          </table:table-cell>
          <table:table-cell table:style-name="ce20" table:formula="of:=IF(AND(ISBLANK([.G849]); ISBLANK([.F849])); MAX(IF(ISERR(FIND(&quot;e&quot;;[.E849]));0;FIND(&quot;e&quot;;[.E849])); IF(ISERR(FIND(&quot;o&quot;;[.E849]));0;FIND(&quot;o&quot;;[.E849])); IF(ISERR(FIND(&quot;u&quot;;[.E849]));0;FIND(&quot;u&quot;;[.E84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rejeitar</text:p>
          </table:table-cell>
          <table:table-cell table:style-name="ce2" office:value-type="float" office:value="495" calcext:value-type="float">
            <text:p>495</text:p>
          </table:table-cell>
          <table:table-cell office:value-type="float" office:value="0" calcext:value-type="float">
            <text:p>0</text:p>
          </table:table-cell>
          <table:table-cell table:style-name="ce20" table:formula="of:=IF(AND(ISBLANK([.G850]); ISBLANK([.F850])); MAX(IF(ISERR(FIND(&quot;e&quot;;[.E850]));0;FIND(&quot;e&quot;;[.E850])); IF(ISERR(FIND(&quot;o&quot;;[.E850]));0;FIND(&quot;o&quot;;[.E850])); IF(ISERR(FIND(&quot;u&quot;;[.E850]));0;FIND(&quot;u&quot;;[.E85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lacionar</text:p>
          </table:table-cell>
          <table:table-cell table:style-name="ce2" office:value-type="float" office:value="613" calcext:value-type="float">
            <text:p>613</text:p>
          </table:table-cell>
          <table:table-cell office:value-type="float" office:value="0" calcext:value-type="float">
            <text:p>0</text:p>
          </table:table-cell>
          <table:table-cell table:style-name="ce20" table:formula="of:=IF(AND(ISBLANK([.G851]); ISBLANK([.F851])); MAX(IF(ISERR(FIND(&quot;e&quot;;[.E851]));0;FIND(&quot;e&quot;;[.E851])); IF(ISERR(FIND(&quot;o&quot;;[.E851]));0;FIND(&quot;o&quot;;[.E851])); IF(ISERR(FIND(&quot;u&quot;;[.E851]));0;FIND(&quot;u&quot;;[.E85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latar</text:p>
          </table:table-cell>
          <table:table-cell table:style-name="ce2" office:value-type="float" office:value="552" calcext:value-type="float">
            <text:p>552</text:p>
          </table:table-cell>
          <table:table-cell office:value-type="float" office:value="0" calcext:value-type="float">
            <text:p>0</text:p>
          </table:table-cell>
          <table:table-cell table:style-name="ce20" table:formula="of:=IF(AND(ISBLANK([.G852]); ISBLANK([.F852])); MAX(IF(ISERR(FIND(&quot;e&quot;;[.E852]));0;FIND(&quot;e&quot;;[.E852])); IF(ISERR(FIND(&quot;o&quot;;[.E852]));0;FIND(&quot;o&quot;;[.E852])); IF(ISERR(FIND(&quot;u&quot;;[.E852]));0;FIND(&quot;u&quot;;[.E85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lembrar</text:p>
          </table:table-cell>
          <table:table-cell table:style-name="ce2" office:value-type="float" office:value="986" calcext:value-type="float">
            <text:p>986</text:p>
          </table:table-cell>
          <table:table-cell office:value-type="float" office:value="0" calcext:value-type="float">
            <text:p>0</text:p>
          </table:table-cell>
          <table:table-cell table:style-name="ce20" table:formula="of:=IF(AND(ISBLANK([.G853]); ISBLANK([.F853])); MAX(IF(ISERR(FIND(&quot;e&quot;;[.E853]));0;FIND(&quot;e&quot;;[.E853])); IF(ISERR(FIND(&quot;o&quot;;[.E853]));0;FIND(&quot;o&quot;;[.E853])); IF(ISERR(FIND(&quot;u&quot;;[.E853]));0;FIND(&quot;u&quot;;[.E853])));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matar</text:p>
          </table:table-cell>
          <table:table-cell table:style-name="ce2" office:value-type="float" office:value="828" calcext:value-type="float">
            <text:p>828</text:p>
          </table:table-cell>
          <table:table-cell office:value-type="float" office:value="0" calcext:value-type="float">
            <text:p>0</text:p>
          </table:table-cell>
          <table:table-cell table:style-name="ce20" table:formula="of:=IF(AND(ISBLANK([.G854]); ISBLANK([.F854])); MAX(IF(ISERR(FIND(&quot;e&quot;;[.E854]));0;FIND(&quot;e&quot;;[.E854])); IF(ISERR(FIND(&quot;o&quot;;[.E854]));0;FIND(&quot;o&quot;;[.E854])); IF(ISERR(FIND(&quot;u&quot;;[.E854]));0;FIND(&quot;u&quot;;[.E854])));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meter</text:p>
          </table:table-cell>
          <table:table-cell table:style-name="ce2" office:value-type="float" office:value="832" calcext:value-type="float">
            <text:p>832</text:p>
          </table:table-cell>
          <table:table-cell office:value-type="float" office:value="0" calcext:value-type="float">
            <text:p>0</text:p>
          </table:table-cell>
          <table:table-cell table:style-name="ce20" table:formula="of:=IF(AND(ISBLANK([.G855]); ISBLANK([.F855])); MAX(IF(ISERR(FIND(&quot;e&quot;;[.E855]));0;FIND(&quot;e&quot;;[.E855])); IF(ISERR(FIND(&quot;o&quot;;[.E855]));0;FIND(&quot;o&quot;;[.E855])); IF(ISERR(FIND(&quot;u&quot;;[.E855]));0;FIND(&quot;u&quot;;[.E855])));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mover</text:p>
          </table:table-cell>
          <table:table-cell table:style-name="ce2" office:value-type="float" office:value="903" calcext:value-type="float">
            <text:p>903</text:p>
          </table:table-cell>
          <table:table-cell office:value-type="float" office:value="0" calcext:value-type="float">
            <text:p>0</text:p>
          </table:table-cell>
          <table:table-cell table:style-name="ce20" table:formula="of:=IF(AND(ISBLANK([.G856]); ISBLANK([.F856])); MAX(IF(ISERR(FIND(&quot;e&quot;;[.E856]));0;FIND(&quot;e&quot;;[.E856])); IF(ISERR(FIND(&quot;o&quot;;[.E856]));0;FIND(&quot;o&quot;;[.E856])); IF(ISERR(FIND(&quot;u&quot;;[.E856]));0;FIND(&quot;u&quot;;[.E856])));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nder</text:p>
          </table:table-cell>
          <table:table-cell table:style-name="ce2" office:value-type="float" office:value="576" calcext:value-type="float">
            <text:p>576</text:p>
          </table:table-cell>
          <table:table-cell office:value-type="float" office:value="0" calcext:value-type="float">
            <text:p>0</text:p>
          </table:table-cell>
          <table:table-cell table:style-name="ce20" table:formula="of:=IF(AND(ISBLANK([.G857]); ISBLANK([.F857])); MAX(IF(ISERR(FIND(&quot;e&quot;;[.E857]));0;FIND(&quot;e&quot;;[.E857])); IF(ISERR(FIND(&quot;o&quot;;[.E857]));0;FIND(&quot;o&quot;;[.E857])); IF(ISERR(FIND(&quot;u&quot;;[.E857]));0;FIND(&quot;u&quot;;[.E85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renovar</text:p>
          </table:table-cell>
          <table:table-cell table:style-name="ce2" office:value-type="float" office:value="674" calcext:value-type="float">
            <text:p>674</text:p>
          </table:table-cell>
          <table:table-cell office:value-type="float" office:value="0" calcext:value-type="float">
            <text:p>0</text:p>
          </table:table-cell>
          <table:table-cell table:style-name="ce20" table:formula="of:=IF(AND(ISBLANK([.G858]); ISBLANK([.F858])); MAX(IF(ISERR(FIND(&quot;e&quot;;[.E858]));0;FIND(&quot;e&quot;;[.E858])); IF(ISERR(FIND(&quot;o&quot;;[.E858]));0;FIND(&quot;o&quot;;[.E858])); IF(ISERR(FIND(&quot;u&quot;;[.E858]));0;FIND(&quot;u&quot;;[.E85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nunciar</text:p>
          </table:table-cell>
          <table:table-cell table:style-name="ce2" office:value-type="float" office:value="722" calcext:value-type="float">
            <text:p>722</text:p>
          </table:table-cell>
          <table:table-cell office:value-type="float" office:value="0" calcext:value-type="float">
            <text:p>0</text:p>
          </table:table-cell>
          <table:table-cell table:style-name="ce20" table:formula="of:=IF(AND(ISBLANK([.G859]); ISBLANK([.F859])); MAX(IF(ISERR(FIND(&quot;e&quot;;[.E859]));0;FIND(&quot;e&quot;;[.E859])); IF(ISERR(FIND(&quot;o&quot;;[.E859]));0;FIND(&quot;o&quot;;[.E859])); IF(ISERR(FIND(&quot;u&quot;;[.E859]));0;FIND(&quot;u&quot;;[.E85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parar</text:p>
          </table:table-cell>
          <table:table-cell table:style-name="ce2" office:value-type="float" office:value="358" calcext:value-type="float">
            <text:p>358</text:p>
          </table:table-cell>
          <table:table-cell office:value-type="float" office:value="0" calcext:value-type="float">
            <text:p>0</text:p>
          </table:table-cell>
          <table:table-cell table:style-name="ce20" table:formula="of:=IF(AND(ISBLANK([.G860]); ISBLANK([.F860])); MAX(IF(ISERR(FIND(&quot;e&quot;;[.E860]));0;FIND(&quot;e&quot;;[.E860])); IF(ISERR(FIND(&quot;o&quot;;[.E860]));0;FIND(&quot;o&quot;;[.E860])); IF(ISERR(FIND(&quot;u&quot;;[.E860]));0;FIND(&quot;u&quot;;[.E860])));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petir</text:p>
          </table:table-cell>
          <table:table-cell table:style-name="ce2" office:value-type="float" office:value="178" calcext:value-type="float">
            <text:p>178</text:p>
          </table:table-cell>
          <table:table-cell office:value-type="float" office:value="4" calcext:value-type="float">
            <text:p>4</text:p>
          </table:table-cell>
          <table:table-cell table:style-name="ce22" office:value-type="float" office:value="4" calcext:value-type="float">
            <text:p>4 </text:p>
          </table:table-cell>
          <table:table-cell office:value-type="string" office:string-value="repet" calcext:value-type="string">
            <text:p>repet</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replicar</text:p>
          </table:table-cell>
          <table:table-cell table:style-name="ce2" office:value-type="float" office:value="880" calcext:value-type="float">
            <text:p>880</text:p>
          </table:table-cell>
          <table:table-cell office:value-type="float" office:value="0" calcext:value-type="float">
            <text:p>0</text:p>
          </table:table-cell>
          <table:table-cell table:style-name="ce20" table:formula="of:=IF(AND(ISBLANK([.G862]); ISBLANK([.F862])); MAX(IF(ISERR(FIND(&quot;e&quot;;[.E862]));0;FIND(&quot;e&quot;;[.E862])); IF(ISERR(FIND(&quot;o&quot;;[.E862]));0;FIND(&quot;o&quot;;[.E862])); IF(ISERR(FIND(&quot;u&quot;;[.E862]));0;FIND(&quot;u&quot;;[.E86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repousar</text:p>
          </table:table-cell>
          <table:table-cell table:style-name="ce2" office:value-type="float" office:value="909" calcext:value-type="float">
            <text:p>909</text:p>
          </table:table-cell>
          <table:table-cell office:value-type="float" office:value="0" calcext:value-type="float">
            <text:p>0</text:p>
          </table:table-cell>
          <table:table-cell table:style-name="ce20" table:formula="of:=IF(AND(ISBLANK([.G863]); ISBLANK([.F863])); MAX(IF(ISERR(FIND(&quot;e&quot;;[.E863]));0;FIND(&quot;e&quot;;[.E863])); IF(ISERR(FIND(&quot;o&quot;;[.E863]));0;FIND(&quot;o&quot;;[.E863])); IF(ISERR(FIND(&quot;u&quot;;[.E863]));0;FIND(&quot;u&quot;;[.E863])));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po</text:p>
          </table:table-cell>
          <table:table-cell table:style-name="ce2"/>
          <table:table-cell table:number-columns-repeated="1016"/>
        </table:table-row>
        <table:table-row table:style-name="ro1">
          <table:table-cell table:style-name="ce2" office:value-type="string" calcext:value-type="string">
            <text:p>representar</text:p>
          </table:table-cell>
          <table:table-cell table:style-name="ce2" office:value-type="float" office:value="80" calcext:value-type="float">
            <text:p>80</text:p>
          </table:table-cell>
          <table:table-cell office:value-type="float" office:value="0" calcext:value-type="float">
            <text:p>0</text:p>
          </table:table-cell>
          <table:table-cell table:style-name="ce20" table:formula="of:=IF(AND(ISBLANK([.G864]); ISBLANK([.F864])); MAX(IF(ISERR(FIND(&quot;e&quot;;[.E864]));0;FIND(&quot;e&quot;;[.E864])); IF(ISERR(FIND(&quot;o&quot;;[.E864]));0;FIND(&quot;o&quot;;[.E864])); IF(ISERR(FIND(&quot;u&quot;;[.E864]));0;FIND(&quot;u&quot;;[.E86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primir</text:p>
          </table:table-cell>
          <table:table-cell table:style-name="ce2" office:value-type="float" office:value="879" calcext:value-type="float">
            <text:p>879</text:p>
          </table:table-cell>
          <table:table-cell office:value-type="float" office:value="0" calcext:value-type="float">
            <text:p>0</text:p>
          </table:table-cell>
          <table:table-cell table:style-name="ce20" table:formula="of:=IF(AND(ISBLANK([.G865]); ISBLANK([.F865])); MAX(IF(ISERR(FIND(&quot;e&quot;;[.E865]));0;FIND(&quot;e&quot;;[.E865])); IF(ISERR(FIND(&quot;o&quot;;[.E865]));0;FIND(&quot;o&quot;;[.E865])); IF(ISERR(FIND(&quot;u&quot;;[.E865]));0;FIND(&quot;u&quot;;[.E865]))); 0)" office:value-type="float" office:value="0" calcext:value-type="float">
            <text:p><text:s/></text:p>
          </table:table-cell>
          <table:table-cell office:value-type="string" office:string-value="reprim" calcext:value-type="string">
            <text:p>reprim</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reproduzir</text:p>
          </table:table-cell>
          <table:table-cell table:style-name="ce2" office:value-type="float" office:value="665" calcext:value-type="float">
            <text:p>665</text:p>
          </table:table-cell>
          <table:table-cell office:value-type="float" office:value="0" calcext:value-type="float">
            <text:p>0</text:p>
          </table:table-cell>
          <table:table-cell table:style-name="ce20" table:formula="of:=IF(AND(ISBLANK([.G866]); ISBLANK([.F866])); MAX(IF(ISERR(FIND(&quot;e&quot;;[.E866]));0;FIND(&quot;e&quot;;[.E866])); IF(ISERR(FIND(&quot;o&quot;;[.E866]));0;FIND(&quot;o&quot;;[.E866])); IF(ISERR(FIND(&quot;u&quot;;[.E866]));0;FIND(&quot;u&quot;;[.E866]))); 0)" office:value-type="float" office:value="0" calcext:value-type="float">
            <text:p><text:s/></text:p>
          </table:table-cell>
          <table:table-cell office:value-type="string" office:string-value="reproduz" calcext:value-type="string">
            <text:p>reproduz</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querer</text:p>
          </table:table-cell>
          <table:table-cell table:style-name="ce2" office:value-type="float" office:value="472" calcext:value-type="float">
            <text:p>472</text:p>
          </table:table-cell>
          <table:table-cell office:value-type="float" office:value="0" calcext:value-type="float">
            <text:p>0</text:p>
          </table:table-cell>
          <table:table-cell table:style-name="ce20" table:formula="of:=IF(AND(ISBLANK([.G867]); ISBLANK([.F867])); MAX(IF(ISERR(FIND(&quot;e&quot;;[.E867]));0;FIND(&quot;e&quot;;[.E867])); IF(ISERR(FIND(&quot;o&quot;;[.E867]));0;FIND(&quot;o&quot;;[.E867])); IF(ISERR(FIND(&quot;u&quot;;[.E867]));0;FIND(&quot;u&quot;;[.E86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requerer</text:p>
          </table:table-cell>
          <table:table-cell table:number-columns-repeated="1016"/>
        </table:table-row>
        <table:table-row table:style-name="ro1">
          <table:table-cell table:style-name="ce2" office:value-type="string" calcext:value-type="string">
            <text:p>reservar</text:p>
          </table:table-cell>
          <table:table-cell table:style-name="ce2" office:value-type="float" office:value="599" calcext:value-type="float">
            <text:p>599</text:p>
          </table:table-cell>
          <table:table-cell office:value-type="float" office:value="0" calcext:value-type="float">
            <text:p>0</text:p>
          </table:table-cell>
          <table:table-cell table:style-name="ce20" table:formula="of:=IF(AND(ISBLANK([.G868]); ISBLANK([.F868])); MAX(IF(ISERR(FIND(&quot;e&quot;;[.E868]));0;FIND(&quot;e&quot;;[.E868])); IF(ISERR(FIND(&quot;o&quot;;[.E868]));0;FIND(&quot;o&quot;;[.E868])); IF(ISERR(FIND(&quot;u&quot;;[.E868]));0;FIND(&quot;u&quot;;[.E86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sgatar</text:p>
          </table:table-cell>
          <table:table-cell table:style-name="ce2" office:value-type="float" office:value="942" calcext:value-type="float">
            <text:p>942</text:p>
          </table:table-cell>
          <table:table-cell office:value-type="float" office:value="0" calcext:value-type="float">
            <text:p>0</text:p>
          </table:table-cell>
          <table:table-cell table:style-name="ce20" table:formula="of:=IF(AND(ISBLANK([.G869]); ISBLANK([.F869])); MAX(IF(ISERR(FIND(&quot;e&quot;;[.E869]));0;FIND(&quot;e&quot;;[.E869])); IF(ISERR(FIND(&quot;o&quot;;[.E869]));0;FIND(&quot;o&quot;;[.E869])); IF(ISERR(FIND(&quot;u&quot;;[.E869]));0;FIND(&quot;u&quot;;[.E86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sidir</text:p>
          </table:table-cell>
          <table:table-cell table:style-name="ce2" office:value-type="float" office:value="476" calcext:value-type="float">
            <text:p>476</text:p>
          </table:table-cell>
          <table:table-cell office:value-type="float" office:value="0" calcext:value-type="float">
            <text:p>0</text:p>
          </table:table-cell>
          <table:table-cell table:style-name="ce20" table:formula="of:=IF(AND(ISBLANK([.G870]); ISBLANK([.F870])); MAX(IF(ISERR(FIND(&quot;e&quot;;[.E870]));0;FIND(&quot;e&quot;;[.E870])); IF(ISERR(FIND(&quot;o&quot;;[.E870]));0;FIND(&quot;o&quot;;[.E870])); IF(ISERR(FIND(&quot;u&quot;;[.E870]));0;FIND(&quot;u&quot;;[.E870]))); 0)" office:value-type="float" office:value="0" calcext:value-type="float">
            <text:p><text:s/></text:p>
          </table:table-cell>
          <table:table-cell office:value-type="string" office:string-value="resid" calcext:value-type="string">
            <text:p>resid</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resistir</text:p>
          </table:table-cell>
          <table:table-cell table:style-name="ce2" office:value-type="float" office:value="374" calcext:value-type="float">
            <text:p>374</text:p>
          </table:table-cell>
          <table:table-cell office:value-type="float" office:value="0" calcext:value-type="float">
            <text:p>0</text:p>
          </table:table-cell>
          <table:table-cell table:style-name="ce20" table:formula="of:=IF(AND(ISBLANK([.G871]); ISBLANK([.F871])); MAX(IF(ISERR(FIND(&quot;e&quot;;[.E871]));0;FIND(&quot;e&quot;;[.E871])); IF(ISERR(FIND(&quot;o&quot;;[.E871]));0;FIND(&quot;o&quot;;[.E871])); IF(ISERR(FIND(&quot;u&quot;;[.E871]));0;FIND(&quot;u&quot;;[.E871]))); 0)" office:value-type="float" office:value="0" calcext:value-type="float">
            <text:p><text:s/></text:p>
          </table:table-cell>
          <table:table-cell office:value-type="string" office:string-value="resist" calcext:value-type="string">
            <text:p>resist</text:p>
          </table:table-cell>
          <table:table-cell table:style-name="ce25" office:value-type="string" calcext:value-type="string">
            <text:p>YES</text:p>
          </table:table-cell>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resmungar</text:p>
          </table:table-cell>
          <table:table-cell table:style-name="ce2" office:value-type="float" office:value="838" calcext:value-type="float">
            <text:p>838</text:p>
          </table:table-cell>
          <table:table-cell office:value-type="float" office:value="0" calcext:value-type="float">
            <text:p>0</text:p>
          </table:table-cell>
          <table:table-cell table:style-name="ce20" table:formula="of:=IF(AND(ISBLANK([.G872]); ISBLANK([.F872])); MAX(IF(ISERR(FIND(&quot;e&quot;;[.E872]));0;FIND(&quot;e&quot;;[.E872])); IF(ISERR(FIND(&quot;o&quot;;[.E872]));0;FIND(&quot;o&quot;;[.E872])); IF(ISERR(FIND(&quot;u&quot;;[.E872]));0;FIND(&quot;u&quot;;[.E87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resolver</text:p>
          </table:table-cell>
          <table:table-cell table:style-name="ce2" office:value-type="float" office:value="112" calcext:value-type="float">
            <text:p>112</text:p>
          </table:table-cell>
          <table:table-cell office:value-type="float" office:value="0" calcext:value-type="float">
            <text:p>0</text:p>
          </table:table-cell>
          <table:table-cell table:style-name="ce20" table:formula="of:=IF(AND(ISBLANK([.G873]); ISBLANK([.F873])); MAX(IF(ISERR(FIND(&quot;e&quot;;[.E873]));0;FIND(&quot;e&quot;;[.E873])); IF(ISERR(FIND(&quot;o&quot;;[.E873]));0;FIND(&quot;o&quot;;[.E873])); IF(ISERR(FIND(&quot;u&quot;;[.E873]));0;FIND(&quot;u&quot;;[.E873])));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speitar</text:p>
          </table:table-cell>
          <table:table-cell table:style-name="ce2" office:value-type="float" office:value="325" calcext:value-type="float">
            <text:p>325</text:p>
          </table:table-cell>
          <table:table-cell office:value-type="float" office:value="0" calcext:value-type="float">
            <text:p>0</text:p>
          </table:table-cell>
          <table:table-cell table:style-name="ce20" table:formula="of:=IF(AND(ISBLANK([.G874]); ISBLANK([.F874])); MAX(IF(ISERR(FIND(&quot;e&quot;;[.E874]));0;FIND(&quot;e&quot;;[.E874])); IF(ISERR(FIND(&quot;o&quot;;[.E874]));0;FIND(&quot;o&quot;;[.E874])); IF(ISERR(FIND(&quot;u&quot;;[.E874]));0;FIND(&quot;u&quot;;[.E87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spirar</text:p>
          </table:table-cell>
          <table:table-cell table:style-name="ce2" office:value-type="float" office:value="534" calcext:value-type="float">
            <text:p>534</text:p>
          </table:table-cell>
          <table:table-cell office:value-type="float" office:value="0" calcext:value-type="float">
            <text:p>0</text:p>
          </table:table-cell>
          <table:table-cell table:style-name="ce20" table:formula="of:=IF(AND(ISBLANK([.G875]); ISBLANK([.F875])); MAX(IF(ISERR(FIND(&quot;e&quot;;[.E875]));0;FIND(&quot;e&quot;;[.E875])); IF(ISERR(FIND(&quot;o&quot;;[.E875]));0;FIND(&quot;o&quot;;[.E875])); IF(ISERR(FIND(&quot;u&quot;;[.E875]));0;FIND(&quot;u&quot;;[.E87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sponder</text:p>
          </table:table-cell>
          <table:table-cell table:style-name="ce2" office:value-type="float" office:value="91" calcext:value-type="float">
            <text:p>91</text:p>
          </table:table-cell>
          <table:table-cell office:value-type="float" office:value="0" calcext:value-type="float">
            <text:p>0</text:p>
          </table:table-cell>
          <table:table-cell table:style-name="ce20" table:formula="of:=IF(AND(ISBLANK([.G876]); ISBLANK([.F876])); MAX(IF(ISERR(FIND(&quot;e&quot;;[.E876]));0;FIND(&quot;e&quot;;[.E876])); IF(ISERR(FIND(&quot;o&quot;;[.E876]));0;FIND(&quot;o&quot;;[.E876])); IF(ISERR(FIND(&quot;u&quot;;[.E876]));0;FIND(&quot;u&quot;;[.E87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responsabilizar</text:p>
          </table:table-cell>
          <table:table-cell table:style-name="ce2" office:value-type="float" office:value="919" calcext:value-type="float">
            <text:p>919</text:p>
          </table:table-cell>
          <table:table-cell office:value-type="float" office:value="0" calcext:value-type="float">
            <text:p>0</text:p>
          </table:table-cell>
          <table:table-cell table:style-name="ce20" table:formula="of:=IF(AND(ISBLANK([.G877]); ISBLANK([.F877])); MAX(IF(ISERR(FIND(&quot;e&quot;;[.E877]));0;FIND(&quot;e&quot;;[.E877])); IF(ISERR(FIND(&quot;o&quot;;[.E877]));0;FIND(&quot;o&quot;;[.E877])); IF(ISERR(FIND(&quot;u&quot;;[.E877]));0;FIND(&quot;u&quot;;[.E87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ssaltar</text:p>
          </table:table-cell>
          <table:table-cell table:style-name="ce2" office:value-type="float" office:value="525" calcext:value-type="float">
            <text:p>525</text:p>
          </table:table-cell>
          <table:table-cell office:value-type="float" office:value="0" calcext:value-type="float">
            <text:p>0</text:p>
          </table:table-cell>
          <table:table-cell table:style-name="ce20" table:formula="of:=IF(AND(ISBLANK([.G878]); ISBLANK([.F878])); MAX(IF(ISERR(FIND(&quot;e&quot;;[.E878]));0;FIND(&quot;e&quot;;[.E878])); IF(ISERR(FIND(&quot;o&quot;;[.E878]));0;FIND(&quot;o&quot;;[.E878])); IF(ISERR(FIND(&quot;u&quot;;[.E878]));0;FIND(&quot;u&quot;;[.E87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s</text:p>
          </table:table-cell>
          <table:table-cell table:style-name="ce2"/>
          <table:table-cell table:number-columns-repeated="1016"/>
        </table:table-row>
        <table:table-row table:style-name="ro1">
          <table:table-cell table:style-name="ce2" office:value-type="string" calcext:value-type="string">
            <text:p>restabelecer</text:p>
          </table:table-cell>
          <table:table-cell table:style-name="ce2" office:value-type="float" office:value="991" calcext:value-type="float">
            <text:p>991</text:p>
          </table:table-cell>
          <table:table-cell office:value-type="float" office:value="0" calcext:value-type="float">
            <text:p>0</text:p>
          </table:table-cell>
          <table:table-cell table:style-name="ce20" table:formula="of:=IF(AND(ISBLANK([.G879]); ISBLANK([.F879])); MAX(IF(ISERR(FIND(&quot;e&quot;;[.E879]));0;FIND(&quot;e&quot;;[.E879])); IF(ISERR(FIND(&quot;o&quot;;[.E879]));0;FIND(&quot;o&quot;;[.E879])); IF(ISERR(FIND(&quot;u&quot;;[.E879]));0;FIND(&quot;u&quot;;[.E87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text:p>
          </table:table-cell>
          <table:table-cell table:style-name="ce2"/>
          <table:table-cell table:number-columns-repeated="1016"/>
        </table:table-row>
        <table:table-row table:style-name="ro1">
          <table:table-cell table:style-name="ce2" office:value-type="string" calcext:value-type="string">
            <text:p>restar</text:p>
          </table:table-cell>
          <table:table-cell table:style-name="ce2" office:value-type="float" office:value="338" calcext:value-type="float">
            <text:p>338</text:p>
          </table:table-cell>
          <table:table-cell office:value-type="float" office:value="0" calcext:value-type="float">
            <text:p>0</text:p>
          </table:table-cell>
          <table:table-cell table:style-name="ce20" table:formula="of:=IF(AND(ISBLANK([.G880]); ISBLANK([.F880])); MAX(IF(ISERR(FIND(&quot;e&quot;;[.E880]));0;FIND(&quot;e&quot;;[.E880])); IF(ISERR(FIND(&quot;o&quot;;[.E880]));0;FIND(&quot;o&quot;;[.E880])); IF(ISERR(FIND(&quot;u&quot;;[.E880]));0;FIND(&quot;u&quot;;[.E88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staurar</text:p>
          </table:table-cell>
          <table:table-cell table:style-name="ce2" office:value-type="float" office:value="901" calcext:value-type="float">
            <text:p>901</text:p>
          </table:table-cell>
          <table:table-cell office:value-type="float" office:value="0" calcext:value-type="float">
            <text:p>0</text:p>
          </table:table-cell>
          <table:table-cell table:style-name="ce20" table:formula="of:=IF(AND(ISBLANK([.G881]); ISBLANK([.F881])); MAX(IF(ISERR(FIND(&quot;e&quot;;[.E881]));0;FIND(&quot;e&quot;;[.E881])); IF(ISERR(FIND(&quot;o&quot;;[.E881]));0;FIND(&quot;o&quot;;[.E881])); IF(ISERR(FIND(&quot;u&quot;;[.E881]));0;FIND(&quot;u&quot;;[.E88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stringir</text:p>
          </table:table-cell>
          <table:table-cell table:style-name="ce2" office:value-type="float" office:value="844" calcext:value-type="float">
            <text:p>844</text:p>
          </table:table-cell>
          <table:table-cell office:value-type="float" office:value="0" calcext:value-type="float">
            <text:p>0</text:p>
          </table:table-cell>
          <table:table-cell table:style-name="ce20" table:formula="of:=IF(AND(ISBLANK([.G882]); ISBLANK([.F882])); MAX(IF(ISERR(FIND(&quot;e&quot;;[.E882]));0;FIND(&quot;e&quot;;[.E882])); IF(ISERR(FIND(&quot;o&quot;;[.E882]));0;FIND(&quot;o&quot;;[.E882])); IF(ISERR(FIND(&quot;u&quot;;[.E882]));0;FIND(&quot;u&quot;;[.E882]))); 0)" office:value-type="float" office:value="2" calcext:value-type="float">
            <text:p>2 </text:p>
          </table:table-cell>
          <table:table-cell office:value-type="string" office:string-value="restring" calcext:value-type="string">
            <text:p>restring</text:p>
          </table:table-cell>
          <table:table-cell table:style-name="ce26"/>
          <table:table-cell table:style-name="ce30"/>
          <table:table-cell table:style-name="ce2" office:value-type="string" calcext:value-type="string">
            <text:p>gir</text:p>
          </table:table-cell>
          <table:table-cell table:number-columns-repeated="1016"/>
        </table:table-row>
        <table:table-row table:style-name="ro1">
          <table:table-cell table:style-name="ce2" office:value-type="string" calcext:value-type="string">
            <text:p>resultar</text:p>
          </table:table-cell>
          <table:table-cell table:style-name="ce2" office:value-type="float" office:value="128" calcext:value-type="float">
            <text:p>128</text:p>
          </table:table-cell>
          <table:table-cell office:value-type="float" office:value="0" calcext:value-type="float">
            <text:p>0</text:p>
          </table:table-cell>
          <table:table-cell table:style-name="ce20" table:formula="of:=IF(AND(ISBLANK([.G883]); ISBLANK([.F883])); MAX(IF(ISERR(FIND(&quot;e&quot;;[.E883]));0;FIND(&quot;e&quot;;[.E883])); IF(ISERR(FIND(&quot;o&quot;;[.E883]));0;FIND(&quot;o&quot;;[.E883])); IF(ISERR(FIND(&quot;u&quot;;[.E883]));0;FIND(&quot;u&quot;;[.E88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esumir</text:p>
          </table:table-cell>
          <table:table-cell table:style-name="ce2" office:value-type="float" office:value="645" calcext:value-type="float">
            <text:p>645</text:p>
          </table:table-cell>
          <table:table-cell office:value-type="float" office:value="0" calcext:value-type="float">
            <text:p>0</text:p>
          </table:table-cell>
          <table:table-cell table:style-name="ce20" table:formula="of:=IF(AND(ISBLANK([.G884]); ISBLANK([.F884])); MAX(IF(ISERR(FIND(&quot;e&quot;;[.E884]));0;FIND(&quot;e&quot;;[.E884])); IF(ISERR(FIND(&quot;o&quot;;[.E884]));0;FIND(&quot;o&quot;;[.E884])); IF(ISERR(FIND(&quot;u&quot;;[.E884]));0;FIND(&quot;u&quot;;[.E884]))); 0)" office:value-type="float" office:value="0" calcext:value-type="float">
            <text:p><text:s/></text:p>
          </table:table-cell>
          <table:table-cell office:value-type="string" office:string-value="resum" calcext:value-type="string">
            <text:p>resum</text:p>
          </table:table-cell>
          <table:table-cell table:style-name="ce27" office:value-type="string" calcext:value-type="string">
            <text:p>YES</text:p>
          </table:table-cell>
          <table:table-cell table:style-name="ce30"/>
          <table:table-cell table:style-name="ce2" office:value-type="string" calcext:value-type="string">
            <text:p>ir</text:p>
          </table:table-cell>
          <table:table-cell table:style-name="ce2" table:number-columns-repeated="2"/>
          <table:table-cell table:number-columns-repeated="1014"/>
        </table:table-row>
        <table:table-row table:style-name="ro1">
          <table:table-cell table:style-name="ce2" office:value-type="string" calcext:value-type="string">
            <text:p>reter</text:p>
          </table:table-cell>
          <table:table-cell table:style-name="ce2" office:value-type="float" office:value="723" calcext:value-type="float">
            <text:p>723</text:p>
          </table:table-cell>
          <table:table-cell office:value-type="float" office:value="0" calcext:value-type="float">
            <text:p>0</text:p>
          </table:table-cell>
          <table:table-cell table:style-name="ce20" table:formula="of:=IF(AND(ISBLANK([.G885]); ISBLANK([.F885])); MAX(IF(ISERR(FIND(&quot;e&quot;;[.E885]));0;FIND(&quot;e&quot;;[.E885])); IF(ISERR(FIND(&quot;o&quot;;[.E885]));0;FIND(&quot;o&quot;;[.E885])); IF(ISERR(FIND(&quot;u&quot;;[.E885]));0;FIND(&quot;u&quot;;[.E885])));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tirar</text:p>
          </table:table-cell>
          <table:table-cell table:style-name="ce2" office:value-type="float" office:value="186" calcext:value-type="float">
            <text:p>186</text:p>
          </table:table-cell>
          <table:table-cell office:value-type="float" office:value="0" calcext:value-type="float">
            <text:p>0</text:p>
          </table:table-cell>
          <table:table-cell table:style-name="ce20" table:formula="of:=IF(AND(ISBLANK([.G886]); ISBLANK([.F886])); MAX(IF(ISERR(FIND(&quot;e&quot;;[.E886]));0;FIND(&quot;e&quot;;[.E886])); IF(ISERR(FIND(&quot;o&quot;;[.E886]));0;FIND(&quot;o&quot;;[.E886])); IF(ISERR(FIND(&quot;u&quot;;[.E886]));0;FIND(&quot;u&quot;;[.E886])));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tocar</text:p>
          </table:table-cell>
          <table:table-cell/>
          <table:table-cell office:value-type="float" office:value="0" calcext:value-type="float">
            <text:p>0</text:p>
          </table:table-cell>
          <table:table-cell table:style-name="ce20" table:formula="of:=IF(AND(ISBLANK([.G887]); ISBLANK([.F887])); MAX(IF(ISERR(FIND(&quot;e&quot;;[.E887]));0;FIND(&quot;e&quot;;[.E887])); IF(ISERR(FIND(&quot;o&quot;;[.E887]));0;FIND(&quot;o&quot;;[.E887])); IF(ISERR(FIND(&quot;u&quot;;[.E887]));0;FIND(&quot;u&quot;;[.E887])));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tomar</text:p>
          </table:table-cell>
          <table:table-cell table:style-name="ce2" office:value-type="float" office:value="426" calcext:value-type="float">
            <text:p>426</text:p>
          </table:table-cell>
          <table:table-cell office:value-type="float" office:value="0" calcext:value-type="float">
            <text:p>0</text:p>
          </table:table-cell>
          <table:table-cell table:style-name="ce20" table:formula="of:=IF(AND(ISBLANK([.G888]); ISBLANK([.F888])); MAX(IF(ISERR(FIND(&quot;e&quot;;[.E888]));0;FIND(&quot;e&quot;;[.E888])); IF(ISERR(FIND(&quot;o&quot;;[.E888]));0;FIND(&quot;o&quot;;[.E888])); IF(ISERR(FIND(&quot;u&quot;;[.E888]));0;FIND(&quot;u&quot;;[.E88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tornar</text:p>
          </table:table-cell>
          <table:table-cell table:style-name="ce2" office:value-type="float" office:value="527" calcext:value-type="float">
            <text:p>527</text:p>
          </table:table-cell>
          <table:table-cell office:value-type="float" office:value="0" calcext:value-type="float">
            <text:p>0</text:p>
          </table:table-cell>
          <table:table-cell table:style-name="ce20" table:formula="of:=IF(AND(ISBLANK([.G889]); ISBLANK([.F889])); MAX(IF(ISERR(FIND(&quot;e&quot;;[.E889]));0;FIND(&quot;e&quot;;[.E889])); IF(ISERR(FIND(&quot;o&quot;;[.E889]));0;FIND(&quot;o&quot;;[.E889])); IF(ISERR(FIND(&quot;u&quot;;[.E889]));0;FIND(&quot;u&quot;;[.E88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2"/>
          <table:table-cell table:style-name="ce2" office:value-type="string" calcext:value-type="string">
            <text:p>YES</text:p>
          </table:table-cell>
          <table:table-cell table:number-columns-repeated="1013"/>
        </table:table-row>
        <table:table-row table:style-name="ro1">
          <table:table-cell table:style-name="ce2" office:value-type="string" calcext:value-type="string">
            <text:p>retratar</text:p>
          </table:table-cell>
          <table:table-cell table:style-name="ce2" office:value-type="float" office:value="871" calcext:value-type="float">
            <text:p>871</text:p>
          </table:table-cell>
          <table:table-cell office:value-type="float" office:value="0" calcext:value-type="float">
            <text:p>0</text:p>
          </table:table-cell>
          <table:table-cell table:style-name="ce20" table:formula="of:=IF(AND(ISBLANK([.G890]); ISBLANK([.F890])); MAX(IF(ISERR(FIND(&quot;e&quot;;[.E890]));0;FIND(&quot;e&quot;;[.E890])); IF(ISERR(FIND(&quot;o&quot;;[.E890]));0;FIND(&quot;o&quot;;[.E890])); IF(ISERR(FIND(&quot;u&quot;;[.E890]));0;FIND(&quot;u&quot;;[.E890])));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unir</text:p>
          </table:table-cell>
          <table:table-cell table:style-name="ce2" office:value-type="float" office:value="156" calcext:value-type="float">
            <text:p>156</text:p>
          </table:table-cell>
          <table:table-cell office:value-type="float" office:value="0" calcext:value-type="float">
            <text:p>0</text:p>
          </table:table-cell>
          <table:table-cell table:style-name="ce20" table:formula="of:=IF(AND(ISBLANK([.G891]); ISBLANK([.F891])); MAX(IF(ISERR(FIND(&quot;e&quot;;[.E891]));0;FIND(&quot;e&quot;;[.E891])); IF(ISERR(FIND(&quot;o&quot;;[.E891]));0;FIND(&quot;o&quot;;[.E891])); IF(ISERR(FIND(&quot;u&quot;;[.E891]));0;FIND(&quot;u&quot;;[.E891]))); 0)" office:value-type="float" office:value="3" calcext:value-type="float">
            <text:p>3 </text:p>
          </table:table-cell>
          <table:table-cell office:value-type="string" office:string-value="reun" calcext:value-type="string">
            <text:p>reun</text:p>
          </table:table-cell>
          <table:table-cell table:style-name="ce26"/>
          <table:table-cell table:style-name="ce30"/>
          <table:table-cell table:style-name="ce2" office:value-type="string" calcext:value-type="string">
            <text:p>.reunir</text:p>
          </table:table-cell>
          <table:table-cell table:style-name="ce2" table:number-columns-repeated="2"/>
          <table:table-cell/>
          <table:table-cell table:style-name="ce34" office:value-type="string" calcext:value-type="string">
            <text:p>ACCENT DIFFERENCES in a few positions (vs. unir).</text:p>
          </table:table-cell>
          <table:table-cell table:number-columns-repeated="1012"/>
        </table:table-row>
        <table:table-row table:style-name="ro1">
          <table:table-cell table:style-name="ce2" office:value-type="string" calcext:value-type="string">
            <text:p>revelar</text:p>
          </table:table-cell>
          <table:table-cell table:style-name="ce2" office:value-type="float" office:value="137" calcext:value-type="float">
            <text:p>137</text:p>
          </table:table-cell>
          <table:table-cell office:value-type="float" office:value="0" calcext:value-type="float">
            <text:p>0</text:p>
          </table:table-cell>
          <table:table-cell table:style-name="ce20" table:formula="of:=IF(AND(ISBLANK([.G892]); ISBLANK([.F892])); MAX(IF(ISERR(FIND(&quot;e&quot;;[.E892]));0;FIND(&quot;e&quot;;[.E892])); IF(ISERR(FIND(&quot;o&quot;;[.E892]));0;FIND(&quot;o&quot;;[.E892])); IF(ISERR(FIND(&quot;u&quot;;[.E892]));0;FIND(&quot;u&quot;;[.E892])));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ver</text:p>
          </table:table-cell>
          <table:table-cell table:style-name="ce2" office:value-type="float" office:value="506" calcext:value-type="float">
            <text:p>506</text:p>
          </table:table-cell>
          <table:table-cell office:value-type="float" office:value="0" calcext:value-type="float">
            <text:p>0</text:p>
          </table:table-cell>
          <table:table-cell table:style-name="ce20" table:formula="of:=IF(AND(ISBLANK([.G893]); ISBLANK([.F893])); MAX(IF(ISERR(FIND(&quot;e&quot;;[.E893]));0;FIND(&quot;e&quot;;[.E893])); IF(ISERR(FIND(&quot;o&quot;;[.E893]));0;FIND(&quot;o&quot;;[.E893])); IF(ISERR(FIND(&quot;u&quot;;[.E893]));0;FIND(&quot;u&quot;;[.E893])));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vestir</text:p>
          </table:table-cell>
          <table:table-cell table:style-name="ce2" office:value-type="float" office:value="797" calcext:value-type="float">
            <text:p>797</text:p>
          </table:table-cell>
          <table:table-cell office:value-type="float" office:value="0" calcext:value-type="float">
            <text:p>0</text:p>
          </table:table-cell>
          <table:table-cell table:style-name="ce20" table:formula="of:=IF(AND(ISBLANK([.G894]); ISBLANK([.F894])); MAX(IF(ISERR(FIND(&quot;e&quot;;[.E894]));0;FIND(&quot;e&quot;;[.E894])); IF(ISERR(FIND(&quot;o&quot;;[.E894]));0;FIND(&quot;o&quot;;[.E894])); IF(ISERR(FIND(&quot;u&quot;;[.E894]));0;FIND(&quot;u&quot;;[.E894]))); 0)" office:value-type="float" office:value="0" calcext:value-type="float">
            <text:p><text:s/></text:p>
          </table:table-cell>
          <table:table-cell office:value-type="string" office:string-value="revest" calcext:value-type="string">
            <text:p>revest</text:p>
          </table:table-cell>
          <table:table-cell table:style-name="ce26"/>
          <table:table-cell table:style-name="ce29" office:value-type="string" calcext:value-type="string">
            <text:p>re</text:p>
          </table:table-cell>
          <table:table-cell table:style-name="ce2"/>
          <table:table-cell table:number-columns-repeated="1016"/>
        </table:table-row>
        <table:table-row table:style-name="ro1">
          <table:table-cell table:style-name="ce2" office:value-type="string" calcext:value-type="string">
            <text:p>rezar</text:p>
          </table:table-cell>
          <table:table-cell table:style-name="ce2" office:value-type="float" office:value="597" calcext:value-type="float">
            <text:p>597</text:p>
          </table:table-cell>
          <table:table-cell office:value-type="float" office:value="0" calcext:value-type="float">
            <text:p>0</text:p>
          </table:table-cell>
          <table:table-cell table:style-name="ce20" table:formula="of:=IF(AND(ISBLANK([.G895]); ISBLANK([.F895])); MAX(IF(ISERR(FIND(&quot;e&quot;;[.E895]));0;FIND(&quot;e&quot;;[.E895])); IF(ISERR(FIND(&quot;o&quot;;[.E895]));0;FIND(&quot;o&quot;;[.E895])); IF(ISERR(FIND(&quot;u&quot;;[.E895]));0;FIND(&quot;u&quot;;[.E89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ir</text:p>
          </table:table-cell>
          <table:table-cell table:style-name="ce2" office:value-type="float" office:value="153" calcext:value-type="float">
            <text:p>153</text:p>
          </table:table-cell>
          <table:table-cell office:value-type="float" office:value="0" calcext:value-type="float">
            <text:p>0</text:p>
          </table:table-cell>
          <table:table-cell table:style-name="ce20" table:formula="of:=IF(AND(ISBLANK([.G896]); ISBLANK([.F896])); MAX(IF(ISERR(FIND(&quot;e&quot;;[.E896]));0;FIND(&quot;e&quot;;[.E896])); IF(ISERR(FIND(&quot;o&quot;;[.E896]));0;FIND(&quot;o&quot;;[.E896])); IF(ISERR(FIND(&quot;u&quot;;[.E896]));0;FIND(&quot;u&quot;;[.E896]))); 0)" office:value-type="float" office:value="0" calcext:value-type="float">
            <text:p><text:s/></text:p>
          </table:table-cell>
          <table:table-cell office:value-type="string" office:string-value="r" calcext:value-type="string">
            <text:p>r</text:p>
          </table:table-cell>
          <table:table-cell table:style-name="ce26"/>
          <table:table-cell table:style-name="ce30"/>
          <table:table-cell table:style-name="ce2" office:value-type="string" calcext:value-type="string">
            <text:p>.rir</text:p>
          </table:table-cell>
          <table:table-cell table:number-columns-repeated="1016"/>
        </table:table-row>
        <table:table-row table:style-name="ro1">
          <table:table-cell table:style-name="ce2" office:value-type="string" calcext:value-type="string">
            <text:p>roçar</text:p>
          </table:table-cell>
          <table:table-cell table:style-name="ce2" office:value-type="float" office:value="902" calcext:value-type="float">
            <text:p>902</text:p>
          </table:table-cell>
          <table:table-cell office:value-type="float" office:value="0" calcext:value-type="float">
            <text:p>0</text:p>
          </table:table-cell>
          <table:table-cell table:style-name="ce20" table:formula="of:=IF(AND(ISBLANK([.G897]); ISBLANK([.F897])); MAX(IF(ISERR(FIND(&quot;e&quot;;[.E897]));0;FIND(&quot;e&quot;;[.E897])); IF(ISERR(FIND(&quot;o&quot;;[.E897]));0;FIND(&quot;o&quot;;[.E897])); IF(ISERR(FIND(&quot;u&quot;;[.E897]));0;FIND(&quot;u&quot;;[.E89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rodar</text:p>
          </table:table-cell>
          <table:table-cell table:style-name="ce2" office:value-type="float" office:value="601" calcext:value-type="float">
            <text:p>601</text:p>
          </table:table-cell>
          <table:table-cell office:value-type="float" office:value="0" calcext:value-type="float">
            <text:p>0</text:p>
          </table:table-cell>
          <table:table-cell table:style-name="ce20" table:formula="of:=IF(AND(ISBLANK([.G898]); ISBLANK([.F898])); MAX(IF(ISERR(FIND(&quot;e&quot;;[.E898]));0;FIND(&quot;e&quot;;[.E898])); IF(ISERR(FIND(&quot;o&quot;;[.E898]));0;FIND(&quot;o&quot;;[.E898])); IF(ISERR(FIND(&quot;u&quot;;[.E898]));0;FIND(&quot;u&quot;;[.E89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odear</text:p>
          </table:table-cell>
          <table:table-cell table:style-name="ce2" office:value-type="float" office:value="547" calcext:value-type="float">
            <text:p>547</text:p>
          </table:table-cell>
          <table:table-cell office:value-type="float" office:value="0" calcext:value-type="float">
            <text:p>0</text:p>
          </table:table-cell>
          <table:table-cell table:style-name="ce20" table:formula="of:=IF(AND(ISBLANK([.G899]); ISBLANK([.F899])); MAX(IF(ISERR(FIND(&quot;e&quot;;[.E899]));0;FIND(&quot;e&quot;;[.E899])); IF(ISERR(FIND(&quot;o&quot;;[.E899]));0;FIND(&quot;o&quot;;[.E899])); IF(ISERR(FIND(&quot;u&quot;;[.E899]));0;FIND(&quot;u&quot;;[.E89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ar</text:p>
          </table:table-cell>
          <table:table-cell table:number-columns-repeated="1016"/>
        </table:table-row>
        <table:table-row table:style-name="ro1">
          <table:table-cell table:style-name="ce2" office:value-type="string" calcext:value-type="string">
            <text:p>roer</text:p>
          </table:table-cell>
          <table:table-cell table:style-name="ce2" office:value-type="float" office:value="961" calcext:value-type="float">
            <text:p>961</text:p>
          </table:table-cell>
          <table:table-cell office:value-type="float" office:value="0" calcext:value-type="float">
            <text:p>0</text:p>
          </table:table-cell>
          <table:table-cell table:style-name="ce20" table:formula="of:=IF(AND(ISBLANK([.G900]); ISBLANK([.F900])); MAX(IF(ISERR(FIND(&quot;e&quot;;[.E900]));0;FIND(&quot;e&quot;;[.E900])); IF(ISERR(FIND(&quot;o&quot;;[.E900]));0;FIND(&quot;o&quot;;[.E900])); IF(ISERR(FIND(&quot;u&quot;;[.E900]));0;FIND(&quot;u&quot;;[.E90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oer</text:p>
          </table:table-cell>
          <table:table-cell table:number-columns-repeated="1016"/>
        </table:table-row>
        <table:table-row table:style-name="ro1">
          <table:table-cell table:style-name="ce2" office:value-type="string" calcext:value-type="string">
            <text:p>rolar</text:p>
          </table:table-cell>
          <table:table-cell table:style-name="ce2" office:value-type="float" office:value="585" calcext:value-type="float">
            <text:p>585</text:p>
          </table:table-cell>
          <table:table-cell office:value-type="float" office:value="0" calcext:value-type="float">
            <text:p>0</text:p>
          </table:table-cell>
          <table:table-cell table:style-name="ce20" table:formula="of:=IF(AND(ISBLANK([.G901]); ISBLANK([.F901])); MAX(IF(ISERR(FIND(&quot;e&quot;;[.E901]));0;FIND(&quot;e&quot;;[.E901])); IF(ISERR(FIND(&quot;o&quot;;[.E901]));0;FIND(&quot;o&quot;;[.E901])); IF(ISERR(FIND(&quot;u&quot;;[.E901]));0;FIND(&quot;u&quot;;[.E90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omper</text:p>
          </table:table-cell>
          <table:table-cell table:style-name="ce2" office:value-type="float" office:value="394" calcext:value-type="float">
            <text:p>394</text:p>
          </table:table-cell>
          <table:table-cell office:value-type="float" office:value="0" calcext:value-type="float">
            <text:p>0</text:p>
          </table:table-cell>
          <table:table-cell table:style-name="ce20" table:formula="of:=IF(AND(ISBLANK([.G902]); ISBLANK([.F902])); MAX(IF(ISERR(FIND(&quot;e&quot;;[.E902]));0;FIND(&quot;e&quot;;[.E902])); IF(ISERR(FIND(&quot;o&quot;;[.E902]));0;FIND(&quot;o&quot;;[.E902])); IF(ISERR(FIND(&quot;u&quot;;[.E902]));0;FIND(&quot;u&quot;;[.E90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table-cell table:style-name="ce2" office:value-type="string" calcext:value-type="string">
            <text:p>roto</text:p>
          </table:table-cell>
          <table:table-cell table:number-columns-repeated="1014"/>
        </table:table-row>
        <table:table-row table:style-name="ro1">
          <table:table-cell table:style-name="ce2" office:value-type="string" calcext:value-type="string">
            <text:p>rondar</text:p>
          </table:table-cell>
          <table:table-cell table:style-name="ce2" office:value-type="float" office:value="755" calcext:value-type="float">
            <text:p>755</text:p>
          </table:table-cell>
          <table:table-cell office:value-type="float" office:value="0" calcext:value-type="float">
            <text:p>0</text:p>
          </table:table-cell>
          <table:table-cell table:style-name="ce20" table:formula="of:=IF(AND(ISBLANK([.G903]); ISBLANK([.F903])); MAX(IF(ISERR(FIND(&quot;e&quot;;[.E903]));0;FIND(&quot;e&quot;;[.E903])); IF(ISERR(FIND(&quot;o&quot;;[.E903]));0;FIND(&quot;o&quot;;[.E903])); IF(ISERR(FIND(&quot;u&quot;;[.E903]));0;FIND(&quot;u&quot;;[.E90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roubar</text:p>
          </table:table-cell>
          <table:table-cell table:style-name="ce2" office:value-type="float" office:value="398" calcext:value-type="float">
            <text:p>398</text:p>
          </table:table-cell>
          <table:table-cell office:value-type="float" office:value="0" calcext:value-type="float">
            <text:p>0</text:p>
          </table:table-cell>
          <table:table-cell table:style-name="ce20" table:formula="of:=IF(AND(ISBLANK([.G904]); ISBLANK([.F904])); MAX(IF(ISERR(FIND(&quot;e&quot;;[.E904]));0;FIND(&quot;e&quot;;[.E904])); IF(ISERR(FIND(&quot;o&quot;;[.E904]));0;FIND(&quot;o&quot;;[.E904])); IF(ISERR(FIND(&quot;u&quot;;[.E904]));0;FIND(&quot;u&quot;;[.E90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aber</text:p>
          </table:table-cell>
          <table:table-cell table:style-name="ce2" office:value-type="float" office:value="11" calcext:value-type="float">
            <text:p>11</text:p>
          </table:table-cell>
          <table:table-cell office:value-type="float" office:value="0" calcext:value-type="float">
            <text:p>0</text:p>
          </table:table-cell>
          <table:table-cell table:style-name="ce20" table:formula="of:=IF(AND(ISBLANK([.G905]); ISBLANK([.F905])); MAX(IF(ISERR(FIND(&quot;e&quot;;[.E905]));0;FIND(&quot;e&quot;;[.E905])); IF(ISERR(FIND(&quot;o&quot;;[.E905]));0;FIND(&quot;o&quot;;[.E905])); IF(ISERR(FIND(&quot;u&quot;;[.E905]));0;FIND(&quot;u&quot;;[.E905]))); 0)" office:value-type="float" office:value="0" calcext:value-type="float">
            <text:p><text:s/></text:p>
          </table:table-cell>
          <table:table-cell office:value-type="float" office:value="0" calcext:value-type="float">
            <text:p>0</text:p>
          </table:table-cell>
          <table:table-cell table:style-name="ce26"/>
          <table:table-cell table:style-name="ce29"/>
          <table:table-cell table:style-name="ce2" office:value-type="string" calcext:value-type="string">
            <text:p>.sabe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sacudir</text:p>
          </table:table-cell>
          <table:table-cell table:style-name="ce2" office:value-type="float" office:value="463" calcext:value-type="float">
            <text:p>463</text:p>
          </table:table-cell>
          <table:table-cell office:value-type="float" office:value="0" calcext:value-type="float">
            <text:p>0</text:p>
          </table:table-cell>
          <table:table-cell table:style-name="ce20" table:formula="of:=IF(AND(ISBLANK([.G906]); ISBLANK([.F906])); MAX(IF(ISERR(FIND(&quot;e&quot;;[.E906]));0;FIND(&quot;e&quot;;[.E906])); IF(ISERR(FIND(&quot;o&quot;;[.E906]));0;FIND(&quot;o&quot;;[.E906])); IF(ISERR(FIND(&quot;u&quot;;[.E906]));0;FIND(&quot;u&quot;;[.E906]))); 0)" office:value-type="float" office:value="0" calcext:value-type="float">
            <text:p><text:s/></text:p>
          </table:table-cell>
          <table:table-cell office:value-type="string" office:string-value="sacud" calcext:value-type="string">
            <text:p>sacud</text:p>
          </table:table-cell>
          <table:table-cell table:style-name="ce26"/>
          <table:table-cell table:style-name="ce29" office:value-type="string" calcext:value-type="string">
            <text:p>s</text:p>
          </table:table-cell>
          <table:table-cell table:number-columns-repeated="1017"/>
        </table:table-row>
        <table:table-row table:style-name="ro1">
          <table:table-cell table:style-name="ce2" office:value-type="string" calcext:value-type="string">
            <text:p>sair</text:p>
          </table:table-cell>
          <table:table-cell table:style-name="ce2" office:value-type="float" office:value="29" calcext:value-type="float">
            <text:p>29</text:p>
          </table:table-cell>
          <table:table-cell office:value-type="float" office:value="0" calcext:value-type="float">
            <text:p>0</text:p>
          </table:table-cell>
          <table:table-cell table:style-name="ce20" table:formula="of:=IF(AND(ISBLANK([.G907]); ISBLANK([.F907])); MAX(IF(ISERR(FIND(&quot;e&quot;;[.E907]));0;FIND(&quot;e&quot;;[.E907])); IF(ISERR(FIND(&quot;o&quot;;[.E907]));0;FIND(&quot;o&quot;;[.E907])); IF(ISERR(FIND(&quot;u&quot;;[.E907]));0;FIND(&quot;u&quot;;[.E907]))); 0)" office:value-type="float" office:value="0" calcext:value-type="float">
            <text:p><text:s/></text:p>
          </table:table-cell>
          <table:table-cell office:value-type="string" office:string-value="sa" calcext:value-type="string">
            <text:p>sa</text:p>
          </table:table-cell>
          <table:table-cell table:style-name="ce26"/>
          <table:table-cell table:style-name="ce30"/>
          <table:table-cell table:style-name="ce2" office:value-type="string" calcext:value-type="string">
            <text:p>air</text:p>
          </table:table-cell>
          <table:table-cell table:number-columns-repeated="1016"/>
        </table:table-row>
        <table:table-row table:style-name="ro1">
          <table:table-cell table:style-name="ce2" office:value-type="string" calcext:value-type="string">
            <text:p>salientar</text:p>
          </table:table-cell>
          <table:table-cell table:style-name="ce2" office:value-type="float" office:value="411" calcext:value-type="float">
            <text:p>411</text:p>
          </table:table-cell>
          <table:table-cell office:value-type="float" office:value="0" calcext:value-type="float">
            <text:p>0</text:p>
          </table:table-cell>
          <table:table-cell table:style-name="ce20" table:formula="of:=IF(AND(ISBLANK([.G908]); ISBLANK([.F908])); MAX(IF(ISERR(FIND(&quot;e&quot;;[.E908]));0;FIND(&quot;e&quot;;[.E908])); IF(ISERR(FIND(&quot;o&quot;;[.E908]));0;FIND(&quot;o&quot;;[.E908])); IF(ISERR(FIND(&quot;u&quot;;[.E908]));0;FIND(&quot;u&quot;;[.E90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altar</text:p>
          </table:table-cell>
          <table:table-cell table:style-name="ce2" office:value-type="float" office:value="356" calcext:value-type="float">
            <text:p>356</text:p>
          </table:table-cell>
          <table:table-cell office:value-type="float" office:value="0" calcext:value-type="float">
            <text:p>0</text:p>
          </table:table-cell>
          <table:table-cell table:style-name="ce20" table:formula="of:=IF(AND(ISBLANK([.G909]); ISBLANK([.F909])); MAX(IF(ISERR(FIND(&quot;e&quot;;[.E909]));0;FIND(&quot;e&quot;;[.E909])); IF(ISERR(FIND(&quot;o&quot;;[.E909]));0;FIND(&quot;o&quot;;[.E909])); IF(ISERR(FIND(&quot;u&quot;;[.E909]));0;FIND(&quot;u&quot;;[.E90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alvar</text:p>
          </table:table-cell>
          <table:table-cell table:style-name="ce2" office:value-type="float" office:value="275" calcext:value-type="float">
            <text:p>275</text:p>
          </table:table-cell>
          <table:table-cell office:value-type="float" office:value="0" calcext:value-type="float">
            <text:p>0</text:p>
          </table:table-cell>
          <table:table-cell table:style-name="ce20" table:formula="of:=IF(AND(ISBLANK([.G910]); ISBLANK([.F910])); MAX(IF(ISERR(FIND(&quot;e&quot;;[.E910]));0;FIND(&quot;e&quot;;[.E910])); IF(ISERR(FIND(&quot;o&quot;;[.E910]));0;FIND(&quot;o&quot;;[.E910])); IF(ISERR(FIND(&quot;u&quot;;[.E910]));0;FIND(&quot;u&quot;;[.E91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table-cell table:style-name="ce2" office:value-type="string" calcext:value-type="string">
            <text:p>salvo</text:p>
          </table:table-cell>
          <table:table-cell table:number-columns-repeated="1014"/>
        </table:table-row>
        <table:table-row table:style-name="ro1">
          <table:table-cell table:style-name="ce2" office:value-type="string" calcext:value-type="string">
            <text:p>satisfazer</text:p>
          </table:table-cell>
          <table:table-cell table:style-name="ce2" office:value-type="float" office:value="438" calcext:value-type="float">
            <text:p>438</text:p>
          </table:table-cell>
          <table:table-cell office:value-type="float" office:value="0" calcext:value-type="float">
            <text:p>0</text:p>
          </table:table-cell>
          <table:table-cell table:style-name="ce20" table:formula="of:=IF(AND(ISBLANK([.G911]); ISBLANK([.F911])); MAX(IF(ISERR(FIND(&quot;e&quot;;[.E911]));0;FIND(&quot;e&quot;;[.E911])); IF(ISERR(FIND(&quot;o&quot;;[.E911]));0;FIND(&quot;o&quot;;[.E911])); IF(ISERR(FIND(&quot;u&quot;;[.E911]));0;FIND(&quot;u&quot;;[.E911])));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satis</text:p>
          </table:table-cell>
          <table:table-cell table:style-name="ce2"/>
          <table:table-cell table:number-columns-repeated="1016"/>
        </table:table-row>
        <table:table-row table:style-name="ro1">
          <table:table-cell table:style-name="ce2" office:value-type="string" calcext:value-type="string">
            <text:p>saudar</text:p>
          </table:table-cell>
          <table:table-cell table:style-name="ce2" office:value-type="float" office:value="968" calcext:value-type="float">
            <text:p>968</text:p>
          </table:table-cell>
          <table:table-cell office:value-type="float" office:value="0" calcext:value-type="float">
            <text:p>0</text:p>
          </table:table-cell>
          <table:table-cell table:style-name="ce20" table:formula="of:=IF(AND(ISBLANK([.G912]); ISBLANK([.F912])); MAX(IF(ISERR(FIND(&quot;e&quot;;[.E912]));0;FIND(&quot;e&quot;;[.E912])); IF(ISERR(FIND(&quot;o&quot;;[.E912]));0;FIND(&quot;o&quot;;[.E912])); IF(ISERR(FIND(&quot;u&quot;;[.E912]));0;FIND(&quot;u&quot;;[.E91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saudar</text:p>
          </table:table-cell>
          <table:table-cell table:number-columns-repeated="1016"/>
        </table:table-row>
        <table:table-row table:style-name="ro1">
          <table:table-cell table:style-name="ce2" office:value-type="string" calcext:value-type="string">
            <text:p>secar</text:p>
          </table:table-cell>
          <table:table-cell table:style-name="ce2" office:value-type="float" office:value="770" calcext:value-type="float">
            <text:p>770</text:p>
          </table:table-cell>
          <table:table-cell office:value-type="float" office:value="0" calcext:value-type="float">
            <text:p>0</text:p>
          </table:table-cell>
          <table:table-cell table:style-name="ce20" table:formula="of:=IF(AND(ISBLANK([.G913]); ISBLANK([.F913])); MAX(IF(ISERR(FIND(&quot;e&quot;;[.E913]));0;FIND(&quot;e&quot;;[.E913])); IF(ISERR(FIND(&quot;o&quot;;[.E913]));0;FIND(&quot;o&quot;;[.E913])); IF(ISERR(FIND(&quot;u&quot;;[.E913]));0;FIND(&quot;u&quot;;[.E91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seguir</text:p>
          </table:table-cell>
          <table:table-cell table:style-name="ce2" office:value-type="float" office:value="51" calcext:value-type="float">
            <text:p>51</text:p>
          </table:table-cell>
          <table:table-cell office:value-type="float" office:value="2" calcext:value-type="float">
            <text:p>2</text:p>
          </table:table-cell>
          <table:table-cell table:style-name="ce23" office:value-type="float" office:value="2" calcext:value-type="float">
            <text:p>2 </text:p>
          </table:table-cell>
          <table:table-cell office:value-type="string" office:string-value="segu" calcext:value-type="string">
            <text:p>segu</text:p>
          </table:table-cell>
          <table:table-cell table:style-name="ce25" office:value-type="string" calcext:value-type="string">
            <text:p>YES</text:p>
          </table:table-cell>
          <table:table-cell table:style-name="ce30"/>
          <table:table-cell table:style-name="ce2" office:value-type="string" calcext:value-type="string">
            <text:p>guir</text:p>
          </table:table-cell>
          <table:table-cell table:number-columns-repeated="1016"/>
        </table:table-row>
        <table:table-row table:style-name="ro1">
          <table:table-cell table:style-name="ce2" office:value-type="string" calcext:value-type="string">
            <text:p>segurar</text:p>
          </table:table-cell>
          <table:table-cell table:style-name="ce2" office:value-type="float" office:value="447" calcext:value-type="float">
            <text:p>447</text:p>
          </table:table-cell>
          <table:table-cell office:value-type="float" office:value="0" calcext:value-type="float">
            <text:p>0</text:p>
          </table:table-cell>
          <table:table-cell table:style-name="ce20" table:formula="of:=IF(AND(ISBLANK([.G915]); ISBLANK([.F915])); MAX(IF(ISERR(FIND(&quot;e&quot;;[.E915]));0;FIND(&quot;e&quot;;[.E915])); IF(ISERR(FIND(&quot;o&quot;;[.E915]));0;FIND(&quot;o&quot;;[.E915])); IF(ISERR(FIND(&quot;u&quot;;[.E915]));0;FIND(&quot;u&quot;;[.E91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eleccionar</text:p>
          </table:table-cell>
          <table:table-cell table:style-name="ce2" office:value-type="float" office:value="670" calcext:value-type="float">
            <text:p>670</text:p>
          </table:table-cell>
          <table:table-cell office:value-type="float" office:value="0" calcext:value-type="float">
            <text:p>0</text:p>
          </table:table-cell>
          <table:table-cell table:style-name="ce20" table:formula="of:=IF(AND(ISBLANK([.G916]); ISBLANK([.F916])); MAX(IF(ISERR(FIND(&quot;e&quot;;[.E916]));0;FIND(&quot;e&quot;;[.E916])); IF(ISERR(FIND(&quot;o&quot;;[.E916]));0;FIND(&quot;o&quot;;[.E916])); IF(ISERR(FIND(&quot;u&quot;;[.E916]));0;FIND(&quot;u&quot;;[.E91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emear</text:p>
          </table:table-cell>
          <table:table-cell table:style-name="ce2" office:value-type="float" office:value="805" calcext:value-type="float">
            <text:p>805</text:p>
          </table:table-cell>
          <table:table-cell office:value-type="float" office:value="0" calcext:value-type="float">
            <text:p>0</text:p>
          </table:table-cell>
          <table:table-cell table:style-name="ce20" table:formula="of:=IF(AND(ISBLANK([.G917]); ISBLANK([.F917])); MAX(IF(ISERR(FIND(&quot;e&quot;;[.E917]));0;FIND(&quot;e&quot;;[.E917])); IF(ISERR(FIND(&quot;o&quot;;[.E917]));0;FIND(&quot;o&quot;;[.E917])); IF(ISERR(FIND(&quot;u&quot;;[.E917]));0;FIND(&quot;u&quot;;[.E91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ar</text:p>
          </table:table-cell>
          <table:table-cell table:number-columns-repeated="1016"/>
        </table:table-row>
        <table:table-row table:style-name="ro1">
          <table:table-cell table:style-name="ce2" office:value-type="string" calcext:value-type="string">
            <text:p>sentar</text:p>
          </table:table-cell>
          <table:table-cell table:style-name="ce2" office:value-type="float" office:value="130" calcext:value-type="float">
            <text:p>130</text:p>
          </table:table-cell>
          <table:table-cell office:value-type="float" office:value="0" calcext:value-type="float">
            <text:p>0</text:p>
          </table:table-cell>
          <table:table-cell table:style-name="ce20" table:formula="of:=IF(AND(ISBLANK([.G918]); ISBLANK([.F918])); MAX(IF(ISERR(FIND(&quot;e&quot;;[.E918]));0;FIND(&quot;e&quot;;[.E918])); IF(ISERR(FIND(&quot;o&quot;;[.E918]));0;FIND(&quot;o&quot;;[.E918])); IF(ISERR(FIND(&quot;u&quot;;[.E918]));0;FIND(&quot;u&quot;;[.E91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entir</text:p>
          </table:table-cell>
          <table:table-cell table:style-name="ce2" office:value-type="float" office:value="34" calcext:value-type="float">
            <text:p>34</text:p>
          </table:table-cell>
          <table:table-cell office:value-type="float" office:value="2" calcext:value-type="float">
            <text:p>2</text:p>
          </table:table-cell>
          <table:table-cell table:style-name="ce20" table:formula="of:=IF(AND(ISBLANK([.G919]); ISBLANK([.F919])); MAX(IF(ISERR(FIND(&quot;e&quot;;[.E919]));0;FIND(&quot;e&quot;;[.E919])); IF(ISERR(FIND(&quot;o&quot;;[.E919]));0;FIND(&quot;o&quot;;[.E919])); IF(ISERR(FIND(&quot;u&quot;;[.E919]));0;FIND(&quot;u&quot;;[.E919]))); 0)" office:value-type="float" office:value="2" calcext:value-type="float">
            <text:p>2 </text:p>
          </table:table-cell>
          <table:table-cell office:value-type="string" office:string-value="sent" calcext:value-type="string">
            <text:p>sent</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separar</text:p>
          </table:table-cell>
          <table:table-cell table:style-name="ce2" office:value-type="float" office:value="305" calcext:value-type="float">
            <text:p>305</text:p>
          </table:table-cell>
          <table:table-cell office:value-type="float" office:value="0" calcext:value-type="float">
            <text:p>0</text:p>
          </table:table-cell>
          <table:table-cell table:style-name="ce20" table:formula="of:=IF(AND(ISBLANK([.G920]); ISBLANK([.F920])); MAX(IF(ISERR(FIND(&quot;e&quot;;[.E920]));0;FIND(&quot;e&quot;;[.E920])); IF(ISERR(FIND(&quot;o&quot;;[.E920]));0;FIND(&quot;o&quot;;[.E920])); IF(ISERR(FIND(&quot;u&quot;;[.E920]));0;FIND(&quot;u&quot;;[.E920])));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se</text:p>
          </table:table-cell>
          <table:table-cell table:style-name="ce2"/>
          <table:table-cell table:number-columns-repeated="1016"/>
        </table:table-row>
        <table:table-row table:style-name="ro1">
          <table:table-cell table:style-name="ce2" office:value-type="string" calcext:value-type="string">
            <text:p>sequestrar</text:p>
          </table:table-cell>
          <table:table-cell table:style-name="ce2" office:value-type="float" office:value="975" calcext:value-type="float">
            <text:p>975</text:p>
          </table:table-cell>
          <table:table-cell office:value-type="float" office:value="0" calcext:value-type="float">
            <text:p>0</text:p>
          </table:table-cell>
          <table:table-cell table:style-name="ce20" table:formula="of:=IF(AND(ISBLANK([.G921]); ISBLANK([.F921])); MAX(IF(ISERR(FIND(&quot;e&quot;;[.E921]));0;FIND(&quot;e&quot;;[.E921])); IF(ISERR(FIND(&quot;o&quot;;[.E921]));0;FIND(&quot;o&quot;;[.E921])); IF(ISERR(FIND(&quot;u&quot;;[.E921]));0;FIND(&quot;u&quot;;[.E92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er</text:p>
          </table:table-cell>
          <table:table-cell table:style-name="ce2" office:value-type="float" office:value="1" calcext:value-type="float">
            <text:p>1</text:p>
          </table:table-cell>
          <table:table-cell office:value-type="float" office:value="0" calcext:value-type="float">
            <text:p>0</text:p>
          </table:table-cell>
          <table:table-cell table:style-name="ce20" table:formula="of:=IF(AND(ISBLANK([.G922]); ISBLANK([.F922])); MAX(IF(ISERR(FIND(&quot;e&quot;;[.E922]));0;FIND(&quot;e&quot;;[.E922])); IF(ISERR(FIND(&quot;o&quot;;[.E922]));0;FIND(&quot;o&quot;;[.E922])); IF(ISERR(FIND(&quot;u&quot;;[.E922]));0;FIND(&quot;u&quot;;[.E922]))); 0)" office:value-type="float" office:value="0" calcext:value-type="float">
            <text:p><text:s/></text:p>
          </table:table-cell>
          <table:table-cell office:value-type="float" office:value="0" calcext:value-type="float">
            <text:p>0</text:p>
          </table:table-cell>
          <table:table-cell table:style-name="ce26"/>
          <table:table-cell table:style-name="ce29"/>
          <table:table-cell table:style-name="ce2" office:value-type="string" calcext:value-type="string">
            <text:p>.se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servir</text:p>
          </table:table-cell>
          <table:table-cell table:style-name="ce2" office:value-type="float" office:value="89" calcext:value-type="float">
            <text:p>89</text:p>
          </table:table-cell>
          <table:table-cell office:value-type="float" office:value="2" calcext:value-type="float">
            <text:p>2</text:p>
          </table:table-cell>
          <table:table-cell table:style-name="ce20" table:formula="of:=IF(AND(ISBLANK([.G923]); ISBLANK([.F923])); MAX(IF(ISERR(FIND(&quot;e&quot;;[.E923]));0;FIND(&quot;e&quot;;[.E923])); IF(ISERR(FIND(&quot;o&quot;;[.E923]));0;FIND(&quot;o&quot;;[.E923])); IF(ISERR(FIND(&quot;u&quot;;[.E923]));0;FIND(&quot;u&quot;;[.E923]))); 0)" office:value-type="float" office:value="2" calcext:value-type="float">
            <text:p>2 </text:p>
          </table:table-cell>
          <table:table-cell office:value-type="string" office:string-value="serv" calcext:value-type="string">
            <text:p>serv</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significar</text:p>
          </table:table-cell>
          <table:table-cell table:style-name="ce2" office:value-type="float" office:value="176" calcext:value-type="float">
            <text:p>176</text:p>
          </table:table-cell>
          <table:table-cell office:value-type="float" office:value="0" calcext:value-type="float">
            <text:p>0</text:p>
          </table:table-cell>
          <table:table-cell table:style-name="ce20" table:formula="of:=IF(AND(ISBLANK([.G924]); ISBLANK([.F924])); MAX(IF(ISERR(FIND(&quot;e&quot;;[.E924]));0;FIND(&quot;e&quot;;[.E924])); IF(ISERR(FIND(&quot;o&quot;;[.E924]));0;FIND(&quot;o&quot;;[.E924])); IF(ISERR(FIND(&quot;u&quot;;[.E924]));0;FIND(&quot;u&quot;;[.E924])));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signi</text:p>
          </table:table-cell>
          <table:table-cell table:style-name="ce2"/>
          <table:table-cell table:number-columns-repeated="1016"/>
        </table:table-row>
        <table:table-row table:style-name="ro1">
          <table:table-cell table:style-name="ce2" office:value-type="string" calcext:value-type="string">
            <text:p>situar</text:p>
          </table:table-cell>
          <table:table-cell table:style-name="ce2" office:value-type="float" office:value="493" calcext:value-type="float">
            <text:p>493</text:p>
          </table:table-cell>
          <table:table-cell office:value-type="float" office:value="0" calcext:value-type="float">
            <text:p>0</text:p>
          </table:table-cell>
          <table:table-cell table:style-name="ce20" table:formula="of:=IF(AND(ISBLANK([.G925]); ISBLANK([.F925])); MAX(IF(ISERR(FIND(&quot;e&quot;;[.E925]));0;FIND(&quot;e&quot;;[.E925])); IF(ISERR(FIND(&quot;o&quot;;[.E925]));0;FIND(&quot;o&quot;;[.E925])); IF(ISERR(FIND(&quot;u&quot;;[.E925]));0;FIND(&quot;u&quot;;[.E92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oar</text:p>
          </table:table-cell>
          <table:table-cell table:style-name="ce2" office:value-type="float" office:value="703" calcext:value-type="float">
            <text:p>703</text:p>
          </table:table-cell>
          <table:table-cell office:value-type="float" office:value="0" calcext:value-type="float">
            <text:p>0</text:p>
          </table:table-cell>
          <table:table-cell table:style-name="ce20" table:formula="of:=IF(AND(ISBLANK([.G926]); ISBLANK([.F926])); MAX(IF(ISERR(FIND(&quot;e&quot;;[.E926]));0;FIND(&quot;e&quot;;[.E926])); IF(ISERR(FIND(&quot;o&quot;;[.E926]));0;FIND(&quot;o&quot;;[.E926])); IF(ISERR(FIND(&quot;u&quot;;[.E926]));0;FIND(&quot;u&quot;;[.E92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obrar</text:p>
          </table:table-cell>
          <table:table-cell table:style-name="ce2" office:value-type="float" office:value="584" calcext:value-type="float">
            <text:p>584</text:p>
          </table:table-cell>
          <table:table-cell office:value-type="float" office:value="0" calcext:value-type="float">
            <text:p>0</text:p>
          </table:table-cell>
          <table:table-cell table:style-name="ce20" table:formula="of:=IF(AND(ISBLANK([.G927]); ISBLANK([.F927])); MAX(IF(ISERR(FIND(&quot;e&quot;;[.E927]));0;FIND(&quot;e&quot;;[.E927])); IF(ISERR(FIND(&quot;o&quot;;[.E927]));0;FIND(&quot;o&quot;;[.E927])); IF(ISERR(FIND(&quot;u&quot;;[.E927]));0;FIND(&quot;u&quot;;[.E92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obressair</text:p>
          </table:table-cell>
          <table:table-cell table:style-name="ce2"/>
          <table:table-cell office:value-type="float" office:value="0" calcext:value-type="float">
            <text:p>0</text:p>
          </table:table-cell>
          <table:table-cell table:style-name="ce20" table:formula="of:=IF(AND(ISBLANK([.G928]); ISBLANK([.F928])); MAX(IF(ISERR(FIND(&quot;e&quot;;[.E928]));0;FIND(&quot;e&quot;;[.E928])); IF(ISERR(FIND(&quot;o&quot;;[.E928]));0;FIND(&quot;o&quot;;[.E928])); IF(ISERR(FIND(&quot;u&quot;;[.E928]));0;FIND(&quot;u&quot;;[.E928]))); 0)" office:value-type="float" office:value="0" calcext:value-type="float">
            <text:p><text:s/></text:p>
          </table:table-cell>
          <table:table-cell office:value-type="string" office:string-value="sobressa" calcext:value-type="string">
            <text:p>sobressa</text:p>
          </table:table-cell>
          <table:table-cell table:style-name="ce26"/>
          <table:table-cell table:style-name="ce29" office:value-type="string" calcext:value-type="string">
            <text:p>sobres</text:p>
          </table:table-cell>
          <table:table-cell table:style-name="ce2"/>
          <table:table-cell table:number-columns-repeated="1016"/>
        </table:table-row>
        <table:table-row table:style-name="ro1">
          <table:table-cell table:style-name="ce2" office:value-type="string" calcext:value-type="string">
            <text:p>sobreviver</text:p>
          </table:table-cell>
          <table:table-cell table:style-name="ce2" office:value-type="float" office:value="491" calcext:value-type="float">
            <text:p>491</text:p>
          </table:table-cell>
          <table:table-cell office:value-type="float" office:value="0" calcext:value-type="float">
            <text:p>0</text:p>
          </table:table-cell>
          <table:table-cell table:style-name="ce20" table:formula="of:=IF(AND(ISBLANK([.G929]); ISBLANK([.F929])); MAX(IF(ISERR(FIND(&quot;e&quot;;[.E929]));0;FIND(&quot;e&quot;;[.E929])); IF(ISERR(FIND(&quot;o&quot;;[.E929]));0;FIND(&quot;o&quot;;[.E929])); IF(ISERR(FIND(&quot;u&quot;;[.E929]));0;FIND(&quot;u&quot;;[.E929])));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sobre</text:p>
          </table:table-cell>
          <table:table-cell table:style-name="ce2"/>
          <table:table-cell table:number-columns-repeated="1016"/>
        </table:table-row>
        <table:table-row table:style-name="ro1">
          <table:table-cell table:style-name="ce2" office:value-type="string" calcext:value-type="string">
            <text:p>sofrer</text:p>
          </table:table-cell>
          <table:table-cell table:style-name="ce2" office:value-type="float" office:value="101" calcext:value-type="float">
            <text:p>101</text:p>
          </table:table-cell>
          <table:table-cell office:value-type="float" office:value="0" calcext:value-type="float">
            <text:p>0</text:p>
          </table:table-cell>
          <table:table-cell table:style-name="ce20" table:formula="of:=IF(AND(ISBLANK([.G930]); ISBLANK([.F930])); MAX(IF(ISERR(FIND(&quot;e&quot;;[.E930]));0;FIND(&quot;e&quot;;[.E930])); IF(ISERR(FIND(&quot;o&quot;;[.E930]));0;FIND(&quot;o&quot;;[.E930])); IF(ISERR(FIND(&quot;u&quot;;[.E930]));0;FIND(&quot;u&quot;;[.E93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solicitar</text:p>
          </table:table-cell>
          <table:table-cell table:style-name="ce2" office:value-type="float" office:value="477" calcext:value-type="float">
            <text:p>477</text:p>
          </table:table-cell>
          <table:table-cell office:value-type="float" office:value="0" calcext:value-type="float">
            <text:p>0</text:p>
          </table:table-cell>
          <table:table-cell table:style-name="ce20" table:formula="of:=IF(AND(ISBLANK([.G931]); ISBLANK([.F931])); MAX(IF(ISERR(FIND(&quot;e&quot;;[.E931]));0;FIND(&quot;e&quot;;[.E931])); IF(ISERR(FIND(&quot;o&quot;;[.E931]));0;FIND(&quot;o&quot;;[.E931])); IF(ISERR(FIND(&quot;u&quot;;[.E931]));0;FIND(&quot;u&quot;;[.E93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oltar</text:p>
          </table:table-cell>
          <table:table-cell table:style-name="ce2" office:value-type="float" office:value="359" calcext:value-type="float">
            <text:p>359</text:p>
          </table:table-cell>
          <table:table-cell office:value-type="float" office:value="0" calcext:value-type="float">
            <text:p>0</text:p>
          </table:table-cell>
          <table:table-cell table:style-name="ce20" table:formula="of:=IF(AND(ISBLANK([.G932]); ISBLANK([.F932])); MAX(IF(ISERR(FIND(&quot;e&quot;;[.E932]));0;FIND(&quot;e&quot;;[.E932])); IF(ISERR(FIND(&quot;o&quot;;[.E932]));0;FIND(&quot;o&quot;;[.E932])); IF(ISERR(FIND(&quot;u&quot;;[.E932]));0;FIND(&quot;u&quot;;[.E93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table-cell table:style-name="ce2" office:value-type="string" calcext:value-type="string">
            <text:p>solto</text:p>
          </table:table-cell>
          <table:table-cell table:number-columns-repeated="1014"/>
        </table:table-row>
        <table:table-row table:style-name="ro1">
          <table:table-cell table:style-name="ce2" office:value-type="string" calcext:value-type="string">
            <text:p>soluçar</text:p>
          </table:table-cell>
          <table:table-cell table:style-name="ce2" office:value-type="float" office:value="970" calcext:value-type="float">
            <text:p>970</text:p>
          </table:table-cell>
          <table:table-cell office:value-type="float" office:value="0" calcext:value-type="float">
            <text:p>0</text:p>
          </table:table-cell>
          <table:table-cell table:style-name="ce20" table:formula="of:=IF(AND(ISBLANK([.G933]); ISBLANK([.F933])); MAX(IF(ISERR(FIND(&quot;e&quot;;[.E933]));0;FIND(&quot;e&quot;;[.E933])); IF(ISERR(FIND(&quot;o&quot;;[.E933]));0;FIND(&quot;o&quot;;[.E933])); IF(ISERR(FIND(&quot;u&quot;;[.E933]));0;FIND(&quot;u&quot;;[.E93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solver</text:p>
          </table:table-cell>
          <table:table-cell/>
          <table:table-cell office:value-type="float" office:value="0" calcext:value-type="float">
            <text:p>0</text:p>
          </table:table-cell>
          <table:table-cell table:style-name="ce20" table:formula="of:=IF(AND(ISBLANK([.G934]); ISBLANK([.F934])); MAX(IF(ISERR(FIND(&quot;e&quot;;[.E934]));0;FIND(&quot;e&quot;;[.E934])); IF(ISERR(FIND(&quot;o&quot;;[.E934]));0;FIND(&quot;o&quot;;[.E934])); IF(ISERR(FIND(&quot;u&quot;;[.E934]));0;FIND(&quot;u&quot;;[.E93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somar</text:p>
          </table:table-cell>
          <table:table-cell table:style-name="ce2" office:value-type="float" office:value="617" calcext:value-type="float">
            <text:p>617</text:p>
          </table:table-cell>
          <table:table-cell office:value-type="float" office:value="0" calcext:value-type="float">
            <text:p>0</text:p>
          </table:table-cell>
          <table:table-cell table:style-name="ce20" table:formula="of:=IF(AND(ISBLANK([.G935]); ISBLANK([.F935])); MAX(IF(ISERR(FIND(&quot;e&quot;;[.E935]));0;FIND(&quot;e&quot;;[.E935])); IF(ISERR(FIND(&quot;o&quot;;[.E935]));0;FIND(&quot;o&quot;;[.E935])); IF(ISERR(FIND(&quot;u&quot;;[.E935]));0;FIND(&quot;u&quot;;[.E93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onhar</text:p>
          </table:table-cell>
          <table:table-cell table:style-name="ce2" office:value-type="float" office:value="429" calcext:value-type="float">
            <text:p>429</text:p>
          </table:table-cell>
          <table:table-cell office:value-type="float" office:value="0" calcext:value-type="float">
            <text:p>0</text:p>
          </table:table-cell>
          <table:table-cell table:style-name="ce20" table:formula="of:=IF(AND(ISBLANK([.G936]); ISBLANK([.F936])); MAX(IF(ISERR(FIND(&quot;e&quot;;[.E936]));0;FIND(&quot;e&quot;;[.E936])); IF(ISERR(FIND(&quot;o&quot;;[.E936]));0;FIND(&quot;o&quot;;[.E936])); IF(ISERR(FIND(&quot;u&quot;;[.E936]));0;FIND(&quot;u&quot;;[.E93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oprar</text:p>
          </table:table-cell>
          <table:table-cell table:style-name="ce2" office:value-type="float" office:value="742" calcext:value-type="float">
            <text:p>742</text:p>
          </table:table-cell>
          <table:table-cell office:value-type="float" office:value="0" calcext:value-type="float">
            <text:p>0</text:p>
          </table:table-cell>
          <table:table-cell table:style-name="ce20" table:formula="of:=IF(AND(ISBLANK([.G937]); ISBLANK([.F937])); MAX(IF(ISERR(FIND(&quot;e&quot;;[.E937]));0;FIND(&quot;e&quot;;[.E937])); IF(ISERR(FIND(&quot;o&quot;;[.E937]));0;FIND(&quot;o&quot;;[.E937])); IF(ISERR(FIND(&quot;u&quot;;[.E937]));0;FIND(&quot;u&quot;;[.E93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orrir</text:p>
          </table:table-cell>
          <table:table-cell table:style-name="ce2" office:value-type="float" office:value="196" calcext:value-type="float">
            <text:p>196</text:p>
          </table:table-cell>
          <table:table-cell office:value-type="float" office:value="0" calcext:value-type="float">
            <text:p>0</text:p>
          </table:table-cell>
          <table:table-cell table:style-name="ce20" table:formula="of:=IF(AND(ISBLANK([.G938]); ISBLANK([.F938])); MAX(IF(ISERR(FIND(&quot;e&quot;;[.E938]));0;FIND(&quot;e&quot;;[.E938])); IF(ISERR(FIND(&quot;o&quot;;[.E938]));0;FIND(&quot;o&quot;;[.E938])); IF(ISERR(FIND(&quot;u&quot;;[.E938]));0;FIND(&quot;u&quot;;[.E938]))); 0)" office:value-type="float" office:value="0" calcext:value-type="float">
            <text:p><text:s/></text:p>
          </table:table-cell>
          <table:table-cell office:value-type="string" office:string-value="sorr" calcext:value-type="string">
            <text:p>sorr</text:p>
          </table:table-cell>
          <table:table-cell table:style-name="ce26"/>
          <table:table-cell table:style-name="ce29" office:value-type="string" calcext:value-type="string">
            <text:p>sor</text:p>
          </table:table-cell>
          <table:table-cell table:number-columns-repeated="1017"/>
        </table:table-row>
        <table:table-row table:style-name="ro1">
          <table:table-cell table:style-name="ce2" office:value-type="string" calcext:value-type="string">
            <text:p>suar</text:p>
          </table:table-cell>
          <table:table-cell table:style-name="ce2" office:value-type="float" office:value="956" calcext:value-type="float">
            <text:p>956</text:p>
          </table:table-cell>
          <table:table-cell office:value-type="float" office:value="0" calcext:value-type="float">
            <text:p>0</text:p>
          </table:table-cell>
          <table:table-cell table:style-name="ce20" table:formula="of:=IF(AND(ISBLANK([.G939]); ISBLANK([.F939])); MAX(IF(ISERR(FIND(&quot;e&quot;;[.E939]));0;FIND(&quot;e&quot;;[.E939])); IF(ISERR(FIND(&quot;o&quot;;[.E939]));0;FIND(&quot;o&quot;;[.E939])); IF(ISERR(FIND(&quot;u&quot;;[.E939]));0;FIND(&quot;u&quot;;[.E93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ubir</text:p>
          </table:table-cell>
          <table:table-cell table:style-name="ce2" office:value-type="float" office:value="114" calcext:value-type="float">
            <text:p>114</text:p>
          </table:table-cell>
          <table:table-cell office:value-type="float" office:value="2" calcext:value-type="float">
            <text:p>2</text:p>
          </table:table-cell>
          <table:table-cell table:style-name="ce20" table:formula="of:=IF(AND(ISBLANK([.G940]); ISBLANK([.F940])); MAX(IF(ISERR(FIND(&quot;e&quot;;[.E940]));0;FIND(&quot;e&quot;;[.E940])); IF(ISERR(FIND(&quot;o&quot;;[.E940]));0;FIND(&quot;o&quot;;[.E940])); IF(ISERR(FIND(&quot;u&quot;;[.E940]));0;FIND(&quot;u&quot;;[.E940]))); 0)" office:value-type="float" office:value="2" calcext:value-type="float">
            <text:p>2 </text:p>
          </table:table-cell>
          <table:table-cell office:value-type="string" office:string-value="sub" calcext:value-type="string">
            <text:p>sub</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sublinhar</text:p>
          </table:table-cell>
          <table:table-cell table:style-name="ce2" office:value-type="float" office:value="635" calcext:value-type="float">
            <text:p>635</text:p>
          </table:table-cell>
          <table:table-cell office:value-type="float" office:value="0" calcext:value-type="float">
            <text:p>0</text:p>
          </table:table-cell>
          <table:table-cell table:style-name="ce20" table:formula="of:=IF(AND(ISBLANK([.G941]); ISBLANK([.F941])); MAX(IF(ISERR(FIND(&quot;e&quot;;[.E941]));0;FIND(&quot;e&quot;;[.E941])); IF(ISERR(FIND(&quot;o&quot;;[.E941]));0;FIND(&quot;o&quot;;[.E941])); IF(ISERR(FIND(&quot;u&quot;;[.E941]));0;FIND(&quot;u&quot;;[.E94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ubmeter</text:p>
          </table:table-cell>
          <table:table-cell table:style-name="ce2" office:value-type="float" office:value="535" calcext:value-type="float">
            <text:p>535</text:p>
          </table:table-cell>
          <table:table-cell office:value-type="float" office:value="0" calcext:value-type="float">
            <text:p>0</text:p>
          </table:table-cell>
          <table:table-cell table:style-name="ce20" table:formula="of:=IF(AND(ISBLANK([.G942]); ISBLANK([.F942])); MAX(IF(ISERR(FIND(&quot;e&quot;;[.E942]));0;FIND(&quot;e&quot;;[.E942])); IF(ISERR(FIND(&quot;o&quot;;[.E942]));0;FIND(&quot;o&quot;;[.E942])); IF(ISERR(FIND(&quot;u&quot;;[.E942]));0;FIND(&quot;u&quot;;[.E942])));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sub</text:p>
          </table:table-cell>
          <table:table-cell table:style-name="ce2"/>
          <table:table-cell table:number-columns-repeated="1016"/>
        </table:table-row>
        <table:table-row table:style-name="ro1">
          <table:table-cell table:style-name="ce2" office:value-type="string" calcext:value-type="string">
            <text:p>substituir</text:p>
          </table:table-cell>
          <table:table-cell table:style-name="ce2" office:value-type="float" office:value="237" calcext:value-type="float">
            <text:p>237</text:p>
          </table:table-cell>
          <table:table-cell office:value-type="float" office:value="0" calcext:value-type="float">
            <text:p>0</text:p>
          </table:table-cell>
          <table:table-cell table:style-name="ce20" table:formula="of:=IF(AND(ISBLANK([.G943]); ISBLANK([.F943])); MAX(IF(ISERR(FIND(&quot;e&quot;;[.E943]));0;FIND(&quot;e&quot;;[.E943])); IF(ISERR(FIND(&quot;o&quot;;[.E943]));0;FIND(&quot;o&quot;;[.E943])); IF(ISERR(FIND(&quot;u&quot;;[.E943]));0;FIND(&quot;u&quot;;[.E943]))); 0)" office:value-type="float" office:value="0" calcext:value-type="float">
            <text:p><text:s/></text:p>
          </table:table-cell>
          <table:table-cell office:value-type="string" office:string-value="substitu" calcext:value-type="string">
            <text:p>substitu</text:p>
          </table:table-cell>
          <table:table-cell table:style-name="ce25" office:value-type="string" calcext:value-type="string">
            <text:p>YES</text:p>
          </table:table-cell>
          <table:table-cell table:style-name="ce30"/>
          <table:table-cell table:style-name="ce2" office:value-type="string" calcext:value-type="string">
            <text:p>uir</text:p>
          </table:table-cell>
          <table:table-cell table:number-columns-repeated="1016"/>
        </table:table-row>
        <table:table-row table:style-name="ro1">
          <table:table-cell table:style-name="ce2" office:value-type="string" calcext:value-type="string">
            <text:p>suceder</text:p>
          </table:table-cell>
          <table:table-cell table:style-name="ce2" office:value-type="float" office:value="304" calcext:value-type="float">
            <text:p>304</text:p>
          </table:table-cell>
          <table:table-cell office:value-type="float" office:value="0" calcext:value-type="float">
            <text:p>0</text:p>
          </table:table-cell>
          <table:table-cell table:style-name="ce20" table:formula="of:=IF(AND(ISBLANK([.G944]); ISBLANK([.F944])); MAX(IF(ISERR(FIND(&quot;e&quot;;[.E944]));0;FIND(&quot;e&quot;;[.E944])); IF(ISERR(FIND(&quot;o&quot;;[.E944]));0;FIND(&quot;o&quot;;[.E944])); IF(ISERR(FIND(&quot;u&quot;;[.E944]));0;FIND(&quot;u&quot;;[.E944]))); 0)" office:value-type="float" office:value="0" calcext:value-type="float">
            <text:p><text:s/></text:p>
          </table:table-cell>
          <table:table-cell table:style-name="ce12" office:value-type="float" office:value="0" calcext:value-type="float">
            <text:p>0</text:p>
          </table:table-cell>
          <table:table-cell table:style-name="ce26"/>
          <table:table-cell table:style-name="ce31" office:value-type="string" calcext:value-type="string">
            <text:p>su</text:p>
          </table:table-cell>
          <table:table-cell table:style-name="ce2"/>
          <table:table-cell table:number-columns-repeated="1016"/>
        </table:table-row>
        <table:table-row table:style-name="ro1">
          <table:table-cell table:style-name="ce2" office:value-type="string" calcext:value-type="string">
            <text:p>sufocar</text:p>
          </table:table-cell>
          <table:table-cell table:style-name="ce2" office:value-type="float" office:value="821" calcext:value-type="float">
            <text:p>821</text:p>
          </table:table-cell>
          <table:table-cell office:value-type="float" office:value="0" calcext:value-type="float">
            <text:p>0</text:p>
          </table:table-cell>
          <table:table-cell table:style-name="ce20" table:formula="of:=IF(AND(ISBLANK([.G945]); ISBLANK([.F945])); MAX(IF(ISERR(FIND(&quot;e&quot;;[.E945]));0;FIND(&quot;e&quot;;[.E945])); IF(ISERR(FIND(&quot;o&quot;;[.E945]));0;FIND(&quot;o&quot;;[.E945])); IF(ISERR(FIND(&quot;u&quot;;[.E945]));0;FIND(&quot;u&quot;;[.E94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sugerir</text:p>
          </table:table-cell>
          <table:table-cell table:style-name="ce2" office:value-type="float" office:value="311" calcext:value-type="float">
            <text:p>311</text:p>
          </table:table-cell>
          <table:table-cell office:value-type="float" office:value="0" calcext:value-type="float">
            <text:p>0</text:p>
          </table:table-cell>
          <table:table-cell table:style-name="ce20" table:formula="of:=IF(AND(ISBLANK([.G946]); ISBLANK([.F946])); MAX(IF(ISERR(FIND(&quot;e&quot;;[.E946]));0;FIND(&quot;e&quot;;[.E946])); IF(ISERR(FIND(&quot;o&quot;;[.E946]));0;FIND(&quot;o&quot;;[.E946])); IF(ISERR(FIND(&quot;u&quot;;[.E946]));0;FIND(&quot;u&quot;;[.E946]))); 0)" office:value-type="float" office:value="0" calcext:value-type="float">
            <text:p><text:s/></text:p>
          </table:table-cell>
          <table:table-cell office:value-type="string" office:string-value="suger" calcext:value-type="string">
            <text:p>suger</text:p>
          </table:table-cell>
          <table:table-cell table:style-name="ce26"/>
          <table:table-cell table:style-name="ce29" office:value-type="string" calcext:value-type="string">
            <text:p>su</text:p>
          </table:table-cell>
          <table:table-cell table:style-name="ce2"/>
          <table:table-cell table:number-columns-repeated="1016"/>
        </table:table-row>
        <table:table-row table:style-name="ro1">
          <table:table-cell table:style-name="ce2" office:value-type="string" calcext:value-type="string">
            <text:p>sujeitar</text:p>
          </table:table-cell>
          <table:table-cell table:style-name="ce2" office:value-type="float" office:value="598" calcext:value-type="float">
            <text:p>598</text:p>
          </table:table-cell>
          <table:table-cell office:value-type="float" office:value="0" calcext:value-type="float">
            <text:p>0</text:p>
          </table:table-cell>
          <table:table-cell table:style-name="ce20" table:formula="of:=IF(AND(ISBLANK([.G947]); ISBLANK([.F947])); MAX(IF(ISERR(FIND(&quot;e&quot;;[.E947]));0;FIND(&quot;e&quot;;[.E947])); IF(ISERR(FIND(&quot;o&quot;;[.E947]));0;FIND(&quot;o&quot;;[.E947])); IF(ISERR(FIND(&quot;u&quot;;[.E947]));0;FIND(&quot;u&quot;;[.E94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umir</text:p>
          </table:table-cell>
          <table:table-cell table:style-name="ce2" office:value-type="float" office:value="578" calcext:value-type="float">
            <text:p>578</text:p>
          </table:table-cell>
          <table:table-cell office:value-type="float" office:value="2" calcext:value-type="float">
            <text:p>2</text:p>
          </table:table-cell>
          <table:table-cell table:style-name="ce20" table:formula="of:=IF(AND(ISBLANK([.G948]); ISBLANK([.F948])); MAX(IF(ISERR(FIND(&quot;e&quot;;[.E948]));0;FIND(&quot;e&quot;;[.E948])); IF(ISERR(FIND(&quot;o&quot;;[.E948]));0;FIND(&quot;o&quot;;[.E948])); IF(ISERR(FIND(&quot;u&quot;;[.E948]));0;FIND(&quot;u&quot;;[.E948]))); 0)" office:value-type="float" office:value="2" calcext:value-type="float">
            <text:p>2 </text:p>
          </table:table-cell>
          <table:table-cell office:value-type="string" office:string-value="sum" calcext:value-type="string">
            <text:p>sum</text:p>
          </table:table-cell>
          <table:table-cell table:style-name="ce26"/>
          <table:table-cell table:style-name="ce30"/>
          <table:table-cell table:style-name="ce2" office:value-type="string" calcext:value-type="string">
            <text:p>ir</text:p>
          </table:table-cell>
          <table:table-cell table:style-name="ce2" table:number-columns-repeated="2"/>
          <table:table-cell/>
          <table:table-cell table:style-name="ce37" office:value-type="string" calcext:value-type="string">
            <text:p>The other prefixed-verbs are not the same as this form + Prefix!</text:p>
          </table:table-cell>
          <table:table-cell table:number-columns-repeated="1012"/>
        </table:table-row>
        <table:table-row table:style-name="ro1">
          <table:table-cell table:style-name="ce2" office:value-type="string" calcext:value-type="string">
            <text:p>superar</text:p>
          </table:table-cell>
          <table:table-cell table:style-name="ce2" office:value-type="float" office:value="503" calcext:value-type="float">
            <text:p>503</text:p>
          </table:table-cell>
          <table:table-cell office:value-type="float" office:value="0" calcext:value-type="float">
            <text:p>0</text:p>
          </table:table-cell>
          <table:table-cell table:style-name="ce20" table:formula="of:=IF(AND(ISBLANK([.G949]); ISBLANK([.F949])); MAX(IF(ISERR(FIND(&quot;e&quot;;[.E949]));0;FIND(&quot;e&quot;;[.E949])); IF(ISERR(FIND(&quot;o&quot;;[.E949]));0;FIND(&quot;o&quot;;[.E949])); IF(ISERR(FIND(&quot;u&quot;;[.E949]));0;FIND(&quot;u&quot;;[.E94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upor</text:p>
          </table:table-cell>
          <table:table-cell table:style-name="ce2" office:value-type="float" office:value="389" calcext:value-type="float">
            <text:p>389</text:p>
          </table:table-cell>
          <table:table-cell office:value-type="float" office:value="0" calcext:value-type="float">
            <text:p>0</text:p>
          </table:table-cell>
          <table:table-cell table:style-name="ce20" table:formula="of:=IF(AND(ISBLANK([.G950]); ISBLANK([.F950])); MAX(IF(ISERR(FIND(&quot;e&quot;;[.E950]));0;FIND(&quot;e&quot;;[.E950])); IF(ISERR(FIND(&quot;o&quot;;[.E950]));0;FIND(&quot;o&quot;;[.E950])); IF(ISERR(FIND(&quot;u&quot;;[.E950]));0;FIND(&quot;u&quot;;[.E950])));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su</text:p>
          </table:table-cell>
          <table:table-cell table:style-name="ce2"/>
          <table:table-cell table:number-columns-repeated="1016"/>
        </table:table-row>
        <table:table-row table:style-name="ro1">
          <table:table-cell table:style-name="ce2" office:value-type="string" calcext:value-type="string">
            <text:p>suportar</text:p>
          </table:table-cell>
          <table:table-cell table:style-name="ce2" office:value-type="float" office:value="453" calcext:value-type="float">
            <text:p>453</text:p>
          </table:table-cell>
          <table:table-cell office:value-type="float" office:value="0" calcext:value-type="float">
            <text:p>0</text:p>
          </table:table-cell>
          <table:table-cell table:style-name="ce20" table:formula="of:=IF(AND(ISBLANK([.G951]); ISBLANK([.F951])); MAX(IF(ISERR(FIND(&quot;e&quot;;[.E951]));0;FIND(&quot;e&quot;;[.E951])); IF(ISERR(FIND(&quot;o&quot;;[.E951]));0;FIND(&quot;o&quot;;[.E951])); IF(ISERR(FIND(&quot;u&quot;;[.E951]));0;FIND(&quot;u&quot;;[.E951])));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su</text:p>
          </table:table-cell>
          <table:table-cell table:number-columns-repeated="1017"/>
        </table:table-row>
        <table:table-row table:style-name="ro1">
          <table:table-cell table:style-name="ce2" office:value-type="string" calcext:value-type="string">
            <text:p>surgir</text:p>
          </table:table-cell>
          <table:table-cell table:style-name="ce2" office:value-type="float" office:value="77" calcext:value-type="float">
            <text:p>77</text:p>
          </table:table-cell>
          <table:table-cell office:value-type="float" office:value="0" calcext:value-type="float">
            <text:p>0</text:p>
          </table:table-cell>
          <table:table-cell table:style-name="ce20" table:formula="of:=IF(AND(ISBLANK([.G952]); ISBLANK([.F952])); MAX(IF(ISERR(FIND(&quot;e&quot;;[.E952]));0;FIND(&quot;e&quot;;[.E952])); IF(ISERR(FIND(&quot;o&quot;;[.E952]));0;FIND(&quot;o&quot;;[.E952])); IF(ISERR(FIND(&quot;u&quot;;[.E952]));0;FIND(&quot;u&quot;;[.E952]))); 0)" office:value-type="float" office:value="2" calcext:value-type="float">
            <text:p>2 </text:p>
          </table:table-cell>
          <table:table-cell office:value-type="string" office:string-value="surg" calcext:value-type="string">
            <text:p>surg</text:p>
          </table:table-cell>
          <table:table-cell table:style-name="ce26"/>
          <table:table-cell table:style-name="ce30"/>
          <table:table-cell table:style-name="ce2" office:value-type="string" calcext:value-type="string">
            <text:p>gir</text:p>
          </table:table-cell>
          <table:table-cell table:number-columns-repeated="1016"/>
        </table:table-row>
        <table:table-row table:style-name="ro1">
          <table:table-cell table:style-name="ce2" office:value-type="string" calcext:value-type="string">
            <text:p>surpreender</text:p>
          </table:table-cell>
          <table:table-cell table:style-name="ce2" office:value-type="float" office:value="435" calcext:value-type="float">
            <text:p>435</text:p>
          </table:table-cell>
          <table:table-cell office:value-type="float" office:value="0" calcext:value-type="float">
            <text:p>0</text:p>
          </table:table-cell>
          <table:table-cell table:style-name="ce20" table:formula="of:=IF(AND(ISBLANK([.G953]); ISBLANK([.F953])); MAX(IF(ISERR(FIND(&quot;e&quot;;[.E953]));0;FIND(&quot;e&quot;;[.E953])); IF(ISERR(FIND(&quot;o&quot;;[.E953]));0;FIND(&quot;o&quot;;[.E953])); IF(ISERR(FIND(&quot;u&quot;;[.E953]));0;FIND(&quot;u&quot;;[.E95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suscitar</text:p>
          </table:table-cell>
          <table:table-cell table:style-name="ce2" office:value-type="float" office:value="978" calcext:value-type="float">
            <text:p>978</text:p>
          </table:table-cell>
          <table:table-cell office:value-type="float" office:value="0" calcext:value-type="float">
            <text:p>0</text:p>
          </table:table-cell>
          <table:table-cell table:style-name="ce20" table:formula="of:=IF(AND(ISBLANK([.G954]); ISBLANK([.F954])); MAX(IF(ISERR(FIND(&quot;e&quot;;[.E954]));0;FIND(&quot;e&quot;;[.E954])); IF(ISERR(FIND(&quot;o&quot;;[.E954]));0;FIND(&quot;o&quot;;[.E954])); IF(ISERR(FIND(&quot;u&quot;;[.E954]));0;FIND(&quot;u&quot;;[.E95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uspeitar</text:p>
          </table:table-cell>
          <table:table-cell table:style-name="ce2" office:value-type="float" office:value="775" calcext:value-type="float">
            <text:p>775</text:p>
          </table:table-cell>
          <table:table-cell office:value-type="float" office:value="0" calcext:value-type="float">
            <text:p>0</text:p>
          </table:table-cell>
          <table:table-cell table:style-name="ce20" table:formula="of:=IF(AND(ISBLANK([.G955]); ISBLANK([.F955])); MAX(IF(ISERR(FIND(&quot;e&quot;;[.E955]));0;FIND(&quot;e&quot;;[.E955])); IF(ISERR(FIND(&quot;o&quot;;[.E955]));0;FIND(&quot;o&quot;;[.E955])); IF(ISERR(FIND(&quot;u&quot;;[.E955]));0;FIND(&quot;u&quot;;[.E95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uspender</text:p>
          </table:table-cell>
          <table:table-cell table:style-name="ce2" office:value-type="float" office:value="612" calcext:value-type="float">
            <text:p>612</text:p>
          </table:table-cell>
          <table:table-cell office:value-type="float" office:value="0" calcext:value-type="float">
            <text:p>0</text:p>
          </table:table-cell>
          <table:table-cell table:style-name="ce20" table:formula="of:=IF(AND(ISBLANK([.G956]); ISBLANK([.F956])); MAX(IF(ISERR(FIND(&quot;e&quot;;[.E956]));0;FIND(&quot;e&quot;;[.E956])); IF(ISERR(FIND(&quot;o&quot;;[.E956]));0;FIND(&quot;o&quot;;[.E956])); IF(ISERR(FIND(&quot;u&quot;;[.E956]));0;FIND(&quot;u&quot;;[.E956])));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sus</text:p>
          </table:table-cell>
          <table:table-cell table:style-name="ce2"/>
          <table:table-cell/>
          <table:table-cell table:style-name="ce2" office:value-type="string" calcext:value-type="string">
            <text:p>suspenso</text:p>
          </table:table-cell>
          <table:table-cell table:number-columns-repeated="1014"/>
        </table:table-row>
        <table:table-row table:style-name="ro1">
          <table:table-cell table:style-name="ce2" office:value-type="string" calcext:value-type="string">
            <text:p>suspirar</text:p>
          </table:table-cell>
          <table:table-cell table:style-name="ce2" office:value-type="float" office:value="730" calcext:value-type="float">
            <text:p>730</text:p>
          </table:table-cell>
          <table:table-cell office:value-type="float" office:value="0" calcext:value-type="float">
            <text:p>0</text:p>
          </table:table-cell>
          <table:table-cell table:style-name="ce20" table:formula="of:=IF(AND(ISBLANK([.G957]); ISBLANK([.F957])); MAX(IF(ISERR(FIND(&quot;e&quot;;[.E957]));0;FIND(&quot;e&quot;;[.E957])); IF(ISERR(FIND(&quot;o&quot;;[.E957]));0;FIND(&quot;o&quot;;[.E957])); IF(ISERR(FIND(&quot;u&quot;;[.E957]));0;FIND(&quot;u&quot;;[.E95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sustentar</text:p>
          </table:table-cell>
          <table:table-cell table:style-name="ce2" office:value-type="float" office:value="369" calcext:value-type="float">
            <text:p>369</text:p>
          </table:table-cell>
          <table:table-cell office:value-type="float" office:value="0" calcext:value-type="float">
            <text:p>0</text:p>
          </table:table-cell>
          <table:table-cell table:style-name="ce20" table:formula="of:=IF(AND(ISBLANK([.G958]); ISBLANK([.F958])); MAX(IF(ISERR(FIND(&quot;e&quot;;[.E958]));0;FIND(&quot;e&quot;;[.E958])); IF(ISERR(FIND(&quot;o&quot;;[.E958]));0;FIND(&quot;o&quot;;[.E958])); IF(ISERR(FIND(&quot;u&quot;;[.E958]));0;FIND(&quot;u&quot;;[.E958])));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sus</text:p>
          </table:table-cell>
          <table:table-cell table:style-name="ce2"/>
          <table:table-cell table:number-columns-repeated="1016"/>
        </table:table-row>
        <table:table-row table:style-name="ro1">
          <table:table-cell table:style-name="ce2" office:value-type="string" calcext:value-type="string">
            <text:p>suster</text:p>
          </table:table-cell>
          <table:table-cell table:style-name="ce2"/>
          <table:table-cell office:value-type="float" office:value="0" calcext:value-type="float">
            <text:p>0</text:p>
          </table:table-cell>
          <table:table-cell table:style-name="ce20"/>
          <table:table-cell office:value-type="float" office:value="0" calcext:value-type="float">
            <text:p>0</text:p>
          </table:table-cell>
          <table:table-cell table:style-name="ce26"/>
          <table:table-cell table:style-name="ce29" office:value-type="string" calcext:value-type="string">
            <text:p>sus</text:p>
          </table:table-cell>
          <table:table-cell table:style-name="ce2"/>
          <table:table-cell table:number-columns-repeated="1016"/>
        </table:table-row>
        <table:table-row table:style-name="ro1">
          <table:table-cell table:style-name="ce2" office:value-type="string" calcext:value-type="string">
            <text:p>tapar</text:p>
          </table:table-cell>
          <table:table-cell table:style-name="ce2" office:value-type="float" office:value="791" calcext:value-type="float">
            <text:p>791</text:p>
          </table:table-cell>
          <table:table-cell office:value-type="float" office:value="0" calcext:value-type="float">
            <text:p>0</text:p>
          </table:table-cell>
          <table:table-cell table:style-name="ce20" table:formula="of:=IF(AND(ISBLANK([.G960]); ISBLANK([.F960])); MAX(IF(ISERR(FIND(&quot;e&quot;;[.E960]));0;FIND(&quot;e&quot;;[.E960])); IF(ISERR(FIND(&quot;o&quot;;[.E960]));0;FIND(&quot;o&quot;;[.E960])); IF(ISERR(FIND(&quot;u&quot;;[.E960]));0;FIND(&quot;u&quot;;[.E96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tardar</text:p>
          </table:table-cell>
          <table:table-cell table:style-name="ce2" office:value-type="float" office:value="631" calcext:value-type="float">
            <text:p>631</text:p>
          </table:table-cell>
          <table:table-cell office:value-type="float" office:value="0" calcext:value-type="float">
            <text:p>0</text:p>
          </table:table-cell>
          <table:table-cell table:style-name="ce20" table:formula="of:=IF(AND(ISBLANK([.G961]); ISBLANK([.F961])); MAX(IF(ISERR(FIND(&quot;e&quot;;[.E961]));0;FIND(&quot;e&quot;;[.E961])); IF(ISERR(FIND(&quot;o&quot;;[.E961]));0;FIND(&quot;o&quot;;[.E961])); IF(ISERR(FIND(&quot;u&quot;;[.E961]));0;FIND(&quot;u&quot;;[.E96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tecer</text:p>
          </table:table-cell>
          <table:table-cell table:style-name="ce2" office:value-type="float" office:value="630" calcext:value-type="float">
            <text:p>630</text:p>
          </table:table-cell>
          <table:table-cell office:value-type="float" office:value="0" calcext:value-type="float">
            <text:p>0</text:p>
          </table:table-cell>
          <table:table-cell table:style-name="ce20" table:formula="of:=IF(AND(ISBLANK([.G962]); ISBLANK([.F962])); MAX(IF(ISERR(FIND(&quot;e&quot;;[.E962]));0;FIND(&quot;e&quot;;[.E962])); IF(ISERR(FIND(&quot;o&quot;;[.E962]));0;FIND(&quot;o&quot;;[.E962])); IF(ISERR(FIND(&quot;u&quot;;[.E962]));0;FIND(&quot;u&quot;;[.E96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teimar</text:p>
          </table:table-cell>
          <table:table-cell table:style-name="ce2" office:value-type="float" office:value="845" calcext:value-type="float">
            <text:p>845</text:p>
          </table:table-cell>
          <table:table-cell office:value-type="float" office:value="0" calcext:value-type="float">
            <text:p>0</text:p>
          </table:table-cell>
          <table:table-cell table:style-name="ce20" table:formula="of:=IF(AND(ISBLANK([.G963]); ISBLANK([.F963])); MAX(IF(ISERR(FIND(&quot;e&quot;;[.E963]));0;FIND(&quot;e&quot;;[.E963])); IF(ISERR(FIND(&quot;o&quot;;[.E963]));0;FIND(&quot;o&quot;;[.E963])); IF(ISERR(FIND(&quot;u&quot;;[.E963]));0;FIND(&quot;u&quot;;[.E96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telefonar</text:p>
          </table:table-cell>
          <table:table-cell table:style-name="ce2" office:value-type="float" office:value="754" calcext:value-type="float">
            <text:p>754</text:p>
          </table:table-cell>
          <table:table-cell office:value-type="float" office:value="0" calcext:value-type="float">
            <text:p>0</text:p>
          </table:table-cell>
          <table:table-cell table:style-name="ce20" table:formula="of:=IF(AND(ISBLANK([.G964]); ISBLANK([.F964])); MAX(IF(ISERR(FIND(&quot;e&quot;;[.E964]));0;FIND(&quot;e&quot;;[.E964])); IF(ISERR(FIND(&quot;o&quot;;[.E964]));0;FIND(&quot;o&quot;;[.E964])); IF(ISERR(FIND(&quot;u&quot;;[.E964]));0;FIND(&quot;u&quot;;[.E96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temer</text:p>
          </table:table-cell>
          <table:table-cell table:style-name="ce2" office:value-type="float" office:value="334" calcext:value-type="float">
            <text:p>334</text:p>
          </table:table-cell>
          <table:table-cell office:value-type="float" office:value="0" calcext:value-type="float">
            <text:p>0</text:p>
          </table:table-cell>
          <table:table-cell table:style-name="ce20" table:formula="of:=IF(AND(ISBLANK([.G965]); ISBLANK([.F965])); MAX(IF(ISERR(FIND(&quot;e&quot;;[.E965]));0;FIND(&quot;e&quot;;[.E965])); IF(ISERR(FIND(&quot;o&quot;;[.E965]));0;FIND(&quot;o&quot;;[.E965])); IF(ISERR(FIND(&quot;u&quot;;[.E965]));0;FIND(&quot;u&quot;;[.E96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tender</text:p>
          </table:table-cell>
          <table:table-cell table:style-name="ce2" office:value-type="float" office:value="439" calcext:value-type="float">
            <text:p>439</text:p>
          </table:table-cell>
          <table:table-cell office:value-type="float" office:value="0" calcext:value-type="float">
            <text:p>0</text:p>
          </table:table-cell>
          <table:table-cell table:style-name="ce20" table:formula="of:=IF(AND(ISBLANK([.G966]); ISBLANK([.F966])); MAX(IF(ISERR(FIND(&quot;e&quot;;[.E966]));0;FIND(&quot;e&quot;;[.E966])); IF(ISERR(FIND(&quot;o&quot;;[.E966]));0;FIND(&quot;o&quot;;[.E966])); IF(ISERR(FIND(&quot;u&quot;;[.E966]));0;FIND(&quot;u&quot;;[.E96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tentar</text:p>
          </table:table-cell>
          <table:table-cell table:style-name="ce2" office:value-type="float" office:value="70" calcext:value-type="float">
            <text:p>70</text:p>
          </table:table-cell>
          <table:table-cell office:value-type="float" office:value="0" calcext:value-type="float">
            <text:p>0</text:p>
          </table:table-cell>
          <table:table-cell table:style-name="ce20" table:formula="of:=IF(AND(ISBLANK([.G967]); ISBLANK([.F967])); MAX(IF(ISERR(FIND(&quot;e&quot;;[.E967]));0;FIND(&quot;e&quot;;[.E967])); IF(ISERR(FIND(&quot;o&quot;;[.E967]));0;FIND(&quot;o&quot;;[.E967])); IF(ISERR(FIND(&quot;u&quot;;[.E967]));0;FIND(&quot;u&quot;;[.E96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ter</text:p>
          </table:table-cell>
          <table:table-cell table:style-name="ce2" office:value-type="float" office:value="2" calcext:value-type="float">
            <text:p>2</text:p>
          </table:table-cell>
          <table:table-cell office:value-type="float" office:value="0" calcext:value-type="float">
            <text:p>0</text:p>
          </table:table-cell>
          <table:table-cell table:style-name="ce20" table:formula="of:=IF(AND(ISBLANK([.G968]); ISBLANK([.F968])); MAX(IF(ISERR(FIND(&quot;e&quot;;[.E968]));0;FIND(&quot;e&quot;;[.E968])); IF(ISERR(FIND(&quot;o&quot;;[.E968]));0;FIND(&quot;o&quot;;[.E968])); IF(ISERR(FIND(&quot;u&quot;;[.E968]));0;FIND(&quot;u&quot;;[.E968]))); 0)" office:value-type="float" office:value="0" calcext:value-type="float">
            <text:p><text:s/></text:p>
          </table:table-cell>
          <table:table-cell office:value-type="float" office:value="0" calcext:value-type="float">
            <text:p>0</text:p>
          </table:table-cell>
          <table:table-cell table:style-name="ce26"/>
          <table:table-cell table:style-name="ce29"/>
          <table:table-cell table:style-name="ce2" office:value-type="string" calcext:value-type="string">
            <text:p>.te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terminar</text:p>
          </table:table-cell>
          <table:table-cell table:style-name="ce2" office:value-type="float" office:value="149" calcext:value-type="float">
            <text:p>149</text:p>
          </table:table-cell>
          <table:table-cell office:value-type="float" office:value="0" calcext:value-type="float">
            <text:p>0</text:p>
          </table:table-cell>
          <table:table-cell table:style-name="ce20" table:formula="of:=IF(AND(ISBLANK([.G969]); ISBLANK([.F969])); MAX(IF(ISERR(FIND(&quot;e&quot;;[.E969]));0;FIND(&quot;e&quot;;[.E969])); IF(ISERR(FIND(&quot;o&quot;;[.E969]));0;FIND(&quot;o&quot;;[.E969])); IF(ISERR(FIND(&quot;u&quot;;[.E969]));0;FIND(&quot;u&quot;;[.E96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testar</text:p>
          </table:table-cell>
          <table:table-cell table:style-name="ce2" office:value-type="float" office:value="731" calcext:value-type="float">
            <text:p>731</text:p>
          </table:table-cell>
          <table:table-cell office:value-type="float" office:value="0" calcext:value-type="float">
            <text:p>0</text:p>
          </table:table-cell>
          <table:table-cell table:style-name="ce20" table:formula="of:=IF(AND(ISBLANK([.G970]); ISBLANK([.F970])); MAX(IF(ISERR(FIND(&quot;e&quot;;[.E970]));0;FIND(&quot;e&quot;;[.E970])); IF(ISERR(FIND(&quot;o&quot;;[.E970]));0;FIND(&quot;o&quot;;[.E970])); IF(ISERR(FIND(&quot;u&quot;;[.E970]));0;FIND(&quot;u&quot;;[.E97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tingir</text:p>
          </table:table-cell>
          <table:table-cell table:style-name="ce2"/>
          <table:table-cell office:value-type="float" office:value="0" calcext:value-type="float">
            <text:p>0</text:p>
          </table:table-cell>
          <table:table-cell table:style-name="ce20"/>
          <table:table-cell office:value-type="string" office:string-value="ting" calcext:value-type="string">
            <text:p>ting</text:p>
          </table:table-cell>
          <table:table-cell table:style-name="ce26"/>
          <table:table-cell table:style-name="ce30"/>
          <table:table-cell table:style-name="ce2" office:value-type="string" calcext:value-type="string">
            <text:p>gir</text:p>
          </table:table-cell>
          <table:table-cell/>
          <table:table-cell table:style-name="ce2" office:value-type="string" calcext:value-type="string">
            <text:p>tinto</text:p>
          </table:table-cell>
          <table:table-cell table:number-columns-repeated="1014"/>
        </table:table-row>
        <table:table-row table:style-name="ro1">
          <table:table-cell table:style-name="ce2" office:value-type="string" calcext:value-type="string">
            <text:p>tirar</text:p>
          </table:table-cell>
          <table:table-cell table:style-name="ce2" office:value-type="float" office:value="90" calcext:value-type="float">
            <text:p>90</text:p>
          </table:table-cell>
          <table:table-cell office:value-type="float" office:value="0" calcext:value-type="float">
            <text:p>0</text:p>
          </table:table-cell>
          <table:table-cell table:style-name="ce20" table:formula="of:=IF(AND(ISBLANK([.G972]); ISBLANK([.F972])); MAX(IF(ISERR(FIND(&quot;e&quot;;[.E972]));0;FIND(&quot;e&quot;;[.E972])); IF(ISERR(FIND(&quot;o&quot;;[.E972]));0;FIND(&quot;o&quot;;[.E972])); IF(ISERR(FIND(&quot;u&quot;;[.E972]));0;FIND(&quot;u&quot;;[.E97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tocar</text:p>
          </table:table-cell>
          <table:table-cell table:style-name="ce2" office:value-type="float" office:value="143" calcext:value-type="float">
            <text:p>143</text:p>
          </table:table-cell>
          <table:table-cell office:value-type="float" office:value="0" calcext:value-type="float">
            <text:p>0</text:p>
          </table:table-cell>
          <table:table-cell table:style-name="ce20" table:formula="of:=IF(AND(ISBLANK([.G973]); ISBLANK([.F973])); MAX(IF(ISERR(FIND(&quot;e&quot;;[.E973]));0;FIND(&quot;e&quot;;[.E973])); IF(ISERR(FIND(&quot;o&quot;;[.E973]));0;FIND(&quot;o&quot;;[.E973])); IF(ISERR(FIND(&quot;u&quot;;[.E973]));0;FIND(&quot;u&quot;;[.E97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tomar</text:p>
          </table:table-cell>
          <table:table-cell table:style-name="ce2" office:value-type="float" office:value="43" calcext:value-type="float">
            <text:p>43</text:p>
          </table:table-cell>
          <table:table-cell office:value-type="float" office:value="0" calcext:value-type="float">
            <text:p>0</text:p>
          </table:table-cell>
          <table:table-cell table:style-name="ce20" table:formula="of:=IF(AND(ISBLANK([.G974]); ISBLANK([.F974])); MAX(IF(ISERR(FIND(&quot;e&quot;;[.E974]));0;FIND(&quot;e&quot;;[.E974])); IF(ISERR(FIND(&quot;o&quot;;[.E974]));0;FIND(&quot;o&quot;;[.E974])); IF(ISERR(FIND(&quot;u&quot;;[.E974]));0;FIND(&quot;u&quot;;[.E97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tombar</text:p>
          </table:table-cell>
          <table:table-cell table:style-name="ce2" office:value-type="float" office:value="808" calcext:value-type="float">
            <text:p>808</text:p>
          </table:table-cell>
          <table:table-cell office:value-type="float" office:value="0" calcext:value-type="float">
            <text:p>0</text:p>
          </table:table-cell>
          <table:table-cell table:style-name="ce20" table:formula="of:=IF(AND(ISBLANK([.G975]); ISBLANK([.F975])); MAX(IF(ISERR(FIND(&quot;e&quot;;[.E975]));0;FIND(&quot;e&quot;;[.E975])); IF(ISERR(FIND(&quot;o&quot;;[.E975]));0;FIND(&quot;o&quot;;[.E975])); IF(ISERR(FIND(&quot;u&quot;;[.E975]));0;FIND(&quot;u&quot;;[.E97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torcer</text:p>
          </table:table-cell>
          <table:table-cell table:style-name="ce2" office:value-type="float" office:value="680" calcext:value-type="float">
            <text:p>680</text:p>
          </table:table-cell>
          <table:table-cell office:value-type="float" office:value="0" calcext:value-type="float">
            <text:p>0</text:p>
          </table:table-cell>
          <table:table-cell table:style-name="ce20" table:formula="of:=IF(AND(ISBLANK([.G976]); ISBLANK([.F976])); MAX(IF(ISERR(FIND(&quot;e&quot;;[.E976]));0;FIND(&quot;e&quot;;[.E976])); IF(ISERR(FIND(&quot;o&quot;;[.E976]));0;FIND(&quot;o&quot;;[.E976])); IF(ISERR(FIND(&quot;u&quot;;[.E976]));0;FIND(&quot;u&quot;;[.E97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tornar</text:p>
          </table:table-cell>
          <table:table-cell table:style-name="ce2" office:value-type="float" office:value="28" calcext:value-type="float">
            <text:p>28</text:p>
          </table:table-cell>
          <table:table-cell office:value-type="float" office:value="0" calcext:value-type="float">
            <text:p>0</text:p>
          </table:table-cell>
          <table:table-cell table:style-name="ce20" table:formula="of:=IF(AND(ISBLANK([.G977]); ISBLANK([.F977])); MAX(IF(ISERR(FIND(&quot;e&quot;;[.E977]));0;FIND(&quot;e&quot;;[.E977])); IF(ISERR(FIND(&quot;o&quot;;[.E977]));0;FIND(&quot;o&quot;;[.E977])); IF(ISERR(FIND(&quot;u&quot;;[.E977]));0;FIND(&quot;u&quot;;[.E97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torturar</text:p>
          </table:table-cell>
          <table:table-cell table:style-name="ce2" office:value-type="float" office:value="914" calcext:value-type="float">
            <text:p>914</text:p>
          </table:table-cell>
          <table:table-cell office:value-type="float" office:value="0" calcext:value-type="float">
            <text:p>0</text:p>
          </table:table-cell>
          <table:table-cell table:style-name="ce20" table:formula="of:=IF(AND(ISBLANK([.G978]); ISBLANK([.F978])); MAX(IF(ISERR(FIND(&quot;e&quot;;[.E978]));0;FIND(&quot;e&quot;;[.E978])); IF(ISERR(FIND(&quot;o&quot;;[.E978]));0;FIND(&quot;o&quot;;[.E978])); IF(ISERR(FIND(&quot;u&quot;;[.E978]));0;FIND(&quot;u&quot;;[.E97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trabalhar</text:p>
          </table:table-cell>
          <table:table-cell table:style-name="ce2" office:value-type="float" office:value="48" calcext:value-type="float">
            <text:p>48</text:p>
          </table:table-cell>
          <table:table-cell office:value-type="float" office:value="0" calcext:value-type="float">
            <text:p>0</text:p>
          </table:table-cell>
          <table:table-cell table:style-name="ce20" table:formula="of:=IF(AND(ISBLANK([.G979]); ISBLANK([.F979])); MAX(IF(ISERR(FIND(&quot;e&quot;;[.E979]));0;FIND(&quot;e&quot;;[.E979])); IF(ISERR(FIND(&quot;o&quot;;[.E979]));0;FIND(&quot;o&quot;;[.E979])); IF(ISERR(FIND(&quot;u&quot;;[.E979]));0;FIND(&quot;u&quot;;[.E97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traçar</text:p>
          </table:table-cell>
          <table:table-cell table:style-name="ce2" office:value-type="float" office:value="675" calcext:value-type="float">
            <text:p>675</text:p>
          </table:table-cell>
          <table:table-cell office:value-type="float" office:value="0" calcext:value-type="float">
            <text:p>0</text:p>
          </table:table-cell>
          <table:table-cell table:style-name="ce20" table:formula="of:=IF(AND(ISBLANK([.G980]); ISBLANK([.F980])); MAX(IF(ISERR(FIND(&quot;e&quot;;[.E980]));0;FIND(&quot;e&quot;;[.E980])); IF(ISERR(FIND(&quot;o&quot;;[.E980]));0;FIND(&quot;o&quot;;[.E980])); IF(ISERR(FIND(&quot;u&quot;;[.E980]));0;FIND(&quot;u&quot;;[.E98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çar</text:p>
          </table:table-cell>
          <table:table-cell table:number-columns-repeated="1016"/>
        </table:table-row>
        <table:table-row table:style-name="ro1">
          <table:table-cell table:style-name="ce2" office:value-type="string" calcext:value-type="string">
            <text:p>traduzir</text:p>
          </table:table-cell>
          <table:table-cell table:style-name="ce2" office:value-type="float" office:value="442" calcext:value-type="float">
            <text:p>442</text:p>
          </table:table-cell>
          <table:table-cell office:value-type="float" office:value="0" calcext:value-type="float">
            <text:p>0</text:p>
          </table:table-cell>
          <table:table-cell table:style-name="ce20" table:formula="of:=IF(AND(ISBLANK([.G981]); ISBLANK([.F981])); MAX(IF(ISERR(FIND(&quot;e&quot;;[.E981]));0;FIND(&quot;e&quot;;[.E981])); IF(ISERR(FIND(&quot;o&quot;;[.E981]));0;FIND(&quot;o&quot;;[.E981])); IF(ISERR(FIND(&quot;u&quot;;[.E981]));0;FIND(&quot;u&quot;;[.E981]))); 0)" office:value-type="float" office:value="5" calcext:value-type="float">
            <text:p>5 </text:p>
          </table:table-cell>
          <table:table-cell office:value-type="string" office:string-value="traduz" calcext:value-type="string">
            <text:p>traduz</text:p>
          </table:table-cell>
          <table:table-cell table:style-name="ce26"/>
          <table:table-cell table:style-name="ce30"/>
          <table:table-cell table:style-name="ce2" office:value-type="string" calcext:value-type="string">
            <text:p>zir</text:p>
          </table:table-cell>
          <table:table-cell table:number-columns-repeated="1016"/>
        </table:table-row>
        <table:table-row table:style-name="ro1">
          <table:table-cell table:style-name="ce2" office:value-type="string" calcext:value-type="string">
            <text:p>trair</text:p>
          </table:table-cell>
          <table:table-cell table:style-name="ce2" office:value-type="float" office:value="969" calcext:value-type="float">
            <text:p>969</text:p>
          </table:table-cell>
          <table:table-cell office:value-type="float" office:value="0" calcext:value-type="float">
            <text:p>0</text:p>
          </table:table-cell>
          <table:table-cell table:style-name="ce20" table:formula="of:=IF(AND(ISBLANK([.G982]); ISBLANK([.F982])); MAX(IF(ISERR(FIND(&quot;e&quot;;[.E982]));0;FIND(&quot;e&quot;;[.E982])); IF(ISERR(FIND(&quot;o&quot;;[.E982]));0;FIND(&quot;o&quot;;[.E982])); IF(ISERR(FIND(&quot;u&quot;;[.E982]));0;FIND(&quot;u&quot;;[.E982]))); 0)" office:value-type="float" office:value="0" calcext:value-type="float">
            <text:p><text:s/></text:p>
          </table:table-cell>
          <table:table-cell office:value-type="string" office:string-value="tra" calcext:value-type="string">
            <text:p>tra</text:p>
          </table:table-cell>
          <table:table-cell table:style-name="ce26"/>
          <table:table-cell table:style-name="ce30"/>
          <table:table-cell table:style-name="ce2" office:value-type="string" calcext:value-type="string">
            <text:p>air</text:p>
          </table:table-cell>
          <table:table-cell table:number-columns-repeated="1016"/>
        </table:table-row>
        <table:table-row table:style-name="ro1">
          <table:table-cell table:style-name="ce2" office:value-type="string" calcext:value-type="string">
            <text:p>transferir</text:p>
          </table:table-cell>
          <table:table-cell table:style-name="ce2" office:value-type="float" office:value="688" calcext:value-type="float">
            <text:p>688</text:p>
          </table:table-cell>
          <table:table-cell office:value-type="float" office:value="0" calcext:value-type="float">
            <text:p>0</text:p>
          </table:table-cell>
          <table:table-cell table:style-name="ce20" table:formula="of:=IF(AND(ISBLANK([.G983]); ISBLANK([.F983])); MAX(IF(ISERR(FIND(&quot;e&quot;;[.E983]));0;FIND(&quot;e&quot;;[.E983])); IF(ISERR(FIND(&quot;o&quot;;[.E983]));0;FIND(&quot;o&quot;;[.E983])); IF(ISERR(FIND(&quot;u&quot;;[.E983]));0;FIND(&quot;u&quot;;[.E983]))); 0)" office:value-type="float" office:value="0" calcext:value-type="float">
            <text:p><text:s/></text:p>
          </table:table-cell>
          <table:table-cell office:value-type="string" office:string-value="transfer" calcext:value-type="string">
            <text:p>transfer</text:p>
          </table:table-cell>
          <table:table-cell table:style-name="ce26"/>
          <table:table-cell table:style-name="ce29" office:value-type="string" calcext:value-type="string">
            <text:p>trans</text:p>
          </table:table-cell>
          <table:table-cell table:style-name="ce2"/>
          <table:table-cell table:number-columns-repeated="1016"/>
        </table:table-row>
        <table:table-row table:style-name="ro1">
          <table:table-cell table:style-name="ce2" office:value-type="string" calcext:value-type="string">
            <text:p>transformar</text:p>
          </table:table-cell>
          <table:table-cell table:style-name="ce2" office:value-type="float" office:value="164" calcext:value-type="float">
            <text:p>164</text:p>
          </table:table-cell>
          <table:table-cell office:value-type="float" office:value="0" calcext:value-type="float">
            <text:p>0</text:p>
          </table:table-cell>
          <table:table-cell table:style-name="ce20" table:formula="of:=IF(AND(ISBLANK([.G984]); ISBLANK([.F984])); MAX(IF(ISERR(FIND(&quot;e&quot;;[.E984]));0;FIND(&quot;e&quot;;[.E984])); IF(ISERR(FIND(&quot;o&quot;;[.E984]));0;FIND(&quot;o&quot;;[.E984])); IF(ISERR(FIND(&quot;u&quot;;[.E984]));0;FIND(&quot;u&quot;;[.E984])));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trans</text:p>
          </table:table-cell>
          <table:table-cell table:style-name="ce2"/>
          <table:table-cell table:number-columns-repeated="1016"/>
        </table:table-row>
        <table:table-row table:style-name="ro1">
          <table:table-cell table:style-name="ce2" office:value-type="string" calcext:value-type="string">
            <text:p>transmitir</text:p>
          </table:table-cell>
          <table:table-cell table:style-name="ce2" office:value-type="float" office:value="330" calcext:value-type="float">
            <text:p>330</text:p>
          </table:table-cell>
          <table:table-cell office:value-type="float" office:value="0" calcext:value-type="float">
            <text:p>0</text:p>
          </table:table-cell>
          <table:table-cell table:style-name="ce20" table:formula="of:=IF(AND(ISBLANK([.G985]); ISBLANK([.F985])); MAX(IF(ISERR(FIND(&quot;e&quot;;[.E985]));0;FIND(&quot;e&quot;;[.E985])); IF(ISERR(FIND(&quot;o&quot;;[.E985]));0;FIND(&quot;o&quot;;[.E985])); IF(ISERR(FIND(&quot;u&quot;;[.E985]));0;FIND(&quot;u&quot;;[.E985]))); 0)" office:value-type="float" office:value="0" calcext:value-type="float">
            <text:p><text:s/></text:p>
          </table:table-cell>
          <table:table-cell office:value-type="string" office:string-value="transmit" calcext:value-type="string">
            <text:p>transmit</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transportar</text:p>
          </table:table-cell>
          <table:table-cell table:style-name="ce2" office:value-type="float" office:value="404" calcext:value-type="float">
            <text:p>404</text:p>
          </table:table-cell>
          <table:table-cell office:value-type="float" office:value="0" calcext:value-type="float">
            <text:p>0</text:p>
          </table:table-cell>
          <table:table-cell table:style-name="ce20" table:formula="of:=IF(AND(ISBLANK([.G986]); ISBLANK([.F986])); MAX(IF(ISERR(FIND(&quot;e&quot;;[.E986]));0;FIND(&quot;e&quot;;[.E986])); IF(ISERR(FIND(&quot;o&quot;;[.E986]));0;FIND(&quot;o&quot;;[.E986])); IF(ISERR(FIND(&quot;u&quot;;[.E986]));0;FIND(&quot;u&quot;;[.E986])));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trans</text:p>
          </table:table-cell>
          <table:table-cell table:style-name="ce2"/>
          <table:table-cell table:number-columns-repeated="1016"/>
        </table:table-row>
        <table:table-row table:style-name="ro1">
          <table:table-cell table:style-name="ce2" office:value-type="string" calcext:value-type="string">
            <text:p>transtornar</text:p>
          </table:table-cell>
          <table:table-cell/>
          <table:table-cell office:value-type="float" office:value="0" calcext:value-type="float">
            <text:p>0</text:p>
          </table:table-cell>
          <table:table-cell table:style-name="ce20" table:formula="of:=IF(AND(ISBLANK([.G987]); ISBLANK([.F987])); MAX(IF(ISERR(FIND(&quot;e&quot;;[.E987]));0;FIND(&quot;e&quot;;[.E987])); IF(ISERR(FIND(&quot;o&quot;;[.E987]));0;FIND(&quot;o&quot;;[.E987])); IF(ISERR(FIND(&quot;u&quot;;[.E987]));0;FIND(&quot;u&quot;;[.E987])));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trans</text:p>
          </table:table-cell>
          <table:table-cell table:style-name="ce2"/>
          <table:table-cell table:number-columns-repeated="1016"/>
        </table:table-row>
        <table:table-row table:style-name="ro1">
          <table:table-cell table:style-name="ce2" office:value-type="string" calcext:value-type="string">
            <text:p>tratar</text:p>
          </table:table-cell>
          <table:table-cell table:style-name="ce2" office:value-type="float" office:value="55" calcext:value-type="float">
            <text:p>55</text:p>
          </table:table-cell>
          <table:table-cell office:value-type="float" office:value="0" calcext:value-type="float">
            <text:p>0</text:p>
          </table:table-cell>
          <table:table-cell table:style-name="ce20" table:formula="of:=IF(AND(ISBLANK([.G988]); ISBLANK([.F988])); MAX(IF(ISERR(FIND(&quot;e&quot;;[.E988]));0;FIND(&quot;e&quot;;[.E988])); IF(ISERR(FIND(&quot;o&quot;;[.E988]));0;FIND(&quot;o&quot;;[.E988])); IF(ISERR(FIND(&quot;u&quot;;[.E988]));0;FIND(&quot;u&quot;;[.E98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travar</text:p>
          </table:table-cell>
          <table:table-cell table:style-name="ce2" office:value-type="float" office:value="580" calcext:value-type="float">
            <text:p>580</text:p>
          </table:table-cell>
          <table:table-cell office:value-type="float" office:value="0" calcext:value-type="float">
            <text:p>0</text:p>
          </table:table-cell>
          <table:table-cell table:style-name="ce20" table:formula="of:=IF(AND(ISBLANK([.G989]); ISBLANK([.F989])); MAX(IF(ISERR(FIND(&quot;e&quot;;[.E989]));0;FIND(&quot;e&quot;;[.E989])); IF(ISERR(FIND(&quot;o&quot;;[.E989]));0;FIND(&quot;o&quot;;[.E989])); IF(ISERR(FIND(&quot;u&quot;;[.E989]));0;FIND(&quot;u&quot;;[.E98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trazer</text:p>
          </table:table-cell>
          <table:table-cell table:style-name="ce2" office:value-type="float" office:value="67" calcext:value-type="float">
            <text:p>67</text:p>
          </table:table-cell>
          <table:table-cell office:value-type="float" office:value="0" calcext:value-type="float">
            <text:p>0</text:p>
          </table:table-cell>
          <table:table-cell table:style-name="ce20" table:formula="of:=IF(AND(ISBLANK([.G990]); ISBLANK([.F990])); MAX(IF(ISERR(FIND(&quot;e&quot;;[.E990]));0;FIND(&quot;e&quot;;[.E990])); IF(ISERR(FIND(&quot;o&quot;;[.E990]));0;FIND(&quot;o&quot;;[.E990])); IF(ISERR(FIND(&quot;u&quot;;[.E990]));0;FIND(&quot;u&quot;;[.E99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trazer</text:p>
          </table:table-cell>
          <table:table-cell table:number-columns-repeated="1016"/>
        </table:table-row>
        <table:table-row table:style-name="ro1">
          <table:table-cell table:style-name="ce2" office:value-type="string" calcext:value-type="string">
            <text:p>treinar</text:p>
          </table:table-cell>
          <table:table-cell table:style-name="ce2" office:value-type="float" office:value="595" calcext:value-type="float">
            <text:p>595</text:p>
          </table:table-cell>
          <table:table-cell office:value-type="float" office:value="0" calcext:value-type="float">
            <text:p>0</text:p>
          </table:table-cell>
          <table:table-cell table:style-name="ce20" table:formula="of:=IF(AND(ISBLANK([.G991]); ISBLANK([.F991])); MAX(IF(ISERR(FIND(&quot;e&quot;;[.E991]));0;FIND(&quot;e&quot;;[.E991])); IF(ISERR(FIND(&quot;o&quot;;[.E991]));0;FIND(&quot;o&quot;;[.E991])); IF(ISERR(FIND(&quot;u&quot;;[.E991]));0;FIND(&quot;u&quot;;[.E99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tremer</text:p>
          </table:table-cell>
          <table:table-cell table:style-name="ce2" office:value-type="float" office:value="496" calcext:value-type="float">
            <text:p>496</text:p>
          </table:table-cell>
          <table:table-cell office:value-type="float" office:value="0" calcext:value-type="float">
            <text:p>0</text:p>
          </table:table-cell>
          <table:table-cell table:style-name="ce20" table:formula="of:=IF(AND(ISBLANK([.G992]); ISBLANK([.F992])); MAX(IF(ISERR(FIND(&quot;e&quot;;[.E992]));0;FIND(&quot;e&quot;;[.E992])); IF(ISERR(FIND(&quot;o&quot;;[.E992]));0;FIND(&quot;o&quot;;[.E992])); IF(ISERR(FIND(&quot;u&quot;;[.E992]));0;FIND(&quot;u&quot;;[.E99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trocar</text:p>
          </table:table-cell>
          <table:table-cell table:style-name="ce2" office:value-type="float" office:value="335" calcext:value-type="float">
            <text:p>335</text:p>
          </table:table-cell>
          <table:table-cell office:value-type="float" office:value="0" calcext:value-type="float">
            <text:p>0</text:p>
          </table:table-cell>
          <table:table-cell table:style-name="ce20" table:formula="of:=IF(AND(ISBLANK([.G993]); ISBLANK([.F993])); MAX(IF(ISERR(FIND(&quot;e&quot;;[.E993]));0;FIND(&quot;e&quot;;[.E993])); IF(ISERR(FIND(&quot;o&quot;;[.E993]));0;FIND(&quot;o&quot;;[.E993])); IF(ISERR(FIND(&quot;u&quot;;[.E993]));0;FIND(&quot;u&quot;;[.E99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ar</text:p>
          </table:table-cell>
          <table:table-cell table:number-columns-repeated="1016"/>
        </table:table-row>
        <table:table-row table:style-name="ro1">
          <table:table-cell table:style-name="ce2" office:value-type="string" calcext:value-type="string">
            <text:p>ultrapassar</text:p>
          </table:table-cell>
          <table:table-cell table:style-name="ce2" office:value-type="float" office:value="354" calcext:value-type="float">
            <text:p>354</text:p>
          </table:table-cell>
          <table:table-cell office:value-type="float" office:value="0" calcext:value-type="float">
            <text:p>0</text:p>
          </table:table-cell>
          <table:table-cell table:style-name="ce20" table:formula="of:=IF(AND(ISBLANK([.G994]); ISBLANK([.F994])); MAX(IF(ISERR(FIND(&quot;e&quot;;[.E994]));0;FIND(&quot;e&quot;;[.E994])); IF(ISERR(FIND(&quot;o&quot;;[.E994]));0;FIND(&quot;o&quot;;[.E994])); IF(ISERR(FIND(&quot;u&quot;;[.E994]));0;FIND(&quot;u&quot;;[.E994])));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ultra</text:p>
          </table:table-cell>
          <table:table-cell table:style-name="ce2"/>
          <table:table-cell table:number-columns-repeated="1016"/>
        </table:table-row>
        <table:table-row table:style-name="ro1">
          <table:table-cell table:style-name="ce2" office:value-type="string" calcext:value-type="string">
            <text:p>unir</text:p>
          </table:table-cell>
          <table:table-cell table:style-name="ce2" office:value-type="float" office:value="307" calcext:value-type="float">
            <text:p>307</text:p>
          </table:table-cell>
          <table:table-cell office:value-type="float" office:value="0" calcext:value-type="float">
            <text:p>0</text:p>
          </table:table-cell>
          <table:table-cell table:style-name="ce20" table:formula="of:=IF(AND(ISBLANK([.G995]); ISBLANK([.F995])); MAX(IF(ISERR(FIND(&quot;e&quot;;[.E995]));0;FIND(&quot;e&quot;;[.E995])); IF(ISERR(FIND(&quot;o&quot;;[.E995]));0;FIND(&quot;o&quot;;[.E995])); IF(ISERR(FIND(&quot;u&quot;;[.E995]));0;FIND(&quot;u&quot;;[.E995]))); 0)" office:value-type="float" office:value="0" calcext:value-type="float">
            <text:p><text:s/></text:p>
          </table:table-cell>
          <table:table-cell office:value-type="string" office:string-value="un" calcext:value-type="string">
            <text:p>un</text:p>
          </table:table-cell>
          <table:table-cell table:style-name="ce25" office:value-type="string" calcext:value-type="string">
            <text:p>YES</text:p>
          </table:table-cell>
          <table:table-cell table:style-name="ce30"/>
          <table:table-cell table:style-name="ce2" office:value-type="string" calcext:value-type="string">
            <text:p>.unir</text:p>
          </table:table-cell>
          <table:table-cell table:number-columns-repeated="1016"/>
        </table:table-row>
        <table:table-row table:style-name="ro1">
          <table:table-cell table:style-name="ce2" office:value-type="string" calcext:value-type="string">
            <text:p>usar</text:p>
          </table:table-cell>
          <table:table-cell table:style-name="ce2" office:value-type="float" office:value="58" calcext:value-type="float">
            <text:p>58</text:p>
          </table:table-cell>
          <table:table-cell office:value-type="float" office:value="0" calcext:value-type="float">
            <text:p>0</text:p>
          </table:table-cell>
          <table:table-cell table:style-name="ce20" table:formula="of:=IF(AND(ISBLANK([.G996]); ISBLANK([.F996])); MAX(IF(ISERR(FIND(&quot;e&quot;;[.E996]));0;FIND(&quot;e&quot;;[.E996])); IF(ISERR(FIND(&quot;o&quot;;[.E996]));0;FIND(&quot;o&quot;;[.E996])); IF(ISERR(FIND(&quot;u&quot;;[.E996]));0;FIND(&quot;u&quot;;[.E996])));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utilizar</text:p>
          </table:table-cell>
          <table:table-cell table:style-name="ce2" office:value-type="float" office:value="115" calcext:value-type="float">
            <text:p>115</text:p>
          </table:table-cell>
          <table:table-cell office:value-type="float" office:value="0" calcext:value-type="float">
            <text:p>0</text:p>
          </table:table-cell>
          <table:table-cell table:style-name="ce20" table:formula="of:=IF(AND(ISBLANK([.G997]); ISBLANK([.F997])); MAX(IF(ISERR(FIND(&quot;e&quot;;[.E997]));0;FIND(&quot;e&quot;;[.E997])); IF(ISERR(FIND(&quot;o&quot;;[.E997]));0;FIND(&quot;o&quot;;[.E997])); IF(ISERR(FIND(&quot;u&quot;;[.E997]));0;FIND(&quot;u&quot;;[.E99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vagar</text:p>
          </table:table-cell>
          <table:table-cell table:style-name="ce2" office:value-type="float" office:value="944" calcext:value-type="float">
            <text:p>944</text:p>
          </table:table-cell>
          <table:table-cell office:value-type="float" office:value="0" calcext:value-type="float">
            <text:p>0</text:p>
          </table:table-cell>
          <table:table-cell table:style-name="ce20" table:formula="of:=IF(AND(ISBLANK([.G998]); ISBLANK([.F998])); MAX(IF(ISERR(FIND(&quot;e&quot;;[.E998]));0;FIND(&quot;e&quot;;[.E998])); IF(ISERR(FIND(&quot;o&quot;;[.E998]));0;FIND(&quot;o&quot;;[.E998])); IF(ISERR(FIND(&quot;u&quot;;[.E998]));0;FIND(&quot;u&quot;;[.E99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table-cell table:style-name="ce2" office:value-type="string" calcext:value-type="string">
            <text:p>vago</text:p>
          </table:table-cell>
          <table:table-cell table:number-columns-repeated="1014"/>
        </table:table-row>
        <table:table-row table:style-name="ro1">
          <table:table-cell table:style-name="ce2" office:value-type="string" calcext:value-type="string">
            <text:p>valer</text:p>
          </table:table-cell>
          <table:table-cell table:style-name="ce2" office:value-type="float" office:value="148" calcext:value-type="float">
            <text:p>148</text:p>
          </table:table-cell>
          <table:table-cell office:value-type="float" office:value="0" calcext:value-type="float">
            <text:p>0</text:p>
          </table:table-cell>
          <table:table-cell table:style-name="ce20" table:formula="of:=IF(AND(ISBLANK([.G999]); ISBLANK([.F999])); MAX(IF(ISERR(FIND(&quot;e&quot;;[.E999]));0;FIND(&quot;e&quot;;[.E999])); IF(ISERR(FIND(&quot;o&quot;;[.E999]));0;FIND(&quot;o&quot;;[.E999])); IF(ISERR(FIND(&quot;u&quot;;[.E999]));0;FIND(&quot;u&quot;;[.E99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valer</text:p>
          </table:table-cell>
          <table:table-cell table:number-columns-repeated="1016"/>
        </table:table-row>
        <table:table-row table:style-name="ro1">
          <table:table-cell table:style-name="ce2" office:value-type="string" calcext:value-type="string">
            <text:p>valorizar</text:p>
          </table:table-cell>
          <table:table-cell table:style-name="ce2" office:value-type="float" office:value="774" calcext:value-type="float">
            <text:p>774</text:p>
          </table:table-cell>
          <table:table-cell office:value-type="float" office:value="0" calcext:value-type="float">
            <text:p>0</text:p>
          </table:table-cell>
          <table:table-cell table:style-name="ce20" table:formula="of:=IF(AND(ISBLANK([.G1000]); ISBLANK([.F1000])); MAX(IF(ISERR(FIND(&quot;e&quot;;[.E1000]));0;FIND(&quot;e&quot;;[.E1000])); IF(ISERR(FIND(&quot;o&quot;;[.E1000]));0;FIND(&quot;o&quot;;[.E1000])); IF(ISERR(FIND(&quot;u&quot;;[.E1000]));0;FIND(&quot;u&quot;;[.E100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variar</text:p>
          </table:table-cell>
          <table:table-cell table:style-name="ce2" office:value-type="float" office:value="273" calcext:value-type="float">
            <text:p>273</text:p>
          </table:table-cell>
          <table:table-cell office:value-type="float" office:value="0" calcext:value-type="float">
            <text:p>0</text:p>
          </table:table-cell>
          <table:table-cell table:style-name="ce20" table:formula="of:=IF(AND(ISBLANK([.G1001]); ISBLANK([.F1001])); MAX(IF(ISERR(FIND(&quot;e&quot;;[.E1001]));0;FIND(&quot;e&quot;;[.E1001])); IF(ISERR(FIND(&quot;o&quot;;[.E1001]));0;FIND(&quot;o&quot;;[.E1001])); IF(ISERR(FIND(&quot;u&quot;;[.E1001]));0;FIND(&quot;u&quot;;[.E100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varrer</text:p>
          </table:table-cell>
          <table:table-cell table:style-name="ce2" office:value-type="float" office:value="868" calcext:value-type="float">
            <text:p>868</text:p>
          </table:table-cell>
          <table:table-cell office:value-type="float" office:value="0" calcext:value-type="float">
            <text:p>0</text:p>
          </table:table-cell>
          <table:table-cell table:style-name="ce20" table:formula="of:=IF(AND(ISBLANK([.G1002]); ISBLANK([.F1002])); MAX(IF(ISERR(FIND(&quot;e&quot;;[.E1002]));0;FIND(&quot;e&quot;;[.E1002])); IF(ISERR(FIND(&quot;o&quot;;[.E1002]));0;FIND(&quot;o&quot;;[.E1002])); IF(ISERR(FIND(&quot;u&quot;;[.E1002]));0;FIND(&quot;u&quot;;[.E100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velar</text:p>
          </table:table-cell>
          <table:table-cell table:style-name="ce2" office:value-type="float" office:value="872" calcext:value-type="float">
            <text:p>872</text:p>
          </table:table-cell>
          <table:table-cell office:value-type="float" office:value="0" calcext:value-type="float">
            <text:p>0</text:p>
          </table:table-cell>
          <table:table-cell table:style-name="ce20" table:formula="of:=IF(AND(ISBLANK([.G1003]); ISBLANK([.F1003])); MAX(IF(ISERR(FIND(&quot;e&quot;;[.E1003]));0;FIND(&quot;e&quot;;[.E1003])); IF(ISERR(FIND(&quot;o&quot;;[.E1003]));0;FIND(&quot;o&quot;;[.E1003])); IF(ISERR(FIND(&quot;u&quot;;[.E1003]));0;FIND(&quot;u&quot;;[.E100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vencer</text:p>
          </table:table-cell>
          <table:table-cell table:style-name="ce2" office:value-type="float" office:value="165" calcext:value-type="float">
            <text:p>165</text:p>
          </table:table-cell>
          <table:table-cell office:value-type="float" office:value="0" calcext:value-type="float">
            <text:p>0</text:p>
          </table:table-cell>
          <table:table-cell table:style-name="ce20" table:formula="of:=IF(AND(ISBLANK([.G1004]); ISBLANK([.F1004])); MAX(IF(ISERR(FIND(&quot;e&quot;;[.E1004]));0;FIND(&quot;e&quot;;[.E1004])); IF(ISERR(FIND(&quot;o&quot;;[.E1004]));0;FIND(&quot;o&quot;;[.E1004])); IF(ISERR(FIND(&quot;u&quot;;[.E1004]));0;FIND(&quot;u&quot;;[.E100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cer</text:p>
          </table:table-cell>
          <table:table-cell table:number-columns-repeated="1016"/>
        </table:table-row>
        <table:table-row table:style-name="ro1">
          <table:table-cell table:style-name="ce2" office:value-type="string" calcext:value-type="string">
            <text:p>vender</text:p>
          </table:table-cell>
          <table:table-cell table:style-name="ce2" office:value-type="float" office:value="124" calcext:value-type="float">
            <text:p>124</text:p>
          </table:table-cell>
          <table:table-cell office:value-type="float" office:value="0" calcext:value-type="float">
            <text:p>0</text:p>
          </table:table-cell>
          <table:table-cell table:style-name="ce20" table:formula="of:=IF(AND(ISBLANK([.G1005]); ISBLANK([.F1005])); MAX(IF(ISERR(FIND(&quot;e&quot;;[.E1005]));0;FIND(&quot;e&quot;;[.E1005])); IF(ISERR(FIND(&quot;o&quot;;[.E1005]));0;FIND(&quot;o&quot;;[.E1005])); IF(ISERR(FIND(&quot;u&quot;;[.E1005]));0;FIND(&quot;u&quot;;[.E100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ver</text:p>
          </table:table-cell>
          <table:table-cell table:style-name="ce2" office:value-type="float" office:value="10" calcext:value-type="float">
            <text:p>10</text:p>
          </table:table-cell>
          <table:table-cell office:value-type="float" office:value="0" calcext:value-type="float">
            <text:p>0</text:p>
          </table:table-cell>
          <table:table-cell table:style-name="ce20" table:formula="of:=IF(AND(ISBLANK([.G1006]); ISBLANK([.F1006])); MAX(IF(ISERR(FIND(&quot;e&quot;;[.E1006]));0;FIND(&quot;e&quot;;[.E1006])); IF(ISERR(FIND(&quot;o&quot;;[.E1006]));0;FIND(&quot;o&quot;;[.E1006])); IF(ISERR(FIND(&quot;u&quot;;[.E1006]));0;FIND(&quot;u&quot;;[.E1006]))); 0)" office:value-type="float" office:value="0" calcext:value-type="float">
            <text:p><text:s/></text:p>
          </table:table-cell>
          <table:table-cell office:value-type="float" office:value="0" calcext:value-type="float">
            <text:p>0</text:p>
          </table:table-cell>
          <table:table-cell table:style-name="ce26"/>
          <table:table-cell table:style-name="ce29"/>
          <table:table-cell table:style-name="ce2" office:value-type="string" calcext:value-type="string">
            <text:p>.ve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verificar</text:p>
          </table:table-cell>
          <table:table-cell table:style-name="ce2" office:value-type="float" office:value="188" calcext:value-type="float">
            <text:p>188</text:p>
          </table:table-cell>
          <table:table-cell office:value-type="float" office:value="0" calcext:value-type="float">
            <text:p>0</text:p>
          </table:table-cell>
          <table:table-cell table:style-name="ce20" table:formula="of:=IF(AND(ISBLANK([.G1007]); ISBLANK([.F1007])); MAX(IF(ISERR(FIND(&quot;e&quot;;[.E1007]));0;FIND(&quot;e&quot;;[.E1007])); IF(ISERR(FIND(&quot;o&quot;;[.E1007]));0;FIND(&quot;o&quot;;[.E1007])); IF(ISERR(FIND(&quot;u&quot;;[.E1007]));0;FIND(&quot;u&quot;;[.E1007]))); 0)" office:value-type="float" office:value="0" calcext:value-type="float">
            <text:p><text:s/></text:p>
          </table:table-cell>
          <table:table-cell office:value-type="float" office:value="0" calcext:value-type="float">
            <text:p>0</text:p>
          </table:table-cell>
          <table:table-cell table:style-name="ce26"/>
          <table:table-cell table:style-name="ce29" office:value-type="string" calcext:value-type="string">
            <text:p>veri</text:p>
          </table:table-cell>
          <table:table-cell table:style-name="ce2"/>
          <table:table-cell table:number-columns-repeated="1016"/>
        </table:table-row>
        <table:table-row table:style-name="ro1">
          <table:table-cell table:style-name="ce2" office:value-type="string" calcext:value-type="string">
            <text:p>verter</text:p>
          </table:table-cell>
          <table:table-cell/>
          <table:table-cell office:value-type="float" office:value="0" calcext:value-type="float">
            <text:p>0</text:p>
          </table:table-cell>
          <table:table-cell table:style-name="ce20" table:formula="of:=IF(AND(ISBLANK([.G1008]); ISBLANK([.F1008])); MAX(IF(ISERR(FIND(&quot;e&quot;;[.E1008]));0;FIND(&quot;e&quot;;[.E1008])); IF(ISERR(FIND(&quot;o&quot;;[.E1008]));0;FIND(&quot;o&quot;;[.E1008])); IF(ISERR(FIND(&quot;u&quot;;[.E1008]));0;FIND(&quot;u&quot;;[.E1008]))); 0)" office:value-type="float" office:value="0" calcext:value-type="float">
            <text:p><text:s/></text:p>
          </table:table-cell>
          <table:table-cell office:value-type="float" office:value="0" calcext:value-type="float">
            <text:p>0</text:p>
          </table:table-cell>
          <table:table-cell table:style-name="ce26"/>
          <table:table-cell table:style-name="ce29"/>
          <table:table-cell table:style-name="ce2" office:value-type="string" calcext:value-type="string">
            <text:p>er</text:p>
          </table:table-cell>
          <table:table-cell table:style-name="ce2" table:number-columns-repeated="2"/>
          <table:table-cell/>
          <table:table-cell table:style-name="ce2"/>
          <table:table-cell table:number-columns-repeated="1012"/>
        </table:table-row>
        <table:table-row table:style-name="ro1">
          <table:table-cell table:style-name="ce2" office:value-type="string" calcext:value-type="string">
            <text:p>vestir</text:p>
          </table:table-cell>
          <table:table-cell table:style-name="ce2" office:value-type="float" office:value="421" calcext:value-type="float">
            <text:p>421</text:p>
          </table:table-cell>
          <table:table-cell office:value-type="float" office:value="2" calcext:value-type="float">
            <text:p>2</text:p>
          </table:table-cell>
          <table:table-cell table:style-name="ce20" table:formula="of:=IF(AND(ISBLANK([.G1009]); ISBLANK([.F1009])); MAX(IF(ISERR(FIND(&quot;e&quot;;[.E1009]));0;FIND(&quot;e&quot;;[.E1009])); IF(ISERR(FIND(&quot;o&quot;;[.E1009]));0;FIND(&quot;o&quot;;[.E1009])); IF(ISERR(FIND(&quot;u&quot;;[.E1009]));0;FIND(&quot;u&quot;;[.E1009]))); 0)" office:value-type="float" office:value="2" calcext:value-type="float">
            <text:p>2 </text:p>
          </table:table-cell>
          <table:table-cell office:value-type="string" office:string-value="vest" calcext:value-type="string">
            <text:p>vest</text:p>
          </table:table-cell>
          <table:table-cell table:style-name="ce26"/>
          <table:table-cell table:style-name="ce30"/>
          <table:table-cell table:style-name="ce2" office:value-type="string" calcext:value-type="string">
            <text:p>ir</text:p>
          </table:table-cell>
          <table:table-cell table:number-columns-repeated="1016"/>
        </table:table-row>
        <table:table-row table:style-name="ro1">
          <table:table-cell table:style-name="ce2" office:value-type="string" calcext:value-type="string">
            <text:p>viabilizar</text:p>
          </table:table-cell>
          <table:table-cell table:style-name="ce2" office:value-type="float" office:value="992" calcext:value-type="float">
            <text:p>992</text:p>
          </table:table-cell>
          <table:table-cell office:value-type="float" office:value="0" calcext:value-type="float">
            <text:p>0</text:p>
          </table:table-cell>
          <table:table-cell table:style-name="ce20" table:formula="of:=IF(AND(ISBLANK([.G1010]); ISBLANK([.F1010])); MAX(IF(ISERR(FIND(&quot;e&quot;;[.E1010]));0;FIND(&quot;e&quot;;[.E1010])); IF(ISERR(FIND(&quot;o&quot;;[.E1010]));0;FIND(&quot;o&quot;;[.E1010])); IF(ISERR(FIND(&quot;u&quot;;[.E1010]));0;FIND(&quot;u&quot;;[.E101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viajar</text:p>
          </table:table-cell>
          <table:table-cell table:style-name="ce2" office:value-type="float" office:value="296" calcext:value-type="float">
            <text:p>296</text:p>
          </table:table-cell>
          <table:table-cell office:value-type="float" office:value="0" calcext:value-type="float">
            <text:p>0</text:p>
          </table:table-cell>
          <table:table-cell table:style-name="ce20" table:formula="of:=IF(AND(ISBLANK([.G1011]); ISBLANK([.F1011])); MAX(IF(ISERR(FIND(&quot;e&quot;;[.E1011]));0;FIND(&quot;e&quot;;[.E1011])); IF(ISERR(FIND(&quot;o&quot;;[.E1011]));0;FIND(&quot;o&quot;;[.E1011])); IF(ISERR(FIND(&quot;u&quot;;[.E1011]));0;FIND(&quot;u&quot;;[.E101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vibrar</text:p>
          </table:table-cell>
          <table:table-cell table:style-name="ce2" office:value-type="float" office:value="738" calcext:value-type="float">
            <text:p>738</text:p>
          </table:table-cell>
          <table:table-cell office:value-type="float" office:value="0" calcext:value-type="float">
            <text:p>0</text:p>
          </table:table-cell>
          <table:table-cell table:style-name="ce20" table:formula="of:=IF(AND(ISBLANK([.G1012]); ISBLANK([.F1012])); MAX(IF(ISERR(FIND(&quot;e&quot;;[.E1012]));0;FIND(&quot;e&quot;;[.E1012])); IF(ISERR(FIND(&quot;o&quot;;[.E1012]));0;FIND(&quot;o&quot;;[.E1012])); IF(ISERR(FIND(&quot;u&quot;;[.E1012]));0;FIND(&quot;u&quot;;[.E101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vigiar</text:p>
          </table:table-cell>
          <table:table-cell table:style-name="ce2" office:value-type="float" office:value="937" calcext:value-type="float">
            <text:p>937</text:p>
          </table:table-cell>
          <table:table-cell office:value-type="float" office:value="0" calcext:value-type="float">
            <text:p>0</text:p>
          </table:table-cell>
          <table:table-cell table:style-name="ce20" table:formula="of:=IF(AND(ISBLANK([.G1013]); ISBLANK([.F1013])); MAX(IF(ISERR(FIND(&quot;e&quot;;[.E1013]));0;FIND(&quot;e&quot;;[.E1013])); IF(ISERR(FIND(&quot;o&quot;;[.E1013]));0;FIND(&quot;o&quot;;[.E1013])); IF(ISERR(FIND(&quot;u&quot;;[.E1013]));0;FIND(&quot;u&quot;;[.E1013])));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vingar</text:p>
          </table:table-cell>
          <table:table-cell table:style-name="ce2" office:value-type="float" office:value="906" calcext:value-type="float">
            <text:p>906</text:p>
          </table:table-cell>
          <table:table-cell office:value-type="float" office:value="0" calcext:value-type="float">
            <text:p>0</text:p>
          </table:table-cell>
          <table:table-cell table:style-name="ce20" table:formula="of:=IF(AND(ISBLANK([.G1014]); ISBLANK([.F1014])); MAX(IF(ISERR(FIND(&quot;e&quot;;[.E1014]));0;FIND(&quot;e&quot;;[.E1014])); IF(ISERR(FIND(&quot;o&quot;;[.E1014]));0;FIND(&quot;o&quot;;[.E1014])); IF(ISERR(FIND(&quot;u&quot;;[.E1014]));0;FIND(&quot;u&quot;;[.E101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gar</text:p>
          </table:table-cell>
          <table:table-cell table:number-columns-repeated="1016"/>
        </table:table-row>
        <table:table-row table:style-name="ro1">
          <table:table-cell table:style-name="ce2" office:value-type="string" calcext:value-type="string">
            <text:p>violar</text:p>
          </table:table-cell>
          <table:table-cell table:style-name="ce2" office:value-type="float" office:value="654" calcext:value-type="float">
            <text:p>654</text:p>
          </table:table-cell>
          <table:table-cell office:value-type="float" office:value="0" calcext:value-type="float">
            <text:p>0</text:p>
          </table:table-cell>
          <table:table-cell table:style-name="ce20" table:formula="of:=IF(AND(ISBLANK([.G1015]); ISBLANK([.F1015])); MAX(IF(ISERR(FIND(&quot;e&quot;;[.E1015]));0;FIND(&quot;e&quot;;[.E1015])); IF(ISERR(FIND(&quot;o&quot;;[.E1015]));0;FIND(&quot;o&quot;;[.E1015])); IF(ISERR(FIND(&quot;u&quot;;[.E1015]));0;FIND(&quot;u&quot;;[.E1015])));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vir</text:p>
          </table:table-cell>
          <table:table-cell table:style-name="ce2" office:value-type="float" office:value="16" calcext:value-type="float">
            <text:p>16</text:p>
          </table:table-cell>
          <table:table-cell office:value-type="float" office:value="0" calcext:value-type="float">
            <text:p>0</text:p>
          </table:table-cell>
          <table:table-cell table:style-name="ce20" table:formula="of:=IF(AND(ISBLANK([.G1016]); ISBLANK([.F1016])); MAX(IF(ISERR(FIND(&quot;e&quot;;[.E1016]));0;FIND(&quot;e&quot;;[.E1016])); IF(ISERR(FIND(&quot;o&quot;;[.E1016]));0;FIND(&quot;o&quot;;[.E1016])); IF(ISERR(FIND(&quot;u&quot;;[.E1016]));0;FIND(&quot;u&quot;;[.E1016]))); 0)" office:value-type="float" office:value="0" calcext:value-type="float">
            <text:p><text:s/></text:p>
          </table:table-cell>
          <table:table-cell office:value-type="string" office:string-value="v" calcext:value-type="string">
            <text:p>v</text:p>
          </table:table-cell>
          <table:table-cell table:style-name="ce26"/>
          <table:table-cell table:style-name="ce30"/>
          <table:table-cell table:style-name="ce2" office:value-type="string" calcext:value-type="string">
            <text:p>.vir</text:p>
          </table:table-cell>
          <table:table-cell table:number-columns-repeated="1016"/>
        </table:table-row>
        <table:table-row table:style-name="ro1">
          <table:table-cell table:style-name="ce2" office:value-type="string" calcext:value-type="string">
            <text:p>virar</text:p>
          </table:table-cell>
          <table:table-cell table:style-name="ce2" office:value-type="float" office:value="174" calcext:value-type="float">
            <text:p>174</text:p>
          </table:table-cell>
          <table:table-cell office:value-type="float" office:value="0" calcext:value-type="float">
            <text:p>0</text:p>
          </table:table-cell>
          <table:table-cell table:style-name="ce20" table:formula="of:=IF(AND(ISBLANK([.G1017]); ISBLANK([.F1017])); MAX(IF(ISERR(FIND(&quot;e&quot;;[.E1017]));0;FIND(&quot;e&quot;;[.E1017])); IF(ISERR(FIND(&quot;o&quot;;[.E1017]));0;FIND(&quot;o&quot;;[.E1017])); IF(ISERR(FIND(&quot;u&quot;;[.E1017]));0;FIND(&quot;u&quot;;[.E1017])));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visar</text:p>
          </table:table-cell>
          <table:table-cell table:style-name="ce2" office:value-type="float" office:value="346" calcext:value-type="float">
            <text:p>346</text:p>
          </table:table-cell>
          <table:table-cell office:value-type="float" office:value="0" calcext:value-type="float">
            <text:p>0</text:p>
          </table:table-cell>
          <table:table-cell table:style-name="ce20" table:formula="of:=IF(AND(ISBLANK([.G1018]); ISBLANK([.F1018])); MAX(IF(ISERR(FIND(&quot;e&quot;;[.E1018]));0;FIND(&quot;e&quot;;[.E1018])); IF(ISERR(FIND(&quot;o&quot;;[.E1018]));0;FIND(&quot;o&quot;;[.E1018])); IF(ISERR(FIND(&quot;u&quot;;[.E1018]));0;FIND(&quot;u&quot;;[.E1018])));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visitar</text:p>
          </table:table-cell>
          <table:table-cell table:style-name="ce2" office:value-type="float" office:value="286" calcext:value-type="float">
            <text:p>286</text:p>
          </table:table-cell>
          <table:table-cell office:value-type="float" office:value="0" calcext:value-type="float">
            <text:p>0</text:p>
          </table:table-cell>
          <table:table-cell table:style-name="ce20" table:formula="of:=IF(AND(ISBLANK([.G1019]); ISBLANK([.F1019])); MAX(IF(ISERR(FIND(&quot;e&quot;;[.E1019]));0;FIND(&quot;e&quot;;[.E1019])); IF(ISERR(FIND(&quot;o&quot;;[.E1019]));0;FIND(&quot;o&quot;;[.E1019])); IF(ISERR(FIND(&quot;u&quot;;[.E1019]));0;FIND(&quot;u&quot;;[.E1019])));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viver</text:p>
          </table:table-cell>
          <table:table-cell table:style-name="ce2" office:value-type="float" office:value="41" calcext:value-type="float">
            <text:p>41</text:p>
          </table:table-cell>
          <table:table-cell office:value-type="float" office:value="0" calcext:value-type="float">
            <text:p>0</text:p>
          </table:table-cell>
          <table:table-cell table:style-name="ce20" table:formula="of:=IF(AND(ISBLANK([.G1020]); ISBLANK([.F1020])); MAX(IF(ISERR(FIND(&quot;e&quot;;[.E1020]));0;FIND(&quot;e&quot;;[.E1020])); IF(ISERR(FIND(&quot;o&quot;;[.E1020]));0;FIND(&quot;o&quot;;[.E1020])); IF(ISERR(FIND(&quot;u&quot;;[.E1020]));0;FIND(&quot;u&quot;;[.E1020])));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voar</text:p>
          </table:table-cell>
          <table:table-cell table:style-name="ce2" office:value-type="float" office:value="351" calcext:value-type="float">
            <text:p>351</text:p>
          </table:table-cell>
          <table:table-cell office:value-type="float" office:value="0" calcext:value-type="float">
            <text:p>0</text:p>
          </table:table-cell>
          <table:table-cell table:style-name="ce20" table:formula="of:=IF(AND(ISBLANK([.G1021]); ISBLANK([.F1021])); MAX(IF(ISERR(FIND(&quot;e&quot;;[.E1021]));0;FIND(&quot;e&quot;;[.E1021])); IF(ISERR(FIND(&quot;o&quot;;[.E1021]));0;FIND(&quot;o&quot;;[.E1021])); IF(ISERR(FIND(&quot;u&quot;;[.E1021]));0;FIND(&quot;u&quot;;[.E1021])));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voltar</text:p>
          </table:table-cell>
          <table:table-cell table:style-name="ce2" office:value-type="float" office:value="30" calcext:value-type="float">
            <text:p>30</text:p>
          </table:table-cell>
          <table:table-cell office:value-type="float" office:value="0" calcext:value-type="float">
            <text:p>0</text:p>
          </table:table-cell>
          <table:table-cell table:style-name="ce20" table:formula="of:=IF(AND(ISBLANK([.G1022]); ISBLANK([.F1022])); MAX(IF(ISERR(FIND(&quot;e&quot;;[.E1022]));0;FIND(&quot;e&quot;;[.E1022])); IF(ISERR(FIND(&quot;o&quot;;[.E1022]));0;FIND(&quot;o&quot;;[.E1022])); IF(ISERR(FIND(&quot;u&quot;;[.E1022]));0;FIND(&quot;u&quot;;[.E1022])));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1">
          <table:table-cell table:style-name="ce2" office:value-type="string" calcext:value-type="string">
            <text:p>volver</text:p>
          </table:table-cell>
          <table:table-cell table:style-name="ce2"/>
          <table:table-cell office:value-type="float" office:value="0" calcext:value-type="float">
            <text:p>0</text:p>
          </table:table-cell>
          <table:table-cell table:style-name="ce20"/>
          <table:table-cell office:value-type="float" office:value="0" calcext:value-type="float">
            <text:p>0</text:p>
          </table:table-cell>
          <table:table-cell table:style-name="ce26"/>
          <table:table-cell table:style-name="ce30"/>
          <table:table-cell table:style-name="ce2" office:value-type="string" calcext:value-type="string">
            <text:p>er</text:p>
          </table:table-cell>
          <table:table-cell table:number-columns-repeated="1016"/>
        </table:table-row>
        <table:table-row table:style-name="ro1">
          <table:table-cell table:style-name="ce2" office:value-type="string" calcext:value-type="string">
            <text:p>votar</text:p>
          </table:table-cell>
          <table:table-cell table:style-name="ce2" office:value-type="float" office:value="306" calcext:value-type="float">
            <text:p>306</text:p>
          </table:table-cell>
          <table:table-cell office:value-type="float" office:value="0" calcext:value-type="float">
            <text:p>0</text:p>
          </table:table-cell>
          <table:table-cell table:style-name="ce20" table:formula="of:=IF(AND(ISBLANK([.G1024]); ISBLANK([.F1024])); MAX(IF(ISERR(FIND(&quot;e&quot;;[.E1024]));0;FIND(&quot;e&quot;;[.E1024])); IF(ISERR(FIND(&quot;o&quot;;[.E1024]));0;FIND(&quot;o&quot;;[.E1024])); IF(ISERR(FIND(&quot;u&quot;;[.E1024]));0;FIND(&quot;u&quot;;[.E1024]))); 0)" office:value-type="float" office:value="0" calcext:value-type="float">
            <text:p><text:s/></text:p>
          </table:table-cell>
          <table:table-cell office:value-type="float" office:value="0" calcext:value-type="float">
            <text:p>0</text:p>
          </table:table-cell>
          <table:table-cell table:style-name="ce26"/>
          <table:table-cell table:style-name="ce30"/>
          <table:table-cell table:style-name="ce2" office:value-type="string" calcext:value-type="string">
            <text:p>ar</text:p>
          </table:table-cell>
          <table:table-cell table:number-columns-repeated="1016"/>
        </table:table-row>
        <table:table-row table:style-name="ro2" table:number-rows-repeated="1047551">
          <table:table-cell table:number-columns-repeated="1024"/>
        </table:table-row>
        <table:table-row table:style-name="ro2">
          <table:table-cell table:number-columns-repeated="1024"/>
        </table:table-row>
        <calcext:conditional-formats>
          <calcext:conditional-format calcext:target-range-address="KnownVerbs.G2:KnownVerbs.G1024">
            <calcext:condition calcext:apply-style-name="ConditionalStyle_1" calcext:value="formula-is(LEN(TRIM([.G2]))&gt;0)" calcext:base-cell-address="KnownVerbs.G2"/>
          </calcext:conditional-format>
          <calcext:conditional-format calcext:target-range-address="KnownVerbs.F1:KnownVerbs.F1024">
            <calcext:condition calcext:apply-style-name="ConditionalStyle_2" calcext:value="formula-is(LEN(TRIM([.F1]))&gt;0)" calcext:base-cell-address="KnownVerbs.F1"/>
          </calcext:conditional-format>
        </calcext:conditional-formats>
      </table:table>
      <table:table table:name="Notes" table:style-name="ta3">
        <table:table-column table:style-name="co29" table:default-cell-style-name="Default"/>
        <table:table-column table:style-name="co30" table:default-cell-style-name="Default"/>
        <table:table-column table:style-name="co31" table:default-cell-style-name="Default"/>
        <table:table-column table:style-name="co17" table:number-columns-repeated="1021" table:default-cell-style-name="Default"/>
        <table:table-row table:style-name="ro1">
          <table:table-cell table:style-name="ce38" office:value-type="string" calcext:value-type="string" table:number-columns-spanned="10" table:number-rows-spanned="1">
            <text:p>NOTE: BE SURE TO EXPAND / RESIZE ALL ROW HEIGHTS BELOW (export/import is resizing and hiding conents of tall cells! <text:s/>e.g., rows 4 and 20 contain substantial and useful HELP TEXT)</text:p>
          </table:table-cell>
          <table:covered-table-cell table:number-columns-repeated="9"/>
          <table:table-cell table:style-name="ce51" table:number-columns-repeated="16"/>
          <table:table-cell table:number-columns-repeated="998"/>
        </table:table-row>
        <table:table-row table:style-name="ro1">
          <table:table-cell table:style-name="ce39" office:value-type="string" calcext:value-type="string" table:number-columns-spanned="10" table:number-rows-spanned="1">
            <text:p>YELLOW CELLS in in top couple rows of KnownVerbs / VerbConjugationRules sheets contain ArrayFormula() constructs with the :A, etc directive to specify ENTIRE COLUMN to apply formula to; but, individual rows may still OVERRIDE formula once value fixed for good!</text:p>
          </table:table-cell>
          <table:covered-table-cell table:number-columns-repeated="9"/>
          <table:table-cell table:style-name="ce53" table:number-columns-repeated="16"/>
          <table:table-cell table:number-columns-repeated="998"/>
        </table:table-row>
        <table:table-row table:style-name="ro1">
          <table:table-cell table:style-name="ce40" office:value-type="string" calcext:value-type="string" table:number-columns-spanned="10" table:number-rows-spanned="1">
            <text:p>VerbConjugationRules (VCR) sheet notes</text:p>
          </table:table-cell>
          <table:covered-table-cell table:number-columns-repeated="9"/>
          <table:table-cell table:style-name="ce54" table:number-columns-repeated="16"/>
          <table:table-cell table:number-columns-repeated="998"/>
        </table:table-row>
        <table:table-row table:style-name="ro1">
          <table:table-cell table:style-name="ce41" office:value-type="string" calcext:value-type="string" table:number-columns-spanned="10" table:number-rows-spanned="1">
            <text:p><text:span text:style-name="T1">HIERARCHICAL CONJUGATION RULES, explained:</text:span></text:p>
            <text:p><text:span text:style-name="T2">The conjugation rule(s) to apply when building the conjugations for a particular verb are determined by matching a KnownVerb's VerboInfinitivo (entire infinitivo form, or an ending portion thereof) first to the most specific rule to be found, and then, in any tense/voice where specific rules do not exist, move from most specific to most generic (being the standard rules for conjugating regular verbs with endings: ar, er, ir, or).  This is a hierarchical determination from most specific to most generic! This is SUPER IMPORTANT to the functionality and is what allows computing conjugations in the frontend app (unit formed-verbs.js) without the need for  huge table where, for every verb, every form has been stored pre-calculated.  This keeps the UI very light and data-transfer to a bare minimum.</text:span></text:p>
            <text:p><text:span text:style-name="T2"/></text:p>
            <text:p><text:span text:style-name="T3">The </text:span><text:span text:style-name="T4">VerboInfinitivo </text:span><text:span text:style-name="T5">column in the VCR sheet contains the verb-ENDINGS that a KnownVerb will try to match to; but, note that there are FULL IRREGULAR VERB-SPECIFIC OVERRRIDES that exist where a verb has essentially UNIQUE (to that verb) conjucation rules -- the </text:span><text:span text:style-name="T6">FULL-VERB-SPECIFIC RULES MUST HAVE A VCR.VerboIninitivo RULE THAT BEGINS WITH A PERIOD CHARACTER "."</text:span><text:span text:style-name="T7"> which differentiates it from the </text:span><text:span text:style-name="T6">VERB-ENDING-MATCH(ES) RULES THAT DO NOT HAVE A PERIOD at the start.</text:span></text:p>
            <text:p><text:span text:style-name="T2"/></text:p>
            <text:p><text:span text:style-name="T8">The value in the column "</text:span><text:span text:style-name="T9">InheritedRuleVInf</text:span><text:span text:style-name="T10">" is the hierarchy-traversal-towards-more-generic value that points to the next logically more generic VerboInfinitivo rule form within VCR sheet. There is a default formula for this column which points to the 2-character most-generic rules; override (manual entries) when a more appropriate inheritance chain can be followed.</text:span></text:p>
            <text:p><text:span text:style-name="T2"/></text:p>
            <text:p><text:span text:style-name="T3">The </text:span><text:span text:style-name="T6">SORT COL (values determined via cell formula) is very important</text:span><text:span text:style-name="T7"> in that it ensures that 1) full-verb matches appear last in the list, and 2) the remaining verb-endings to match against are arranged from shortest to longest (most specific); this list is reverse-searched from bottom to top in order to build, while travessing the hierarchical rules, all forms. </text:span><text:span text:style-name="T6">The VCR sheet must remain sorted on SORT COL whenever new rules are added!</text:span></text:p>
            <text:p><text:span text:style-name="T1"/></text:p>
            <text:p><text:span text:style-name="T1">Tense columns explained [no extraneous whitespace allowed between forms in a given cell]</text:span><text:span text:style-name="T11">:</text:span></text:p>
            <text:p><text:span text:style-name="T3">For columns other than the Infinitive and Present/Past-Participles, </text:span><text:span text:style-name="T12">there must be six entries per column in a comma-separated format </text:span><text:span text:style-name="T7">(one for each verb-subject: see the frontend app "verb-subjects.js" for more details; i.e., there will always be 5 commas per cell). </text:span><text:span text:style-name="T6">For each of the six positions, the value is the verb-ending-characters that will replace the ending characters that exist in the VerboInfinitivo column</text:span><text:span text:style-name="T7"> at the beginning of the row. If there is no value at all (i.e., cell is completely empty) this indicates that all six positions have conjugations computed via inheritance (i.e., they use a more generic ending-replacement rule).  Note: if even ONE of the six values overrides a more generic rule, it must be placed in the proper position in the comma-delimited list with remainder of positions empty.</text:span></text:p>
            <text:p><text:span text:style-name="T2"/></text:p>
            <text:p><text:span text:style-name="T3">NOTE that there is special meaning to </text:span><text:span text:style-name="T12">"empty" values</text:span><text:span text:style-name="T7"> (non-existent) between commas and for a </text:span><text:span text:style-name="T6">minus-sign values</text:span><text:span text:style-name="T7"> between commas:</text:span></text:p>
            <text:p><text:span text:style-name="T3">  </text:span><text:span text:style-name="T12">Empty/non-existent value</text:span><text:span text:style-name="T7">: simply tells conjugator that it should </text:span><text:span text:style-name="T6">inherit </text:span><text:span text:style-name="T7">the more general hierarchical conjugation rule for this position.</text:span></text:p>
            <text:p><text:span text:style-name="T3">  </text:span><text:span text:style-name="T12">Minus-sign value</text:span><text:span text:style-name="T7">: this indicates a </text:span><text:span text:style-name="T6">knockout </text:span><text:span text:style-name="T7">situation where there is no logical conjugation for this position (combo of tense/subject).</text:span></text:p>
            <text:p><text:span text:style-name="T2"/></text:p>
          </table:table-cell>
          <table:covered-table-cell table:number-columns-repeated="9"/>
          <table:table-cell table:number-columns-repeated="1014"/>
        </table:table-row>
        <table:table-row table:style-name="ro1">
          <table:table-cell table:style-name="ce1" office:value-type="string" calcext:value-type="string">
            <text:p>Tense (Column Name)</text:p>
          </table:table-cell>
          <table:table-cell table:style-name="ce6" office:value-type="string" calcext:value-type="string">
            <text:p>Tenses also called / a.k.a.</text:p>
          </table:table-cell>
          <table:table-cell table:style-name="ce1" office:value-type="string" calcext:value-type="string">
            <text:p>Example usages.</text:p>
          </table:table-cell>
          <table:table-cell table:style-name="ce10" table:number-columns-repeated="23"/>
          <table:table-cell table:number-columns-repeated="998"/>
        </table:table-row>
        <table:table-row table:style-name="ro1">
          <table:table-cell table:style-name="ce2" office:value-type="string" calcext:value-type="string">
            <text:p>PresentParticiple</text:p>
          </table:table-cell>
          <table:table-cell table:style-name="ce7"/>
          <table:table-cell table:style-name="ce2" office:value-type="string" calcext:value-type="string">
            <text:p>speaking</text:p>
          </table:table-cell>
          <table:table-cell table:number-columns-repeated="1021"/>
        </table:table-row>
        <table:table-row table:style-name="ro1">
          <table:table-cell table:style-name="ce2" office:value-type="string" calcext:value-type="string">
            <text:p>PastParticiple</text:p>
          </table:table-cell>
          <table:table-cell table:style-name="ce7"/>
          <table:table-cell table:style-name="ce2" office:value-type="string" calcext:value-type="string">
            <text:p>spoken</text:p>
          </table:table-cell>
          <table:table-cell table:number-columns-repeated="1021"/>
        </table:table-row>
        <table:table-row table:style-name="ro1">
          <table:table-cell table:style-name="ce2" office:value-type="string" calcext:value-type="string">
            <text:p>PresentIndicative</text:p>
          </table:table-cell>
          <table:table-cell table:style-name="ce7" office:value-type="string" calcext:value-type="string">
            <text:p>present tense</text:p>
          </table:table-cell>
          <table:table-cell table:style-name="ce2" office:value-type="string" calcext:value-type="string">
            <text:p>speak</text:p>
          </table:table-cell>
          <table:table-cell table:number-columns-repeated="1021"/>
        </table:table-row>
        <table:table-row table:style-name="ro1">
          <table:table-cell table:style-name="ce2" office:value-type="string" calcext:value-type="string">
            <text:p>PreteritIndicative</text:p>
          </table:table-cell>
          <table:table-cell table:style-name="ce7" office:value-type="string" calcext:value-type="string">
            <text:p>preterit, or preterit Perfect (perfeito), or simple past tense</text:p>
          </table:table-cell>
          <table:table-cell table:style-name="ce2" office:value-type="string" calcext:value-type="string">
            <text:p>spoke</text:p>
          </table:table-cell>
          <table:table-cell table:number-columns-repeated="1021"/>
        </table:table-row>
        <table:table-row table:style-name="ro1">
          <table:table-cell table:style-name="ce2" office:value-type="string" calcext:value-type="string">
            <text:p>ImperfectIndicative</text:p>
          </table:table-cell>
          <table:table-cell table:style-name="ce7" office:value-type="string" calcext:value-type="string">
            <text:p>Imperfect, or preterit Imperfect: </text:p>
          </table:table-cell>
          <table:table-cell table:style-name="ce2" office:value-type="string" calcext:value-type="string">
            <text:p>was speaking / used to speak</text:p>
          </table:table-cell>
          <table:table-cell table:number-columns-repeated="1021"/>
        </table:table-row>
        <table:table-row table:style-name="ro1">
          <table:table-cell table:style-name="ce2" office:value-type="string" calcext:value-type="string">
            <text:p>PluperfectIndicative</text:p>
          </table:table-cell>
          <table:table-cell table:style-name="ce7" office:value-type="string" calcext:value-type="string">
            <text:p>Pluperfect, preterit mais-que-perfeito, or Simple Pluperfect Indicative tense</text:p>
          </table:table-cell>
          <table:table-cell table:style-name="ce2" office:value-type="string" calcext:value-type="string">
            <text:p>I had spoken (without using tinha/etc like past-perfect/pluperfect-indicative</text:p>
          </table:table-cell>
          <table:table-cell table:number-columns-repeated="1021"/>
        </table:table-row>
        <table:table-row table:style-name="ro1">
          <table:table-cell table:style-name="ce2" office:value-type="string" calcext:value-type="string">
            <text:p>FutureIndicative</text:p>
          </table:table-cell>
          <table:table-cell table:style-name="ce46" office:value-type="string" calcext:value-type="string">
            <text:p>Future, Futuro do presente</text:p>
          </table:table-cell>
          <table:table-cell table:style-name="ce2" office:value-type="string" calcext:value-type="string">
            <text:p>will speak</text:p>
          </table:table-cell>
          <table:table-cell table:style-name="ce2"/>
          <table:table-cell table:number-columns-repeated="1020"/>
        </table:table-row>
        <table:table-row table:style-name="ro1">
          <table:table-cell table:style-name="ce2" office:value-type="string" calcext:value-type="string">
            <text:p>Conditional</text:p>
          </table:table-cell>
          <table:table-cell table:style-name="ce46" office:value-type="string" calcext:value-type="string">
            <text:p>Conditional, Futuro do pretérito</text:p>
          </table:table-cell>
          <table:table-cell table:number-columns-repeated="2"/>
          <table:table-cell table:style-name="ce2"/>
          <table:table-cell table:number-columns-repeated="1019"/>
        </table:table-row>
        <table:table-row table:style-name="ro1">
          <table:table-cell table:style-name="ce2" office:value-type="string" calcext:value-type="string">
            <text:p>PresentSubjunctive</text:p>
          </table:table-cell>
          <table:table-cell table:style-name="ce7" office:value-type="string" calcext:value-type="string">
            <text:p>subjunctive, conjunctive</text:p>
          </table:table-cell>
          <table:table-cell table:number-columns-repeated="1022"/>
        </table:table-row>
        <table:table-row table:style-name="ro1">
          <table:table-cell table:style-name="ce2" office:value-type="string" calcext:value-type="string">
            <text:p>ImperfectSubjunctive</text:p>
          </table:table-cell>
          <table:table-cell table:style-name="ce7" office:value-type="string" calcext:value-type="string">
            <text:p>Pretérito imperfeito subjunctive/conjunctive</text:p>
          </table:table-cell>
          <table:table-cell table:number-columns-repeated="1022"/>
        </table:table-row>
        <table:table-row table:style-name="ro1">
          <table:table-cell table:style-name="ce2" office:value-type="string" calcext:value-type="string">
            <text:p>FutureSubjunctive</text:p>
          </table:table-cell>
          <table:table-cell table:style-name="ce7" office:value-type="string" calcext:value-type="string">
            <text:p>Future subjunctive/conjunctive, also personal infinitive</text:p>
          </table:table-cell>
          <table:table-cell table:number-columns-repeated="1022"/>
        </table:table-row>
        <table:table-row table:style-name="ro1" table:number-rows-repeated="2">
          <table:table-cell/>
          <table:table-cell table:style-name="ce7"/>
          <table:table-cell table:number-columns-repeated="1022"/>
        </table:table-row>
        <table:table-row table:style-name="ro1">
          <table:table-cell table:style-name="ce40" office:value-type="string" calcext:value-type="string" table:number-columns-spanned="10" table:number-rows-spanned="1">
            <text:p>KnownVerbs (KV) sheet notes</text:p>
          </table:table-cell>
          <table:covered-table-cell table:number-columns-repeated="9"/>
          <table:table-cell table:style-name="ce54" table:number-columns-repeated="16"/>
          <table:table-cell table:number-columns-repeated="998"/>
        </table:table-row>
        <table:table-row table:style-name="ro1">
          <table:table-cell table:style-name="ce41" office:value-type="string" calcext:value-type="string" table:number-columns-spanned="10" table:number-rows-spanned="1">
            <text:p><text:span text:style-name="T1">KnownVerbs, explained:</text:span></text:p>
            <text:p><text:span text:style-name="T2">This is basically a list of the verbs that will be available to the Conjugator / Quiz web-based app UI.  In addition to the list of verbs, in their infinitive form, the additional columns provide information necessary to produce the conjugations programmatically, plus other useful information; the columns where headings are highlighted in a darker-blue color are exported to the web-app UI code:</text:span></text:p>
            <text:p><text:span text:style-name="T2"/></text:p>
            <text:p><text:span text:style-name="T3">* </text:span><text:span text:style-name="T12">Popularity</text:span><text:span text:style-name="T7">: an </text:span><text:span text:style-name="T6">approximate </text:span><text:span text:style-name="T7">ranking of how common each verb is within written and spoken Portuguese where the value 1 represents the most common verb, #2 the second most common, etc.  The UI will group these into "Top-10", "Top-25", "Top-50", and so on, to make limit the verb-chooser dropdown list length and make it easier to run the quiz for just a certain level of popularity.</text:span></text:p>
            <text:p><text:span text:style-name="T2"/></text:p>
            <text:p><text:span text:style-name="T13">* </text:span><text:span text:style-name="T14">IRStemsVowelPos</text:span><text:span text:style-name="T15">: only used in trying to build </text:span><text:span text:style-name="T16">certain </text:span><text:span text:style-name="T17">standard forms for various </text:span><text:span text:style-name="T18">IR-ending-verbs</text:span><text:span text:style-name="T19"> that have either an </text:span><text:span text:style-name="T16">i, o, or u in the stem</text:span><text:span text:style-name="T19">. This is the position in which the stem vowel exists (1-indexed) in the infinitivo form, and knowing this allows the conjugator to calculate replacement vowel for that position in the frontend app (see code in unit formed-verbs.js)  There is a helper formula in the sheet that works in conjunction with the next two columns, to best-guess this value, and once confirmed accurate, the </text:span><text:span text:style-name="T20">value </text:span><text:span text:style-name="T19">is pasted into the cell vs. allowing the formula to remain (to "fix" the confirmed value into our data, permanently!)</text:span></text:p>
            <text:p><text:span text:style-name="T2">  The formula that exists (where values have not been solidified/pasted permanently into cell) mplements logical OR by way of ADDITION of any True, and is:</text:span></text:p>
            <text:p><text:span text:style-name="T2">    =ArrayFormula(IF(((RIGHT(A2:A,3) = "air") + (RIGHT(A2:A,3) = "gir") - (A2:A = "fugir") + (RIGHT(A2:A,3) = "zir") + (RIGHT(A2:A,5) = "oibir") + (RIGHT(A2:A,6) = "reunir")), ,IF(RIGHT(A2:A,2) ="ir",IF(D2:D = 0,,D2:D), ) ))</text:span></text:p>
            <text:p><text:span text:style-name="T2"/></text:p>
            <text:p><text:span text:style-name="T8">* </text:span><text:span text:style-name="T9">VowelPosCalc and VerbMinusIR columns (not exported)</text:span><text:span text:style-name="T10"> are helper spreadsheet array formulas to best-guess the proper IRStemsVowelPos. </text:span></text:p>
            <text:p><text:span text:style-name="T2">  The formulas used in these columns are: </text:span></text:p>
            <text:p><text:span text:style-name="T2">    VowelPosCalc  =IF(AND(ISBLANK(G2), ISBLANK(F2)), MAX(IF(ISERR(FIND("e",E2)),0,FIND("e",E2)), IF(ISERR(FIND("o",E2)),0,FIND("o",E2)), IF(ISERR(FIND("u",E2)),0,FIND("u",E2))), 0)</text:span></text:p>
            <text:p><text:span text:style-name="T2">    VerbMinusIR =ARRAYFORMULA(IF(RIGHT(A2:A,2) &lt;&gt; "ir", , LEFT(A2:A, LEN(A2:A) - 2)))</text:span></text:p>
            <text:p><text:span text:style-name="T2"/></text:p>
            <text:p><text:span text:style-name="T8">* </text:span><text:span text:style-name="T9">IRruleException</text:span><text:span text:style-name="T10">: this is just internal/notational and color-coding is to make it obvious that a standard IR Stem changing rule is not the correct way to determine the ending.</text:span></text:p>
            <text:p><text:span text:style-name="T2"/></text:p>
            <text:p><text:span text:style-name="T8">* </text:span><text:span text:style-name="T9">Prefix</text:span><text:span text:style-name="T10">: the conjugation of certain verbs will be identical to that of other verbs with the exception of the "prefix" (starting character(s)) of the verb.  When Prefix value is filled, the conjugator is redirected to the rules for the non-prefixed verb in order to determine how to form conjugations (and, obviously, the prefix char(s) are simply prepended to any conjugation calculated for the non-prefixed verb).</text:span></text:p>
            <text:p><text:span text:style-name="T2"/></text:p>
            <text:p><text:span text:style-name="T8">* </text:span><text:span text:style-name="T9">RuleMatched: SUPER-IMPORTANT, CALCULATED VALUE that is updated when running the Extension (name chosen: CreateJS) "Compute the KnownVerbs Spreadsheet RuleMatched Column values" option</text:span><text:span text:style-name="T10">!  This custom code in CreateJS extension will cycle through all KV sheet row verbs and find the proper conjugation rule (in VCR sheet) that should be used to compute conjugations, and the found/"matched" rule (key: VCR column VerboInfinitivo value) is stored here in KV.RuleMatched for export to the web-app.</text:span></text:p>
            <text:p><text:span text:style-name="T2"/></text:p>
            <text:p><text:span text:style-name="T8">* </text:span><text:span text:style-name="T9">IsDefective</text:span><text:span text:style-name="T10">: Defective/Impersonal verbs are those verbs not conjugated in all forms (with the exception of Literary/Figurative formations perhaps). Place a 1 in here to indicate True. Knockout unused conjugation forms via the app UI JS.</text:span></text:p>
            <text:p><text:span text:style-name="T2"/></text:p>
            <text:p><text:span text:style-name="T8">* </text:span><text:span text:style-name="T9">Alt Pariciples</text:span><text:span text:style-name="T10">: Some verbs have secondary, tertiary (i.e., additional) non-standard Past Participles like morrido/morto. Place them here, comma separated.</text:span></text:p>
          </table:table-cell>
          <table:covered-table-cell table:number-columns-repeated="9"/>
          <table:table-cell table:number-columns-repeated="1014"/>
        </table:table-row>
        <table:table-row table:style-name="ro1" table:number-rows-repeated="2">
          <table:table-cell/>
          <table:table-cell table:style-name="ce7"/>
          <table:table-cell table:number-columns-repeated="1022"/>
        </table:table-row>
        <table:table-row table:style-name="ro1">
          <table:table-cell table:style-name="ce40" office:value-type="string" calcext:value-type="string" table:number-columns-spanned="10" table:number-rows-spanned="1">
            <text:p>Todo</text:p>
          </table:table-cell>
          <table:covered-table-cell table:number-columns-repeated="9"/>
          <table:table-cell table:style-name="ce54" table:number-columns-repeated="16"/>
          <table:table-cell table:number-columns-repeated="998"/>
        </table:table-row>
        <table:table-row table:style-name="ro1">
          <table:table-cell table:style-name="ce42" office:value-type="string" calcext:value-type="string">
            <text:p>KV sheet</text:p>
          </table:table-cell>
          <table:table-cell table:style-name="ce47"/>
          <table:table-cell table:style-name="ce50" table:number-columns-repeated="24"/>
          <table:table-cell table:number-columns-repeated="998"/>
        </table:table-row>
        <table:table-row table:style-name="ro1">
          <table:table-cell table:style-name="ce43" office:value-type="string" calcext:value-type="string" table:number-columns-spanned="10" table:number-rows-spanned="1">
            <text:p>If there is enough demand for it, the CanBeReflexive flag column could be implemented and information passed to web-app UI.</text:p>
          </table:table-cell>
          <table:covered-table-cell table:number-columns-repeated="9"/>
          <table:table-cell table:number-columns-repeated="1014"/>
        </table:table-row>
        <table:table-row table:style-name="ro1" table:number-rows-repeated="2">
          <table:table-cell table:style-name="ce44"/>
          <table:table-cell table:style-name="ce48"/>
          <table:table-cell table:style-name="ce51" table:number-columns-repeated="24"/>
          <table:table-cell table:number-columns-repeated="998"/>
        </table:table-row>
        <table:table-row table:style-name="ro1">
          <table:table-cell table:style-name="ce45" office:value-type="string" calcext:value-type="string">
            <text:p>Some verbs to consider adding:</text:p>
          </table:table-cell>
          <table:table-cell table:style-name="ce49"/>
          <table:table-cell table:style-name="ce52" table:number-columns-repeated="24"/>
          <table:table-cell table:number-columns-repeated="998"/>
        </table:table-row>
        <table:table-row table:style-name="ro1">
          <table:table-cell table:style-name="ce2" office:value-type="string" calcext:value-type="string">
            <text:p>prover</text:p>
          </table:table-cell>
          <table:table-cell table:style-name="ce7" office:value-type="string" calcext:value-type="string">
            <text:p>to provide</text:p>
          </table:table-cell>
          <table:table-cell table:style-name="ce2" office:value-type="string" calcext:value-type="string">
            <text:p>IRREGULAR</text:p>
          </table:table-cell>
          <table:table-cell table:number-columns-repeated="1021"/>
        </table:table-row>
        <table:table-row table:style-name="ro1" table:number-rows-repeated="964">
          <table:table-cell/>
          <table:table-cell table:style-name="ce7"/>
          <table:table-cell table:number-columns-repeated="1022"/>
        </table:table-row>
        <table:table-row table:style-name="ro2" table:number-rows-repeated="104758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P0" style:volatile="true">
      <number:number number:decimal-places="0" loext:min-decimal-places="0" number:min-integer-digits="0"/>
      <number:text> </number:text>
    </number:number-style>
    <number:number-style style:name="N125">
      <number:number number:decimal-places="0" loext:min-decimal-places="0" number:min-integer-digits="0"/>
      <number:text>  </number:text>
      <style:map style:condition="value()&gt;=0" style:apply-style-name="N125P0"/>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ce8b2"/>
    </style:style>
    <style:style style:name="ConditionalStyle_5f_2" style:display-name="ConditionalStyle_2" style:family="table-cell" style:parent-style-name="Default">
      <style:table-cell-properties fo:background-color="#f4c7c3"/>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erbConjugationRules" style:display-name="PageStyle_VerbConjugationRules" style:page-layout-name="Mpm3">
      <style:header style:display="false"/>
      <style:header-left style:display="false"/>
      <style:footer style:display="false"/>
      <style:footer-left style:display="false"/>
    </style:master-page>
    <style:master-page style:name="PageStyle_5f_KnownVerbs" style:display-name="PageStyle_KnownVerbs"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6777" meta:object-count="0"/>
    <meta:generator>LibreOfficeDev/6.0.5.2$Linux_X86_64 LibreOffice_project/</meta:generator>
  </office:meta>
</office:document-meta>
</file>